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ca" table:style-name="ta1">
        <table:shapes>
          <draw:frame draw:z-index="0" draw:style-name="gr1" draw:text-style-name="P1" svg:width="361.54mm" svg:height="227.62mm" svg:x="229.73mm" svg:y="59.76mm">
            <loext:p draw:notify-on-update-of-ranges="vca.H2:vca.H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4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V(n011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0.9082505" calcext:value-type="float">
            <text:p>9,08E-01</text:p>
          </table:table-cell>
          <table:table-cell table:formula="of:=OFFSET([.$B$2];1035-ROW();0)" office:value-type="float" office:value="0.0009834816" calcext:value-type="float">
            <text:p>9,83E-04</text:p>
          </table:table-cell>
          <table:table-cell table:formula="of:=OFFSET([.$A$2];1035-ROW();0)" office:value-type="float" office:value="0.05" calcext:value-type="float">
            <text:p>5,00E-02</text:p>
          </table:table-cell>
          <table:table-cell table:formula="of:=([.C1035]+[.C2])/255" office:value-type="float" office:value="0.0035656234572549" calcext:value-type="float">
            <text:p>0,0035656235</text:p>
          </table:table-cell>
          <table:table-cell table:style-name="ce1" table:formula="of:=[.C2]" office:value-type="float" office:value="0.0009834816" calcext:value-type="float">
            <text:p>9,83E-04</text:p>
          </table:table-cell>
          <table:table-cell table:formula="of:==VLOOKUP([.F2];[.$C$2:.$D$1035];2)" office:value-type="float" office:value="0.05" calcext:value-type="float">
            <text:p>0,05</text:p>
          </table:table-cell>
          <table:table-cell table:formula="of:=ROUND([.G2]/[.$A$1035]*65535)"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0.000000142857142496463" calcext:value-type="float">
            <text:p>1,43E-07</text:p>
          </table:table-cell>
          <table:table-cell office:value-type="float" office:value="0.9082516" calcext:value-type="float">
            <text:p>9,08E-01</text:p>
          </table:table-cell>
          <table:table-cell table:formula="of:=OFFSET([.$B$2];1035-ROW();0)" office:value-type="float" office:value="0.0009871547" calcext:value-type="float">
            <text:p>9,87E-04</text:p>
          </table:table-cell>
          <table:table-cell table:formula="of:=OFFSET([.$A$2];1035-ROW();0)" office:value-type="float" office:value="0.049951171875" calcext:value-type="float">
            <text:p>5,00E-02</text:p>
          </table:table-cell>
          <table:table-cell/>
          <table:table-cell table:formula="of:=[.F2]+[.$E$2]" office:value-type="float" office:value="0.0045491050572549" calcext:value-type="float">
            <text:p>0,0045491051</text:p>
          </table:table-cell>
          <table:table-cell table:formula="of:==VLOOKUP([.F3];[.$C$2:.$D$1035];2)" office:value-type="float" office:value="0.0378544517964868" calcext:value-type="float">
            <text:p>0,0378544518</text:p>
          </table:table-cell>
          <table:table-cell table:formula="of:=ROUND([.G3]/[.$A$1035]*65535)" office:value-type="float" office:value="49616" calcext:value-type="float">
            <text:p>49616</text:p>
          </table:table-cell>
        </table:table-row>
        <table:table-row table:style-name="ro1">
          <table:table-cell office:value-type="float" office:value="0.000000285714284992927" calcext:value-type="float">
            <text:p>2,86E-07</text:p>
          </table:table-cell>
          <table:table-cell office:value-type="float" office:value="0.9082525" calcext:value-type="float">
            <text:p>9,08E-01</text:p>
          </table:table-cell>
          <table:table-cell table:formula="of:=OFFSET([.$B$2];1035-ROW();0)" office:value-type="float" office:value="0.0009898902" calcext:value-type="float">
            <text:p>9,90E-04</text:p>
          </table:table-cell>
          <table:table-cell table:formula="of:=OFFSET([.$A$2];1035-ROW();0)" office:value-type="float" office:value="0.0499149986714861" calcext:value-type="float">
            <text:p>4,99E-02</text:p>
          </table:table-cell>
          <table:table-cell/>
          <table:table-cell table:formula="of:=[.F3]+[.$E$2]" office:value-type="float" office:value="0.0081147285145098" calcext:value-type="float">
            <text:p>0,0081147285</text:p>
          </table:table-cell>
          <table:table-cell table:formula="of:==VLOOKUP([.F4];[.$C$2:.$D$1035];2)" office:value-type="float" office:value="0.034534139296487" calcext:value-type="float">
            <text:p>0,0345341393</text:p>
          </table:table-cell>
          <table:table-cell table:formula="of:=ROUND([.G4]/[.$A$1035]*65535)" office:value-type="float" office:value="45264" calcext:value-type="float">
            <text:p>45264</text:p>
          </table:table-cell>
        </table:table-row>
        <table:table-row table:style-name="ro1">
          <table:table-cell office:value-type="float" office:value="0.00000042857142748939" calcext:value-type="float">
            <text:p>4,29E-07</text:p>
          </table:table-cell>
          <table:table-cell office:value-type="float" office:value="0.9082533" calcext:value-type="float">
            <text:p>9,08E-01</text:p>
          </table:table-cell>
          <table:table-cell table:formula="of:=OFFSET([.$B$2];1035-ROW();0)" office:value-type="float" office:value="0.000993614" calcext:value-type="float">
            <text:p>9,94E-04</text:p>
          </table:table-cell>
          <table:table-cell table:formula="of:=OFFSET([.$A$2];1035-ROW();0)" office:value-type="float" office:value="0.0498661705464861" calcext:value-type="float">
            <text:p>4,99E-02</text:p>
          </table:table-cell>
          <table:table-cell/>
          <table:table-cell table:formula="of:=[.F4]+[.$E$2]" office:value-type="float" office:value="0.0116803519717647" calcext:value-type="float">
            <text:p>0,011680352</text:p>
          </table:table-cell>
          <table:table-cell table:formula="of:==VLOOKUP([.F5];[.$C$2:.$D$1035];2)" office:value-type="float" office:value="0.0324833580464871" calcext:value-type="float">
            <text:p>0,032483358</text:p>
          </table:table-cell>
          <table:table-cell table:formula="of:=ROUND([.G5]/[.$A$1035]*65535)" office:value-type="float" office:value="42576" calcext:value-type="float">
            <text:p>42576</text:p>
          </table:table-cell>
        </table:table-row>
        <table:table-row table:style-name="ro1">
          <table:table-cell office:value-type="float" office:value="0.000000571428569985853" calcext:value-type="float">
            <text:p>5,71E-07</text:p>
          </table:table-cell>
          <table:table-cell office:value-type="float" office:value="0.9082539" calcext:value-type="float">
            <text:p>9,08E-01</text:p>
          </table:table-cell>
          <table:table-cell table:formula="of:=OFFSET([.$B$2];1035-ROW();0)" office:value-type="float" office:value="0.0009973694" calcext:value-type="float">
            <text:p>9,97E-04</text:p>
          </table:table-cell>
          <table:table-cell table:formula="of:=OFFSET([.$A$2];1035-ROW();0)" office:value-type="float" office:value="0.0498173424214861" calcext:value-type="float">
            <text:p>4,98E-02</text:p>
          </table:table-cell>
          <table:table-cell/>
          <table:table-cell table:formula="of:=[.F5]+[.$E$2]" office:value-type="float" office:value="0.0152459754290196" calcext:value-type="float">
            <text:p>0,0152459754</text:p>
          </table:table-cell>
          <table:table-cell table:formula="of:==VLOOKUP([.F6];[.$C$2:.$D$1035];2)" office:value-type="float" office:value="0.0310185142964871" calcext:value-type="float">
            <text:p>0,0310185143</text:p>
          </table:table-cell>
          <table:table-cell table:formula="of:=ROUND([.G6]/[.$A$1035]*65535)" office:value-type="float" office:value="40656" calcext:value-type="float">
            <text:p>40656</text:p>
          </table:table-cell>
        </table:table-row>
        <table:table-row table:style-name="ro1">
          <table:table-cell office:value-type="float" office:value="0.000000714285712482317" calcext:value-type="float">
            <text:p>7,14E-07</text:p>
          </table:table-cell>
          <table:table-cell office:value-type="float" office:value="0.9082544" calcext:value-type="float">
            <text:p>9,08E-01</text:p>
          </table:table-cell>
          <table:table-cell table:formula="of:=OFFSET([.$B$2];1035-ROW();0)" office:value-type="float" office:value="0.001001159" calcext:value-type="float">
            <text:p>1,00E-03</text:p>
          </table:table-cell>
          <table:table-cell table:formula="of:=OFFSET([.$A$2];1035-ROW();0)" office:value-type="float" office:value="0.0497685142964861" calcext:value-type="float">
            <text:p>4,98E-02</text:p>
          </table:table-cell>
          <table:table-cell/>
          <table:table-cell table:formula="of:=[.F6]+[.$E$2]" office:value-type="float" office:value="0.0188115988862745" calcext:value-type="float">
            <text:p>0,0188115989</text:p>
          </table:table-cell>
          <table:table-cell table:formula="of:==VLOOKUP([.F7];[.$C$2:.$D$1035];2)" office:value-type="float" office:value="0.0298954674214871" calcext:value-type="float">
            <text:p>0,0298954674</text:p>
          </table:table-cell>
          <table:table-cell table:formula="of:=ROUND([.G7]/[.$A$1035]*65535)" office:value-type="float" office:value="39184" calcext:value-type="float">
            <text:p>39184</text:p>
          </table:table-cell>
        </table:table-row>
        <table:table-row table:style-name="ro1">
          <table:table-cell office:value-type="float" office:value="0.00000085714285497878" calcext:value-type="float">
            <text:p>8,57E-07</text:p>
          </table:table-cell>
          <table:table-cell office:value-type="float" office:value="0.9082547" calcext:value-type="float">
            <text:p>9,08E-01</text:p>
          </table:table-cell>
          <table:table-cell table:formula="of:=OFFSET([.$B$2];1035-ROW();0)" office:value-type="float" office:value="0.001004983" calcext:value-type="float">
            <text:p>1,00E-03</text:p>
          </table:table-cell>
          <table:table-cell table:formula="of:=OFFSET([.$A$2];1035-ROW();0)" office:value-type="float" office:value="0.0497196861714861" calcext:value-type="float">
            <text:p>4,97E-02</text:p>
          </table:table-cell>
          <table:table-cell/>
          <table:table-cell table:formula="of:=[.F7]+[.$E$2]" office:value-type="float" office:value="0.0223772223435294" calcext:value-type="float">
            <text:p>0,0223772223</text:p>
          </table:table-cell>
          <table:table-cell table:formula="of:==VLOOKUP([.F8];[.$C$2:.$D$1035];2)" office:value-type="float" office:value="0.0289189049214871" calcext:value-type="float">
            <text:p>0,0289189049</text:p>
          </table:table-cell>
          <table:table-cell table:formula="of:=ROUND([.G8]/[.$A$1035]*65535)" office:value-type="float" office:value="37904" calcext:value-type="float">
            <text:p>37904</text:p>
          </table:table-cell>
        </table:table-row>
        <table:table-row table:style-name="ro1">
          <table:table-cell office:value-type="float" office:value="0.000000999999997475243" calcext:value-type="float">
            <text:p>1,00E-06</text:p>
          </table:table-cell>
          <table:table-cell office:value-type="float" office:value="0.9082549" calcext:value-type="float">
            <text:p>9,08E-01</text:p>
          </table:table-cell>
          <table:table-cell table:formula="of:=OFFSET([.$B$2];1035-ROW();0)" office:value-type="float" office:value="0.001008841" calcext:value-type="float">
            <text:p>1,01E-03</text:p>
          </table:table-cell>
          <table:table-cell table:formula="of:=OFFSET([.$A$2];1035-ROW();0)" office:value-type="float" office:value="0.0496708580464861" calcext:value-type="float">
            <text:p>4,97E-02</text:p>
          </table:table-cell>
          <table:table-cell/>
          <table:table-cell table:formula="of:=[.F8]+[.$E$2]" office:value-type="float" office:value="0.0259428458007843" calcext:value-type="float">
            <text:p>0,0259428458</text:p>
          </table:table-cell>
          <table:table-cell table:formula="of:==VLOOKUP([.F9];[.$C$2:.$D$1035];2)" office:value-type="float" office:value="0.0281376549214871" calcext:value-type="float">
            <text:p>0,0281376549</text:p>
          </table:table-cell>
          <table:table-cell table:formula="of:=ROUND([.G9]/[.$A$1035]*65535)" office:value-type="float" office:value="36880" calcext:value-type="float">
            <text:p>36880</text:p>
          </table:table-cell>
        </table:table-row>
        <table:table-row table:style-name="ro1">
          <table:table-cell office:value-type="float" office:value="0.00000196004835444912" calcext:value-type="float">
            <text:p>1,96E-06</text:p>
          </table:table-cell>
          <table:table-cell office:value-type="float" office:value="0.9082505" calcext:value-type="float">
            <text:p>9,08E-01</text:p>
          </table:table-cell>
          <table:table-cell table:formula="of:=OFFSET([.$B$2];1035-ROW();0)" office:value-type="float" office:value="0.001012734" calcext:value-type="float">
            <text:p>1,01E-03</text:p>
          </table:table-cell>
          <table:table-cell table:formula="of:=OFFSET([.$A$2];1035-ROW();0)" office:value-type="float" office:value="0.0496220299214861" calcext:value-type="float">
            <text:p>4,96E-02</text:p>
          </table:table-cell>
          <table:table-cell/>
          <table:table-cell table:formula="of:=[.F9]+[.$E$2]" office:value-type="float" office:value="0.0295084692580392" calcext:value-type="float">
            <text:p>0,0295084693</text:p>
          </table:table-cell>
          <table:table-cell table:formula="of:==VLOOKUP([.F10];[.$C$2:.$D$1035];2)" office:value-type="float" office:value="0.0274540611714871" calcext:value-type="float">
            <text:p>0,0274540612</text:p>
          </table:table-cell>
          <table:table-cell table:formula="of:=ROUND([.G10]/[.$A$1035]*65535)" office:value-type="float" office:value="35984" calcext:value-type="float">
            <text:p>35984</text:p>
          </table:table-cell>
        </table:table-row>
        <table:table-row table:style-name="ro1">
          <table:table-cell office:value-type="float" office:value="0.00000388014506839687" calcext:value-type="float">
            <text:p>3,88E-06</text:p>
          </table:table-cell>
          <table:table-cell office:value-type="float" office:value="0.9082319" calcext:value-type="float">
            <text:p>9,08E-01</text:p>
          </table:table-cell>
          <table:table-cell table:formula="of:=OFFSET([.$B$2];1035-ROW();0)" office:value-type="float" office:value="0.001016663" calcext:value-type="float">
            <text:p>1,02E-03</text:p>
          </table:table-cell>
          <table:table-cell table:formula="of:=OFFSET([.$A$2];1035-ROW();0)" office:value-type="float" office:value="0.0495732017964861" calcext:value-type="float">
            <text:p>4,96E-02</text:p>
          </table:table-cell>
          <table:table-cell/>
          <table:table-cell table:formula="of:=[.F10]+[.$E$2]" office:value-type="float" office:value="0.0330740927152941" calcext:value-type="float">
            <text:p>0,0330740927</text:p>
          </table:table-cell>
          <table:table-cell table:formula="of:==VLOOKUP([.F11];[.$C$2:.$D$1035];2)" office:value-type="float" office:value="0.0268192955464871" calcext:value-type="float">
            <text:p>0,0268192955</text:p>
          </table:table-cell>
          <table:table-cell table:formula="of:=ROUND([.G11]/[.$A$1035]*65535)" office:value-type="float" office:value="35152" calcext:value-type="float">
            <text:p>35152</text:p>
          </table:table-cell>
        </table:table-row>
        <table:table-row table:style-name="ro1">
          <table:table-cell office:value-type="float" office:value="0.00000772033849629237" calcext:value-type="float">
            <text:p>7,72E-06</text:p>
          </table:table-cell>
          <table:table-cell office:value-type="float" office:value="0.9081747" calcext:value-type="float">
            <text:p>9,08E-01</text:p>
          </table:table-cell>
          <table:table-cell table:formula="of:=OFFSET([.$B$2];1035-ROW();0)" office:value-type="float" office:value="0.001020628" calcext:value-type="float">
            <text:p>1,02E-03</text:p>
          </table:table-cell>
          <table:table-cell table:formula="of:=OFFSET([.$A$2];1035-ROW();0)" office:value-type="float" office:value="0.0495243736714861" calcext:value-type="float">
            <text:p>4,95E-02</text:p>
          </table:table-cell>
          <table:table-cell/>
          <table:table-cell table:formula="of:=[.F11]+[.$E$2]" office:value-type="float" office:value="0.036639716172549" calcext:value-type="float">
            <text:p>0,0366397162</text:p>
          </table:table-cell>
          <table:table-cell table:formula="of:==VLOOKUP([.F12];[.$C$2:.$D$1035];2)" office:value-type="float" office:value="0.0262821861714871" calcext:value-type="float">
            <text:p>0,0262821862</text:p>
          </table:table-cell>
          <table:table-cell table:formula="of:=ROUND([.G12]/[.$A$1035]*65535)" office:value-type="float" office:value="34448" calcext:value-type="float">
            <text:p>34448</text:p>
          </table:table-cell>
        </table:table-row>
        <table:table-row table:style-name="ro1">
          <table:table-cell office:value-type="float" office:value="0.0000154007253520834" calcext:value-type="float">
            <text:p>1,54E-05</text:p>
          </table:table-cell>
          <table:table-cell office:value-type="float" office:value="0.9080148" calcext:value-type="float">
            <text:p>9,08E-01</text:p>
          </table:table-cell>
          <table:table-cell table:formula="of:=OFFSET([.$B$2];1035-ROW();0)" office:value-type="float" office:value="0.001024628" calcext:value-type="float">
            <text:p>1,02E-03</text:p>
          </table:table-cell>
          <table:table-cell table:formula="of:=OFFSET([.$A$2];1035-ROW();0)" office:value-type="float" office:value="0.0494755455464861" calcext:value-type="float">
            <text:p>4,95E-02</text:p>
          </table:table-cell>
          <table:table-cell/>
          <table:table-cell table:formula="of:=[.F12]+[.$E$2]" office:value-type="float" office:value="0.0402053396298039" calcext:value-type="float">
            <text:p>0,0402053396</text:p>
          </table:table-cell>
          <table:table-cell table:formula="of:==VLOOKUP([.F13];[.$C$2:.$D$1035];2)" office:value-type="float" office:value="0.0257450767964871" calcext:value-type="float">
            <text:p>0,0257450768</text:p>
          </table:table-cell>
          <table:table-cell table:formula="of:=ROUND([.G13]/[.$A$1035]*65535)" office:value-type="float" office:value="33744" calcext:value-type="float">
            <text:p>33744</text:p>
          </table:table-cell>
        </table:table-row>
        <table:table-row table:style-name="ro1">
          <table:table-cell office:value-type="float" office:value="0.0000307614990636654" calcext:value-type="float">
            <text:p>3,08E-05</text:p>
          </table:table-cell>
          <table:table-cell office:value-type="float" office:value="0.9076174" calcext:value-type="float">
            <text:p>9,08E-01</text:p>
          </table:table-cell>
          <table:table-cell table:formula="of:=OFFSET([.$B$2];1035-ROW();0)" office:value-type="float" office:value="0.001028665" calcext:value-type="float">
            <text:p>1,03E-03</text:p>
          </table:table-cell>
          <table:table-cell table:formula="of:=OFFSET([.$A$2];1035-ROW();0)" office:value-type="float" office:value="0.0494267174214861" calcext:value-type="float">
            <text:p>4,94E-02</text:p>
          </table:table-cell>
          <table:table-cell/>
          <table:table-cell table:formula="of:=[.F13]+[.$E$2]" office:value-type="float" office:value="0.0437709630870588" calcext:value-type="float">
            <text:p>0,0437709631</text:p>
          </table:table-cell>
          <table:table-cell table:formula="of:==VLOOKUP([.F14];[.$C$2:.$D$1035];2)" office:value-type="float" office:value="0.0253056236714871" calcext:value-type="float">
            <text:p>0,0253056237</text:p>
          </table:table-cell>
          <table:table-cell table:formula="of:=ROUND([.G14]/[.$A$1035]*65535)" office:value-type="float" office:value="33168" calcext:value-type="float">
            <text:p>33168</text:p>
          </table:table-cell>
        </table:table-row>
        <table:table-row table:style-name="ro1">
          <table:table-cell office:value-type="float" office:value="0.0000614830464868294" calcext:value-type="float">
            <text:p>6,15E-05</text:p>
          </table:table-cell>
          <table:table-cell office:value-type="float" office:value="0.9067392" calcext:value-type="float">
            <text:p>9,07E-01</text:p>
          </table:table-cell>
          <table:table-cell table:formula="of:=OFFSET([.$B$2];1035-ROW();0)" office:value-type="float" office:value="0.001032739" calcext:value-type="float">
            <text:p>1,03E-03</text:p>
          </table:table-cell>
          <table:table-cell table:formula="of:=OFFSET([.$A$2];1035-ROW();0)" office:value-type="float" office:value="0.0493778892964861" calcext:value-type="float">
            <text:p>4,94E-02</text:p>
          </table:table-cell>
          <table:table-cell/>
          <table:table-cell table:formula="of:=[.F14]+[.$E$2]" office:value-type="float" office:value="0.0473365865443137" calcext:value-type="float">
            <text:p>0,0473365865</text:p>
          </table:table-cell>
          <table:table-cell table:formula="of:==VLOOKUP([.F15];[.$C$2:.$D$1035];2)" office:value-type="float" office:value="0.024866170546487" calcext:value-type="float">
            <text:p>0,0248661705</text:p>
          </table:table-cell>
          <table:table-cell table:formula="of:=ROUND([.G15]/[.$A$1035]*65535)" office:value-type="float" office:value="32592" calcext:value-type="float">
            <text:p>32592</text:p>
          </table:table-cell>
        </table:table-row>
        <table:table-row table:style-name="ro1">
          <table:table-cell office:value-type="float" office:value="0.000110311171486829" calcext:value-type="float">
            <text:p>1,10E-04</text:p>
          </table:table-cell>
          <table:table-cell office:value-type="float" office:value="0.9053037" calcext:value-type="float">
            <text:p>9,05E-01</text:p>
          </table:table-cell>
          <table:table-cell table:formula="of:=OFFSET([.$B$2];1035-ROW();0)" office:value-type="float" office:value="0.00103685" calcext:value-type="float">
            <text:p>1,04E-03</text:p>
          </table:table-cell>
          <table:table-cell table:formula="of:=OFFSET([.$A$2];1035-ROW();0)" office:value-type="float" office:value="0.0493290611714861" calcext:value-type="float">
            <text:p>4,93E-02</text:p>
          </table:table-cell>
          <table:table-cell/>
          <table:table-cell table:formula="of:=[.F15]+[.$E$2]" office:value-type="float" office:value="0.0509022100015686" calcext:value-type="float">
            <text:p>0,05090221</text:p>
          </table:table-cell>
          <table:table-cell table:formula="of:==VLOOKUP([.F16];[.$C$2:.$D$1035];2)" office:value-type="float" office:value="0.024475545546487" calcext:value-type="float">
            <text:p>0,0244755455</text:p>
          </table:table-cell>
          <table:table-cell table:formula="of:=ROUND([.G16]/[.$A$1035]*65535)" office:value-type="float" office:value="32080" calcext:value-type="float">
            <text:p>32080</text:p>
          </table:table-cell>
        </table:table-row>
        <table:table-row table:style-name="ro1">
          <table:table-cell office:value-type="float" office:value="0.000159139296486829" calcext:value-type="float">
            <text:p>1,59E-04</text:p>
          </table:table-cell>
          <table:table-cell office:value-type="float" office:value="0.9038582" calcext:value-type="float">
            <text:p>9,04E-01</text:p>
          </table:table-cell>
          <table:table-cell table:formula="of:=OFFSET([.$B$2];1035-ROW();0)" office:value-type="float" office:value="0.001040998" calcext:value-type="float">
            <text:p>1,04E-03</text:p>
          </table:table-cell>
          <table:table-cell table:formula="of:=OFFSET([.$A$2];1035-ROW();0)" office:value-type="float" office:value="0.0492802330464861" calcext:value-type="float">
            <text:p>4,93E-02</text:p>
          </table:table-cell>
          <table:table-cell/>
          <table:table-cell table:formula="of:=[.F16]+[.$E$2]" office:value-type="float" office:value="0.0544678334588235" calcext:value-type="float">
            <text:p>0,0544678335</text:p>
          </table:table-cell>
          <table:table-cell table:formula="of:==VLOOKUP([.F17];[.$C$2:.$D$1035];2)" office:value-type="float" office:value="0.024084920546487" calcext:value-type="float">
            <text:p>0,0240849205</text:p>
          </table:table-cell>
          <table:table-cell table:formula="of:=ROUND([.G17]/[.$A$1035]*65535)" office:value-type="float" office:value="31568" calcext:value-type="float">
            <text:p>31568</text:p>
          </table:table-cell>
        </table:table-row>
        <table:table-row table:style-name="ro1">
          <table:table-cell office:value-type="float" office:value="0.000207967421486829" calcext:value-type="float">
            <text:p>2,08E-04</text:p>
          </table:table-cell>
          <table:table-cell office:value-type="float" office:value="0.9024049" calcext:value-type="float">
            <text:p>9,02E-01</text:p>
          </table:table-cell>
          <table:table-cell table:formula="of:=OFFSET([.$B$2];1035-ROW();0)" office:value-type="float" office:value="0.001045184" calcext:value-type="float">
            <text:p>1,05E-03</text:p>
          </table:table-cell>
          <table:table-cell table:formula="of:=OFFSET([.$A$2];1035-ROW();0)" office:value-type="float" office:value="0.0492314049214861" calcext:value-type="float">
            <text:p>4,92E-02</text:p>
          </table:table-cell>
          <table:table-cell/>
          <table:table-cell table:formula="of:=[.F17]+[.$E$2]" office:value-type="float" office:value="0.0580334569160784" calcext:value-type="float">
            <text:p>0,0580334569</text:p>
          </table:table-cell>
          <table:table-cell table:formula="of:==VLOOKUP([.F18];[.$C$2:.$D$1035];2)" office:value-type="float" office:value="0.023743123671487" calcext:value-type="float">
            <text:p>0,0237431237</text:p>
          </table:table-cell>
          <table:table-cell table:formula="of:=ROUND([.G18]/[.$A$1035]*65535)" office:value-type="float" office:value="31120" calcext:value-type="float">
            <text:p>31120</text:p>
          </table:table-cell>
        </table:table-row>
        <table:table-row table:style-name="ro1">
          <table:table-cell office:value-type="float" office:value="0.000256795546486829" calcext:value-type="float">
            <text:p>2,57E-04</text:p>
          </table:table-cell>
          <table:table-cell office:value-type="float" office:value="0.9009433" calcext:value-type="float">
            <text:p>9,01E-01</text:p>
          </table:table-cell>
          <table:table-cell table:formula="of:=OFFSET([.$B$2];1035-ROW();0)" office:value-type="float" office:value="0.001049408" calcext:value-type="float">
            <text:p>1,05E-03</text:p>
          </table:table-cell>
          <table:table-cell table:formula="of:=OFFSET([.$A$2];1035-ROW();0)" office:value-type="float" office:value="0.0491825767964861" calcext:value-type="float">
            <text:p>4,92E-02</text:p>
          </table:table-cell>
          <table:table-cell/>
          <table:table-cell table:formula="of:=[.F18]+[.$E$2]" office:value-type="float" office:value="0.0615990803733334" calcext:value-type="float">
            <text:p>0,0615990804</text:p>
          </table:table-cell>
          <table:table-cell table:formula="of:==VLOOKUP([.F19];[.$C$2:.$D$1035];2)" office:value-type="float" office:value="0.023401326796487" calcext:value-type="float">
            <text:p>0,0234013268</text:p>
          </table:table-cell>
          <table:table-cell table:formula="of:=ROUND([.G19]/[.$A$1035]*65535)" office:value-type="float" office:value="30672" calcext:value-type="float">
            <text:p>30672</text:p>
          </table:table-cell>
        </table:table-row>
        <table:table-row table:style-name="ro1">
          <table:table-cell office:value-type="float" office:value="0.000305623671486829" calcext:value-type="float">
            <text:p>3,06E-04</text:p>
          </table:table-cell>
          <table:table-cell office:value-type="float" office:value="0.8994735" calcext:value-type="float">
            <text:p>8,99E-01</text:p>
          </table:table-cell>
          <table:table-cell table:formula="of:=OFFSET([.$B$2];1035-ROW();0)" office:value-type="float" office:value="0.001053671" calcext:value-type="float">
            <text:p>1,05E-03</text:p>
          </table:table-cell>
          <table:table-cell table:formula="of:=OFFSET([.$A$2];1035-ROW();0)" office:value-type="float" office:value="0.0491337486714861" calcext:value-type="float">
            <text:p>4,91E-02</text:p>
          </table:table-cell>
          <table:table-cell/>
          <table:table-cell table:formula="of:=[.F19]+[.$E$2]" office:value-type="float" office:value="0.0651647038305883" calcext:value-type="float">
            <text:p>0,0651647038</text:p>
          </table:table-cell>
          <table:table-cell table:formula="of:==VLOOKUP([.F20];[.$C$2:.$D$1035];2)" office:value-type="float" office:value="0.023108358046487" calcext:value-type="float">
            <text:p>0,023108358</text:p>
          </table:table-cell>
          <table:table-cell table:formula="of:=ROUND([.G20]/[.$A$1035]*65535)" office:value-type="float" office:value="30288" calcext:value-type="float">
            <text:p>30288</text:p>
          </table:table-cell>
        </table:table-row>
        <table:table-row table:style-name="ro1">
          <table:table-cell office:value-type="float" office:value="0.000354451796486829" calcext:value-type="float">
            <text:p>3,54E-04</text:p>
          </table:table-cell>
          <table:table-cell office:value-type="float" office:value="0.8979956" calcext:value-type="float">
            <text:p>8,98E-01</text:p>
          </table:table-cell>
          <table:table-cell table:formula="of:=OFFSET([.$B$2];1035-ROW();0)" office:value-type="float" office:value="0.001057972" calcext:value-type="float">
            <text:p>1,06E-03</text:p>
          </table:table-cell>
          <table:table-cell table:formula="of:=OFFSET([.$A$2];1035-ROW();0)" office:value-type="float" office:value="0.0490849205464861" calcext:value-type="float">
            <text:p>4,91E-02</text:p>
          </table:table-cell>
          <table:table-cell/>
          <table:table-cell table:formula="of:=[.F20]+[.$E$2]" office:value-type="float" office:value="0.0687303272878432" calcext:value-type="float">
            <text:p>0,0687303273</text:p>
          </table:table-cell>
          <table:table-cell table:formula="of:==VLOOKUP([.F21];[.$C$2:.$D$1035];2)" office:value-type="float" office:value="0.022815389296487" calcext:value-type="float">
            <text:p>0,0228153893</text:p>
          </table:table-cell>
          <table:table-cell table:formula="of:=ROUND([.G21]/[.$A$1035]*65535)" office:value-type="float" office:value="29904" calcext:value-type="float">
            <text:p>29904</text:p>
          </table:table-cell>
        </table:table-row>
        <table:table-row table:style-name="ro1">
          <table:table-cell office:value-type="float" office:value="0.000403279921486829" calcext:value-type="float">
            <text:p>4,03E-04</text:p>
          </table:table-cell>
          <table:table-cell office:value-type="float" office:value="0.8965094" calcext:value-type="float">
            <text:p>8,97E-01</text:p>
          </table:table-cell>
          <table:table-cell table:formula="of:=OFFSET([.$B$2];1035-ROW();0)" office:value-type="float" office:value="0.001062313" calcext:value-type="float">
            <text:p>1,06E-03</text:p>
          </table:table-cell>
          <table:table-cell table:formula="of:=OFFSET([.$A$2];1035-ROW();0)" office:value-type="float" office:value="0.0490360924214861" calcext:value-type="float">
            <text:p>4,90E-02</text:p>
          </table:table-cell>
          <table:table-cell/>
          <table:table-cell table:formula="of:=[.F21]+[.$E$2]" office:value-type="float" office:value="0.0722959507450981" calcext:value-type="float">
            <text:p>0,0722959507</text:p>
          </table:table-cell>
          <table:table-cell table:formula="of:==VLOOKUP([.F22];[.$C$2:.$D$1035];2)" office:value-type="float" office:value="0.022522420546487" calcext:value-type="float">
            <text:p>0,0225224205</text:p>
          </table:table-cell>
          <table:table-cell table:formula="of:=ROUND([.G22]/[.$A$1035]*65535)" office:value-type="float" office:value="29520" calcext:value-type="float">
            <text:p>29520</text:p>
          </table:table-cell>
        </table:table-row>
        <table:table-row table:style-name="ro1">
          <table:table-cell office:value-type="float" office:value="0.000452108046486829" calcext:value-type="float">
            <text:p>4,52E-04</text:p>
          </table:table-cell>
          <table:table-cell office:value-type="float" office:value="0.895015" calcext:value-type="float">
            <text:p>8,95E-01</text:p>
          </table:table-cell>
          <table:table-cell table:formula="of:=OFFSET([.$B$2];1035-ROW();0)" office:value-type="float" office:value="0.001066694" calcext:value-type="float">
            <text:p>1,07E-03</text:p>
          </table:table-cell>
          <table:table-cell table:formula="of:=OFFSET([.$A$2];1035-ROW();0)" office:value-type="float" office:value="0.0489872642964861" calcext:value-type="float">
            <text:p>4,90E-02</text:p>
          </table:table-cell>
          <table:table-cell/>
          <table:table-cell table:formula="of:=[.F22]+[.$E$2]" office:value-type="float" office:value="0.075861574202353" calcext:value-type="float">
            <text:p>0,0758615742</text:p>
          </table:table-cell>
          <table:table-cell table:formula="of:==VLOOKUP([.F23];[.$C$2:.$D$1035];2)" office:value-type="float" office:value="0.022278279921487" calcext:value-type="float">
            <text:p>0,0222782799</text:p>
          </table:table-cell>
          <table:table-cell table:formula="of:=ROUND([.G23]/[.$A$1035]*65535)" office:value-type="float" office:value="29200" calcext:value-type="float">
            <text:p>29200</text:p>
          </table:table-cell>
        </table:table-row>
        <table:table-row table:style-name="ro1">
          <table:table-cell office:value-type="float" office:value="0.000500936171486829" calcext:value-type="float">
            <text:p>5,01E-04</text:p>
          </table:table-cell>
          <table:table-cell office:value-type="float" office:value="0.8935124" calcext:value-type="float">
            <text:p>8,94E-01</text:p>
          </table:table-cell>
          <table:table-cell table:formula="of:=OFFSET([.$B$2];1035-ROW();0)" office:value-type="float" office:value="0.001071114" calcext:value-type="float">
            <text:p>1,07E-03</text:p>
          </table:table-cell>
          <table:table-cell table:formula="of:=OFFSET([.$A$2];1035-ROW();0)" office:value-type="float" office:value="0.0489384361714861" calcext:value-type="float">
            <text:p>4,89E-02</text:p>
          </table:table-cell>
          <table:table-cell/>
          <table:table-cell table:formula="of:=[.F23]+[.$E$2]" office:value-type="float" office:value="0.0794271976596079" calcext:value-type="float">
            <text:p>0,0794271977</text:p>
          </table:table-cell>
          <table:table-cell table:formula="of:==VLOOKUP([.F24];[.$C$2:.$D$1035];2)" office:value-type="float" office:value="0.021985311171487" calcext:value-type="float">
            <text:p>0,0219853112</text:p>
          </table:table-cell>
          <table:table-cell table:formula="of:=ROUND([.G24]/[.$A$1035]*65535)" office:value-type="float" office:value="28816" calcext:value-type="float">
            <text:p>28816</text:p>
          </table:table-cell>
        </table:table-row>
        <table:table-row table:style-name="ro1">
          <table:table-cell office:value-type="float" office:value="0.00054976429648683" calcext:value-type="float">
            <text:p>5,50E-04</text:p>
          </table:table-cell>
          <table:table-cell office:value-type="float" office:value="0.8920015" calcext:value-type="float">
            <text:p>8,92E-01</text:p>
          </table:table-cell>
          <table:table-cell table:formula="of:=OFFSET([.$B$2];1035-ROW();0)" office:value-type="float" office:value="0.001075575" calcext:value-type="float">
            <text:p>1,08E-03</text:p>
          </table:table-cell>
          <table:table-cell table:formula="of:=OFFSET([.$A$2];1035-ROW();0)" office:value-type="float" office:value="0.0488896080464861" calcext:value-type="float">
            <text:p>4,89E-02</text:p>
          </table:table-cell>
          <table:table-cell/>
          <table:table-cell table:formula="of:=[.F24]+[.$E$2]" office:value-type="float" office:value="0.0829928211168628" calcext:value-type="float">
            <text:p>0,0829928211</text:p>
          </table:table-cell>
          <table:table-cell table:formula="of:==VLOOKUP([.F25];[.$C$2:.$D$1035];2)" office:value-type="float" office:value="0.021741170546487" calcext:value-type="float">
            <text:p>0,0217411705</text:p>
          </table:table-cell>
          <table:table-cell table:formula="of:=ROUND([.G25]/[.$A$1035]*65535)" office:value-type="float" office:value="28496" calcext:value-type="float">
            <text:p>28496</text:p>
          </table:table-cell>
        </table:table-row>
        <table:table-row table:style-name="ro1">
          <table:table-cell office:value-type="float" office:value="0.00059859242148683" calcext:value-type="float">
            <text:p>5,99E-04</text:p>
          </table:table-cell>
          <table:table-cell office:value-type="float" office:value="0.8904824" calcext:value-type="float">
            <text:p>8,90E-01</text:p>
          </table:table-cell>
          <table:table-cell table:formula="of:=OFFSET([.$B$2];1035-ROW();0)" office:value-type="float" office:value="0.001080077" calcext:value-type="float">
            <text:p>1,08E-03</text:p>
          </table:table-cell>
          <table:table-cell table:formula="of:=OFFSET([.$A$2];1035-ROW();0)" office:value-type="float" office:value="0.0488407799214861" calcext:value-type="float">
            <text:p>4,88E-02</text:p>
          </table:table-cell>
          <table:table-cell/>
          <table:table-cell table:formula="of:=[.F25]+[.$E$2]" office:value-type="float" office:value="0.0865584445741177" calcext:value-type="float">
            <text:p>0,0865584446</text:p>
          </table:table-cell>
          <table:table-cell table:formula="of:==VLOOKUP([.F26];[.$C$2:.$D$1035];2)" office:value-type="float" office:value="0.021497029921487" calcext:value-type="float">
            <text:p>0,0214970299</text:p>
          </table:table-cell>
          <table:table-cell table:formula="of:=ROUND([.G26]/[.$A$1035]*65535)" office:value-type="float" office:value="28176" calcext:value-type="float">
            <text:p>28176</text:p>
          </table:table-cell>
        </table:table-row>
        <table:table-row table:style-name="ro1">
          <table:table-cell office:value-type="float" office:value="0.00064742054648683" calcext:value-type="float">
            <text:p>6,47E-04</text:p>
          </table:table-cell>
          <table:table-cell office:value-type="float" office:value="0.8889551" calcext:value-type="float">
            <text:p>8,89E-01</text:p>
          </table:table-cell>
          <table:table-cell table:formula="of:=OFFSET([.$B$2];1035-ROW();0)" office:value-type="float" office:value="0.00108462" calcext:value-type="float">
            <text:p>1,08E-03</text:p>
          </table:table-cell>
          <table:table-cell table:formula="of:=OFFSET([.$A$2];1035-ROW();0)" office:value-type="float" office:value="0.0487919517964861" calcext:value-type="float">
            <text:p>4,88E-02</text:p>
          </table:table-cell>
          <table:table-cell/>
          <table:table-cell table:formula="of:=[.F26]+[.$E$2]" office:value-type="float" office:value="0.0901240680313726" calcext:value-type="float">
            <text:p>0,090124068</text:p>
          </table:table-cell>
          <table:table-cell table:formula="of:==VLOOKUP([.F27];[.$C$2:.$D$1035];2)" office:value-type="float" office:value="0.021301717421487" calcext:value-type="float">
            <text:p>0,0213017174</text:p>
          </table:table-cell>
          <table:table-cell table:formula="of:=ROUND([.G27]/[.$A$1035]*65535)" office:value-type="float" office:value="27920" calcext:value-type="float">
            <text:p>27920</text:p>
          </table:table-cell>
        </table:table-row>
        <table:table-row table:style-name="ro1">
          <table:table-cell office:value-type="float" office:value="0.00069624867148683" calcext:value-type="float">
            <text:p>6,96E-04</text:p>
          </table:table-cell>
          <table:table-cell office:value-type="float" office:value="0.8874195" calcext:value-type="float">
            <text:p>8,87E-01</text:p>
          </table:table-cell>
          <table:table-cell table:formula="of:=OFFSET([.$B$2];1035-ROW();0)" office:value-type="float" office:value="0.001089205" calcext:value-type="float">
            <text:p>1,09E-03</text:p>
          </table:table-cell>
          <table:table-cell table:formula="of:=OFFSET([.$A$2];1035-ROW();0)" office:value-type="float" office:value="0.0487431236714861" calcext:value-type="float">
            <text:p>4,87E-02</text:p>
          </table:table-cell>
          <table:table-cell/>
          <table:table-cell table:formula="of:=[.F27]+[.$E$2]" office:value-type="float" office:value="0.0936896914886275" calcext:value-type="float">
            <text:p>0,0936896915</text:p>
          </table:table-cell>
          <table:table-cell table:formula="of:==VLOOKUP([.F28];[.$C$2:.$D$1035];2)" office:value-type="float" office:value="0.021057576796487" calcext:value-type="float">
            <text:p>0,0210575768</text:p>
          </table:table-cell>
          <table:table-cell table:formula="of:=ROUND([.G28]/[.$A$1035]*65535)" office:value-type="float" office:value="27600" calcext:value-type="float">
            <text:p>27600</text:p>
          </table:table-cell>
        </table:table-row>
        <table:table-row table:style-name="ro1">
          <table:table-cell office:value-type="float" office:value="0.00074507679648683" calcext:value-type="float">
            <text:p>7,45E-04</text:p>
          </table:table-cell>
          <table:table-cell office:value-type="float" office:value="0.8858756" calcext:value-type="float">
            <text:p>8,86E-01</text:p>
          </table:table-cell>
          <table:table-cell table:formula="of:=OFFSET([.$B$2];1035-ROW();0)" office:value-type="float" office:value="0.001093832" calcext:value-type="float">
            <text:p>1,09E-03</text:p>
          </table:table-cell>
          <table:table-cell table:formula="of:=OFFSET([.$A$2];1035-ROW();0)" office:value-type="float" office:value="0.0486942955464862" calcext:value-type="float">
            <text:p>4,87E-02</text:p>
          </table:table-cell>
          <table:table-cell/>
          <table:table-cell table:formula="of:=[.F28]+[.$E$2]" office:value-type="float" office:value="0.0972553149458824" calcext:value-type="float">
            <text:p>0,0972553149</text:p>
          </table:table-cell>
          <table:table-cell table:formula="of:==VLOOKUP([.F29];[.$C$2:.$D$1035];2)" office:value-type="float" office:value="0.020862264296487" calcext:value-type="float">
            <text:p>0,0208622643</text:p>
          </table:table-cell>
          <table:table-cell table:formula="of:=ROUND([.G29]/[.$A$1035]*65535)" office:value-type="float" office:value="27344" calcext:value-type="float">
            <text:p>27344</text:p>
          </table:table-cell>
        </table:table-row>
        <table:table-row table:style-name="ro1">
          <table:table-cell office:value-type="float" office:value="0.00079390492148683" calcext:value-type="float">
            <text:p>7,94E-04</text:p>
          </table:table-cell>
          <table:table-cell office:value-type="float" office:value="0.8843235" calcext:value-type="float">
            <text:p>8,84E-01</text:p>
          </table:table-cell>
          <table:table-cell table:formula="of:=OFFSET([.$B$2];1035-ROW();0)" office:value-type="float" office:value="0.001098501" calcext:value-type="float">
            <text:p>1,10E-03</text:p>
          </table:table-cell>
          <table:table-cell table:formula="of:=OFFSET([.$A$2];1035-ROW();0)" office:value-type="float" office:value="0.0486454674214862" calcext:value-type="float">
            <text:p>4,86E-02</text:p>
          </table:table-cell>
          <table:table-cell/>
          <table:table-cell table:formula="of:=[.F29]+[.$E$2]" office:value-type="float" office:value="0.100820938403137" calcext:value-type="float">
            <text:p>0,1008209384</text:p>
          </table:table-cell>
          <table:table-cell table:formula="of:==VLOOKUP([.F30];[.$C$2:.$D$1035];2)" office:value-type="float" office:value="0.020666951796487" calcext:value-type="float">
            <text:p>0,0206669518</text:p>
          </table:table-cell>
          <table:table-cell table:formula="of:=ROUND([.G30]/[.$A$1035]*65535)" office:value-type="float" office:value="27088" calcext:value-type="float">
            <text:p>27088</text:p>
          </table:table-cell>
        </table:table-row>
        <table:table-row table:style-name="ro1">
          <table:table-cell office:value-type="float" office:value="0.00084273304648683" calcext:value-type="float">
            <text:p>8,43E-04</text:p>
          </table:table-cell>
          <table:table-cell office:value-type="float" office:value="0.8827631" calcext:value-type="float">
            <text:p>8,83E-01</text:p>
          </table:table-cell>
          <table:table-cell table:formula="of:=OFFSET([.$B$2];1035-ROW();0)" office:value-type="float" office:value="0.001103213" calcext:value-type="float">
            <text:p>1,10E-03</text:p>
          </table:table-cell>
          <table:table-cell table:formula="of:=OFFSET([.$A$2];1035-ROW();0)" office:value-type="float" office:value="0.0485966392964862" calcext:value-type="float">
            <text:p>4,86E-02</text:p>
          </table:table-cell>
          <table:table-cell/>
          <table:table-cell table:formula="of:=[.F30]+[.$E$2]" office:value-type="float" office:value="0.104386561860392" calcext:value-type="float">
            <text:p>0,1043865619</text:p>
          </table:table-cell>
          <table:table-cell table:formula="of:==VLOOKUP([.F31];[.$C$2:.$D$1035];2)" office:value-type="float" office:value="0.020471639296487" calcext:value-type="float">
            <text:p>0,0204716393</text:p>
          </table:table-cell>
          <table:table-cell table:formula="of:=ROUND([.G31]/[.$A$1035]*65535)" office:value-type="float" office:value="26832" calcext:value-type="float">
            <text:p>26832</text:p>
          </table:table-cell>
        </table:table-row>
        <table:table-row table:style-name="ro1">
          <table:table-cell office:value-type="float" office:value="0.00089156117148683" calcext:value-type="float">
            <text:p>8,92E-04</text:p>
          </table:table-cell>
          <table:table-cell office:value-type="float" office:value="0.8811944" calcext:value-type="float">
            <text:p>8,81E-01</text:p>
          </table:table-cell>
          <table:table-cell table:formula="of:=OFFSET([.$B$2];1035-ROW();0)" office:value-type="float" office:value="0.001107968" calcext:value-type="float">
            <text:p>1,11E-03</text:p>
          </table:table-cell>
          <table:table-cell table:formula="of:=OFFSET([.$A$2];1035-ROW();0)" office:value-type="float" office:value="0.0485478111714862" calcext:value-type="float">
            <text:p>4,85E-02</text:p>
          </table:table-cell>
          <table:table-cell/>
          <table:table-cell table:formula="of:=[.F31]+[.$E$2]" office:value-type="float" office:value="0.107952185317647" calcext:value-type="float">
            <text:p>0,1079521853</text:p>
          </table:table-cell>
          <table:table-cell table:formula="of:==VLOOKUP([.F32];[.$C$2:.$D$1035];2)" office:value-type="float" office:value="0.020276326796487" calcext:value-type="float">
            <text:p>0,0202763268</text:p>
          </table:table-cell>
          <table:table-cell table:formula="of:=ROUND([.G32]/[.$A$1035]*65535)" office:value-type="float" office:value="26576" calcext:value-type="float">
            <text:p>26576</text:p>
          </table:table-cell>
        </table:table-row>
        <table:table-row table:style-name="ro1">
          <table:table-cell office:value-type="float" office:value="0.00094038929648683" calcext:value-type="float">
            <text:p>9,40E-04</text:p>
          </table:table-cell>
          <table:table-cell office:value-type="float" office:value="0.8796175" calcext:value-type="float">
            <text:p>8,80E-01</text:p>
          </table:table-cell>
          <table:table-cell table:formula="of:=OFFSET([.$B$2];1035-ROW();0)" office:value-type="float" office:value="0.001112767" calcext:value-type="float">
            <text:p>1,11E-03</text:p>
          </table:table-cell>
          <table:table-cell table:formula="of:=OFFSET([.$A$2];1035-ROW();0)" office:value-type="float" office:value="0.0484989830464862" calcext:value-type="float">
            <text:p>4,85E-02</text:p>
          </table:table-cell>
          <table:table-cell/>
          <table:table-cell table:formula="of:=[.F32]+[.$E$2]" office:value-type="float" office:value="0.111517808774902" calcext:value-type="float">
            <text:p>0,1115178088</text:p>
          </table:table-cell>
          <table:table-cell table:formula="of:==VLOOKUP([.F33];[.$C$2:.$D$1035];2)" office:value-type="float" office:value="0.020081014296487" calcext:value-type="float">
            <text:p>0,0200810143</text:p>
          </table:table-cell>
          <table:table-cell table:formula="of:=ROUND([.G33]/[.$A$1035]*65535)" office:value-type="float" office:value="26320" calcext:value-type="float">
            <text:p>26320</text:p>
          </table:table-cell>
        </table:table-row>
        <table:table-row table:style-name="ro1">
          <table:table-cell office:value-type="float" office:value="0.00098921742148683" calcext:value-type="float">
            <text:p>9,89E-04</text:p>
          </table:table-cell>
          <table:table-cell office:value-type="float" office:value="0.8780322" calcext:value-type="float">
            <text:p>8,78E-01</text:p>
          </table:table-cell>
          <table:table-cell table:formula="of:=OFFSET([.$B$2];1035-ROW();0)" office:value-type="float" office:value="0.001117609" calcext:value-type="float">
            <text:p>1,12E-03</text:p>
          </table:table-cell>
          <table:table-cell table:formula="of:=OFFSET([.$A$2];1035-ROW();0)" office:value-type="float" office:value="0.0484501549214862" calcext:value-type="float">
            <text:p>4,85E-02</text:p>
          </table:table-cell>
          <table:table-cell/>
          <table:table-cell table:formula="of:=[.F33]+[.$E$2]" office:value-type="float" office:value="0.115083432232157" calcext:value-type="float">
            <text:p>0,1150834322</text:p>
          </table:table-cell>
          <table:table-cell table:formula="of:==VLOOKUP([.F34];[.$C$2:.$D$1035];2)" office:value-type="float" office:value="0.019885701796487" calcext:value-type="float">
            <text:p>0,0198857018</text:p>
          </table:table-cell>
          <table:table-cell table:formula="of:=ROUND([.G34]/[.$A$1035]*65535)" office:value-type="float" office:value="26064" calcext:value-type="float">
            <text:p>26064</text:p>
          </table:table-cell>
        </table:table-row>
        <table:table-row table:style-name="ro1">
          <table:table-cell office:value-type="float" office:value="0.00103804554648683" calcext:value-type="float">
            <text:p>1,04E-03</text:p>
          </table:table-cell>
          <table:table-cell office:value-type="float" office:value="0.8764387" calcext:value-type="float">
            <text:p>8,76E-01</text:p>
          </table:table-cell>
          <table:table-cell table:formula="of:=OFFSET([.$B$2];1035-ROW();0)" office:value-type="float" office:value="0.001122497" calcext:value-type="float">
            <text:p>1,12E-03</text:p>
          </table:table-cell>
          <table:table-cell table:formula="of:=OFFSET([.$A$2];1035-ROW();0)" office:value-type="float" office:value="0.0484013267964862" calcext:value-type="float">
            <text:p>4,84E-02</text:p>
          </table:table-cell>
          <table:table-cell/>
          <table:table-cell table:formula="of:=[.F34]+[.$E$2]" office:value-type="float" office:value="0.118649055689412" calcext:value-type="float">
            <text:p>0,1186490557</text:p>
          </table:table-cell>
          <table:table-cell table:formula="of:==VLOOKUP([.F35];[.$C$2:.$D$1035];2)" office:value-type="float" office:value="0.019690389296487" calcext:value-type="float">
            <text:p>0,0196903893</text:p>
          </table:table-cell>
          <table:table-cell table:formula="of:=ROUND([.G35]/[.$A$1035]*65535)" office:value-type="float" office:value="25808" calcext:value-type="float">
            <text:p>25808</text:p>
          </table:table-cell>
        </table:table-row>
        <table:table-row table:style-name="ro1">
          <table:table-cell office:value-type="float" office:value="0.00108687367148683" calcext:value-type="float">
            <text:p>1,09E-03</text:p>
          </table:table-cell>
          <table:table-cell office:value-type="float" office:value="0.8748369" calcext:value-type="float">
            <text:p>8,75E-01</text:p>
          </table:table-cell>
          <table:table-cell table:formula="of:=OFFSET([.$B$2];1035-ROW();0)" office:value-type="float" office:value="0.001127429" calcext:value-type="float">
            <text:p>1,13E-03</text:p>
          </table:table-cell>
          <table:table-cell table:formula="of:=OFFSET([.$A$2];1035-ROW();0)" office:value-type="float" office:value="0.0483524986714862" calcext:value-type="float">
            <text:p>4,84E-02</text:p>
          </table:table-cell>
          <table:table-cell/>
          <table:table-cell table:formula="of:=[.F35]+[.$E$2]" office:value-type="float" office:value="0.122214679146667" calcext:value-type="float">
            <text:p>0,1222146791</text:p>
          </table:table-cell>
          <table:table-cell table:formula="of:==VLOOKUP([.F36];[.$C$2:.$D$1035];2)" office:value-type="float" office:value="0.019543904921487" calcext:value-type="float">
            <text:p>0,0195439049</text:p>
          </table:table-cell>
          <table:table-cell table:formula="of:=ROUND([.G36]/[.$A$1035]*65535)" office:value-type="float" office:value="25616" calcext:value-type="float">
            <text:p>25616</text:p>
          </table:table-cell>
        </table:table-row>
        <table:table-row table:style-name="ro1">
          <table:table-cell office:value-type="float" office:value="0.00113570179648683" calcext:value-type="float">
            <text:p>1,14E-03</text:p>
          </table:table-cell>
          <table:table-cell office:value-type="float" office:value="0.8732268" calcext:value-type="float">
            <text:p>8,73E-01</text:p>
          </table:table-cell>
          <table:table-cell table:formula="of:=OFFSET([.$B$2];1035-ROW();0)" office:value-type="float" office:value="0.001132406" calcext:value-type="float">
            <text:p>1,13E-03</text:p>
          </table:table-cell>
          <table:table-cell table:formula="of:=OFFSET([.$A$2];1035-ROW();0)" office:value-type="float" office:value="0.0483036705464862" calcext:value-type="float">
            <text:p>4,83E-02</text:p>
          </table:table-cell>
          <table:table-cell/>
          <table:table-cell table:formula="of:=[.F36]+[.$E$2]" office:value-type="float" office:value="0.125780302603922" calcext:value-type="float">
            <text:p>0,1257803026</text:p>
          </table:table-cell>
          <table:table-cell table:formula="of:==VLOOKUP([.F37];[.$C$2:.$D$1035];2)" office:value-type="float" office:value="0.019348592421487" calcext:value-type="float">
            <text:p>0,0193485924</text:p>
          </table:table-cell>
          <table:table-cell table:formula="of:=ROUND([.G37]/[.$A$1035]*65535)" office:value-type="float" office:value="25360" calcext:value-type="float">
            <text:p>25360</text:p>
          </table:table-cell>
        </table:table-row>
        <table:table-row table:style-name="ro1">
          <table:table-cell office:value-type="float" office:value="0.00118452992148683" calcext:value-type="float">
            <text:p>1,18E-03</text:p>
          </table:table-cell>
          <table:table-cell office:value-type="float" office:value="0.8716085" calcext:value-type="float">
            <text:p>8,72E-01</text:p>
          </table:table-cell>
          <table:table-cell table:formula="of:=OFFSET([.$B$2];1035-ROW();0)" office:value-type="float" office:value="0.00113743" calcext:value-type="float">
            <text:p>1,14E-03</text:p>
          </table:table-cell>
          <table:table-cell table:formula="of:=OFFSET([.$A$2];1035-ROW();0)" office:value-type="float" office:value="0.0482548424214862" calcext:value-type="float">
            <text:p>4,83E-02</text:p>
          </table:table-cell>
          <table:table-cell/>
          <table:table-cell table:formula="of:=[.F37]+[.$E$2]" office:value-type="float" office:value="0.129345926061177" calcext:value-type="float">
            <text:p>0,1293459261</text:p>
          </table:table-cell>
          <table:table-cell table:formula="of:==VLOOKUP([.F38];[.$C$2:.$D$1035];2)" office:value-type="float" office:value="0.019202108046487" calcext:value-type="float">
            <text:p>0,019202108</text:p>
          </table:table-cell>
          <table:table-cell table:formula="of:=ROUND([.G38]/[.$A$1035]*65535)" office:value-type="float" office:value="25168" calcext:value-type="float">
            <text:p>25168</text:p>
          </table:table-cell>
        </table:table-row>
        <table:table-row table:style-name="ro1">
          <table:table-cell office:value-type="float" office:value="0.00123335804648683" calcext:value-type="float">
            <text:p>1,23E-03</text:p>
          </table:table-cell>
          <table:table-cell office:value-type="float" office:value="0.8699818" calcext:value-type="float">
            <text:p>8,70E-01</text:p>
          </table:table-cell>
          <table:table-cell table:formula="of:=OFFSET([.$B$2];1035-ROW();0)" office:value-type="float" office:value="0.001142499" calcext:value-type="float">
            <text:p>1,14E-03</text:p>
          </table:table-cell>
          <table:table-cell table:formula="of:=OFFSET([.$A$2];1035-ROW();0)" office:value-type="float" office:value="0.0482060142964862" calcext:value-type="float">
            <text:p>4,82E-02</text:p>
          </table:table-cell>
          <table:table-cell/>
          <table:table-cell table:formula="of:=[.F38]+[.$E$2]" office:value-type="float" office:value="0.132911549518431" calcext:value-type="float">
            <text:p>0,1329115495</text:p>
          </table:table-cell>
          <table:table-cell table:formula="of:==VLOOKUP([.F39];[.$C$2:.$D$1035];2)" office:value-type="float" office:value="0.019055623671487" calcext:value-type="float">
            <text:p>0,0190556237</text:p>
          </table:table-cell>
          <table:table-cell table:formula="of:=ROUND([.G39]/[.$A$1035]*65535)" office:value-type="float" office:value="24976" calcext:value-type="float">
            <text:p>24976</text:p>
          </table:table-cell>
        </table:table-row>
        <table:table-row table:style-name="ro1">
          <table:table-cell office:value-type="float" office:value="0.00128218617148683" calcext:value-type="float">
            <text:p>1,28E-03</text:p>
          </table:table-cell>
          <table:table-cell office:value-type="float" office:value="0.8683469" calcext:value-type="float">
            <text:p>8,68E-01</text:p>
          </table:table-cell>
          <table:table-cell table:formula="of:=OFFSET([.$B$2];1035-ROW();0)" office:value-type="float" office:value="0.001147615" calcext:value-type="float">
            <text:p>1,15E-03</text:p>
          </table:table-cell>
          <table:table-cell table:formula="of:=OFFSET([.$A$2];1035-ROW();0)" office:value-type="float" office:value="0.0481571861714862" calcext:value-type="float">
            <text:p>4,82E-02</text:p>
          </table:table-cell>
          <table:table-cell/>
          <table:table-cell table:formula="of:=[.F39]+[.$E$2]" office:value-type="float" office:value="0.136477172975686" calcext:value-type="float">
            <text:p>0,136477173</text:p>
          </table:table-cell>
          <table:table-cell table:formula="of:==VLOOKUP([.F40];[.$C$2:.$D$1035];2)" office:value-type="float" office:value="0.018860311171487" calcext:value-type="float">
            <text:p>0,0188603112</text:p>
          </table:table-cell>
          <table:table-cell table:formula="of:=ROUND([.G40]/[.$A$1035]*65535)" office:value-type="float" office:value="24720" calcext:value-type="float">
            <text:p>24720</text:p>
          </table:table-cell>
        </table:table-row>
        <table:table-row table:style-name="ro1">
          <table:table-cell office:value-type="float" office:value="0.00133101429648683" calcext:value-type="float">
            <text:p>1,33E-03</text:p>
          </table:table-cell>
          <table:table-cell office:value-type="float" office:value="0.8667036" calcext:value-type="float">
            <text:p>8,67E-01</text:p>
          </table:table-cell>
          <table:table-cell table:formula="of:=OFFSET([.$B$2];1035-ROW();0)" office:value-type="float" office:value="0.001152779" calcext:value-type="float">
            <text:p>1,15E-03</text:p>
          </table:table-cell>
          <table:table-cell table:formula="of:=OFFSET([.$A$2];1035-ROW();0)" office:value-type="float" office:value="0.0481083580464862" calcext:value-type="float">
            <text:p>4,81E-02</text:p>
          </table:table-cell>
          <table:table-cell/>
          <table:table-cell table:formula="of:=[.F40]+[.$E$2]" office:value-type="float" office:value="0.140042796432941" calcext:value-type="float">
            <text:p>0,1400427964</text:p>
          </table:table-cell>
          <table:table-cell table:formula="of:==VLOOKUP([.F41];[.$C$2:.$D$1035];2)" office:value-type="float" office:value="0.018713826796487" calcext:value-type="float">
            <text:p>0,0187138268</text:p>
          </table:table-cell>
          <table:table-cell table:formula="of:=ROUND([.G41]/[.$A$1035]*65535)" office:value-type="float" office:value="24528" calcext:value-type="float">
            <text:p>24528</text:p>
          </table:table-cell>
        </table:table-row>
        <table:table-row table:style-name="ro1">
          <table:table-cell office:value-type="float" office:value="0.00137984242148683" calcext:value-type="float">
            <text:p>1,38E-03</text:p>
          </table:table-cell>
          <table:table-cell office:value-type="float" office:value="0.8650521" calcext:value-type="float">
            <text:p>8,65E-01</text:p>
          </table:table-cell>
          <table:table-cell table:formula="of:=OFFSET([.$B$2];1035-ROW();0)" office:value-type="float" office:value="0.001157989" calcext:value-type="float">
            <text:p>1,16E-03</text:p>
          </table:table-cell>
          <table:table-cell table:formula="of:=OFFSET([.$A$2];1035-ROW();0)" office:value-type="float" office:value="0.0480595299214862" calcext:value-type="float">
            <text:p>4,81E-02</text:p>
          </table:table-cell>
          <table:table-cell/>
          <table:table-cell table:formula="of:=[.F41]+[.$E$2]" office:value-type="float" office:value="0.143608419890196" calcext:value-type="float">
            <text:p>0,1436084199</text:p>
          </table:table-cell>
          <table:table-cell table:formula="of:==VLOOKUP([.F42];[.$C$2:.$D$1035];2)" office:value-type="float" office:value="0.018567342421487" calcext:value-type="float">
            <text:p>0,0185673424</text:p>
          </table:table-cell>
          <table:table-cell table:formula="of:=ROUND([.G42]/[.$A$1035]*65535)" office:value-type="float" office:value="24336" calcext:value-type="float">
            <text:p>24336</text:p>
          </table:table-cell>
        </table:table-row>
        <table:table-row table:style-name="ro1">
          <table:table-cell office:value-type="float" office:value="0.00142867054648683" calcext:value-type="float">
            <text:p>1,43E-03</text:p>
          </table:table-cell>
          <table:table-cell office:value-type="float" office:value="0.8633923" calcext:value-type="float">
            <text:p>8,63E-01</text:p>
          </table:table-cell>
          <table:table-cell table:formula="of:=OFFSET([.$B$2];1035-ROW();0)" office:value-type="float" office:value="0.001163248" calcext:value-type="float">
            <text:p>1,16E-03</text:p>
          </table:table-cell>
          <table:table-cell table:formula="of:=OFFSET([.$A$2];1035-ROW();0)" office:value-type="float" office:value="0.0480107017964862" calcext:value-type="float">
            <text:p>4,80E-02</text:p>
          </table:table-cell>
          <table:table-cell/>
          <table:table-cell table:formula="of:=[.F42]+[.$E$2]" office:value-type="float" office:value="0.147174043347451" calcext:value-type="float">
            <text:p>0,1471740433</text:p>
          </table:table-cell>
          <table:table-cell table:formula="of:==VLOOKUP([.F43];[.$C$2:.$D$1035];2)" office:value-type="float" office:value="0.018420858046487" calcext:value-type="float">
            <text:p>0,018420858</text:p>
          </table:table-cell>
          <table:table-cell table:formula="of:=ROUND([.G43]/[.$A$1035]*65535)" office:value-type="float" office:value="24144" calcext:value-type="float">
            <text:p>24144</text:p>
          </table:table-cell>
        </table:table-row>
        <table:table-row table:style-name="ro1">
          <table:table-cell office:value-type="float" office:value="0.00147749867148683" calcext:value-type="float">
            <text:p>1,48E-03</text:p>
          </table:table-cell>
          <table:table-cell office:value-type="float" office:value="0.8617243" calcext:value-type="float">
            <text:p>8,62E-01</text:p>
          </table:table-cell>
          <table:table-cell table:formula="of:=OFFSET([.$B$2];1035-ROW();0)" office:value-type="float" office:value="0.001168555" calcext:value-type="float">
            <text:p>1,17E-03</text:p>
          </table:table-cell>
          <table:table-cell table:formula="of:=OFFSET([.$A$2];1035-ROW();0)" office:value-type="float" office:value="0.0479618736714862" calcext:value-type="float">
            <text:p>4,80E-02</text:p>
          </table:table-cell>
          <table:table-cell/>
          <table:table-cell table:formula="of:=[.F43]+[.$E$2]" office:value-type="float" office:value="0.150739666804706" calcext:value-type="float">
            <text:p>0,1507396668</text:p>
          </table:table-cell>
          <table:table-cell table:formula="of:==VLOOKUP([.F44];[.$C$2:.$D$1035];2)" office:value-type="float" office:value="0.018274373671487" calcext:value-type="float">
            <text:p>0,0182743737</text:p>
          </table:table-cell>
          <table:table-cell table:formula="of:=ROUND([.G44]/[.$A$1035]*65535)" office:value-type="float" office:value="23952" calcext:value-type="float">
            <text:p>23952</text:p>
          </table:table-cell>
        </table:table-row>
        <table:table-row table:style-name="ro1">
          <table:table-cell office:value-type="float" office:value="0.00152632679648683" calcext:value-type="float">
            <text:p>1,53E-03</text:p>
          </table:table-cell>
          <table:table-cell office:value-type="float" office:value="0.8600479" calcext:value-type="float">
            <text:p>8,60E-01</text:p>
          </table:table-cell>
          <table:table-cell table:formula="of:=OFFSET([.$B$2];1035-ROW();0)" office:value-type="float" office:value="0.001173912" calcext:value-type="float">
            <text:p>1,17E-03</text:p>
          </table:table-cell>
          <table:table-cell table:formula="of:=OFFSET([.$A$2];1035-ROW();0)" office:value-type="float" office:value="0.0479130455464862" calcext:value-type="float">
            <text:p>4,79E-02</text:p>
          </table:table-cell>
          <table:table-cell/>
          <table:table-cell table:formula="of:=[.F44]+[.$E$2]" office:value-type="float" office:value="0.154305290261961" calcext:value-type="float">
            <text:p>0,1543052903</text:p>
          </table:table-cell>
          <table:table-cell table:formula="of:==VLOOKUP([.F45];[.$C$2:.$D$1035];2)" office:value-type="float" office:value="0.018127889296487" calcext:value-type="float">
            <text:p>0,0181278893</text:p>
          </table:table-cell>
          <table:table-cell table:formula="of:=ROUND([.G45]/[.$A$1035]*65535)" office:value-type="float" office:value="23760" calcext:value-type="float">
            <text:p>23760</text:p>
          </table:table-cell>
        </table:table-row>
        <table:table-row table:style-name="ro1">
          <table:table-cell office:value-type="float" office:value="0.00157515492148683" calcext:value-type="float">
            <text:p>1,58E-03</text:p>
          </table:table-cell>
          <table:table-cell office:value-type="float" office:value="0.8583633" calcext:value-type="float">
            <text:p>8,58E-01</text:p>
          </table:table-cell>
          <table:table-cell table:formula="of:=OFFSET([.$B$2];1035-ROW();0)" office:value-type="float" office:value="0.001179317" calcext:value-type="float">
            <text:p>1,18E-03</text:p>
          </table:table-cell>
          <table:table-cell table:formula="of:=OFFSET([.$A$2];1035-ROW();0)" office:value-type="float" office:value="0.0478642174214862" calcext:value-type="float">
            <text:p>4,79E-02</text:p>
          </table:table-cell>
          <table:table-cell/>
          <table:table-cell table:formula="of:=[.F45]+[.$E$2]" office:value-type="float" office:value="0.157870913719216" calcext:value-type="float">
            <text:p>0,1578709137</text:p>
          </table:table-cell>
          <table:table-cell table:formula="of:==VLOOKUP([.F46];[.$C$2:.$D$1035];2)" office:value-type="float" office:value="0.017981404921487" calcext:value-type="float">
            <text:p>0,0179814049</text:p>
          </table:table-cell>
          <table:table-cell table:formula="of:=ROUND([.G46]/[.$A$1035]*65535)" office:value-type="float" office:value="23568" calcext:value-type="float">
            <text:p>23568</text:p>
          </table:table-cell>
        </table:table-row>
        <table:table-row table:style-name="ro1">
          <table:table-cell office:value-type="float" office:value="0.00162398304648683" calcext:value-type="float">
            <text:p>1,62E-03</text:p>
          </table:table-cell>
          <table:table-cell office:value-type="float" office:value="0.8566704" calcext:value-type="float">
            <text:p>8,57E-01</text:p>
          </table:table-cell>
          <table:table-cell table:formula="of:=OFFSET([.$B$2];1035-ROW();0)" office:value-type="float" office:value="0.001184773" calcext:value-type="float">
            <text:p>1,18E-03</text:p>
          </table:table-cell>
          <table:table-cell table:formula="of:=OFFSET([.$A$2];1035-ROW();0)" office:value-type="float" office:value="0.0478153892964862" calcext:value-type="float">
            <text:p>4,78E-02</text:p>
          </table:table-cell>
          <table:table-cell/>
          <table:table-cell table:formula="of:=[.F46]+[.$E$2]" office:value-type="float" office:value="0.161436537176471" calcext:value-type="float">
            <text:p>0,1614365372</text:p>
          </table:table-cell>
          <table:table-cell table:formula="of:==VLOOKUP([.F47];[.$C$2:.$D$1035];2)" office:value-type="float" office:value="0.017883748671487" calcext:value-type="float">
            <text:p>0,0178837487</text:p>
          </table:table-cell>
          <table:table-cell table:formula="of:=ROUND([.G47]/[.$A$1035]*65535)" office:value-type="float" office:value="23440" calcext:value-type="float">
            <text:p>23440</text:p>
          </table:table-cell>
        </table:table-row>
        <table:table-row table:style-name="ro1">
          <table:table-cell office:value-type="float" office:value="0.00167281117148683" calcext:value-type="float">
            <text:p>1,67E-03</text:p>
          </table:table-cell>
          <table:table-cell office:value-type="float" office:value="0.8549693" calcext:value-type="float">
            <text:p>8,55E-01</text:p>
          </table:table-cell>
          <table:table-cell table:formula="of:=OFFSET([.$B$2];1035-ROW();0)" office:value-type="float" office:value="0.001190279" calcext:value-type="float">
            <text:p>1,19E-03</text:p>
          </table:table-cell>
          <table:table-cell table:formula="of:=OFFSET([.$A$2];1035-ROW();0)" office:value-type="float" office:value="0.0477665611714862" calcext:value-type="float">
            <text:p>4,78E-02</text:p>
          </table:table-cell>
          <table:table-cell/>
          <table:table-cell table:formula="of:=[.F47]+[.$E$2]" office:value-type="float" office:value="0.165002160633725" calcext:value-type="float">
            <text:p>0,1650021606</text:p>
          </table:table-cell>
          <table:table-cell table:formula="of:==VLOOKUP([.F48];[.$C$2:.$D$1035];2)" office:value-type="float" office:value="0.017737264296487" calcext:value-type="float">
            <text:p>0,0177372643</text:p>
          </table:table-cell>
          <table:table-cell table:formula="of:=ROUND([.G48]/[.$A$1035]*65535)" office:value-type="float" office:value="23248" calcext:value-type="float">
            <text:p>23248</text:p>
          </table:table-cell>
        </table:table-row>
        <table:table-row table:style-name="ro1">
          <table:table-cell office:value-type="float" office:value="0.00172163929648683" calcext:value-type="float">
            <text:p>1,72E-03</text:p>
          </table:table-cell>
          <table:table-cell office:value-type="float" office:value="0.8532598" calcext:value-type="float">
            <text:p>8,53E-01</text:p>
          </table:table-cell>
          <table:table-cell table:formula="of:=OFFSET([.$B$2];1035-ROW();0)" office:value-type="float" office:value="0.001195836" calcext:value-type="float">
            <text:p>1,20E-03</text:p>
          </table:table-cell>
          <table:table-cell table:formula="of:=OFFSET([.$A$2];1035-ROW();0)" office:value-type="float" office:value="0.0477177330464862" calcext:value-type="float">
            <text:p>4,77E-02</text:p>
          </table:table-cell>
          <table:table-cell/>
          <table:table-cell table:formula="of:=[.F48]+[.$E$2]" office:value-type="float" office:value="0.16856778409098" calcext:value-type="float">
            <text:p>0,1685677841</text:p>
          </table:table-cell>
          <table:table-cell table:formula="of:==VLOOKUP([.F49];[.$C$2:.$D$1035];2)" office:value-type="float" office:value="0.017590779921487" calcext:value-type="float">
            <text:p>0,0175907799</text:p>
          </table:table-cell>
          <table:table-cell table:formula="of:=ROUND([.G49]/[.$A$1035]*65535)" office:value-type="float" office:value="23056" calcext:value-type="float">
            <text:p>23056</text:p>
          </table:table-cell>
        </table:table-row>
        <table:table-row table:style-name="ro1">
          <table:table-cell office:value-type="float" office:value="0.00177046742148683" calcext:value-type="float">
            <text:p>1,77E-03</text:p>
          </table:table-cell>
          <table:table-cell office:value-type="float" office:value="0.8515421" calcext:value-type="float">
            <text:p>8,52E-01</text:p>
          </table:table-cell>
          <table:table-cell table:formula="of:=OFFSET([.$B$2];1035-ROW();0)" office:value-type="float" office:value="0.001201444" calcext:value-type="float">
            <text:p>1,20E-03</text:p>
          </table:table-cell>
          <table:table-cell table:formula="of:=OFFSET([.$A$2];1035-ROW();0)" office:value-type="float" office:value="0.0476689049214862" calcext:value-type="float">
            <text:p>4,77E-02</text:p>
          </table:table-cell>
          <table:table-cell/>
          <table:table-cell table:formula="of:=[.F49]+[.$E$2]" office:value-type="float" office:value="0.172133407548235" calcext:value-type="float">
            <text:p>0,1721334075</text:p>
          </table:table-cell>
          <table:table-cell table:formula="of:==VLOOKUP([.F50];[.$C$2:.$D$1035];2)" office:value-type="float" office:value="0.017493123671487" calcext:value-type="float">
            <text:p>0,0174931237</text:p>
          </table:table-cell>
          <table:table-cell table:formula="of:=ROUND([.G50]/[.$A$1035]*65535)" office:value-type="float" office:value="22928" calcext:value-type="float">
            <text:p>22928</text:p>
          </table:table-cell>
        </table:table-row>
        <table:table-row table:style-name="ro1">
          <table:table-cell office:value-type="float" office:value="0.00181929554648683" calcext:value-type="float">
            <text:p>1,82E-03</text:p>
          </table:table-cell>
          <table:table-cell office:value-type="float" office:value="0.8498162" calcext:value-type="float">
            <text:p>8,50E-01</text:p>
          </table:table-cell>
          <table:table-cell table:formula="of:=OFFSET([.$B$2];1035-ROW();0)" office:value-type="float" office:value="0.001207103" calcext:value-type="float">
            <text:p>1,21E-03</text:p>
          </table:table-cell>
          <table:table-cell table:formula="of:=OFFSET([.$A$2];1035-ROW();0)" office:value-type="float" office:value="0.0476200767964862" calcext:value-type="float">
            <text:p>4,76E-02</text:p>
          </table:table-cell>
          <table:table-cell/>
          <table:table-cell table:formula="of:=[.F50]+[.$E$2]" office:value-type="float" office:value="0.17569903100549" calcext:value-type="float">
            <text:p>0,175699031</text:p>
          </table:table-cell>
          <table:table-cell table:formula="of:==VLOOKUP([.F51];[.$C$2:.$D$1035];2)" office:value-type="float" office:value="0.0173466392964869" calcext:value-type="float">
            <text:p>0,0173466393</text:p>
          </table:table-cell>
          <table:table-cell table:formula="of:=ROUND([.G51]/[.$A$1035]*65535)" office:value-type="float" office:value="22736" calcext:value-type="float">
            <text:p>22736</text:p>
          </table:table-cell>
        </table:table-row>
        <table:table-row table:style-name="ro1">
          <table:table-cell office:value-type="float" office:value="0.00186812367148683" calcext:value-type="float">
            <text:p>1,87E-03</text:p>
          </table:table-cell>
          <table:table-cell office:value-type="float" office:value="0.8480821" calcext:value-type="float">
            <text:p>8,48E-01</text:p>
          </table:table-cell>
          <table:table-cell table:formula="of:=OFFSET([.$B$2];1035-ROW();0)" office:value-type="float" office:value="0.001212816" calcext:value-type="float">
            <text:p>1,21E-03</text:p>
          </table:table-cell>
          <table:table-cell table:formula="of:=OFFSET([.$A$2];1035-ROW();0)" office:value-type="float" office:value="0.0475712486714862" calcext:value-type="float">
            <text:p>4,76E-02</text:p>
          </table:table-cell>
          <table:table-cell/>
          <table:table-cell table:formula="of:=[.F51]+[.$E$2]" office:value-type="float" office:value="0.179264654462745" calcext:value-type="float">
            <text:p>0,1792646545</text:p>
          </table:table-cell>
          <table:table-cell table:formula="of:==VLOOKUP([.F52];[.$C$2:.$D$1035];2)" office:value-type="float" office:value="0.0172001549214869" calcext:value-type="float">
            <text:p>0,0172001549</text:p>
          </table:table-cell>
          <table:table-cell table:formula="of:=ROUND([.G52]/[.$A$1035]*65535)" office:value-type="float" office:value="22544" calcext:value-type="float">
            <text:p>22544</text:p>
          </table:table-cell>
        </table:table-row>
        <table:table-row table:style-name="ro1">
          <table:table-cell office:value-type="float" office:value="0.00191695179648683" calcext:value-type="float">
            <text:p>1,92E-03</text:p>
          </table:table-cell>
          <table:table-cell office:value-type="float" office:value="0.8463397" calcext:value-type="float">
            <text:p>8,46E-01</text:p>
          </table:table-cell>
          <table:table-cell table:formula="of:=OFFSET([.$B$2];1035-ROW();0)" office:value-type="float" office:value="0.001218581" calcext:value-type="float">
            <text:p>1,22E-03</text:p>
          </table:table-cell>
          <table:table-cell table:formula="of:=OFFSET([.$A$2];1035-ROW();0)" office:value-type="float" office:value="0.0475224205464862" calcext:value-type="float">
            <text:p>4,75E-02</text:p>
          </table:table-cell>
          <table:table-cell/>
          <table:table-cell table:formula="of:=[.F52]+[.$E$2]" office:value-type="float" office:value="0.18283027792" calcext:value-type="float">
            <text:p>0,1828302779</text:p>
          </table:table-cell>
          <table:table-cell table:formula="of:==VLOOKUP([.F53];[.$C$2:.$D$1035];2)" office:value-type="float" office:value="0.0171024986714869" calcext:value-type="float">
            <text:p>0,0171024987</text:p>
          </table:table-cell>
          <table:table-cell table:formula="of:=ROUND([.G53]/[.$A$1035]*65535)" office:value-type="float" office:value="22416" calcext:value-type="float">
            <text:p>22416</text:p>
          </table:table-cell>
        </table:table-row>
        <table:table-row table:style-name="ro1">
          <table:table-cell office:value-type="float" office:value="0.00196577992148683" calcext:value-type="float">
            <text:p>1,97E-03</text:p>
          </table:table-cell>
          <table:table-cell office:value-type="float" office:value="0.8445892" calcext:value-type="float">
            <text:p>8,45E-01</text:p>
          </table:table-cell>
          <table:table-cell table:formula="of:=OFFSET([.$B$2];1035-ROW();0)" office:value-type="float" office:value="0.001224399" calcext:value-type="float">
            <text:p>1,22E-03</text:p>
          </table:table-cell>
          <table:table-cell table:formula="of:=OFFSET([.$A$2];1035-ROW();0)" office:value-type="float" office:value="0.0474735924214862" calcext:value-type="float">
            <text:p>4,75E-02</text:p>
          </table:table-cell>
          <table:table-cell/>
          <table:table-cell table:formula="of:=[.F53]+[.$E$2]" office:value-type="float" office:value="0.186395901377255" calcext:value-type="float">
            <text:p>0,1863959014</text:p>
          </table:table-cell>
          <table:table-cell table:formula="of:==VLOOKUP([.F54];[.$C$2:.$D$1035];2)" office:value-type="float" office:value="0.0169560142964869" calcext:value-type="float">
            <text:p>0,0169560143</text:p>
          </table:table-cell>
          <table:table-cell table:formula="of:=ROUND([.G54]/[.$A$1035]*65535)" office:value-type="float" office:value="22224" calcext:value-type="float">
            <text:p>22224</text:p>
          </table:table-cell>
        </table:table-row>
        <table:table-row table:style-name="ro1">
          <table:table-cell office:value-type="float" office:value="0.00201460804648683" calcext:value-type="float">
            <text:p>2,01E-03</text:p>
          </table:table-cell>
          <table:table-cell office:value-type="float" office:value="0.8428304" calcext:value-type="float">
            <text:p>8,43E-01</text:p>
          </table:table-cell>
          <table:table-cell table:formula="of:=OFFSET([.$B$2];1035-ROW();0)" office:value-type="float" office:value="0.001230271" calcext:value-type="float">
            <text:p>1,23E-03</text:p>
          </table:table-cell>
          <table:table-cell table:formula="of:=OFFSET([.$A$2];1035-ROW();0)" office:value-type="float" office:value="0.0474247642964862" calcext:value-type="float">
            <text:p>4,74E-02</text:p>
          </table:table-cell>
          <table:table-cell/>
          <table:table-cell table:formula="of:=[.F54]+[.$E$2]" office:value-type="float" office:value="0.18996152483451" calcext:value-type="float">
            <text:p>0,1899615248</text:p>
          </table:table-cell>
          <table:table-cell table:formula="of:==VLOOKUP([.F55];[.$C$2:.$D$1035];2)" office:value-type="float" office:value="0.0168583580464869" calcext:value-type="float">
            <text:p>0,016858358</text:p>
          </table:table-cell>
          <table:table-cell table:formula="of:=ROUND([.G55]/[.$A$1035]*65535)" office:value-type="float" office:value="22096" calcext:value-type="float">
            <text:p>22096</text:p>
          </table:table-cell>
        </table:table-row>
        <table:table-row table:style-name="ro1">
          <table:table-cell office:value-type="float" office:value="0.00206343617148683" calcext:value-type="float">
            <text:p>2,06E-03</text:p>
          </table:table-cell>
          <table:table-cell office:value-type="float" office:value="0.8410634" calcext:value-type="float">
            <text:p>8,41E-01</text:p>
          </table:table-cell>
          <table:table-cell table:formula="of:=OFFSET([.$B$2];1035-ROW();0)" office:value-type="float" office:value="0.001236198" calcext:value-type="float">
            <text:p>1,24E-03</text:p>
          </table:table-cell>
          <table:table-cell table:formula="of:=OFFSET([.$A$2];1035-ROW();0)" office:value-type="float" office:value="0.0473759361714862" calcext:value-type="float">
            <text:p>4,74E-02</text:p>
          </table:table-cell>
          <table:table-cell/>
          <table:table-cell table:formula="of:=[.F55]+[.$E$2]" office:value-type="float" office:value="0.193527148291765" calcext:value-type="float">
            <text:p>0,1935271483</text:p>
          </table:table-cell>
          <table:table-cell table:formula="of:==VLOOKUP([.F56];[.$C$2:.$D$1035];2)" office:value-type="float" office:value="0.0167607017964869" calcext:value-type="float">
            <text:p>0,0167607018</text:p>
          </table:table-cell>
          <table:table-cell table:formula="of:=ROUND([.G56]/[.$A$1035]*65535)" office:value-type="float" office:value="21968" calcext:value-type="float">
            <text:p>21968</text:p>
          </table:table-cell>
        </table:table-row>
        <table:table-row table:style-name="ro1">
          <table:table-cell office:value-type="float" office:value="0.00211226429648683" calcext:value-type="float">
            <text:p>2,11E-03</text:p>
          </table:table-cell>
          <table:table-cell office:value-type="float" office:value="0.8392882" calcext:value-type="float">
            <text:p>8,39E-01</text:p>
          </table:table-cell>
          <table:table-cell table:formula="of:=OFFSET([.$B$2];1035-ROW();0)" office:value-type="float" office:value="0.001242179" calcext:value-type="float">
            <text:p>1,24E-03</text:p>
          </table:table-cell>
          <table:table-cell table:formula="of:=OFFSET([.$A$2];1035-ROW();0)" office:value-type="float" office:value="0.0473271080464862" calcext:value-type="float">
            <text:p>4,73E-02</text:p>
          </table:table-cell>
          <table:table-cell/>
          <table:table-cell table:formula="of:=[.F56]+[.$E$2]" office:value-type="float" office:value="0.197092771749019" calcext:value-type="float">
            <text:p>0,1970927717</text:p>
          </table:table-cell>
          <table:table-cell table:formula="of:==VLOOKUP([.F57];[.$C$2:.$D$1035];2)" office:value-type="float" office:value="0.0166142174214869" calcext:value-type="float">
            <text:p>0,0166142174</text:p>
          </table:table-cell>
          <table:table-cell table:formula="of:=ROUND([.G57]/[.$A$1035]*65535)" office:value-type="float" office:value="21776" calcext:value-type="float">
            <text:p>21776</text:p>
          </table:table-cell>
        </table:table-row>
        <table:table-row table:style-name="ro1">
          <table:table-cell office:value-type="float" office:value="0.00216109242148683" calcext:value-type="float">
            <text:p>2,16E-03</text:p>
          </table:table-cell>
          <table:table-cell office:value-type="float" office:value="0.8375049" calcext:value-type="float">
            <text:p>8,38E-01</text:p>
          </table:table-cell>
          <table:table-cell table:formula="of:=OFFSET([.$B$2];1035-ROW();0)" office:value-type="float" office:value="0.001248216" calcext:value-type="float">
            <text:p>1,25E-03</text:p>
          </table:table-cell>
          <table:table-cell table:formula="of:=OFFSET([.$A$2];1035-ROW();0)" office:value-type="float" office:value="0.0472782799214862" calcext:value-type="float">
            <text:p>4,73E-02</text:p>
          </table:table-cell>
          <table:table-cell/>
          <table:table-cell table:formula="of:=[.F57]+[.$E$2]" office:value-type="float" office:value="0.200658395206274" calcext:value-type="float">
            <text:p>0,2006583952</text:p>
          </table:table-cell>
          <table:table-cell table:formula="of:==VLOOKUP([.F58];[.$C$2:.$D$1035];2)" office:value-type="float" office:value="0.0165165611714869" calcext:value-type="float">
            <text:p>0,0165165612</text:p>
          </table:table-cell>
          <table:table-cell table:formula="of:=ROUND([.G58]/[.$A$1035]*65535)" office:value-type="float" office:value="21648" calcext:value-type="float">
            <text:p>21648</text:p>
          </table:table-cell>
        </table:table-row>
        <table:table-row table:style-name="ro1">
          <table:table-cell office:value-type="float" office:value="0.00220992054648683" calcext:value-type="float">
            <text:p>2,21E-03</text:p>
          </table:table-cell>
          <table:table-cell office:value-type="float" office:value="0.8357134" calcext:value-type="float">
            <text:p>8,36E-01</text:p>
          </table:table-cell>
          <table:table-cell table:formula="of:=OFFSET([.$B$2];1035-ROW();0)" office:value-type="float" office:value="0.001254309" calcext:value-type="float">
            <text:p>1,25E-03</text:p>
          </table:table-cell>
          <table:table-cell table:formula="of:=OFFSET([.$A$2];1035-ROW();0)" office:value-type="float" office:value="0.0472294517964862" calcext:value-type="float">
            <text:p>4,72E-02</text:p>
          </table:table-cell>
          <table:table-cell/>
          <table:table-cell table:formula="of:=[.F58]+[.$E$2]" office:value-type="float" office:value="0.204224018663529" calcext:value-type="float">
            <text:p>0,2042240187</text:p>
          </table:table-cell>
          <table:table-cell table:formula="of:==VLOOKUP([.F59];[.$C$2:.$D$1035];2)" office:value-type="float" office:value="0.0164189049214869" calcext:value-type="float">
            <text:p>0,0164189049</text:p>
          </table:table-cell>
          <table:table-cell table:formula="of:=ROUND([.G59]/[.$A$1035]*65535)" office:value-type="float" office:value="21520" calcext:value-type="float">
            <text:p>21520</text:p>
          </table:table-cell>
        </table:table-row>
        <table:table-row table:style-name="ro1">
          <table:table-cell office:value-type="float" office:value="0.00225874867148683" calcext:value-type="float">
            <text:p>2,26E-03</text:p>
          </table:table-cell>
          <table:table-cell office:value-type="float" office:value="0.8339137" calcext:value-type="float">
            <text:p>8,34E-01</text:p>
          </table:table-cell>
          <table:table-cell table:formula="of:=OFFSET([.$B$2];1035-ROW();0)" office:value-type="float" office:value="0.001260458" calcext:value-type="float">
            <text:p>1,26E-03</text:p>
          </table:table-cell>
          <table:table-cell table:formula="of:=OFFSET([.$A$2];1035-ROW();0)" office:value-type="float" office:value="0.0471806236714862" calcext:value-type="float">
            <text:p>4,72E-02</text:p>
          </table:table-cell>
          <table:table-cell/>
          <table:table-cell table:formula="of:=[.F59]+[.$E$2]" office:value-type="float" office:value="0.207789642120784" calcext:value-type="float">
            <text:p>0,2077896421</text:p>
          </table:table-cell>
          <table:table-cell table:formula="of:==VLOOKUP([.F60];[.$C$2:.$D$1035];2)" office:value-type="float" office:value="0.0162724205464869" calcext:value-type="float">
            <text:p>0,0162724205</text:p>
          </table:table-cell>
          <table:table-cell table:formula="of:=ROUND([.G60]/[.$A$1035]*65535)" office:value-type="float" office:value="21328" calcext:value-type="float">
            <text:p>21328</text:p>
          </table:table-cell>
        </table:table-row>
        <table:table-row table:style-name="ro1">
          <table:table-cell office:value-type="float" office:value="0.00230757679648683" calcext:value-type="float">
            <text:p>2,31E-03</text:p>
          </table:table-cell>
          <table:table-cell office:value-type="float" office:value="0.832106" calcext:value-type="float">
            <text:p>8,32E-01</text:p>
          </table:table-cell>
          <table:table-cell table:formula="of:=OFFSET([.$B$2];1035-ROW();0)" office:value-type="float" office:value="0.001266664" calcext:value-type="float">
            <text:p>1,27E-03</text:p>
          </table:table-cell>
          <table:table-cell table:formula="of:=OFFSET([.$A$2];1035-ROW();0)" office:value-type="float" office:value="0.0471317955464862" calcext:value-type="float">
            <text:p>4,71E-02</text:p>
          </table:table-cell>
          <table:table-cell/>
          <table:table-cell table:formula="of:=[.F60]+[.$E$2]" office:value-type="float" office:value="0.211355265578039" calcext:value-type="float">
            <text:p>0,2113552656</text:p>
          </table:table-cell>
          <table:table-cell table:formula="of:==VLOOKUP([.F61];[.$C$2:.$D$1035];2)" office:value-type="float" office:value="0.0161747642964869" calcext:value-type="float">
            <text:p>0,0161747643</text:p>
          </table:table-cell>
          <table:table-cell table:formula="of:=ROUND([.G61]/[.$A$1035]*65535)" office:value-type="float" office:value="21200" calcext:value-type="float">
            <text:p>21200</text:p>
          </table:table-cell>
        </table:table-row>
        <table:table-row table:style-name="ro1">
          <table:table-cell office:value-type="float" office:value="0.00235640492148683" calcext:value-type="float">
            <text:p>2,36E-03</text:p>
          </table:table-cell>
          <table:table-cell office:value-type="float" office:value="0.8302901" calcext:value-type="float">
            <text:p>8,30E-01</text:p>
          </table:table-cell>
          <table:table-cell table:formula="of:=OFFSET([.$B$2];1035-ROW();0)" office:value-type="float" office:value="0.001272928" calcext:value-type="float">
            <text:p>1,27E-03</text:p>
          </table:table-cell>
          <table:table-cell table:formula="of:=OFFSET([.$A$2];1035-ROW();0)" office:value-type="float" office:value="0.0470829674214862" calcext:value-type="float">
            <text:p>4,71E-02</text:p>
          </table:table-cell>
          <table:table-cell/>
          <table:table-cell table:formula="of:=[.F61]+[.$E$2]" office:value-type="float" office:value="0.214920889035294" calcext:value-type="float">
            <text:p>0,214920889</text:p>
          </table:table-cell>
          <table:table-cell table:formula="of:==VLOOKUP([.F62];[.$C$2:.$D$1035];2)" office:value-type="float" office:value="0.0160771080464869" calcext:value-type="float">
            <text:p>0,016077108</text:p>
          </table:table-cell>
          <table:table-cell table:formula="of:=ROUND([.G62]/[.$A$1035]*65535)" office:value-type="float" office:value="21072" calcext:value-type="float">
            <text:p>21072</text:p>
          </table:table-cell>
        </table:table-row>
        <table:table-row table:style-name="ro1">
          <table:table-cell office:value-type="float" office:value="0.00240523304648683" calcext:value-type="float">
            <text:p>2,41E-03</text:p>
          </table:table-cell>
          <table:table-cell office:value-type="float" office:value="0.8284661" calcext:value-type="float">
            <text:p>8,28E-01</text:p>
          </table:table-cell>
          <table:table-cell table:formula="of:=OFFSET([.$B$2];1035-ROW();0)" office:value-type="float" office:value="0.00127925" calcext:value-type="float">
            <text:p>1,28E-03</text:p>
          </table:table-cell>
          <table:table-cell table:formula="of:=OFFSET([.$A$2];1035-ROW();0)" office:value-type="float" office:value="0.0470341392964862" calcext:value-type="float">
            <text:p>4,70E-02</text:p>
          </table:table-cell>
          <table:table-cell/>
          <table:table-cell table:formula="of:=[.F62]+[.$E$2]" office:value-type="float" office:value="0.218486512492549" calcext:value-type="float">
            <text:p>0,2184865125</text:p>
          </table:table-cell>
          <table:table-cell table:formula="of:==VLOOKUP([.F63];[.$C$2:.$D$1035];2)" office:value-type="float" office:value="0.0159794517964869" calcext:value-type="float">
            <text:p>0,0159794518</text:p>
          </table:table-cell>
          <table:table-cell table:formula="of:=ROUND([.G63]/[.$A$1035]*65535)" office:value-type="float" office:value="20944" calcext:value-type="float">
            <text:p>20944</text:p>
          </table:table-cell>
        </table:table-row>
        <table:table-row table:style-name="ro1">
          <table:table-cell office:value-type="float" office:value="0.00245406117148683" calcext:value-type="float">
            <text:p>2,45E-03</text:p>
          </table:table-cell>
          <table:table-cell office:value-type="float" office:value="0.826634" calcext:value-type="float">
            <text:p>8,27E-01</text:p>
          </table:table-cell>
          <table:table-cell table:formula="of:=OFFSET([.$B$2];1035-ROW();0)" office:value-type="float" office:value="0.001285631" calcext:value-type="float">
            <text:p>1,29E-03</text:p>
          </table:table-cell>
          <table:table-cell table:formula="of:=OFFSET([.$A$2];1035-ROW();0)" office:value-type="float" office:value="0.0469853111714862" calcext:value-type="float">
            <text:p>4,70E-02</text:p>
          </table:table-cell>
          <table:table-cell/>
          <table:table-cell table:formula="of:=[.F63]+[.$E$2]" office:value-type="float" office:value="0.222052135949804" calcext:value-type="float">
            <text:p>0,2220521359</text:p>
          </table:table-cell>
          <table:table-cell table:formula="of:==VLOOKUP([.F64];[.$C$2:.$D$1035];2)" office:value-type="float" office:value="0.0158329674214869" calcext:value-type="float">
            <text:p>0,0158329674</text:p>
          </table:table-cell>
          <table:table-cell table:formula="of:=ROUND([.G64]/[.$A$1035]*65535)" office:value-type="float" office:value="20752" calcext:value-type="float">
            <text:p>20752</text:p>
          </table:table-cell>
        </table:table-row>
        <table:table-row table:style-name="ro1">
          <table:table-cell office:value-type="float" office:value="0.00250288929648683" calcext:value-type="float">
            <text:p>2,50E-03</text:p>
          </table:table-cell>
          <table:table-cell office:value-type="float" office:value="0.8247938" calcext:value-type="float">
            <text:p>8,25E-01</text:p>
          </table:table-cell>
          <table:table-cell table:formula="of:=OFFSET([.$B$2];1035-ROW();0)" office:value-type="float" office:value="0.001292071" calcext:value-type="float">
            <text:p>1,29E-03</text:p>
          </table:table-cell>
          <table:table-cell table:formula="of:=OFFSET([.$A$2];1035-ROW();0)" office:value-type="float" office:value="0.0469364830464863" calcext:value-type="float">
            <text:p>4,69E-02</text:p>
          </table:table-cell>
          <table:table-cell/>
          <table:table-cell table:formula="of:=[.F64]+[.$E$2]" office:value-type="float" office:value="0.225617759407059" calcext:value-type="float">
            <text:p>0,2256177594</text:p>
          </table:table-cell>
          <table:table-cell table:formula="of:==VLOOKUP([.F65];[.$C$2:.$D$1035];2)" office:value-type="float" office:value="0.0157353111714869" calcext:value-type="float">
            <text:p>0,0157353112</text:p>
          </table:table-cell>
          <table:table-cell table:formula="of:=ROUND([.G65]/[.$A$1035]*65535)" office:value-type="float" office:value="20624" calcext:value-type="float">
            <text:p>20624</text:p>
          </table:table-cell>
        </table:table-row>
        <table:table-row table:style-name="ro1">
          <table:table-cell office:value-type="float" office:value="0.00255171742148683" calcext:value-type="float">
            <text:p>2,55E-03</text:p>
          </table:table-cell>
          <table:table-cell office:value-type="float" office:value="0.8229456" calcext:value-type="float">
            <text:p>8,23E-01</text:p>
          </table:table-cell>
          <table:table-cell table:formula="of:=OFFSET([.$B$2];1035-ROW();0)" office:value-type="float" office:value="0.00129857" calcext:value-type="float">
            <text:p>1,30E-03</text:p>
          </table:table-cell>
          <table:table-cell table:formula="of:=OFFSET([.$A$2];1035-ROW();0)" office:value-type="float" office:value="0.0468876549214863" calcext:value-type="float">
            <text:p>4,69E-02</text:p>
          </table:table-cell>
          <table:table-cell/>
          <table:table-cell table:formula="of:=[.F65]+[.$E$2]" office:value-type="float" office:value="0.229183382864313" calcext:value-type="float">
            <text:p>0,2291833829</text:p>
          </table:table-cell>
          <table:table-cell table:formula="of:==VLOOKUP([.F66];[.$C$2:.$D$1035];2)" office:value-type="float" office:value="0.0156376549214869" calcext:value-type="float">
            <text:p>0,0156376549</text:p>
          </table:table-cell>
          <table:table-cell table:formula="of:=ROUND([.G66]/[.$A$1035]*65535)" office:value-type="float" office:value="20496" calcext:value-type="float">
            <text:p>20496</text:p>
          </table:table-cell>
        </table:table-row>
        <table:table-row table:style-name="ro1">
          <table:table-cell office:value-type="float" office:value="0.00260054554648683" calcext:value-type="float">
            <text:p>2,60E-03</text:p>
          </table:table-cell>
          <table:table-cell office:value-type="float" office:value="0.8210894" calcext:value-type="float">
            <text:p>8,21E-01</text:p>
          </table:table-cell>
          <table:table-cell table:formula="of:=OFFSET([.$B$2];1035-ROW();0)" office:value-type="float" office:value="0.00130513" calcext:value-type="float">
            <text:p>1,31E-03</text:p>
          </table:table-cell>
          <table:table-cell table:formula="of:=OFFSET([.$A$2];1035-ROW();0)" office:value-type="float" office:value="0.0468388267964863" calcext:value-type="float">
            <text:p>4,68E-02</text:p>
          </table:table-cell>
          <table:table-cell/>
          <table:table-cell table:formula="of:=[.F66]+[.$E$2]" office:value-type="float" office:value="0.232749006321568" calcext:value-type="float">
            <text:p>0,2327490063</text:p>
          </table:table-cell>
          <table:table-cell table:formula="of:==VLOOKUP([.F67];[.$C$2:.$D$1035];2)" office:value-type="float" office:value="0.0155399986714869" calcext:value-type="float">
            <text:p>0,0155399987</text:p>
          </table:table-cell>
          <table:table-cell table:formula="of:=ROUND([.G67]/[.$A$1035]*65535)" office:value-type="float" office:value="20368" calcext:value-type="float">
            <text:p>20368</text:p>
          </table:table-cell>
        </table:table-row>
        <table:table-row table:style-name="ro1">
          <table:table-cell office:value-type="float" office:value="0.00264937367148683" calcext:value-type="float">
            <text:p>2,65E-03</text:p>
          </table:table-cell>
          <table:table-cell office:value-type="float" office:value="0.8192251" calcext:value-type="float">
            <text:p>8,19E-01</text:p>
          </table:table-cell>
          <table:table-cell table:formula="of:=OFFSET([.$B$2];1035-ROW();0)" office:value-type="float" office:value="0.001311751" calcext:value-type="float">
            <text:p>1,31E-03</text:p>
          </table:table-cell>
          <table:table-cell table:formula="of:=OFFSET([.$A$2];1035-ROW();0)" office:value-type="float" office:value="0.0467899986714863" calcext:value-type="float">
            <text:p>4,68E-02</text:p>
          </table:table-cell>
          <table:table-cell/>
          <table:table-cell table:formula="of:=[.F67]+[.$E$2]" office:value-type="float" office:value="0.236314629778823" calcext:value-type="float">
            <text:p>0,2363146298</text:p>
          </table:table-cell>
          <table:table-cell table:formula="of:==VLOOKUP([.F68];[.$C$2:.$D$1035];2)" office:value-type="float" office:value="0.0154423424214869" calcext:value-type="float">
            <text:p>0,0154423424</text:p>
          </table:table-cell>
          <table:table-cell table:formula="of:=ROUND([.G68]/[.$A$1035]*65535)" office:value-type="float" office:value="20240" calcext:value-type="float">
            <text:p>20240</text:p>
          </table:table-cell>
        </table:table-row>
        <table:table-row table:style-name="ro1">
          <table:table-cell office:value-type="float" office:value="0.00269820179648683" calcext:value-type="float">
            <text:p>2,70E-03</text:p>
          </table:table-cell>
          <table:table-cell office:value-type="float" office:value="0.8173528" calcext:value-type="float">
            <text:p>8,17E-01</text:p>
          </table:table-cell>
          <table:table-cell table:formula="of:=OFFSET([.$B$2];1035-ROW();0)" office:value-type="float" office:value="0.001318434" calcext:value-type="float">
            <text:p>1,32E-03</text:p>
          </table:table-cell>
          <table:table-cell table:formula="of:=OFFSET([.$A$2];1035-ROW();0)" office:value-type="float" office:value="0.0467411705464863" calcext:value-type="float">
            <text:p>4,67E-02</text:p>
          </table:table-cell>
          <table:table-cell/>
          <table:table-cell table:formula="of:=[.F68]+[.$E$2]" office:value-type="float" office:value="0.239880253236078" calcext:value-type="float">
            <text:p>0,2398802532</text:p>
          </table:table-cell>
          <table:table-cell table:formula="of:==VLOOKUP([.F69];[.$C$2:.$D$1035];2)" office:value-type="float" office:value="0.0153446861714869" calcext:value-type="float">
            <text:p>0,0153446862</text:p>
          </table:table-cell>
          <table:table-cell table:formula="of:=ROUND([.G69]/[.$A$1035]*65535)" office:value-type="float" office:value="20112" calcext:value-type="float">
            <text:p>20112</text:p>
          </table:table-cell>
        </table:table-row>
        <table:table-row table:style-name="ro1">
          <table:table-cell office:value-type="float" office:value="0.00274702992148683" calcext:value-type="float">
            <text:p>2,75E-03</text:p>
          </table:table-cell>
          <table:table-cell office:value-type="float" office:value="0.8154726" calcext:value-type="float">
            <text:p>8,15E-01</text:p>
          </table:table-cell>
          <table:table-cell table:formula="of:=OFFSET([.$B$2];1035-ROW();0)" office:value-type="float" office:value="0.001325179" calcext:value-type="float">
            <text:p>1,33E-03</text:p>
          </table:table-cell>
          <table:table-cell table:formula="of:=OFFSET([.$A$2];1035-ROW();0)" office:value-type="float" office:value="0.0466923424214863" calcext:value-type="float">
            <text:p>4,67E-02</text:p>
          </table:table-cell>
          <table:table-cell/>
          <table:table-cell table:formula="of:=[.F69]+[.$E$2]" office:value-type="float" office:value="0.243445876693333" calcext:value-type="float">
            <text:p>0,2434458767</text:p>
          </table:table-cell>
          <table:table-cell table:formula="of:==VLOOKUP([.F70];[.$C$2:.$D$1035];2)" office:value-type="float" office:value="0.0152470299214869" calcext:value-type="float">
            <text:p>0,0152470299</text:p>
          </table:table-cell>
          <table:table-cell table:formula="of:=ROUND([.G70]/[.$A$1035]*65535)" office:value-type="float" office:value="19984" calcext:value-type="float">
            <text:p>19984</text:p>
          </table:table-cell>
        </table:table-row>
        <table:table-row table:style-name="ro1">
          <table:table-cell office:value-type="float" office:value="0.00279585804648683" calcext:value-type="float">
            <text:p>2,80E-03</text:p>
          </table:table-cell>
          <table:table-cell office:value-type="float" office:value="0.8135844" calcext:value-type="float">
            <text:p>8,14E-01</text:p>
          </table:table-cell>
          <table:table-cell table:formula="of:=OFFSET([.$B$2];1035-ROW();0)" office:value-type="float" office:value="0.001331986" calcext:value-type="float">
            <text:p>1,33E-03</text:p>
          </table:table-cell>
          <table:table-cell table:formula="of:=OFFSET([.$A$2];1035-ROW();0)" office:value-type="float" office:value="0.0466435142964863" calcext:value-type="float">
            <text:p>4,66E-02</text:p>
          </table:table-cell>
          <table:table-cell/>
          <table:table-cell table:formula="of:=[.F70]+[.$E$2]" office:value-type="float" office:value="0.247011500150588" calcext:value-type="float">
            <text:p>0,2470115002</text:p>
          </table:table-cell>
          <table:table-cell table:formula="of:==VLOOKUP([.F71];[.$C$2:.$D$1035];2)" office:value-type="float" office:value="0.0151493736714869" calcext:value-type="float">
            <text:p>0,0151493737</text:p>
          </table:table-cell>
          <table:table-cell table:formula="of:=ROUND([.G71]/[.$A$1035]*65535)" office:value-type="float" office:value="19856" calcext:value-type="float">
            <text:p>19856</text:p>
          </table:table-cell>
        </table:table-row>
        <table:table-row table:style-name="ro1">
          <table:table-cell office:value-type="float" office:value="0.00284468617148683" calcext:value-type="float">
            <text:p>2,84E-03</text:p>
          </table:table-cell>
          <table:table-cell office:value-type="float" office:value="0.8116882" calcext:value-type="float">
            <text:p>8,12E-01</text:p>
          </table:table-cell>
          <table:table-cell table:formula="of:=OFFSET([.$B$2];1035-ROW();0)" office:value-type="float" office:value="0.001338857" calcext:value-type="float">
            <text:p>1,34E-03</text:p>
          </table:table-cell>
          <table:table-cell table:formula="of:=OFFSET([.$A$2];1035-ROW();0)" office:value-type="float" office:value="0.0465946861714863" calcext:value-type="float">
            <text:p>4,66E-02</text:p>
          </table:table-cell>
          <table:table-cell/>
          <table:table-cell table:formula="of:=[.F71]+[.$E$2]" office:value-type="float" office:value="0.250577123607843" calcext:value-type="float">
            <text:p>0,2505771236</text:p>
          </table:table-cell>
          <table:table-cell table:formula="of:==VLOOKUP([.F72];[.$C$2:.$D$1035];2)" office:value-type="float" office:value="0.0150517174214869" calcext:value-type="float">
            <text:p>0,0150517174</text:p>
          </table:table-cell>
          <table:table-cell table:formula="of:=ROUND([.G72]/[.$A$1035]*65535)" office:value-type="float" office:value="19728" calcext:value-type="float">
            <text:p>19728</text:p>
          </table:table-cell>
        </table:table-row>
        <table:table-row table:style-name="ro1">
          <table:table-cell office:value-type="float" office:value="0.00289351429648683" calcext:value-type="float">
            <text:p>2,89E-03</text:p>
          </table:table-cell>
          <table:table-cell office:value-type="float" office:value="0.8097842" calcext:value-type="float">
            <text:p>8,10E-01</text:p>
          </table:table-cell>
          <table:table-cell table:formula="of:=OFFSET([.$B$2];1035-ROW();0)" office:value-type="float" office:value="0.001345791" calcext:value-type="float">
            <text:p>1,35E-03</text:p>
          </table:table-cell>
          <table:table-cell table:formula="of:=OFFSET([.$A$2];1035-ROW();0)" office:value-type="float" office:value="0.0465458580464863" calcext:value-type="float">
            <text:p>4,65E-02</text:p>
          </table:table-cell>
          <table:table-cell/>
          <table:table-cell table:formula="of:=[.F72]+[.$E$2]" office:value-type="float" office:value="0.254142747065098" calcext:value-type="float">
            <text:p>0,2541427471</text:p>
          </table:table-cell>
          <table:table-cell table:formula="of:==VLOOKUP([.F73];[.$C$2:.$D$1035];2)" office:value-type="float" office:value="0.0149540611714869" calcext:value-type="float">
            <text:p>0,0149540612</text:p>
          </table:table-cell>
          <table:table-cell table:formula="of:=ROUND([.G73]/[.$A$1035]*65535)" office:value-type="float" office:value="19600" calcext:value-type="float">
            <text:p>19600</text:p>
          </table:table-cell>
        </table:table-row>
        <table:table-row table:style-name="ro1">
          <table:table-cell office:value-type="float" office:value="0.00294234242148683" calcext:value-type="float">
            <text:p>2,94E-03</text:p>
          </table:table-cell>
          <table:table-cell office:value-type="float" office:value="0.8078722" calcext:value-type="float">
            <text:p>8,08E-01</text:p>
          </table:table-cell>
          <table:table-cell table:formula="of:=OFFSET([.$B$2];1035-ROW();0)" office:value-type="float" office:value="0.00135279" calcext:value-type="float">
            <text:p>1,35E-03</text:p>
          </table:table-cell>
          <table:table-cell table:formula="of:=OFFSET([.$A$2];1035-ROW();0)" office:value-type="float" office:value="0.0464970299214863" calcext:value-type="float">
            <text:p>4,65E-02</text:p>
          </table:table-cell>
          <table:table-cell/>
          <table:table-cell table:formula="of:=[.F73]+[.$E$2]" office:value-type="float" office:value="0.257708370522353" calcext:value-type="float">
            <text:p>0,2577083705</text:p>
          </table:table-cell>
          <table:table-cell table:formula="of:==VLOOKUP([.F74];[.$C$2:.$D$1035];2)" office:value-type="float" office:value="0.0148564049214869" calcext:value-type="float">
            <text:p>0,0148564049</text:p>
          </table:table-cell>
          <table:table-cell table:formula="of:=ROUND([.G74]/[.$A$1035]*65535)" office:value-type="float" office:value="19472" calcext:value-type="float">
            <text:p>19472</text:p>
          </table:table-cell>
        </table:table-row>
        <table:table-row table:style-name="ro1">
          <table:table-cell office:value-type="float" office:value="0.00299117054648683" calcext:value-type="float">
            <text:p>2,99E-03</text:p>
          </table:table-cell>
          <table:table-cell office:value-type="float" office:value="0.8059524" calcext:value-type="float">
            <text:p>8,06E-01</text:p>
          </table:table-cell>
          <table:table-cell table:formula="of:=OFFSET([.$B$2];1035-ROW();0)" office:value-type="float" office:value="0.001359855" calcext:value-type="float">
            <text:p>1,36E-03</text:p>
          </table:table-cell>
          <table:table-cell table:formula="of:=OFFSET([.$A$2];1035-ROW();0)" office:value-type="float" office:value="0.0464482017964863" calcext:value-type="float">
            <text:p>4,64E-02</text:p>
          </table:table-cell>
          <table:table-cell/>
          <table:table-cell table:formula="of:=[.F74]+[.$E$2]" office:value-type="float" office:value="0.261273993979607" calcext:value-type="float">
            <text:p>0,261273994</text:p>
          </table:table-cell>
          <table:table-cell table:formula="of:==VLOOKUP([.F75];[.$C$2:.$D$1035];2)" office:value-type="float" office:value="0.0147587486714869" calcext:value-type="float">
            <text:p>0,0147587487</text:p>
          </table:table-cell>
          <table:table-cell table:formula="of:=ROUND([.G75]/[.$A$1035]*65535)" office:value-type="float" office:value="19344" calcext:value-type="float">
            <text:p>19344</text:p>
          </table:table-cell>
        </table:table-row>
        <table:table-row table:style-name="ro1">
          <table:table-cell office:value-type="float" office:value="0.00303999867148683" calcext:value-type="float">
            <text:p>3,04E-03</text:p>
          </table:table-cell>
          <table:table-cell office:value-type="float" office:value="0.8040248" calcext:value-type="float">
            <text:p>8,04E-01</text:p>
          </table:table-cell>
          <table:table-cell table:formula="of:=OFFSET([.$B$2];1035-ROW();0)" office:value-type="float" office:value="0.001366985" calcext:value-type="float">
            <text:p>1,37E-03</text:p>
          </table:table-cell>
          <table:table-cell table:formula="of:=OFFSET([.$A$2];1035-ROW();0)" office:value-type="float" office:value="0.0463993736714863" calcext:value-type="float">
            <text:p>4,64E-02</text:p>
          </table:table-cell>
          <table:table-cell/>
          <table:table-cell table:formula="of:=[.F75]+[.$E$2]" office:value-type="float" office:value="0.264839617436862" calcext:value-type="float">
            <text:p>0,2648396174</text:p>
          </table:table-cell>
          <table:table-cell table:formula="of:==VLOOKUP([.F76];[.$C$2:.$D$1035];2)" office:value-type="float" office:value="0.0146610924214869" calcext:value-type="float">
            <text:p>0,0146610924</text:p>
          </table:table-cell>
          <table:table-cell table:formula="of:=ROUND([.G76]/[.$A$1035]*65535)" office:value-type="float" office:value="19216" calcext:value-type="float">
            <text:p>19216</text:p>
          </table:table-cell>
        </table:table-row>
        <table:table-row table:style-name="ro1">
          <table:table-cell office:value-type="float" office:value="0.00308882679648683" calcext:value-type="float">
            <text:p>3,09E-03</text:p>
          </table:table-cell>
          <table:table-cell office:value-type="float" office:value="0.8020893" calcext:value-type="float">
            <text:p>8,02E-01</text:p>
          </table:table-cell>
          <table:table-cell table:formula="of:=OFFSET([.$B$2];1035-ROW();0)" office:value-type="float" office:value="0.001374181" calcext:value-type="float">
            <text:p>1,37E-03</text:p>
          </table:table-cell>
          <table:table-cell table:formula="of:=OFFSET([.$A$2];1035-ROW();0)" office:value-type="float" office:value="0.0463505455464863" calcext:value-type="float">
            <text:p>4,64E-02</text:p>
          </table:table-cell>
          <table:table-cell/>
          <table:table-cell table:formula="of:=[.F76]+[.$E$2]" office:value-type="float" office:value="0.268405240894117" calcext:value-type="float">
            <text:p>0,2684052409</text:p>
          </table:table-cell>
          <table:table-cell table:formula="of:==VLOOKUP([.F77];[.$C$2:.$D$1035];2)" office:value-type="float" office:value="0.0145634361714869" calcext:value-type="float">
            <text:p>0,0145634362</text:p>
          </table:table-cell>
          <table:table-cell table:formula="of:=ROUND([.G77]/[.$A$1035]*65535)" office:value-type="float" office:value="19088" calcext:value-type="float">
            <text:p>19088</text:p>
          </table:table-cell>
        </table:table-row>
        <table:table-row table:style-name="ro1">
          <table:table-cell office:value-type="float" office:value="0.00313765492148683" calcext:value-type="float">
            <text:p>3,14E-03</text:p>
          </table:table-cell>
          <table:table-cell office:value-type="float" office:value="0.8001461" calcext:value-type="float">
            <text:p>8,00E-01</text:p>
          </table:table-cell>
          <table:table-cell table:formula="of:=OFFSET([.$B$2];1035-ROW();0)" office:value-type="float" office:value="0.001381445" calcext:value-type="float">
            <text:p>1,38E-03</text:p>
          </table:table-cell>
          <table:table-cell table:formula="of:=OFFSET([.$A$2];1035-ROW();0)" office:value-type="float" office:value="0.0463017174214863" calcext:value-type="float">
            <text:p>4,63E-02</text:p>
          </table:table-cell>
          <table:table-cell/>
          <table:table-cell table:formula="of:=[.F77]+[.$E$2]" office:value-type="float" office:value="0.271970864351372" calcext:value-type="float">
            <text:p>0,2719708644</text:p>
          </table:table-cell>
          <table:table-cell table:formula="of:==VLOOKUP([.F78];[.$C$2:.$D$1035];2)" office:value-type="float" office:value="0.0144657799214869" calcext:value-type="float">
            <text:p>0,0144657799</text:p>
          </table:table-cell>
          <table:table-cell table:formula="of:=ROUND([.G78]/[.$A$1035]*65535)" office:value-type="float" office:value="18960" calcext:value-type="float">
            <text:p>18960</text:p>
          </table:table-cell>
        </table:table-row>
        <table:table-row table:style-name="ro1">
          <table:table-cell office:value-type="float" office:value="0.00318648304648683" calcext:value-type="float">
            <text:p>3,19E-03</text:p>
          </table:table-cell>
          <table:table-cell office:value-type="float" office:value="0.7981951" calcext:value-type="float">
            <text:p>7,98E-01</text:p>
          </table:table-cell>
          <table:table-cell table:formula="of:=OFFSET([.$B$2];1035-ROW();0)" office:value-type="float" office:value="0.001388776" calcext:value-type="float">
            <text:p>1,39E-03</text:p>
          </table:table-cell>
          <table:table-cell table:formula="of:=OFFSET([.$A$2];1035-ROW();0)" office:value-type="float" office:value="0.0462528892964863" calcext:value-type="float">
            <text:p>4,63E-02</text:p>
          </table:table-cell>
          <table:table-cell/>
          <table:table-cell table:formula="of:=[.F78]+[.$E$2]" office:value-type="float" office:value="0.275536487808627" calcext:value-type="float">
            <text:p>0,2755364878</text:p>
          </table:table-cell>
          <table:table-cell table:formula="of:==VLOOKUP([.F79];[.$C$2:.$D$1035];2)" office:value-type="float" office:value="0.0143681236714869" calcext:value-type="float">
            <text:p>0,0143681237</text:p>
          </table:table-cell>
          <table:table-cell table:formula="of:=ROUND([.G79]/[.$A$1035]*65535)" office:value-type="float" office:value="18832" calcext:value-type="float">
            <text:p>18832</text:p>
          </table:table-cell>
        </table:table-row>
        <table:table-row table:style-name="ro1">
          <table:table-cell office:value-type="float" office:value="0.00323531117148683" calcext:value-type="float">
            <text:p>3,24E-03</text:p>
          </table:table-cell>
          <table:table-cell office:value-type="float" office:value="0.7962363" calcext:value-type="float">
            <text:p>7,96E-01</text:p>
          </table:table-cell>
          <table:table-cell table:formula="of:=OFFSET([.$B$2];1035-ROW();0)" office:value-type="float" office:value="0.001396176" calcext:value-type="float">
            <text:p>1,40E-03</text:p>
          </table:table-cell>
          <table:table-cell table:formula="of:=OFFSET([.$A$2];1035-ROW();0)" office:value-type="float" office:value="0.0462040611714863" calcext:value-type="float">
            <text:p>4,62E-02</text:p>
          </table:table-cell>
          <table:table-cell/>
          <table:table-cell table:formula="of:=[.F79]+[.$E$2]" office:value-type="float" office:value="0.279102111265882" calcext:value-type="float">
            <text:p>0,2791021113</text:p>
          </table:table-cell>
          <table:table-cell table:formula="of:==VLOOKUP([.F80];[.$C$2:.$D$1035];2)" office:value-type="float" office:value="0.0143192955464869" calcext:value-type="float">
            <text:p>0,0143192955</text:p>
          </table:table-cell>
          <table:table-cell table:formula="of:=ROUND([.G80]/[.$A$1035]*65535)" office:value-type="float" office:value="18768" calcext:value-type="float">
            <text:p>18768</text:p>
          </table:table-cell>
        </table:table-row>
        <table:table-row table:style-name="ro1">
          <table:table-cell office:value-type="float" office:value="0.00328413929648683" calcext:value-type="float">
            <text:p>3,28E-03</text:p>
          </table:table-cell>
          <table:table-cell office:value-type="float" office:value="0.7942699" calcext:value-type="float">
            <text:p>7,94E-01</text:p>
          </table:table-cell>
          <table:table-cell table:formula="of:=OFFSET([.$B$2];1035-ROW();0)" office:value-type="float" office:value="0.001403644" calcext:value-type="float">
            <text:p>1,40E-03</text:p>
          </table:table-cell>
          <table:table-cell table:formula="of:=OFFSET([.$A$2];1035-ROW();0)" office:value-type="float" office:value="0.0461552330464863" calcext:value-type="float">
            <text:p>4,62E-02</text:p>
          </table:table-cell>
          <table:table-cell/>
          <table:table-cell table:formula="of:=[.F80]+[.$E$2]" office:value-type="float" office:value="0.282667734723137" calcext:value-type="float">
            <text:p>0,2826677347</text:p>
          </table:table-cell>
          <table:table-cell table:formula="of:==VLOOKUP([.F81];[.$C$2:.$D$1035];2)" office:value-type="float" office:value="0.0142216392964869" calcext:value-type="float">
            <text:p>0,0142216393</text:p>
          </table:table-cell>
          <table:table-cell table:formula="of:=ROUND([.G81]/[.$A$1035]*65535)" office:value-type="float" office:value="18640" calcext:value-type="float">
            <text:p>18640</text:p>
          </table:table-cell>
        </table:table-row>
        <table:table-row table:style-name="ro1">
          <table:table-cell office:value-type="float" office:value="0.00333296742148683" calcext:value-type="float">
            <text:p>3,33E-03</text:p>
          </table:table-cell>
          <table:table-cell office:value-type="float" office:value="0.7922957" calcext:value-type="float">
            <text:p>7,92E-01</text:p>
          </table:table-cell>
          <table:table-cell table:formula="of:=OFFSET([.$B$2];1035-ROW();0)" office:value-type="float" office:value="0.001411182" calcext:value-type="float">
            <text:p>1,41E-03</text:p>
          </table:table-cell>
          <table:table-cell table:formula="of:=OFFSET([.$A$2];1035-ROW();0)" office:value-type="float" office:value="0.0461064049214863" calcext:value-type="float">
            <text:p>4,61E-02</text:p>
          </table:table-cell>
          <table:table-cell/>
          <table:table-cell table:formula="of:=[.F81]+[.$E$2]" office:value-type="float" office:value="0.286233358180392" calcext:value-type="float">
            <text:p>0,2862333582</text:p>
          </table:table-cell>
          <table:table-cell table:formula="of:==VLOOKUP([.F82];[.$C$2:.$D$1035];2)" office:value-type="float" office:value="0.0141239830464869" calcext:value-type="float">
            <text:p>0,014123983</text:p>
          </table:table-cell>
          <table:table-cell table:formula="of:=ROUND([.G82]/[.$A$1035]*65535)" office:value-type="float" office:value="18512" calcext:value-type="float">
            <text:p>18512</text:p>
          </table:table-cell>
        </table:table-row>
        <table:table-row table:style-name="ro1">
          <table:table-cell office:value-type="float" office:value="0.00338179554648682" calcext:value-type="float">
            <text:p>3,38E-03</text:p>
          </table:table-cell>
          <table:table-cell office:value-type="float" office:value="0.7903139" calcext:value-type="float">
            <text:p>7,90E-01</text:p>
          </table:table-cell>
          <table:table-cell table:formula="of:=OFFSET([.$B$2];1035-ROW();0)" office:value-type="float" office:value="0.001418791" calcext:value-type="float">
            <text:p>1,42E-03</text:p>
          </table:table-cell>
          <table:table-cell table:formula="of:=OFFSET([.$A$2];1035-ROW();0)" office:value-type="float" office:value="0.0460575767964863" calcext:value-type="float">
            <text:p>4,61E-02</text:p>
          </table:table-cell>
          <table:table-cell/>
          <table:table-cell table:formula="of:=[.F82]+[.$E$2]" office:value-type="float" office:value="0.289798981637647" calcext:value-type="float">
            <text:p>0,2897989816</text:p>
          </table:table-cell>
          <table:table-cell table:formula="of:==VLOOKUP([.F83];[.$C$2:.$D$1035];2)" office:value-type="float" office:value="0.0140263267964869" calcext:value-type="float">
            <text:p>0,0140263268</text:p>
          </table:table-cell>
          <table:table-cell table:formula="of:=ROUND([.G83]/[.$A$1035]*65535)" office:value-type="float" office:value="18384" calcext:value-type="float">
            <text:p>18384</text:p>
          </table:table-cell>
        </table:table-row>
        <table:table-row table:style-name="ro1">
          <table:table-cell office:value-type="float" office:value="0.00343062367148682" calcext:value-type="float">
            <text:p>3,43E-03</text:p>
          </table:table-cell>
          <table:table-cell office:value-type="float" office:value="0.7883245" calcext:value-type="float">
            <text:p>7,88E-01</text:p>
          </table:table-cell>
          <table:table-cell table:formula="of:=OFFSET([.$B$2];1035-ROW();0)" office:value-type="float" office:value="0.00142647" calcext:value-type="float">
            <text:p>1,43E-03</text:p>
          </table:table-cell>
          <table:table-cell table:formula="of:=OFFSET([.$A$2];1035-ROW();0)" office:value-type="float" office:value="0.0460087486714863" calcext:value-type="float">
            <text:p>4,60E-02</text:p>
          </table:table-cell>
          <table:table-cell/>
          <table:table-cell table:formula="of:=[.F83]+[.$E$2]" office:value-type="float" office:value="0.293364605094902" calcext:value-type="float">
            <text:p>0,2933646051</text:p>
          </table:table-cell>
          <table:table-cell table:formula="of:==VLOOKUP([.F84];[.$C$2:.$D$1035];2)" office:value-type="float" office:value="0.0139286705464869" calcext:value-type="float">
            <text:p>0,0139286705</text:p>
          </table:table-cell>
          <table:table-cell table:formula="of:=ROUND([.G84]/[.$A$1035]*65535)" office:value-type="float" office:value="18256" calcext:value-type="float">
            <text:p>18256</text:p>
          </table:table-cell>
        </table:table-row>
        <table:table-row table:style-name="ro1">
          <table:table-cell office:value-type="float" office:value="0.00347945179648682" calcext:value-type="float">
            <text:p>3,48E-03</text:p>
          </table:table-cell>
          <table:table-cell office:value-type="float" office:value="0.7863275" calcext:value-type="float">
            <text:p>7,86E-01</text:p>
          </table:table-cell>
          <table:table-cell table:formula="of:=OFFSET([.$B$2];1035-ROW();0)" office:value-type="float" office:value="0.001434222" calcext:value-type="float">
            <text:p>1,43E-03</text:p>
          </table:table-cell>
          <table:table-cell table:formula="of:=OFFSET([.$A$2];1035-ROW();0)" office:value-type="float" office:value="0.0459599205464863" calcext:value-type="float">
            <text:p>4,60E-02</text:p>
          </table:table-cell>
          <table:table-cell/>
          <table:table-cell table:formula="of:=[.F84]+[.$E$2]" office:value-type="float" office:value="0.296930228552157" calcext:value-type="float">
            <text:p>0,2969302286</text:p>
          </table:table-cell>
          <table:table-cell table:formula="of:==VLOOKUP([.F85];[.$C$2:.$D$1035];2)" office:value-type="float" office:value="0.0138310142964869" calcext:value-type="float">
            <text:p>0,0138310143</text:p>
          </table:table-cell>
          <table:table-cell table:formula="of:=ROUND([.G85]/[.$A$1035]*65535)" office:value-type="float" office:value="18128" calcext:value-type="float">
            <text:p>18128</text:p>
          </table:table-cell>
        </table:table-row>
        <table:table-row table:style-name="ro1">
          <table:table-cell office:value-type="float" office:value="0.00352827992148682" calcext:value-type="float">
            <text:p>3,53E-03</text:p>
          </table:table-cell>
          <table:table-cell office:value-type="float" office:value="0.784323" calcext:value-type="float">
            <text:p>7,84E-01</text:p>
          </table:table-cell>
          <table:table-cell table:formula="of:=OFFSET([.$B$2];1035-ROW();0)" office:value-type="float" office:value="0.001442045" calcext:value-type="float">
            <text:p>1,44E-03</text:p>
          </table:table-cell>
          <table:table-cell table:formula="of:=OFFSET([.$A$2];1035-ROW();0)" office:value-type="float" office:value="0.0459110924214863" calcext:value-type="float">
            <text:p>4,59E-02</text:p>
          </table:table-cell>
          <table:table-cell/>
          <table:table-cell table:formula="of:=[.F85]+[.$E$2]" office:value-type="float" office:value="0.300495852009412" calcext:value-type="float">
            <text:p>0,300495852</text:p>
          </table:table-cell>
          <table:table-cell table:formula="of:==VLOOKUP([.F86];[.$C$2:.$D$1035];2)" office:value-type="float" office:value="0.0137821861714869" calcext:value-type="float">
            <text:p>0,0137821862</text:p>
          </table:table-cell>
          <table:table-cell table:formula="of:=ROUND([.G86]/[.$A$1035]*65535)" office:value-type="float" office:value="18064" calcext:value-type="float">
            <text:p>18064</text:p>
          </table:table-cell>
        </table:table-row>
        <table:table-row table:style-name="ro1">
          <table:table-cell office:value-type="float" office:value="0.00357710804648682" calcext:value-type="float">
            <text:p>3,58E-03</text:p>
          </table:table-cell>
          <table:table-cell office:value-type="float" office:value="0.7823108" calcext:value-type="float">
            <text:p>7,82E-01</text:p>
          </table:table-cell>
          <table:table-cell table:formula="of:=OFFSET([.$B$2];1035-ROW();0)" office:value-type="float" office:value="0.001449942" calcext:value-type="float">
            <text:p>1,45E-03</text:p>
          </table:table-cell>
          <table:table-cell table:formula="of:=OFFSET([.$A$2];1035-ROW();0)" office:value-type="float" office:value="0.0458622642964863" calcext:value-type="float">
            <text:p>4,59E-02</text:p>
          </table:table-cell>
          <table:table-cell/>
          <table:table-cell table:formula="of:=[.F86]+[.$E$2]" office:value-type="float" office:value="0.304061475466667" calcext:value-type="float">
            <text:p>0,3040614755</text:p>
          </table:table-cell>
          <table:table-cell table:formula="of:==VLOOKUP([.F87];[.$C$2:.$D$1035];2)" office:value-type="float" office:value="0.0136845299214869" calcext:value-type="float">
            <text:p>0,0136845299</text:p>
          </table:table-cell>
          <table:table-cell table:formula="of:=ROUND([.G87]/[.$A$1035]*65535)" office:value-type="float" office:value="17936" calcext:value-type="float">
            <text:p>17936</text:p>
          </table:table-cell>
        </table:table-row>
        <table:table-row table:style-name="ro1">
          <table:table-cell office:value-type="float" office:value="0.00362593617148682" calcext:value-type="float">
            <text:p>3,63E-03</text:p>
          </table:table-cell>
          <table:table-cell office:value-type="float" office:value="0.7802913" calcext:value-type="float">
            <text:p>7,80E-01</text:p>
          </table:table-cell>
          <table:table-cell table:formula="of:=OFFSET([.$B$2];1035-ROW();0)" office:value-type="float" office:value="0.001457912" calcext:value-type="float">
            <text:p>1,46E-03</text:p>
          </table:table-cell>
          <table:table-cell table:formula="of:=OFFSET([.$A$2];1035-ROW();0)" office:value-type="float" office:value="0.0458134361714863" calcext:value-type="float">
            <text:p>4,58E-02</text:p>
          </table:table-cell>
          <table:table-cell/>
          <table:table-cell table:formula="of:=[.F87]+[.$E$2]" office:value-type="float" office:value="0.307627098923921" calcext:value-type="float">
            <text:p>0,3076270989</text:p>
          </table:table-cell>
          <table:table-cell table:formula="of:==VLOOKUP([.F88];[.$C$2:.$D$1035];2)" office:value-type="float" office:value="0.0135868736714869" calcext:value-type="float">
            <text:p>0,0135868737</text:p>
          </table:table-cell>
          <table:table-cell table:formula="of:=ROUND([.G88]/[.$A$1035]*65535)" office:value-type="float" office:value="17808" calcext:value-type="float">
            <text:p>17808</text:p>
          </table:table-cell>
        </table:table-row>
        <table:table-row table:style-name="ro1">
          <table:table-cell office:value-type="float" office:value="0.00367476429648682" calcext:value-type="float">
            <text:p>3,67E-03</text:p>
          </table:table-cell>
          <table:table-cell office:value-type="float" office:value="0.7782643" calcext:value-type="float">
            <text:p>7,78E-01</text:p>
          </table:table-cell>
          <table:table-cell table:formula="of:=OFFSET([.$B$2];1035-ROW();0)" office:value-type="float" office:value="0.001465957" calcext:value-type="float">
            <text:p>1,47E-03</text:p>
          </table:table-cell>
          <table:table-cell table:formula="of:=OFFSET([.$A$2];1035-ROW();0)" office:value-type="float" office:value="0.0457646080464863" calcext:value-type="float">
            <text:p>4,58E-02</text:p>
          </table:table-cell>
          <table:table-cell/>
          <table:table-cell table:formula="of:=[.F88]+[.$E$2]" office:value-type="float" office:value="0.311192722381176" calcext:value-type="float">
            <text:p>0,3111927224</text:p>
          </table:table-cell>
          <table:table-cell table:formula="of:==VLOOKUP([.F89];[.$C$2:.$D$1035];2)" office:value-type="float" office:value="0.0134892174214869" calcext:value-type="float">
            <text:p>0,0134892174</text:p>
          </table:table-cell>
          <table:table-cell table:formula="of:=ROUND([.G89]/[.$A$1035]*65535)" office:value-type="float" office:value="17680" calcext:value-type="float">
            <text:p>17680</text:p>
          </table:table-cell>
        </table:table-row>
        <table:table-row table:style-name="ro1">
          <table:table-cell office:value-type="float" office:value="0.00372359242148682" calcext:value-type="float">
            <text:p>3,72E-03</text:p>
          </table:table-cell>
          <table:table-cell office:value-type="float" office:value="0.7762298" calcext:value-type="float">
            <text:p>7,76E-01</text:p>
          </table:table-cell>
          <table:table-cell table:formula="of:=OFFSET([.$B$2];1035-ROW();0)" office:value-type="float" office:value="0.001474077" calcext:value-type="float">
            <text:p>1,47E-03</text:p>
          </table:table-cell>
          <table:table-cell table:formula="of:=OFFSET([.$A$2];1035-ROW();0)" office:value-type="float" office:value="0.0457157799214863" calcext:value-type="float">
            <text:p>4,57E-02</text:p>
          </table:table-cell>
          <table:table-cell/>
          <table:table-cell table:formula="of:=[.F89]+[.$E$2]" office:value-type="float" office:value="0.314758345838431" calcext:value-type="float">
            <text:p>0,3147583458</text:p>
          </table:table-cell>
          <table:table-cell table:formula="of:==VLOOKUP([.F90];[.$C$2:.$D$1035];2)" office:value-type="float" office:value="0.0134403892964869" calcext:value-type="float">
            <text:p>0,0134403893</text:p>
          </table:table-cell>
          <table:table-cell table:formula="of:=ROUND([.G90]/[.$A$1035]*65535)" office:value-type="float" office:value="17616" calcext:value-type="float">
            <text:p>17616</text:p>
          </table:table-cell>
        </table:table-row>
        <table:table-row table:style-name="ro1">
          <table:table-cell office:value-type="float" office:value="0.00377242054648682" calcext:value-type="float">
            <text:p>3,77E-03</text:p>
          </table:table-cell>
          <table:table-cell office:value-type="float" office:value="0.774188" calcext:value-type="float">
            <text:p>7,74E-01</text:p>
          </table:table-cell>
          <table:table-cell table:formula="of:=OFFSET([.$B$2];1035-ROW();0)" office:value-type="float" office:value="0.001482273" calcext:value-type="float">
            <text:p>1,48E-03</text:p>
          </table:table-cell>
          <table:table-cell table:formula="of:=OFFSET([.$A$2];1035-ROW();0)" office:value-type="float" office:value="0.0456669517964863" calcext:value-type="float">
            <text:p>4,57E-02</text:p>
          </table:table-cell>
          <table:table-cell/>
          <table:table-cell table:formula="of:=[.F90]+[.$E$2]" office:value-type="float" office:value="0.318323969295686" calcext:value-type="float">
            <text:p>0,3183239693</text:p>
          </table:table-cell>
          <table:table-cell table:formula="of:==VLOOKUP([.F91];[.$C$2:.$D$1035];2)" office:value-type="float" office:value="0.0133427330464869" calcext:value-type="float">
            <text:p>0,013342733</text:p>
          </table:table-cell>
          <table:table-cell table:formula="of:=ROUND([.G91]/[.$A$1035]*65535)" office:value-type="float" office:value="17488" calcext:value-type="float">
            <text:p>17488</text:p>
          </table:table-cell>
        </table:table-row>
        <table:table-row table:style-name="ro1">
          <table:table-cell office:value-type="float" office:value="0.00382124867148682" calcext:value-type="float">
            <text:p>3,82E-03</text:p>
          </table:table-cell>
          <table:table-cell office:value-type="float" office:value="0.7721388" calcext:value-type="float">
            <text:p>7,72E-01</text:p>
          </table:table-cell>
          <table:table-cell table:formula="of:=OFFSET([.$B$2];1035-ROW();0)" office:value-type="float" office:value="0.001490545" calcext:value-type="float">
            <text:p>1,49E-03</text:p>
          </table:table-cell>
          <table:table-cell table:formula="of:=OFFSET([.$A$2];1035-ROW();0)" office:value-type="float" office:value="0.0456181236714863" calcext:value-type="float">
            <text:p>4,56E-02</text:p>
          </table:table-cell>
          <table:table-cell/>
          <table:table-cell table:formula="of:=[.F91]+[.$E$2]" office:value-type="float" office:value="0.321889592752941" calcext:value-type="float">
            <text:p>0,3218895928</text:p>
          </table:table-cell>
          <table:table-cell table:formula="of:==VLOOKUP([.F92];[.$C$2:.$D$1035];2)" office:value-type="float" office:value="0.0132450767964869" calcext:value-type="float">
            <text:p>0,0132450768</text:p>
          </table:table-cell>
          <table:table-cell table:formula="of:=ROUND([.G92]/[.$A$1035]*65535)" office:value-type="float" office:value="17360" calcext:value-type="float">
            <text:p>17360</text:p>
          </table:table-cell>
        </table:table-row>
        <table:table-row table:style-name="ro1">
          <table:table-cell office:value-type="float" office:value="0.00387007679648682" calcext:value-type="float">
            <text:p>3,87E-03</text:p>
          </table:table-cell>
          <table:table-cell office:value-type="float" office:value="0.7700824" calcext:value-type="float">
            <text:p>7,70E-01</text:p>
          </table:table-cell>
          <table:table-cell table:formula="of:=OFFSET([.$B$2];1035-ROW();0)" office:value-type="float" office:value="0.001498895" calcext:value-type="float">
            <text:p>1,50E-03</text:p>
          </table:table-cell>
          <table:table-cell table:formula="of:=OFFSET([.$A$2];1035-ROW();0)" office:value-type="float" office:value="0.0455692955464863" calcext:value-type="float">
            <text:p>4,56E-02</text:p>
          </table:table-cell>
          <table:table-cell/>
          <table:table-cell table:formula="of:=[.F92]+[.$E$2]" office:value-type="float" office:value="0.325455216210196" calcext:value-type="float">
            <text:p>0,3254552162</text:p>
          </table:table-cell>
          <table:table-cell table:formula="of:==VLOOKUP([.F93];[.$C$2:.$D$1035];2)" office:value-type="float" office:value="0.0131962486714869" calcext:value-type="float">
            <text:p>0,0131962487</text:p>
          </table:table-cell>
          <table:table-cell table:formula="of:=ROUND([.G93]/[.$A$1035]*65535)" office:value-type="float" office:value="17296" calcext:value-type="float">
            <text:p>17296</text:p>
          </table:table-cell>
        </table:table-row>
        <table:table-row table:style-name="ro1">
          <table:table-cell office:value-type="float" office:value="0.00391890492148682" calcext:value-type="float">
            <text:p>3,92E-03</text:p>
          </table:table-cell>
          <table:table-cell office:value-type="float" office:value="0.7680186" calcext:value-type="float">
            <text:p>7,68E-01</text:p>
          </table:table-cell>
          <table:table-cell table:formula="of:=OFFSET([.$B$2];1035-ROW();0)" office:value-type="float" office:value="0.001507323" calcext:value-type="float">
            <text:p>1,51E-03</text:p>
          </table:table-cell>
          <table:table-cell table:formula="of:=OFFSET([.$A$2];1035-ROW();0)" office:value-type="float" office:value="0.0455204674214863" calcext:value-type="float">
            <text:p>4,55E-02</text:p>
          </table:table-cell>
          <table:table-cell/>
          <table:table-cell table:formula="of:=[.F93]+[.$E$2]" office:value-type="float" office:value="0.329020839667451" calcext:value-type="float">
            <text:p>0,3290208397</text:p>
          </table:table-cell>
          <table:table-cell table:formula="of:==VLOOKUP([.F94];[.$C$2:.$D$1035];2)" office:value-type="float" office:value="0.0130985924214869" calcext:value-type="float">
            <text:p>0,0130985924</text:p>
          </table:table-cell>
          <table:table-cell table:formula="of:=ROUND([.G94]/[.$A$1035]*65535)" office:value-type="float" office:value="17168" calcext:value-type="float">
            <text:p>17168</text:p>
          </table:table-cell>
        </table:table-row>
        <table:table-row table:style-name="ro1">
          <table:table-cell office:value-type="float" office:value="0.00396773304648682" calcext:value-type="float">
            <text:p>3,97E-03</text:p>
          </table:table-cell>
          <table:table-cell office:value-type="float" office:value="0.7659476" calcext:value-type="float">
            <text:p>7,66E-01</text:p>
          </table:table-cell>
          <table:table-cell table:formula="of:=OFFSET([.$B$2];1035-ROW();0)" office:value-type="float" office:value="0.001515829" calcext:value-type="float">
            <text:p>1,52E-03</text:p>
          </table:table-cell>
          <table:table-cell table:formula="of:=OFFSET([.$A$2];1035-ROW();0)" office:value-type="float" office:value="0.0454716392964863" calcext:value-type="float">
            <text:p>4,55E-02</text:p>
          </table:table-cell>
          <table:table-cell/>
          <table:table-cell table:formula="of:=[.F94]+[.$E$2]" office:value-type="float" office:value="0.332586463124706" calcext:value-type="float">
            <text:p>0,3325864631</text:p>
          </table:table-cell>
          <table:table-cell table:formula="of:==VLOOKUP([.F95];[.$C$2:.$D$1035];2)" office:value-type="float" office:value="0.0130009361714869" calcext:value-type="float">
            <text:p>0,0130009362</text:p>
          </table:table-cell>
          <table:table-cell table:formula="of:=ROUND([.G95]/[.$A$1035]*65535)" office:value-type="float" office:value="17040" calcext:value-type="float">
            <text:p>17040</text:p>
          </table:table-cell>
        </table:table-row>
        <table:table-row table:style-name="ro1">
          <table:table-cell office:value-type="float" office:value="0.00401656117148682" calcext:value-type="float">
            <text:p>4,02E-03</text:p>
          </table:table-cell>
          <table:table-cell office:value-type="float" office:value="0.7638694" calcext:value-type="float">
            <text:p>7,64E-01</text:p>
          </table:table-cell>
          <table:table-cell table:formula="of:=OFFSET([.$B$2];1035-ROW();0)" office:value-type="float" office:value="0.001524416" calcext:value-type="float">
            <text:p>1,52E-03</text:p>
          </table:table-cell>
          <table:table-cell table:formula="of:=OFFSET([.$A$2];1035-ROW();0)" office:value-type="float" office:value="0.0454228111714863" calcext:value-type="float">
            <text:p>4,54E-02</text:p>
          </table:table-cell>
          <table:table-cell/>
          <table:table-cell table:formula="of:=[.F95]+[.$E$2]" office:value-type="float" office:value="0.336152086581961" calcext:value-type="float">
            <text:p>0,3361520866</text:p>
          </table:table-cell>
          <table:table-cell table:formula="of:==VLOOKUP([.F96];[.$C$2:.$D$1035];2)" office:value-type="float" office:value="0.0129521080464869" calcext:value-type="float">
            <text:p>0,012952108</text:p>
          </table:table-cell>
          <table:table-cell table:formula="of:=ROUND([.G96]/[.$A$1035]*65535)" office:value-type="float" office:value="16976" calcext:value-type="float">
            <text:p>16976</text:p>
          </table:table-cell>
        </table:table-row>
        <table:table-row table:style-name="ro1">
          <table:table-cell office:value-type="float" office:value="0.00406538929648682" calcext:value-type="float">
            <text:p>4,07E-03</text:p>
          </table:table-cell>
          <table:table-cell office:value-type="float" office:value="0.7617841" calcext:value-type="float">
            <text:p>7,62E-01</text:p>
          </table:table-cell>
          <table:table-cell table:formula="of:=OFFSET([.$B$2];1035-ROW();0)" office:value-type="float" office:value="0.001533082" calcext:value-type="float">
            <text:p>1,53E-03</text:p>
          </table:table-cell>
          <table:table-cell table:formula="of:=OFFSET([.$A$2];1035-ROW();0)" office:value-type="float" office:value="0.0453739830464863" calcext:value-type="float">
            <text:p>4,54E-02</text:p>
          </table:table-cell>
          <table:table-cell/>
          <table:table-cell table:formula="of:=[.F96]+[.$E$2]" office:value-type="float" office:value="0.339717710039216" calcext:value-type="float">
            <text:p>0,33971771</text:p>
          </table:table-cell>
          <table:table-cell table:formula="of:==VLOOKUP([.F97];[.$C$2:.$D$1035];2)" office:value-type="float" office:value="0.0128544517964869" calcext:value-type="float">
            <text:p>0,0128544518</text:p>
          </table:table-cell>
          <table:table-cell table:formula="of:=ROUND([.G97]/[.$A$1035]*65535)" office:value-type="float" office:value="16848" calcext:value-type="float">
            <text:p>16848</text:p>
          </table:table-cell>
        </table:table-row>
        <table:table-row table:style-name="ro1">
          <table:table-cell office:value-type="float" office:value="0.00411421742148682" calcext:value-type="float">
            <text:p>4,11E-03</text:p>
          </table:table-cell>
          <table:table-cell office:value-type="float" office:value="0.7596916" calcext:value-type="float">
            <text:p>7,60E-01</text:p>
          </table:table-cell>
          <table:table-cell table:formula="of:=OFFSET([.$B$2];1035-ROW();0)" office:value-type="float" office:value="0.00154183" calcext:value-type="float">
            <text:p>1,54E-03</text:p>
          </table:table-cell>
          <table:table-cell table:formula="of:=OFFSET([.$A$2];1035-ROW();0)" office:value-type="float" office:value="0.0453251549214863" calcext:value-type="float">
            <text:p>4,53E-02</text:p>
          </table:table-cell>
          <table:table-cell/>
          <table:table-cell table:formula="of:=[.F97]+[.$E$2]" office:value-type="float" office:value="0.343283333496471" calcext:value-type="float">
            <text:p>0,3432833335</text:p>
          </table:table-cell>
          <table:table-cell table:formula="of:==VLOOKUP([.F98];[.$C$2:.$D$1035];2)" office:value-type="float" office:value="0.0127567955464869" calcext:value-type="float">
            <text:p>0,0127567955</text:p>
          </table:table-cell>
          <table:table-cell table:formula="of:=ROUND([.G98]/[.$A$1035]*65535)" office:value-type="float" office:value="16720" calcext:value-type="float">
            <text:p>16720</text:p>
          </table:table-cell>
        </table:table-row>
        <table:table-row table:style-name="ro1">
          <table:table-cell office:value-type="float" office:value="0.00416304554648682" calcext:value-type="float">
            <text:p>4,16E-03</text:p>
          </table:table-cell>
          <table:table-cell office:value-type="float" office:value="0.7575921" calcext:value-type="float">
            <text:p>7,58E-01</text:p>
          </table:table-cell>
          <table:table-cell table:formula="of:=OFFSET([.$B$2];1035-ROW();0)" office:value-type="float" office:value="0.00155066" calcext:value-type="float">
            <text:p>1,55E-03</text:p>
          </table:table-cell>
          <table:table-cell table:formula="of:=OFFSET([.$A$2];1035-ROW();0)" office:value-type="float" office:value="0.0452763267964863" calcext:value-type="float">
            <text:p>4,53E-02</text:p>
          </table:table-cell>
          <table:table-cell/>
          <table:table-cell table:formula="of:=[.F98]+[.$E$2]" office:value-type="float" office:value="0.346848956953726" calcext:value-type="float">
            <text:p>0,346848957</text:p>
          </table:table-cell>
          <table:table-cell table:formula="of:==VLOOKUP([.F99];[.$C$2:.$D$1035];2)" office:value-type="float" office:value="0.0127079674214869" calcext:value-type="float">
            <text:p>0,0127079674</text:p>
          </table:table-cell>
          <table:table-cell table:formula="of:=ROUND([.G99]/[.$A$1035]*65535)" office:value-type="float" office:value="16656" calcext:value-type="float">
            <text:p>16656</text:p>
          </table:table-cell>
        </table:table-row>
        <table:table-row table:style-name="ro1">
          <table:table-cell office:value-type="float" office:value="0.00421187367148682" calcext:value-type="float">
            <text:p>4,21E-03</text:p>
          </table:table-cell>
          <table:table-cell office:value-type="float" office:value="0.7554855" calcext:value-type="float">
            <text:p>7,55E-01</text:p>
          </table:table-cell>
          <table:table-cell table:formula="of:=OFFSET([.$B$2];1035-ROW();0)" office:value-type="float" office:value="0.001559572" calcext:value-type="float">
            <text:p>1,56E-03</text:p>
          </table:table-cell>
          <table:table-cell table:formula="of:=OFFSET([.$A$2];1035-ROW();0)" office:value-type="float" office:value="0.0452274986714863" calcext:value-type="float">
            <text:p>4,52E-02</text:p>
          </table:table-cell>
          <table:table-cell/>
          <table:table-cell table:formula="of:=[.F99]+[.$E$2]" office:value-type="float" office:value="0.35041458041098" calcext:value-type="float">
            <text:p>0,3504145804</text:p>
          </table:table-cell>
          <table:table-cell table:formula="of:==VLOOKUP([.F100];[.$C$2:.$D$1035];2)" office:value-type="float" office:value="0.0126103111714869" calcext:value-type="float">
            <text:p>0,0126103112</text:p>
          </table:table-cell>
          <table:table-cell table:formula="of:=ROUND([.G100]/[.$A$1035]*65535)" office:value-type="float" office:value="16528" calcext:value-type="float">
            <text:p>16528</text:p>
          </table:table-cell>
        </table:table-row>
        <table:table-row table:style-name="ro1">
          <table:table-cell office:value-type="float" office:value="0.00426070179648682" calcext:value-type="float">
            <text:p>4,26E-03</text:p>
          </table:table-cell>
          <table:table-cell office:value-type="float" office:value="0.753372" calcext:value-type="float">
            <text:p>7,53E-01</text:p>
          </table:table-cell>
          <table:table-cell table:formula="of:=OFFSET([.$B$2];1035-ROW();0)" office:value-type="float" office:value="0.001568568" calcext:value-type="float">
            <text:p>1,57E-03</text:p>
          </table:table-cell>
          <table:table-cell table:formula="of:=OFFSET([.$A$2];1035-ROW();0)" office:value-type="float" office:value="0.0451786705464864" calcext:value-type="float">
            <text:p>4,52E-02</text:p>
          </table:table-cell>
          <table:table-cell/>
          <table:table-cell table:formula="of:=[.F100]+[.$E$2]" office:value-type="float" office:value="0.353980203868235" calcext:value-type="float">
            <text:p>0,3539802039</text:p>
          </table:table-cell>
          <table:table-cell table:formula="of:==VLOOKUP([.F101];[.$C$2:.$D$1035];2)" office:value-type="float" office:value="0.0125126549214869" calcext:value-type="float">
            <text:p>0,0125126549</text:p>
          </table:table-cell>
          <table:table-cell table:formula="of:=ROUND([.G101]/[.$A$1035]*65535)" office:value-type="float" office:value="16400" calcext:value-type="float">
            <text:p>16400</text:p>
          </table:table-cell>
        </table:table-row>
        <table:table-row table:style-name="ro1">
          <table:table-cell office:value-type="float" office:value="0.00430952992148682" calcext:value-type="float">
            <text:p>4,31E-03</text:p>
          </table:table-cell>
          <table:table-cell office:value-type="float" office:value="0.7512515" calcext:value-type="float">
            <text:p>7,51E-01</text:p>
          </table:table-cell>
          <table:table-cell table:formula="of:=OFFSET([.$B$2];1035-ROW();0)" office:value-type="float" office:value="0.001577648" calcext:value-type="float">
            <text:p>1,58E-03</text:p>
          </table:table-cell>
          <table:table-cell table:formula="of:=OFFSET([.$A$2];1035-ROW();0)" office:value-type="float" office:value="0.0451298424214864" calcext:value-type="float">
            <text:p>4,51E-02</text:p>
          </table:table-cell>
          <table:table-cell/>
          <table:table-cell table:formula="of:=[.F101]+[.$E$2]" office:value-type="float" office:value="0.35754582732549" calcext:value-type="float">
            <text:p>0,3575458273</text:p>
          </table:table-cell>
          <table:table-cell table:formula="of:==VLOOKUP([.F102];[.$C$2:.$D$1035];2)" office:value-type="float" office:value="0.0124638267964869" calcext:value-type="float">
            <text:p>0,0124638268</text:p>
          </table:table-cell>
          <table:table-cell table:formula="of:=ROUND([.G102]/[.$A$1035]*65535)" office:value-type="float" office:value="16336" calcext:value-type="float">
            <text:p>16336</text:p>
          </table:table-cell>
        </table:table-row>
        <table:table-row table:style-name="ro1">
          <table:table-cell office:value-type="float" office:value="0.00435835804648682" calcext:value-type="float">
            <text:p>4,36E-03</text:p>
          </table:table-cell>
          <table:table-cell office:value-type="float" office:value="0.7491241" calcext:value-type="float">
            <text:p>7,49E-01</text:p>
          </table:table-cell>
          <table:table-cell table:formula="of:=OFFSET([.$B$2];1035-ROW();0)" office:value-type="float" office:value="0.001586813" calcext:value-type="float">
            <text:p>1,59E-03</text:p>
          </table:table-cell>
          <table:table-cell table:formula="of:=OFFSET([.$A$2];1035-ROW();0)" office:value-type="float" office:value="0.0450810142964864" calcext:value-type="float">
            <text:p>4,51E-02</text:p>
          </table:table-cell>
          <table:table-cell/>
          <table:table-cell table:formula="of:=[.F102]+[.$E$2]" office:value-type="float" office:value="0.361111450782745" calcext:value-type="float">
            <text:p>0,3611114508</text:p>
          </table:table-cell>
          <table:table-cell table:formula="of:==VLOOKUP([.F103];[.$C$2:.$D$1035];2)" office:value-type="float" office:value="0.0123661705464869" calcext:value-type="float">
            <text:p>0,0123661705</text:p>
          </table:table-cell>
          <table:table-cell table:formula="of:=ROUND([.G103]/[.$A$1035]*65535)" office:value-type="float" office:value="16208" calcext:value-type="float">
            <text:p>16208</text:p>
          </table:table-cell>
        </table:table-row>
        <table:table-row table:style-name="ro1">
          <table:table-cell office:value-type="float" office:value="0.00440718617148682" calcext:value-type="float">
            <text:p>4,41E-03</text:p>
          </table:table-cell>
          <table:table-cell office:value-type="float" office:value="0.7469899" calcext:value-type="float">
            <text:p>7,47E-01</text:p>
          </table:table-cell>
          <table:table-cell table:formula="of:=OFFSET([.$B$2];1035-ROW();0)" office:value-type="float" office:value="0.001596064" calcext:value-type="float">
            <text:p>1,60E-03</text:p>
          </table:table-cell>
          <table:table-cell table:formula="of:=OFFSET([.$A$2];1035-ROW();0)" office:value-type="float" office:value="0.0450321861714864" calcext:value-type="float">
            <text:p>4,50E-02</text:p>
          </table:table-cell>
          <table:table-cell/>
          <table:table-cell table:formula="of:=[.F103]+[.$E$2]" office:value-type="float" office:value="0.36467707424" calcext:value-type="float">
            <text:p>0,3646770742</text:p>
          </table:table-cell>
          <table:table-cell table:formula="of:==VLOOKUP([.F104];[.$C$2:.$D$1035];2)" office:value-type="float" office:value="0.0123173424214869" calcext:value-type="float">
            <text:p>0,0123173424</text:p>
          </table:table-cell>
          <table:table-cell table:formula="of:=ROUND([.G104]/[.$A$1035]*65535)" office:value-type="float" office:value="16144" calcext:value-type="float">
            <text:p>16144</text:p>
          </table:table-cell>
        </table:table-row>
        <table:table-row table:style-name="ro1">
          <table:table-cell office:value-type="float" office:value="0.00445601429648682" calcext:value-type="float">
            <text:p>4,46E-03</text:p>
          </table:table-cell>
          <table:table-cell office:value-type="float" office:value="0.7448488" calcext:value-type="float">
            <text:p>7,45E-01</text:p>
          </table:table-cell>
          <table:table-cell table:formula="of:=OFFSET([.$B$2];1035-ROW();0)" office:value-type="float" office:value="0.001605401" calcext:value-type="float">
            <text:p>1,61E-03</text:p>
          </table:table-cell>
          <table:table-cell table:formula="of:=OFFSET([.$A$2];1035-ROW();0)" office:value-type="float" office:value="0.0449833580464864" calcext:value-type="float">
            <text:p>4,50E-02</text:p>
          </table:table-cell>
          <table:table-cell/>
          <table:table-cell table:formula="of:=[.F104]+[.$E$2]" office:value-type="float" office:value="0.368242697697255" calcext:value-type="float">
            <text:p>0,3682426977</text:p>
          </table:table-cell>
          <table:table-cell table:formula="of:==VLOOKUP([.F105];[.$C$2:.$D$1035];2)" office:value-type="float" office:value="0.0122196861714869" calcext:value-type="float">
            <text:p>0,0122196862</text:p>
          </table:table-cell>
          <table:table-cell table:formula="of:=ROUND([.G105]/[.$A$1035]*65535)" office:value-type="float" office:value="16016" calcext:value-type="float">
            <text:p>16016</text:p>
          </table:table-cell>
        </table:table-row>
        <table:table-row table:style-name="ro1">
          <table:table-cell office:value-type="float" office:value="0.00450484242148682" calcext:value-type="float">
            <text:p>4,50E-03</text:p>
          </table:table-cell>
          <table:table-cell office:value-type="float" office:value="0.7427011" calcext:value-type="float">
            <text:p>7,43E-01</text:p>
          </table:table-cell>
          <table:table-cell table:formula="of:=OFFSET([.$B$2];1035-ROW();0)" office:value-type="float" office:value="0.001614826" calcext:value-type="float">
            <text:p>1,61E-03</text:p>
          </table:table-cell>
          <table:table-cell table:formula="of:=OFFSET([.$A$2];1035-ROW();0)" office:value-type="float" office:value="0.0449345299214864" calcext:value-type="float">
            <text:p>4,49E-02</text:p>
          </table:table-cell>
          <table:table-cell/>
          <table:table-cell table:formula="of:=[.F105]+[.$E$2]" office:value-type="float" office:value="0.37180832115451" calcext:value-type="float">
            <text:p>0,3718083212</text:p>
          </table:table-cell>
          <table:table-cell table:formula="of:==VLOOKUP([.F106];[.$C$2:.$D$1035];2)" office:value-type="float" office:value="0.0121220299214869" calcext:value-type="float">
            <text:p>0,0121220299</text:p>
          </table:table-cell>
          <table:table-cell table:formula="of:=ROUND([.G106]/[.$A$1035]*65535)" office:value-type="float" office:value="15888" calcext:value-type="float">
            <text:p>15888</text:p>
          </table:table-cell>
        </table:table-row>
        <table:table-row table:style-name="ro1">
          <table:table-cell office:value-type="float" office:value="0.00455367054648682" calcext:value-type="float">
            <text:p>4,55E-03</text:p>
          </table:table-cell>
          <table:table-cell office:value-type="float" office:value="0.7405466" calcext:value-type="float">
            <text:p>7,41E-01</text:p>
          </table:table-cell>
          <table:table-cell table:formula="of:=OFFSET([.$B$2];1035-ROW();0)" office:value-type="float" office:value="0.00162434" calcext:value-type="float">
            <text:p>1,62E-03</text:p>
          </table:table-cell>
          <table:table-cell table:formula="of:=OFFSET([.$A$2];1035-ROW();0)" office:value-type="float" office:value="0.0448857017964864" calcext:value-type="float">
            <text:p>4,49E-02</text:p>
          </table:table-cell>
          <table:table-cell/>
          <table:table-cell table:formula="of:=[.F106]+[.$E$2]" office:value-type="float" office:value="0.375373944611765" calcext:value-type="float">
            <text:p>0,3753739446</text:p>
          </table:table-cell>
          <table:table-cell table:formula="of:==VLOOKUP([.F107];[.$C$2:.$D$1035];2)" office:value-type="float" office:value="0.0120732017964869" calcext:value-type="float">
            <text:p>0,0120732018</text:p>
          </table:table-cell>
          <table:table-cell table:formula="of:=ROUND([.G107]/[.$A$1035]*65535)" office:value-type="float" office:value="15824" calcext:value-type="float">
            <text:p>15824</text:p>
          </table:table-cell>
        </table:table-row>
        <table:table-row table:style-name="ro1">
          <table:table-cell office:value-type="float" office:value="0.00460249867148682" calcext:value-type="float">
            <text:p>4,60E-03</text:p>
          </table:table-cell>
          <table:table-cell office:value-type="float" office:value="0.7383854" calcext:value-type="float">
            <text:p>7,38E-01</text:p>
          </table:table-cell>
          <table:table-cell table:formula="of:=OFFSET([.$B$2];1035-ROW();0)" office:value-type="float" office:value="0.001633942" calcext:value-type="float">
            <text:p>1,63E-03</text:p>
          </table:table-cell>
          <table:table-cell table:formula="of:=OFFSET([.$A$2];1035-ROW();0)" office:value-type="float" office:value="0.0448368736714864" calcext:value-type="float">
            <text:p>4,48E-02</text:p>
          </table:table-cell>
          <table:table-cell/>
          <table:table-cell table:formula="of:=[.F107]+[.$E$2]" office:value-type="float" office:value="0.37893956806902" calcext:value-type="float">
            <text:p>0,3789395681</text:p>
          </table:table-cell>
          <table:table-cell table:formula="of:==VLOOKUP([.F108];[.$C$2:.$D$1035];2)" office:value-type="float" office:value="0.0119755455464869" calcext:value-type="float">
            <text:p>0,0119755455</text:p>
          </table:table-cell>
          <table:table-cell table:formula="of:=ROUND([.G108]/[.$A$1035]*65535)" office:value-type="float" office:value="15696" calcext:value-type="float">
            <text:p>15696</text:p>
          </table:table-cell>
        </table:table-row>
        <table:table-row table:style-name="ro1">
          <table:table-cell office:value-type="float" office:value="0.00465132679648682" calcext:value-type="float">
            <text:p>4,65E-03</text:p>
          </table:table-cell>
          <table:table-cell office:value-type="float" office:value="0.7362176" calcext:value-type="float">
            <text:p>7,36E-01</text:p>
          </table:table-cell>
          <table:table-cell table:formula="of:=OFFSET([.$B$2];1035-ROW();0)" office:value-type="float" office:value="0.001643635" calcext:value-type="float">
            <text:p>1,64E-03</text:p>
          </table:table-cell>
          <table:table-cell table:formula="of:=OFFSET([.$A$2];1035-ROW();0)" office:value-type="float" office:value="0.0447880455464864" calcext:value-type="float">
            <text:p>4,48E-02</text:p>
          </table:table-cell>
          <table:table-cell/>
          <table:table-cell table:formula="of:=[.F108]+[.$E$2]" office:value-type="float" office:value="0.382505191526275" calcext:value-type="float">
            <text:p>0,3825051915</text:p>
          </table:table-cell>
          <table:table-cell table:formula="of:==VLOOKUP([.F109];[.$C$2:.$D$1035];2)" office:value-type="float" office:value="0.0119267174214869" calcext:value-type="float">
            <text:p>0,0119267174</text:p>
          </table:table-cell>
          <table:table-cell table:formula="of:=ROUND([.G109]/[.$A$1035]*65535)" office:value-type="float" office:value="15632" calcext:value-type="float">
            <text:p>15632</text:p>
          </table:table-cell>
        </table:table-row>
        <table:table-row table:style-name="ro1">
          <table:table-cell office:value-type="float" office:value="0.00470015492148682" calcext:value-type="float">
            <text:p>4,70E-03</text:p>
          </table:table-cell>
          <table:table-cell office:value-type="float" office:value="0.7340434" calcext:value-type="float">
            <text:p>7,34E-01</text:p>
          </table:table-cell>
          <table:table-cell table:formula="of:=OFFSET([.$B$2];1035-ROW();0)" office:value-type="float" office:value="0.001653418" calcext:value-type="float">
            <text:p>1,65E-03</text:p>
          </table:table-cell>
          <table:table-cell table:formula="of:=OFFSET([.$A$2];1035-ROW();0)" office:value-type="float" office:value="0.0447392174214864" calcext:value-type="float">
            <text:p>4,47E-02</text:p>
          </table:table-cell>
          <table:table-cell/>
          <table:table-cell table:formula="of:=[.F109]+[.$E$2]" office:value-type="float" office:value="0.38607081498353" calcext:value-type="float">
            <text:p>0,386070815</text:p>
          </table:table-cell>
          <table:table-cell table:formula="of:==VLOOKUP([.F110];[.$C$2:.$D$1035];2)" office:value-type="float" office:value="0.0118290611714869" calcext:value-type="float">
            <text:p>0,0118290612</text:p>
          </table:table-cell>
          <table:table-cell table:formula="of:=ROUND([.G110]/[.$A$1035]*65535)" office:value-type="float" office:value="15504" calcext:value-type="float">
            <text:p>15504</text:p>
          </table:table-cell>
        </table:table-row>
        <table:table-row table:style-name="ro1">
          <table:table-cell office:value-type="float" office:value="0.00474898304648682" calcext:value-type="float">
            <text:p>4,75E-03</text:p>
          </table:table-cell>
          <table:table-cell office:value-type="float" office:value="0.7318625" calcext:value-type="float">
            <text:p>7,32E-01</text:p>
          </table:table-cell>
          <table:table-cell table:formula="of:=OFFSET([.$B$2];1035-ROW();0)" office:value-type="float" office:value="0.001663294" calcext:value-type="float">
            <text:p>1,66E-03</text:p>
          </table:table-cell>
          <table:table-cell table:formula="of:=OFFSET([.$A$2];1035-ROW();0)" office:value-type="float" office:value="0.0446903892964864" calcext:value-type="float">
            <text:p>4,47E-02</text:p>
          </table:table-cell>
          <table:table-cell/>
          <table:table-cell table:formula="of:=[.F110]+[.$E$2]" office:value-type="float" office:value="0.389636438440785" calcext:value-type="float">
            <text:p>0,3896364384</text:p>
          </table:table-cell>
          <table:table-cell table:formula="of:==VLOOKUP([.F111];[.$C$2:.$D$1035];2)" office:value-type="float" office:value="0.0117802330464869" calcext:value-type="float">
            <text:p>0,011780233</text:p>
          </table:table-cell>
          <table:table-cell table:formula="of:=ROUND([.G111]/[.$A$1035]*65535)"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0.00479781117148682" calcext:value-type="float">
            <text:p>4,80E-03</text:p>
          </table:table-cell>
          <table:table-cell office:value-type="float" office:value="0.7296752" calcext:value-type="float">
            <text:p>7,30E-01</text:p>
          </table:table-cell>
          <table:table-cell table:formula="of:=OFFSET([.$B$2];1035-ROW();0)" office:value-type="float" office:value="0.001673262" calcext:value-type="float">
            <text:p>1,67E-03</text:p>
          </table:table-cell>
          <table:table-cell table:formula="of:=OFFSET([.$A$2];1035-ROW();0)" office:value-type="float" office:value="0.0446415611714864" calcext:value-type="float">
            <text:p>4,46E-02</text:p>
          </table:table-cell>
          <table:table-cell/>
          <table:table-cell table:formula="of:=[.F111]+[.$E$2]" office:value-type="float" office:value="0.393202061898039" calcext:value-type="float">
            <text:p>0,3932020619</text:p>
          </table:table-cell>
          <table:table-cell table:formula="of:==VLOOKUP([.F112];[.$C$2:.$D$1035];2)" office:value-type="float" office:value="0.0116825767964869" calcext:value-type="float">
            <text:p>0,0116825768</text:p>
          </table:table-cell>
          <table:table-cell table:formula="of:=ROUND([.G112]/[.$A$1035]*65535)" office:value-type="float" office:value="15312" calcext:value-type="float">
            <text:p>15312</text:p>
          </table:table-cell>
        </table:table-row>
        <table:table-row table:style-name="ro1">
          <table:table-cell office:value-type="float" office:value="0.00484663929648682" calcext:value-type="float">
            <text:p>4,85E-03</text:p>
          </table:table-cell>
          <table:table-cell office:value-type="float" office:value="0.7274815" calcext:value-type="float">
            <text:p>7,27E-01</text:p>
          </table:table-cell>
          <table:table-cell table:formula="of:=OFFSET([.$B$2];1035-ROW();0)" office:value-type="float" office:value="0.001683323" calcext:value-type="float">
            <text:p>1,68E-03</text:p>
          </table:table-cell>
          <table:table-cell table:formula="of:=OFFSET([.$A$2];1035-ROW();0)" office:value-type="float" office:value="0.0445927330464864" calcext:value-type="float">
            <text:p>4,46E-02</text:p>
          </table:table-cell>
          <table:table-cell/>
          <table:table-cell table:formula="of:=[.F112]+[.$E$2]" office:value-type="float" office:value="0.396767685355294" calcext:value-type="float">
            <text:p>0,3967676854</text:p>
          </table:table-cell>
          <table:table-cell table:formula="of:==VLOOKUP([.F113];[.$C$2:.$D$1035];2)" office:value-type="float" office:value="0.0115849205464869" calcext:value-type="float">
            <text:p>0,0115849205</text:p>
          </table:table-cell>
          <table:table-cell table:formula="of:=ROUND([.G113]/[.$A$1035]*65535)" office:value-type="float" office:value="15184" calcext:value-type="float">
            <text:p>15184</text:p>
          </table:table-cell>
        </table:table-row>
        <table:table-row table:style-name="ro1">
          <table:table-cell office:value-type="float" office:value="0.00489546742148682" calcext:value-type="float">
            <text:p>4,90E-03</text:p>
          </table:table-cell>
          <table:table-cell office:value-type="float" office:value="0.7252815" calcext:value-type="float">
            <text:p>7,25E-01</text:p>
          </table:table-cell>
          <table:table-cell table:formula="of:=OFFSET([.$B$2];1035-ROW();0)" office:value-type="float" office:value="0.001693479" calcext:value-type="float">
            <text:p>1,69E-03</text:p>
          </table:table-cell>
          <table:table-cell table:formula="of:=OFFSET([.$A$2];1035-ROW();0)" office:value-type="float" office:value="0.0445439049214864" calcext:value-type="float">
            <text:p>4,45E-02</text:p>
          </table:table-cell>
          <table:table-cell/>
          <table:table-cell table:formula="of:=[.F113]+[.$E$2]" office:value-type="float" office:value="0.400333308812549" calcext:value-type="float">
            <text:p>0,4003333088</text:p>
          </table:table-cell>
          <table:table-cell table:formula="of:==VLOOKUP([.F114];[.$C$2:.$D$1035];2)" office:value-type="float" office:value="0.0115360924214869" calcext:value-type="float">
            <text:p>0,0115360924</text:p>
          </table:table-cell>
          <table:table-cell table:formula="of:=ROUND([.G114]/[.$A$1035]*65535)" office:value-type="float" office:value="15120" calcext:value-type="float">
            <text:p>15120</text:p>
          </table:table-cell>
        </table:table-row>
        <table:table-row table:style-name="ro1">
          <table:table-cell office:value-type="float" office:value="0.00494429554648682" calcext:value-type="float">
            <text:p>4,94E-03</text:p>
          </table:table-cell>
          <table:table-cell office:value-type="float" office:value="0.7230752" calcext:value-type="float">
            <text:p>7,23E-01</text:p>
          </table:table-cell>
          <table:table-cell table:formula="of:=OFFSET([.$B$2];1035-ROW();0)" office:value-type="float" office:value="0.00170373" calcext:value-type="float">
            <text:p>1,70E-03</text:p>
          </table:table-cell>
          <table:table-cell table:formula="of:=OFFSET([.$A$2];1035-ROW();0)" office:value-type="float" office:value="0.0444950767964864" calcext:value-type="float">
            <text:p>4,45E-02</text:p>
          </table:table-cell>
          <table:table-cell/>
          <table:table-cell table:formula="of:=[.F114]+[.$E$2]" office:value-type="float" office:value="0.403898932269804" calcext:value-type="float">
            <text:p>0,4038989323</text:p>
          </table:table-cell>
          <table:table-cell table:formula="of:==VLOOKUP([.F115];[.$C$2:.$D$1035];2)" office:value-type="float" office:value="0.0114384361714869" calcext:value-type="float">
            <text:p>0,0114384362</text:p>
          </table:table-cell>
          <table:table-cell table:formula="of:=ROUND([.G115]/[.$A$1035]*65535)" office:value-type="float" office:value="14992" calcext:value-type="float">
            <text:p>14992</text:p>
          </table:table-cell>
        </table:table-row>
        <table:table-row table:style-name="ro1">
          <table:table-cell office:value-type="float" office:value="0.00499312367148682" calcext:value-type="float">
            <text:p>4,99E-03</text:p>
          </table:table-cell>
          <table:table-cell office:value-type="float" office:value="0.7208626" calcext:value-type="float">
            <text:p>7,21E-01</text:p>
          </table:table-cell>
          <table:table-cell table:formula="of:=OFFSET([.$B$2];1035-ROW();0)" office:value-type="float" office:value="0.001714078" calcext:value-type="float">
            <text:p>1,71E-03</text:p>
          </table:table-cell>
          <table:table-cell table:formula="of:=OFFSET([.$A$2];1035-ROW();0)" office:value-type="float" office:value="0.0444462486714864" calcext:value-type="float">
            <text:p>4,44E-02</text:p>
          </table:table-cell>
          <table:table-cell/>
          <table:table-cell table:formula="of:=[.F115]+[.$E$2]" office:value-type="float" office:value="0.407464555727059" calcext:value-type="float">
            <text:p>0,4074645557</text:p>
          </table:table-cell>
          <table:table-cell table:formula="of:==VLOOKUP([.F116];[.$C$2:.$D$1035];2)" office:value-type="float" office:value="0.0113896080464869" calcext:value-type="float">
            <text:p>0,011389608</text:p>
          </table:table-cell>
          <table:table-cell table:formula="of:=ROUND([.G116]/[.$A$1035]*65535)" office:value-type="float" office:value="14928" calcext:value-type="float">
            <text:p>14928</text:p>
          </table:table-cell>
        </table:table-row>
        <table:table-row table:style-name="ro1">
          <table:table-cell office:value-type="float" office:value="0.00504195179648682" calcext:value-type="float">
            <text:p>5,04E-03</text:p>
          </table:table-cell>
          <table:table-cell office:value-type="float" office:value="0.7186438" calcext:value-type="float">
            <text:p>7,19E-01</text:p>
          </table:table-cell>
          <table:table-cell table:formula="of:=OFFSET([.$B$2];1035-ROW();0)" office:value-type="float" office:value="0.001724522" calcext:value-type="float">
            <text:p>1,72E-03</text:p>
          </table:table-cell>
          <table:table-cell table:formula="of:=OFFSET([.$A$2];1035-ROW();0)" office:value-type="float" office:value="0.0443974205464864" calcext:value-type="float">
            <text:p>4,44E-02</text:p>
          </table:table-cell>
          <table:table-cell/>
          <table:table-cell table:formula="of:=[.F116]+[.$E$2]" office:value-type="float" office:value="0.411030179184314" calcext:value-type="float">
            <text:p>0,4110301792</text:p>
          </table:table-cell>
          <table:table-cell table:formula="of:==VLOOKUP([.F117];[.$C$2:.$D$1035];2)" office:value-type="float" office:value="0.0112919517964869" calcext:value-type="float">
            <text:p>0,0112919518</text:p>
          </table:table-cell>
          <table:table-cell table:formula="of:=ROUND([.G117]/[.$A$1035]*65535)"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0.00509077992148682" calcext:value-type="float">
            <text:p>5,09E-03</text:p>
          </table:table-cell>
          <table:table-cell office:value-type="float" office:value="0.7164189" calcext:value-type="float">
            <text:p>7,16E-01</text:p>
          </table:table-cell>
          <table:table-cell table:formula="of:=OFFSET([.$B$2];1035-ROW();0)" office:value-type="float" office:value="0.001735065" calcext:value-type="float">
            <text:p>1,74E-03</text:p>
          </table:table-cell>
          <table:table-cell table:formula="of:=OFFSET([.$A$2];1035-ROW();0)" office:value-type="float" office:value="0.0443485924214864" calcext:value-type="float">
            <text:p>4,43E-02</text:p>
          </table:table-cell>
          <table:table-cell/>
          <table:table-cell table:formula="of:=[.F117]+[.$E$2]" office:value-type="float" office:value="0.414595802641569" calcext:value-type="float">
            <text:p>0,4145958026</text:p>
          </table:table-cell>
          <table:table-cell table:formula="of:==VLOOKUP([.F118];[.$C$2:.$D$1035];2)" office:value-type="float" office:value="0.0112431236714869" calcext:value-type="float">
            <text:p>0,0112431237</text:p>
          </table:table-cell>
          <table:table-cell table:formula="of:=ROUND([.G118]/[.$A$1035]*65535)" office:value-type="float" office:value="14736" calcext:value-type="float">
            <text:p>14736</text:p>
          </table:table-cell>
        </table:table-row>
        <table:table-row table:style-name="ro1">
          <table:table-cell office:value-type="float" office:value="0.00513960804648682" calcext:value-type="float">
            <text:p>5,14E-03</text:p>
          </table:table-cell>
          <table:table-cell office:value-type="float" office:value="0.714188" calcext:value-type="float">
            <text:p>7,14E-01</text:p>
          </table:table-cell>
          <table:table-cell table:formula="of:=OFFSET([.$B$2];1035-ROW();0)" office:value-type="float" office:value="0.001745707" calcext:value-type="float">
            <text:p>1,75E-03</text:p>
          </table:table-cell>
          <table:table-cell table:formula="of:=OFFSET([.$A$2];1035-ROW();0)" office:value-type="float" office:value="0.0442997642964864" calcext:value-type="float">
            <text:p>4,43E-02</text:p>
          </table:table-cell>
          <table:table-cell/>
          <table:table-cell table:formula="of:=[.F118]+[.$E$2]" office:value-type="float" office:value="0.418161426098824" calcext:value-type="float">
            <text:p>0,4181614261</text:p>
          </table:table-cell>
          <table:table-cell table:formula="of:==VLOOKUP([.F119];[.$C$2:.$D$1035];2)" office:value-type="float" office:value="0.0111454674214869" calcext:value-type="float">
            <text:p>0,0111454674</text:p>
          </table:table-cell>
          <table:table-cell table:formula="of:=ROUND([.G119]/[.$A$1035]*65535)" office:value-type="float" office:value="14608" calcext:value-type="float">
            <text:p>14608</text:p>
          </table:table-cell>
        </table:table-row>
        <table:table-row table:style-name="ro1">
          <table:table-cell office:value-type="float" office:value="0.00518843617148682" calcext:value-type="float">
            <text:p>5,19E-03</text:p>
          </table:table-cell>
          <table:table-cell office:value-type="float" office:value="0.711951" calcext:value-type="float">
            <text:p>7,12E-01</text:p>
          </table:table-cell>
          <table:table-cell table:formula="of:=OFFSET([.$B$2];1035-ROW();0)" office:value-type="float" office:value="0.001756448" calcext:value-type="float">
            <text:p>1,76E-03</text:p>
          </table:table-cell>
          <table:table-cell table:formula="of:=OFFSET([.$A$2];1035-ROW();0)" office:value-type="float" office:value="0.0442509361714864" calcext:value-type="float">
            <text:p>4,43E-02</text:p>
          </table:table-cell>
          <table:table-cell/>
          <table:table-cell table:formula="of:=[.F119]+[.$E$2]" office:value-type="float" office:value="0.421727049556079" calcext:value-type="float">
            <text:p>0,4217270496</text:p>
          </table:table-cell>
          <table:table-cell table:formula="of:==VLOOKUP([.F120];[.$C$2:.$D$1035];2)" office:value-type="float" office:value="0.0110966392964869" calcext:value-type="float">
            <text:p>0,0110966393</text:p>
          </table:table-cell>
          <table:table-cell table:formula="of:=ROUND([.G120]/[.$A$1035]*65535)" office:value-type="float" office:value="14544" calcext:value-type="float">
            <text:p>14544</text:p>
          </table:table-cell>
        </table:table-row>
        <table:table-row table:style-name="ro1">
          <table:table-cell office:value-type="float" office:value="0.00523726429648682" calcext:value-type="float">
            <text:p>5,24E-03</text:p>
          </table:table-cell>
          <table:table-cell office:value-type="float" office:value="0.709708" calcext:value-type="float">
            <text:p>7,10E-01</text:p>
          </table:table-cell>
          <table:table-cell table:formula="of:=OFFSET([.$B$2];1035-ROW();0)" office:value-type="float" office:value="0.001767291" calcext:value-type="float">
            <text:p>1,77E-03</text:p>
          </table:table-cell>
          <table:table-cell table:formula="of:=OFFSET([.$A$2];1035-ROW();0)" office:value-type="float" office:value="0.0442021080464864" calcext:value-type="float">
            <text:p>4,42E-02</text:p>
          </table:table-cell>
          <table:table-cell/>
          <table:table-cell table:formula="of:=[.F120]+[.$E$2]" office:value-type="float" office:value="0.425292673013334" calcext:value-type="float">
            <text:p>0,425292673</text:p>
          </table:table-cell>
          <table:table-cell table:formula="of:==VLOOKUP([.F121];[.$C$2:.$D$1035];2)" office:value-type="float" office:value="0.0109989830464869" calcext:value-type="float">
            <text:p>0,010998983</text:p>
          </table:table-cell>
          <table:table-cell table:formula="of:=ROUND([.G121]/[.$A$1035]*65535)" office:value-type="float" office:value="14416" calcext:value-type="float">
            <text:p>14416</text:p>
          </table:table-cell>
        </table:table-row>
        <table:table-row table:style-name="ro1">
          <table:table-cell office:value-type="float" office:value="0.00528609242148682" calcext:value-type="float">
            <text:p>5,29E-03</text:p>
          </table:table-cell>
          <table:table-cell office:value-type="float" office:value="0.7074592" calcext:value-type="float">
            <text:p>7,07E-01</text:p>
          </table:table-cell>
          <table:table-cell table:formula="of:=OFFSET([.$B$2];1035-ROW();0)" office:value-type="float" office:value="0.001778235" calcext:value-type="float">
            <text:p>1,78E-03</text:p>
          </table:table-cell>
          <table:table-cell table:formula="of:=OFFSET([.$A$2];1035-ROW();0)" office:value-type="float" office:value="0.0441532799214864" calcext:value-type="float">
            <text:p>4,42E-02</text:p>
          </table:table-cell>
          <table:table-cell/>
          <table:table-cell table:formula="of:=[.F121]+[.$E$2]" office:value-type="float" office:value="0.428858296470589" calcext:value-type="float">
            <text:p>0,4288582965</text:p>
          </table:table-cell>
          <table:table-cell table:formula="of:==VLOOKUP([.F122];[.$C$2:.$D$1035];2)" office:value-type="float" office:value="0.0109501549214869" calcext:value-type="float">
            <text:p>0,0109501549</text:p>
          </table:table-cell>
          <table:table-cell table:formula="of:=ROUND([.G122]/[.$A$1035]*65535)" office:value-type="float" office:value="14352" calcext:value-type="float">
            <text:p>14352</text:p>
          </table:table-cell>
        </table:table-row>
        <table:table-row table:style-name="ro1">
          <table:table-cell office:value-type="float" office:value="0.00533492054648682" calcext:value-type="float">
            <text:p>5,33E-03</text:p>
          </table:table-cell>
          <table:table-cell office:value-type="float" office:value="0.7052045" calcext:value-type="float">
            <text:p>7,05E-01</text:p>
          </table:table-cell>
          <table:table-cell table:formula="of:=OFFSET([.$B$2];1035-ROW();0)" office:value-type="float" office:value="0.001789282" calcext:value-type="float">
            <text:p>1,79E-03</text:p>
          </table:table-cell>
          <table:table-cell table:formula="of:=OFFSET([.$A$2];1035-ROW();0)" office:value-type="float" office:value="0.0441044517964864" calcext:value-type="float">
            <text:p>4,41E-02</text:p>
          </table:table-cell>
          <table:table-cell/>
          <table:table-cell table:formula="of:=[.F122]+[.$E$2]" office:value-type="float" office:value="0.432423919927844" calcext:value-type="float">
            <text:p>0,4324239199</text:p>
          </table:table-cell>
          <table:table-cell table:formula="of:==VLOOKUP([.F123];[.$C$2:.$D$1035];2)" office:value-type="float" office:value="0.0108524986714869" calcext:value-type="float">
            <text:p>0,0108524987</text:p>
          </table:table-cell>
          <table:table-cell table:formula="of:=ROUND([.G123]/[.$A$1035]*65535)" office:value-type="float" office:value="14224" calcext:value-type="float">
            <text:p>14224</text:p>
          </table:table-cell>
        </table:table-row>
        <table:table-row table:style-name="ro1">
          <table:table-cell office:value-type="float" office:value="0.00538374867148682" calcext:value-type="float">
            <text:p>5,38E-03</text:p>
          </table:table-cell>
          <table:table-cell office:value-type="float" office:value="0.702944" calcext:value-type="float">
            <text:p>7,03E-01</text:p>
          </table:table-cell>
          <table:table-cell table:formula="of:=OFFSET([.$B$2];1035-ROW();0)" office:value-type="float" office:value="0.001800433" calcext:value-type="float">
            <text:p>1,80E-03</text:p>
          </table:table-cell>
          <table:table-cell table:formula="of:=OFFSET([.$A$2];1035-ROW();0)" office:value-type="float" office:value="0.0440556236714864" calcext:value-type="float">
            <text:p>4,41E-02</text:p>
          </table:table-cell>
          <table:table-cell/>
          <table:table-cell table:formula="of:=[.F123]+[.$E$2]" office:value-type="float" office:value="0.435989543385099" calcext:value-type="float">
            <text:p>0,4359895434</text:p>
          </table:table-cell>
          <table:table-cell table:formula="of:==VLOOKUP([.F124];[.$C$2:.$D$1035];2)" office:value-type="float" office:value="0.0108036705464869" calcext:value-type="float">
            <text:p>0,0108036705</text:p>
          </table:table-cell>
          <table:table-cell table:formula="of:=ROUND([.G124]/[.$A$1035]*65535)" office:value-type="float" office:value="14160" calcext:value-type="float">
            <text:p>14160</text:p>
          </table:table-cell>
        </table:table-row>
        <table:table-row table:style-name="ro1">
          <table:table-cell office:value-type="float" office:value="0.00543257679648682" calcext:value-type="float">
            <text:p>5,43E-03</text:p>
          </table:table-cell>
          <table:table-cell office:value-type="float" office:value="0.7006779" calcext:value-type="float">
            <text:p>7,01E-01</text:p>
          </table:table-cell>
          <table:table-cell table:formula="of:=OFFSET([.$B$2];1035-ROW();0)" office:value-type="float" office:value="0.001811689" calcext:value-type="float">
            <text:p>1,81E-03</text:p>
          </table:table-cell>
          <table:table-cell table:formula="of:=OFFSET([.$A$2];1035-ROW();0)" office:value-type="float" office:value="0.0440067955464864" calcext:value-type="float">
            <text:p>4,40E-02</text:p>
          </table:table-cell>
          <table:table-cell/>
          <table:table-cell table:formula="of:=[.F124]+[.$E$2]" office:value-type="float" office:value="0.439555166842353" calcext:value-type="float">
            <text:p>0,4395551668</text:p>
          </table:table-cell>
          <table:table-cell table:formula="of:==VLOOKUP([.F125];[.$C$2:.$D$1035];2)" office:value-type="float" office:value="0.0107060142964869" calcext:value-type="float">
            <text:p>0,0107060143</text:p>
          </table:table-cell>
          <table:table-cell table:formula="of:=ROUND([.G125]/[.$A$1035]*65535)" office:value-type="float" office:value="14032" calcext:value-type="float">
            <text:p>14032</text:p>
          </table:table-cell>
        </table:table-row>
        <table:table-row table:style-name="ro1">
          <table:table-cell office:value-type="float" office:value="0.00548140492148682" calcext:value-type="float">
            <text:p>5,48E-03</text:p>
          </table:table-cell>
          <table:table-cell office:value-type="float" office:value="0.6984061" calcext:value-type="float">
            <text:p>6,98E-01</text:p>
          </table:table-cell>
          <table:table-cell table:formula="of:=OFFSET([.$B$2];1035-ROW();0)" office:value-type="float" office:value="0.001823051" calcext:value-type="float">
            <text:p>1,82E-03</text:p>
          </table:table-cell>
          <table:table-cell table:formula="of:=OFFSET([.$A$2];1035-ROW();0)" office:value-type="float" office:value="0.0439579674214864" calcext:value-type="float">
            <text:p>4,40E-02</text:p>
          </table:table-cell>
          <table:table-cell/>
          <table:table-cell table:formula="of:=[.F125]+[.$E$2]" office:value-type="float" office:value="0.443120790299608" calcext:value-type="float">
            <text:p>0,4431207903</text:p>
          </table:table-cell>
          <table:table-cell table:formula="of:==VLOOKUP([.F126];[.$C$2:.$D$1035];2)" office:value-type="float" office:value="0.0106571861714869" calcext:value-type="float">
            <text:p>0,0106571862</text:p>
          </table:table-cell>
          <table:table-cell table:formula="of:=ROUND([.G126]/[.$A$1035]*65535)" office:value-type="float" office:value="13968" calcext:value-type="float">
            <text:p>13968</text:p>
          </table:table-cell>
        </table:table-row>
        <table:table-row table:style-name="ro1">
          <table:table-cell office:value-type="float" office:value="0.00553023304648682" calcext:value-type="float">
            <text:p>5,53E-03</text:p>
          </table:table-cell>
          <table:table-cell office:value-type="float" office:value="0.6961287" calcext:value-type="float">
            <text:p>6,96E-01</text:p>
          </table:table-cell>
          <table:table-cell table:formula="of:=OFFSET([.$B$2];1035-ROW();0)" office:value-type="float" office:value="0.001834519" calcext:value-type="float">
            <text:p>1,83E-03</text:p>
          </table:table-cell>
          <table:table-cell table:formula="of:=OFFSET([.$A$2];1035-ROW();0)" office:value-type="float" office:value="0.0439091392964864" calcext:value-type="float">
            <text:p>4,39E-02</text:p>
          </table:table-cell>
          <table:table-cell/>
          <table:table-cell table:formula="of:=[.F126]+[.$E$2]" office:value-type="float" office:value="0.446686413756863" calcext:value-type="float">
            <text:p>0,4466864138</text:p>
          </table:table-cell>
          <table:table-cell table:formula="of:==VLOOKUP([.F127];[.$C$2:.$D$1035];2)" office:value-type="float" office:value="0.0106083580464869" calcext:value-type="float">
            <text:p>0,010608358</text:p>
          </table:table-cell>
          <table:table-cell table:formula="of:=ROUND([.G127]/[.$A$1035]*65535)"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0.00557906117148682" calcext:value-type="float">
            <text:p>5,58E-03</text:p>
          </table:table-cell>
          <table:table-cell office:value-type="float" office:value="0.6938458" calcext:value-type="float">
            <text:p>6,94E-01</text:p>
          </table:table-cell>
          <table:table-cell table:formula="of:=OFFSET([.$B$2];1035-ROW();0)" office:value-type="float" office:value="0.001846096" calcext:value-type="float">
            <text:p>1,85E-03</text:p>
          </table:table-cell>
          <table:table-cell table:formula="of:=OFFSET([.$A$2];1035-ROW();0)" office:value-type="float" office:value="0.0438603111714864" calcext:value-type="float">
            <text:p>4,39E-02</text:p>
          </table:table-cell>
          <table:table-cell/>
          <table:table-cell table:formula="of:=[.F127]+[.$E$2]" office:value-type="float" office:value="0.450252037214118" calcext:value-type="float">
            <text:p>0,4502520372</text:p>
          </table:table-cell>
          <table:table-cell table:formula="of:==VLOOKUP([.F128];[.$C$2:.$D$1035];2)" office:value-type="float" office:value="0.0105107017964869" calcext:value-type="float">
            <text:p>0,0105107018</text:p>
          </table:table-cell>
          <table:table-cell table:formula="of:=ROUND([.G128]/[.$A$1035]*65535)" office:value-type="float" office:value="13776" calcext:value-type="float">
            <text:p>13776</text:p>
          </table:table-cell>
        </table:table-row>
        <table:table-row table:style-name="ro1">
          <table:table-cell office:value-type="float" office:value="0.00562788929648682" calcext:value-type="float">
            <text:p>5,63E-03</text:p>
          </table:table-cell>
          <table:table-cell office:value-type="float" office:value="0.6915574" calcext:value-type="float">
            <text:p>6,92E-01</text:p>
          </table:table-cell>
          <table:table-cell table:formula="of:=OFFSET([.$B$2];1035-ROW();0)" office:value-type="float" office:value="0.001857781" calcext:value-type="float">
            <text:p>1,86E-03</text:p>
          </table:table-cell>
          <table:table-cell table:formula="of:=OFFSET([.$A$2];1035-ROW();0)" office:value-type="float" office:value="0.0438114830464864" calcext:value-type="float">
            <text:p>4,38E-02</text:p>
          </table:table-cell>
          <table:table-cell/>
          <table:table-cell table:formula="of:=[.F128]+[.$E$2]" office:value-type="float" office:value="0.453817660671373" calcext:value-type="float">
            <text:p>0,4538176607</text:p>
          </table:table-cell>
          <table:table-cell table:formula="of:==VLOOKUP([.F129];[.$C$2:.$D$1035];2)" office:value-type="float" office:value="0.0104130455464869" calcext:value-type="float">
            <text:p>0,0104130455</text:p>
          </table:table-cell>
          <table:table-cell table:formula="of:=ROUND([.G129]/[.$A$1035]*65535)" office:value-type="float" office:value="13648" calcext:value-type="float">
            <text:p>13648</text:p>
          </table:table-cell>
        </table:table-row>
        <table:table-row table:style-name="ro1">
          <table:table-cell office:value-type="float" office:value="0.00567671742148682" calcext:value-type="float">
            <text:p>5,68E-03</text:p>
          </table:table-cell>
          <table:table-cell office:value-type="float" office:value="0.6892636" calcext:value-type="float">
            <text:p>6,89E-01</text:p>
          </table:table-cell>
          <table:table-cell table:formula="of:=OFFSET([.$B$2];1035-ROW();0)" office:value-type="float" office:value="0.001869576" calcext:value-type="float">
            <text:p>1,87E-03</text:p>
          </table:table-cell>
          <table:table-cell table:formula="of:=OFFSET([.$A$2];1035-ROW();0)" office:value-type="float" office:value="0.0437626549214864" calcext:value-type="float">
            <text:p>4,38E-02</text:p>
          </table:table-cell>
          <table:table-cell/>
          <table:table-cell table:formula="of:=[.F129]+[.$E$2]" office:value-type="float" office:value="0.457383284128628" calcext:value-type="float">
            <text:p>0,4573832841</text:p>
          </table:table-cell>
          <table:table-cell table:formula="of:==VLOOKUP([.F130];[.$C$2:.$D$1035];2)" office:value-type="float" office:value="0.0103642174214869" calcext:value-type="float">
            <text:p>0,0103642174</text:p>
          </table:table-cell>
          <table:table-cell table:formula="of:=ROUND([.G130]/[.$A$1035]*65535)" office:value-type="float" office:value="13584" calcext:value-type="float">
            <text:p>13584</text:p>
          </table:table-cell>
        </table:table-row>
        <table:table-row table:style-name="ro1">
          <table:table-cell office:value-type="float" office:value="0.00572554554648682" calcext:value-type="float">
            <text:p>5,73E-03</text:p>
          </table:table-cell>
          <table:table-cell office:value-type="float" office:value="0.6869646" calcext:value-type="float">
            <text:p>6,87E-01</text:p>
          </table:table-cell>
          <table:table-cell table:formula="of:=OFFSET([.$B$2];1035-ROW();0)" office:value-type="float" office:value="0.001881482" calcext:value-type="float">
            <text:p>1,88E-03</text:p>
          </table:table-cell>
          <table:table-cell table:formula="of:=OFFSET([.$A$2];1035-ROW();0)" office:value-type="float" office:value="0.0437138267964864" calcext:value-type="float">
            <text:p>4,37E-02</text:p>
          </table:table-cell>
          <table:table-cell/>
          <table:table-cell table:formula="of:=[.F130]+[.$E$2]" office:value-type="float" office:value="0.460948907585883" calcext:value-type="float">
            <text:p>0,4609489076</text:p>
          </table:table-cell>
          <table:table-cell table:formula="of:==VLOOKUP([.F131];[.$C$2:.$D$1035];2)" office:value-type="float" office:value="0.0102665611714868" calcext:value-type="float">
            <text:p>0,0102665612</text:p>
          </table:table-cell>
          <table:table-cell table:formula="of:=ROUND([.G131]/[.$A$1035]*65535)" office:value-type="float" office:value="13456" calcext:value-type="float">
            <text:p>13456</text:p>
          </table:table-cell>
        </table:table-row>
        <table:table-row table:style-name="ro1">
          <table:table-cell office:value-type="float" office:value="0.00577437367148682" calcext:value-type="float">
            <text:p>5,77E-03</text:p>
          </table:table-cell>
          <table:table-cell office:value-type="float" office:value="0.6846602" calcext:value-type="float">
            <text:p>6,85E-01</text:p>
          </table:table-cell>
          <table:table-cell table:formula="of:=OFFSET([.$B$2];1035-ROW();0)" office:value-type="float" office:value="0.0018935" calcext:value-type="float">
            <text:p>1,89E-03</text:p>
          </table:table-cell>
          <table:table-cell table:formula="of:=OFFSET([.$A$2];1035-ROW();0)" office:value-type="float" office:value="0.0436649986714864" calcext:value-type="float">
            <text:p>4,37E-02</text:p>
          </table:table-cell>
          <table:table-cell/>
          <table:table-cell table:formula="of:=[.F131]+[.$E$2]" office:value-type="float" office:value="0.464514531043138" calcext:value-type="float">
            <text:p>0,464514531</text:p>
          </table:table-cell>
          <table:table-cell table:formula="of:==VLOOKUP([.F132];[.$C$2:.$D$1035];2)" office:value-type="float" office:value="0.0102177330464868" calcext:value-type="float">
            <text:p>0,010217733</text:p>
          </table:table-cell>
          <table:table-cell table:formula="of:=ROUND([.G132]/[.$A$1035]*65535)" office:value-type="float" office:value="13392" calcext:value-type="float">
            <text:p>13392</text:p>
          </table:table-cell>
        </table:table-row>
        <table:table-row table:style-name="ro1">
          <table:table-cell office:value-type="float" office:value="0.00582320179648682" calcext:value-type="float">
            <text:p>5,82E-03</text:p>
          </table:table-cell>
          <table:table-cell office:value-type="float" office:value="0.6823506" calcext:value-type="float">
            <text:p>6,82E-01</text:p>
          </table:table-cell>
          <table:table-cell table:formula="of:=OFFSET([.$B$2];1035-ROW();0)" office:value-type="float" office:value="0.00190563" calcext:value-type="float">
            <text:p>1,91E-03</text:p>
          </table:table-cell>
          <table:table-cell table:formula="of:=OFFSET([.$A$2];1035-ROW();0)" office:value-type="float" office:value="0.0436161705464864" calcext:value-type="float">
            <text:p>4,36E-02</text:p>
          </table:table-cell>
          <table:table-cell/>
          <table:table-cell table:formula="of:=[.F132]+[.$E$2]" office:value-type="float" office:value="0.468080154500393" calcext:value-type="float">
            <text:p>0,4680801545</text:p>
          </table:table-cell>
          <table:table-cell table:formula="of:==VLOOKUP([.F133];[.$C$2:.$D$1035];2)" office:value-type="float" office:value="0.0101689049214868" calcext:value-type="float">
            <text:p>0,0101689049</text:p>
          </table:table-cell>
          <table:table-cell table:formula="of:=ROUND([.G133]/[.$A$1035]*65535)" office:value-type="float" office:value="13328" calcext:value-type="float">
            <text:p>13328</text:p>
          </table:table-cell>
        </table:table-row>
        <table:table-row table:style-name="ro1">
          <table:table-cell office:value-type="float" office:value="0.00587202992148682" calcext:value-type="float">
            <text:p>5,87E-03</text:p>
          </table:table-cell>
          <table:table-cell office:value-type="float" office:value="0.6800359" calcext:value-type="float">
            <text:p>6,80E-01</text:p>
          </table:table-cell>
          <table:table-cell table:formula="of:=OFFSET([.$B$2];1035-ROW();0)" office:value-type="float" office:value="0.001917876" calcext:value-type="float">
            <text:p>1,92E-03</text:p>
          </table:table-cell>
          <table:table-cell table:formula="of:=OFFSET([.$A$2];1035-ROW();0)" office:value-type="float" office:value="0.0435673424214864" calcext:value-type="float">
            <text:p>4,36E-02</text:p>
          </table:table-cell>
          <table:table-cell/>
          <table:table-cell table:formula="of:=[.F133]+[.$E$2]" office:value-type="float" office:value="0.471645777957648" calcext:value-type="float">
            <text:p>0,471645778</text:p>
          </table:table-cell>
          <table:table-cell table:formula="of:==VLOOKUP([.F134];[.$C$2:.$D$1035];2)" office:value-type="float" office:value="0.0100712486714868" calcext:value-type="float">
            <text:p>0,0100712487</text:p>
          </table:table-cell>
          <table:table-cell table:formula="of:=ROUND([.G134]/[.$A$1035]*65535)" office:value-type="float" office:value="13200" calcext:value-type="float">
            <text:p>13200</text:p>
          </table:table-cell>
        </table:table-row>
        <table:table-row table:style-name="ro1">
          <table:table-cell office:value-type="float" office:value="0.00592085804648682" calcext:value-type="float">
            <text:p>5,92E-03</text:p>
          </table:table-cell>
          <table:table-cell office:value-type="float" office:value="0.6777163" calcext:value-type="float">
            <text:p>6,78E-01</text:p>
          </table:table-cell>
          <table:table-cell table:formula="of:=OFFSET([.$B$2];1035-ROW();0)" office:value-type="float" office:value="0.001930236" calcext:value-type="float">
            <text:p>1,93E-03</text:p>
          </table:table-cell>
          <table:table-cell table:formula="of:=OFFSET([.$A$2];1035-ROW();0)" office:value-type="float" office:value="0.0435185142964864" calcext:value-type="float">
            <text:p>4,35E-02</text:p>
          </table:table-cell>
          <table:table-cell/>
          <table:table-cell table:formula="of:=[.F134]+[.$E$2]" office:value-type="float" office:value="0.475211401414903" calcext:value-type="float">
            <text:p>0,4752114014</text:p>
          </table:table-cell>
          <table:table-cell table:formula="of:==VLOOKUP([.F135];[.$C$2:.$D$1035];2)" office:value-type="float" office:value="0.0100224205464868" calcext:value-type="float">
            <text:p>0,0100224205</text:p>
          </table:table-cell>
          <table:table-cell table:formula="of:=ROUND([.G135]/[.$A$1035]*65535)" office:value-type="float" office:value="13136" calcext:value-type="float">
            <text:p>13136</text:p>
          </table:table-cell>
        </table:table-row>
        <table:table-row table:style-name="ro1">
          <table:table-cell office:value-type="float" office:value="0.00596968617148682" calcext:value-type="float">
            <text:p>5,97E-03</text:p>
          </table:table-cell>
          <table:table-cell office:value-type="float" office:value="0.6753915" calcext:value-type="float">
            <text:p>6,75E-01</text:p>
          </table:table-cell>
          <table:table-cell table:formula="of:=OFFSET([.$B$2];1035-ROW();0)" office:value-type="float" office:value="0.001942712" calcext:value-type="float">
            <text:p>1,94E-03</text:p>
          </table:table-cell>
          <table:table-cell table:formula="of:=OFFSET([.$A$2];1035-ROW();0)" office:value-type="float" office:value="0.0434696861714864" calcext:value-type="float">
            <text:p>4,35E-02</text:p>
          </table:table-cell>
          <table:table-cell/>
          <table:table-cell table:formula="of:=[.F135]+[.$E$2]" office:value-type="float" office:value="0.478777024872158" calcext:value-type="float">
            <text:p>0,4787770249</text:p>
          </table:table-cell>
          <table:table-cell table:formula="of:==VLOOKUP([.F136];[.$C$2:.$D$1035];2)" office:value-type="float" office:value="0.00992476429648684" calcext:value-type="float">
            <text:p>0,0099247643</text:p>
          </table:table-cell>
          <table:table-cell table:formula="of:=ROUND([.G136]/[.$A$1035]*65535)" office:value-type="float" office:value="13008" calcext:value-type="float">
            <text:p>13008</text:p>
          </table:table-cell>
        </table:table-row>
        <table:table-row table:style-name="ro1">
          <table:table-cell office:value-type="float" office:value="0.00601851429648682" calcext:value-type="float">
            <text:p>6,02E-03</text:p>
          </table:table-cell>
          <table:table-cell office:value-type="float" office:value="0.6730618" calcext:value-type="float">
            <text:p>6,73E-01</text:p>
          </table:table-cell>
          <table:table-cell table:formula="of:=OFFSET([.$B$2];1035-ROW();0)" office:value-type="float" office:value="0.001955306" calcext:value-type="float">
            <text:p>1,96E-03</text:p>
          </table:table-cell>
          <table:table-cell table:formula="of:=OFFSET([.$A$2];1035-ROW();0)" office:value-type="float" office:value="0.0434208580464865" calcext:value-type="float">
            <text:p>4,34E-02</text:p>
          </table:table-cell>
          <table:table-cell/>
          <table:table-cell table:formula="of:=[.F136]+[.$E$2]" office:value-type="float" office:value="0.482342648329412" calcext:value-type="float">
            <text:p>0,4823426483</text:p>
          </table:table-cell>
          <table:table-cell table:formula="of:==VLOOKUP([.F137];[.$C$2:.$D$1035];2)" office:value-type="float" office:value="0.00987593617148684" calcext:value-type="float">
            <text:p>0,0098759362</text:p>
          </table:table-cell>
          <table:table-cell table:formula="of:=ROUND([.G137]/[.$A$1035]*65535)" office:value-type="float" office:value="12944" calcext:value-type="float">
            <text:p>12944</text:p>
          </table:table-cell>
        </table:table-row>
        <table:table-row table:style-name="ro1">
          <table:table-cell office:value-type="float" office:value="0.00606734242148682" calcext:value-type="float">
            <text:p>6,07E-03</text:p>
          </table:table-cell>
          <table:table-cell office:value-type="float" office:value="0.6707274" calcext:value-type="float">
            <text:p>6,71E-01</text:p>
          </table:table-cell>
          <table:table-cell table:formula="of:=OFFSET([.$B$2];1035-ROW();0)" office:value-type="float" office:value="0.001968019" calcext:value-type="float">
            <text:p>1,97E-03</text:p>
          </table:table-cell>
          <table:table-cell table:formula="of:=OFFSET([.$A$2];1035-ROW();0)" office:value-type="float" office:value="0.0433720299214865" calcext:value-type="float">
            <text:p>4,34E-02</text:p>
          </table:table-cell>
          <table:table-cell/>
          <table:table-cell table:formula="of:=[.F137]+[.$E$2]" office:value-type="float" office:value="0.485908271786667" calcext:value-type="float">
            <text:p>0,4859082718</text:p>
          </table:table-cell>
          <table:table-cell table:formula="of:==VLOOKUP([.F138];[.$C$2:.$D$1035];2)" office:value-type="float" office:value="0.00977827992148684" calcext:value-type="float">
            <text:p>0,0097782799</text:p>
          </table:table-cell>
          <table:table-cell table:formula="of:=ROUND([.G138]/[.$A$1035]*65535)" office:value-type="float" office:value="12816" calcext:value-type="float">
            <text:p>12816</text:p>
          </table:table-cell>
        </table:table-row>
        <table:table-row table:style-name="ro1">
          <table:table-cell office:value-type="float" office:value="0.00611617054648682" calcext:value-type="float">
            <text:p>6,12E-03</text:p>
          </table:table-cell>
          <table:table-cell office:value-type="float" office:value="0.6683881" calcext:value-type="float">
            <text:p>6,68E-01</text:p>
          </table:table-cell>
          <table:table-cell table:formula="of:=OFFSET([.$B$2];1035-ROW();0)" office:value-type="float" office:value="0.001980851" calcext:value-type="float">
            <text:p>1,98E-03</text:p>
          </table:table-cell>
          <table:table-cell table:formula="of:=OFFSET([.$A$2];1035-ROW();0)" office:value-type="float" office:value="0.0433232017964865" calcext:value-type="float">
            <text:p>4,33E-02</text:p>
          </table:table-cell>
          <table:table-cell/>
          <table:table-cell table:formula="of:=[.F138]+[.$E$2]" office:value-type="float" office:value="0.489473895243922" calcext:value-type="float">
            <text:p>0,4894738952</text:p>
          </table:table-cell>
          <table:table-cell table:formula="of:==VLOOKUP([.F139];[.$C$2:.$D$1035];2)" office:value-type="float" office:value="0.00972945179648684" calcext:value-type="float">
            <text:p>0,0097294518</text:p>
          </table:table-cell>
          <table:table-cell table:formula="of:=ROUND([.G139]/[.$A$1035]*65535)" office:value-type="float" office:value="12752" calcext:value-type="float">
            <text:p>12752</text:p>
          </table:table-cell>
        </table:table-row>
        <table:table-row table:style-name="ro1">
          <table:table-cell office:value-type="float" office:value="0.00616499867148682" calcext:value-type="float">
            <text:p>6,16E-03</text:p>
          </table:table-cell>
          <table:table-cell office:value-type="float" office:value="0.6660441" calcext:value-type="float">
            <text:p>6,66E-01</text:p>
          </table:table-cell>
          <table:table-cell table:formula="of:=OFFSET([.$B$2];1035-ROW();0)" office:value-type="float" office:value="0.001993804" calcext:value-type="float">
            <text:p>1,99E-03</text:p>
          </table:table-cell>
          <table:table-cell table:formula="of:=OFFSET([.$A$2];1035-ROW();0)" office:value-type="float" office:value="0.0432743736714865" calcext:value-type="float">
            <text:p>4,33E-02</text:p>
          </table:table-cell>
          <table:table-cell/>
          <table:table-cell table:formula="of:=[.F139]+[.$E$2]" office:value-type="float" office:value="0.493039518701177" calcext:value-type="float">
            <text:p>0,4930395187</text:p>
          </table:table-cell>
          <table:table-cell table:formula="of:==VLOOKUP([.F140];[.$C$2:.$D$1035];2)" office:value-type="float" office:value="0.00963179554648684" calcext:value-type="float">
            <text:p>0,0096317955</text:p>
          </table:table-cell>
          <table:table-cell table:formula="of:=ROUND([.G140]/[.$A$1035]*65535)" office:value-type="float" office:value="12624" calcext:value-type="float">
            <text:p>12624</text:p>
          </table:table-cell>
        </table:table-row>
        <table:table-row table:style-name="ro1">
          <table:table-cell office:value-type="float" office:value="0.00621382679648682" calcext:value-type="float">
            <text:p>6,21E-03</text:p>
          </table:table-cell>
          <table:table-cell office:value-type="float" office:value="0.6636956" calcext:value-type="float">
            <text:p>6,64E-01</text:p>
          </table:table-cell>
          <table:table-cell table:formula="of:=OFFSET([.$B$2];1035-ROW();0)" office:value-type="float" office:value="0.002006879" calcext:value-type="float">
            <text:p>2,01E-03</text:p>
          </table:table-cell>
          <table:table-cell table:formula="of:=OFFSET([.$A$2];1035-ROW();0)" office:value-type="float" office:value="0.0432255455464865" calcext:value-type="float">
            <text:p>4,32E-02</text:p>
          </table:table-cell>
          <table:table-cell/>
          <table:table-cell table:formula="of:=[.F140]+[.$E$2]" office:value-type="float" office:value="0.496605142158432" calcext:value-type="float">
            <text:p>0,4966051422</text:p>
          </table:table-cell>
          <table:table-cell table:formula="of:==VLOOKUP([.F141];[.$C$2:.$D$1035];2)" office:value-type="float" office:value="0.00958296742148684" calcext:value-type="float">
            <text:p>0,0095829674</text:p>
          </table:table-cell>
          <table:table-cell table:formula="of:=ROUND([.G141]/[.$A$1035]*65535)" office:value-type="float" office:value="12560" calcext:value-type="float">
            <text:p>12560</text:p>
          </table:table-cell>
        </table:table-row>
        <table:table-row table:style-name="ro1">
          <table:table-cell office:value-type="float" office:value="0.00626265492148682" calcext:value-type="float">
            <text:p>6,26E-03</text:p>
          </table:table-cell>
          <table:table-cell office:value-type="float" office:value="0.6613424" calcext:value-type="float">
            <text:p>6,61E-01</text:p>
          </table:table-cell>
          <table:table-cell table:formula="of:=OFFSET([.$B$2];1035-ROW();0)" office:value-type="float" office:value="0.002020077" calcext:value-type="float">
            <text:p>2,02E-03</text:p>
          </table:table-cell>
          <table:table-cell table:formula="of:=OFFSET([.$A$2];1035-ROW();0)" office:value-type="float" office:value="0.0431767174214865" calcext:value-type="float">
            <text:p>4,32E-02</text:p>
          </table:table-cell>
          <table:table-cell/>
          <table:table-cell table:formula="of:=[.F141]+[.$E$2]" office:value-type="float" office:value="0.500170765615687" calcext:value-type="float">
            <text:p>0,5001707656</text:p>
          </table:table-cell>
          <table:table-cell table:formula="of:==VLOOKUP([.F142];[.$C$2:.$D$1035];2)" office:value-type="float" office:value="0.00948531117148683" calcext:value-type="float">
            <text:p>0,0094853112</text:p>
          </table:table-cell>
          <table:table-cell table:formula="of:=ROUND([.G142]/[.$A$1035]*65535)" office:value-type="float" office:value="12432" calcext:value-type="float">
            <text:p>12432</text:p>
          </table:table-cell>
        </table:table-row>
        <table:table-row table:style-name="ro1">
          <table:table-cell office:value-type="float" office:value="0.00631148304648682" calcext:value-type="float">
            <text:p>6,31E-03</text:p>
          </table:table-cell>
          <table:table-cell office:value-type="float" office:value="0.6589848" calcext:value-type="float">
            <text:p>6,59E-01</text:p>
          </table:table-cell>
          <table:table-cell table:formula="of:=OFFSET([.$B$2];1035-ROW();0)" office:value-type="float" office:value="0.0020334" calcext:value-type="float">
            <text:p>2,03E-03</text:p>
          </table:table-cell>
          <table:table-cell table:formula="of:=OFFSET([.$A$2];1035-ROW();0)" office:value-type="float" office:value="0.0431278892964865" calcext:value-type="float">
            <text:p>4,31E-02</text:p>
          </table:table-cell>
          <table:table-cell/>
          <table:table-cell table:formula="of:=[.F142]+[.$E$2]" office:value-type="float" office:value="0.503736389072942" calcext:value-type="float">
            <text:p>0,5037363891</text:p>
          </table:table-cell>
          <table:table-cell table:formula="of:==VLOOKUP([.F143];[.$C$2:.$D$1035];2)" office:value-type="float" office:value="0.00943648304648683" calcext:value-type="float">
            <text:p>0,009436483</text:p>
          </table:table-cell>
          <table:table-cell table:formula="of:=ROUND([.G143]/[.$A$1035]*65535)"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0.00636031117148682" calcext:value-type="float">
            <text:p>6,36E-03</text:p>
          </table:table-cell>
          <table:table-cell office:value-type="float" office:value="0.6566227" calcext:value-type="float">
            <text:p>6,57E-01</text:p>
          </table:table-cell>
          <table:table-cell table:formula="of:=OFFSET([.$B$2];1035-ROW();0)" office:value-type="float" office:value="0.002046847" calcext:value-type="float">
            <text:p>2,05E-03</text:p>
          </table:table-cell>
          <table:table-cell table:formula="of:=OFFSET([.$A$2];1035-ROW();0)" office:value-type="float" office:value="0.0430790611714865" calcext:value-type="float">
            <text:p>4,31E-02</text:p>
          </table:table-cell>
          <table:table-cell/>
          <table:table-cell table:formula="of:=[.F143]+[.$E$2]" office:value-type="float" office:value="0.507302012530197" calcext:value-type="float">
            <text:p>0,5073020125</text:p>
          </table:table-cell>
          <table:table-cell table:formula="of:==VLOOKUP([.F144];[.$C$2:.$D$1035];2)" office:value-type="float" office:value="0.00938765492148683" calcext:value-type="float">
            <text:p>0,0093876549</text:p>
          </table:table-cell>
          <table:table-cell table:formula="of:=ROUND([.G144]/[.$A$1035]*65535)" office:value-type="float" office:value="12304" calcext:value-type="float">
            <text:p>12304</text:p>
          </table:table-cell>
        </table:table-row>
        <table:table-row table:style-name="ro1">
          <table:table-cell office:value-type="float" office:value="0.00640913929648682" calcext:value-type="float">
            <text:p>6,41E-03</text:p>
          </table:table-cell>
          <table:table-cell office:value-type="float" office:value="0.6542563" calcext:value-type="float">
            <text:p>6,54E-01</text:p>
          </table:table-cell>
          <table:table-cell table:formula="of:=OFFSET([.$B$2];1035-ROW();0)" office:value-type="float" office:value="0.002060422" calcext:value-type="float">
            <text:p>2,06E-03</text:p>
          </table:table-cell>
          <table:table-cell table:formula="of:=OFFSET([.$A$2];1035-ROW();0)" office:value-type="float" office:value="0.0430302330464865" calcext:value-type="float">
            <text:p>4,30E-02</text:p>
          </table:table-cell>
          <table:table-cell/>
          <table:table-cell table:formula="of:=[.F144]+[.$E$2]" office:value-type="float" office:value="0.510867635987452" calcext:value-type="float">
            <text:p>0,510867636</text:p>
          </table:table-cell>
          <table:table-cell table:formula="of:==VLOOKUP([.F145];[.$C$2:.$D$1035];2)" office:value-type="float" office:value="0.00928999867148683" calcext:value-type="float">
            <text:p>0,0092899987</text:p>
          </table:table-cell>
          <table:table-cell table:formula="of:=ROUND([.G145]/[.$A$1035]*65535)" office:value-type="float" office:value="12176" calcext:value-type="float">
            <text:p>12176</text:p>
          </table:table-cell>
        </table:table-row>
        <table:table-row table:style-name="ro1">
          <table:table-cell office:value-type="float" office:value="0.00645796742148681" calcext:value-type="float">
            <text:p>6,46E-03</text:p>
          </table:table-cell>
          <table:table-cell office:value-type="float" office:value="0.6518857" calcext:value-type="float">
            <text:p>6,52E-01</text:p>
          </table:table-cell>
          <table:table-cell table:formula="of:=OFFSET([.$B$2];1035-ROW();0)" office:value-type="float" office:value="0.002074124" calcext:value-type="float">
            <text:p>2,07E-03</text:p>
          </table:table-cell>
          <table:table-cell table:formula="of:=OFFSET([.$A$2];1035-ROW();0)" office:value-type="float" office:value="0.0429814049214865" calcext:value-type="float">
            <text:p>4,30E-02</text:p>
          </table:table-cell>
          <table:table-cell/>
          <table:table-cell table:formula="of:=[.F145]+[.$E$2]" office:value-type="float" office:value="0.514433259444707" calcext:value-type="float">
            <text:p>0,5144332594</text:p>
          </table:table-cell>
          <table:table-cell table:formula="of:==VLOOKUP([.F146];[.$C$2:.$D$1035];2)" office:value-type="float" office:value="0.00924117054648683" calcext:value-type="float">
            <text:p>0,0092411705</text:p>
          </table:table-cell>
          <table:table-cell table:formula="of:=ROUND([.G146]/[.$A$1035]*65535)" office:value-type="float" office:value="12112" calcext:value-type="float">
            <text:p>12112</text:p>
          </table:table-cell>
        </table:table-row>
        <table:table-row table:style-name="ro1">
          <table:table-cell office:value-type="float" office:value="0.00650679554648681" calcext:value-type="float">
            <text:p>6,51E-03</text:p>
          </table:table-cell>
          <table:table-cell office:value-type="float" office:value="0.6495109" calcext:value-type="float">
            <text:p>6,50E-01</text:p>
          </table:table-cell>
          <table:table-cell table:formula="of:=OFFSET([.$B$2];1035-ROW();0)" office:value-type="float" office:value="0.002087956" calcext:value-type="float">
            <text:p>2,09E-03</text:p>
          </table:table-cell>
          <table:table-cell table:formula="of:=OFFSET([.$A$2];1035-ROW();0)" office:value-type="float" office:value="0.0429325767964865" calcext:value-type="float">
            <text:p>4,29E-02</text:p>
          </table:table-cell>
          <table:table-cell/>
          <table:table-cell table:formula="of:=[.F146]+[.$E$2]" office:value-type="float" office:value="0.517998882901961" calcext:value-type="float">
            <text:p>0,5179988829</text:p>
          </table:table-cell>
          <table:table-cell table:formula="of:==VLOOKUP([.F147];[.$C$2:.$D$1035];2)" office:value-type="float" office:value="0.00914351429648683" calcext:value-type="float">
            <text:p>0,0091435143</text:p>
          </table:table-cell>
          <table:table-cell table:formula="of:=ROUND([.G147]/[.$A$1035]*65535)" office:value-type="float" office:value="11984" calcext:value-type="float">
            <text:p>11984</text:p>
          </table:table-cell>
        </table:table-row>
        <table:table-row table:style-name="ro1">
          <table:table-cell office:value-type="float" office:value="0.00655562367148681" calcext:value-type="float">
            <text:p>6,56E-03</text:p>
          </table:table-cell>
          <table:table-cell office:value-type="float" office:value="0.647132" calcext:value-type="float">
            <text:p>6,47E-01</text:p>
          </table:table-cell>
          <table:table-cell table:formula="of:=OFFSET([.$B$2];1035-ROW();0)" office:value-type="float" office:value="0.002101917" calcext:value-type="float">
            <text:p>2,10E-03</text:p>
          </table:table-cell>
          <table:table-cell table:formula="of:=OFFSET([.$A$2];1035-ROW();0)" office:value-type="float" office:value="0.0428837486714865" calcext:value-type="float">
            <text:p>4,29E-02</text:p>
          </table:table-cell>
          <table:table-cell/>
          <table:table-cell table:formula="of:=[.F147]+[.$E$2]" office:value-type="float" office:value="0.521564506359216" calcext:value-type="float">
            <text:p>0,5215645064</text:p>
          </table:table-cell>
          <table:table-cell table:formula="of:==VLOOKUP([.F148];[.$C$2:.$D$1035];2)" office:value-type="float" office:value="0.00909468617148683" calcext:value-type="float">
            <text:p>0,0090946862</text:p>
          </table:table-cell>
          <table:table-cell table:formula="of:=ROUND([.G148]/[.$A$1035]*65535)" office:value-type="float" office:value="11920" calcext:value-type="float">
            <text:p>11920</text:p>
          </table:table-cell>
        </table:table-row>
        <table:table-row table:style-name="ro1">
          <table:table-cell office:value-type="float" office:value="0.00660445179648681" calcext:value-type="float">
            <text:p>6,60E-03</text:p>
          </table:table-cell>
          <table:table-cell office:value-type="float" office:value="0.644749" calcext:value-type="float">
            <text:p>6,45E-01</text:p>
          </table:table-cell>
          <table:table-cell table:formula="of:=OFFSET([.$B$2];1035-ROW();0)" office:value-type="float" office:value="0.002116011" calcext:value-type="float">
            <text:p>2,12E-03</text:p>
          </table:table-cell>
          <table:table-cell table:formula="of:=OFFSET([.$A$2];1035-ROW();0)" office:value-type="float" office:value="0.0428349205464865" calcext:value-type="float">
            <text:p>4,28E-02</text:p>
          </table:table-cell>
          <table:table-cell/>
          <table:table-cell table:formula="of:=[.F148]+[.$E$2]" office:value-type="float" office:value="0.525130129816471" calcext:value-type="float">
            <text:p>0,5251301298</text:p>
          </table:table-cell>
          <table:table-cell table:formula="of:==VLOOKUP([.F149];[.$C$2:.$D$1035];2)" office:value-type="float" office:value="0.00899702992148683" calcext:value-type="float">
            <text:p>0,0089970299</text:p>
          </table:table-cell>
          <table:table-cell table:formula="of:=ROUND([.G149]/[.$A$1035]*65535)" office:value-type="float" office:value="11792" calcext:value-type="float">
            <text:p>11792</text:p>
          </table:table-cell>
        </table:table-row>
        <table:table-row table:style-name="ro1">
          <table:table-cell office:value-type="float" office:value="0.00665327992148681" calcext:value-type="float">
            <text:p>6,65E-03</text:p>
          </table:table-cell>
          <table:table-cell office:value-type="float" office:value="0.6423622" calcext:value-type="float">
            <text:p>6,42E-01</text:p>
          </table:table-cell>
          <table:table-cell table:formula="of:=OFFSET([.$B$2];1035-ROW();0)" office:value-type="float" office:value="0.002130236" calcext:value-type="float">
            <text:p>2,13E-03</text:p>
          </table:table-cell>
          <table:table-cell table:formula="of:=OFFSET([.$A$2];1035-ROW();0)" office:value-type="float" office:value="0.0427860924214865" calcext:value-type="float">
            <text:p>4,28E-02</text:p>
          </table:table-cell>
          <table:table-cell/>
          <table:table-cell table:formula="of:=[.F149]+[.$E$2]" office:value-type="float" office:value="0.528695753273726" calcext:value-type="float">
            <text:p>0,5286957533</text:p>
          </table:table-cell>
          <table:table-cell table:formula="of:==VLOOKUP([.F150];[.$C$2:.$D$1035];2)" office:value-type="float" office:value="0.00894820179648683" calcext:value-type="float">
            <text:p>0,0089482018</text:p>
          </table:table-cell>
          <table:table-cell table:formula="of:=ROUND([.G150]/[.$A$1035]*65535)" office:value-type="float" office:value="11728" calcext:value-type="float">
            <text:p>11728</text:p>
          </table:table-cell>
        </table:table-row>
        <table:table-row table:style-name="ro1">
          <table:table-cell office:value-type="float" office:value="0.00670210804648681" calcext:value-type="float">
            <text:p>6,70E-03</text:p>
          </table:table-cell>
          <table:table-cell office:value-type="float" office:value="0.6399714" calcext:value-type="float">
            <text:p>6,40E-01</text:p>
          </table:table-cell>
          <table:table-cell table:formula="of:=OFFSET([.$B$2];1035-ROW();0)" office:value-type="float" office:value="0.002144597" calcext:value-type="float">
            <text:p>2,14E-03</text:p>
          </table:table-cell>
          <table:table-cell table:formula="of:=OFFSET([.$A$2];1035-ROW();0)" office:value-type="float" office:value="0.0427372642964865" calcext:value-type="float">
            <text:p>4,27E-02</text:p>
          </table:table-cell>
          <table:table-cell/>
          <table:table-cell table:formula="of:=[.F150]+[.$E$2]" office:value-type="float" office:value="0.532261376730981" calcext:value-type="float">
            <text:p>0,5322613767</text:p>
          </table:table-cell>
          <table:table-cell table:formula="of:==VLOOKUP([.F151];[.$C$2:.$D$1035];2)" office:value-type="float" office:value="0.00885054554648682" calcext:value-type="float">
            <text:p>0,0088505455</text:p>
          </table:table-cell>
          <table:table-cell table:formula="of:=ROUND([.G151]/[.$A$1035]*65535)"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0.00675093617148681" calcext:value-type="float">
            <text:p>6,75E-03</text:p>
          </table:table-cell>
          <table:table-cell office:value-type="float" office:value="0.6375769" calcext:value-type="float">
            <text:p>6,38E-01</text:p>
          </table:table-cell>
          <table:table-cell table:formula="of:=OFFSET([.$B$2];1035-ROW();0)" office:value-type="float" office:value="0.002159092" calcext:value-type="float">
            <text:p>2,16E-03</text:p>
          </table:table-cell>
          <table:table-cell table:formula="of:=OFFSET([.$A$2];1035-ROW();0)" office:value-type="float" office:value="0.0426884361714865" calcext:value-type="float">
            <text:p>4,27E-02</text:p>
          </table:table-cell>
          <table:table-cell/>
          <table:table-cell table:formula="of:=[.F151]+[.$E$2]" office:value-type="float" office:value="0.535827000188236" calcext:value-type="float">
            <text:p>0,5358270002</text:p>
          </table:table-cell>
          <table:table-cell table:formula="of:==VLOOKUP([.F152];[.$C$2:.$D$1035];2)" office:value-type="float" office:value="0.00880171742148682" calcext:value-type="float">
            <text:p>0,0088017174</text:p>
          </table:table-cell>
          <table:table-cell table:formula="of:=ROUND([.G152]/[.$A$1035]*65535)" office:value-type="float" office:value="11536" calcext:value-type="float">
            <text:p>11536</text:p>
          </table:table-cell>
        </table:table-row>
        <table:table-row table:style-name="ro1">
          <table:table-cell office:value-type="float" office:value="0.00679976429648681" calcext:value-type="float">
            <text:p>6,80E-03</text:p>
          </table:table-cell>
          <table:table-cell office:value-type="float" office:value="0.6351787" calcext:value-type="float">
            <text:p>6,35E-01</text:p>
          </table:table-cell>
          <table:table-cell table:formula="of:=OFFSET([.$B$2];1035-ROW();0)" office:value-type="float" office:value="0.002173724" calcext:value-type="float">
            <text:p>2,17E-03</text:p>
          </table:table-cell>
          <table:table-cell table:formula="of:=OFFSET([.$A$2];1035-ROW();0)" office:value-type="float" office:value="0.0426396080464865" calcext:value-type="float">
            <text:p>4,26E-02</text:p>
          </table:table-cell>
          <table:table-cell/>
          <table:table-cell table:formula="of:=[.F152]+[.$E$2]" office:value-type="float" office:value="0.539392623645491" calcext:value-type="float">
            <text:p>0,5393926236</text:p>
          </table:table-cell>
          <table:table-cell table:formula="of:==VLOOKUP([.F153];[.$C$2:.$D$1035];2)" office:value-type="float" office:value="0.00875288929648682" calcext:value-type="float">
            <text:p>0,0087528893</text:p>
          </table:table-cell>
          <table:table-cell table:formula="of:=ROUND([.G153]/[.$A$1035]*65535)" office:value-type="float" office:value="11472" calcext:value-type="float">
            <text:p>11472</text:p>
          </table:table-cell>
        </table:table-row>
        <table:table-row table:style-name="ro1">
          <table:table-cell office:value-type="float" office:value="0.00684859242148681" calcext:value-type="float">
            <text:p>6,85E-03</text:p>
          </table:table-cell>
          <table:table-cell office:value-type="float" office:value="0.6327768" calcext:value-type="float">
            <text:p>6,33E-01</text:p>
          </table:table-cell>
          <table:table-cell table:formula="of:=OFFSET([.$B$2];1035-ROW();0)" office:value-type="float" office:value="0.002188493" calcext:value-type="float">
            <text:p>2,19E-03</text:p>
          </table:table-cell>
          <table:table-cell table:formula="of:=OFFSET([.$A$2];1035-ROW();0)" office:value-type="float" office:value="0.0425907799214865" calcext:value-type="float">
            <text:p>4,26E-02</text:p>
          </table:table-cell>
          <table:table-cell/>
          <table:table-cell table:formula="of:=[.F153]+[.$E$2]" office:value-type="float" office:value="0.542958247102745" calcext:value-type="float">
            <text:p>0,5429582471</text:p>
          </table:table-cell>
          <table:table-cell table:formula="of:==VLOOKUP([.F154];[.$C$2:.$D$1035];2)" office:value-type="float" office:value="0.00865523304648682" calcext:value-type="float">
            <text:p>0,008655233</text:p>
          </table:table-cell>
          <table:table-cell table:formula="of:=ROUND([.G154]/[.$A$1035]*65535)" office:value-type="float" office:value="11344" calcext:value-type="float">
            <text:p>11344</text:p>
          </table:table-cell>
        </table:table-row>
        <table:table-row table:style-name="ro1">
          <table:table-cell office:value-type="float" office:value="0.00689742054648681" calcext:value-type="float">
            <text:p>6,90E-03</text:p>
          </table:table-cell>
          <table:table-cell office:value-type="float" office:value="0.6303714" calcext:value-type="float">
            <text:p>6,30E-01</text:p>
          </table:table-cell>
          <table:table-cell table:formula="of:=OFFSET([.$B$2];1035-ROW();0)" office:value-type="float" office:value="0.002203403" calcext:value-type="float">
            <text:p>2,20E-03</text:p>
          </table:table-cell>
          <table:table-cell table:formula="of:=OFFSET([.$A$2];1035-ROW();0)" office:value-type="float" office:value="0.0425419517964865" calcext:value-type="float">
            <text:p>4,25E-02</text:p>
          </table:table-cell>
          <table:table-cell/>
          <table:table-cell table:formula="of:=[.F154]+[.$E$2]" office:value-type="float" office:value="0.54652387056" calcext:value-type="float">
            <text:p>0,5465238706</text:p>
          </table:table-cell>
          <table:table-cell table:formula="of:==VLOOKUP([.F155];[.$C$2:.$D$1035];2)" office:value-type="float" office:value="0.00860640492148682" calcext:value-type="float">
            <text:p>0,0086064049</text:p>
          </table:table-cell>
          <table:table-cell table:formula="of:=ROUND([.G155]/[.$A$1035]*65535)" office:value-type="float" office:value="11280" calcext:value-type="float">
            <text:p>11280</text:p>
          </table:table-cell>
        </table:table-row>
        <table:table-row table:style-name="ro1">
          <table:table-cell office:value-type="float" office:value="0.00694624867148681" calcext:value-type="float">
            <text:p>6,95E-03</text:p>
          </table:table-cell>
          <table:table-cell office:value-type="float" office:value="0.6279625" calcext:value-type="float">
            <text:p>6,28E-01</text:p>
          </table:table-cell>
          <table:table-cell table:formula="of:=OFFSET([.$B$2];1035-ROW();0)" office:value-type="float" office:value="0.002218452" calcext:value-type="float">
            <text:p>2,22E-03</text:p>
          </table:table-cell>
          <table:table-cell table:formula="of:=OFFSET([.$A$2];1035-ROW();0)" office:value-type="float" office:value="0.0424931236714865" calcext:value-type="float">
            <text:p>4,25E-02</text:p>
          </table:table-cell>
          <table:table-cell/>
          <table:table-cell table:formula="of:=[.F155]+[.$E$2]" office:value-type="float" office:value="0.550089494017255" calcext:value-type="float">
            <text:p>0,550089494</text:p>
          </table:table-cell>
          <table:table-cell table:formula="of:==VLOOKUP([.F156];[.$C$2:.$D$1035];2)" office:value-type="float" office:value="0.00850874867148682" calcext:value-type="float">
            <text:p>0,0085087487</text:p>
          </table:table-cell>
          <table:table-cell table:formula="of:=ROUND([.G156]/[.$A$1035]*65535)" office:value-type="float" office:value="11152" calcext:value-type="float">
            <text:p>11152</text:p>
          </table:table-cell>
        </table:table-row>
        <table:table-row table:style-name="ro1">
          <table:table-cell office:value-type="float" office:value="0.00699507679648681" calcext:value-type="float">
            <text:p>7,00E-03</text:p>
          </table:table-cell>
          <table:table-cell office:value-type="float" office:value="0.6255503" calcext:value-type="float">
            <text:p>6,26E-01</text:p>
          </table:table-cell>
          <table:table-cell table:formula="of:=OFFSET([.$B$2];1035-ROW();0)" office:value-type="float" office:value="0.002233643" calcext:value-type="float">
            <text:p>2,23E-03</text:p>
          </table:table-cell>
          <table:table-cell table:formula="of:=OFFSET([.$A$2];1035-ROW();0)" office:value-type="float" office:value="0.0424442955464865" calcext:value-type="float">
            <text:p>4,24E-02</text:p>
          </table:table-cell>
          <table:table-cell/>
          <table:table-cell table:formula="of:=[.F156]+[.$E$2]" office:value-type="float" office:value="0.55365511747451" calcext:value-type="float">
            <text:p>0,5536551175</text:p>
          </table:table-cell>
          <table:table-cell table:formula="of:==VLOOKUP([.F157];[.$C$2:.$D$1035];2)" office:value-type="float" office:value="0.00845992054648682" calcext:value-type="float">
            <text:p>0,0084599205</text:p>
          </table:table-cell>
          <table:table-cell table:formula="of:=ROUND([.G157]/[.$A$1035]*65535)" office:value-type="float" office:value="11088" calcext:value-type="float">
            <text:p>11088</text:p>
          </table:table-cell>
        </table:table-row>
        <table:table-row table:style-name="ro1">
          <table:table-cell office:value-type="float" office:value="0.00704390492148681" calcext:value-type="float">
            <text:p>7,04E-03</text:p>
          </table:table-cell>
          <table:table-cell office:value-type="float" office:value="0.6231347" calcext:value-type="float">
            <text:p>6,23E-01</text:p>
          </table:table-cell>
          <table:table-cell table:formula="of:=OFFSET([.$B$2];1035-ROW();0)" office:value-type="float" office:value="0.002248978" calcext:value-type="float">
            <text:p>2,25E-03</text:p>
          </table:table-cell>
          <table:table-cell table:formula="of:=OFFSET([.$A$2];1035-ROW();0)" office:value-type="float" office:value="0.0423954674214865" calcext:value-type="float">
            <text:p>4,24E-02</text:p>
          </table:table-cell>
          <table:table-cell/>
          <table:table-cell table:formula="of:=[.F157]+[.$E$2]" office:value-type="float" office:value="0.557220740931765" calcext:value-type="float">
            <text:p>0,5572207409</text:p>
          </table:table-cell>
          <table:table-cell table:formula="of:==VLOOKUP([.F158];[.$C$2:.$D$1035];2)" office:value-type="float" office:value="0.00836226429648682" calcext:value-type="float">
            <text:p>0,0083622643</text:p>
          </table:table-cell>
          <table:table-cell table:formula="of:=ROUND([.G158]/[.$A$1035]*65535)" office:value-type="float" office:value="10960" calcext:value-type="float">
            <text:p>10960</text:p>
          </table:table-cell>
        </table:table-row>
        <table:table-row table:style-name="ro1">
          <table:table-cell office:value-type="float" office:value="0.00709273304648681" calcext:value-type="float">
            <text:p>7,09E-03</text:p>
          </table:table-cell>
          <table:table-cell office:value-type="float" office:value="0.620716" calcext:value-type="float">
            <text:p>6,21E-01</text:p>
          </table:table-cell>
          <table:table-cell table:formula="of:=OFFSET([.$B$2];1035-ROW();0)" office:value-type="float" office:value="0.002264457" calcext:value-type="float">
            <text:p>2,26E-03</text:p>
          </table:table-cell>
          <table:table-cell table:formula="of:=OFFSET([.$A$2];1035-ROW();0)" office:value-type="float" office:value="0.0423466392964865" calcext:value-type="float">
            <text:p>4,23E-02</text:p>
          </table:table-cell>
          <table:table-cell/>
          <table:table-cell table:formula="of:=[.F158]+[.$E$2]" office:value-type="float" office:value="0.56078636438902" calcext:value-type="float">
            <text:p>0,5607863644</text:p>
          </table:table-cell>
          <table:table-cell table:formula="of:==VLOOKUP([.F159];[.$C$2:.$D$1035];2)" office:value-type="float" office:value="0.00831343617148682" calcext:value-type="float">
            <text:p>0,0083134362</text:p>
          </table:table-cell>
          <table:table-cell table:formula="of:=ROUND([.G159]/[.$A$1035]*65535)" office:value-type="float" office:value="10896" calcext:value-type="float">
            <text:p>10896</text:p>
          </table:table-cell>
        </table:table-row>
        <table:table-row table:style-name="ro1">
          <table:table-cell office:value-type="float" office:value="0.00714156117148681" calcext:value-type="float">
            <text:p>7,14E-03</text:p>
          </table:table-cell>
          <table:table-cell office:value-type="float" office:value="0.6182941" calcext:value-type="float">
            <text:p>6,18E-01</text:p>
          </table:table-cell>
          <table:table-cell table:formula="of:=OFFSET([.$B$2];1035-ROW();0)" office:value-type="float" office:value="0.002280082" calcext:value-type="float">
            <text:p>2,28E-03</text:p>
          </table:table-cell>
          <table:table-cell table:formula="of:=OFFSET([.$A$2];1035-ROW();0)" office:value-type="float" office:value="0.0422978111714865" calcext:value-type="float">
            <text:p>4,23E-02</text:p>
          </table:table-cell>
          <table:table-cell/>
          <table:table-cell table:formula="of:=[.F159]+[.$E$2]" office:value-type="float" office:value="0.564351987846275" calcext:value-type="float">
            <text:p>0,5643519878</text:p>
          </table:table-cell>
          <table:table-cell table:formula="of:==VLOOKUP([.F160];[.$C$2:.$D$1035];2)" office:value-type="float" office:value="0.00826460804648682" calcext:value-type="float">
            <text:p>0,008264608</text:p>
          </table:table-cell>
          <table:table-cell table:formula="of:=ROUND([.G160]/[.$A$1035]*65535)" office:value-type="float" office:value="10832" calcext:value-type="float">
            <text:p>10832</text:p>
          </table:table-cell>
        </table:table-row>
        <table:table-row table:style-name="ro1">
          <table:table-cell office:value-type="float" office:value="0.00719038929648681" calcext:value-type="float">
            <text:p>7,19E-03</text:p>
          </table:table-cell>
          <table:table-cell office:value-type="float" office:value="0.6158692" calcext:value-type="float">
            <text:p>6,16E-01</text:p>
          </table:table-cell>
          <table:table-cell table:formula="of:=OFFSET([.$B$2];1035-ROW();0)" office:value-type="float" office:value="0.002295855" calcext:value-type="float">
            <text:p>2,30E-03</text:p>
          </table:table-cell>
          <table:table-cell table:formula="of:=OFFSET([.$A$2];1035-ROW();0)" office:value-type="float" office:value="0.0422489830464865" calcext:value-type="float">
            <text:p>4,22E-02</text:p>
          </table:table-cell>
          <table:table-cell/>
          <table:table-cell table:formula="of:=[.F160]+[.$E$2]" office:value-type="float" office:value="0.567917611303529" calcext:value-type="float">
            <text:p>0,5679176113</text:p>
          </table:table-cell>
          <table:table-cell table:formula="of:==VLOOKUP([.F161];[.$C$2:.$D$1035];2)" office:value-type="float" office:value="0.00816695179648681" calcext:value-type="float">
            <text:p>0,0081669518</text:p>
          </table:table-cell>
          <table:table-cell table:formula="of:=ROUND([.G161]/[.$A$1035]*65535)" office:value-type="float" office:value="10704" calcext:value-type="float">
            <text:p>10704</text:p>
          </table:table-cell>
        </table:table-row>
        <table:table-row table:style-name="ro1">
          <table:table-cell office:value-type="float" office:value="0.00723921742148681" calcext:value-type="float">
            <text:p>7,24E-03</text:p>
          </table:table-cell>
          <table:table-cell office:value-type="float" office:value="0.6134413" calcext:value-type="float">
            <text:p>6,13E-01</text:p>
          </table:table-cell>
          <table:table-cell table:formula="of:=OFFSET([.$B$2];1035-ROW();0)" office:value-type="float" office:value="0.002311776" calcext:value-type="float">
            <text:p>2,31E-03</text:p>
          </table:table-cell>
          <table:table-cell table:formula="of:=OFFSET([.$A$2];1035-ROW();0)" office:value-type="float" office:value="0.0422001549214865" calcext:value-type="float">
            <text:p>4,22E-02</text:p>
          </table:table-cell>
          <table:table-cell/>
          <table:table-cell table:formula="of:=[.F161]+[.$E$2]" office:value-type="float" office:value="0.571483234760784" calcext:value-type="float">
            <text:p>0,5714832348</text:p>
          </table:table-cell>
          <table:table-cell table:formula="of:==VLOOKUP([.F162];[.$C$2:.$D$1035];2)" office:value-type="float" office:value="0.00811812367148681" calcext:value-type="float">
            <text:p>0,0081181237</text:p>
          </table:table-cell>
          <table:table-cell table:formula="of:=ROUND([.G162]/[.$A$1035]*65535)" office:value-type="float" office:value="10640" calcext:value-type="float">
            <text:p>10640</text:p>
          </table:table-cell>
        </table:table-row>
        <table:table-row table:style-name="ro1">
          <table:table-cell office:value-type="float" office:value="0.00728804554648681" calcext:value-type="float">
            <text:p>7,29E-03</text:p>
          </table:table-cell>
          <table:table-cell office:value-type="float" office:value="0.6110106" calcext:value-type="float">
            <text:p>6,11E-01</text:p>
          </table:table-cell>
          <table:table-cell table:formula="of:=OFFSET([.$B$2];1035-ROW();0)" office:value-type="float" office:value="0.002327847" calcext:value-type="float">
            <text:p>2,33E-03</text:p>
          </table:table-cell>
          <table:table-cell table:formula="of:=OFFSET([.$A$2];1035-ROW();0)" office:value-type="float" office:value="0.0421513267964865" calcext:value-type="float">
            <text:p>4,22E-02</text:p>
          </table:table-cell>
          <table:table-cell/>
          <table:table-cell table:formula="of:=[.F162]+[.$E$2]" office:value-type="float" office:value="0.575048858218039" calcext:value-type="float">
            <text:p>0,5750488582</text:p>
          </table:table-cell>
          <table:table-cell table:formula="of:==VLOOKUP([.F163];[.$C$2:.$D$1035];2)" office:value-type="float" office:value="0.00802046742148681" calcext:value-type="float">
            <text:p>0,0080204674</text:p>
          </table:table-cell>
          <table:table-cell table:formula="of:=ROUND([.G163]/[.$A$1035]*65535)" office:value-type="float" office:value="10512" calcext:value-type="float">
            <text:p>10512</text:p>
          </table:table-cell>
        </table:table-row>
        <table:table-row table:style-name="ro1">
          <table:table-cell office:value-type="float" office:value="0.00733687367148681" calcext:value-type="float">
            <text:p>7,34E-03</text:p>
          </table:table-cell>
          <table:table-cell office:value-type="float" office:value="0.608577" calcext:value-type="float">
            <text:p>6,09E-01</text:p>
          </table:table-cell>
          <table:table-cell table:formula="of:=OFFSET([.$B$2];1035-ROW();0)" office:value-type="float" office:value="0.00234407" calcext:value-type="float">
            <text:p>2,34E-03</text:p>
          </table:table-cell>
          <table:table-cell table:formula="of:=OFFSET([.$A$2];1035-ROW();0)" office:value-type="float" office:value="0.0421024986714865" calcext:value-type="float">
            <text:p>4,21E-02</text:p>
          </table:table-cell>
          <table:table-cell/>
          <table:table-cell table:formula="of:=[.F163]+[.$E$2]" office:value-type="float" office:value="0.578614481675294" calcext:value-type="float">
            <text:p>0,5786144817</text:p>
          </table:table-cell>
          <table:table-cell table:formula="of:==VLOOKUP([.F164];[.$C$2:.$D$1035];2)" office:value-type="float" office:value="0.00797163929648681" calcext:value-type="float">
            <text:p>0,0079716393</text:p>
          </table:table-cell>
          <table:table-cell table:formula="of:=ROUND([.G164]/[.$A$1035]*65535)" office:value-type="float" office:value="10448" calcext:value-type="float">
            <text:p>10448</text:p>
          </table:table-cell>
        </table:table-row>
        <table:table-row table:style-name="ro1">
          <table:table-cell office:value-type="float" office:value="0.00738570179648681" calcext:value-type="float">
            <text:p>7,39E-03</text:p>
          </table:table-cell>
          <table:table-cell office:value-type="float" office:value="0.6061407" calcext:value-type="float">
            <text:p>6,06E-01</text:p>
          </table:table-cell>
          <table:table-cell table:formula="of:=OFFSET([.$B$2];1035-ROW();0)" office:value-type="float" office:value="0.002360445" calcext:value-type="float">
            <text:p>2,36E-03</text:p>
          </table:table-cell>
          <table:table-cell table:formula="of:=OFFSET([.$A$2];1035-ROW();0)" office:value-type="float" office:value="0.0420536705464865" calcext:value-type="float">
            <text:p>4,21E-02</text:p>
          </table:table-cell>
          <table:table-cell/>
          <table:table-cell table:formula="of:=[.F164]+[.$E$2]" office:value-type="float" office:value="0.582180105132549" calcext:value-type="float">
            <text:p>0,5821801051</text:p>
          </table:table-cell>
          <table:table-cell table:formula="of:==VLOOKUP([.F165];[.$C$2:.$D$1035];2)" office:value-type="float" office:value="0.00787398304648681" calcext:value-type="float">
            <text:p>0,007873983</text:p>
          </table:table-cell>
          <table:table-cell table:formula="of:=ROUND([.G165]/[.$A$1035]*65535)" office:value-type="float" office:value="10320" calcext:value-type="float">
            <text:p>10320</text:p>
          </table:table-cell>
        </table:table-row>
        <table:table-row table:style-name="ro1">
          <table:table-cell office:value-type="float" office:value="0.00743452992148681" calcext:value-type="float">
            <text:p>7,43E-03</text:p>
          </table:table-cell>
          <table:table-cell office:value-type="float" office:value="0.6037019" calcext:value-type="float">
            <text:p>6,04E-01</text:p>
          </table:table-cell>
          <table:table-cell table:formula="of:=OFFSET([.$B$2];1035-ROW();0)" office:value-type="float" office:value="0.002376976" calcext:value-type="float">
            <text:p>2,38E-03</text:p>
          </table:table-cell>
          <table:table-cell table:formula="of:=OFFSET([.$A$2];1035-ROW();0)" office:value-type="float" office:value="0.0420048424214865" calcext:value-type="float">
            <text:p>4,20E-02</text:p>
          </table:table-cell>
          <table:table-cell/>
          <table:table-cell table:formula="of:=[.F165]+[.$E$2]" office:value-type="float" office:value="0.585745728589804" calcext:value-type="float">
            <text:p>0,5857457286</text:p>
          </table:table-cell>
          <table:table-cell table:formula="of:==VLOOKUP([.F166];[.$C$2:.$D$1035];2)" office:value-type="float" office:value="0.00782515492148681" calcext:value-type="float">
            <text:p>0,0078251549</text:p>
          </table:table-cell>
          <table:table-cell table:formula="of:=ROUND([.G166]/[.$A$1035]*65535)" office:value-type="float" office:value="10256" calcext:value-type="float">
            <text:p>10256</text:p>
          </table:table-cell>
        </table:table-row>
        <table:table-row table:style-name="ro1">
          <table:table-cell office:value-type="float" office:value="0.00748335804648681" calcext:value-type="float">
            <text:p>7,48E-03</text:p>
          </table:table-cell>
          <table:table-cell office:value-type="float" office:value="0.6012605" calcext:value-type="float">
            <text:p>6,01E-01</text:p>
          </table:table-cell>
          <table:table-cell table:formula="of:=OFFSET([.$B$2];1035-ROW();0)" office:value-type="float" office:value="0.002393662" calcext:value-type="float">
            <text:p>2,39E-03</text:p>
          </table:table-cell>
          <table:table-cell table:formula="of:=OFFSET([.$A$2];1035-ROW();0)" office:value-type="float" office:value="0.0419560142964865" calcext:value-type="float">
            <text:p>4,20E-02</text:p>
          </table:table-cell>
          <table:table-cell/>
          <table:table-cell table:formula="of:=[.F166]+[.$E$2]" office:value-type="float" office:value="0.589311352047059" calcext:value-type="float">
            <text:p>0,589311352</text:p>
          </table:table-cell>
          <table:table-cell table:formula="of:==VLOOKUP([.F167];[.$C$2:.$D$1035];2)" office:value-type="float" office:value="0.00772749867148681" calcext:value-type="float">
            <text:p>0,0077274987</text:p>
          </table:table-cell>
          <table:table-cell table:formula="of:=ROUND([.G167]/[.$A$1035]*65535)"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0.00753218617148681" calcext:value-type="float">
            <text:p>7,53E-03</text:p>
          </table:table-cell>
          <table:table-cell office:value-type="float" office:value="0.5988167" calcext:value-type="float">
            <text:p>5,99E-01</text:p>
          </table:table-cell>
          <table:table-cell table:formula="of:=OFFSET([.$B$2];1035-ROW();0)" office:value-type="float" office:value="0.002410505" calcext:value-type="float">
            <text:p>2,41E-03</text:p>
          </table:table-cell>
          <table:table-cell table:formula="of:=OFFSET([.$A$2];1035-ROW();0)" office:value-type="float" office:value="0.0419071861714865" calcext:value-type="float">
            <text:p>4,19E-02</text:p>
          </table:table-cell>
          <table:table-cell/>
          <table:table-cell table:formula="of:=[.F167]+[.$E$2]" office:value-type="float" office:value="0.592876975504313" calcext:value-type="float">
            <text:p>0,5928769755</text:p>
          </table:table-cell>
          <table:table-cell table:formula="of:==VLOOKUP([.F168];[.$C$2:.$D$1035];2)" office:value-type="float" office:value="0.00767867054648681" calcext:value-type="float">
            <text:p>0,0076786705</text:p>
          </table:table-cell>
          <table:table-cell table:formula="of:=ROUND([.G168]/[.$A$1035]*65535)" office:value-type="float" office:value="10064" calcext:value-type="float">
            <text:p>10064</text:p>
          </table:table-cell>
        </table:table-row>
        <table:table-row table:style-name="ro1">
          <table:table-cell office:value-type="float" office:value="0.00758101429648681" calcext:value-type="float">
            <text:p>7,58E-03</text:p>
          </table:table-cell>
          <table:table-cell office:value-type="float" office:value="0.5963706" calcext:value-type="float">
            <text:p>5,96E-01</text:p>
          </table:table-cell>
          <table:table-cell table:formula="of:=OFFSET([.$B$2];1035-ROW();0)" office:value-type="float" office:value="0.002427508" calcext:value-type="float">
            <text:p>2,43E-03</text:p>
          </table:table-cell>
          <table:table-cell table:formula="of:=OFFSET([.$A$2];1035-ROW();0)" office:value-type="float" office:value="0.0418583580464865" calcext:value-type="float">
            <text:p>4,19E-02</text:p>
          </table:table-cell>
          <table:table-cell/>
          <table:table-cell table:formula="of:=[.F168]+[.$E$2]" office:value-type="float" office:value="0.596442598961568" calcext:value-type="float">
            <text:p>0,596442599</text:p>
          </table:table-cell>
          <table:table-cell table:formula="of:==VLOOKUP([.F169];[.$C$2:.$D$1035];2)" office:value-type="float" office:value="0.00758101429648681" calcext:value-type="float">
            <text:p>0,0075810143</text:p>
          </table:table-cell>
          <table:table-cell table:formula="of:=ROUND([.G169]/[.$A$1035]*65535)" office:value-type="float" office:value="9936" calcext:value-type="float">
            <text:p>9936</text:p>
          </table:table-cell>
        </table:table-row>
        <table:table-row table:style-name="ro1">
          <table:table-cell office:value-type="float" office:value="0.00762984242148681" calcext:value-type="float">
            <text:p>7,63E-03</text:p>
          </table:table-cell>
          <table:table-cell office:value-type="float" office:value="0.5939221" calcext:value-type="float">
            <text:p>5,94E-01</text:p>
          </table:table-cell>
          <table:table-cell table:formula="of:=OFFSET([.$B$2];1035-ROW();0)" office:value-type="float" office:value="0.00244467" calcext:value-type="float">
            <text:p>2,44E-03</text:p>
          </table:table-cell>
          <table:table-cell table:formula="of:=OFFSET([.$A$2];1035-ROW();0)" office:value-type="float" office:value="0.0418095299214865" calcext:value-type="float">
            <text:p>4,18E-02</text:p>
          </table:table-cell>
          <table:table-cell/>
          <table:table-cell table:formula="of:=[.F169]+[.$E$2]" office:value-type="float" office:value="0.600008222418823" calcext:value-type="float">
            <text:p>0,6000082224</text:p>
          </table:table-cell>
          <table:table-cell table:formula="of:==VLOOKUP([.F170];[.$C$2:.$D$1035];2)" office:value-type="float" office:value="0.00753218617148681" calcext:value-type="float">
            <text:p>0,0075321862</text:p>
          </table:table-cell>
          <table:table-cell table:formula="of:=ROUND([.G170]/[.$A$1035]*65535)" office:value-type="float" office:value="9872" calcext:value-type="float">
            <text:p>9872</text:p>
          </table:table-cell>
        </table:table-row>
        <table:table-row table:style-name="ro1">
          <table:table-cell office:value-type="float" office:value="0.00767867054648681" calcext:value-type="float">
            <text:p>7,68E-03</text:p>
          </table:table-cell>
          <table:table-cell office:value-type="float" office:value="0.5914716" calcext:value-type="float">
            <text:p>5,91E-01</text:p>
          </table:table-cell>
          <table:table-cell table:formula="of:=OFFSET([.$B$2];1035-ROW();0)" office:value-type="float" office:value="0.002461995" calcext:value-type="float">
            <text:p>2,46E-03</text:p>
          </table:table-cell>
          <table:table-cell table:formula="of:=OFFSET([.$A$2];1035-ROW();0)" office:value-type="float" office:value="0.0417607017964865" calcext:value-type="float">
            <text:p>4,18E-02</text:p>
          </table:table-cell>
          <table:table-cell/>
          <table:table-cell table:formula="of:=[.F170]+[.$E$2]" office:value-type="float" office:value="0.603573845876078" calcext:value-type="float">
            <text:p>0,6035738459</text:p>
          </table:table-cell>
          <table:table-cell table:formula="of:==VLOOKUP([.F171];[.$C$2:.$D$1035];2)" office:value-type="float" office:value="0.00748335804648681" calcext:value-type="float">
            <text:p>0,007483358</text:p>
          </table:table-cell>
          <table:table-cell table:formula="of:=ROUND([.G171]/[.$A$1035]*65535)" office:value-type="float" office:value="9808" calcext:value-type="float">
            <text:p>9808</text:p>
          </table:table-cell>
        </table:table-row>
        <table:table-row table:style-name="ro1">
          <table:table-cell office:value-type="float" office:value="0.00772749867148681" calcext:value-type="float">
            <text:p>7,73E-03</text:p>
          </table:table-cell>
          <table:table-cell office:value-type="float" office:value="0.5890189" calcext:value-type="float">
            <text:p>5,89E-01</text:p>
          </table:table-cell>
          <table:table-cell table:formula="of:=OFFSET([.$B$2];1035-ROW();0)" office:value-type="float" office:value="0.002479483" calcext:value-type="float">
            <text:p>2,48E-03</text:p>
          </table:table-cell>
          <table:table-cell table:formula="of:=OFFSET([.$A$2];1035-ROW();0)" office:value-type="float" office:value="0.0417118736714865" calcext:value-type="float">
            <text:p>4,17E-02</text:p>
          </table:table-cell>
          <table:table-cell/>
          <table:table-cell table:formula="of:=[.F171]+[.$E$2]" office:value-type="float" office:value="0.607139469333333" calcext:value-type="float">
            <text:p>0,6071394693</text:p>
          </table:table-cell>
          <table:table-cell table:formula="of:==VLOOKUP([.F172];[.$C$2:.$D$1035];2)" office:value-type="float" office:value="0.00738570179648681" calcext:value-type="float">
            <text:p>0,0073857018</text:p>
          </table:table-cell>
          <table:table-cell table:formula="of:=ROUND([.G172]/[.$A$1035]*65535)"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0.00777632679648681" calcext:value-type="float">
            <text:p>7,78E-03</text:p>
          </table:table-cell>
          <table:table-cell office:value-type="float" office:value="0.5865642" calcext:value-type="float">
            <text:p>5,87E-01</text:p>
          </table:table-cell>
          <table:table-cell table:formula="of:=OFFSET([.$B$2];1035-ROW();0)" office:value-type="float" office:value="0.002497136" calcext:value-type="float">
            <text:p>2,50E-03</text:p>
          </table:table-cell>
          <table:table-cell table:formula="of:=OFFSET([.$A$2];1035-ROW();0)" office:value-type="float" office:value="0.0416630455464866" calcext:value-type="float">
            <text:p>4,17E-02</text:p>
          </table:table-cell>
          <table:table-cell/>
          <table:table-cell table:formula="of:=[.F172]+[.$E$2]" office:value-type="float" office:value="0.610705092790588" calcext:value-type="float">
            <text:p>0,6107050928</text:p>
          </table:table-cell>
          <table:table-cell table:formula="of:==VLOOKUP([.F173];[.$C$2:.$D$1035];2)" office:value-type="float" office:value="0.00733687367148681" calcext:value-type="float">
            <text:p>0,0073368737</text:p>
          </table:table-cell>
          <table:table-cell table:formula="of:=ROUND([.G173]/[.$A$1035]*65535)" office:value-type="float" office:value="9616" calcext:value-type="float">
            <text:p>9616</text:p>
          </table:table-cell>
        </table:table-row>
        <table:table-row table:style-name="ro1">
          <table:table-cell office:value-type="float" office:value="0.00782515492148681" calcext:value-type="float">
            <text:p>7,83E-03</text:p>
          </table:table-cell>
          <table:table-cell office:value-type="float" office:value="0.5841076" calcext:value-type="float">
            <text:p>5,84E-01</text:p>
          </table:table-cell>
          <table:table-cell table:formula="of:=OFFSET([.$B$2];1035-ROW();0)" office:value-type="float" office:value="0.002514955" calcext:value-type="float">
            <text:p>2,51E-03</text:p>
          </table:table-cell>
          <table:table-cell table:formula="of:=OFFSET([.$A$2];1035-ROW();0)" office:value-type="float" office:value="0.0416142174214866" calcext:value-type="float">
            <text:p>4,16E-02</text:p>
          </table:table-cell>
          <table:table-cell/>
          <table:table-cell table:formula="of:=[.F173]+[.$E$2]" office:value-type="float" office:value="0.614270716247843" calcext:value-type="float">
            <text:p>0,6142707162</text:p>
          </table:table-cell>
          <table:table-cell table:formula="of:==VLOOKUP([.F174];[.$C$2:.$D$1035];2)" office:value-type="float" office:value="0.00723921742148681" calcext:value-type="float">
            <text:p>0,0072392174</text:p>
          </table:table-cell>
          <table:table-cell table:formula="of:=ROUND([.G174]/[.$A$1035]*65535)" office:value-type="float" office:value="9488" calcext:value-type="float">
            <text:p>9488</text:p>
          </table:table-cell>
        </table:table-row>
        <table:table-row table:style-name="ro1">
          <table:table-cell office:value-type="float" office:value="0.00787398304648681" calcext:value-type="float">
            <text:p>7,87E-03</text:p>
          </table:table-cell>
          <table:table-cell office:value-type="float" office:value="0.5816493" calcext:value-type="float">
            <text:p>5,82E-01</text:p>
          </table:table-cell>
          <table:table-cell table:formula="of:=OFFSET([.$B$2];1035-ROW();0)" office:value-type="float" office:value="0.002532943" calcext:value-type="float">
            <text:p>2,53E-03</text:p>
          </table:table-cell>
          <table:table-cell table:formula="of:=OFFSET([.$A$2];1035-ROW();0)" office:value-type="float" office:value="0.0415653892964866" calcext:value-type="float">
            <text:p>4,16E-02</text:p>
          </table:table-cell>
          <table:table-cell/>
          <table:table-cell table:formula="of:=[.F174]+[.$E$2]" office:value-type="float" office:value="0.617836339705098" calcext:value-type="float">
            <text:p>0,6178363397</text:p>
          </table:table-cell>
          <table:table-cell table:formula="of:==VLOOKUP([.F175];[.$C$2:.$D$1035];2)" office:value-type="float" office:value="0.00719038929648681" calcext:value-type="float">
            <text:p>0,0071903893</text:p>
          </table:table-cell>
          <table:table-cell table:formula="of:=ROUND([.G175]/[.$A$1035]*65535)"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0.00792281117148681" calcext:value-type="float">
            <text:p>7,92E-03</text:p>
          </table:table-cell>
          <table:table-cell office:value-type="float" office:value="0.5791892" calcext:value-type="float">
            <text:p>5,79E-01</text:p>
          </table:table-cell>
          <table:table-cell table:formula="of:=OFFSET([.$B$2];1035-ROW();0)" office:value-type="float" office:value="0.0025511" calcext:value-type="float">
            <text:p>2,55E-03</text:p>
          </table:table-cell>
          <table:table-cell table:formula="of:=OFFSET([.$A$2];1035-ROW();0)" office:value-type="float" office:value="0.0415165611714866" calcext:value-type="float">
            <text:p>4,15E-02</text:p>
          </table:table-cell>
          <table:table-cell/>
          <table:table-cell table:formula="of:=[.F175]+[.$E$2]" office:value-type="float" office:value="0.621401963162352" calcext:value-type="float">
            <text:p>0,6214019632</text:p>
          </table:table-cell>
          <table:table-cell table:formula="of:==VLOOKUP([.F176];[.$C$2:.$D$1035];2)" office:value-type="float" office:value="0.00709273304648681" calcext:value-type="float">
            <text:p>0,007092733</text:p>
          </table:table-cell>
          <table:table-cell table:formula="of:=ROUND([.G176]/[.$A$1035]*65535)" office:value-type="float" office:value="9296" calcext:value-type="float">
            <text:p>9296</text:p>
          </table:table-cell>
        </table:table-row>
        <table:table-row table:style-name="ro1">
          <table:table-cell office:value-type="float" office:value="0.00797163929648681" calcext:value-type="float">
            <text:p>7,97E-03</text:p>
          </table:table-cell>
          <table:table-cell office:value-type="float" office:value="0.5767275" calcext:value-type="float">
            <text:p>5,77E-01</text:p>
          </table:table-cell>
          <table:table-cell table:formula="of:=OFFSET([.$B$2];1035-ROW();0)" office:value-type="float" office:value="0.002569429" calcext:value-type="float">
            <text:p>2,57E-03</text:p>
          </table:table-cell>
          <table:table-cell table:formula="of:=OFFSET([.$A$2];1035-ROW();0)" office:value-type="float" office:value="0.0414677330464866" calcext:value-type="float">
            <text:p>4,15E-02</text:p>
          </table:table-cell>
          <table:table-cell/>
          <table:table-cell table:formula="of:=[.F176]+[.$E$2]" office:value-type="float" office:value="0.624967586619607" calcext:value-type="float">
            <text:p>0,6249675866</text:p>
          </table:table-cell>
          <table:table-cell table:formula="of:==VLOOKUP([.F177];[.$C$2:.$D$1035];2)" office:value-type="float" office:value="0.00704390492148681" calcext:value-type="float">
            <text:p>0,0070439049</text:p>
          </table:table-cell>
          <table:table-cell table:formula="of:=ROUND([.G177]/[.$A$1035]*65535)" office:value-type="float" office:value="9232" calcext:value-type="float">
            <text:p>9232</text:p>
          </table:table-cell>
        </table:table-row>
        <table:table-row table:style-name="ro1">
          <table:table-cell office:value-type="float" office:value="0.00802046742148681" calcext:value-type="float">
            <text:p>8,02E-03</text:p>
          </table:table-cell>
          <table:table-cell office:value-type="float" office:value="0.5742643" calcext:value-type="float">
            <text:p>5,74E-01</text:p>
          </table:table-cell>
          <table:table-cell table:formula="of:=OFFSET([.$B$2];1035-ROW();0)" office:value-type="float" office:value="0.00258793" calcext:value-type="float">
            <text:p>2,59E-03</text:p>
          </table:table-cell>
          <table:table-cell table:formula="of:=OFFSET([.$A$2];1035-ROW();0)" office:value-type="float" office:value="0.0414189049214866" calcext:value-type="float">
            <text:p>4,14E-02</text:p>
          </table:table-cell>
          <table:table-cell/>
          <table:table-cell table:formula="of:=[.F177]+[.$E$2]" office:value-type="float" office:value="0.628533210076862" calcext:value-type="float">
            <text:p>0,6285332101</text:p>
          </table:table-cell>
          <table:table-cell table:formula="of:==VLOOKUP([.F178];[.$C$2:.$D$1035];2)" office:value-type="float" office:value="0.00694624867148681" calcext:value-type="float">
            <text:p>0,0069462487</text:p>
          </table:table-cell>
          <table:table-cell table:formula="of:=ROUND([.G178]/[.$A$1035]*65535)"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0.00806929554648681" calcext:value-type="float">
            <text:p>8,07E-03</text:p>
          </table:table-cell>
          <table:table-cell office:value-type="float" office:value="0.5717996" calcext:value-type="float">
            <text:p>5,72E-01</text:p>
          </table:table-cell>
          <table:table-cell table:formula="of:=OFFSET([.$B$2];1035-ROW();0)" office:value-type="float" office:value="0.002606607" calcext:value-type="float">
            <text:p>2,61E-03</text:p>
          </table:table-cell>
          <table:table-cell table:formula="of:=OFFSET([.$A$2];1035-ROW();0)" office:value-type="float" office:value="0.0413700767964866" calcext:value-type="float">
            <text:p>4,14E-02</text:p>
          </table:table-cell>
          <table:table-cell/>
          <table:table-cell table:formula="of:=[.F178]+[.$E$2]" office:value-type="float" office:value="0.632098833534117" calcext:value-type="float">
            <text:p>0,6320988335</text:p>
          </table:table-cell>
          <table:table-cell table:formula="of:==VLOOKUP([.F179];[.$C$2:.$D$1035];2)" office:value-type="float" office:value="0.00689742054648681" calcext:value-type="float">
            <text:p>0,0068974205</text:p>
          </table:table-cell>
          <table:table-cell table:formula="of:=ROUND([.G179]/[.$A$1035]*65535)" office:value-type="float" office:value="9040" calcext:value-type="float">
            <text:p>9040</text:p>
          </table:table-cell>
        </table:table-row>
        <table:table-row table:style-name="ro1">
          <table:table-cell office:value-type="float" office:value="0.00811812367148681" calcext:value-type="float">
            <text:p>8,12E-03</text:p>
          </table:table-cell>
          <table:table-cell office:value-type="float" office:value="0.5693336" calcext:value-type="float">
            <text:p>5,69E-01</text:p>
          </table:table-cell>
          <table:table-cell table:formula="of:=OFFSET([.$B$2];1035-ROW();0)" office:value-type="float" office:value="0.002625459" calcext:value-type="float">
            <text:p>2,63E-03</text:p>
          </table:table-cell>
          <table:table-cell table:formula="of:=OFFSET([.$A$2];1035-ROW();0)" office:value-type="float" office:value="0.0413212486714866" calcext:value-type="float">
            <text:p>4,13E-02</text:p>
          </table:table-cell>
          <table:table-cell/>
          <table:table-cell table:formula="of:=[.F179]+[.$E$2]" office:value-type="float" office:value="0.635664456991372" calcext:value-type="float">
            <text:p>0,635664457</text:p>
          </table:table-cell>
          <table:table-cell table:formula="of:==VLOOKUP([.F180];[.$C$2:.$D$1035];2)" office:value-type="float" office:value="0.00679976429648681" calcext:value-type="float">
            <text:p>0,0067997643</text:p>
          </table:table-cell>
          <table:table-cell table:formula="of:=ROUND([.G180]/[.$A$1035]*65535)" office:value-type="float" office:value="8912" calcext:value-type="float">
            <text:p>8912</text:p>
          </table:table-cell>
        </table:table-row>
        <table:table-row table:style-name="ro1">
          <table:table-cell office:value-type="float" office:value="0.00816695179648681" calcext:value-type="float">
            <text:p>8,17E-03</text:p>
          </table:table-cell>
          <table:table-cell office:value-type="float" office:value="0.5668663" calcext:value-type="float">
            <text:p>5,67E-01</text:p>
          </table:table-cell>
          <table:table-cell table:formula="of:=OFFSET([.$B$2];1035-ROW();0)" office:value-type="float" office:value="0.002644489" calcext:value-type="float">
            <text:p>2,64E-03</text:p>
          </table:table-cell>
          <table:table-cell table:formula="of:=OFFSET([.$A$2];1035-ROW();0)" office:value-type="float" office:value="0.0412724205464866" calcext:value-type="float">
            <text:p>4,13E-02</text:p>
          </table:table-cell>
          <table:table-cell/>
          <table:table-cell table:formula="of:=[.F180]+[.$E$2]" office:value-type="float" office:value="0.639230080448627" calcext:value-type="float">
            <text:p>0,6392300804</text:p>
          </table:table-cell>
          <table:table-cell table:formula="of:==VLOOKUP([.F181];[.$C$2:.$D$1035];2)" office:value-type="float" office:value="0.00675093617148681" calcext:value-type="float">
            <text:p>0,0067509362</text:p>
          </table:table-cell>
          <table:table-cell table:formula="of:=ROUND([.G181]/[.$A$1035]*65535)"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0.00821577992148682" calcext:value-type="float">
            <text:p>8,22E-03</text:p>
          </table:table-cell>
          <table:table-cell office:value-type="float" office:value="0.5643979" calcext:value-type="float">
            <text:p>5,64E-01</text:p>
          </table:table-cell>
          <table:table-cell table:formula="of:=OFFSET([.$B$2];1035-ROW();0)" office:value-type="float" office:value="0.002663699" calcext:value-type="float">
            <text:p>2,66E-03</text:p>
          </table:table-cell>
          <table:table-cell table:formula="of:=OFFSET([.$A$2];1035-ROW();0)" office:value-type="float" office:value="0.0412235924214866" calcext:value-type="float">
            <text:p>4,12E-02</text:p>
          </table:table-cell>
          <table:table-cell/>
          <table:table-cell table:formula="of:=[.F181]+[.$E$2]" office:value-type="float" office:value="0.642795703905882" calcext:value-type="float">
            <text:p>0,6427957039</text:p>
          </table:table-cell>
          <table:table-cell table:formula="of:==VLOOKUP([.F182];[.$C$2:.$D$1035];2)" office:value-type="float" office:value="0.00665327992148681" calcext:value-type="float">
            <text:p>0,0066532799</text:p>
          </table:table-cell>
          <table:table-cell table:formula="of:=ROUND([.G182]/[.$A$1035]*65535)"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0.00826460804648682" calcext:value-type="float">
            <text:p>8,26E-03</text:p>
          </table:table-cell>
          <table:table-cell office:value-type="float" office:value="0.5619284" calcext:value-type="float">
            <text:p>5,62E-01</text:p>
          </table:table-cell>
          <table:table-cell table:formula="of:=OFFSET([.$B$2];1035-ROW();0)" office:value-type="float" office:value="0.00268309" calcext:value-type="float">
            <text:p>2,68E-03</text:p>
          </table:table-cell>
          <table:table-cell table:formula="of:=OFFSET([.$A$2];1035-ROW();0)" office:value-type="float" office:value="0.0411747642964866" calcext:value-type="float">
            <text:p>4,12E-02</text:p>
          </table:table-cell>
          <table:table-cell/>
          <table:table-cell table:formula="of:=[.F182]+[.$E$2]" office:value-type="float" office:value="0.646361327363136" calcext:value-type="float">
            <text:p>0,6463613274</text:p>
          </table:table-cell>
          <table:table-cell table:formula="of:==VLOOKUP([.F183];[.$C$2:.$D$1035];2)" office:value-type="float" office:value="0.00660445179648681" calcext:value-type="float">
            <text:p>0,0066044518</text:p>
          </table:table-cell>
          <table:table-cell table:formula="of:=ROUND([.G183]/[.$A$1035]*65535)" office:value-type="float" office:value="8656" calcext:value-type="float">
            <text:p>8656</text:p>
          </table:table-cell>
        </table:table-row>
        <table:table-row table:style-name="ro1">
          <table:table-cell office:value-type="float" office:value="0.00831343617148682" calcext:value-type="float">
            <text:p>8,31E-03</text:p>
          </table:table-cell>
          <table:table-cell office:value-type="float" office:value="0.5594579" calcext:value-type="float">
            <text:p>5,59E-01</text:p>
          </table:table-cell>
          <table:table-cell table:formula="of:=OFFSET([.$B$2];1035-ROW();0)" office:value-type="float" office:value="0.002702664" calcext:value-type="float">
            <text:p>2,70E-03</text:p>
          </table:table-cell>
          <table:table-cell table:formula="of:=OFFSET([.$A$2];1035-ROW();0)" office:value-type="float" office:value="0.0411259361714866" calcext:value-type="float">
            <text:p>4,11E-02</text:p>
          </table:table-cell>
          <table:table-cell/>
          <table:table-cell table:formula="of:=[.F183]+[.$E$2]" office:value-type="float" office:value="0.649926950820391" calcext:value-type="float">
            <text:p>0,6499269508</text:p>
          </table:table-cell>
          <table:table-cell table:formula="of:==VLOOKUP([.F184];[.$C$2:.$D$1035];2)" office:value-type="float" office:value="0.00650679554648681" calcext:value-type="float">
            <text:p>0,0065067955</text:p>
          </table:table-cell>
          <table:table-cell table:formula="of:=ROUND([.G184]/[.$A$1035]*65535)"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0.00836226429648682" calcext:value-type="float">
            <text:p>8,36E-03</text:p>
          </table:table-cell>
          <table:table-cell office:value-type="float" office:value="0.5569865" calcext:value-type="float">
            <text:p>5,57E-01</text:p>
          </table:table-cell>
          <table:table-cell table:formula="of:=OFFSET([.$B$2];1035-ROW();0)" office:value-type="float" office:value="0.002722423" calcext:value-type="float">
            <text:p>2,72E-03</text:p>
          </table:table-cell>
          <table:table-cell table:formula="of:=OFFSET([.$A$2];1035-ROW();0)" office:value-type="float" office:value="0.0410771080464866" calcext:value-type="float">
            <text:p>4,11E-02</text:p>
          </table:table-cell>
          <table:table-cell/>
          <table:table-cell table:formula="of:=[.F184]+[.$E$2]" office:value-type="float" office:value="0.653492574277646" calcext:value-type="float">
            <text:p>0,6534925743</text:p>
          </table:table-cell>
          <table:table-cell table:formula="of:==VLOOKUP([.F185];[.$C$2:.$D$1035];2)" office:value-type="float" office:value="0.00645796742148681" calcext:value-type="float">
            <text:p>0,0064579674</text:p>
          </table:table-cell>
          <table:table-cell table:formula="of:=ROUND([.G185]/[.$A$1035]*65535)" office:value-type="float" office:value="8464" calcext:value-type="float">
            <text:p>8464</text:p>
          </table:table-cell>
        </table:table-row>
        <table:table-row table:style-name="ro1">
          <table:table-cell office:value-type="float" office:value="0.00841109242148682" calcext:value-type="float">
            <text:p>8,41E-03</text:p>
          </table:table-cell>
          <table:table-cell office:value-type="float" office:value="0.5545143" calcext:value-type="float">
            <text:p>5,55E-01</text:p>
          </table:table-cell>
          <table:table-cell table:formula="of:=OFFSET([.$B$2];1035-ROW();0)" office:value-type="float" office:value="0.002742368" calcext:value-type="float">
            <text:p>2,74E-03</text:p>
          </table:table-cell>
          <table:table-cell table:formula="of:=OFFSET([.$A$2];1035-ROW();0)" office:value-type="float" office:value="0.0410282799214866" calcext:value-type="float">
            <text:p>4,10E-02</text:p>
          </table:table-cell>
          <table:table-cell/>
          <table:table-cell table:formula="of:=[.F185]+[.$E$2]" office:value-type="float" office:value="0.657058197734901" calcext:value-type="float">
            <text:p>0,6570581977</text:p>
          </table:table-cell>
          <table:table-cell table:formula="of:==VLOOKUP([.F186];[.$C$2:.$D$1035];2)" office:value-type="float" office:value="0.00636031117148682" calcext:value-type="float">
            <text:p>0,0063603112</text:p>
          </table:table-cell>
          <table:table-cell table:formula="of:=ROUND([.G186]/[.$A$1035]*65535)" office:value-type="float" office:value="8336" calcext:value-type="float">
            <text:p>8336</text:p>
          </table:table-cell>
        </table:table-row>
        <table:table-row table:style-name="ro1">
          <table:table-cell office:value-type="float" office:value="0.00845992054648682" calcext:value-type="float">
            <text:p>8,46E-03</text:p>
          </table:table-cell>
          <table:table-cell office:value-type="float" office:value="0.5520415" calcext:value-type="float">
            <text:p>5,52E-01</text:p>
          </table:table-cell>
          <table:table-cell table:formula="of:=OFFSET([.$B$2];1035-ROW();0)" office:value-type="float" office:value="0.002762501" calcext:value-type="float">
            <text:p>2,76E-03</text:p>
          </table:table-cell>
          <table:table-cell table:formula="of:=OFFSET([.$A$2];1035-ROW();0)" office:value-type="float" office:value="0.0409794517964866" calcext:value-type="float">
            <text:p>4,10E-02</text:p>
          </table:table-cell>
          <table:table-cell/>
          <table:table-cell table:formula="of:=[.F186]+[.$E$2]" office:value-type="float" office:value="0.660623821192156" calcext:value-type="float">
            <text:p>0,6606238212</text:p>
          </table:table-cell>
          <table:table-cell table:formula="of:==VLOOKUP([.F187];[.$C$2:.$D$1035];2)" office:value-type="float" office:value="0.00631148304648682" calcext:value-type="float">
            <text:p>0,006311483</text:p>
          </table:table-cell>
          <table:table-cell table:formula="of:=ROUND([.G187]/[.$A$1035]*65535)" office:value-type="float" office:value="8272" calcext:value-type="float">
            <text:p>8272</text:p>
          </table:table-cell>
        </table:table-row>
        <table:table-row table:style-name="ro1">
          <table:table-cell office:value-type="float" office:value="0.00850874867148682" calcext:value-type="float">
            <text:p>8,51E-03</text:p>
          </table:table-cell>
          <table:table-cell office:value-type="float" office:value="0.5495681" calcext:value-type="float">
            <text:p>5,50E-01</text:p>
          </table:table-cell>
          <table:table-cell table:formula="of:=OFFSET([.$B$2];1035-ROW();0)" office:value-type="float" office:value="0.002782825" calcext:value-type="float">
            <text:p>2,78E-03</text:p>
          </table:table-cell>
          <table:table-cell table:formula="of:=OFFSET([.$A$2];1035-ROW();0)" office:value-type="float" office:value="0.0409306236714866" calcext:value-type="float">
            <text:p>4,09E-02</text:p>
          </table:table-cell>
          <table:table-cell/>
          <table:table-cell table:formula="of:=[.F187]+[.$E$2]" office:value-type="float" office:value="0.664189444649411" calcext:value-type="float">
            <text:p>0,6641894446</text:p>
          </table:table-cell>
          <table:table-cell table:formula="of:==VLOOKUP([.F188];[.$C$2:.$D$1035];2)" office:value-type="float" office:value="0.00621382679648682" calcext:value-type="float">
            <text:p>0,0062138268</text:p>
          </table:table-cell>
          <table:table-cell table:formula="of:=ROUND([.G188]/[.$A$1035]*65535)"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0.00855757679648682" calcext:value-type="float">
            <text:p>8,56E-03</text:p>
          </table:table-cell>
          <table:table-cell office:value-type="float" office:value="0.5470942" calcext:value-type="float">
            <text:p>5,47E-01</text:p>
          </table:table-cell>
          <table:table-cell table:formula="of:=OFFSET([.$B$2];1035-ROW();0)" office:value-type="float" office:value="0.00280334" calcext:value-type="float">
            <text:p>2,80E-03</text:p>
          </table:table-cell>
          <table:table-cell table:formula="of:=OFFSET([.$A$2];1035-ROW();0)" office:value-type="float" office:value="0.0408817955464866" calcext:value-type="float">
            <text:p>4,09E-02</text:p>
          </table:table-cell>
          <table:table-cell/>
          <table:table-cell table:formula="of:=[.F188]+[.$E$2]" office:value-type="float" office:value="0.667755068106666" calcext:value-type="float">
            <text:p>0,6677550681</text:p>
          </table:table-cell>
          <table:table-cell table:formula="of:==VLOOKUP([.F189];[.$C$2:.$D$1035];2)" office:value-type="float" office:value="0.00616499867148682" calcext:value-type="float">
            <text:p>0,0061649987</text:p>
          </table:table-cell>
          <table:table-cell table:formula="of:=ROUND([.G189]/[.$A$1035]*65535)"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0.00860640492148682" calcext:value-type="float">
            <text:p>8,61E-03</text:p>
          </table:table-cell>
          <table:table-cell office:value-type="float" office:value="0.5446198" calcext:value-type="float">
            <text:p>5,45E-01</text:p>
          </table:table-cell>
          <table:table-cell table:formula="of:=OFFSET([.$B$2];1035-ROW();0)" office:value-type="float" office:value="0.002824049" calcext:value-type="float">
            <text:p>2,82E-03</text:p>
          </table:table-cell>
          <table:table-cell table:formula="of:=OFFSET([.$A$2];1035-ROW();0)" office:value-type="float" office:value="0.0408329674214866" calcext:value-type="float">
            <text:p>4,08E-02</text:p>
          </table:table-cell>
          <table:table-cell/>
          <table:table-cell table:formula="of:=[.F189]+[.$E$2]" office:value-type="float" office:value="0.671320691563921" calcext:value-type="float">
            <text:p>0,6713206916</text:p>
          </table:table-cell>
          <table:table-cell table:formula="of:==VLOOKUP([.F190];[.$C$2:.$D$1035];2)" office:value-type="float" office:value="0.00606734242148682" calcext:value-type="float">
            <text:p>0,0060673424</text:p>
          </table:table-cell>
          <table:table-cell table:formula="of:=ROUND([.G190]/[.$A$1035]*65535)" office:value-type="float" office:value="7952" calcext:value-type="float">
            <text:p>7952</text:p>
          </table:table-cell>
        </table:table-row>
        <table:table-row table:style-name="ro1">
          <table:table-cell office:value-type="float" office:value="0.00865523304648682" calcext:value-type="float">
            <text:p>8,66E-03</text:p>
          </table:table-cell>
          <table:table-cell office:value-type="float" office:value="0.5421452" calcext:value-type="float">
            <text:p>5,42E-01</text:p>
          </table:table-cell>
          <table:table-cell table:formula="of:=OFFSET([.$B$2];1035-ROW();0)" office:value-type="float" office:value="0.002844953" calcext:value-type="float">
            <text:p>2,84E-03</text:p>
          </table:table-cell>
          <table:table-cell table:formula="of:=OFFSET([.$A$2];1035-ROW();0)" office:value-type="float" office:value="0.0407841392964866" calcext:value-type="float">
            <text:p>4,08E-02</text:p>
          </table:table-cell>
          <table:table-cell/>
          <table:table-cell table:formula="of:=[.F190]+[.$E$2]" office:value-type="float" office:value="0.674886315021175" calcext:value-type="float">
            <text:p>0,674886315</text:p>
          </table:table-cell>
          <table:table-cell table:formula="of:==VLOOKUP([.F191];[.$C$2:.$D$1035];2)" office:value-type="float" office:value="0.00601851429648682" calcext:value-type="float">
            <text:p>0,0060185143</text:p>
          </table:table-cell>
          <table:table-cell table:formula="of:=ROUND([.G191]/[.$A$1035]*65535)" office:value-type="float" office:value="7888" calcext:value-type="float">
            <text:p>7888</text:p>
          </table:table-cell>
        </table:table-row>
        <table:table-row table:style-name="ro1">
          <table:table-cell office:value-type="float" office:value="0.00870406117148682" calcext:value-type="float">
            <text:p>8,70E-03</text:p>
          </table:table-cell>
          <table:table-cell office:value-type="float" office:value="0.5396703" calcext:value-type="float">
            <text:p>5,40E-01</text:p>
          </table:table-cell>
          <table:table-cell table:formula="of:=OFFSET([.$B$2];1035-ROW();0)" office:value-type="float" office:value="0.002866055" calcext:value-type="float">
            <text:p>2,87E-03</text:p>
          </table:table-cell>
          <table:table-cell table:formula="of:=OFFSET([.$A$2];1035-ROW();0)" office:value-type="float" office:value="0.0407353111714866" calcext:value-type="float">
            <text:p>4,07E-02</text:p>
          </table:table-cell>
          <table:table-cell/>
          <table:table-cell table:formula="of:=[.F191]+[.$E$2]" office:value-type="float" office:value="0.67845193847843" calcext:value-type="float">
            <text:p>0,6784519385</text:p>
          </table:table-cell>
          <table:table-cell table:formula="of:==VLOOKUP([.F192];[.$C$2:.$D$1035];2)" office:value-type="float" office:value="0.00592085804648682" calcext:value-type="float">
            <text:p>0,005920858</text:p>
          </table:table-cell>
          <table:table-cell table:formula="of:=ROUND([.G192]/[.$A$1035]*65535)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0.00875288929648682" calcext:value-type="float">
            <text:p>8,75E-03</text:p>
          </table:table-cell>
          <table:table-cell office:value-type="float" office:value="0.5371953" calcext:value-type="float">
            <text:p>5,37E-01</text:p>
          </table:table-cell>
          <table:table-cell table:formula="of:=OFFSET([.$B$2];1035-ROW();0)" office:value-type="float" office:value="0.002887355" calcext:value-type="float">
            <text:p>2,89E-03</text:p>
          </table:table-cell>
          <table:table-cell table:formula="of:=OFFSET([.$A$2];1035-ROW();0)" office:value-type="float" office:value="0.0406864830464866" calcext:value-type="float">
            <text:p>4,07E-02</text:p>
          </table:table-cell>
          <table:table-cell/>
          <table:table-cell table:formula="of:=[.F192]+[.$E$2]" office:value-type="float" office:value="0.682017561935685" calcext:value-type="float">
            <text:p>0,6820175619</text:p>
          </table:table-cell>
          <table:table-cell table:formula="of:==VLOOKUP([.F193];[.$C$2:.$D$1035];2)" office:value-type="float" office:value="0.00587202992148682" calcext:value-type="float">
            <text:p>0,0058720299</text:p>
          </table:table-cell>
          <table:table-cell table:formula="of:=ROUND([.G193]/[.$A$1035]*65535)" office:value-type="float" office:value="7696" calcext:value-type="float">
            <text:p>7696</text:p>
          </table:table-cell>
        </table:table-row>
        <table:table-row table:style-name="ro1">
          <table:table-cell office:value-type="float" office:value="0.00880171742148682" calcext:value-type="float">
            <text:p>8,80E-03</text:p>
          </table:table-cell>
          <table:table-cell office:value-type="float" office:value="0.5347203" calcext:value-type="float">
            <text:p>5,35E-01</text:p>
          </table:table-cell>
          <table:table-cell table:formula="of:=OFFSET([.$B$2];1035-ROW();0)" office:value-type="float" office:value="0.002908857" calcext:value-type="float">
            <text:p>2,91E-03</text:p>
          </table:table-cell>
          <table:table-cell table:formula="of:=OFFSET([.$A$2];1035-ROW();0)" office:value-type="float" office:value="0.0406376549214866" calcext:value-type="float">
            <text:p>4,06E-02</text:p>
          </table:table-cell>
          <table:table-cell/>
          <table:table-cell table:formula="of:=[.F193]+[.$E$2]" office:value-type="float" office:value="0.68558318539294" calcext:value-type="float">
            <text:p>0,6855831854</text:p>
          </table:table-cell>
          <table:table-cell table:formula="of:==VLOOKUP([.F194];[.$C$2:.$D$1035];2)" office:value-type="float" office:value="0.00577437367148682" calcext:value-type="float">
            <text:p>0,0057743737</text:p>
          </table:table-cell>
          <table:table-cell table:formula="of:=ROUND([.G194]/[.$A$1035]*65535)"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0.00885054554648682" calcext:value-type="float">
            <text:p>8,85E-03</text:p>
          </table:table-cell>
          <table:table-cell office:value-type="float" office:value="0.5322454" calcext:value-type="float">
            <text:p>5,32E-01</text:p>
          </table:table-cell>
          <table:table-cell table:formula="of:=OFFSET([.$B$2];1035-ROW();0)" office:value-type="float" office:value="0.002930562" calcext:value-type="float">
            <text:p>2,93E-03</text:p>
          </table:table-cell>
          <table:table-cell table:formula="of:=OFFSET([.$A$2];1035-ROW();0)" office:value-type="float" office:value="0.0405888267964866" calcext:value-type="float">
            <text:p>4,06E-02</text:p>
          </table:table-cell>
          <table:table-cell/>
          <table:table-cell table:formula="of:=[.F194]+[.$E$2]" office:value-type="float" office:value="0.689148808850195" calcext:value-type="float">
            <text:p>0,6891488089</text:p>
          </table:table-cell>
          <table:table-cell table:formula="of:==VLOOKUP([.F195];[.$C$2:.$D$1035];2)" office:value-type="float" office:value="0.00572554554648682" calcext:value-type="float">
            <text:p>0,0057255455</text:p>
          </table:table-cell>
          <table:table-cell table:formula="of:=ROUND([.G195]/[.$A$1035]*65535)" office:value-type="float" office:value="7504" calcext:value-type="float">
            <text:p>7504</text:p>
          </table:table-cell>
        </table:table-row>
        <table:table-row table:style-name="ro1">
          <table:table-cell office:value-type="float" office:value="0.00889937367148683" calcext:value-type="float">
            <text:p>8,90E-03</text:p>
          </table:table-cell>
          <table:table-cell office:value-type="float" office:value="0.5297706" calcext:value-type="float">
            <text:p>5,30E-01</text:p>
          </table:table-cell>
          <table:table-cell table:formula="of:=OFFSET([.$B$2];1035-ROW();0)" office:value-type="float" office:value="0.002952471" calcext:value-type="float">
            <text:p>2,95E-03</text:p>
          </table:table-cell>
          <table:table-cell table:formula="of:=OFFSET([.$A$2];1035-ROW();0)" office:value-type="float" office:value="0.0405399986714866" calcext:value-type="float">
            <text:p>4,05E-02</text:p>
          </table:table-cell>
          <table:table-cell/>
          <table:table-cell table:formula="of:=[.F195]+[.$E$2]" office:value-type="float" office:value="0.69271443230745" calcext:value-type="float">
            <text:p>0,6927144323</text:p>
          </table:table-cell>
          <table:table-cell table:formula="of:==VLOOKUP([.F196];[.$C$2:.$D$1035];2)" office:value-type="float" office:value="0.00562788929648682" calcext:value-type="float">
            <text:p>0,0056278893</text:p>
          </table:table-cell>
          <table:table-cell table:formula="of:=ROUND([.G196]/[.$A$1035]*65535)" office:value-type="float" office:value="7376" calcext:value-type="float">
            <text:p>7376</text:p>
          </table:table-cell>
        </table:table-row>
        <table:table-row table:style-name="ro1">
          <table:table-cell office:value-type="float" office:value="0.00894820179648683" calcext:value-type="float">
            <text:p>8,95E-03</text:p>
          </table:table-cell>
          <table:table-cell office:value-type="float" office:value="0.5272961" calcext:value-type="float">
            <text:p>5,27E-01</text:p>
          </table:table-cell>
          <table:table-cell table:formula="of:=OFFSET([.$B$2];1035-ROW();0)" office:value-type="float" office:value="0.002974587" calcext:value-type="float">
            <text:p>2,97E-03</text:p>
          </table:table-cell>
          <table:table-cell table:formula="of:=OFFSET([.$A$2];1035-ROW();0)" office:value-type="float" office:value="0.0404911705464866" calcext:value-type="float">
            <text:p>4,05E-02</text:p>
          </table:table-cell>
          <table:table-cell/>
          <table:table-cell table:formula="of:=[.F196]+[.$E$2]" office:value-type="float" office:value="0.696280055764704" calcext:value-type="float">
            <text:p>0,6962800558</text:p>
          </table:table-cell>
          <table:table-cell table:formula="of:==VLOOKUP([.F197];[.$C$2:.$D$1035];2)" office:value-type="float" office:value="0.00553023304648682" calcext:value-type="float">
            <text:p>0,005530233</text:p>
          </table:table-cell>
          <table:table-cell table:formula="of:=ROUND([.G197]/[.$A$1035]*65535)"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0.00899702992148683" calcext:value-type="float">
            <text:p>9,00E-03</text:p>
          </table:table-cell>
          <table:table-cell office:value-type="float" office:value="0.524822" calcext:value-type="float">
            <text:p>5,25E-01</text:p>
          </table:table-cell>
          <table:table-cell table:formula="of:=OFFSET([.$B$2];1035-ROW();0)" office:value-type="float" office:value="0.002996912" calcext:value-type="float">
            <text:p>3,00E-03</text:p>
          </table:table-cell>
          <table:table-cell table:formula="of:=OFFSET([.$A$2];1035-ROW();0)" office:value-type="float" office:value="0.0404423424214866" calcext:value-type="float">
            <text:p>4,04E-02</text:p>
          </table:table-cell>
          <table:table-cell/>
          <table:table-cell table:formula="of:=[.F197]+[.$E$2]" office:value-type="float" office:value="0.699845679221959" calcext:value-type="float">
            <text:p>0,6998456792</text:p>
          </table:table-cell>
          <table:table-cell table:formula="of:==VLOOKUP([.F198];[.$C$2:.$D$1035];2)" office:value-type="float" office:value="0.00548140492148682" calcext:value-type="float">
            <text:p>0,0054814049</text:p>
          </table:table-cell>
          <table:table-cell table:formula="of:=ROUND([.G198]/[.$A$1035]*65535)"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0.00904585804648683" calcext:value-type="float">
            <text:p>9,05E-03</text:p>
          </table:table-cell>
          <table:table-cell office:value-type="float" office:value="0.5223483" calcext:value-type="float">
            <text:p>5,22E-01</text:p>
          </table:table-cell>
          <table:table-cell table:formula="of:=OFFSET([.$B$2];1035-ROW();0)" office:value-type="float" office:value="0.003019448" calcext:value-type="float">
            <text:p>3,02E-03</text:p>
          </table:table-cell>
          <table:table-cell table:formula="of:=OFFSET([.$A$2];1035-ROW();0)" office:value-type="float" office:value="0.0403935142964866" calcext:value-type="float">
            <text:p>4,04E-02</text:p>
          </table:table-cell>
          <table:table-cell/>
          <table:table-cell table:formula="of:=[.F198]+[.$E$2]" office:value-type="float" office:value="0.703411302679214" calcext:value-type="float">
            <text:p>0,7034113027</text:p>
          </table:table-cell>
          <table:table-cell table:formula="of:==VLOOKUP([.F199];[.$C$2:.$D$1035];2)" office:value-type="float" office:value="0.00538374867148682" calcext:value-type="float">
            <text:p>0,0053837487</text:p>
          </table:table-cell>
          <table:table-cell table:formula="of:=ROUND([.G199]/[.$A$1035]*65535)"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0.00909468617148683" calcext:value-type="float">
            <text:p>9,09E-03</text:p>
          </table:table-cell>
          <table:table-cell office:value-type="float" office:value="0.5198752" calcext:value-type="float">
            <text:p>5,20E-01</text:p>
          </table:table-cell>
          <table:table-cell table:formula="of:=OFFSET([.$B$2];1035-ROW();0)" office:value-type="float" office:value="0.003042197" calcext:value-type="float">
            <text:p>3,04E-03</text:p>
          </table:table-cell>
          <table:table-cell table:formula="of:=OFFSET([.$A$2];1035-ROW();0)" office:value-type="float" office:value="0.0403446861714866" calcext:value-type="float">
            <text:p>4,03E-02</text:p>
          </table:table-cell>
          <table:table-cell/>
          <table:table-cell table:formula="of:=[.F199]+[.$E$2]" office:value-type="float" office:value="0.706976926136469" calcext:value-type="float">
            <text:p>0,7069769261</text:p>
          </table:table-cell>
          <table:table-cell table:formula="of:==VLOOKUP([.F200];[.$C$2:.$D$1035];2)" office:value-type="float" office:value="0.00533492054648682" calcext:value-type="float">
            <text:p>0,0053349205</text:p>
          </table:table-cell>
          <table:table-cell table:formula="of:=ROUND([.G200]/[.$A$1035]*65535)"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0.00914351429648683" calcext:value-type="float">
            <text:p>9,14E-03</text:p>
          </table:table-cell>
          <table:table-cell office:value-type="float" office:value="0.5174027" calcext:value-type="float">
            <text:p>5,17E-01</text:p>
          </table:table-cell>
          <table:table-cell table:formula="of:=OFFSET([.$B$2];1035-ROW();0)" office:value-type="float" office:value="0.00306516" calcext:value-type="float">
            <text:p>3,07E-03</text:p>
          </table:table-cell>
          <table:table-cell table:formula="of:=OFFSET([.$A$2];1035-ROW();0)" office:value-type="float" office:value="0.0402958580464866" calcext:value-type="float">
            <text:p>4,03E-02</text:p>
          </table:table-cell>
          <table:table-cell/>
          <table:table-cell table:formula="of:=[.F200]+[.$E$2]" office:value-type="float" office:value="0.710542549593724" calcext:value-type="float">
            <text:p>0,7105425496</text:p>
          </table:table-cell>
          <table:table-cell table:formula="of:==VLOOKUP([.F201];[.$C$2:.$D$1035];2)" office:value-type="float" office:value="0.00523726429648682" calcext:value-type="float">
            <text:p>0,0052372643</text:p>
          </table:table-cell>
          <table:table-cell table:formula="of:=ROUND([.G201]/[.$A$1035]*65535)"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0.00919234242148683" calcext:value-type="float">
            <text:p>9,19E-03</text:p>
          </table:table-cell>
          <table:table-cell office:value-type="float" office:value="0.514931" calcext:value-type="float">
            <text:p>5,15E-01</text:p>
          </table:table-cell>
          <table:table-cell table:formula="of:=OFFSET([.$B$2];1035-ROW();0)" office:value-type="float" office:value="0.00308834" calcext:value-type="float">
            <text:p>3,09E-03</text:p>
          </table:table-cell>
          <table:table-cell table:formula="of:=OFFSET([.$A$2];1035-ROW();0)" office:value-type="float" office:value="0.0402470299214866" calcext:value-type="float">
            <text:p>4,02E-02</text:p>
          </table:table-cell>
          <table:table-cell/>
          <table:table-cell table:formula="of:=[.F201]+[.$E$2]" office:value-type="float" office:value="0.714108173050979" calcext:value-type="float">
            <text:p>0,7141081731</text:p>
          </table:table-cell>
          <table:table-cell table:formula="of:==VLOOKUP([.F202];[.$C$2:.$D$1035];2)" office:value-type="float" office:value="0.00518843617148682" calcext:value-type="float">
            <text:p>0,0051884362</text:p>
          </table:table-cell>
          <table:table-cell table:formula="of:=ROUND([.G202]/[.$A$1035]*65535)"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0.00924117054648683" calcext:value-type="float">
            <text:p>9,24E-03</text:p>
          </table:table-cell>
          <table:table-cell office:value-type="float" office:value="0.5124601" calcext:value-type="float">
            <text:p>5,12E-01</text:p>
          </table:table-cell>
          <table:table-cell table:formula="of:=OFFSET([.$B$2];1035-ROW();0)" office:value-type="float" office:value="0.003111738" calcext:value-type="float">
            <text:p>3,11E-03</text:p>
          </table:table-cell>
          <table:table-cell table:formula="of:=OFFSET([.$A$2];1035-ROW();0)" office:value-type="float" office:value="0.0401982017964866" calcext:value-type="float">
            <text:p>4,02E-02</text:p>
          </table:table-cell>
          <table:table-cell/>
          <table:table-cell table:formula="of:=[.F202]+[.$E$2]" office:value-type="float" office:value="0.717673796508234" calcext:value-type="float">
            <text:p>0,7176737965</text:p>
          </table:table-cell>
          <table:table-cell table:formula="of:==VLOOKUP([.F203];[.$C$2:.$D$1035];2)" office:value-type="float" office:value="0.00509077992148682" calcext:value-type="float">
            <text:p>0,0050907799</text:p>
          </table:table-cell>
          <table:table-cell table:formula="of:=ROUND([.G203]/[.$A$1035]*65535)" office:value-type="float" office:value="6672" calcext:value-type="float">
            <text:p>6672</text:p>
          </table:table-cell>
        </table:table-row>
        <table:table-row table:style-name="ro1">
          <table:table-cell office:value-type="float" office:value="0.00928999867148683" calcext:value-type="float">
            <text:p>9,29E-03</text:p>
          </table:table-cell>
          <table:table-cell office:value-type="float" office:value="0.5099902" calcext:value-type="float">
            <text:p>5,10E-01</text:p>
          </table:table-cell>
          <table:table-cell table:formula="of:=OFFSET([.$B$2];1035-ROW();0)" office:value-type="float" office:value="0.003135358" calcext:value-type="float">
            <text:p>3,14E-03</text:p>
          </table:table-cell>
          <table:table-cell table:formula="of:=OFFSET([.$A$2];1035-ROW();0)" office:value-type="float" office:value="0.0401493736714866" calcext:value-type="float">
            <text:p>4,01E-02</text:p>
          </table:table-cell>
          <table:table-cell/>
          <table:table-cell table:formula="of:=[.F203]+[.$E$2]" office:value-type="float" office:value="0.721239419965489" calcext:value-type="float">
            <text:p>0,72123942</text:p>
          </table:table-cell>
          <table:table-cell table:formula="of:==VLOOKUP([.F204];[.$C$2:.$D$1035];2)" office:value-type="float" office:value="0.00499312367148682" calcext:value-type="float">
            <text:p>0,0049931237</text:p>
          </table:table-cell>
          <table:table-cell table:formula="of:=ROUND([.G204]/[.$A$1035]*65535)"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0.00933882679648683" calcext:value-type="float">
            <text:p>9,34E-03</text:p>
          </table:table-cell>
          <table:table-cell office:value-type="float" office:value="0.5075213" calcext:value-type="float">
            <text:p>5,08E-01</text:p>
          </table:table-cell>
          <table:table-cell table:formula="of:=OFFSET([.$B$2];1035-ROW();0)" office:value-type="float" office:value="0.0031592" calcext:value-type="float">
            <text:p>3,16E-03</text:p>
          </table:table-cell>
          <table:table-cell table:formula="of:=OFFSET([.$A$2];1035-ROW();0)" office:value-type="float" office:value="0.0401005455464866" calcext:value-type="float">
            <text:p>4,01E-02</text:p>
          </table:table-cell>
          <table:table-cell/>
          <table:table-cell table:formula="of:=[.F204]+[.$E$2]" office:value-type="float" office:value="0.724805043422743" calcext:value-type="float">
            <text:p>0,7248050434</text:p>
          </table:table-cell>
          <table:table-cell table:formula="of:==VLOOKUP([.F205];[.$C$2:.$D$1035];2)" office:value-type="float" office:value="0.00494429554648682" calcext:value-type="float">
            <text:p>0,0049442955</text:p>
          </table:table-cell>
          <table:table-cell table:formula="of:=ROUND([.G205]/[.$A$1035]*65535)"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0.00938765492148683" calcext:value-type="float">
            <text:p>9,39E-03</text:p>
          </table:table-cell>
          <table:table-cell office:value-type="float" office:value="0.5050535" calcext:value-type="float">
            <text:p>5,05E-01</text:p>
          </table:table-cell>
          <table:table-cell table:formula="of:=OFFSET([.$B$2];1035-ROW();0)" office:value-type="float" office:value="0.003183267" calcext:value-type="float">
            <text:p>3,18E-03</text:p>
          </table:table-cell>
          <table:table-cell table:formula="of:=OFFSET([.$A$2];1035-ROW();0)" office:value-type="float" office:value="0.0400517174214866" calcext:value-type="float">
            <text:p>4,01E-02</text:p>
          </table:table-cell>
          <table:table-cell/>
          <table:table-cell table:formula="of:=[.F205]+[.$E$2]" office:value-type="float" office:value="0.728370666879998" calcext:value-type="float">
            <text:p>0,7283706669</text:p>
          </table:table-cell>
          <table:table-cell table:formula="of:==VLOOKUP([.F206];[.$C$2:.$D$1035];2)" office:value-type="float" office:value="0.00484663929648682" calcext:value-type="float">
            <text:p>0,0048466393</text:p>
          </table:table-cell>
          <table:table-cell table:formula="of:=ROUND([.G206]/[.$A$1035]*65535)"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0.00943648304648683" calcext:value-type="float">
            <text:p>9,44E-03</text:p>
          </table:table-cell>
          <table:table-cell office:value-type="float" office:value="0.502587" calcext:value-type="float">
            <text:p>5,03E-01</text:p>
          </table:table-cell>
          <table:table-cell table:formula="of:=OFFSET([.$B$2];1035-ROW();0)" office:value-type="float" office:value="0.003207562" calcext:value-type="float">
            <text:p>3,21E-03</text:p>
          </table:table-cell>
          <table:table-cell table:formula="of:=OFFSET([.$A$2];1035-ROW();0)" office:value-type="float" office:value="0.0400028892964866" calcext:value-type="float">
            <text:p>4,00E-02</text:p>
          </table:table-cell>
          <table:table-cell/>
          <table:table-cell table:formula="of:=[.F206]+[.$E$2]" office:value-type="float" office:value="0.731936290337253" calcext:value-type="float">
            <text:p>0,7319362903</text:p>
          </table:table-cell>
          <table:table-cell table:formula="of:==VLOOKUP([.F207];[.$C$2:.$D$1035];2)" office:value-type="float" office:value="0.00474898304648682" calcext:value-type="float">
            <text:p>0,004748983</text:p>
          </table:table-cell>
          <table:table-cell table:formula="of:=ROUND([.G207]/[.$A$1035]*65535)"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0.00948531117148683" calcext:value-type="float">
            <text:p>9,49E-03</text:p>
          </table:table-cell>
          <table:table-cell office:value-type="float" office:value="0.5001217" calcext:value-type="float">
            <text:p>5,00E-01</text:p>
          </table:table-cell>
          <table:table-cell table:formula="of:=OFFSET([.$B$2];1035-ROW();0)" office:value-type="float" office:value="0.003232086" calcext:value-type="float">
            <text:p>3,23E-03</text:p>
          </table:table-cell>
          <table:table-cell table:formula="of:=OFFSET([.$A$2];1035-ROW();0)" office:value-type="float" office:value="0.0399540611714866" calcext:value-type="float">
            <text:p>4,00E-02</text:p>
          </table:table-cell>
          <table:table-cell/>
          <table:table-cell table:formula="of:=[.F207]+[.$E$2]" office:value-type="float" office:value="0.735501913794508" calcext:value-type="float">
            <text:p>0,7355019138</text:p>
          </table:table-cell>
          <table:table-cell table:formula="of:==VLOOKUP([.F208];[.$C$2:.$D$1035];2)" office:value-type="float" office:value="0.00470015492148682" calcext:value-type="float">
            <text:p>0,0047001549</text:p>
          </table:table-cell>
          <table:table-cell table:formula="of:=ROUND([.G208]/[.$A$1035]*65535)"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0.00953413929648684" calcext:value-type="float">
            <text:p>9,53E-03</text:p>
          </table:table-cell>
          <table:table-cell office:value-type="float" office:value="0.4976579" calcext:value-type="float">
            <text:p>4,98E-01</text:p>
          </table:table-cell>
          <table:table-cell table:formula="of:=OFFSET([.$B$2];1035-ROW();0)" office:value-type="float" office:value="0.003256841" calcext:value-type="float">
            <text:p>3,26E-03</text:p>
          </table:table-cell>
          <table:table-cell table:formula="of:=OFFSET([.$A$2];1035-ROW();0)" office:value-type="float" office:value="0.0399052330464867" calcext:value-type="float">
            <text:p>3,99E-02</text:p>
          </table:table-cell>
          <table:table-cell/>
          <table:table-cell table:formula="of:=[.F208]+[.$E$2]" office:value-type="float" office:value="0.739067537251763" calcext:value-type="float">
            <text:p>0,7390675373</text:p>
          </table:table-cell>
          <table:table-cell table:formula="of:==VLOOKUP([.F209];[.$C$2:.$D$1035];2)" office:value-type="float" office:value="0.00460249867148682" calcext:value-type="float">
            <text:p>0,0046024987</text:p>
          </table:table-cell>
          <table:table-cell table:formula="of:=ROUND([.G209]/[.$A$1035]*65535)"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0.00958296742148684" calcext:value-type="float">
            <text:p>9,58E-03</text:p>
          </table:table-cell>
          <table:table-cell office:value-type="float" office:value="0.4951956" calcext:value-type="float">
            <text:p>4,95E-01</text:p>
          </table:table-cell>
          <table:table-cell table:formula="of:=OFFSET([.$B$2];1035-ROW();0)" office:value-type="float" office:value="0.00328183" calcext:value-type="float">
            <text:p>3,28E-03</text:p>
          </table:table-cell>
          <table:table-cell table:formula="of:=OFFSET([.$A$2];1035-ROW();0)" office:value-type="float" office:value="0.0398564049214866" calcext:value-type="float">
            <text:p>3,99E-02</text:p>
          </table:table-cell>
          <table:table-cell/>
          <table:table-cell table:formula="of:=[.F209]+[.$E$2]" office:value-type="float" office:value="0.742633160709018" calcext:value-type="float">
            <text:p>0,7426331607</text:p>
          </table:table-cell>
          <table:table-cell table:formula="of:==VLOOKUP([.F210];[.$C$2:.$D$1035];2)" office:value-type="float" office:value="0.00455367054648682" calcext:value-type="float">
            <text:p>0,0045536705</text:p>
          </table:table-cell>
          <table:table-cell table:formula="of:=ROUND([.G210]/[.$A$1035]*65535)"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0.00963179554648684" calcext:value-type="float">
            <text:p>9,63E-03</text:p>
          </table:table-cell>
          <table:table-cell office:value-type="float" office:value="0.492735" calcext:value-type="float">
            <text:p>4,93E-01</text:p>
          </table:table-cell>
          <table:table-cell table:formula="of:=OFFSET([.$B$2];1035-ROW();0)" office:value-type="float" office:value="0.003307055" calcext:value-type="float">
            <text:p>3,31E-03</text:p>
          </table:table-cell>
          <table:table-cell table:formula="of:=OFFSET([.$A$2];1035-ROW();0)" office:value-type="float" office:value="0.0398075767964866" calcext:value-type="float">
            <text:p>3,98E-02</text:p>
          </table:table-cell>
          <table:table-cell/>
          <table:table-cell table:formula="of:=[.F210]+[.$E$2]" office:value-type="float" office:value="0.746198784166273" calcext:value-type="float">
            <text:p>0,7461987842</text:p>
          </table:table-cell>
          <table:table-cell table:formula="of:==VLOOKUP([.F211];[.$C$2:.$D$1035];2)" office:value-type="float" office:value="0.00445601429648682" calcext:value-type="float">
            <text:p>0,0044560143</text:p>
          </table:table-cell>
          <table:table-cell table:formula="of:=ROUND([.G211]/[.$A$1035]*65535)"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0.00968062367148684" calcext:value-type="float">
            <text:p>9,68E-03</text:p>
          </table:table-cell>
          <table:table-cell office:value-type="float" office:value="0.490276" calcext:value-type="float">
            <text:p>4,90E-01</text:p>
          </table:table-cell>
          <table:table-cell table:formula="of:=OFFSET([.$B$2];1035-ROW();0)" office:value-type="float" office:value="0.003332518" calcext:value-type="float">
            <text:p>3,33E-03</text:p>
          </table:table-cell>
          <table:table-cell table:formula="of:=OFFSET([.$A$2];1035-ROW();0)" office:value-type="float" office:value="0.0397587486714866" calcext:value-type="float">
            <text:p>3,98E-02</text:p>
          </table:table-cell>
          <table:table-cell/>
          <table:table-cell table:formula="of:=[.F211]+[.$E$2]" office:value-type="float" office:value="0.749764407623527" calcext:value-type="float">
            <text:p>0,7497644076</text:p>
          </table:table-cell>
          <table:table-cell table:formula="of:==VLOOKUP([.F212];[.$C$2:.$D$1035];2)" office:value-type="float" office:value="0.00435835804648682" calcext:value-type="float">
            <text:p>0,004358358</text:p>
          </table:table-cell>
          <table:table-cell table:formula="of:=ROUND([.G212]/[.$A$1035]*65535)"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0.00972945179648684" calcext:value-type="float">
            <text:p>9,73E-03</text:p>
          </table:table-cell>
          <table:table-cell office:value-type="float" office:value="0.4878189" calcext:value-type="float">
            <text:p>4,88E-01</text:p>
          </table:table-cell>
          <table:table-cell table:formula="of:=OFFSET([.$B$2];1035-ROW();0)" office:value-type="float" office:value="0.003358221" calcext:value-type="float">
            <text:p>3,36E-03</text:p>
          </table:table-cell>
          <table:table-cell table:formula="of:=OFFSET([.$A$2];1035-ROW();0)" office:value-type="float" office:value="0.0397099205464867" calcext:value-type="float">
            <text:p>3,97E-02</text:p>
          </table:table-cell>
          <table:table-cell/>
          <table:table-cell table:formula="of:=[.F212]+[.$E$2]" office:value-type="float" office:value="0.753330031080782" calcext:value-type="float">
            <text:p>0,7533300311</text:p>
          </table:table-cell>
          <table:table-cell table:formula="of:==VLOOKUP([.F213];[.$C$2:.$D$1035];2)" office:value-type="float" office:value="0.00430952992148682" calcext:value-type="float">
            <text:p>0,0043095299</text:p>
          </table:table-cell>
          <table:table-cell table:formula="of:=ROUND([.G213]/[.$A$1035]*65535)"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0.00977827992148684" calcext:value-type="float">
            <text:p>9,78E-03</text:p>
          </table:table-cell>
          <table:table-cell office:value-type="float" office:value="0.4853636" calcext:value-type="float">
            <text:p>4,85E-01</text:p>
          </table:table-cell>
          <table:table-cell table:formula="of:=OFFSET([.$B$2];1035-ROW();0)" office:value-type="float" office:value="0.003384166" calcext:value-type="float">
            <text:p>3,38E-03</text:p>
          </table:table-cell>
          <table:table-cell table:formula="of:=OFFSET([.$A$2];1035-ROW();0)" office:value-type="float" office:value="0.0396610924214867" calcext:value-type="float">
            <text:p>3,97E-02</text:p>
          </table:table-cell>
          <table:table-cell/>
          <table:table-cell table:formula="of:=[.F213]+[.$E$2]" office:value-type="float" office:value="0.756895654538037" calcext:value-type="float">
            <text:p>0,7568956545</text:p>
          </table:table-cell>
          <table:table-cell table:formula="of:==VLOOKUP([.F214];[.$C$2:.$D$1035];2)" office:value-type="float" office:value="0.00421187367148682" calcext:value-type="float">
            <text:p>0,0042118737</text:p>
          </table:table-cell>
          <table:table-cell table:formula="of:=ROUND([.G214]/[.$A$1035]*65535)"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0.00982710804648684" calcext:value-type="float">
            <text:p>9,83E-03</text:p>
          </table:table-cell>
          <table:table-cell office:value-type="float" office:value="0.4829104" calcext:value-type="float">
            <text:p>4,83E-01</text:p>
          </table:table-cell>
          <table:table-cell table:formula="of:=OFFSET([.$B$2];1035-ROW();0)" office:value-type="float" office:value="0.003410357" calcext:value-type="float">
            <text:p>3,41E-03</text:p>
          </table:table-cell>
          <table:table-cell table:formula="of:=OFFSET([.$A$2];1035-ROW();0)" office:value-type="float" office:value="0.0396122642964867" calcext:value-type="float">
            <text:p>3,96E-02</text:p>
          </table:table-cell>
          <table:table-cell/>
          <table:table-cell table:formula="of:=[.F214]+[.$E$2]" office:value-type="float" office:value="0.760461277995292" calcext:value-type="float">
            <text:p>0,760461278</text:p>
          </table:table-cell>
          <table:table-cell table:formula="of:==VLOOKUP([.F215];[.$C$2:.$D$1035];2)" office:value-type="float" office:value="0.00411421742148682" calcext:value-type="float">
            <text:p>0,0041142174</text:p>
          </table:table-cell>
          <table:table-cell table:formula="of:=ROUND([.G215]/[.$A$1035]*65535)" office:value-type="float" office:value="5393" calcext:value-type="float">
            <text:p>5393</text:p>
          </table:table-cell>
        </table:table-row>
        <table:table-row table:style-name="ro1">
          <table:table-cell office:value-type="float" office:value="0.00987593617148684" calcext:value-type="float">
            <text:p>9,88E-03</text:p>
          </table:table-cell>
          <table:table-cell office:value-type="float" office:value="0.4804592" calcext:value-type="float">
            <text:p>4,80E-01</text:p>
          </table:table-cell>
          <table:table-cell table:formula="of:=OFFSET([.$B$2];1035-ROW();0)" office:value-type="float" office:value="0.003436795" calcext:value-type="float">
            <text:p>3,44E-03</text:p>
          </table:table-cell>
          <table:table-cell table:formula="of:=OFFSET([.$A$2];1035-ROW();0)" office:value-type="float" office:value="0.0395634361714867" calcext:value-type="float">
            <text:p>3,96E-02</text:p>
          </table:table-cell>
          <table:table-cell/>
          <table:table-cell table:formula="of:=[.F215]+[.$E$2]" office:value-type="float" office:value="0.764026901452547" calcext:value-type="float">
            <text:p>0,7640269015</text:p>
          </table:table-cell>
          <table:table-cell table:formula="of:==VLOOKUP([.F216];[.$C$2:.$D$1035];2)" office:value-type="float" office:value="0.00401656117148682" calcext:value-type="float">
            <text:p>0,0040165612</text:p>
          </table:table-cell>
          <table:table-cell table:formula="of:=ROUND([.G216]/[.$A$1035]*65535)" office:value-type="float" office:value="5265" calcext:value-type="float">
            <text:p>5265</text:p>
          </table:table-cell>
        </table:table-row>
        <table:table-row table:style-name="ro1">
          <table:table-cell office:value-type="float" office:value="0.00992476429648684" calcext:value-type="float">
            <text:p>9,92E-03</text:p>
          </table:table-cell>
          <table:table-cell office:value-type="float" office:value="0.4780103" calcext:value-type="float">
            <text:p>4,78E-01</text:p>
          </table:table-cell>
          <table:table-cell table:formula="of:=OFFSET([.$B$2];1035-ROW();0)" office:value-type="float" office:value="0.003463482" calcext:value-type="float">
            <text:p>3,46E-03</text:p>
          </table:table-cell>
          <table:table-cell table:formula="of:=OFFSET([.$A$2];1035-ROW();0)" office:value-type="float" office:value="0.0395146080464867" calcext:value-type="float">
            <text:p>3,95E-02</text:p>
          </table:table-cell>
          <table:table-cell/>
          <table:table-cell table:formula="of:=[.F216]+[.$E$2]" office:value-type="float" office:value="0.767592524909802" calcext:value-type="float">
            <text:p>0,7675925249</text:p>
          </table:table-cell>
          <table:table-cell table:formula="of:==VLOOKUP([.F217];[.$C$2:.$D$1035];2)" office:value-type="float" office:value="0.00396773304648682" calcext:value-type="float">
            <text:p>0,003967733</text:p>
          </table:table-cell>
          <table:table-cell table:formula="of:=ROUND([.G217]/[.$A$1035]*65535)"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0.00997359242148684" calcext:value-type="float">
            <text:p>9,97E-03</text:p>
          </table:table-cell>
          <table:table-cell office:value-type="float" office:value="0.4755636" calcext:value-type="float">
            <text:p>4,76E-01</text:p>
          </table:table-cell>
          <table:table-cell table:formula="of:=OFFSET([.$B$2];1035-ROW();0)" office:value-type="float" office:value="0.003490421" calcext:value-type="float">
            <text:p>3,49E-03</text:p>
          </table:table-cell>
          <table:table-cell table:formula="of:=OFFSET([.$A$2];1035-ROW();0)" office:value-type="float" office:value="0.0394657799214867" calcext:value-type="float">
            <text:p>3,95E-02</text:p>
          </table:table-cell>
          <table:table-cell/>
          <table:table-cell table:formula="of:=[.F217]+[.$E$2]" office:value-type="float" office:value="0.771158148367057" calcext:value-type="float">
            <text:p>0,7711581484</text:p>
          </table:table-cell>
          <table:table-cell table:formula="of:==VLOOKUP([.F218];[.$C$2:.$D$1035];2)" office:value-type="float" office:value="0.00387007679648682" calcext:value-type="float">
            <text:p>0,0038700768</text:p>
          </table:table-cell>
          <table:table-cell table:formula="of:=ROUND([.G218]/[.$A$1035]*65535)"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0.0100224205464868" calcext:value-type="float">
            <text:p>1,00E-02</text:p>
          </table:table-cell>
          <table:table-cell office:value-type="float" office:value="0.4731193" calcext:value-type="float">
            <text:p>4,73E-01</text:p>
          </table:table-cell>
          <table:table-cell table:formula="of:=OFFSET([.$B$2];1035-ROW();0)" office:value-type="float" office:value="0.003517614" calcext:value-type="float">
            <text:p>3,52E-03</text:p>
          </table:table-cell>
          <table:table-cell table:formula="of:=OFFSET([.$A$2];1035-ROW();0)" office:value-type="float" office:value="0.0394169517964867" calcext:value-type="float">
            <text:p>3,94E-02</text:p>
          </table:table-cell>
          <table:table-cell/>
          <table:table-cell table:formula="of:=[.F218]+[.$E$2]" office:value-type="float" office:value="0.774723771824312" calcext:value-type="float">
            <text:p>0,7747237718</text:p>
          </table:table-cell>
          <table:table-cell table:formula="of:==VLOOKUP([.F219];[.$C$2:.$D$1035];2)" office:value-type="float" office:value="0.00377242054648682" calcext:value-type="float">
            <text:p>0,0037724205</text:p>
          </table:table-cell>
          <table:table-cell table:formula="of:=ROUND([.G219]/[.$A$1035]*65535)"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0.0100712486714868" calcext:value-type="float">
            <text:p>1,01E-02</text:p>
          </table:table-cell>
          <table:table-cell office:value-type="float" office:value="0.4706775" calcext:value-type="float">
            <text:p>4,71E-01</text:p>
          </table:table-cell>
          <table:table-cell table:formula="of:=OFFSET([.$B$2];1035-ROW();0)" office:value-type="float" office:value="0.003545064" calcext:value-type="float">
            <text:p>3,55E-03</text:p>
          </table:table-cell>
          <table:table-cell table:formula="of:=OFFSET([.$A$2];1035-ROW();0)" office:value-type="float" office:value="0.0393681236714867" calcext:value-type="float">
            <text:p>3,94E-02</text:p>
          </table:table-cell>
          <table:table-cell/>
          <table:table-cell table:formula="of:=[.F219]+[.$E$2]" office:value-type="float" office:value="0.778289395281566" calcext:value-type="float">
            <text:p>0,7782893953</text:p>
          </table:table-cell>
          <table:table-cell table:formula="of:==VLOOKUP([.F220];[.$C$2:.$D$1035];2)" office:value-type="float" office:value="0.00367476429648682" calcext:value-type="float">
            <text:p>0,0036747643</text:p>
          </table:table-cell>
          <table:table-cell table:formula="of:=ROUND([.G220]/[.$A$1035]*65535)"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0.0101200767964868" calcext:value-type="float">
            <text:p>1,01E-02</text:p>
          </table:table-cell>
          <table:table-cell office:value-type="float" office:value="0.4682382" calcext:value-type="float">
            <text:p>4,68E-01</text:p>
          </table:table-cell>
          <table:table-cell table:formula="of:=OFFSET([.$B$2];1035-ROW();0)" office:value-type="float" office:value="0.003572772" calcext:value-type="float">
            <text:p>3,57E-03</text:p>
          </table:table-cell>
          <table:table-cell table:formula="of:=OFFSET([.$A$2];1035-ROW();0)" office:value-type="float" office:value="0.0393192955464867" calcext:value-type="float">
            <text:p>3,93E-02</text:p>
          </table:table-cell>
          <table:table-cell/>
          <table:table-cell table:formula="of:=[.F220]+[.$E$2]" office:value-type="float" office:value="0.781855018738821" calcext:value-type="float">
            <text:p>0,7818550187</text:p>
          </table:table-cell>
          <table:table-cell table:formula="of:==VLOOKUP([.F221];[.$C$2:.$D$1035];2)" office:value-type="float" office:value="0.00362593617148682" calcext:value-type="float">
            <text:p>0,0036259362</text:p>
          </table:table-cell>
          <table:table-cell table:formula="of:=ROUND([.G221]/[.$A$1035]*65535)"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0.0101689049214868" calcext:value-type="float">
            <text:p>1,02E-02</text:p>
          </table:table-cell>
          <table:table-cell office:value-type="float" office:value="0.4658017" calcext:value-type="float">
            <text:p>4,66E-01</text:p>
          </table:table-cell>
          <table:table-cell table:formula="of:=OFFSET([.$B$2];1035-ROW();0)" office:value-type="float" office:value="0.003600743" calcext:value-type="float">
            <text:p>3,60E-03</text:p>
          </table:table-cell>
          <table:table-cell table:formula="of:=OFFSET([.$A$2];1035-ROW();0)" office:value-type="float" office:value="0.0392704674214867" calcext:value-type="float">
            <text:p>3,93E-02</text:p>
          </table:table-cell>
          <table:table-cell/>
          <table:table-cell table:formula="of:=[.F221]+[.$E$2]" office:value-type="float" office:value="0.785420642196076" calcext:value-type="float">
            <text:p>0,7854206422</text:p>
          </table:table-cell>
          <table:table-cell table:formula="of:==VLOOKUP([.F222];[.$C$2:.$D$1035];2)" office:value-type="float" office:value="0.00352827992148682" calcext:value-type="float">
            <text:p>0,0035282799</text:p>
          </table:table-cell>
          <table:table-cell table:formula="of:=ROUND([.G222]/[.$A$1035]*65535)"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0.0102177330464868" calcext:value-type="float">
            <text:p>1,02E-02</text:p>
          </table:table-cell>
          <table:table-cell office:value-type="float" office:value="0.4633678" calcext:value-type="float">
            <text:p>4,63E-01</text:p>
          </table:table-cell>
          <table:table-cell table:formula="of:=OFFSET([.$B$2];1035-ROW();0)" office:value-type="float" office:value="0.003628977" calcext:value-type="float">
            <text:p>3,63E-03</text:p>
          </table:table-cell>
          <table:table-cell table:formula="of:=OFFSET([.$A$2];1035-ROW();0)" office:value-type="float" office:value="0.0392216392964867" calcext:value-type="float">
            <text:p>3,92E-02</text:p>
          </table:table-cell>
          <table:table-cell/>
          <table:table-cell table:formula="of:=[.F222]+[.$E$2]" office:value-type="float" office:value="0.788986265653331" calcext:value-type="float">
            <text:p>0,7889862657</text:p>
          </table:table-cell>
          <table:table-cell table:formula="of:==VLOOKUP([.F223];[.$C$2:.$D$1035];2)" office:value-type="float" office:value="0.00343062367148682" calcext:value-type="float">
            <text:p>0,0034306237</text:p>
          </table:table-cell>
          <table:table-cell table:formula="of:=ROUND([.G223]/[.$A$1035]*65535)"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0.0102665611714868" calcext:value-type="float">
            <text:p>1,03E-02</text:p>
          </table:table-cell>
          <table:table-cell office:value-type="float" office:value="0.4609368" calcext:value-type="float">
            <text:p>4,61E-01</text:p>
          </table:table-cell>
          <table:table-cell table:formula="of:=OFFSET([.$B$2];1035-ROW();0)" office:value-type="float" office:value="0.003657477" calcext:value-type="float">
            <text:p>3,66E-03</text:p>
          </table:table-cell>
          <table:table-cell table:formula="of:=OFFSET([.$A$2];1035-ROW();0)" office:value-type="float" office:value="0.0391728111714867" calcext:value-type="float">
            <text:p>3,92E-02</text:p>
          </table:table-cell>
          <table:table-cell/>
          <table:table-cell table:formula="of:=[.F223]+[.$E$2]" office:value-type="float" office:value="0.792551889110586" calcext:value-type="float">
            <text:p>0,7925518891</text:p>
          </table:table-cell>
          <table:table-cell table:formula="of:==VLOOKUP([.F224];[.$C$2:.$D$1035];2)" office:value-type="float" office:value="0.00333296742148683" calcext:value-type="float">
            <text:p>0,0033329674</text:p>
          </table:table-cell>
          <table:table-cell table:formula="of:=ROUND([.G224]/[.$A$1035]*65535)"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0.0103153892964869" calcext:value-type="float">
            <text:p>1,03E-02</text:p>
          </table:table-cell>
          <table:table-cell office:value-type="float" office:value="0.4585088" calcext:value-type="float">
            <text:p>4,59E-01</text:p>
          </table:table-cell>
          <table:table-cell table:formula="of:=OFFSET([.$B$2];1035-ROW();0)" office:value-type="float" office:value="0.003686247" calcext:value-type="float">
            <text:p>3,69E-03</text:p>
          </table:table-cell>
          <table:table-cell table:formula="of:=OFFSET([.$A$2];1035-ROW();0)" office:value-type="float" office:value="0.0391239830464867" calcext:value-type="float">
            <text:p>3,91E-02</text:p>
          </table:table-cell>
          <table:table-cell/>
          <table:table-cell table:formula="of:=[.F224]+[.$E$2]" office:value-type="float" office:value="0.796117512567841" calcext:value-type="float">
            <text:p>0,7961175126</text:p>
          </table:table-cell>
          <table:table-cell table:formula="of:==VLOOKUP([.F225];[.$C$2:.$D$1035];2)" office:value-type="float" office:value="0.00328413929648683" calcext:value-type="float">
            <text:p>0,0032841393</text:p>
          </table:table-cell>
          <table:table-cell table:formula="of:=ROUND([.G225]/[.$A$1035]*65535)"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0.0103642174214869" calcext:value-type="float">
            <text:p>1,04E-02</text:p>
          </table:table-cell>
          <table:table-cell office:value-type="float" office:value="0.4560838" calcext:value-type="float">
            <text:p>4,56E-01</text:p>
          </table:table-cell>
          <table:table-cell table:formula="of:=OFFSET([.$B$2];1035-ROW();0)" office:value-type="float" office:value="0.003715288" calcext:value-type="float">
            <text:p>3,72E-03</text:p>
          </table:table-cell>
          <table:table-cell table:formula="of:=OFFSET([.$A$2];1035-ROW();0)" office:value-type="float" office:value="0.0390751549214867" calcext:value-type="float">
            <text:p>3,91E-02</text:p>
          </table:table-cell>
          <table:table-cell/>
          <table:table-cell table:formula="of:=[.F225]+[.$E$2]" office:value-type="float" office:value="0.799683136025096" calcext:value-type="float">
            <text:p>0,799683136</text:p>
          </table:table-cell>
          <table:table-cell table:formula="of:==VLOOKUP([.F226];[.$C$2:.$D$1035];2)" office:value-type="float" office:value="0.00318648304648683" calcext:value-type="float">
            <text:p>0,003186483</text:p>
          </table:table-cell>
          <table:table-cell table:formula="of:=ROUND([.G226]/[.$A$1035]*65535)"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0.0104130455464869" calcext:value-type="float">
            <text:p>1,04E-02</text:p>
          </table:table-cell>
          <table:table-cell office:value-type="float" office:value="0.4536619" calcext:value-type="float">
            <text:p>4,54E-01</text:p>
          </table:table-cell>
          <table:table-cell table:formula="of:=OFFSET([.$B$2];1035-ROW();0)" office:value-type="float" office:value="0.003744602" calcext:value-type="float">
            <text:p>3,74E-03</text:p>
          </table:table-cell>
          <table:table-cell table:formula="of:=OFFSET([.$A$2];1035-ROW();0)" office:value-type="float" office:value="0.0390263267964867" calcext:value-type="float">
            <text:p>3,90E-02</text:p>
          </table:table-cell>
          <table:table-cell/>
          <table:table-cell table:formula="of:=[.F226]+[.$E$2]" office:value-type="float" office:value="0.80324875948235" calcext:value-type="float">
            <text:p>0,8032487595</text:p>
          </table:table-cell>
          <table:table-cell table:formula="of:==VLOOKUP([.F227];[.$C$2:.$D$1035];2)" office:value-type="float" office:value="0.00308882679648683" calcext:value-type="float">
            <text:p>0,0030888268</text:p>
          </table:table-cell>
          <table:table-cell table:formula="of:=ROUND([.G227]/[.$A$1035]*65535)"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0.0104618736714869" calcext:value-type="float">
            <text:p>1,05E-02</text:p>
          </table:table-cell>
          <table:table-cell office:value-type="float" office:value="0.4512432" calcext:value-type="float">
            <text:p>4,51E-01</text:p>
          </table:table-cell>
          <table:table-cell table:formula="of:=OFFSET([.$B$2];1035-ROW();0)" office:value-type="float" office:value="0.003774194" calcext:value-type="float">
            <text:p>3,77E-03</text:p>
          </table:table-cell>
          <table:table-cell table:formula="of:=OFFSET([.$A$2];1035-ROW();0)" office:value-type="float" office:value="0.0389774986714867" calcext:value-type="float">
            <text:p>3,90E-02</text:p>
          </table:table-cell>
          <table:table-cell/>
          <table:table-cell table:formula="of:=[.F227]+[.$E$2]" office:value-type="float" office:value="0.806814382939605" calcext:value-type="float">
            <text:p>0,8068143829</text:p>
          </table:table-cell>
          <table:table-cell table:formula="of:==VLOOKUP([.F228];[.$C$2:.$D$1035];2)" office:value-type="float" office:value="0.00299117054648683" calcext:value-type="float">
            <text:p>0,0029911705</text:p>
          </table:table-cell>
          <table:table-cell table:formula="of:=ROUND([.G228]/[.$A$1035]*65535)"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0.0105107017964869" calcext:value-type="float">
            <text:p>1,05E-02</text:p>
          </table:table-cell>
          <table:table-cell office:value-type="float" office:value="0.4488279" calcext:value-type="float">
            <text:p>4,49E-01</text:p>
          </table:table-cell>
          <table:table-cell table:formula="of:=OFFSET([.$B$2];1035-ROW();0)" office:value-type="float" office:value="0.003804065" calcext:value-type="float">
            <text:p>3,80E-03</text:p>
          </table:table-cell>
          <table:table-cell table:formula="of:=OFFSET([.$A$2];1035-ROW();0)" office:value-type="float" office:value="0.0389286705464867" calcext:value-type="float">
            <text:p>3,89E-02</text:p>
          </table:table-cell>
          <table:table-cell/>
          <table:table-cell table:formula="of:=[.F228]+[.$E$2]" office:value-type="float" office:value="0.81038000639686" calcext:value-type="float">
            <text:p>0,8103800064</text:p>
          </table:table-cell>
          <table:table-cell table:formula="of:==VLOOKUP([.F229];[.$C$2:.$D$1035];2)" office:value-type="float" office:value="0.00289351429648683" calcext:value-type="float">
            <text:p>0,0028935143</text:p>
          </table:table-cell>
          <table:table-cell table:formula="of:=ROUND([.G229]/[.$A$1035]*65535)"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0.0106083580464869" calcext:value-type="float">
            <text:p>1,06E-02</text:p>
          </table:table-cell>
          <table:table-cell office:value-type="float" office:value="0.4440075" calcext:value-type="float">
            <text:p>4,44E-01</text:p>
          </table:table-cell>
          <table:table-cell table:formula="of:=OFFSET([.$B$2];1035-ROW();0)" office:value-type="float" office:value="0.003834217" calcext:value-type="float">
            <text:p>3,83E-03</text:p>
          </table:table-cell>
          <table:table-cell table:formula="of:=OFFSET([.$A$2];1035-ROW();0)" office:value-type="float" office:value="0.0388798424214867" calcext:value-type="float">
            <text:p>3,89E-02</text:p>
          </table:table-cell>
          <table:table-cell/>
          <table:table-cell table:formula="of:=[.F229]+[.$E$2]" office:value-type="float" office:value="0.813945629854115" calcext:value-type="float">
            <text:p>0,8139456299</text:p>
          </table:table-cell>
          <table:table-cell table:formula="of:==VLOOKUP([.F230];[.$C$2:.$D$1035];2)" office:value-type="float" office:value="0.00279585804648683" calcext:value-type="float">
            <text:p>0,002795858</text:p>
          </table:table-cell>
          <table:table-cell table:formula="of:=ROUND([.G230]/[.$A$1035]*65535)"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0.0106571861714869" calcext:value-type="float">
            <text:p>1,07E-02</text:p>
          </table:table-cell>
          <table:table-cell office:value-type="float" office:value="0.4416026" calcext:value-type="float">
            <text:p>4,42E-01</text:p>
          </table:table-cell>
          <table:table-cell table:formula="of:=OFFSET([.$B$2];1035-ROW();0)" office:value-type="float" office:value="0.003864654" calcext:value-type="float">
            <text:p>3,86E-03</text:p>
          </table:table-cell>
          <table:table-cell table:formula="of:=OFFSET([.$A$2];1035-ROW();0)" office:value-type="float" office:value="0.0388310142964867" calcext:value-type="float">
            <text:p>3,88E-02</text:p>
          </table:table-cell>
          <table:table-cell/>
          <table:table-cell table:formula="of:=[.F230]+[.$E$2]" office:value-type="float" office:value="0.81751125331137" calcext:value-type="float">
            <text:p>0,8175112533</text:p>
          </table:table-cell>
          <table:table-cell table:formula="of:==VLOOKUP([.F231];[.$C$2:.$D$1035];2)" office:value-type="float" office:value="0.00269820179648683" calcext:value-type="float">
            <text:p>0,0026982018</text:p>
          </table:table-cell>
          <table:table-cell table:formula="of:=ROUND([.G231]/[.$A$1035]*65535)"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0.0107060142964869" calcext:value-type="float">
            <text:p>1,07E-02</text:p>
          </table:table-cell>
          <table:table-cell office:value-type="float" office:value="0.4392014" calcext:value-type="float">
            <text:p>4,39E-01</text:p>
          </table:table-cell>
          <table:table-cell table:formula="of:=OFFSET([.$B$2];1035-ROW();0)" office:value-type="float" office:value="0.003895378" calcext:value-type="float">
            <text:p>3,90E-03</text:p>
          </table:table-cell>
          <table:table-cell table:formula="of:=OFFSET([.$A$2];1035-ROW();0)" office:value-type="float" office:value="0.0387821861714867" calcext:value-type="float">
            <text:p>3,88E-02</text:p>
          </table:table-cell>
          <table:table-cell/>
          <table:table-cell table:formula="of:=[.F231]+[.$E$2]" office:value-type="float" office:value="0.821076876768625" calcext:value-type="float">
            <text:p>0,8210768768</text:p>
          </table:table-cell>
          <table:table-cell table:formula="of:==VLOOKUP([.F232];[.$C$2:.$D$1035];2)" office:value-type="float" office:value="0.00264937367148683" calcext:value-type="float">
            <text:p>0,0026493737</text:p>
          </table:table-cell>
          <table:table-cell table:formula="of:=ROUND([.G232]/[.$A$1035]*65535)"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0.0107548424214869" calcext:value-type="float">
            <text:p>1,08E-02</text:p>
          </table:table-cell>
          <table:table-cell office:value-type="float" office:value="0.436804" calcext:value-type="float">
            <text:p>4,37E-01</text:p>
          </table:table-cell>
          <table:table-cell table:formula="of:=OFFSET([.$B$2];1035-ROW();0)" office:value-type="float" office:value="0.003926392" calcext:value-type="float">
            <text:p>3,93E-03</text:p>
          </table:table-cell>
          <table:table-cell table:formula="of:=OFFSET([.$A$2];1035-ROW();0)" office:value-type="float" office:value="0.0387333580464867" calcext:value-type="float">
            <text:p>3,87E-02</text:p>
          </table:table-cell>
          <table:table-cell/>
          <table:table-cell table:formula="of:=[.F232]+[.$E$2]" office:value-type="float" office:value="0.82464250022588" calcext:value-type="float">
            <text:p>0,8246425002</text:p>
          </table:table-cell>
          <table:table-cell table:formula="of:==VLOOKUP([.F233];[.$C$2:.$D$1035];2)" office:value-type="float" office:value="0.00255171742148683" calcext:value-type="float">
            <text:p>0,0025517174</text:p>
          </table:table-cell>
          <table:table-cell table:formula="of:=ROUND([.G233]/[.$A$1035]*65535)"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0.0108036705464869" calcext:value-type="float">
            <text:p>1,08E-02</text:p>
          </table:table-cell>
          <table:table-cell office:value-type="float" office:value="0.4344104" calcext:value-type="float">
            <text:p>4,34E-01</text:p>
          </table:table-cell>
          <table:table-cell table:formula="of:=OFFSET([.$B$2];1035-ROW();0)" office:value-type="float" office:value="0.003957698" calcext:value-type="float">
            <text:p>3,96E-03</text:p>
          </table:table-cell>
          <table:table-cell table:formula="of:=OFFSET([.$A$2];1035-ROW();0)" office:value-type="float" office:value="0.0386845299214867" calcext:value-type="float">
            <text:p>3,87E-02</text:p>
          </table:table-cell>
          <table:table-cell/>
          <table:table-cell table:formula="of:=[.F233]+[.$E$2]" office:value-type="float" office:value="0.828208123683134" calcext:value-type="float">
            <text:p>0,8282081237</text:p>
          </table:table-cell>
          <table:table-cell table:formula="of:==VLOOKUP([.F234];[.$C$2:.$D$1035];2)" office:value-type="float" office:value="0.00245406117148683" calcext:value-type="float">
            <text:p>0,0024540612</text:p>
          </table:table-cell>
          <table:table-cell table:formula="of:=ROUND([.G234]/[.$A$1035]*65535)"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0.0108524986714869" calcext:value-type="float">
            <text:p>1,09E-02</text:p>
          </table:table-cell>
          <table:table-cell office:value-type="float" office:value="0.4320208" calcext:value-type="float">
            <text:p>4,32E-01</text:p>
          </table:table-cell>
          <table:table-cell table:formula="of:=OFFSET([.$B$2];1035-ROW();0)" office:value-type="float" office:value="0.0039893" calcext:value-type="float">
            <text:p>3,99E-03</text:p>
          </table:table-cell>
          <table:table-cell table:formula="of:=OFFSET([.$A$2];1035-ROW();0)" office:value-type="float" office:value="0.0386357017964867" calcext:value-type="float">
            <text:p>3,86E-02</text:p>
          </table:table-cell>
          <table:table-cell/>
          <table:table-cell table:formula="of:=[.F234]+[.$E$2]" office:value-type="float" office:value="0.831773747140389" calcext:value-type="float">
            <text:p>0,8317737471</text:p>
          </table:table-cell>
          <table:table-cell table:formula="of:==VLOOKUP([.F235];[.$C$2:.$D$1035];2)" office:value-type="float" office:value="0.00235640492148683" calcext:value-type="float">
            <text:p>0,0023564049</text:p>
          </table:table-cell>
          <table:table-cell table:formula="of:=ROUND([.G235]/[.$A$1035]*65535)"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0.0109013267964869" calcext:value-type="float">
            <text:p>1,09E-02</text:p>
          </table:table-cell>
          <table:table-cell office:value-type="float" office:value="0.4296352" calcext:value-type="float">
            <text:p>4,30E-01</text:p>
          </table:table-cell>
          <table:table-cell table:formula="of:=OFFSET([.$B$2];1035-ROW();0)" office:value-type="float" office:value="0.004021199" calcext:value-type="float">
            <text:p>4,02E-03</text:p>
          </table:table-cell>
          <table:table-cell table:formula="of:=OFFSET([.$A$2];1035-ROW();0)" office:value-type="float" office:value="0.0385868736714867" calcext:value-type="float">
            <text:p>3,86E-02</text:p>
          </table:table-cell>
          <table:table-cell/>
          <table:table-cell table:formula="of:=[.F235]+[.$E$2]" office:value-type="float" office:value="0.835339370597644" calcext:value-type="float">
            <text:p>0,8353393706</text:p>
          </table:table-cell>
          <table:table-cell table:formula="of:==VLOOKUP([.F236];[.$C$2:.$D$1035];2)" office:value-type="float" office:value="0.00225874867148683" calcext:value-type="float">
            <text:p>0,0022587487</text:p>
          </table:table-cell>
          <table:table-cell table:formula="of:=ROUND([.G236]/[.$A$1035]*65535)"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0.0109501549214869" calcext:value-type="float">
            <text:p>1,10E-02</text:p>
          </table:table-cell>
          <table:table-cell office:value-type="float" office:value="0.4272537" calcext:value-type="float">
            <text:p>4,27E-01</text:p>
          </table:table-cell>
          <table:table-cell table:formula="of:=OFFSET([.$B$2];1035-ROW();0)" office:value-type="float" office:value="0.0040534" calcext:value-type="float">
            <text:p>4,05E-03</text:p>
          </table:table-cell>
          <table:table-cell table:formula="of:=OFFSET([.$A$2];1035-ROW();0)" office:value-type="float" office:value="0.0385380455464867" calcext:value-type="float">
            <text:p>3,85E-02</text:p>
          </table:table-cell>
          <table:table-cell/>
          <table:table-cell table:formula="of:=[.F236]+[.$E$2]" office:value-type="float" office:value="0.838904994054899" calcext:value-type="float">
            <text:p>0,8389049941</text:p>
          </table:table-cell>
          <table:table-cell table:formula="of:==VLOOKUP([.F237];[.$C$2:.$D$1035];2)" office:value-type="float" office:value="0.00216109242148683" calcext:value-type="float">
            <text:p>0,0021610924</text:p>
          </table:table-cell>
          <table:table-cell table:formula="of:=ROUND([.G237]/[.$A$1035]*65535)"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0.0109989830464869" calcext:value-type="float">
            <text:p>1,10E-02</text:p>
          </table:table-cell>
          <table:table-cell office:value-type="float" office:value="0.4248764" calcext:value-type="float">
            <text:p>4,25E-01</text:p>
          </table:table-cell>
          <table:table-cell table:formula="of:=OFFSET([.$B$2];1035-ROW();0)" office:value-type="float" office:value="0.004085904" calcext:value-type="float">
            <text:p>4,09E-03</text:p>
          </table:table-cell>
          <table:table-cell table:formula="of:=OFFSET([.$A$2];1035-ROW();0)" office:value-type="float" office:value="0.0384892174214867" calcext:value-type="float">
            <text:p>3,85E-02</text:p>
          </table:table-cell>
          <table:table-cell/>
          <table:table-cell table:formula="of:=[.F237]+[.$E$2]" office:value-type="float" office:value="0.842470617512154" calcext:value-type="float">
            <text:p>0,8424706175</text:p>
          </table:table-cell>
          <table:table-cell table:formula="of:==VLOOKUP([.F238];[.$C$2:.$D$1035];2)" office:value-type="float" office:value="0.00206343617148683" calcext:value-type="float">
            <text:p>0,0020634362</text:p>
          </table:table-cell>
          <table:table-cell table:formula="of:=ROUND([.G238]/[.$A$1035]*65535)"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0.0110478111714869" calcext:value-type="float">
            <text:p>1,10E-02</text:p>
          </table:table-cell>
          <table:table-cell office:value-type="float" office:value="0.4225035" calcext:value-type="float">
            <text:p>4,23E-01</text:p>
          </table:table-cell>
          <table:table-cell table:formula="of:=OFFSET([.$B$2];1035-ROW();0)" office:value-type="float" office:value="0.004118714" calcext:value-type="float">
            <text:p>4,12E-03</text:p>
          </table:table-cell>
          <table:table-cell table:formula="of:=OFFSET([.$A$2];1035-ROW();0)" office:value-type="float" office:value="0.0384403892964867" calcext:value-type="float">
            <text:p>3,84E-02</text:p>
          </table:table-cell>
          <table:table-cell/>
          <table:table-cell table:formula="of:=[.F238]+[.$E$2]" office:value-type="float" office:value="0.846036240969409" calcext:value-type="float">
            <text:p>0,846036241</text:p>
          </table:table-cell>
          <table:table-cell table:formula="of:==VLOOKUP([.F239];[.$C$2:.$D$1035];2)" office:value-type="float" office:value="0.00196577992148683" calcext:value-type="float">
            <text:p>0,0019657799</text:p>
          </table:table-cell>
          <table:table-cell table:formula="of:=ROUND([.G239]/[.$A$1035]*65535)"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0.0110966392964869" calcext:value-type="float">
            <text:p>1,11E-02</text:p>
          </table:table-cell>
          <table:table-cell office:value-type="float" office:value="0.4201349" calcext:value-type="float">
            <text:p>4,20E-01</text:p>
          </table:table-cell>
          <table:table-cell table:formula="of:=OFFSET([.$B$2];1035-ROW();0)" office:value-type="float" office:value="0.004151835" calcext:value-type="float">
            <text:p>4,15E-03</text:p>
          </table:table-cell>
          <table:table-cell table:formula="of:=OFFSET([.$A$2];1035-ROW();0)" office:value-type="float" office:value="0.0383915611714867" calcext:value-type="float">
            <text:p>3,84E-02</text:p>
          </table:table-cell>
          <table:table-cell/>
          <table:table-cell table:formula="of:=[.F239]+[.$E$2]" office:value-type="float" office:value="0.849601864426664" calcext:value-type="float">
            <text:p>0,8496018644</text:p>
          </table:table-cell>
          <table:table-cell table:formula="of:==VLOOKUP([.F240];[.$C$2:.$D$1035];2)" office:value-type="float" office:value="0.00186812367148683" calcext:value-type="float">
            <text:p>0,0018681237</text:p>
          </table:table-cell>
          <table:table-cell table:formula="of:=ROUND([.G240]/[.$A$1035]*65535)"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0.0111454674214869" calcext:value-type="float">
            <text:p>1,11E-02</text:p>
          </table:table-cell>
          <table:table-cell office:value-type="float" office:value="0.4177707" calcext:value-type="float">
            <text:p>4,18E-01</text:p>
          </table:table-cell>
          <table:table-cell table:formula="of:=OFFSET([.$B$2];1035-ROW();0)" office:value-type="float" office:value="0.004185268" calcext:value-type="float">
            <text:p>4,19E-03</text:p>
          </table:table-cell>
          <table:table-cell table:formula="of:=OFFSET([.$A$2];1035-ROW();0)" office:value-type="float" office:value="0.0383427330464867" calcext:value-type="float">
            <text:p>3,83E-02</text:p>
          </table:table-cell>
          <table:table-cell/>
          <table:table-cell table:formula="of:=[.F240]+[.$E$2]" office:value-type="float" office:value="0.853167487883919" calcext:value-type="float">
            <text:p>0,8531674879</text:p>
          </table:table-cell>
          <table:table-cell table:formula="of:==VLOOKUP([.F241];[.$C$2:.$D$1035];2)" office:value-type="float" office:value="0.00177046742148683" calcext:value-type="float">
            <text:p>0,0017704674</text:p>
          </table:table-cell>
          <table:table-cell table:formula="of:=ROUND([.G241]/[.$A$1035]*65535)"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0.0111942955464869" calcext:value-type="float">
            <text:p>1,12E-02</text:p>
          </table:table-cell>
          <table:table-cell office:value-type="float" office:value="0.4154112" calcext:value-type="float">
            <text:p>4,15E-01</text:p>
          </table:table-cell>
          <table:table-cell table:formula="of:=OFFSET([.$B$2];1035-ROW();0)" office:value-type="float" office:value="0.004219015" calcext:value-type="float">
            <text:p>4,22E-03</text:p>
          </table:table-cell>
          <table:table-cell table:formula="of:=OFFSET([.$A$2];1035-ROW();0)" office:value-type="float" office:value="0.0382939049214867" calcext:value-type="float">
            <text:p>3,83E-02</text:p>
          </table:table-cell>
          <table:table-cell/>
          <table:table-cell table:formula="of:=[.F241]+[.$E$2]" office:value-type="float" office:value="0.856733111341173" calcext:value-type="float">
            <text:p>0,8567331113</text:p>
          </table:table-cell>
          <table:table-cell table:formula="of:==VLOOKUP([.F242];[.$C$2:.$D$1035];2)" office:value-type="float" office:value="0.00162398304648683" calcext:value-type="float">
            <text:p>0,001623983</text:p>
          </table:table-cell>
          <table:table-cell table:formula="of:=ROUND([.G242]/[.$A$1035]*65535)"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0.0112431236714869" calcext:value-type="float">
            <text:p>1,12E-02</text:p>
          </table:table-cell>
          <table:table-cell office:value-type="float" office:value="0.4130562" calcext:value-type="float">
            <text:p>4,13E-01</text:p>
          </table:table-cell>
          <table:table-cell table:formula="of:=OFFSET([.$B$2];1035-ROW();0)" office:value-type="float" office:value="0.004253081" calcext:value-type="float">
            <text:p>4,25E-03</text:p>
          </table:table-cell>
          <table:table-cell table:formula="of:=OFFSET([.$A$2];1035-ROW();0)" office:value-type="float" office:value="0.0382450767964867" calcext:value-type="float">
            <text:p>3,82E-02</text:p>
          </table:table-cell>
          <table:table-cell/>
          <table:table-cell table:formula="of:=[.F242]+[.$E$2]" office:value-type="float" office:value="0.860298734798428" calcext:value-type="float">
            <text:p>0,8602987348</text:p>
          </table:table-cell>
          <table:table-cell table:formula="of:==VLOOKUP([.F243];[.$C$2:.$D$1035];2)" office:value-type="float" office:value="0.00152632679648683" calcext:value-type="float">
            <text:p>0,0015263268</text:p>
          </table:table-cell>
          <table:table-cell table:formula="of:=ROUND([.G243]/[.$A$1035]*65535)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0.0112919517964869" calcext:value-type="float">
            <text:p>1,13E-02</text:p>
          </table:table-cell>
          <table:table-cell office:value-type="float" office:value="0.410706" calcext:value-type="float">
            <text:p>4,11E-01</text:p>
          </table:table-cell>
          <table:table-cell table:formula="of:=OFFSET([.$B$2];1035-ROW();0)" office:value-type="float" office:value="0.004287468" calcext:value-type="float">
            <text:p>4,29E-03</text:p>
          </table:table-cell>
          <table:table-cell table:formula="of:=OFFSET([.$A$2];1035-ROW();0)" office:value-type="float" office:value="0.0381962486714867" calcext:value-type="float">
            <text:p>3,82E-02</text:p>
          </table:table-cell>
          <table:table-cell/>
          <table:table-cell table:formula="of:=[.F243]+[.$E$2]" office:value-type="float" office:value="0.863864358255683" calcext:value-type="float">
            <text:p>0,8638643583</text:p>
          </table:table-cell>
          <table:table-cell table:formula="of:==VLOOKUP([.F244];[.$C$2:.$D$1035];2)" office:value-type="float" office:value="0.00142867054648683" calcext:value-type="float">
            <text:p>0,0014286705</text:p>
          </table:table-cell>
          <table:table-cell table:formula="of:=ROUND([.G244]/[.$A$1035]*65535)"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0.0113407799214869" calcext:value-type="float">
            <text:p>1,13E-02</text:p>
          </table:table-cell>
          <table:table-cell office:value-type="float" office:value="0.4083606" calcext:value-type="float">
            <text:p>4,08E-01</text:p>
          </table:table-cell>
          <table:table-cell table:formula="of:=OFFSET([.$B$2];1035-ROW();0)" office:value-type="float" office:value="0.00432218" calcext:value-type="float">
            <text:p>4,32E-03</text:p>
          </table:table-cell>
          <table:table-cell table:formula="of:=OFFSET([.$A$2];1035-ROW();0)" office:value-type="float" office:value="0.0381474205464868" calcext:value-type="float">
            <text:p>3,81E-02</text:p>
          </table:table-cell>
          <table:table-cell/>
          <table:table-cell table:formula="of:=[.F244]+[.$E$2]" office:value-type="float" office:value="0.867429981712938" calcext:value-type="float">
            <text:p>0,8674299817</text:p>
          </table:table-cell>
          <table:table-cell table:formula="of:==VLOOKUP([.F245];[.$C$2:.$D$1035];2)" office:value-type="float" office:value="0.00133101429648683" calcext:value-type="float">
            <text:p>0,0013310143</text:p>
          </table:table-cell>
          <table:table-cell table:formula="of:=ROUND([.G245]/[.$A$1035]*65535)"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0.0113896080464869" calcext:value-type="float">
            <text:p>1,14E-02</text:p>
          </table:table-cell>
          <table:table-cell office:value-type="float" office:value="0.4060201" calcext:value-type="float">
            <text:p>4,06E-01</text:p>
          </table:table-cell>
          <table:table-cell table:formula="of:=OFFSET([.$B$2];1035-ROW();0)" office:value-type="float" office:value="0.004357219" calcext:value-type="float">
            <text:p>4,36E-03</text:p>
          </table:table-cell>
          <table:table-cell table:formula="of:=OFFSET([.$A$2];1035-ROW();0)" office:value-type="float" office:value="0.0380985924214868" calcext:value-type="float">
            <text:p>3,81E-02</text:p>
          </table:table-cell>
          <table:table-cell/>
          <table:table-cell table:formula="of:=[.F245]+[.$E$2]" office:value-type="float" office:value="0.870995605170193" calcext:value-type="float">
            <text:p>0,8709956052</text:p>
          </table:table-cell>
          <table:table-cell table:formula="of:==VLOOKUP([.F246];[.$C$2:.$D$1035];2)" office:value-type="float" office:value="0.00123335804648683" calcext:value-type="float">
            <text:p>0,001233358</text:p>
          </table:table-cell>
          <table:table-cell table:formula="of:=ROUND([.G246]/[.$A$1035]*65535)"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0.0114384361714869" calcext:value-type="float">
            <text:p>1,14E-02</text:p>
          </table:table-cell>
          <table:table-cell office:value-type="float" office:value="0.4036845" calcext:value-type="float">
            <text:p>4,04E-01</text:p>
          </table:table-cell>
          <table:table-cell table:formula="of:=OFFSET([.$B$2];1035-ROW();0)" office:value-type="float" office:value="0.004392588" calcext:value-type="float">
            <text:p>4,39E-03</text:p>
          </table:table-cell>
          <table:table-cell table:formula="of:=OFFSET([.$A$2];1035-ROW();0)" office:value-type="float" office:value="0.0380497642964868" calcext:value-type="float">
            <text:p>3,80E-02</text:p>
          </table:table-cell>
          <table:table-cell/>
          <table:table-cell table:formula="of:=[.F246]+[.$E$2]" office:value-type="float" office:value="0.874561228627448" calcext:value-type="float">
            <text:p>0,8745612286</text:p>
          </table:table-cell>
          <table:table-cell table:formula="of:==VLOOKUP([.F247];[.$C$2:.$D$1035];2)" office:value-type="float" office:value="0.00113570179648683" calcext:value-type="float">
            <text:p>0,0011357018</text:p>
          </table:table-cell>
          <table:table-cell table:formula="of:=ROUND([.G247]/[.$A$1035]*65535)"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0.0114872642964869" calcext:value-type="float">
            <text:p>1,15E-02</text:p>
          </table:table-cell>
          <table:table-cell office:value-type="float" office:value="0.401354" calcext:value-type="float">
            <text:p>4,01E-01</text:p>
          </table:table-cell>
          <table:table-cell table:formula="of:=OFFSET([.$B$2];1035-ROW();0)" office:value-type="float" office:value="0.00442829" calcext:value-type="float">
            <text:p>4,43E-03</text:p>
          </table:table-cell>
          <table:table-cell table:formula="of:=OFFSET([.$A$2];1035-ROW();0)" office:value-type="float" office:value="0.0380009361714868" calcext:value-type="float">
            <text:p>3,80E-02</text:p>
          </table:table-cell>
          <table:table-cell/>
          <table:table-cell table:formula="of:=[.F247]+[.$E$2]" office:value-type="float" office:value="0.878126852084703" calcext:value-type="float">
            <text:p>0,8781268521</text:p>
          </table:table-cell>
          <table:table-cell table:formula="of:==VLOOKUP([.F248];[.$C$2:.$D$1035];2)" office:value-type="float" office:value="0.00098921742148683" calcext:value-type="float">
            <text:p>0,0009892174</text:p>
          </table:table-cell>
          <table:table-cell table:formula="of:=ROUND([.G248]/[.$A$1035]*65535)"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0.0115360924214869" calcext:value-type="float">
            <text:p>1,15E-02</text:p>
          </table:table-cell>
          <table:table-cell office:value-type="float" office:value="0.3990286" calcext:value-type="float">
            <text:p>3,99E-01</text:p>
          </table:table-cell>
          <table:table-cell table:formula="of:=OFFSET([.$B$2];1035-ROW();0)" office:value-type="float" office:value="0.004464329" calcext:value-type="float">
            <text:p>4,46E-03</text:p>
          </table:table-cell>
          <table:table-cell table:formula="of:=OFFSET([.$A$2];1035-ROW();0)" office:value-type="float" office:value="0.0379521080464868" calcext:value-type="float">
            <text:p>3,80E-02</text:p>
          </table:table-cell>
          <table:table-cell/>
          <table:table-cell table:formula="of:=[.F248]+[.$E$2]" office:value-type="float" office:value="0.881692475541957" calcext:value-type="float">
            <text:p>0,8816924755</text:p>
          </table:table-cell>
          <table:table-cell table:formula="of:==VLOOKUP([.F249];[.$C$2:.$D$1035];2)" office:value-type="float" office:value="0.00089156117148683" calcext:value-type="float">
            <text:p>0,0008915612</text:p>
          </table:table-cell>
          <table:table-cell table:formula="of:=ROUND([.G249]/[.$A$1035]*65535)"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0.0115849205464869" calcext:value-type="float">
            <text:p>1,16E-02</text:p>
          </table:table-cell>
          <table:table-cell office:value-type="float" office:value="0.3967085" calcext:value-type="float">
            <text:p>3,97E-01</text:p>
          </table:table-cell>
          <table:table-cell table:formula="of:=OFFSET([.$B$2];1035-ROW();0)" office:value-type="float" office:value="0.004500708" calcext:value-type="float">
            <text:p>4,50E-03</text:p>
          </table:table-cell>
          <table:table-cell table:formula="of:=OFFSET([.$A$2];1035-ROW();0)" office:value-type="float" office:value="0.0379032799214868" calcext:value-type="float">
            <text:p>3,79E-02</text:p>
          </table:table-cell>
          <table:table-cell/>
          <table:table-cell table:formula="of:=[.F249]+[.$E$2]" office:value-type="float" office:value="0.885258098999212" calcext:value-type="float">
            <text:p>0,885258099</text:p>
          </table:table-cell>
          <table:table-cell table:formula="of:==VLOOKUP([.F250];[.$C$2:.$D$1035];2)" office:value-type="float" office:value="0.00079390492148683" calcext:value-type="float">
            <text:p>0,0007939049</text:p>
          </table:table-cell>
          <table:table-cell table:formula="of:=ROUND([.G250]/[.$A$1035]*65535)"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0.0116337486714869" calcext:value-type="float">
            <text:p>1,16E-02</text:p>
          </table:table-cell>
          <table:table-cell office:value-type="float" office:value="0.3943936" calcext:value-type="float">
            <text:p>3,94E-01</text:p>
          </table:table-cell>
          <table:table-cell table:formula="of:=OFFSET([.$B$2];1035-ROW();0)" office:value-type="float" office:value="0.004537429" calcext:value-type="float">
            <text:p>4,54E-03</text:p>
          </table:table-cell>
          <table:table-cell table:formula="of:=OFFSET([.$A$2];1035-ROW();0)" office:value-type="float" office:value="0.0378544517964868" calcext:value-type="float">
            <text:p>3,79E-02</text:p>
          </table:table-cell>
          <table:table-cell/>
          <table:table-cell table:formula="of:=[.F250]+[.$E$2]" office:value-type="float" office:value="0.888823722456467" calcext:value-type="float">
            <text:p>0,8888237225</text:p>
          </table:table-cell>
          <table:table-cell table:formula="of:==VLOOKUP([.F251];[.$C$2:.$D$1035];2)" office:value-type="float" office:value="0.00069624867148683" calcext:value-type="float">
            <text:p>0,0006962487</text:p>
          </table:table-cell>
          <table:table-cell table:formula="of:=ROUND([.G251]/[.$A$1035]*65535)"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0.0116825767964869" calcext:value-type="float">
            <text:p>1,17E-02</text:p>
          </table:table-cell>
          <table:table-cell office:value-type="float" office:value="0.3920841" calcext:value-type="float">
            <text:p>3,92E-01</text:p>
          </table:table-cell>
          <table:table-cell table:formula="of:=OFFSET([.$B$2];1035-ROW();0)" office:value-type="float" office:value="0.004574496" calcext:value-type="float">
            <text:p>4,57E-03</text:p>
          </table:table-cell>
          <table:table-cell table:formula="of:=OFFSET([.$A$2];1035-ROW();0)" office:value-type="float" office:value="0.0378056236714868" calcext:value-type="float">
            <text:p>3,78E-02</text:p>
          </table:table-cell>
          <table:table-cell/>
          <table:table-cell table:formula="of:=[.F251]+[.$E$2]" office:value-type="float" office:value="0.892389345913722" calcext:value-type="float">
            <text:p>0,8923893459</text:p>
          </table:table-cell>
          <table:table-cell table:formula="of:==VLOOKUP([.F252];[.$C$2:.$D$1035];2)" office:value-type="float" office:value="0.00054976429648683" calcext:value-type="float">
            <text:p>0,0005497643</text:p>
          </table:table-cell>
          <table:table-cell table:formula="of:=ROUND([.G252]/[.$A$1035]*65535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0.0117314049214869" calcext:value-type="float">
            <text:p>1,17E-02</text:p>
          </table:table-cell>
          <table:table-cell office:value-type="float" office:value="0.3897801" calcext:value-type="float">
            <text:p>3,90E-01</text:p>
          </table:table-cell>
          <table:table-cell table:formula="of:=OFFSET([.$B$2];1035-ROW();0)" office:value-type="float" office:value="0.004611914" calcext:value-type="float">
            <text:p>4,61E-03</text:p>
          </table:table-cell>
          <table:table-cell table:formula="of:=OFFSET([.$A$2];1035-ROW();0)" office:value-type="float" office:value="0.0377567955464868" calcext:value-type="float">
            <text:p>3,78E-02</text:p>
          </table:table-cell>
          <table:table-cell/>
          <table:table-cell table:formula="of:=[.F252]+[.$E$2]" office:value-type="float" office:value="0.895954969370977" calcext:value-type="float">
            <text:p>0,8959549694</text:p>
          </table:table-cell>
          <table:table-cell table:formula="of:==VLOOKUP([.F253];[.$C$2:.$D$1035];2)" office:value-type="float" office:value="0.000452108046486829" calcext:value-type="float">
            <text:p>0,000452108</text:p>
          </table:table-cell>
          <table:table-cell table:formula="of:=ROUND([.G253]/[.$A$1035]*65535)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0.0117802330464869" calcext:value-type="float">
            <text:p>1,18E-02</text:p>
          </table:table-cell>
          <table:table-cell office:value-type="float" office:value="0.3874816" calcext:value-type="float">
            <text:p>3,87E-01</text:p>
          </table:table-cell>
          <table:table-cell table:formula="of:=OFFSET([.$B$2];1035-ROW();0)" office:value-type="float" office:value="0.004649683" calcext:value-type="float">
            <text:p>4,65E-03</text:p>
          </table:table-cell>
          <table:table-cell table:formula="of:=OFFSET([.$A$2];1035-ROW();0)" office:value-type="float" office:value="0.0377079674214868" calcext:value-type="float">
            <text:p>3,77E-02</text:p>
          </table:table-cell>
          <table:table-cell/>
          <table:table-cell table:formula="of:=[.F253]+[.$E$2]" office:value-type="float" office:value="0.899520592828232" calcext:value-type="float">
            <text:p>0,8995205928</text:p>
          </table:table-cell>
          <table:table-cell table:formula="of:==VLOOKUP([.F254];[.$C$2:.$D$1035];2)" office:value-type="float" office:value="0.000305623671486829" calcext:value-type="float">
            <text:p>0,0003056237</text:p>
          </table:table-cell>
          <table:table-cell table:formula="of:=ROUND([.G254]/[.$A$1035]*65535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0.0118290611714869" calcext:value-type="float">
            <text:p>1,18E-02</text:p>
          </table:table-cell>
          <table:table-cell office:value-type="float" office:value="0.3851887" calcext:value-type="float">
            <text:p>3,85E-01</text:p>
          </table:table-cell>
          <table:table-cell table:formula="of:=OFFSET([.$B$2];1035-ROW();0)" office:value-type="float" office:value="0.004687808" calcext:value-type="float">
            <text:p>4,69E-03</text:p>
          </table:table-cell>
          <table:table-cell table:formula="of:=OFFSET([.$A$2];1035-ROW();0)" office:value-type="float" office:value="0.0376591392964868" calcext:value-type="float">
            <text:p>3,77E-02</text:p>
          </table:table-cell>
          <table:table-cell/>
          <table:table-cell table:formula="of:=[.F254]+[.$E$2]" office:value-type="float" office:value="0.903086216285486" calcext:value-type="float">
            <text:p>0,9030862163</text:p>
          </table:table-cell>
          <table:table-cell table:formula="of:==VLOOKUP([.F255];[.$C$2:.$D$1035];2)" office:value-type="float" office:value="0.000207967421486829" calcext:value-type="float">
            <text:p>0,0002079674</text:p>
          </table:table-cell>
          <table:table-cell table:formula="of:=ROUND([.G255]/[.$A$1035]*65535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0.0118778892964869" calcext:value-type="float">
            <text:p>1,19E-02</text:p>
          </table:table-cell>
          <table:table-cell office:value-type="float" office:value="0.3829015" calcext:value-type="float">
            <text:p>3,83E-01</text:p>
          </table:table-cell>
          <table:table-cell table:formula="of:=OFFSET([.$B$2];1035-ROW();0)" office:value-type="float" office:value="0.004726293" calcext:value-type="float">
            <text:p>4,73E-03</text:p>
          </table:table-cell>
          <table:table-cell table:formula="of:=OFFSET([.$A$2];1035-ROW();0)" office:value-type="float" office:value="0.0376103111714868" calcext:value-type="float">
            <text:p>3,76E-02</text:p>
          </table:table-cell>
          <table:table-cell/>
          <table:table-cell table:formula="of:=[.F255]+[.$E$2]" office:value-type="float" office:value="0.906651839742741" calcext:value-type="float">
            <text:p>0,9066518397</text:p>
          </table:table-cell>
          <table:table-cell table:formula="of:==VLOOKUP([.F256];[.$C$2:.$D$1035];2)" office:value-type="float" office:value="0.000110311171486829" calcext:value-type="float">
            <text:p>0,0001103112</text:p>
          </table:table-cell>
          <table:table-cell table:formula="of:=ROUND([.G256]/[.$A$1035]*65535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0119267174214869" calcext:value-type="float">
            <text:p>1,19E-02</text:p>
          </table:table-cell>
          <table:table-cell office:value-type="float" office:value="0.38062" calcext:value-type="float">
            <text:p>3,81E-01</text:p>
          </table:table-cell>
          <table:table-cell table:formula="of:=OFFSET([.$B$2];1035-ROW();0)" office:value-type="float" office:value="0.00476514" calcext:value-type="float">
            <text:p>4,77E-03</text:p>
          </table:table-cell>
          <table:table-cell table:formula="of:=OFFSET([.$A$2];1035-ROW();0)" office:value-type="float" office:value="0.0375614830464868" calcext:value-type="float">
            <text:p>3,76E-02</text:p>
          </table:table-cell>
          <table:table-cell/>
          <table:table-cell table:formula="of:=[.F256]+[.$E$2]" office:value-type="float" office:value="0.910217463199996" calcext:value-type="float">
            <text:p>0,9102174632</text:p>
          </table:table-cell>
          <table:table-cell table:formula="of:==VLOOKUP([.F257];[.$C$2:.$D$1035];2)" office:value-type="float" office:value="0" calcext:value-type="float">
            <text:p>0</text:p>
          </table:table-cell>
          <table:table-cell table:formula="of:=ROUND([.G257]/[.$A$1035]*6553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755455464869" calcext:value-type="float">
            <text:p>1,20E-02</text:p>
          </table:table-cell>
          <table:table-cell office:value-type="float" office:value="0.3783443" calcext:value-type="float">
            <text:p>3,78E-01</text:p>
          </table:table-cell>
          <table:table-cell table:formula="of:=OFFSET([.$B$2];1035-ROW();0)" office:value-type="float" office:value="0.004804354" calcext:value-type="float">
            <text:p>4,80E-03</text:p>
          </table:table-cell>
          <table:table-cell table:formula="of:=OFFSET([.$A$2];1035-ROW();0)" office:value-type="float" office:value="0.0375126549214868" calcext:value-type="float">
            <text:p>3,75E-02</text:p>
          </table:table-cell>
          <table:table-cell table:number-columns-repeated="4"/>
        </table:table-row>
        <table:table-row table:style-name="ro1">
          <table:table-cell office:value-type="float" office:value="0.0120243736714869" calcext:value-type="float">
            <text:p>1,20E-02</text:p>
          </table:table-cell>
          <table:table-cell office:value-type="float" office:value="0.3760746" calcext:value-type="float">
            <text:p>3,76E-01</text:p>
          </table:table-cell>
          <table:table-cell table:formula="of:=OFFSET([.$B$2];1035-ROW();0)" office:value-type="float" office:value="0.004843937" calcext:value-type="float">
            <text:p>4,84E-03</text:p>
          </table:table-cell>
          <table:table-cell table:formula="of:=OFFSET([.$A$2];1035-ROW();0)" office:value-type="float" office:value="0.0374638267964868" calcext:value-type="float">
            <text:p>3,75E-02</text:p>
          </table:table-cell>
          <table:table-cell table:number-columns-repeated="4"/>
        </table:table-row>
        <table:table-row table:style-name="ro1">
          <table:table-cell office:value-type="float" office:value="0.0120732017964869" calcext:value-type="float">
            <text:p>1,21E-02</text:p>
          </table:table-cell>
          <table:table-cell office:value-type="float" office:value="0.3738109" calcext:value-type="float">
            <text:p>3,74E-01</text:p>
          </table:table-cell>
          <table:table-cell table:formula="of:=OFFSET([.$B$2];1035-ROW();0)" office:value-type="float" office:value="0.004883893" calcext:value-type="float">
            <text:p>4,88E-03</text:p>
          </table:table-cell>
          <table:table-cell table:formula="of:=OFFSET([.$A$2];1035-ROW();0)" office:value-type="float" office:value="0.0374149986714868" calcext:value-type="float">
            <text:p>3,74E-02</text:p>
          </table:table-cell>
          <table:table-cell table:number-columns-repeated="4"/>
        </table:table-row>
        <table:table-row table:style-name="ro1">
          <table:table-cell office:value-type="float" office:value="0.0121220299214869" calcext:value-type="float">
            <text:p>1,21E-02</text:p>
          </table:table-cell>
          <table:table-cell office:value-type="float" office:value="0.3715532" calcext:value-type="float">
            <text:p>3,72E-01</text:p>
          </table:table-cell>
          <table:table-cell table:formula="of:=OFFSET([.$B$2];1035-ROW();0)" office:value-type="float" office:value="0.004924225" calcext:value-type="float">
            <text:p>4,92E-03</text:p>
          </table:table-cell>
          <table:table-cell table:formula="of:=OFFSET([.$A$2];1035-ROW();0)" office:value-type="float" office:value="0.0373661705464868" calcext:value-type="float">
            <text:p>3,74E-02</text:p>
          </table:table-cell>
          <table:table-cell table:number-columns-repeated="4"/>
        </table:table-row>
        <table:table-row table:style-name="ro1">
          <table:table-cell office:value-type="float" office:value="0.0121708580464869" calcext:value-type="float">
            <text:p>1,22E-02</text:p>
          </table:table-cell>
          <table:table-cell office:value-type="float" office:value="0.3693016" calcext:value-type="float">
            <text:p>3,69E-01</text:p>
          </table:table-cell>
          <table:table-cell table:formula="of:=OFFSET([.$B$2];1035-ROW();0)" office:value-type="float" office:value="0.004964937" calcext:value-type="float">
            <text:p>4,96E-03</text:p>
          </table:table-cell>
          <table:table-cell table:formula="of:=OFFSET([.$A$2];1035-ROW();0)" office:value-type="float" office:value="0.0373173424214868" calcext:value-type="float">
            <text:p>3,73E-02</text:p>
          </table:table-cell>
          <table:table-cell table:number-columns-repeated="4"/>
        </table:table-row>
        <table:table-row table:style-name="ro1">
          <table:table-cell office:value-type="float" office:value="0.0122196861714869" calcext:value-type="float">
            <text:p>1,22E-02</text:p>
          </table:table-cell>
          <table:table-cell office:value-type="float" office:value="0.3670562" calcext:value-type="float">
            <text:p>3,67E-01</text:p>
          </table:table-cell>
          <table:table-cell table:formula="of:=OFFSET([.$B$2];1035-ROW();0)" office:value-type="float" office:value="0.005006032" calcext:value-type="float">
            <text:p>5,01E-03</text:p>
          </table:table-cell>
          <table:table-cell table:formula="of:=OFFSET([.$A$2];1035-ROW();0)" office:value-type="float" office:value="0.0372685142964868" calcext:value-type="float">
            <text:p>3,73E-02</text:p>
          </table:table-cell>
          <table:table-cell table:number-columns-repeated="4"/>
        </table:table-row>
        <table:table-row table:style-name="ro1">
          <table:table-cell office:value-type="float" office:value="0.0122685142964869" calcext:value-type="float">
            <text:p>1,23E-02</text:p>
          </table:table-cell>
          <table:table-cell office:value-type="float" office:value="0.3648171" calcext:value-type="float">
            <text:p>3,65E-01</text:p>
          </table:table-cell>
          <table:table-cell table:formula="of:=OFFSET([.$B$2];1035-ROW();0)" office:value-type="float" office:value="0.005047515" calcext:value-type="float">
            <text:p>5,05E-03</text:p>
          </table:table-cell>
          <table:table-cell table:formula="of:=OFFSET([.$A$2];1035-ROW();0)" office:value-type="float" office:value="0.0372196861714868" calcext:value-type="float">
            <text:p>3,72E-02</text:p>
          </table:table-cell>
          <table:table-cell table:number-columns-repeated="4"/>
        </table:table-row>
        <table:table-row table:style-name="ro1">
          <table:table-cell office:value-type="float" office:value="0.0123173424214869" calcext:value-type="float">
            <text:p>1,23E-02</text:p>
          </table:table-cell>
          <table:table-cell office:value-type="float" office:value="0.3625843" calcext:value-type="float">
            <text:p>3,63E-01</text:p>
          </table:table-cell>
          <table:table-cell table:formula="of:=OFFSET([.$B$2];1035-ROW();0)" office:value-type="float" office:value="0.005089388" calcext:value-type="float">
            <text:p>5,09E-03</text:p>
          </table:table-cell>
          <table:table-cell table:formula="of:=OFFSET([.$A$2];1035-ROW();0)" office:value-type="float" office:value="0.0371708580464868" calcext:value-type="float">
            <text:p>3,72E-02</text:p>
          </table:table-cell>
          <table:table-cell table:number-columns-repeated="4"/>
        </table:table-row>
        <table:table-row table:style-name="ro1">
          <table:table-cell office:value-type="float" office:value="0.0123661705464869" calcext:value-type="float">
            <text:p>1,24E-02</text:p>
          </table:table-cell>
          <table:table-cell office:value-type="float" office:value="0.3603579" calcext:value-type="float">
            <text:p>3,60E-01</text:p>
          </table:table-cell>
          <table:table-cell table:formula="of:=OFFSET([.$B$2];1035-ROW();0)" office:value-type="float" office:value="0.005131655" calcext:value-type="float">
            <text:p>5,13E-03</text:p>
          </table:table-cell>
          <table:table-cell table:formula="of:=OFFSET([.$A$2];1035-ROW();0)" office:value-type="float" office:value="0.0371220299214868" calcext:value-type="float">
            <text:p>3,71E-02</text:p>
          </table:table-cell>
          <table:table-cell table:number-columns-repeated="4"/>
        </table:table-row>
        <table:table-row table:style-name="ro1">
          <table:table-cell office:value-type="float" office:value="0.0124149986714869" calcext:value-type="float">
            <text:p>1,24E-02</text:p>
          </table:table-cell>
          <table:table-cell office:value-type="float" office:value="0.358138" calcext:value-type="float">
            <text:p>3,58E-01</text:p>
          </table:table-cell>
          <table:table-cell table:formula="of:=OFFSET([.$B$2];1035-ROW();0)" office:value-type="float" office:value="0.005174321" calcext:value-type="float">
            <text:p>5,17E-03</text:p>
          </table:table-cell>
          <table:table-cell table:formula="of:=OFFSET([.$A$2];1035-ROW();0)" office:value-type="float" office:value="0.0370732017964868" calcext:value-type="float">
            <text:p>3,71E-02</text:p>
          </table:table-cell>
          <table:table-cell table:number-columns-repeated="4"/>
        </table:table-row>
        <table:table-row table:style-name="ro1">
          <table:table-cell office:value-type="float" office:value="0.0124638267964869" calcext:value-type="float">
            <text:p>1,25E-02</text:p>
          </table:table-cell>
          <table:table-cell office:value-type="float" office:value="0.3559246" calcext:value-type="float">
            <text:p>3,56E-01</text:p>
          </table:table-cell>
          <table:table-cell table:formula="of:=OFFSET([.$B$2];1035-ROW();0)" office:value-type="float" office:value="0.005217388" calcext:value-type="float">
            <text:p>5,22E-03</text:p>
          </table:table-cell>
          <table:table-cell table:formula="of:=OFFSET([.$A$2];1035-ROW();0)" office:value-type="float" office:value="0.0370243736714868" calcext:value-type="float">
            <text:p>3,70E-02</text:p>
          </table:table-cell>
          <table:table-cell table:number-columns-repeated="4"/>
        </table:table-row>
        <table:table-row table:style-name="ro1">
          <table:table-cell office:value-type="float" office:value="0.0125126549214869" calcext:value-type="float">
            <text:p>1,25E-02</text:p>
          </table:table-cell>
          <table:table-cell office:value-type="float" office:value="0.3537178" calcext:value-type="float">
            <text:p>3,54E-01</text:p>
          </table:table-cell>
          <table:table-cell table:formula="of:=OFFSET([.$B$2];1035-ROW();0)" office:value-type="float" office:value="0.005260861" calcext:value-type="float">
            <text:p>5,26E-03</text:p>
          </table:table-cell>
          <table:table-cell table:formula="of:=OFFSET([.$A$2];1035-ROW();0)" office:value-type="float" office:value="0.0369755455464868" calcext:value-type="float">
            <text:p>3,70E-02</text:p>
          </table:table-cell>
          <table:table-cell table:number-columns-repeated="4"/>
        </table:table-row>
        <table:table-row table:style-name="ro1">
          <table:table-cell office:value-type="float" office:value="0.0125614830464869" calcext:value-type="float">
            <text:p>1,26E-02</text:p>
          </table:table-cell>
          <table:table-cell office:value-type="float" office:value="0.3515177" calcext:value-type="float">
            <text:p>3,52E-01</text:p>
          </table:table-cell>
          <table:table-cell table:formula="of:=OFFSET([.$B$2];1035-ROW();0)" office:value-type="float" office:value="0.005304744" calcext:value-type="float">
            <text:p>5,30E-03</text:p>
          </table:table-cell>
          <table:table-cell table:formula="of:=OFFSET([.$A$2];1035-ROW();0)" office:value-type="float" office:value="0.0369267174214868" calcext:value-type="float">
            <text:p>3,69E-02</text:p>
          </table:table-cell>
          <table:table-cell table:number-columns-repeated="4"/>
        </table:table-row>
        <table:table-row table:style-name="ro1">
          <table:table-cell office:value-type="float" office:value="0.0126103111714869" calcext:value-type="float">
            <text:p>1,26E-02</text:p>
          </table:table-cell>
          <table:table-cell office:value-type="float" office:value="0.3493243" calcext:value-type="float">
            <text:p>3,49E-01</text:p>
          </table:table-cell>
          <table:table-cell table:formula="of:=OFFSET([.$B$2];1035-ROW();0)" office:value-type="float" office:value="0.005349039" calcext:value-type="float">
            <text:p>5,35E-03</text:p>
          </table:table-cell>
          <table:table-cell table:formula="of:=OFFSET([.$A$2];1035-ROW();0)" office:value-type="float" office:value="0.0368778892964868" calcext:value-type="float">
            <text:p>3,69E-02</text:p>
          </table:table-cell>
          <table:table-cell table:number-columns-repeated="4"/>
        </table:table-row>
        <table:table-row table:style-name="ro1">
          <table:table-cell office:value-type="float" office:value="0.0126591392964869" calcext:value-type="float">
            <text:p>1,27E-02</text:p>
          </table:table-cell>
          <table:table-cell office:value-type="float" office:value="0.3471378" calcext:value-type="float">
            <text:p>3,47E-01</text:p>
          </table:table-cell>
          <table:table-cell table:formula="of:=OFFSET([.$B$2];1035-ROW();0)" office:value-type="float" office:value="0.00539375" calcext:value-type="float">
            <text:p>5,39E-03</text:p>
          </table:table-cell>
          <table:table-cell table:formula="of:=OFFSET([.$A$2];1035-ROW();0)" office:value-type="float" office:value="0.0368290611714868" calcext:value-type="float">
            <text:p>3,68E-02</text:p>
          </table:table-cell>
          <table:table-cell table:number-columns-repeated="4"/>
        </table:table-row>
        <table:table-row table:style-name="ro1">
          <table:table-cell office:value-type="float" office:value="0.0127079674214869" calcext:value-type="float">
            <text:p>1,27E-02</text:p>
          </table:table-cell>
          <table:table-cell office:value-type="float" office:value="0.3449581" calcext:value-type="float">
            <text:p>3,45E-01</text:p>
          </table:table-cell>
          <table:table-cell table:formula="of:=OFFSET([.$B$2];1035-ROW();0)" office:value-type="float" office:value="0.005438884" calcext:value-type="float">
            <text:p>5,44E-03</text:p>
          </table:table-cell>
          <table:table-cell table:formula="of:=OFFSET([.$A$2];1035-ROW();0)" office:value-type="float" office:value="0.0367802330464868" calcext:value-type="float">
            <text:p>3,68E-02</text:p>
          </table:table-cell>
          <table:table-cell table:number-columns-repeated="4"/>
        </table:table-row>
        <table:table-row table:style-name="ro1">
          <table:table-cell office:value-type="float" office:value="0.0127567955464869" calcext:value-type="float">
            <text:p>1,28E-02</text:p>
          </table:table-cell>
          <table:table-cell office:value-type="float" office:value="0.3427852" calcext:value-type="float">
            <text:p>3,43E-01</text:p>
          </table:table-cell>
          <table:table-cell table:formula="of:=OFFSET([.$B$2];1035-ROW();0)" office:value-type="float" office:value="0.005484441" calcext:value-type="float">
            <text:p>5,48E-03</text:p>
          </table:table-cell>
          <table:table-cell table:formula="of:=OFFSET([.$A$2];1035-ROW();0)" office:value-type="float" office:value="0.0367314049214868" calcext:value-type="float">
            <text:p>3,67E-02</text:p>
          </table:table-cell>
          <table:table-cell table:number-columns-repeated="4"/>
        </table:table-row>
        <table:table-row table:style-name="ro1">
          <table:table-cell office:value-type="float" office:value="0.0128056236714869" calcext:value-type="float">
            <text:p>1,28E-02</text:p>
          </table:table-cell>
          <table:table-cell office:value-type="float" office:value="0.3406194" calcext:value-type="float">
            <text:p>3,41E-01</text:p>
          </table:table-cell>
          <table:table-cell table:formula="of:=OFFSET([.$B$2];1035-ROW();0)" office:value-type="float" office:value="0.005530428" calcext:value-type="float">
            <text:p>5,53E-03</text:p>
          </table:table-cell>
          <table:table-cell table:formula="of:=OFFSET([.$A$2];1035-ROW();0)" office:value-type="float" office:value="0.0366825767964868" calcext:value-type="float">
            <text:p>3,67E-02</text:p>
          </table:table-cell>
          <table:table-cell table:number-columns-repeated="4"/>
        </table:table-row>
        <table:table-row table:style-name="ro1">
          <table:table-cell office:value-type="float" office:value="0.0128544517964869" calcext:value-type="float">
            <text:p>1,29E-02</text:p>
          </table:table-cell>
          <table:table-cell office:value-type="float" office:value="0.3384607" calcext:value-type="float">
            <text:p>3,38E-01</text:p>
          </table:table-cell>
          <table:table-cell table:formula="of:=OFFSET([.$B$2];1035-ROW();0)" office:value-type="float" office:value="0.005576847" calcext:value-type="float">
            <text:p>5,58E-03</text:p>
          </table:table-cell>
          <table:table-cell table:formula="of:=OFFSET([.$A$2];1035-ROW();0)" office:value-type="float" office:value="0.0366337486714868" calcext:value-type="float">
            <text:p>3,66E-02</text:p>
          </table:table-cell>
          <table:table-cell table:number-columns-repeated="4"/>
        </table:table-row>
        <table:table-row table:style-name="ro1">
          <table:table-cell office:value-type="float" office:value="0.0129032799214869" calcext:value-type="float">
            <text:p>1,29E-02</text:p>
          </table:table-cell>
          <table:table-cell office:value-type="float" office:value="0.336309" calcext:value-type="float">
            <text:p>3,36E-01</text:p>
          </table:table-cell>
          <table:table-cell table:formula="of:=OFFSET([.$B$2];1035-ROW();0)" office:value-type="float" office:value="0.005623703" calcext:value-type="float">
            <text:p>5,62E-03</text:p>
          </table:table-cell>
          <table:table-cell table:formula="of:=OFFSET([.$A$2];1035-ROW();0)" office:value-type="float" office:value="0.0365849205464868" calcext:value-type="float">
            <text:p>3,66E-02</text:p>
          </table:table-cell>
          <table:table-cell table:number-columns-repeated="4"/>
        </table:table-row>
        <table:table-row table:style-name="ro1">
          <table:table-cell office:value-type="float" office:value="0.0129521080464869" calcext:value-type="float">
            <text:p>1,30E-02</text:p>
          </table:table-cell>
          <table:table-cell office:value-type="float" office:value="0.3341644" calcext:value-type="float">
            <text:p>3,34E-01</text:p>
          </table:table-cell>
          <table:table-cell table:formula="of:=OFFSET([.$B$2];1035-ROW();0)" office:value-type="float" office:value="0.005671" calcext:value-type="float">
            <text:p>5,67E-03</text:p>
          </table:table-cell>
          <table:table-cell table:formula="of:=OFFSET([.$A$2];1035-ROW();0)" office:value-type="float" office:value="0.0365360924214868" calcext:value-type="float">
            <text:p>3,65E-02</text:p>
          </table:table-cell>
          <table:table-cell table:number-columns-repeated="4"/>
        </table:table-row>
        <table:table-row table:style-name="ro1">
          <table:table-cell office:value-type="float" office:value="0.0130009361714869" calcext:value-type="float">
            <text:p>1,30E-02</text:p>
          </table:table-cell>
          <table:table-cell office:value-type="float" office:value="0.3320271" calcext:value-type="float">
            <text:p>3,32E-01</text:p>
          </table:table-cell>
          <table:table-cell table:formula="of:=OFFSET([.$B$2];1035-ROW();0)" office:value-type="float" office:value="0.005718742" calcext:value-type="float">
            <text:p>5,72E-03</text:p>
          </table:table-cell>
          <table:table-cell table:formula="of:=OFFSET([.$A$2];1035-ROW();0)" office:value-type="float" office:value="0.0364872642964868" calcext:value-type="float">
            <text:p>3,65E-02</text:p>
          </table:table-cell>
          <table:table-cell table:number-columns-repeated="4"/>
        </table:table-row>
        <table:table-row table:style-name="ro1">
          <table:table-cell office:value-type="float" office:value="0.0130497642964869" calcext:value-type="float">
            <text:p>1,30E-02</text:p>
          </table:table-cell>
          <table:table-cell office:value-type="float" office:value="0.3298971" calcext:value-type="float">
            <text:p>3,30E-01</text:p>
          </table:table-cell>
          <table:table-cell table:formula="of:=OFFSET([.$B$2];1035-ROW();0)" office:value-type="float" office:value="0.005766933" calcext:value-type="float">
            <text:p>5,77E-03</text:p>
          </table:table-cell>
          <table:table-cell table:formula="of:=OFFSET([.$A$2];1035-ROW();0)" office:value-type="float" office:value="0.0364384361714868" calcext:value-type="float">
            <text:p>3,64E-02</text:p>
          </table:table-cell>
          <table:table-cell table:number-columns-repeated="4"/>
        </table:table-row>
        <table:table-row table:style-name="ro1">
          <table:table-cell office:value-type="float" office:value="0.0130985924214869" calcext:value-type="float">
            <text:p>1,31E-02</text:p>
          </table:table-cell>
          <table:table-cell office:value-type="float" office:value="0.3277744" calcext:value-type="float">
            <text:p>3,28E-01</text:p>
          </table:table-cell>
          <table:table-cell table:formula="of:=OFFSET([.$B$2];1035-ROW();0)" office:value-type="float" office:value="0.005815578" calcext:value-type="float">
            <text:p>5,82E-03</text:p>
          </table:table-cell>
          <table:table-cell table:formula="of:=OFFSET([.$A$2];1035-ROW();0)" office:value-type="float" office:value="0.0363896080464869" calcext:value-type="float">
            <text:p>3,64E-02</text:p>
          </table:table-cell>
          <table:table-cell table:number-columns-repeated="4"/>
        </table:table-row>
        <table:table-row table:style-name="ro1">
          <table:table-cell office:value-type="float" office:value="0.0131474205464869" calcext:value-type="float">
            <text:p>1,31E-02</text:p>
          </table:table-cell>
          <table:table-cell office:value-type="float" office:value="0.325659" calcext:value-type="float">
            <text:p>3,26E-01</text:p>
          </table:table-cell>
          <table:table-cell table:formula="of:=OFFSET([.$B$2];1035-ROW();0)" office:value-type="float" office:value="0.005864679" calcext:value-type="float">
            <text:p>5,86E-03</text:p>
          </table:table-cell>
          <table:table-cell table:formula="of:=OFFSET([.$A$2];1035-ROW();0)" office:value-type="float" office:value="0.0363407799214868" calcext:value-type="float">
            <text:p>3,63E-02</text:p>
          </table:table-cell>
          <table:table-cell table:number-columns-repeated="4"/>
        </table:table-row>
        <table:table-row table:style-name="ro1">
          <table:table-cell office:value-type="float" office:value="0.0131962486714869" calcext:value-type="float">
            <text:p>1,32E-02</text:p>
          </table:table-cell>
          <table:table-cell office:value-type="float" office:value="0.3235511" calcext:value-type="float">
            <text:p>3,24E-01</text:p>
          </table:table-cell>
          <table:table-cell table:formula="of:=OFFSET([.$B$2];1035-ROW();0)" office:value-type="float" office:value="0.005914243" calcext:value-type="float">
            <text:p>5,91E-03</text:p>
          </table:table-cell>
          <table:table-cell table:formula="of:=OFFSET([.$A$2];1035-ROW();0)" office:value-type="float" office:value="0.0362919517964868" calcext:value-type="float">
            <text:p>3,63E-02</text:p>
          </table:table-cell>
          <table:table-cell table:number-columns-repeated="4"/>
        </table:table-row>
        <table:table-row table:style-name="ro1">
          <table:table-cell office:value-type="float" office:value="0.0132450767964869" calcext:value-type="float">
            <text:p>1,32E-02</text:p>
          </table:table-cell>
          <table:table-cell office:value-type="float" office:value="0.3214507" calcext:value-type="float">
            <text:p>3,21E-01</text:p>
          </table:table-cell>
          <table:table-cell table:formula="of:=OFFSET([.$B$2];1035-ROW();0)" office:value-type="float" office:value="0.005964273" calcext:value-type="float">
            <text:p>5,96E-03</text:p>
          </table:table-cell>
          <table:table-cell table:formula="of:=OFFSET([.$A$2];1035-ROW();0)" office:value-type="float" office:value="0.0362431236714868" calcext:value-type="float">
            <text:p>3,62E-02</text:p>
          </table:table-cell>
          <table:table-cell table:number-columns-repeated="4"/>
        </table:table-row>
        <table:table-row table:style-name="ro1">
          <table:table-cell office:value-type="float" office:value="0.0132939049214869" calcext:value-type="float">
            <text:p>1,33E-02</text:p>
          </table:table-cell>
          <table:table-cell office:value-type="float" office:value="0.3193578" calcext:value-type="float">
            <text:p>3,19E-01</text:p>
          </table:table-cell>
          <table:table-cell table:formula="of:=OFFSET([.$B$2];1035-ROW();0)" office:value-type="float" office:value="0.006014773" calcext:value-type="float">
            <text:p>6,01E-03</text:p>
          </table:table-cell>
          <table:table-cell table:formula="of:=OFFSET([.$A$2];1035-ROW();0)" office:value-type="float" office:value="0.0361942955464869" calcext:value-type="float">
            <text:p>3,62E-02</text:p>
          </table:table-cell>
          <table:table-cell table:number-columns-repeated="4"/>
        </table:table-row>
        <table:table-row table:style-name="ro1">
          <table:table-cell office:value-type="float" office:value="0.0133427330464869" calcext:value-type="float">
            <text:p>1,33E-02</text:p>
          </table:table-cell>
          <table:table-cell office:value-type="float" office:value="0.3172726" calcext:value-type="float">
            <text:p>3,17E-01</text:p>
          </table:table-cell>
          <table:table-cell table:formula="of:=OFFSET([.$B$2];1035-ROW();0)" office:value-type="float" office:value="0.006065748" calcext:value-type="float">
            <text:p>6,07E-03</text:p>
          </table:table-cell>
          <table:table-cell table:formula="of:=OFFSET([.$A$2];1035-ROW();0)" office:value-type="float" office:value="0.0361454674214869" calcext:value-type="float">
            <text:p>3,61E-02</text:p>
          </table:table-cell>
          <table:table-cell table:number-columns-repeated="4"/>
        </table:table-row>
        <table:table-row table:style-name="ro1">
          <table:table-cell office:value-type="float" office:value="0.0133915611714869" calcext:value-type="float">
            <text:p>1,34E-02</text:p>
          </table:table-cell>
          <table:table-cell office:value-type="float" office:value="0.3151949" calcext:value-type="float">
            <text:p>3,15E-01</text:p>
          </table:table-cell>
          <table:table-cell table:formula="of:=OFFSET([.$B$2];1035-ROW();0)" office:value-type="float" office:value="0.006117203" calcext:value-type="float">
            <text:p>6,12E-03</text:p>
          </table:table-cell>
          <table:table-cell table:formula="of:=OFFSET([.$A$2];1035-ROW();0)" office:value-type="float" office:value="0.0360966392964869" calcext:value-type="float">
            <text:p>3,61E-02</text:p>
          </table:table-cell>
          <table:table-cell table:number-columns-repeated="4"/>
        </table:table-row>
        <table:table-row table:style-name="ro1">
          <table:table-cell office:value-type="float" office:value="0.0134403892964869" calcext:value-type="float">
            <text:p>1,34E-02</text:p>
          </table:table-cell>
          <table:table-cell office:value-type="float" office:value="0.313125" calcext:value-type="float">
            <text:p>3,13E-01</text:p>
          </table:table-cell>
          <table:table-cell table:formula="of:=OFFSET([.$B$2];1035-ROW();0)" office:value-type="float" office:value="0.006169141" calcext:value-type="float">
            <text:p>6,17E-03</text:p>
          </table:table-cell>
          <table:table-cell table:formula="of:=OFFSET([.$A$2];1035-ROW();0)" office:value-type="float" office:value="0.0360478111714869" calcext:value-type="float">
            <text:p>3,60E-02</text:p>
          </table:table-cell>
          <table:table-cell table:number-columns-repeated="4"/>
        </table:table-row>
        <table:table-row table:style-name="ro1">
          <table:table-cell office:value-type="float" office:value="0.0134892174214869" calcext:value-type="float">
            <text:p>1,35E-02</text:p>
          </table:table-cell>
          <table:table-cell office:value-type="float" office:value="0.3110627" calcext:value-type="float">
            <text:p>3,11E-01</text:p>
          </table:table-cell>
          <table:table-cell table:formula="of:=OFFSET([.$B$2];1035-ROW();0)" office:value-type="float" office:value="0.006221567" calcext:value-type="float">
            <text:p>6,22E-03</text:p>
          </table:table-cell>
          <table:table-cell table:formula="of:=OFFSET([.$A$2];1035-ROW();0)" office:value-type="float" office:value="0.0359989830464869" calcext:value-type="float">
            <text:p>3,60E-02</text:p>
          </table:table-cell>
          <table:table-cell table:number-columns-repeated="4"/>
        </table:table-row>
        <table:table-row table:style-name="ro1">
          <table:table-cell office:value-type="float" office:value="0.0135380455464869" calcext:value-type="float">
            <text:p>1,35E-02</text:p>
          </table:table-cell>
          <table:table-cell office:value-type="float" office:value="0.3090083" calcext:value-type="float">
            <text:p>3,09E-01</text:p>
          </table:table-cell>
          <table:table-cell table:formula="of:=OFFSET([.$B$2];1035-ROW();0)" office:value-type="float" office:value="0.006274486" calcext:value-type="float">
            <text:p>6,27E-03</text:p>
          </table:table-cell>
          <table:table-cell table:formula="of:=OFFSET([.$A$2];1035-ROW();0)" office:value-type="float" office:value="0.0359501549214869" calcext:value-type="float">
            <text:p>3,60E-02</text:p>
          </table:table-cell>
          <table:table-cell table:number-columns-repeated="4"/>
        </table:table-row>
        <table:table-row table:style-name="ro1">
          <table:table-cell office:value-type="float" office:value="0.0135868736714869" calcext:value-type="float">
            <text:p>1,36E-02</text:p>
          </table:table-cell>
          <table:table-cell office:value-type="float" office:value="0.3069617" calcext:value-type="float">
            <text:p>3,07E-01</text:p>
          </table:table-cell>
          <table:table-cell table:formula="of:=OFFSET([.$B$2];1035-ROW();0)" office:value-type="float" office:value="0.006327903" calcext:value-type="float">
            <text:p>6,33E-03</text:p>
          </table:table-cell>
          <table:table-cell table:formula="of:=OFFSET([.$A$2];1035-ROW();0)" office:value-type="float" office:value="0.0359013267964869" calcext:value-type="float">
            <text:p>3,59E-02</text:p>
          </table:table-cell>
          <table:table-cell table:number-columns-repeated="4"/>
        </table:table-row>
        <table:table-row table:style-name="ro1">
          <table:table-cell office:value-type="float" office:value="0.0136357017964869" calcext:value-type="float">
            <text:p>1,36E-02</text:p>
          </table:table-cell>
          <table:table-cell office:value-type="float" office:value="0.3049229" calcext:value-type="float">
            <text:p>3,05E-01</text:p>
          </table:table-cell>
          <table:table-cell table:formula="of:=OFFSET([.$B$2];1035-ROW();0)" office:value-type="float" office:value="0.006381821" calcext:value-type="float">
            <text:p>6,38E-03</text:p>
          </table:table-cell>
          <table:table-cell table:formula="of:=OFFSET([.$A$2];1035-ROW();0)" office:value-type="float" office:value="0.0358524986714869" calcext:value-type="float">
            <text:p>3,59E-02</text:p>
          </table:table-cell>
          <table:table-cell table:number-columns-repeated="4"/>
        </table:table-row>
        <table:table-row table:style-name="ro1">
          <table:table-cell office:value-type="float" office:value="0.0136845299214869" calcext:value-type="float">
            <text:p>1,37E-02</text:p>
          </table:table-cell>
          <table:table-cell office:value-type="float" office:value="0.3028921" calcext:value-type="float">
            <text:p>3,03E-01</text:p>
          </table:table-cell>
          <table:table-cell table:formula="of:=OFFSET([.$B$2];1035-ROW();0)" office:value-type="float" office:value="0.006436246" calcext:value-type="float">
            <text:p>6,44E-03</text:p>
          </table:table-cell>
          <table:table-cell table:formula="of:=OFFSET([.$A$2];1035-ROW();0)" office:value-type="float" office:value="0.0358036705464869" calcext:value-type="float">
            <text:p>3,58E-02</text:p>
          </table:table-cell>
          <table:table-cell table:number-columns-repeated="4"/>
        </table:table-row>
        <table:table-row table:style-name="ro1">
          <table:table-cell office:value-type="float" office:value="0.0137333580464869" calcext:value-type="float">
            <text:p>1,37E-02</text:p>
          </table:table-cell>
          <table:table-cell office:value-type="float" office:value="0.3008692" calcext:value-type="float">
            <text:p>3,01E-01</text:p>
          </table:table-cell>
          <table:table-cell table:formula="of:=OFFSET([.$B$2];1035-ROW();0)" office:value-type="float" office:value="0.006491183" calcext:value-type="float">
            <text:p>6,49E-03</text:p>
          </table:table-cell>
          <table:table-cell table:formula="of:=OFFSET([.$A$2];1035-ROW();0)" office:value-type="float" office:value="0.0357548424214869" calcext:value-type="float">
            <text:p>3,58E-02</text:p>
          </table:table-cell>
          <table:table-cell table:number-columns-repeated="4"/>
        </table:table-row>
        <table:table-row table:style-name="ro1">
          <table:table-cell office:value-type="float" office:value="0.0137821861714869" calcext:value-type="float">
            <text:p>1,38E-02</text:p>
          </table:table-cell>
          <table:table-cell office:value-type="float" office:value="0.2988544" calcext:value-type="float">
            <text:p>2,99E-01</text:p>
          </table:table-cell>
          <table:table-cell table:formula="of:=OFFSET([.$B$2];1035-ROW();0)" office:value-type="float" office:value="0.006546635" calcext:value-type="float">
            <text:p>6,55E-03</text:p>
          </table:table-cell>
          <table:table-cell table:formula="of:=OFFSET([.$A$2];1035-ROW();0)" office:value-type="float" office:value="0.0357060142964869" calcext:value-type="float">
            <text:p>3,57E-02</text:p>
          </table:table-cell>
          <table:table-cell table:number-columns-repeated="4"/>
        </table:table-row>
        <table:table-row table:style-name="ro1">
          <table:table-cell office:value-type="float" office:value="0.0138310142964869" calcext:value-type="float">
            <text:p>1,38E-02</text:p>
          </table:table-cell>
          <table:table-cell office:value-type="float" office:value="0.2968475" calcext:value-type="float">
            <text:p>2,97E-01</text:p>
          </table:table-cell>
          <table:table-cell table:formula="of:=OFFSET([.$B$2];1035-ROW();0)" office:value-type="float" office:value="0.006602609" calcext:value-type="float">
            <text:p>6,60E-03</text:p>
          </table:table-cell>
          <table:table-cell table:formula="of:=OFFSET([.$A$2];1035-ROW();0)" office:value-type="float" office:value="0.0356571861714869" calcext:value-type="float">
            <text:p>3,57E-02</text:p>
          </table:table-cell>
          <table:table-cell table:number-columns-repeated="4"/>
        </table:table-row>
        <table:table-row table:style-name="ro1">
          <table:table-cell office:value-type="float" office:value="0.0138798424214869" calcext:value-type="float">
            <text:p>1,39E-02</text:p>
          </table:table-cell>
          <table:table-cell office:value-type="float" office:value="0.2948488" calcext:value-type="float">
            <text:p>2,95E-01</text:p>
          </table:table-cell>
          <table:table-cell table:formula="of:=OFFSET([.$B$2];1035-ROW();0)" office:value-type="float" office:value="0.006659108" calcext:value-type="float">
            <text:p>6,66E-03</text:p>
          </table:table-cell>
          <table:table-cell table:formula="of:=OFFSET([.$A$2];1035-ROW();0)" office:value-type="float" office:value="0.0356083580464869" calcext:value-type="float">
            <text:p>3,56E-02</text:p>
          </table:table-cell>
          <table:table-cell table:number-columns-repeated="4"/>
        </table:table-row>
        <table:table-row table:style-name="ro1">
          <table:table-cell office:value-type="float" office:value="0.0139286705464869" calcext:value-type="float">
            <text:p>1,39E-02</text:p>
          </table:table-cell>
          <table:table-cell office:value-type="float" office:value="0.2928582" calcext:value-type="float">
            <text:p>2,93E-01</text:p>
          </table:table-cell>
          <table:table-cell table:formula="of:=OFFSET([.$B$2];1035-ROW();0)" office:value-type="float" office:value="0.006716138" calcext:value-type="float">
            <text:p>6,72E-03</text:p>
          </table:table-cell>
          <table:table-cell table:formula="of:=OFFSET([.$A$2];1035-ROW();0)" office:value-type="float" office:value="0.0355595299214869" calcext:value-type="float">
            <text:p>3,56E-02</text:p>
          </table:table-cell>
          <table:table-cell table:number-columns-repeated="4"/>
        </table:table-row>
        <table:table-row table:style-name="ro1">
          <table:table-cell office:value-type="float" office:value="0.0139774986714869" calcext:value-type="float">
            <text:p>1,40E-02</text:p>
          </table:table-cell>
          <table:table-cell office:value-type="float" office:value="0.2908757" calcext:value-type="float">
            <text:p>2,91E-01</text:p>
          </table:table-cell>
          <table:table-cell table:formula="of:=OFFSET([.$B$2];1035-ROW();0)" office:value-type="float" office:value="0.006773704" calcext:value-type="float">
            <text:p>6,77E-03</text:p>
          </table:table-cell>
          <table:table-cell table:formula="of:=OFFSET([.$A$2];1035-ROW();0)" office:value-type="float" office:value="0.0355107017964869" calcext:value-type="float">
            <text:p>3,55E-02</text:p>
          </table:table-cell>
          <table:table-cell table:number-columns-repeated="4"/>
        </table:table-row>
        <table:table-row table:style-name="ro1">
          <table:table-cell office:value-type="float" office:value="0.0140263267964869" calcext:value-type="float">
            <text:p>1,40E-02</text:p>
          </table:table-cell>
          <table:table-cell office:value-type="float" office:value="0.2889014" calcext:value-type="float">
            <text:p>2,89E-01</text:p>
          </table:table-cell>
          <table:table-cell table:formula="of:=OFFSET([.$B$2];1035-ROW();0)" office:value-type="float" office:value="0.006831809" calcext:value-type="float">
            <text:p>6,83E-03</text:p>
          </table:table-cell>
          <table:table-cell table:formula="of:=OFFSET([.$A$2];1035-ROW();0)" office:value-type="float" office:value="0.0354618736714869" calcext:value-type="float">
            <text:p>3,55E-02</text:p>
          </table:table-cell>
          <table:table-cell table:number-columns-repeated="4"/>
        </table:table-row>
        <table:table-row table:style-name="ro1">
          <table:table-cell office:value-type="float" office:value="0.0140751549214869" calcext:value-type="float">
            <text:p>1,41E-02</text:p>
          </table:table-cell>
          <table:table-cell office:value-type="float" office:value="0.2869354" calcext:value-type="float">
            <text:p>2,87E-01</text:p>
          </table:table-cell>
          <table:table-cell table:formula="of:=OFFSET([.$B$2];1035-ROW();0)" office:value-type="float" office:value="0.006890461" calcext:value-type="float">
            <text:p>6,89E-03</text:p>
          </table:table-cell>
          <table:table-cell table:formula="of:=OFFSET([.$A$2];1035-ROW();0)" office:value-type="float" office:value="0.0354130455464869" calcext:value-type="float">
            <text:p>3,54E-02</text:p>
          </table:table-cell>
          <table:table-cell table:number-columns-repeated="4"/>
        </table:table-row>
        <table:table-row table:style-name="ro1">
          <table:table-cell office:value-type="float" office:value="0.0141239830464869" calcext:value-type="float">
            <text:p>1,41E-02</text:p>
          </table:table-cell>
          <table:table-cell office:value-type="float" office:value="0.2849776" calcext:value-type="float">
            <text:p>2,85E-01</text:p>
          </table:table-cell>
          <table:table-cell table:formula="of:=OFFSET([.$B$2];1035-ROW();0)" office:value-type="float" office:value="0.006949663" calcext:value-type="float">
            <text:p>6,95E-03</text:p>
          </table:table-cell>
          <table:table-cell table:formula="of:=OFFSET([.$A$2];1035-ROW();0)" office:value-type="float" office:value="0.0353642174214869" calcext:value-type="float">
            <text:p>3,54E-02</text:p>
          </table:table-cell>
          <table:table-cell table:number-columns-repeated="4"/>
        </table:table-row>
        <table:table-row table:style-name="ro1">
          <table:table-cell office:value-type="float" office:value="0.0141728111714869" calcext:value-type="float">
            <text:p>1,42E-02</text:p>
          </table:table-cell>
          <table:table-cell office:value-type="float" office:value="0.2830282" calcext:value-type="float">
            <text:p>2,83E-01</text:p>
          </table:table-cell>
          <table:table-cell table:formula="of:=OFFSET([.$B$2];1035-ROW();0)" office:value-type="float" office:value="0.007009421" calcext:value-type="float">
            <text:p>7,01E-03</text:p>
          </table:table-cell>
          <table:table-cell table:formula="of:=OFFSET([.$A$2];1035-ROW();0)" office:value-type="float" office:value="0.0353153892964869" calcext:value-type="float">
            <text:p>3,53E-02</text:p>
          </table:table-cell>
          <table:table-cell table:number-columns-repeated="4"/>
        </table:table-row>
        <table:table-row table:style-name="ro1">
          <table:table-cell office:value-type="float" office:value="0.0142216392964869" calcext:value-type="float">
            <text:p>1,42E-02</text:p>
          </table:table-cell>
          <table:table-cell office:value-type="float" office:value="0.2810871" calcext:value-type="float">
            <text:p>2,81E-01</text:p>
          </table:table-cell>
          <table:table-cell table:formula="of:=OFFSET([.$B$2];1035-ROW();0)" office:value-type="float" office:value="0.00706974" calcext:value-type="float">
            <text:p>7,07E-03</text:p>
          </table:table-cell>
          <table:table-cell table:formula="of:=OFFSET([.$A$2];1035-ROW();0)" office:value-type="float" office:value="0.0352665611714869" calcext:value-type="float">
            <text:p>3,53E-02</text:p>
          </table:table-cell>
          <table:table-cell table:number-columns-repeated="4"/>
        </table:table-row>
        <table:table-row table:style-name="ro1">
          <table:table-cell office:value-type="float" office:value="0.0142704674214869" calcext:value-type="float">
            <text:p>1,43E-02</text:p>
          </table:table-cell>
          <table:table-cell office:value-type="float" office:value="0.2791543" calcext:value-type="float">
            <text:p>2,79E-01</text:p>
          </table:table-cell>
          <table:table-cell table:formula="of:=OFFSET([.$B$2];1035-ROW();0)" office:value-type="float" office:value="0.007130626" calcext:value-type="float">
            <text:p>7,13E-03</text:p>
          </table:table-cell>
          <table:table-cell table:formula="of:=OFFSET([.$A$2];1035-ROW();0)" office:value-type="float" office:value="0.0352177330464869" calcext:value-type="float">
            <text:p>3,52E-02</text:p>
          </table:table-cell>
          <table:table-cell table:number-columns-repeated="4"/>
        </table:table-row>
        <table:table-row table:style-name="ro1">
          <table:table-cell office:value-type="float" office:value="0.0143192955464869" calcext:value-type="float">
            <text:p>1,43E-02</text:p>
          </table:table-cell>
          <table:table-cell office:value-type="float" office:value="0.27723" calcext:value-type="float">
            <text:p>2,77E-01</text:p>
          </table:table-cell>
          <table:table-cell table:formula="of:=OFFSET([.$B$2];1035-ROW();0)" office:value-type="float" office:value="0.007192082" calcext:value-type="float">
            <text:p>7,19E-03</text:p>
          </table:table-cell>
          <table:table-cell table:formula="of:=OFFSET([.$A$2];1035-ROW();0)" office:value-type="float" office:value="0.0351689049214869" calcext:value-type="float">
            <text:p>3,52E-02</text:p>
          </table:table-cell>
          <table:table-cell table:number-columns-repeated="4"/>
        </table:table-row>
        <table:table-row table:style-name="ro1">
          <table:table-cell office:value-type="float" office:value="0.0143681236714869" calcext:value-type="float">
            <text:p>1,44E-02</text:p>
          </table:table-cell>
          <table:table-cell office:value-type="float" office:value="0.2753141" calcext:value-type="float">
            <text:p>2,75E-01</text:p>
          </table:table-cell>
          <table:table-cell table:formula="of:=OFFSET([.$B$2];1035-ROW();0)" office:value-type="float" office:value="0.007254115" calcext:value-type="float">
            <text:p>7,25E-03</text:p>
          </table:table-cell>
          <table:table-cell table:formula="of:=OFFSET([.$A$2];1035-ROW();0)" office:value-type="float" office:value="0.0351200767964869" calcext:value-type="float">
            <text:p>3,51E-02</text:p>
          </table:table-cell>
          <table:table-cell table:number-columns-repeated="4"/>
        </table:table-row>
        <table:table-row table:style-name="ro1">
          <table:table-cell office:value-type="float" office:value="0.0144169517964869" calcext:value-type="float">
            <text:p>1,44E-02</text:p>
          </table:table-cell>
          <table:table-cell office:value-type="float" office:value="0.2734066" calcext:value-type="float">
            <text:p>2,73E-01</text:p>
          </table:table-cell>
          <table:table-cell table:formula="of:=OFFSET([.$B$2];1035-ROW();0)" office:value-type="float" office:value="0.00731673" calcext:value-type="float">
            <text:p>7,32E-03</text:p>
          </table:table-cell>
          <table:table-cell table:formula="of:=OFFSET([.$A$2];1035-ROW();0)" office:value-type="float" office:value="0.0350712486714869" calcext:value-type="float">
            <text:p>3,51E-02</text:p>
          </table:table-cell>
          <table:table-cell table:number-columns-repeated="4"/>
        </table:table-row>
        <table:table-row table:style-name="ro1">
          <table:table-cell office:value-type="float" office:value="0.0144657799214869" calcext:value-type="float">
            <text:p>1,45E-02</text:p>
          </table:table-cell>
          <table:table-cell office:value-type="float" office:value="0.2715077" calcext:value-type="float">
            <text:p>2,72E-01</text:p>
          </table:table-cell>
          <table:table-cell table:formula="of:=OFFSET([.$B$2];1035-ROW();0)" office:value-type="float" office:value="0.007379932" calcext:value-type="float">
            <text:p>7,38E-03</text:p>
          </table:table-cell>
          <table:table-cell table:formula="of:=OFFSET([.$A$2];1035-ROW();0)" office:value-type="float" office:value="0.0350224205464869" calcext:value-type="float">
            <text:p>3,50E-02</text:p>
          </table:table-cell>
          <table:table-cell table:number-columns-repeated="4"/>
        </table:table-row>
        <table:table-row table:style-name="ro1">
          <table:table-cell office:value-type="float" office:value="0.0145146080464869" calcext:value-type="float">
            <text:p>1,45E-02</text:p>
          </table:table-cell>
          <table:table-cell office:value-type="float" office:value="0.2696172" calcext:value-type="float">
            <text:p>2,70E-01</text:p>
          </table:table-cell>
          <table:table-cell table:formula="of:=OFFSET([.$B$2];1035-ROW();0)" office:value-type="float" office:value="0.007443728" calcext:value-type="float">
            <text:p>7,44E-03</text:p>
          </table:table-cell>
          <table:table-cell table:formula="of:=OFFSET([.$A$2];1035-ROW();0)" office:value-type="float" office:value="0.0349735924214869" calcext:value-type="float">
            <text:p>3,50E-02</text:p>
          </table:table-cell>
          <table:table-cell table:number-columns-repeated="4"/>
        </table:table-row>
        <table:table-row table:style-name="ro1">
          <table:table-cell office:value-type="float" office:value="0.0145634361714869" calcext:value-type="float">
            <text:p>1,46E-02</text:p>
          </table:table-cell>
          <table:table-cell office:value-type="float" office:value="0.2677353" calcext:value-type="float">
            <text:p>2,68E-01</text:p>
          </table:table-cell>
          <table:table-cell table:formula="of:=OFFSET([.$B$2];1035-ROW();0)" office:value-type="float" office:value="0.007508121" calcext:value-type="float">
            <text:p>7,51E-03</text:p>
          </table:table-cell>
          <table:table-cell table:formula="of:=OFFSET([.$A$2];1035-ROW();0)" office:value-type="float" office:value="0.0349247642964869" calcext:value-type="float">
            <text:p>3,49E-02</text:p>
          </table:table-cell>
          <table:table-cell table:number-columns-repeated="4"/>
        </table:table-row>
        <table:table-row table:style-name="ro1">
          <table:table-cell office:value-type="float" office:value="0.0146122642964869" calcext:value-type="float">
            <text:p>1,46E-02</text:p>
          </table:table-cell>
          <table:table-cell office:value-type="float" office:value="0.2658619" calcext:value-type="float">
            <text:p>2,66E-01</text:p>
          </table:table-cell>
          <table:table-cell table:formula="of:=OFFSET([.$B$2];1035-ROW();0)" office:value-type="float" office:value="0.007573119" calcext:value-type="float">
            <text:p>7,57E-03</text:p>
          </table:table-cell>
          <table:table-cell table:formula="of:=OFFSET([.$A$2];1035-ROW();0)" office:value-type="float" office:value="0.0348759361714869" calcext:value-type="float">
            <text:p>3,49E-02</text:p>
          </table:table-cell>
          <table:table-cell table:number-columns-repeated="4"/>
        </table:table-row>
        <table:table-row table:style-name="ro1">
          <table:table-cell office:value-type="float" office:value="0.0146610924214869" calcext:value-type="float">
            <text:p>1,47E-02</text:p>
          </table:table-cell>
          <table:table-cell office:value-type="float" office:value="0.2639972" calcext:value-type="float">
            <text:p>2,64E-01</text:p>
          </table:table-cell>
          <table:table-cell table:formula="of:=OFFSET([.$B$2];1035-ROW();0)" office:value-type="float" office:value="0.007638725" calcext:value-type="float">
            <text:p>7,64E-03</text:p>
          </table:table-cell>
          <table:table-cell table:formula="of:=OFFSET([.$A$2];1035-ROW();0)" office:value-type="float" office:value="0.0348271080464869" calcext:value-type="float">
            <text:p>3,48E-02</text:p>
          </table:table-cell>
          <table:table-cell table:number-columns-repeated="4"/>
        </table:table-row>
        <table:table-row table:style-name="ro1">
          <table:table-cell office:value-type="float" office:value="0.0147099205464869" calcext:value-type="float">
            <text:p>1,47E-02</text:p>
          </table:table-cell>
          <table:table-cell office:value-type="float" office:value="0.262141" calcext:value-type="float">
            <text:p>2,62E-01</text:p>
          </table:table-cell>
          <table:table-cell table:formula="of:=OFFSET([.$B$2];1035-ROW();0)" office:value-type="float" office:value="0.007704948" calcext:value-type="float">
            <text:p>7,70E-03</text:p>
          </table:table-cell>
          <table:table-cell table:formula="of:=OFFSET([.$A$2];1035-ROW();0)" office:value-type="float" office:value="0.0347782799214869" calcext:value-type="float">
            <text:p>3,48E-02</text:p>
          </table:table-cell>
          <table:table-cell table:number-columns-repeated="4"/>
        </table:table-row>
        <table:table-row table:style-name="ro1">
          <table:table-cell office:value-type="float" office:value="0.0147587486714869" calcext:value-type="float">
            <text:p>1,48E-02</text:p>
          </table:table-cell>
          <table:table-cell office:value-type="float" office:value="0.2602935" calcext:value-type="float">
            <text:p>2,60E-01</text:p>
          </table:table-cell>
          <table:table-cell table:formula="of:=OFFSET([.$B$2];1035-ROW();0)" office:value-type="float" office:value="0.007771791" calcext:value-type="float">
            <text:p>7,77E-03</text:p>
          </table:table-cell>
          <table:table-cell table:formula="of:=OFFSET([.$A$2];1035-ROW();0)" office:value-type="float" office:value="0.0347294517964869" calcext:value-type="float">
            <text:p>3,47E-02</text:p>
          </table:table-cell>
          <table:table-cell table:number-columns-repeated="4"/>
        </table:table-row>
        <table:table-row table:style-name="ro1">
          <table:table-cell office:value-type="float" office:value="0.0148075767964869" calcext:value-type="float">
            <text:p>1,48E-02</text:p>
          </table:table-cell>
          <table:table-cell office:value-type="float" office:value="0.2584547" calcext:value-type="float">
            <text:p>2,58E-01</text:p>
          </table:table-cell>
          <table:table-cell table:formula="of:=OFFSET([.$B$2];1035-ROW();0)" office:value-type="float" office:value="0.007839261" calcext:value-type="float">
            <text:p>7,84E-03</text:p>
          </table:table-cell>
          <table:table-cell table:formula="of:=OFFSET([.$A$2];1035-ROW();0)" office:value-type="float" office:value="0.0346806236714869" calcext:value-type="float">
            <text:p>3,47E-02</text:p>
          </table:table-cell>
          <table:table-cell table:number-columns-repeated="4"/>
        </table:table-row>
        <table:table-row table:style-name="ro1">
          <table:table-cell office:value-type="float" office:value="0.0148564049214869" calcext:value-type="float">
            <text:p>1,49E-02</text:p>
          </table:table-cell>
          <table:table-cell office:value-type="float" office:value="0.2566246" calcext:value-type="float">
            <text:p>2,57E-01</text:p>
          </table:table-cell>
          <table:table-cell table:formula="of:=OFFSET([.$B$2];1035-ROW();0)" office:value-type="float" office:value="0.007907362" calcext:value-type="float">
            <text:p>7,91E-03</text:p>
          </table:table-cell>
          <table:table-cell table:formula="of:=OFFSET([.$A$2];1035-ROW();0)" office:value-type="float" office:value="0.034631795546487" calcext:value-type="float">
            <text:p>3,46E-02</text:p>
          </table:table-cell>
          <table:table-cell table:number-columns-repeated="4"/>
        </table:table-row>
        <table:table-row table:style-name="ro1">
          <table:table-cell office:value-type="float" office:value="0.0149052330464869" calcext:value-type="float">
            <text:p>1,49E-02</text:p>
          </table:table-cell>
          <table:table-cell office:value-type="float" office:value="0.2548031" calcext:value-type="float">
            <text:p>2,55E-01</text:p>
          </table:table-cell>
          <table:table-cell table:formula="of:=OFFSET([.$B$2];1035-ROW();0)" office:value-type="float" office:value="0.007976102" calcext:value-type="float">
            <text:p>7,98E-03</text:p>
          </table:table-cell>
          <table:table-cell table:formula="of:=OFFSET([.$A$2];1035-ROW();0)" office:value-type="float" office:value="0.034582967421487" calcext:value-type="float">
            <text:p>3,46E-02</text:p>
          </table:table-cell>
          <table:table-cell table:number-columns-repeated="4"/>
        </table:table-row>
        <table:table-row table:style-name="ro1">
          <table:table-cell office:value-type="float" office:value="0.0149540611714869" calcext:value-type="float">
            <text:p>1,50E-02</text:p>
          </table:table-cell>
          <table:table-cell office:value-type="float" office:value="0.2529904" calcext:value-type="float">
            <text:p>2,53E-01</text:p>
          </table:table-cell>
          <table:table-cell table:formula="of:=OFFSET([.$B$2];1035-ROW();0)" office:value-type="float" office:value="0.008045485" calcext:value-type="float">
            <text:p>8,05E-03</text:p>
          </table:table-cell>
          <table:table-cell table:formula="of:=OFFSET([.$A$2];1035-ROW();0)" office:value-type="float" office:value="0.034534139296487" calcext:value-type="float">
            <text:p>3,45E-02</text:p>
          </table:table-cell>
          <table:table-cell table:number-columns-repeated="4"/>
        </table:table-row>
        <table:table-row table:style-name="ro1">
          <table:table-cell office:value-type="float" office:value="0.0150028892964869" calcext:value-type="float">
            <text:p>1,50E-02</text:p>
          </table:table-cell>
          <table:table-cell office:value-type="float" office:value="0.2511864" calcext:value-type="float">
            <text:p>2,51E-01</text:p>
          </table:table-cell>
          <table:table-cell table:formula="of:=OFFSET([.$B$2];1035-ROW();0)" office:value-type="float" office:value="0.00811552" calcext:value-type="float">
            <text:p>8,12E-03</text:p>
          </table:table-cell>
          <table:table-cell table:formula="of:=OFFSET([.$A$2];1035-ROW();0)" office:value-type="float" office:value="0.034485311171487" calcext:value-type="float">
            <text:p>3,45E-02</text:p>
          </table:table-cell>
          <table:table-cell table:number-columns-repeated="4"/>
        </table:table-row>
        <table:table-row table:style-name="ro1">
          <table:table-cell office:value-type="float" office:value="0.0150517174214869" calcext:value-type="float">
            <text:p>1,51E-02</text:p>
          </table:table-cell>
          <table:table-cell office:value-type="float" office:value="0.2493912" calcext:value-type="float">
            <text:p>2,49E-01</text:p>
          </table:table-cell>
          <table:table-cell table:formula="of:=OFFSET([.$B$2];1035-ROW();0)" office:value-type="float" office:value="0.00818621" calcext:value-type="float">
            <text:p>8,19E-03</text:p>
          </table:table-cell>
          <table:table-cell table:formula="of:=OFFSET([.$A$2];1035-ROW();0)" office:value-type="float" office:value="0.034436483046487" calcext:value-type="float">
            <text:p>3,44E-02</text:p>
          </table:table-cell>
          <table:table-cell table:number-columns-repeated="4"/>
        </table:table-row>
        <table:table-row table:style-name="ro1">
          <table:table-cell office:value-type="float" office:value="0.0151005455464869" calcext:value-type="float">
            <text:p>1,51E-02</text:p>
          </table:table-cell>
          <table:table-cell office:value-type="float" office:value="0.2476048" calcext:value-type="float">
            <text:p>2,48E-01</text:p>
          </table:table-cell>
          <table:table-cell table:formula="of:=OFFSET([.$B$2];1035-ROW();0)" office:value-type="float" office:value="0.008257562" calcext:value-type="float">
            <text:p>8,26E-03</text:p>
          </table:table-cell>
          <table:table-cell table:formula="of:=OFFSET([.$A$2];1035-ROW();0)" office:value-type="float" office:value="0.034387654921487" calcext:value-type="float">
            <text:p>3,44E-02</text:p>
          </table:table-cell>
          <table:table-cell table:number-columns-repeated="4"/>
        </table:table-row>
        <table:table-row table:style-name="ro1">
          <table:table-cell office:value-type="float" office:value="0.0151493736714869" calcext:value-type="float">
            <text:p>1,51E-02</text:p>
          </table:table-cell>
          <table:table-cell office:value-type="float" office:value="0.2458271" calcext:value-type="float">
            <text:p>2,46E-01</text:p>
          </table:table-cell>
          <table:table-cell table:formula="of:=OFFSET([.$B$2];1035-ROW();0)" office:value-type="float" office:value="0.008329582" calcext:value-type="float">
            <text:p>8,33E-03</text:p>
          </table:table-cell>
          <table:table-cell table:formula="of:=OFFSET([.$A$2];1035-ROW();0)" office:value-type="float" office:value="0.034338826796487" calcext:value-type="float">
            <text:p>3,43E-02</text:p>
          </table:table-cell>
          <table:table-cell table:number-columns-repeated="4"/>
        </table:table-row>
        <table:table-row table:style-name="ro1">
          <table:table-cell office:value-type="float" office:value="0.0151982017964869" calcext:value-type="float">
            <text:p>1,52E-02</text:p>
          </table:table-cell>
          <table:table-cell office:value-type="float" office:value="0.2440582" calcext:value-type="float">
            <text:p>2,44E-01</text:p>
          </table:table-cell>
          <table:table-cell table:formula="of:=OFFSET([.$B$2];1035-ROW();0)" office:value-type="float" office:value="0.008402277" calcext:value-type="float">
            <text:p>8,40E-03</text:p>
          </table:table-cell>
          <table:table-cell table:formula="of:=OFFSET([.$A$2];1035-ROW();0)" office:value-type="float" office:value="0.034289998671487" calcext:value-type="float">
            <text:p>3,43E-02</text:p>
          </table:table-cell>
          <table:table-cell table:number-columns-repeated="4"/>
        </table:table-row>
        <table:table-row table:style-name="ro1">
          <table:table-cell office:value-type="float" office:value="0.0152470299214869" calcext:value-type="float">
            <text:p>1,52E-02</text:p>
          </table:table-cell>
          <table:table-cell office:value-type="float" office:value="0.2422982" calcext:value-type="float">
            <text:p>2,42E-01</text:p>
          </table:table-cell>
          <table:table-cell table:formula="of:=OFFSET([.$B$2];1035-ROW();0)" office:value-type="float" office:value="0.008475652" calcext:value-type="float">
            <text:p>8,48E-03</text:p>
          </table:table-cell>
          <table:table-cell table:formula="of:=OFFSET([.$A$2];1035-ROW();0)" office:value-type="float" office:value="0.034241170546487" calcext:value-type="float">
            <text:p>3,42E-02</text:p>
          </table:table-cell>
          <table:table-cell table:number-columns-repeated="4"/>
        </table:table-row>
        <table:table-row table:style-name="ro1">
          <table:table-cell office:value-type="float" office:value="0.0152958580464869" calcext:value-type="float">
            <text:p>1,53E-02</text:p>
          </table:table-cell>
          <table:table-cell office:value-type="float" office:value="0.240547" calcext:value-type="float">
            <text:p>2,41E-01</text:p>
          </table:table-cell>
          <table:table-cell table:formula="of:=OFFSET([.$B$2];1035-ROW();0)" office:value-type="float" office:value="0.008549714" calcext:value-type="float">
            <text:p>8,55E-03</text:p>
          </table:table-cell>
          <table:table-cell table:formula="of:=OFFSET([.$A$2];1035-ROW();0)" office:value-type="float" office:value="0.034192342421487" calcext:value-type="float">
            <text:p>3,42E-02</text:p>
          </table:table-cell>
          <table:table-cell table:number-columns-repeated="4"/>
        </table:table-row>
        <table:table-row table:style-name="ro1">
          <table:table-cell office:value-type="float" office:value="0.0153446861714869" calcext:value-type="float">
            <text:p>1,53E-02</text:p>
          </table:table-cell>
          <table:table-cell office:value-type="float" office:value="0.2388046" calcext:value-type="float">
            <text:p>2,39E-01</text:p>
          </table:table-cell>
          <table:table-cell table:formula="of:=OFFSET([.$B$2];1035-ROW();0)" office:value-type="float" office:value="0.00862447" calcext:value-type="float">
            <text:p>8,62E-03</text:p>
          </table:table-cell>
          <table:table-cell table:formula="of:=OFFSET([.$A$2];1035-ROW();0)" office:value-type="float" office:value="0.034143514296487" calcext:value-type="float">
            <text:p>3,41E-02</text:p>
          </table:table-cell>
          <table:table-cell table:number-columns-repeated="4"/>
        </table:table-row>
        <table:table-row table:style-name="ro1">
          <table:table-cell office:value-type="float" office:value="0.0153935142964869" calcext:value-type="float">
            <text:p>1,54E-02</text:p>
          </table:table-cell>
          <table:table-cell office:value-type="float" office:value="0.2370711" calcext:value-type="float">
            <text:p>2,37E-01</text:p>
          </table:table-cell>
          <table:table-cell table:formula="of:=OFFSET([.$B$2];1035-ROW();0)" office:value-type="float" office:value="0.008699926" calcext:value-type="float">
            <text:p>8,70E-03</text:p>
          </table:table-cell>
          <table:table-cell table:formula="of:=OFFSET([.$A$2];1035-ROW();0)" office:value-type="float" office:value="0.034094686171487" calcext:value-type="float">
            <text:p>3,41E-02</text:p>
          </table:table-cell>
          <table:table-cell table:number-columns-repeated="4"/>
        </table:table-row>
        <table:table-row table:style-name="ro1">
          <table:table-cell office:value-type="float" office:value="0.0154423424214869" calcext:value-type="float">
            <text:p>1,54E-02</text:p>
          </table:table-cell>
          <table:table-cell office:value-type="float" office:value="0.2353465" calcext:value-type="float">
            <text:p>2,35E-01</text:p>
          </table:table-cell>
          <table:table-cell table:formula="of:=OFFSET([.$B$2];1035-ROW();0)" office:value-type="float" office:value="0.008776086" calcext:value-type="float">
            <text:p>8,78E-03</text:p>
          </table:table-cell>
          <table:table-cell table:formula="of:=OFFSET([.$A$2];1035-ROW();0)" office:value-type="float" office:value="0.034045858046487" calcext:value-type="float">
            <text:p>3,40E-02</text:p>
          </table:table-cell>
          <table:table-cell table:number-columns-repeated="4"/>
        </table:table-row>
        <table:table-row table:style-name="ro1">
          <table:table-cell office:value-type="float" office:value="0.0154911705464869" calcext:value-type="float">
            <text:p>1,55E-02</text:p>
          </table:table-cell>
          <table:table-cell office:value-type="float" office:value="0.2336307" calcext:value-type="float">
            <text:p>2,34E-01</text:p>
          </table:table-cell>
          <table:table-cell table:formula="of:=OFFSET([.$B$2];1035-ROW();0)" office:value-type="float" office:value="0.00885296" calcext:value-type="float">
            <text:p>8,85E-03</text:p>
          </table:table-cell>
          <table:table-cell table:formula="of:=OFFSET([.$A$2];1035-ROW();0)" office:value-type="float" office:value="0.033997029921487" calcext:value-type="float">
            <text:p>3,40E-02</text:p>
          </table:table-cell>
          <table:table-cell table:number-columns-repeated="4"/>
        </table:table-row>
        <table:table-row table:style-name="ro1">
          <table:table-cell office:value-type="float" office:value="0.0155399986714869" calcext:value-type="float">
            <text:p>1,55E-02</text:p>
          </table:table-cell>
          <table:table-cell office:value-type="float" office:value="0.2319238" calcext:value-type="float">
            <text:p>2,32E-01</text:p>
          </table:table-cell>
          <table:table-cell table:formula="of:=OFFSET([.$B$2];1035-ROW();0)" office:value-type="float" office:value="0.008930553" calcext:value-type="float">
            <text:p>8,93E-03</text:p>
          </table:table-cell>
          <table:table-cell table:formula="of:=OFFSET([.$A$2];1035-ROW();0)" office:value-type="float" office:value="0.033948201796487" calcext:value-type="float">
            <text:p>3,39E-02</text:p>
          </table:table-cell>
          <table:table-cell table:number-columns-repeated="4"/>
        </table:table-row>
        <table:table-row table:style-name="ro1">
          <table:table-cell office:value-type="float" office:value="0.0155888267964869" calcext:value-type="float">
            <text:p>1,56E-02</text:p>
          </table:table-cell>
          <table:table-cell office:value-type="float" office:value="0.2302258" calcext:value-type="float">
            <text:p>2,30E-01</text:p>
          </table:table-cell>
          <table:table-cell table:formula="of:=OFFSET([.$B$2];1035-ROW();0)" office:value-type="float" office:value="0.009008871" calcext:value-type="float">
            <text:p>9,01E-03</text:p>
          </table:table-cell>
          <table:table-cell table:formula="of:=OFFSET([.$A$2];1035-ROW();0)" office:value-type="float" office:value="0.033899373671487" calcext:value-type="float">
            <text:p>3,39E-02</text:p>
          </table:table-cell>
          <table:table-cell table:number-columns-repeated="4"/>
        </table:table-row>
        <table:table-row table:style-name="ro1">
          <table:table-cell office:value-type="float" office:value="0.0156376549214869" calcext:value-type="float">
            <text:p>1,56E-02</text:p>
          </table:table-cell>
          <table:table-cell office:value-type="float" office:value="0.2285367" calcext:value-type="float">
            <text:p>2,29E-01</text:p>
          </table:table-cell>
          <table:table-cell table:formula="of:=OFFSET([.$B$2];1035-ROW();0)" office:value-type="float" office:value="0.009087922" calcext:value-type="float">
            <text:p>9,09E-03</text:p>
          </table:table-cell>
          <table:table-cell table:formula="of:=OFFSET([.$A$2];1035-ROW();0)" office:value-type="float" office:value="0.033850545546487" calcext:value-type="float">
            <text:p>3,39E-02</text:p>
          </table:table-cell>
          <table:table-cell table:number-columns-repeated="4"/>
        </table:table-row>
        <table:table-row table:style-name="ro1">
          <table:table-cell office:value-type="float" office:value="0.0156864830464869" calcext:value-type="float">
            <text:p>1,57E-02</text:p>
          </table:table-cell>
          <table:table-cell office:value-type="float" office:value="0.2268565" calcext:value-type="float">
            <text:p>2,27E-01</text:p>
          </table:table-cell>
          <table:table-cell table:formula="of:=OFFSET([.$B$2];1035-ROW();0)" office:value-type="float" office:value="0.009167712" calcext:value-type="float">
            <text:p>9,17E-03</text:p>
          </table:table-cell>
          <table:table-cell table:formula="of:=OFFSET([.$A$2];1035-ROW();0)" office:value-type="float" office:value="0.033801717421487" calcext:value-type="float">
            <text:p>3,38E-02</text:p>
          </table:table-cell>
          <table:table-cell table:number-columns-repeated="4"/>
        </table:table-row>
        <table:table-row table:style-name="ro1">
          <table:table-cell office:value-type="float" office:value="0.0157353111714869" calcext:value-type="float">
            <text:p>1,57E-02</text:p>
          </table:table-cell>
          <table:table-cell office:value-type="float" office:value="0.2251851" calcext:value-type="float">
            <text:p>2,25E-01</text:p>
          </table:table-cell>
          <table:table-cell table:formula="of:=OFFSET([.$B$2];1035-ROW();0)" office:value-type="float" office:value="0.009248249" calcext:value-type="float">
            <text:p>9,25E-03</text:p>
          </table:table-cell>
          <table:table-cell table:formula="of:=OFFSET([.$A$2];1035-ROW();0)" office:value-type="float" office:value="0.033752889296487" calcext:value-type="float">
            <text:p>3,38E-02</text:p>
          </table:table-cell>
          <table:table-cell table:number-columns-repeated="4"/>
        </table:table-row>
        <table:table-row table:style-name="ro1">
          <table:table-cell office:value-type="float" office:value="0.0157841392964869" calcext:value-type="float">
            <text:p>1,58E-02</text:p>
          </table:table-cell>
          <table:table-cell office:value-type="float" office:value="0.2235228" calcext:value-type="float">
            <text:p>2,24E-01</text:p>
          </table:table-cell>
          <table:table-cell table:formula="of:=OFFSET([.$B$2];1035-ROW();0)" office:value-type="float" office:value="0.009329538" calcext:value-type="float">
            <text:p>9,33E-03</text:p>
          </table:table-cell>
          <table:table-cell table:formula="of:=OFFSET([.$A$2];1035-ROW();0)" office:value-type="float" office:value="0.033704061171487" calcext:value-type="float">
            <text:p>3,37E-02</text:p>
          </table:table-cell>
          <table:table-cell table:number-columns-repeated="4"/>
        </table:table-row>
        <table:table-row table:style-name="ro1">
          <table:table-cell office:value-type="float" office:value="0.0158329674214869" calcext:value-type="float">
            <text:p>1,58E-02</text:p>
          </table:table-cell>
          <table:table-cell office:value-type="float" office:value="0.2218693" calcext:value-type="float">
            <text:p>2,22E-01</text:p>
          </table:table-cell>
          <table:table-cell table:formula="of:=OFFSET([.$B$2];1035-ROW();0)" office:value-type="float" office:value="0.009411587" calcext:value-type="float">
            <text:p>9,41E-03</text:p>
          </table:table-cell>
          <table:table-cell table:formula="of:=OFFSET([.$A$2];1035-ROW();0)" office:value-type="float" office:value="0.033655233046487" calcext:value-type="float">
            <text:p>3,37E-02</text:p>
          </table:table-cell>
          <table:table-cell table:number-columns-repeated="4"/>
        </table:table-row>
        <table:table-row table:style-name="ro1">
          <table:table-cell office:value-type="float" office:value="0.0158817955464869" calcext:value-type="float">
            <text:p>1,59E-02</text:p>
          </table:table-cell>
          <table:table-cell office:value-type="float" office:value="0.2202247" calcext:value-type="float">
            <text:p>2,20E-01</text:p>
          </table:table-cell>
          <table:table-cell table:formula="of:=OFFSET([.$B$2];1035-ROW();0)" office:value-type="float" office:value="0.009494402" calcext:value-type="float">
            <text:p>9,49E-03</text:p>
          </table:table-cell>
          <table:table-cell table:formula="of:=OFFSET([.$A$2];1035-ROW();0)" office:value-type="float" office:value="0.033606404921487" calcext:value-type="float">
            <text:p>3,36E-02</text:p>
          </table:table-cell>
          <table:table-cell table:number-columns-repeated="4"/>
        </table:table-row>
        <table:table-row table:style-name="ro1">
          <table:table-cell office:value-type="float" office:value="0.0159306236714869" calcext:value-type="float">
            <text:p>1,59E-02</text:p>
          </table:table-cell>
          <table:table-cell office:value-type="float" office:value="0.2185891" calcext:value-type="float">
            <text:p>2,19E-01</text:p>
          </table:table-cell>
          <table:table-cell table:formula="of:=OFFSET([.$B$2];1035-ROW();0)" office:value-type="float" office:value="0.009577991" calcext:value-type="float">
            <text:p>9,58E-03</text:p>
          </table:table-cell>
          <table:table-cell table:formula="of:=OFFSET([.$A$2];1035-ROW();0)" office:value-type="float" office:value="0.033557576796487" calcext:value-type="float">
            <text:p>3,36E-02</text:p>
          </table:table-cell>
          <table:table-cell table:number-columns-repeated="4"/>
        </table:table-row>
        <table:table-row table:style-name="ro1">
          <table:table-cell office:value-type="float" office:value="0.0159794517964869" calcext:value-type="float">
            <text:p>1,60E-02</text:p>
          </table:table-cell>
          <table:table-cell office:value-type="float" office:value="0.2169623" calcext:value-type="float">
            <text:p>2,17E-01</text:p>
          </table:table-cell>
          <table:table-cell table:formula="of:=OFFSET([.$B$2];1035-ROW();0)" office:value-type="float" office:value="0.009662362" calcext:value-type="float">
            <text:p>9,66E-03</text:p>
          </table:table-cell>
          <table:table-cell table:formula="of:=OFFSET([.$A$2];1035-ROW();0)" office:value-type="float" office:value="0.033508748671487" calcext:value-type="float">
            <text:p>3,35E-02</text:p>
          </table:table-cell>
          <table:table-cell table:number-columns-repeated="4"/>
        </table:table-row>
        <table:table-row table:style-name="ro1">
          <table:table-cell office:value-type="float" office:value="0.0160282799214869" calcext:value-type="float">
            <text:p>1,60E-02</text:p>
          </table:table-cell>
          <table:table-cell office:value-type="float" office:value="0.2153445" calcext:value-type="float">
            <text:p>2,15E-01</text:p>
          </table:table-cell>
          <table:table-cell table:formula="of:=OFFSET([.$B$2];1035-ROW();0)" office:value-type="float" office:value="0.00974752" calcext:value-type="float">
            <text:p>9,75E-03</text:p>
          </table:table-cell>
          <table:table-cell table:formula="of:=OFFSET([.$A$2];1035-ROW();0)" office:value-type="float" office:value="0.033459920546487" calcext:value-type="float">
            <text:p>3,35E-02</text:p>
          </table:table-cell>
          <table:table-cell table:number-columns-repeated="4"/>
        </table:table-row>
        <table:table-row table:style-name="ro1">
          <table:table-cell office:value-type="float" office:value="0.0160771080464869" calcext:value-type="float">
            <text:p>1,61E-02</text:p>
          </table:table-cell>
          <table:table-cell office:value-type="float" office:value="0.2137356" calcext:value-type="float">
            <text:p>2,14E-01</text:p>
          </table:table-cell>
          <table:table-cell table:formula="of:=OFFSET([.$B$2];1035-ROW();0)" office:value-type="float" office:value="0.009833474" calcext:value-type="float">
            <text:p>9,83E-03</text:p>
          </table:table-cell>
          <table:table-cell table:formula="of:=OFFSET([.$A$2];1035-ROW();0)" office:value-type="float" office:value="0.033411092421487" calcext:value-type="float">
            <text:p>3,34E-02</text:p>
          </table:table-cell>
          <table:table-cell table:number-columns-repeated="4"/>
        </table:table-row>
        <table:table-row table:style-name="ro1">
          <table:table-cell office:value-type="float" office:value="0.0161259361714869" calcext:value-type="float">
            <text:p>1,61E-02</text:p>
          </table:table-cell>
          <table:table-cell office:value-type="float" office:value="0.2121356" calcext:value-type="float">
            <text:p>2,12E-01</text:p>
          </table:table-cell>
          <table:table-cell table:formula="of:=OFFSET([.$B$2];1035-ROW();0)" office:value-type="float" office:value="0.00992023" calcext:value-type="float">
            <text:p>9,92E-03</text:p>
          </table:table-cell>
          <table:table-cell table:formula="of:=OFFSET([.$A$2];1035-ROW();0)" office:value-type="float" office:value="0.033362264296487" calcext:value-type="float">
            <text:p>3,34E-02</text:p>
          </table:table-cell>
          <table:table-cell table:number-columns-repeated="4"/>
        </table:table-row>
        <table:table-row table:style-name="ro1">
          <table:table-cell office:value-type="float" office:value="0.0161747642964869" calcext:value-type="float">
            <text:p>1,62E-02</text:p>
          </table:table-cell>
          <table:table-cell office:value-type="float" office:value="0.2105446" calcext:value-type="float">
            <text:p>2,11E-01</text:p>
          </table:table-cell>
          <table:table-cell table:formula="of:=OFFSET([.$B$2];1035-ROW();0)" office:value-type="float" office:value="0.0100078" calcext:value-type="float">
            <text:p>1,00E-02</text:p>
          </table:table-cell>
          <table:table-cell table:formula="of:=OFFSET([.$A$2];1035-ROW();0)" office:value-type="float" office:value="0.033313436171487" calcext:value-type="float">
            <text:p>3,33E-02</text:p>
          </table:table-cell>
          <table:table-cell table:number-columns-repeated="4"/>
        </table:table-row>
        <table:table-row table:style-name="ro1">
          <table:table-cell office:value-type="float" office:value="0.0162235924214869" calcext:value-type="float">
            <text:p>1,62E-02</text:p>
          </table:table-cell>
          <table:table-cell office:value-type="float" office:value="0.2089624" calcext:value-type="float">
            <text:p>2,09E-01</text:p>
          </table:table-cell>
          <table:table-cell table:formula="of:=OFFSET([.$B$2];1035-ROW();0)" office:value-type="float" office:value="0.01009618" calcext:value-type="float">
            <text:p>1,01E-02</text:p>
          </table:table-cell>
          <table:table-cell table:formula="of:=OFFSET([.$A$2];1035-ROW();0)" office:value-type="float" office:value="0.033264608046487" calcext:value-type="float">
            <text:p>3,33E-02</text:p>
          </table:table-cell>
          <table:table-cell table:number-columns-repeated="4"/>
        </table:table-row>
        <table:table-row table:style-name="ro1">
          <table:table-cell office:value-type="float" office:value="0.0162724205464869" calcext:value-type="float">
            <text:p>1,63E-02</text:p>
          </table:table-cell>
          <table:table-cell office:value-type="float" office:value="0.2073892" calcext:value-type="float">
            <text:p>2,07E-01</text:p>
          </table:table-cell>
          <table:table-cell table:formula="of:=OFFSET([.$B$2];1035-ROW();0)" office:value-type="float" office:value="0.01027543" calcext:value-type="float">
            <text:p>1,03E-02</text:p>
          </table:table-cell>
          <table:table-cell table:formula="of:=OFFSET([.$A$2];1035-ROW();0)" office:value-type="float" office:value="0.033166951796487" calcext:value-type="float">
            <text:p>3,32E-02</text:p>
          </table:table-cell>
          <table:table-cell table:number-columns-repeated="4"/>
        </table:table-row>
        <table:table-row table:style-name="ro1">
          <table:table-cell office:value-type="float" office:value="0.0163212486714869" calcext:value-type="float">
            <text:p>1,63E-02</text:p>
          </table:table-cell>
          <table:table-cell office:value-type="float" office:value="0.2058249" calcext:value-type="float">
            <text:p>2,06E-01</text:p>
          </table:table-cell>
          <table:table-cell table:formula="of:=OFFSET([.$B$2];1035-ROW();0)" office:value-type="float" office:value="0.01036631" calcext:value-type="float">
            <text:p>1,04E-02</text:p>
          </table:table-cell>
          <table:table-cell table:formula="of:=OFFSET([.$A$2];1035-ROW();0)" office:value-type="float" office:value="0.033118123671487" calcext:value-type="float">
            <text:p>3,31E-02</text:p>
          </table:table-cell>
          <table:table-cell table:number-columns-repeated="4"/>
        </table:table-row>
        <table:table-row table:style-name="ro1">
          <table:table-cell office:value-type="float" office:value="0.0163700767964869" calcext:value-type="float">
            <text:p>1,64E-02</text:p>
          </table:table-cell>
          <table:table-cell office:value-type="float" office:value="0.2042694" calcext:value-type="float">
            <text:p>2,04E-01</text:p>
          </table:table-cell>
          <table:table-cell table:formula="of:=OFFSET([.$B$2];1035-ROW();0)" office:value-type="float" office:value="0.01045804" calcext:value-type="float">
            <text:p>1,05E-02</text:p>
          </table:table-cell>
          <table:table-cell table:formula="of:=OFFSET([.$A$2];1035-ROW();0)" office:value-type="float" office:value="0.033069295546487" calcext:value-type="float">
            <text:p>3,31E-02</text:p>
          </table:table-cell>
          <table:table-cell table:number-columns-repeated="4"/>
        </table:table-row>
        <table:table-row table:style-name="ro1">
          <table:table-cell office:value-type="float" office:value="0.0164189049214869" calcext:value-type="float">
            <text:p>1,64E-02</text:p>
          </table:table-cell>
          <table:table-cell office:value-type="float" office:value="0.2027229" calcext:value-type="float">
            <text:p>2,03E-01</text:p>
          </table:table-cell>
          <table:table-cell table:formula="of:=OFFSET([.$B$2];1035-ROW();0)" office:value-type="float" office:value="0.01055062" calcext:value-type="float">
            <text:p>1,06E-02</text:p>
          </table:table-cell>
          <table:table-cell table:formula="of:=OFFSET([.$A$2];1035-ROW();0)" office:value-type="float" office:value="0.033020467421487" calcext:value-type="float">
            <text:p>3,30E-02</text:p>
          </table:table-cell>
          <table:table-cell table:number-columns-repeated="4"/>
        </table:table-row>
        <table:table-row table:style-name="ro1">
          <table:table-cell office:value-type="float" office:value="0.0164677330464869" calcext:value-type="float">
            <text:p>1,65E-02</text:p>
          </table:table-cell>
          <table:table-cell office:value-type="float" office:value="0.2011852" calcext:value-type="float">
            <text:p>2,01E-01</text:p>
          </table:table-cell>
          <table:table-cell table:formula="of:=OFFSET([.$B$2];1035-ROW();0)" office:value-type="float" office:value="0.01064407" calcext:value-type="float">
            <text:p>1,06E-02</text:p>
          </table:table-cell>
          <table:table-cell table:formula="of:=OFFSET([.$A$2];1035-ROW();0)" office:value-type="float" office:value="0.032971639296487" calcext:value-type="float">
            <text:p>3,30E-02</text:p>
          </table:table-cell>
          <table:table-cell table:number-columns-repeated="4"/>
        </table:table-row>
        <table:table-row table:style-name="ro1">
          <table:table-cell office:value-type="float" office:value="0.0165165611714869" calcext:value-type="float">
            <text:p>1,65E-02</text:p>
          </table:table-cell>
          <table:table-cell office:value-type="float" office:value="0.1996564" calcext:value-type="float">
            <text:p>2,00E-01</text:p>
          </table:table-cell>
          <table:table-cell table:formula="of:=OFFSET([.$B$2];1035-ROW();0)" office:value-type="float" office:value="0.01073839" calcext:value-type="float">
            <text:p>1,07E-02</text:p>
          </table:table-cell>
          <table:table-cell table:formula="of:=OFFSET([.$A$2];1035-ROW();0)" office:value-type="float" office:value="0.032922811171487" calcext:value-type="float">
            <text:p>3,29E-02</text:p>
          </table:table-cell>
          <table:table-cell table:number-columns-repeated="4"/>
        </table:table-row>
        <table:table-row table:style-name="ro1">
          <table:table-cell office:value-type="float" office:value="0.0165653892964869" calcext:value-type="float">
            <text:p>1,66E-02</text:p>
          </table:table-cell>
          <table:table-cell office:value-type="float" office:value="0.1981365" calcext:value-type="float">
            <text:p>1,98E-01</text:p>
          </table:table-cell>
          <table:table-cell table:formula="of:=OFFSET([.$B$2];1035-ROW();0)" office:value-type="float" office:value="0.01083359" calcext:value-type="float">
            <text:p>1,08E-02</text:p>
          </table:table-cell>
          <table:table-cell table:formula="of:=OFFSET([.$A$2];1035-ROW();0)" office:value-type="float" office:value="0.0328739830464871" calcext:value-type="float">
            <text:p>3,29E-02</text:p>
          </table:table-cell>
          <table:table-cell table:number-columns-repeated="4"/>
        </table:table-row>
        <table:table-row table:style-name="ro1">
          <table:table-cell office:value-type="float" office:value="0.0166142174214869" calcext:value-type="float">
            <text:p>1,66E-02</text:p>
          </table:table-cell>
          <table:table-cell office:value-type="float" office:value="0.1966255" calcext:value-type="float">
            <text:p>1,97E-01</text:p>
          </table:table-cell>
          <table:table-cell table:formula="of:=OFFSET([.$B$2];1035-ROW();0)" office:value-type="float" office:value="0.01092967" calcext:value-type="float">
            <text:p>1,09E-02</text:p>
          </table:table-cell>
          <table:table-cell table:formula="of:=OFFSET([.$A$2];1035-ROW();0)" office:value-type="float" office:value="0.032825154921487" calcext:value-type="float">
            <text:p>3,28E-02</text:p>
          </table:table-cell>
          <table:table-cell table:number-columns-repeated="4"/>
        </table:table-row>
        <table:table-row table:style-name="ro1">
          <table:table-cell office:value-type="float" office:value="0.0166630455464869" calcext:value-type="float">
            <text:p>1,67E-02</text:p>
          </table:table-cell>
          <table:table-cell office:value-type="float" office:value="0.1951233" calcext:value-type="float">
            <text:p>1,95E-01</text:p>
          </table:table-cell>
          <table:table-cell table:formula="of:=OFFSET([.$B$2];1035-ROW();0)" office:value-type="float" office:value="0.01102666" calcext:value-type="float">
            <text:p>1,10E-02</text:p>
          </table:table-cell>
          <table:table-cell table:formula="of:=OFFSET([.$A$2];1035-ROW();0)" office:value-type="float" office:value="0.032776326796487" calcext:value-type="float">
            <text:p>3,28E-02</text:p>
          </table:table-cell>
          <table:table-cell table:number-columns-repeated="4"/>
        </table:table-row>
        <table:table-row table:style-name="ro1">
          <table:table-cell office:value-type="float" office:value="0.0167118736714869" calcext:value-type="float">
            <text:p>1,67E-02</text:p>
          </table:table-cell>
          <table:table-cell office:value-type="float" office:value="0.1936299" calcext:value-type="float">
            <text:p>1,94E-01</text:p>
          </table:table-cell>
          <table:table-cell table:formula="of:=OFFSET([.$B$2];1035-ROW();0)" office:value-type="float" office:value="0.01112454" calcext:value-type="float">
            <text:p>1,11E-02</text:p>
          </table:table-cell>
          <table:table-cell table:formula="of:=OFFSET([.$A$2];1035-ROW();0)" office:value-type="float" office:value="0.032727498671487" calcext:value-type="float">
            <text:p>3,27E-02</text:p>
          </table:table-cell>
          <table:table-cell table:number-columns-repeated="4"/>
        </table:table-row>
        <table:table-row table:style-name="ro1">
          <table:table-cell office:value-type="float" office:value="0.0167607017964869" calcext:value-type="float">
            <text:p>1,68E-02</text:p>
          </table:table-cell>
          <table:table-cell office:value-type="float" office:value="0.1921454" calcext:value-type="float">
            <text:p>1,92E-01</text:p>
          </table:table-cell>
          <table:table-cell table:formula="of:=OFFSET([.$B$2];1035-ROW();0)" office:value-type="float" office:value="0.01122333" calcext:value-type="float">
            <text:p>1,12E-02</text:p>
          </table:table-cell>
          <table:table-cell table:formula="of:=OFFSET([.$A$2];1035-ROW();0)" office:value-type="float" office:value="0.0326786705464871" calcext:value-type="float">
            <text:p>3,27E-02</text:p>
          </table:table-cell>
          <table:table-cell table:number-columns-repeated="4"/>
        </table:table-row>
        <table:table-row table:style-name="ro1">
          <table:table-cell office:value-type="float" office:value="0.0168095299214869" calcext:value-type="float">
            <text:p>1,68E-02</text:p>
          </table:table-cell>
          <table:table-cell office:value-type="float" office:value="0.1906697" calcext:value-type="float">
            <text:p>1,91E-01</text:p>
          </table:table-cell>
          <table:table-cell table:formula="of:=OFFSET([.$B$2];1035-ROW();0)" office:value-type="float" office:value="0.01132305" calcext:value-type="float">
            <text:p>1,13E-02</text:p>
          </table:table-cell>
          <table:table-cell table:formula="of:=OFFSET([.$A$2];1035-ROW();0)" office:value-type="float" office:value="0.0326298424214871" calcext:value-type="float">
            <text:p>3,26E-02</text:p>
          </table:table-cell>
          <table:table-cell table:number-columns-repeated="4"/>
        </table:table-row>
        <table:table-row table:style-name="ro1">
          <table:table-cell office:value-type="float" office:value="0.0168583580464869" calcext:value-type="float">
            <text:p>1,69E-02</text:p>
          </table:table-cell>
          <table:table-cell office:value-type="float" office:value="0.1892028" calcext:value-type="float">
            <text:p>1,89E-01</text:p>
          </table:table-cell>
          <table:table-cell table:formula="of:=OFFSET([.$B$2];1035-ROW();0)" office:value-type="float" office:value="0.0114237" calcext:value-type="float">
            <text:p>1,14E-02</text:p>
          </table:table-cell>
          <table:table-cell table:formula="of:=OFFSET([.$A$2];1035-ROW();0)" office:value-type="float" office:value="0.0325810142964871" calcext:value-type="float">
            <text:p>3,26E-02</text:p>
          </table:table-cell>
          <table:table-cell table:number-columns-repeated="4"/>
        </table:table-row>
        <table:table-row table:style-name="ro1">
          <table:table-cell office:value-type="float" office:value="0.0169071861714869" calcext:value-type="float">
            <text:p>1,69E-02</text:p>
          </table:table-cell>
          <table:table-cell office:value-type="float" office:value="0.1877447" calcext:value-type="float">
            <text:p>1,88E-01</text:p>
          </table:table-cell>
          <table:table-cell table:formula="of:=OFFSET([.$B$2];1035-ROW();0)" office:value-type="float" office:value="0.01152528" calcext:value-type="float">
            <text:p>1,15E-02</text:p>
          </table:table-cell>
          <table:table-cell table:formula="of:=OFFSET([.$A$2];1035-ROW();0)" office:value-type="float" office:value="0.0325321861714871" calcext:value-type="float">
            <text:p>3,25E-02</text:p>
          </table:table-cell>
          <table:table-cell table:number-columns-repeated="4"/>
        </table:table-row>
        <table:table-row table:style-name="ro1">
          <table:table-cell office:value-type="float" office:value="0.0169560142964869" calcext:value-type="float">
            <text:p>1,70E-02</text:p>
          </table:table-cell>
          <table:table-cell office:value-type="float" office:value="0.1862953" calcext:value-type="float">
            <text:p>1,86E-01</text:p>
          </table:table-cell>
          <table:table-cell table:formula="of:=OFFSET([.$B$2];1035-ROW();0)" office:value-type="float" office:value="0.01162781" calcext:value-type="float">
            <text:p>1,16E-02</text:p>
          </table:table-cell>
          <table:table-cell table:formula="of:=OFFSET([.$A$2];1035-ROW();0)" office:value-type="float" office:value="0.0324833580464871" calcext:value-type="float">
            <text:p>3,25E-02</text:p>
          </table:table-cell>
          <table:table-cell table:number-columns-repeated="4"/>
        </table:table-row>
        <table:table-row table:style-name="ro1">
          <table:table-cell office:value-type="float" office:value="0.0170048424214869" calcext:value-type="float">
            <text:p>1,70E-02</text:p>
          </table:table-cell>
          <table:table-cell office:value-type="float" office:value="0.1848548" calcext:value-type="float">
            <text:p>1,85E-01</text:p>
          </table:table-cell>
          <table:table-cell table:formula="of:=OFFSET([.$B$2];1035-ROW();0)" office:value-type="float" office:value="0.01173129" calcext:value-type="float">
            <text:p>1,17E-02</text:p>
          </table:table-cell>
          <table:table-cell table:formula="of:=OFFSET([.$A$2];1035-ROW();0)" office:value-type="float" office:value="0.0324345299214871" calcext:value-type="float">
            <text:p>3,24E-02</text:p>
          </table:table-cell>
          <table:table-cell table:number-columns-repeated="4"/>
        </table:table-row>
        <table:table-row table:style-name="ro1">
          <table:table-cell office:value-type="float" office:value="0.0170536705464869" calcext:value-type="float">
            <text:p>1,71E-02</text:p>
          </table:table-cell>
          <table:table-cell office:value-type="float" office:value="0.183423" calcext:value-type="float">
            <text:p>1,83E-01</text:p>
          </table:table-cell>
          <table:table-cell table:formula="of:=OFFSET([.$B$2];1035-ROW();0)" office:value-type="float" office:value="0.01183573" calcext:value-type="float">
            <text:p>1,18E-02</text:p>
          </table:table-cell>
          <table:table-cell table:formula="of:=OFFSET([.$A$2];1035-ROW();0)" office:value-type="float" office:value="0.0323857017964871" calcext:value-type="float">
            <text:p>3,24E-02</text:p>
          </table:table-cell>
          <table:table-cell table:number-columns-repeated="4"/>
        </table:table-row>
        <table:table-row table:style-name="ro1">
          <table:table-cell office:value-type="float" office:value="0.0171024986714869" calcext:value-type="float">
            <text:p>1,71E-02</text:p>
          </table:table-cell>
          <table:table-cell office:value-type="float" office:value="0.1819999" calcext:value-type="float">
            <text:p>1,82E-01</text:p>
          </table:table-cell>
          <table:table-cell table:formula="of:=OFFSET([.$B$2];1035-ROW();0)" office:value-type="float" office:value="0.01194115" calcext:value-type="float">
            <text:p>1,19E-02</text:p>
          </table:table-cell>
          <table:table-cell table:formula="of:=OFFSET([.$A$2];1035-ROW();0)" office:value-type="float" office:value="0.0323368736714871" calcext:value-type="float">
            <text:p>3,23E-02</text:p>
          </table:table-cell>
          <table:table-cell table:number-columns-repeated="4"/>
        </table:table-row>
        <table:table-row table:style-name="ro1">
          <table:table-cell office:value-type="float" office:value="0.0171513267964869" calcext:value-type="float">
            <text:p>1,72E-02</text:p>
          </table:table-cell>
          <table:table-cell office:value-type="float" office:value="0.1805856" calcext:value-type="float">
            <text:p>1,81E-01</text:p>
          </table:table-cell>
          <table:table-cell table:formula="of:=OFFSET([.$B$2];1035-ROW();0)" office:value-type="float" office:value="0.01204754" calcext:value-type="float">
            <text:p>1,20E-02</text:p>
          </table:table-cell>
          <table:table-cell table:formula="of:=OFFSET([.$A$2];1035-ROW();0)" office:value-type="float" office:value="0.0322880455464871" calcext:value-type="float">
            <text:p>3,23E-02</text:p>
          </table:table-cell>
          <table:table-cell table:number-columns-repeated="4"/>
        </table:table-row>
        <table:table-row table:style-name="ro1">
          <table:table-cell office:value-type="float" office:value="0.0172001549214869" calcext:value-type="float">
            <text:p>1,72E-02</text:p>
          </table:table-cell>
          <table:table-cell office:value-type="float" office:value="0.1791799" calcext:value-type="float">
            <text:p>1,79E-01</text:p>
          </table:table-cell>
          <table:table-cell table:formula="of:=OFFSET([.$B$2];1035-ROW();0)" office:value-type="float" office:value="0.01215493" calcext:value-type="float">
            <text:p>1,22E-02</text:p>
          </table:table-cell>
          <table:table-cell table:formula="of:=OFFSET([.$A$2];1035-ROW();0)" office:value-type="float" office:value="0.0322392174214871" calcext:value-type="float">
            <text:p>3,22E-02</text:p>
          </table:table-cell>
          <table:table-cell table:number-columns-repeated="4"/>
        </table:table-row>
        <table:table-row table:style-name="ro1">
          <table:table-cell office:value-type="float" office:value="0.0172489830464869" calcext:value-type="float">
            <text:p>1,72E-02</text:p>
          </table:table-cell>
          <table:table-cell office:value-type="float" office:value="0.177783" calcext:value-type="float">
            <text:p>1,78E-01</text:p>
          </table:table-cell>
          <table:table-cell table:formula="of:=OFFSET([.$B$2];1035-ROW();0)" office:value-type="float" office:value="0.01226331" calcext:value-type="float">
            <text:p>1,23E-02</text:p>
          </table:table-cell>
          <table:table-cell table:formula="of:=OFFSET([.$A$2];1035-ROW();0)" office:value-type="float" office:value="0.0321903892964871" calcext:value-type="float">
            <text:p>3,22E-02</text:p>
          </table:table-cell>
          <table:table-cell table:number-columns-repeated="4"/>
        </table:table-row>
        <table:table-row table:style-name="ro1">
          <table:table-cell office:value-type="float" office:value="0.0172978111714869" calcext:value-type="float">
            <text:p>1,73E-02</text:p>
          </table:table-cell>
          <table:table-cell office:value-type="float" office:value="0.1763947" calcext:value-type="float">
            <text:p>1,76E-01</text:p>
          </table:table-cell>
          <table:table-cell table:formula="of:=OFFSET([.$B$2];1035-ROW();0)" office:value-type="float" office:value="0.01237271" calcext:value-type="float">
            <text:p>1,24E-02</text:p>
          </table:table-cell>
          <table:table-cell table:formula="of:=OFFSET([.$A$2];1035-ROW();0)" office:value-type="float" office:value="0.0321415611714871" calcext:value-type="float">
            <text:p>3,21E-02</text:p>
          </table:table-cell>
          <table:table-cell table:number-columns-repeated="4"/>
        </table:table-row>
        <table:table-row table:style-name="ro1">
          <table:table-cell office:value-type="float" office:value="0.0173466392964869" calcext:value-type="float">
            <text:p>1,73E-02</text:p>
          </table:table-cell>
          <table:table-cell office:value-type="float" office:value="0.1750151" calcext:value-type="float">
            <text:p>1,75E-01</text:p>
          </table:table-cell>
          <table:table-cell table:formula="of:=OFFSET([.$B$2];1035-ROW();0)" office:value-type="float" office:value="0.01248311" calcext:value-type="float">
            <text:p>1,25E-02</text:p>
          </table:table-cell>
          <table:table-cell table:formula="of:=OFFSET([.$A$2];1035-ROW();0)" office:value-type="float" office:value="0.0320927330464871" calcext:value-type="float">
            <text:p>3,21E-02</text:p>
          </table:table-cell>
          <table:table-cell table:number-columns-repeated="4"/>
        </table:table-row>
        <table:table-row table:style-name="ro1">
          <table:table-cell office:value-type="float" office:value="0.0173954674214869" calcext:value-type="float">
            <text:p>1,74E-02</text:p>
          </table:table-cell>
          <table:table-cell office:value-type="float" office:value="0.1736441" calcext:value-type="float">
            <text:p>1,74E-01</text:p>
          </table:table-cell>
          <table:table-cell table:formula="of:=OFFSET([.$B$2];1035-ROW();0)" office:value-type="float" office:value="0.01259455" calcext:value-type="float">
            <text:p>1,26E-02</text:p>
          </table:table-cell>
          <table:table-cell table:formula="of:=OFFSET([.$A$2];1035-ROW();0)" office:value-type="float" office:value="0.0320439049214871" calcext:value-type="float">
            <text:p>3,20E-02</text:p>
          </table:table-cell>
          <table:table-cell table:number-columns-repeated="4"/>
        </table:table-row>
        <table:table-row table:style-name="ro1">
          <table:table-cell office:value-type="float" office:value="0.017444295546487" calcext:value-type="float">
            <text:p>1,74E-02</text:p>
          </table:table-cell>
          <table:table-cell office:value-type="float" office:value="0.1722817" calcext:value-type="float">
            <text:p>1,72E-01</text:p>
          </table:table-cell>
          <table:table-cell table:formula="of:=OFFSET([.$B$2];1035-ROW();0)" office:value-type="float" office:value="0.01270702" calcext:value-type="float">
            <text:p>1,27E-02</text:p>
          </table:table-cell>
          <table:table-cell table:formula="of:=OFFSET([.$A$2];1035-ROW();0)" office:value-type="float" office:value="0.0319950767964871" calcext:value-type="float">
            <text:p>3,20E-02</text:p>
          </table:table-cell>
          <table:table-cell table:number-columns-repeated="4"/>
        </table:table-row>
        <table:table-row table:style-name="ro1">
          <table:table-cell office:value-type="float" office:value="0.017493123671487" calcext:value-type="float">
            <text:p>1,75E-02</text:p>
          </table:table-cell>
          <table:table-cell office:value-type="float" office:value="0.1709279" calcext:value-type="float">
            <text:p>1,71E-01</text:p>
          </table:table-cell>
          <table:table-cell table:formula="of:=OFFSET([.$B$2];1035-ROW();0)" office:value-type="float" office:value="0.01282053" calcext:value-type="float">
            <text:p>1,28E-02</text:p>
          </table:table-cell>
          <table:table-cell table:formula="of:=OFFSET([.$A$2];1035-ROW();0)" office:value-type="float" office:value="0.0319462486714871" calcext:value-type="float">
            <text:p>3,19E-02</text:p>
          </table:table-cell>
          <table:table-cell table:number-columns-repeated="4"/>
        </table:table-row>
        <table:table-row table:style-name="ro1">
          <table:table-cell office:value-type="float" office:value="0.017541951796487" calcext:value-type="float">
            <text:p>1,75E-02</text:p>
          </table:table-cell>
          <table:table-cell office:value-type="float" office:value="0.1695827" calcext:value-type="float">
            <text:p>1,70E-01</text:p>
          </table:table-cell>
          <table:table-cell table:formula="of:=OFFSET([.$B$2];1035-ROW();0)" office:value-type="float" office:value="0.0129351" calcext:value-type="float">
            <text:p>1,29E-02</text:p>
          </table:table-cell>
          <table:table-cell table:formula="of:=OFFSET([.$A$2];1035-ROW();0)" office:value-type="float" office:value="0.0318974205464871" calcext:value-type="float">
            <text:p>3,19E-02</text:p>
          </table:table-cell>
          <table:table-cell table:number-columns-repeated="4"/>
        </table:table-row>
        <table:table-row table:style-name="ro1">
          <table:table-cell office:value-type="float" office:value="0.017590779921487" calcext:value-type="float">
            <text:p>1,76E-02</text:p>
          </table:table-cell>
          <table:table-cell office:value-type="float" office:value="0.1682461" calcext:value-type="float">
            <text:p>1,68E-01</text:p>
          </table:table-cell>
          <table:table-cell table:formula="of:=OFFSET([.$B$2];1035-ROW();0)" office:value-type="float" office:value="0.01305073" calcext:value-type="float">
            <text:p>1,31E-02</text:p>
          </table:table-cell>
          <table:table-cell table:formula="of:=OFFSET([.$A$2];1035-ROW();0)" office:value-type="float" office:value="0.0318485924214871" calcext:value-type="float">
            <text:p>3,18E-02</text:p>
          </table:table-cell>
          <table:table-cell table:number-columns-repeated="4"/>
        </table:table-row>
        <table:table-row table:style-name="ro1">
          <table:table-cell office:value-type="float" office:value="0.017639608046487" calcext:value-type="float">
            <text:p>1,76E-02</text:p>
          </table:table-cell>
          <table:table-cell office:value-type="float" office:value="0.1669179" calcext:value-type="float">
            <text:p>1,67E-01</text:p>
          </table:table-cell>
          <table:table-cell table:formula="of:=OFFSET([.$B$2];1035-ROW();0)" office:value-type="float" office:value="0.01316744" calcext:value-type="float">
            <text:p>1,32E-02</text:p>
          </table:table-cell>
          <table:table-cell table:formula="of:=OFFSET([.$A$2];1035-ROW();0)" office:value-type="float" office:value="0.0317997642964871" calcext:value-type="float">
            <text:p>3,18E-02</text:p>
          </table:table-cell>
          <table:table-cell table:number-columns-repeated="4"/>
        </table:table-row>
        <table:table-row table:style-name="ro1">
          <table:table-cell office:value-type="float" office:value="0.017688436171487" calcext:value-type="float">
            <text:p>1,77E-02</text:p>
          </table:table-cell>
          <table:table-cell office:value-type="float" office:value="0.1655983" calcext:value-type="float">
            <text:p>1,66E-01</text:p>
          </table:table-cell>
          <table:table-cell table:formula="of:=OFFSET([.$B$2];1035-ROW();0)" office:value-type="float" office:value="0.01328522" calcext:value-type="float">
            <text:p>1,33E-02</text:p>
          </table:table-cell>
          <table:table-cell table:formula="of:=OFFSET([.$A$2];1035-ROW();0)" office:value-type="float" office:value="0.0317509361714871" calcext:value-type="float">
            <text:p>3,18E-02</text:p>
          </table:table-cell>
          <table:table-cell table:number-columns-repeated="4"/>
        </table:table-row>
        <table:table-row table:style-name="ro1">
          <table:table-cell office:value-type="float" office:value="0.017737264296487" calcext:value-type="float">
            <text:p>1,77E-02</text:p>
          </table:table-cell>
          <table:table-cell office:value-type="float" office:value="0.1642872" calcext:value-type="float">
            <text:p>1,64E-01</text:p>
          </table:table-cell>
          <table:table-cell table:formula="of:=OFFSET([.$B$2];1035-ROW();0)" office:value-type="float" office:value="0.0134041" calcext:value-type="float">
            <text:p>1,34E-02</text:p>
          </table:table-cell>
          <table:table-cell table:formula="of:=OFFSET([.$A$2];1035-ROW();0)" office:value-type="float" office:value="0.0317021080464871" calcext:value-type="float">
            <text:p>3,17E-02</text:p>
          </table:table-cell>
          <table:table-cell table:number-columns-repeated="4"/>
        </table:table-row>
        <table:table-row table:style-name="ro1">
          <table:table-cell office:value-type="float" office:value="0.017786092421487" calcext:value-type="float">
            <text:p>1,78E-02</text:p>
          </table:table-cell>
          <table:table-cell office:value-type="float" office:value="0.1629846" calcext:value-type="float">
            <text:p>1,63E-01</text:p>
          </table:table-cell>
          <table:table-cell table:formula="of:=OFFSET([.$B$2];1035-ROW();0)" office:value-type="float" office:value="0.01352409" calcext:value-type="float">
            <text:p>1,35E-02</text:p>
          </table:table-cell>
          <table:table-cell table:formula="of:=OFFSET([.$A$2];1035-ROW();0)" office:value-type="float" office:value="0.0316532799214871" calcext:value-type="float">
            <text:p>3,17E-02</text:p>
          </table:table-cell>
          <table:table-cell table:number-columns-repeated="4"/>
        </table:table-row>
        <table:table-row table:style-name="ro1">
          <table:table-cell office:value-type="float" office:value="0.017834920546487" calcext:value-type="float">
            <text:p>1,78E-02</text:p>
          </table:table-cell>
          <table:table-cell office:value-type="float" office:value="0.1616903" calcext:value-type="float">
            <text:p>1,62E-01</text:p>
          </table:table-cell>
          <table:table-cell table:formula="of:=OFFSET([.$B$2];1035-ROW();0)" office:value-type="float" office:value="0.01364518" calcext:value-type="float">
            <text:p>1,36E-02</text:p>
          </table:table-cell>
          <table:table-cell table:formula="of:=OFFSET([.$A$2];1035-ROW();0)" office:value-type="float" office:value="0.0316044517964871" calcext:value-type="float">
            <text:p>3,16E-02</text:p>
          </table:table-cell>
          <table:table-cell table:number-columns-repeated="4"/>
        </table:table-row>
        <table:table-row table:style-name="ro1">
          <table:table-cell office:value-type="float" office:value="0.017883748671487" calcext:value-type="float">
            <text:p>1,79E-02</text:p>
          </table:table-cell>
          <table:table-cell office:value-type="float" office:value="0.1604045" calcext:value-type="float">
            <text:p>1,60E-01</text:p>
          </table:table-cell>
          <table:table-cell table:formula="of:=OFFSET([.$B$2];1035-ROW();0)" office:value-type="float" office:value="0.0137674" calcext:value-type="float">
            <text:p>1,38E-02</text:p>
          </table:table-cell>
          <table:table-cell table:formula="of:=OFFSET([.$A$2];1035-ROW();0)" office:value-type="float" office:value="0.0315556236714871" calcext:value-type="float">
            <text:p>3,16E-02</text:p>
          </table:table-cell>
          <table:table-cell table:number-columns-repeated="4"/>
        </table:table-row>
        <table:table-row table:style-name="ro1">
          <table:table-cell office:value-type="float" office:value="0.017932576796487" calcext:value-type="float">
            <text:p>1,79E-02</text:p>
          </table:table-cell>
          <table:table-cell office:value-type="float" office:value="0.1591271" calcext:value-type="float">
            <text:p>1,59E-01</text:p>
          </table:table-cell>
          <table:table-cell table:formula="of:=OFFSET([.$B$2];1035-ROW();0)" office:value-type="float" office:value="0.01389075" calcext:value-type="float">
            <text:p>1,39E-02</text:p>
          </table:table-cell>
          <table:table-cell table:formula="of:=OFFSET([.$A$2];1035-ROW();0)" office:value-type="float" office:value="0.0315067955464871" calcext:value-type="float">
            <text:p>3,15E-02</text:p>
          </table:table-cell>
          <table:table-cell table:number-columns-repeated="4"/>
        </table:table-row>
        <table:table-row table:style-name="ro1">
          <table:table-cell office:value-type="float" office:value="0.017981404921487" calcext:value-type="float">
            <text:p>1,80E-02</text:p>
          </table:table-cell>
          <table:table-cell office:value-type="float" office:value="0.1578581" calcext:value-type="float">
            <text:p>1,58E-01</text:p>
          </table:table-cell>
          <table:table-cell table:formula="of:=OFFSET([.$B$2];1035-ROW();0)" office:value-type="float" office:value="0.01401525" calcext:value-type="float">
            <text:p>1,40E-02</text:p>
          </table:table-cell>
          <table:table-cell table:formula="of:=OFFSET([.$A$2];1035-ROW();0)" office:value-type="float" office:value="0.0314579674214871" calcext:value-type="float">
            <text:p>3,15E-02</text:p>
          </table:table-cell>
          <table:table-cell table:number-columns-repeated="4"/>
        </table:table-row>
        <table:table-row table:style-name="ro1">
          <table:table-cell office:value-type="float" office:value="0.018030233046487" calcext:value-type="float">
            <text:p>1,80E-02</text:p>
          </table:table-cell>
          <table:table-cell office:value-type="float" office:value="0.1565974" calcext:value-type="float">
            <text:p>1,57E-01</text:p>
          </table:table-cell>
          <table:table-cell table:formula="of:=OFFSET([.$B$2];1035-ROW();0)" office:value-type="float" office:value="0.01414089" calcext:value-type="float">
            <text:p>1,41E-02</text:p>
          </table:table-cell>
          <table:table-cell table:formula="of:=OFFSET([.$A$2];1035-ROW();0)" office:value-type="float" office:value="0.0314091392964871" calcext:value-type="float">
            <text:p>3,14E-02</text:p>
          </table:table-cell>
          <table:table-cell table:number-columns-repeated="4"/>
        </table:table-row>
        <table:table-row table:style-name="ro1">
          <table:table-cell office:value-type="float" office:value="0.018079061171487" calcext:value-type="float">
            <text:p>1,81E-02</text:p>
          </table:table-cell>
          <table:table-cell office:value-type="float" office:value="0.1553451" calcext:value-type="float">
            <text:p>1,55E-01</text:p>
          </table:table-cell>
          <table:table-cell table:formula="of:=OFFSET([.$B$2];1035-ROW();0)" office:value-type="float" office:value="0.0142677" calcext:value-type="float">
            <text:p>1,43E-02</text:p>
          </table:table-cell>
          <table:table-cell table:formula="of:=OFFSET([.$A$2];1035-ROW();0)" office:value-type="float" office:value="0.0313603111714871" calcext:value-type="float">
            <text:p>3,14E-02</text:p>
          </table:table-cell>
          <table:table-cell table:number-columns-repeated="4"/>
        </table:table-row>
        <table:table-row table:style-name="ro1">
          <table:table-cell office:value-type="float" office:value="0.018127889296487" calcext:value-type="float">
            <text:p>1,81E-02</text:p>
          </table:table-cell>
          <table:table-cell office:value-type="float" office:value="0.154101" calcext:value-type="float">
            <text:p>1,54E-01</text:p>
          </table:table-cell>
          <table:table-cell table:formula="of:=OFFSET([.$B$2];1035-ROW();0)" office:value-type="float" office:value="0.01439569" calcext:value-type="float">
            <text:p>1,44E-02</text:p>
          </table:table-cell>
          <table:table-cell table:formula="of:=OFFSET([.$A$2];1035-ROW();0)" office:value-type="float" office:value="0.0313114830464871" calcext:value-type="float">
            <text:p>3,13E-02</text:p>
          </table:table-cell>
          <table:table-cell table:number-columns-repeated="4"/>
        </table:table-row>
        <table:table-row table:style-name="ro1">
          <table:table-cell office:value-type="float" office:value="0.018176717421487" calcext:value-type="float">
            <text:p>1,82E-02</text:p>
          </table:table-cell>
          <table:table-cell office:value-type="float" office:value="0.1528652" calcext:value-type="float">
            <text:p>1,53E-01</text:p>
          </table:table-cell>
          <table:table-cell table:formula="of:=OFFSET([.$B$2];1035-ROW();0)" office:value-type="float" office:value="0.01452486" calcext:value-type="float">
            <text:p>1,45E-02</text:p>
          </table:table-cell>
          <table:table-cell table:formula="of:=OFFSET([.$A$2];1035-ROW();0)" office:value-type="float" office:value="0.0312626549214871" calcext:value-type="float">
            <text:p>3,13E-02</text:p>
          </table:table-cell>
          <table:table-cell table:number-columns-repeated="4"/>
        </table:table-row>
        <table:table-row table:style-name="ro1">
          <table:table-cell office:value-type="float" office:value="0.018225545546487" calcext:value-type="float">
            <text:p>1,82E-02</text:p>
          </table:table-cell>
          <table:table-cell office:value-type="float" office:value="0.1516376" calcext:value-type="float">
            <text:p>1,52E-01</text:p>
          </table:table-cell>
          <table:table-cell table:formula="of:=OFFSET([.$B$2];1035-ROW();0)" office:value-type="float" office:value="0.01465522" calcext:value-type="float">
            <text:p>1,47E-02</text:p>
          </table:table-cell>
          <table:table-cell table:formula="of:=OFFSET([.$A$2];1035-ROW();0)" office:value-type="float" office:value="0.0312138267964871" calcext:value-type="float">
            <text:p>3,12E-02</text:p>
          </table:table-cell>
          <table:table-cell table:number-columns-repeated="4"/>
        </table:table-row>
        <table:table-row table:style-name="ro1">
          <table:table-cell office:value-type="float" office:value="0.018274373671487" calcext:value-type="float">
            <text:p>1,83E-02</text:p>
          </table:table-cell>
          <table:table-cell office:value-type="float" office:value="0.1504183" calcext:value-type="float">
            <text:p>1,50E-01</text:p>
          </table:table-cell>
          <table:table-cell table:formula="of:=OFFSET([.$B$2];1035-ROW();0)" office:value-type="float" office:value="0.0147868" calcext:value-type="float">
            <text:p>1,48E-02</text:p>
          </table:table-cell>
          <table:table-cell table:formula="of:=OFFSET([.$A$2];1035-ROW();0)" office:value-type="float" office:value="0.0311649986714871" calcext:value-type="float">
            <text:p>3,12E-02</text:p>
          </table:table-cell>
          <table:table-cell table:number-columns-repeated="4"/>
        </table:table-row>
        <table:table-row table:style-name="ro1">
          <table:table-cell office:value-type="float" office:value="0.018323201796487" calcext:value-type="float">
            <text:p>1,83E-02</text:p>
          </table:table-cell>
          <table:table-cell office:value-type="float" office:value="0.1492071" calcext:value-type="float">
            <text:p>1,49E-01</text:p>
          </table:table-cell>
          <table:table-cell table:formula="of:=OFFSET([.$B$2];1035-ROW();0)" office:value-type="float" office:value="0.01491959" calcext:value-type="float">
            <text:p>1,49E-02</text:p>
          </table:table-cell>
          <table:table-cell table:formula="of:=OFFSET([.$A$2];1035-ROW();0)" office:value-type="float" office:value="0.0311161705464871" calcext:value-type="float">
            <text:p>3,11E-02</text:p>
          </table:table-cell>
          <table:table-cell table:number-columns-repeated="4"/>
        </table:table-row>
        <table:table-row table:style-name="ro1">
          <table:table-cell office:value-type="float" office:value="0.018372029921487" calcext:value-type="float">
            <text:p>1,84E-02</text:p>
          </table:table-cell>
          <table:table-cell office:value-type="float" office:value="0.1480041" calcext:value-type="float">
            <text:p>1,48E-01</text:p>
          </table:table-cell>
          <table:table-cell table:formula="of:=OFFSET([.$B$2];1035-ROW();0)" office:value-type="float" office:value="0.0150536" calcext:value-type="float">
            <text:p>1,51E-02</text:p>
          </table:table-cell>
          <table:table-cell table:formula="of:=OFFSET([.$A$2];1035-ROW();0)" office:value-type="float" office:value="0.0310673424214871" calcext:value-type="float">
            <text:p>3,11E-02</text:p>
          </table:table-cell>
          <table:table-cell table:number-columns-repeated="4"/>
        </table:table-row>
        <table:table-row table:style-name="ro1">
          <table:table-cell office:value-type="float" office:value="0.018420858046487" calcext:value-type="float">
            <text:p>1,84E-02</text:p>
          </table:table-cell>
          <table:table-cell office:value-type="float" office:value="0.1468093" calcext:value-type="float">
            <text:p>1,47E-01</text:p>
          </table:table-cell>
          <table:table-cell table:formula="of:=OFFSET([.$B$2];1035-ROW();0)" office:value-type="float" office:value="0.01518886" calcext:value-type="float">
            <text:p>1,52E-02</text:p>
          </table:table-cell>
          <table:table-cell table:formula="of:=OFFSET([.$A$2];1035-ROW();0)" office:value-type="float" office:value="0.0310185142964871" calcext:value-type="float">
            <text:p>3,10E-02</text:p>
          </table:table-cell>
          <table:table-cell table:number-columns-repeated="4"/>
        </table:table-row>
        <table:table-row table:style-name="ro1">
          <table:table-cell office:value-type="float" office:value="0.018469686171487" calcext:value-type="float">
            <text:p>1,85E-02</text:p>
          </table:table-cell>
          <table:table-cell office:value-type="float" office:value="0.1456225" calcext:value-type="float">
            <text:p>1,46E-01</text:p>
          </table:table-cell>
          <table:table-cell table:formula="of:=OFFSET([.$B$2];1035-ROW();0)" office:value-type="float" office:value="0.01532537" calcext:value-type="float">
            <text:p>1,53E-02</text:p>
          </table:table-cell>
          <table:table-cell table:formula="of:=OFFSET([.$A$2];1035-ROW();0)" office:value-type="float" office:value="0.0309696861714871" calcext:value-type="float">
            <text:p>3,10E-02</text:p>
          </table:table-cell>
          <table:table-cell table:number-columns-repeated="4"/>
        </table:table-row>
        <table:table-row table:style-name="ro1">
          <table:table-cell office:value-type="float" office:value="0.018518514296487" calcext:value-type="float">
            <text:p>1,85E-02</text:p>
          </table:table-cell>
          <table:table-cell office:value-type="float" office:value="0.1444438" calcext:value-type="float">
            <text:p>1,44E-01</text:p>
          </table:table-cell>
          <table:table-cell table:formula="of:=OFFSET([.$B$2];1035-ROW();0)" office:value-type="float" office:value="0.01546313" calcext:value-type="float">
            <text:p>1,55E-02</text:p>
          </table:table-cell>
          <table:table-cell table:formula="of:=OFFSET([.$A$2];1035-ROW();0)" office:value-type="float" office:value="0.0309208580464871" calcext:value-type="float">
            <text:p>3,09E-02</text:p>
          </table:table-cell>
          <table:table-cell table:number-columns-repeated="4"/>
        </table:table-row>
        <table:table-row table:style-name="ro1">
          <table:table-cell office:value-type="float" office:value="0.018567342421487" calcext:value-type="float">
            <text:p>1,86E-02</text:p>
          </table:table-cell>
          <table:table-cell office:value-type="float" office:value="0.1432731" calcext:value-type="float">
            <text:p>1,43E-01</text:p>
          </table:table-cell>
          <table:table-cell table:formula="of:=OFFSET([.$B$2];1035-ROW();0)" office:value-type="float" office:value="0.01560218" calcext:value-type="float">
            <text:p>1,56E-02</text:p>
          </table:table-cell>
          <table:table-cell table:formula="of:=OFFSET([.$A$2];1035-ROW();0)" office:value-type="float" office:value="0.0308720299214871" calcext:value-type="float">
            <text:p>3,09E-02</text:p>
          </table:table-cell>
          <table:table-cell table:number-columns-repeated="4"/>
        </table:table-row>
        <table:table-row table:style-name="ro1">
          <table:table-cell office:value-type="float" office:value="0.018616170546487" calcext:value-type="float">
            <text:p>1,86E-02</text:p>
          </table:table-cell>
          <table:table-cell office:value-type="float" office:value="0.1421105" calcext:value-type="float">
            <text:p>1,42E-01</text:p>
          </table:table-cell>
          <table:table-cell table:formula="of:=OFFSET([.$B$2];1035-ROW();0)" office:value-type="float" office:value="0.0157425" calcext:value-type="float">
            <text:p>1,57E-02</text:p>
          </table:table-cell>
          <table:table-cell table:formula="of:=OFFSET([.$A$2];1035-ROW();0)" office:value-type="float" office:value="0.0308232017964871" calcext:value-type="float">
            <text:p>3,08E-02</text:p>
          </table:table-cell>
          <table:table-cell table:number-columns-repeated="4"/>
        </table:table-row>
        <table:table-row table:style-name="ro1">
          <table:table-cell office:value-type="float" office:value="0.018664998671487" calcext:value-type="float">
            <text:p>1,87E-02</text:p>
          </table:table-cell>
          <table:table-cell office:value-type="float" office:value="0.1409558" calcext:value-type="float">
            <text:p>1,41E-01</text:p>
          </table:table-cell>
          <table:table-cell table:formula="of:=OFFSET([.$B$2];1035-ROW();0)" office:value-type="float" office:value="0.01588412" calcext:value-type="float">
            <text:p>1,59E-02</text:p>
          </table:table-cell>
          <table:table-cell table:formula="of:=OFFSET([.$A$2];1035-ROW();0)" office:value-type="float" office:value="0.0307743736714871" calcext:value-type="float">
            <text:p>3,08E-02</text:p>
          </table:table-cell>
          <table:table-cell table:number-columns-repeated="4"/>
        </table:table-row>
        <table:table-row table:style-name="ro1">
          <table:table-cell office:value-type="float" office:value="0.018713826796487" calcext:value-type="float">
            <text:p>1,87E-02</text:p>
          </table:table-cell>
          <table:table-cell office:value-type="float" office:value="0.1398091" calcext:value-type="float">
            <text:p>1,40E-01</text:p>
          </table:table-cell>
          <table:table-cell table:formula="of:=OFFSET([.$B$2];1035-ROW();0)" office:value-type="float" office:value="0.01602705" calcext:value-type="float">
            <text:p>1,60E-02</text:p>
          </table:table-cell>
          <table:table-cell table:formula="of:=OFFSET([.$A$2];1035-ROW();0)" office:value-type="float" office:value="0.0307255455464871" calcext:value-type="float">
            <text:p>3,07E-02</text:p>
          </table:table-cell>
          <table:table-cell table:number-columns-repeated="4"/>
        </table:table-row>
        <table:table-row table:style-name="ro1">
          <table:table-cell office:value-type="float" office:value="0.018762654921487" calcext:value-type="float">
            <text:p>1,88E-02</text:p>
          </table:table-cell>
          <table:table-cell office:value-type="float" office:value="0.1386704" calcext:value-type="float">
            <text:p>1,39E-01</text:p>
          </table:table-cell>
          <table:table-cell table:formula="of:=OFFSET([.$B$2];1035-ROW();0)" office:value-type="float" office:value="0.0161713" calcext:value-type="float">
            <text:p>1,62E-02</text:p>
          </table:table-cell>
          <table:table-cell table:formula="of:=OFFSET([.$A$2];1035-ROW();0)" office:value-type="float" office:value="0.0306767174214871" calcext:value-type="float">
            <text:p>3,07E-02</text:p>
          </table:table-cell>
          <table:table-cell table:number-columns-repeated="4"/>
        </table:table-row>
        <table:table-row table:style-name="ro1">
          <table:table-cell office:value-type="float" office:value="0.018811483046487" calcext:value-type="float">
            <text:p>1,88E-02</text:p>
          </table:table-cell>
          <table:table-cell office:value-type="float" office:value="0.1375395" calcext:value-type="float">
            <text:p>1,38E-01</text:p>
          </table:table-cell>
          <table:table-cell table:formula="of:=OFFSET([.$B$2];1035-ROW();0)" office:value-type="float" office:value="0.01631688" calcext:value-type="float">
            <text:p>1,63E-02</text:p>
          </table:table-cell>
          <table:table-cell table:formula="of:=OFFSET([.$A$2];1035-ROW();0)" office:value-type="float" office:value="0.0306278892964871" calcext:value-type="float">
            <text:p>3,06E-02</text:p>
          </table:table-cell>
          <table:table-cell table:number-columns-repeated="4"/>
        </table:table-row>
        <table:table-row table:style-name="ro1">
          <table:table-cell office:value-type="float" office:value="0.018860311171487" calcext:value-type="float">
            <text:p>1,89E-02</text:p>
          </table:table-cell>
          <table:table-cell office:value-type="float" office:value="0.1364165" calcext:value-type="float">
            <text:p>1,36E-01</text:p>
          </table:table-cell>
          <table:table-cell table:formula="of:=OFFSET([.$B$2];1035-ROW();0)" office:value-type="float" office:value="0.0164638" calcext:value-type="float">
            <text:p>1,65E-02</text:p>
          </table:table-cell>
          <table:table-cell table:formula="of:=OFFSET([.$A$2];1035-ROW();0)" office:value-type="float" office:value="0.0305790611714871" calcext:value-type="float">
            <text:p>3,06E-02</text:p>
          </table:table-cell>
          <table:table-cell table:number-columns-repeated="4"/>
        </table:table-row>
        <table:table-row table:style-name="ro1">
          <table:table-cell office:value-type="float" office:value="0.018909139296487" calcext:value-type="float">
            <text:p>1,89E-02</text:p>
          </table:table-cell>
          <table:table-cell office:value-type="float" office:value="0.1353013" calcext:value-type="float">
            <text:p>1,35E-01</text:p>
          </table:table-cell>
          <table:table-cell table:formula="of:=OFFSET([.$B$2];1035-ROW();0)" office:value-type="float" office:value="0.01661207" calcext:value-type="float">
            <text:p>1,66E-02</text:p>
          </table:table-cell>
          <table:table-cell table:formula="of:=OFFSET([.$A$2];1035-ROW();0)" office:value-type="float" office:value="0.0305302330464871" calcext:value-type="float">
            <text:p>3,05E-02</text:p>
          </table:table-cell>
          <table:table-cell table:number-columns-repeated="4"/>
        </table:table-row>
        <table:table-row table:style-name="ro1">
          <table:table-cell office:value-type="float" office:value="0.018957967421487" calcext:value-type="float">
            <text:p>1,90E-02</text:p>
          </table:table-cell>
          <table:table-cell office:value-type="float" office:value="0.1341939" calcext:value-type="float">
            <text:p>1,34E-01</text:p>
          </table:table-cell>
          <table:table-cell table:formula="of:=OFFSET([.$B$2];1035-ROW();0)" office:value-type="float" office:value="0.01676171" calcext:value-type="float">
            <text:p>1,68E-02</text:p>
          </table:table-cell>
          <table:table-cell table:formula="of:=OFFSET([.$A$2];1035-ROW();0)" office:value-type="float" office:value="0.0304814049214871" calcext:value-type="float">
            <text:p>3,05E-02</text:p>
          </table:table-cell>
          <table:table-cell table:number-columns-repeated="4"/>
        </table:table-row>
        <table:table-row table:style-name="ro1">
          <table:table-cell office:value-type="float" office:value="0.019006795546487" calcext:value-type="float">
            <text:p>1,90E-02</text:p>
          </table:table-cell>
          <table:table-cell office:value-type="float" office:value="0.1330943" calcext:value-type="float">
            <text:p>1,33E-01</text:p>
          </table:table-cell>
          <table:table-cell table:formula="of:=OFFSET([.$B$2];1035-ROW();0)" office:value-type="float" office:value="0.01691274" calcext:value-type="float">
            <text:p>1,69E-02</text:p>
          </table:table-cell>
          <table:table-cell table:formula="of:=OFFSET([.$A$2];1035-ROW();0)" office:value-type="float" office:value="0.0304325767964871" calcext:value-type="float">
            <text:p>3,04E-02</text:p>
          </table:table-cell>
          <table:table-cell table:number-columns-repeated="4"/>
        </table:table-row>
        <table:table-row table:style-name="ro1">
          <table:table-cell office:value-type="float" office:value="0.019055623671487" calcext:value-type="float">
            <text:p>1,91E-02</text:p>
          </table:table-cell>
          <table:table-cell office:value-type="float" office:value="0.1320024" calcext:value-type="float">
            <text:p>1,32E-01</text:p>
          </table:table-cell>
          <table:table-cell table:formula="of:=OFFSET([.$B$2];1035-ROW();0)" office:value-type="float" office:value="0.01706515" calcext:value-type="float">
            <text:p>1,71E-02</text:p>
          </table:table-cell>
          <table:table-cell table:formula="of:=OFFSET([.$A$2];1035-ROW();0)" office:value-type="float" office:value="0.0303837486714871" calcext:value-type="float">
            <text:p>3,04E-02</text:p>
          </table:table-cell>
          <table:table-cell table:number-columns-repeated="4"/>
        </table:table-row>
        <table:table-row table:style-name="ro1">
          <table:table-cell office:value-type="float" office:value="0.019104451796487" calcext:value-type="float">
            <text:p>1,91E-02</text:p>
          </table:table-cell>
          <table:table-cell office:value-type="float" office:value="0.1309182" calcext:value-type="float">
            <text:p>1,31E-01</text:p>
          </table:table-cell>
          <table:table-cell table:formula="of:=OFFSET([.$B$2];1035-ROW();0)" office:value-type="float" office:value="0.01721897" calcext:value-type="float">
            <text:p>1,72E-02</text:p>
          </table:table-cell>
          <table:table-cell table:formula="of:=OFFSET([.$A$2];1035-ROW();0)" office:value-type="float" office:value="0.0303349205464871" calcext:value-type="float">
            <text:p>3,03E-02</text:p>
          </table:table-cell>
          <table:table-cell table:number-columns-repeated="4"/>
        </table:table-row>
        <table:table-row table:style-name="ro1">
          <table:table-cell office:value-type="float" office:value="0.019153279921487" calcext:value-type="float">
            <text:p>1,92E-02</text:p>
          </table:table-cell>
          <table:table-cell office:value-type="float" office:value="0.1298416" calcext:value-type="float">
            <text:p>1,30E-01</text:p>
          </table:table-cell>
          <table:table-cell table:formula="of:=OFFSET([.$B$2];1035-ROW();0)" office:value-type="float" office:value="0.0173742" calcext:value-type="float">
            <text:p>1,74E-02</text:p>
          </table:table-cell>
          <table:table-cell table:formula="of:=OFFSET([.$A$2];1035-ROW();0)" office:value-type="float" office:value="0.0302860924214871" calcext:value-type="float">
            <text:p>3,03E-02</text:p>
          </table:table-cell>
          <table:table-cell table:number-columns-repeated="4"/>
        </table:table-row>
        <table:table-row table:style-name="ro1">
          <table:table-cell office:value-type="float" office:value="0.019202108046487" calcext:value-type="float">
            <text:p>1,92E-02</text:p>
          </table:table-cell>
          <table:table-cell office:value-type="float" office:value="0.1287728" calcext:value-type="float">
            <text:p>1,29E-01</text:p>
          </table:table-cell>
          <table:table-cell table:formula="of:=OFFSET([.$B$2];1035-ROW();0)" office:value-type="float" office:value="0.01753086" calcext:value-type="float">
            <text:p>1,75E-02</text:p>
          </table:table-cell>
          <table:table-cell table:formula="of:=OFFSET([.$A$2];1035-ROW();0)" office:value-type="float" office:value="0.0302372642964871" calcext:value-type="float">
            <text:p>3,02E-02</text:p>
          </table:table-cell>
          <table:table-cell table:number-columns-repeated="4"/>
        </table:table-row>
        <table:table-row table:style-name="ro1">
          <table:table-cell office:value-type="float" office:value="0.019250936171487" calcext:value-type="float">
            <text:p>1,93E-02</text:p>
          </table:table-cell>
          <table:table-cell office:value-type="float" office:value="0.1277115" calcext:value-type="float">
            <text:p>1,28E-01</text:p>
          </table:table-cell>
          <table:table-cell table:formula="of:=OFFSET([.$B$2];1035-ROW();0)" office:value-type="float" office:value="0.01768897" calcext:value-type="float">
            <text:p>1,77E-02</text:p>
          </table:table-cell>
          <table:table-cell table:formula="of:=OFFSET([.$A$2];1035-ROW();0)" office:value-type="float" office:value="0.0301884361714871" calcext:value-type="float">
            <text:p>3,02E-02</text:p>
          </table:table-cell>
          <table:table-cell table:number-columns-repeated="4"/>
        </table:table-row>
        <table:table-row table:style-name="ro1">
          <table:table-cell office:value-type="float" office:value="0.019299764296487" calcext:value-type="float">
            <text:p>1,93E-02</text:p>
          </table:table-cell>
          <table:table-cell office:value-type="float" office:value="0.1266578" calcext:value-type="float">
            <text:p>1,27E-01</text:p>
          </table:table-cell>
          <table:table-cell table:formula="of:=OFFSET([.$B$2];1035-ROW();0)" office:value-type="float" office:value="0.01784853" calcext:value-type="float">
            <text:p>1,78E-02</text:p>
          </table:table-cell>
          <table:table-cell table:formula="of:=OFFSET([.$A$2];1035-ROW();0)" office:value-type="float" office:value="0.0301396080464871" calcext:value-type="float">
            <text:p>3,01E-02</text:p>
          </table:table-cell>
          <table:table-cell table:number-columns-repeated="4"/>
        </table:table-row>
        <table:table-row table:style-name="ro1">
          <table:table-cell office:value-type="float" office:value="0.019348592421487" calcext:value-type="float">
            <text:p>1,93E-02</text:p>
          </table:table-cell>
          <table:table-cell office:value-type="float" office:value="0.1256116" calcext:value-type="float">
            <text:p>1,26E-01</text:p>
          </table:table-cell>
          <table:table-cell table:formula="of:=OFFSET([.$B$2];1035-ROW();0)" office:value-type="float" office:value="0.01800955" calcext:value-type="float">
            <text:p>1,80E-02</text:p>
          </table:table-cell>
          <table:table-cell table:formula="of:=OFFSET([.$A$2];1035-ROW();0)" office:value-type="float" office:value="0.0300907799214871" calcext:value-type="float">
            <text:p>3,01E-02</text:p>
          </table:table-cell>
          <table:table-cell table:number-columns-repeated="4"/>
        </table:table-row>
        <table:table-row table:style-name="ro1">
          <table:table-cell office:value-type="float" office:value="0.019397420546487" calcext:value-type="float">
            <text:p>1,94E-02</text:p>
          </table:table-cell>
          <table:table-cell office:value-type="float" office:value="0.1245729" calcext:value-type="float">
            <text:p>1,25E-01</text:p>
          </table:table-cell>
          <table:table-cell table:formula="of:=OFFSET([.$B$2];1035-ROW();0)" office:value-type="float" office:value="0.01817206" calcext:value-type="float">
            <text:p>1,82E-02</text:p>
          </table:table-cell>
          <table:table-cell table:formula="of:=OFFSET([.$A$2];1035-ROW();0)" office:value-type="float" office:value="0.0300419517964871" calcext:value-type="float">
            <text:p>3,00E-02</text:p>
          </table:table-cell>
          <table:table-cell table:number-columns-repeated="4"/>
        </table:table-row>
        <table:table-row table:style-name="ro1">
          <table:table-cell office:value-type="float" office:value="0.019446248671487" calcext:value-type="float">
            <text:p>1,94E-02</text:p>
          </table:table-cell>
          <table:table-cell office:value-type="float" office:value="0.1235418" calcext:value-type="float">
            <text:p>1,24E-01</text:p>
          </table:table-cell>
          <table:table-cell table:formula="of:=OFFSET([.$B$2];1035-ROW();0)" office:value-type="float" office:value="0.01833606" calcext:value-type="float">
            <text:p>1,83E-02</text:p>
          </table:table-cell>
          <table:table-cell table:formula="of:=OFFSET([.$A$2];1035-ROW();0)" office:value-type="float" office:value="0.0299931236714871" calcext:value-type="float">
            <text:p>3,00E-02</text:p>
          </table:table-cell>
          <table:table-cell table:number-columns-repeated="4"/>
        </table:table-row>
        <table:table-row table:style-name="ro1">
          <table:table-cell office:value-type="float" office:value="0.019495076796487" calcext:value-type="float">
            <text:p>1,95E-02</text:p>
          </table:table-cell>
          <table:table-cell office:value-type="float" office:value="0.122518" calcext:value-type="float">
            <text:p>1,23E-01</text:p>
          </table:table-cell>
          <table:table-cell table:formula="of:=OFFSET([.$B$2];1035-ROW();0)" office:value-type="float" office:value="0.01850156" calcext:value-type="float">
            <text:p>1,85E-02</text:p>
          </table:table-cell>
          <table:table-cell table:formula="of:=OFFSET([.$A$2];1035-ROW();0)" office:value-type="float" office:value="0.0299442955464871" calcext:value-type="float">
            <text:p>2,99E-02</text:p>
          </table:table-cell>
          <table:table-cell table:number-columns-repeated="4"/>
        </table:table-row>
        <table:table-row table:style-name="ro1">
          <table:table-cell office:value-type="float" office:value="0.019543904921487" calcext:value-type="float">
            <text:p>1,95E-02</text:p>
          </table:table-cell>
          <table:table-cell office:value-type="float" office:value="0.1215016" calcext:value-type="float">
            <text:p>1,22E-01</text:p>
          </table:table-cell>
          <table:table-cell table:formula="of:=OFFSET([.$B$2];1035-ROW();0)" office:value-type="float" office:value="0.01866859" calcext:value-type="float">
            <text:p>1,87E-02</text:p>
          </table:table-cell>
          <table:table-cell table:formula="of:=OFFSET([.$A$2];1035-ROW();0)" office:value-type="float" office:value="0.0298954674214871" calcext:value-type="float">
            <text:p>2,99E-02</text:p>
          </table:table-cell>
          <table:table-cell table:number-columns-repeated="4"/>
        </table:table-row>
        <table:table-row table:style-name="ro1">
          <table:table-cell office:value-type="float" office:value="0.019592733046487" calcext:value-type="float">
            <text:p>1,96E-02</text:p>
          </table:table-cell>
          <table:table-cell office:value-type="float" office:value="0.1204926" calcext:value-type="float">
            <text:p>1,20E-01</text:p>
          </table:table-cell>
          <table:table-cell table:formula="of:=OFFSET([.$B$2];1035-ROW();0)" office:value-type="float" office:value="0.01883715" calcext:value-type="float">
            <text:p>1,88E-02</text:p>
          </table:table-cell>
          <table:table-cell table:formula="of:=OFFSET([.$A$2];1035-ROW();0)" office:value-type="float" office:value="0.0298466392964871" calcext:value-type="float">
            <text:p>2,98E-02</text:p>
          </table:table-cell>
          <table:table-cell table:number-columns-repeated="4"/>
        </table:table-row>
        <table:table-row table:style-name="ro1">
          <table:table-cell office:value-type="float" office:value="0.019641561171487" calcext:value-type="float">
            <text:p>1,96E-02</text:p>
          </table:table-cell>
          <table:table-cell office:value-type="float" office:value="0.119491" calcext:value-type="float">
            <text:p>1,19E-01</text:p>
          </table:table-cell>
          <table:table-cell table:formula="of:=OFFSET([.$B$2];1035-ROW();0)" office:value-type="float" office:value="0.01900726" calcext:value-type="float">
            <text:p>1,90E-02</text:p>
          </table:table-cell>
          <table:table-cell table:formula="of:=OFFSET([.$A$2];1035-ROW();0)" office:value-type="float" office:value="0.0297978111714871" calcext:value-type="float">
            <text:p>2,98E-02</text:p>
          </table:table-cell>
          <table:table-cell table:number-columns-repeated="4"/>
        </table:table-row>
        <table:table-row table:style-name="ro1">
          <table:table-cell office:value-type="float" office:value="0.019690389296487" calcext:value-type="float">
            <text:p>1,97E-02</text:p>
          </table:table-cell>
          <table:table-cell office:value-type="float" office:value="0.1184966" calcext:value-type="float">
            <text:p>1,18E-01</text:p>
          </table:table-cell>
          <table:table-cell table:formula="of:=OFFSET([.$B$2];1035-ROW();0)" office:value-type="float" office:value="0.01917893" calcext:value-type="float">
            <text:p>1,92E-02</text:p>
          </table:table-cell>
          <table:table-cell table:formula="of:=OFFSET([.$A$2];1035-ROW();0)" office:value-type="float" office:value="0.0297489830464871" calcext:value-type="float">
            <text:p>2,97E-02</text:p>
          </table:table-cell>
          <table:table-cell table:number-columns-repeated="4"/>
        </table:table-row>
        <table:table-row table:style-name="ro1">
          <table:table-cell office:value-type="float" office:value="0.019739217421487" calcext:value-type="float">
            <text:p>1,97E-02</text:p>
          </table:table-cell>
          <table:table-cell office:value-type="float" office:value="0.1175095" calcext:value-type="float">
            <text:p>1,18E-01</text:p>
          </table:table-cell>
          <table:table-cell table:formula="of:=OFFSET([.$B$2];1035-ROW();0)" office:value-type="float" office:value="0.019527" calcext:value-type="float">
            <text:p>1,95E-02</text:p>
          </table:table-cell>
          <table:table-cell table:formula="of:=OFFSET([.$A$2];1035-ROW();0)" office:value-type="float" office:value="0.0296513267964871" calcext:value-type="float">
            <text:p>2,97E-02</text:p>
          </table:table-cell>
          <table:table-cell table:number-columns-repeated="4"/>
        </table:table-row>
        <table:table-row table:style-name="ro1">
          <table:table-cell office:value-type="float" office:value="0.019788045546487" calcext:value-type="float">
            <text:p>1,98E-02</text:p>
          </table:table-cell>
          <table:table-cell office:value-type="float" office:value="0.1165296" calcext:value-type="float">
            <text:p>1,17E-01</text:p>
          </table:table-cell>
          <table:table-cell table:formula="of:=OFFSET([.$B$2];1035-ROW();0)" office:value-type="float" office:value="0.01970343" calcext:value-type="float">
            <text:p>1,97E-02</text:p>
          </table:table-cell>
          <table:table-cell table:formula="of:=OFFSET([.$A$2];1035-ROW();0)" office:value-type="float" office:value="0.0296024986714871" calcext:value-type="float">
            <text:p>2,96E-02</text:p>
          </table:table-cell>
          <table:table-cell table:number-columns-repeated="4"/>
        </table:table-row>
        <table:table-row table:style-name="ro1">
          <table:table-cell office:value-type="float" office:value="0.019836873671487" calcext:value-type="float">
            <text:p>1,98E-02</text:p>
          </table:table-cell>
          <table:table-cell office:value-type="float" office:value="0.1155569" calcext:value-type="float">
            <text:p>1,16E-01</text:p>
          </table:table-cell>
          <table:table-cell table:formula="of:=OFFSET([.$B$2];1035-ROW();0)" office:value-type="float" office:value="0.01988149" calcext:value-type="float">
            <text:p>1,99E-02</text:p>
          </table:table-cell>
          <table:table-cell table:formula="of:=OFFSET([.$A$2];1035-ROW();0)" office:value-type="float" office:value="0.0295536705464871" calcext:value-type="float">
            <text:p>2,96E-02</text:p>
          </table:table-cell>
          <table:table-cell table:number-columns-repeated="4"/>
        </table:table-row>
        <table:table-row table:style-name="ro1">
          <table:table-cell office:value-type="float" office:value="0.019885701796487" calcext:value-type="float">
            <text:p>1,99E-02</text:p>
          </table:table-cell>
          <table:table-cell office:value-type="float" office:value="0.1145914" calcext:value-type="float">
            <text:p>1,15E-01</text:p>
          </table:table-cell>
          <table:table-cell table:formula="of:=OFFSET([.$B$2];1035-ROW();0)" office:value-type="float" office:value="0.02006117" calcext:value-type="float">
            <text:p>2,01E-02</text:p>
          </table:table-cell>
          <table:table-cell table:formula="of:=OFFSET([.$A$2];1035-ROW();0)" office:value-type="float" office:value="0.0295048424214871" calcext:value-type="float">
            <text:p>2,95E-02</text:p>
          </table:table-cell>
          <table:table-cell table:number-columns-repeated="4"/>
        </table:table-row>
        <table:table-row table:style-name="ro1">
          <table:table-cell office:value-type="float" office:value="0.019934529921487" calcext:value-type="float">
            <text:p>1,99E-02</text:p>
          </table:table-cell>
          <table:table-cell office:value-type="float" office:value="0.113633" calcext:value-type="float">
            <text:p>1,14E-01</text:p>
          </table:table-cell>
          <table:table-cell table:formula="of:=OFFSET([.$B$2];1035-ROW();0)" office:value-type="float" office:value="0.0202425" calcext:value-type="float">
            <text:p>2,02E-02</text:p>
          </table:table-cell>
          <table:table-cell table:formula="of:=OFFSET([.$A$2];1035-ROW();0)" office:value-type="float" office:value="0.0294560142964871" calcext:value-type="float">
            <text:p>2,95E-02</text:p>
          </table:table-cell>
          <table:table-cell table:number-columns-repeated="4"/>
        </table:table-row>
        <table:table-row table:style-name="ro1">
          <table:table-cell office:value-type="float" office:value="0.019983358046487" calcext:value-type="float">
            <text:p>2,00E-02</text:p>
          </table:table-cell>
          <table:table-cell office:value-type="float" office:value="0.1126817" calcext:value-type="float">
            <text:p>1,13E-01</text:p>
          </table:table-cell>
          <table:table-cell table:formula="of:=OFFSET([.$B$2];1035-ROW();0)" office:value-type="float" office:value="0.02042549" calcext:value-type="float">
            <text:p>2,04E-02</text:p>
          </table:table-cell>
          <table:table-cell table:formula="of:=OFFSET([.$A$2];1035-ROW();0)" office:value-type="float" office:value="0.0294071861714871" calcext:value-type="float">
            <text:p>2,94E-02</text:p>
          </table:table-cell>
          <table:table-cell table:number-columns-repeated="4"/>
        </table:table-row>
        <table:table-row table:style-name="ro1">
          <table:table-cell office:value-type="float" office:value="0.020032186171487" calcext:value-type="float">
            <text:p>2,00E-02</text:p>
          </table:table-cell>
          <table:table-cell office:value-type="float" office:value="0.1117374" calcext:value-type="float">
            <text:p>1,12E-01</text:p>
          </table:table-cell>
          <table:table-cell table:formula="of:=OFFSET([.$B$2];1035-ROW();0)" office:value-type="float" office:value="0.02061015" calcext:value-type="float">
            <text:p>2,06E-02</text:p>
          </table:table-cell>
          <table:table-cell table:formula="of:=OFFSET([.$A$2];1035-ROW();0)" office:value-type="float" office:value="0.0293583580464871" calcext:value-type="float">
            <text:p>2,94E-02</text:p>
          </table:table-cell>
          <table:table-cell table:number-columns-repeated="4"/>
        </table:table-row>
        <table:table-row table:style-name="ro1">
          <table:table-cell office:value-type="float" office:value="0.020081014296487" calcext:value-type="float">
            <text:p>2,01E-02</text:p>
          </table:table-cell>
          <table:table-cell office:value-type="float" office:value="0.1108002" calcext:value-type="float">
            <text:p>1,11E-01</text:p>
          </table:table-cell>
          <table:table-cell table:formula="of:=OFFSET([.$B$2];1035-ROW();0)" office:value-type="float" office:value="0.0207965" calcext:value-type="float">
            <text:p>2,08E-02</text:p>
          </table:table-cell>
          <table:table-cell table:formula="of:=OFFSET([.$A$2];1035-ROW();0)" office:value-type="float" office:value="0.0293095299214871" calcext:value-type="float">
            <text:p>2,93E-02</text:p>
          </table:table-cell>
          <table:table-cell table:number-columns-repeated="4"/>
        </table:table-row>
        <table:table-row table:style-name="ro1">
          <table:table-cell office:value-type="float" office:value="0.020129842421487" calcext:value-type="float">
            <text:p>2,01E-02</text:p>
          </table:table-cell>
          <table:table-cell office:value-type="float" office:value="0.1098699" calcext:value-type="float">
            <text:p>1,10E-01</text:p>
          </table:table-cell>
          <table:table-cell table:formula="of:=OFFSET([.$B$2];1035-ROW();0)" office:value-type="float" office:value="0.02098455" calcext:value-type="float">
            <text:p>2,10E-02</text:p>
          </table:table-cell>
          <table:table-cell table:formula="of:=OFFSET([.$A$2];1035-ROW();0)" office:value-type="float" office:value="0.0292607017964871" calcext:value-type="float">
            <text:p>2,93E-02</text:p>
          </table:table-cell>
          <table:table-cell table:number-columns-repeated="4"/>
        </table:table-row>
        <table:table-row table:style-name="ro1">
          <table:table-cell office:value-type="float" office:value="0.020178670546487" calcext:value-type="float">
            <text:p>2,02E-02</text:p>
          </table:table-cell>
          <table:table-cell office:value-type="float" office:value="0.1089465" calcext:value-type="float">
            <text:p>1,09E-01</text:p>
          </table:table-cell>
          <table:table-cell table:formula="of:=OFFSET([.$B$2];1035-ROW();0)" office:value-type="float" office:value="0.02117433" calcext:value-type="float">
            <text:p>2,12E-02</text:p>
          </table:table-cell>
          <table:table-cell table:formula="of:=OFFSET([.$A$2];1035-ROW();0)" office:value-type="float" office:value="0.0292118736714871" calcext:value-type="float">
            <text:p>2,92E-02</text:p>
          </table:table-cell>
          <table:table-cell table:number-columns-repeated="4"/>
        </table:table-row>
        <table:table-row table:style-name="ro1">
          <table:table-cell office:value-type="float" office:value="0.020227498671487" calcext:value-type="float">
            <text:p>2,02E-02</text:p>
          </table:table-cell>
          <table:table-cell office:value-type="float" office:value="0.1080301" calcext:value-type="float">
            <text:p>1,08E-01</text:p>
          </table:table-cell>
          <table:table-cell table:formula="of:=OFFSET([.$B$2];1035-ROW();0)" office:value-type="float" office:value="0.02136584" calcext:value-type="float">
            <text:p>2,14E-02</text:p>
          </table:table-cell>
          <table:table-cell table:formula="of:=OFFSET([.$A$2];1035-ROW();0)" office:value-type="float" office:value="0.0291630455464871" calcext:value-type="float">
            <text:p>2,92E-02</text:p>
          </table:table-cell>
          <table:table-cell table:number-columns-repeated="4"/>
        </table:table-row>
        <table:table-row table:style-name="ro1">
          <table:table-cell office:value-type="float" office:value="0.020276326796487" calcext:value-type="float">
            <text:p>2,03E-02</text:p>
          </table:table-cell>
          <table:table-cell office:value-type="float" office:value="0.1071206" calcext:value-type="float">
            <text:p>1,07E-01</text:p>
          </table:table-cell>
          <table:table-cell table:formula="of:=OFFSET([.$B$2];1035-ROW();0)" office:value-type="float" office:value="0.0215591" calcext:value-type="float">
            <text:p>2,16E-02</text:p>
          </table:table-cell>
          <table:table-cell table:formula="of:=OFFSET([.$A$2];1035-ROW();0)" office:value-type="float" office:value="0.0291142174214871" calcext:value-type="float">
            <text:p>2,91E-02</text:p>
          </table:table-cell>
          <table:table-cell table:number-columns-repeated="4"/>
        </table:table-row>
        <table:table-row table:style-name="ro1">
          <table:table-cell office:value-type="float" office:value="0.020325154921487" calcext:value-type="float">
            <text:p>2,03E-02</text:p>
          </table:table-cell>
          <table:table-cell office:value-type="float" office:value="0.1062178" calcext:value-type="float">
            <text:p>1,06E-01</text:p>
          </table:table-cell>
          <table:table-cell table:formula="of:=OFFSET([.$B$2];1035-ROW();0)" office:value-type="float" office:value="0.02175412" calcext:value-type="float">
            <text:p>2,18E-02</text:p>
          </table:table-cell>
          <table:table-cell table:formula="of:=OFFSET([.$A$2];1035-ROW();0)" office:value-type="float" office:value="0.0290653892964871" calcext:value-type="float">
            <text:p>2,91E-02</text:p>
          </table:table-cell>
          <table:table-cell table:number-columns-repeated="4"/>
        </table:table-row>
        <table:table-row table:style-name="ro1">
          <table:table-cell office:value-type="float" office:value="0.020373983046487" calcext:value-type="float">
            <text:p>2,04E-02</text:p>
          </table:table-cell>
          <table:table-cell office:value-type="float" office:value="0.1053219" calcext:value-type="float">
            <text:p>1,05E-01</text:p>
          </table:table-cell>
          <table:table-cell table:formula="of:=OFFSET([.$B$2];1035-ROW();0)" office:value-type="float" office:value="0.02195092" calcext:value-type="float">
            <text:p>2,20E-02</text:p>
          </table:table-cell>
          <table:table-cell table:formula="of:=OFFSET([.$A$2];1035-ROW();0)" office:value-type="float" office:value="0.0290165611714871" calcext:value-type="float">
            <text:p>2,90E-02</text:p>
          </table:table-cell>
          <table:table-cell table:number-columns-repeated="4"/>
        </table:table-row>
        <table:table-row table:style-name="ro1">
          <table:table-cell office:value-type="float" office:value="0.020422811171487" calcext:value-type="float">
            <text:p>2,04E-02</text:p>
          </table:table-cell>
          <table:table-cell office:value-type="float" office:value="0.1044327" calcext:value-type="float">
            <text:p>1,04E-01</text:p>
          </table:table-cell>
          <table:table-cell table:formula="of:=OFFSET([.$B$2];1035-ROW();0)" office:value-type="float" office:value="0.02214952" calcext:value-type="float">
            <text:p>2,21E-02</text:p>
          </table:table-cell>
          <table:table-cell table:formula="of:=OFFSET([.$A$2];1035-ROW();0)" office:value-type="float" office:value="0.0289677330464871" calcext:value-type="float">
            <text:p>2,90E-02</text:p>
          </table:table-cell>
          <table:table-cell table:number-columns-repeated="4"/>
        </table:table-row>
        <table:table-row table:style-name="ro1">
          <table:table-cell office:value-type="float" office:value="0.020471639296487" calcext:value-type="float">
            <text:p>2,05E-02</text:p>
          </table:table-cell>
          <table:table-cell office:value-type="float" office:value="0.1035503" calcext:value-type="float">
            <text:p>1,04E-01</text:p>
          </table:table-cell>
          <table:table-cell table:formula="of:=OFFSET([.$B$2];1035-ROW();0)" office:value-type="float" office:value="0.02234993" calcext:value-type="float">
            <text:p>2,23E-02</text:p>
          </table:table-cell>
          <table:table-cell table:formula="of:=OFFSET([.$A$2];1035-ROW();0)" office:value-type="float" office:value="0.0289189049214871" calcext:value-type="float">
            <text:p>2,89E-02</text:p>
          </table:table-cell>
          <table:table-cell table:number-columns-repeated="4"/>
        </table:table-row>
        <table:table-row table:style-name="ro1">
          <table:table-cell office:value-type="float" office:value="0.020520467421487" calcext:value-type="float">
            <text:p>2,05E-02</text:p>
          </table:table-cell>
          <table:table-cell office:value-type="float" office:value="0.1026745" calcext:value-type="float">
            <text:p>1,03E-01</text:p>
          </table:table-cell>
          <table:table-cell table:formula="of:=OFFSET([.$B$2];1035-ROW();0)" office:value-type="float" office:value="0.02255217" calcext:value-type="float">
            <text:p>2,26E-02</text:p>
          </table:table-cell>
          <table:table-cell table:formula="of:=OFFSET([.$A$2];1035-ROW();0)" office:value-type="float" office:value="0.0288700767964871" calcext:value-type="float">
            <text:p>2,89E-02</text:p>
          </table:table-cell>
          <table:table-cell table:number-columns-repeated="4"/>
        </table:table-row>
        <table:table-row table:style-name="ro1">
          <table:table-cell office:value-type="float" office:value="0.020569295546487" calcext:value-type="float">
            <text:p>2,06E-02</text:p>
          </table:table-cell>
          <table:table-cell office:value-type="float" office:value="0.1018054" calcext:value-type="float">
            <text:p>1,02E-01</text:p>
          </table:table-cell>
          <table:table-cell table:formula="of:=OFFSET([.$B$2];1035-ROW();0)" office:value-type="float" office:value="0.02275625" calcext:value-type="float">
            <text:p>2,28E-02</text:p>
          </table:table-cell>
          <table:table-cell table:formula="of:=OFFSET([.$A$2];1035-ROW();0)" office:value-type="float" office:value="0.0288212486714871" calcext:value-type="float">
            <text:p>2,88E-02</text:p>
          </table:table-cell>
          <table:table-cell table:number-columns-repeated="4"/>
        </table:table-row>
        <table:table-row table:style-name="ro1">
          <table:table-cell office:value-type="float" office:value="0.020618123671487" calcext:value-type="float">
            <text:p>2,06E-02</text:p>
          </table:table-cell>
          <table:table-cell office:value-type="float" office:value="0.1009429" calcext:value-type="float">
            <text:p>1,01E-01</text:p>
          </table:table-cell>
          <table:table-cell table:formula="of:=OFFSET([.$B$2];1035-ROW();0)" office:value-type="float" office:value="0.02296219" calcext:value-type="float">
            <text:p>2,30E-02</text:p>
          </table:table-cell>
          <table:table-cell table:formula="of:=OFFSET([.$A$2];1035-ROW();0)" office:value-type="float" office:value="0.0287724205464871" calcext:value-type="float">
            <text:p>2,88E-02</text:p>
          </table:table-cell>
          <table:table-cell table:number-columns-repeated="4"/>
        </table:table-row>
        <table:table-row table:style-name="ro1">
          <table:table-cell office:value-type="float" office:value="0.020666951796487" calcext:value-type="float">
            <text:p>2,07E-02</text:p>
          </table:table-cell>
          <table:table-cell office:value-type="float" office:value="0.100087" calcext:value-type="float">
            <text:p>1,00E-01</text:p>
          </table:table-cell>
          <table:table-cell table:formula="of:=OFFSET([.$B$2];1035-ROW();0)" office:value-type="float" office:value="0.02317" calcext:value-type="float">
            <text:p>2,32E-02</text:p>
          </table:table-cell>
          <table:table-cell table:formula="of:=OFFSET([.$A$2];1035-ROW();0)" office:value-type="float" office:value="0.0287235924214871" calcext:value-type="float">
            <text:p>2,87E-02</text:p>
          </table:table-cell>
          <table:table-cell table:number-columns-repeated="4"/>
        </table:table-row>
        <table:table-row table:style-name="ro1">
          <table:table-cell office:value-type="float" office:value="0.020715779921487" calcext:value-type="float">
            <text:p>2,07E-02</text:p>
          </table:table-cell>
          <table:table-cell office:value-type="float" office:value="0.09923759" calcext:value-type="float">
            <text:p>9,92E-02</text:p>
          </table:table-cell>
          <table:table-cell table:formula="of:=OFFSET([.$B$2];1035-ROW();0)" office:value-type="float" office:value="0.02337971" calcext:value-type="float">
            <text:p>2,34E-02</text:p>
          </table:table-cell>
          <table:table-cell table:formula="of:=OFFSET([.$A$2];1035-ROW();0)" office:value-type="float" office:value="0.0286747642964871" calcext:value-type="float">
            <text:p>2,87E-02</text:p>
          </table:table-cell>
          <table:table-cell table:number-columns-repeated="4"/>
        </table:table-row>
        <table:table-row table:style-name="ro1">
          <table:table-cell office:value-type="float" office:value="0.020764608046487" calcext:value-type="float">
            <text:p>2,08E-02</text:p>
          </table:table-cell>
          <table:table-cell office:value-type="float" office:value="0.09839471" calcext:value-type="float">
            <text:p>9,84E-02</text:p>
          </table:table-cell>
          <table:table-cell table:formula="of:=OFFSET([.$B$2];1035-ROW();0)" office:value-type="float" office:value="0.02359132" calcext:value-type="float">
            <text:p>2,36E-02</text:p>
          </table:table-cell>
          <table:table-cell table:formula="of:=OFFSET([.$A$2];1035-ROW();0)" office:value-type="float" office:value="0.0286259361714871" calcext:value-type="float">
            <text:p>2,86E-02</text:p>
          </table:table-cell>
          <table:table-cell table:number-columns-repeated="4"/>
        </table:table-row>
        <table:table-row table:style-name="ro1">
          <table:table-cell office:value-type="float" office:value="0.020813436171487" calcext:value-type="float">
            <text:p>2,08E-02</text:p>
          </table:table-cell>
          <table:table-cell office:value-type="float" office:value="0.0975583" calcext:value-type="float">
            <text:p>9,76E-02</text:p>
          </table:table-cell>
          <table:table-cell table:formula="of:=OFFSET([.$B$2];1035-ROW();0)" office:value-type="float" office:value="0.02380486" calcext:value-type="float">
            <text:p>2,38E-02</text:p>
          </table:table-cell>
          <table:table-cell table:formula="of:=OFFSET([.$A$2];1035-ROW();0)" office:value-type="float" office:value="0.0285771080464871" calcext:value-type="float">
            <text:p>2,86E-02</text:p>
          </table:table-cell>
          <table:table-cell table:number-columns-repeated="4"/>
        </table:table-row>
        <table:table-row table:style-name="ro1">
          <table:table-cell office:value-type="float" office:value="0.020862264296487" calcext:value-type="float">
            <text:p>2,09E-02</text:p>
          </table:table-cell>
          <table:table-cell office:value-type="float" office:value="0.09672832" calcext:value-type="float">
            <text:p>9,67E-02</text:p>
          </table:table-cell>
          <table:table-cell table:formula="of:=OFFSET([.$B$2];1035-ROW();0)" office:value-type="float" office:value="0.02402034" calcext:value-type="float">
            <text:p>2,40E-02</text:p>
          </table:table-cell>
          <table:table-cell table:formula="of:=OFFSET([.$A$2];1035-ROW();0)" office:value-type="float" office:value="0.0285282799214871" calcext:value-type="float">
            <text:p>2,85E-02</text:p>
          </table:table-cell>
          <table:table-cell table:number-columns-repeated="4"/>
        </table:table-row>
        <table:table-row table:style-name="ro1">
          <table:table-cell office:value-type="float" office:value="0.020911092421487" calcext:value-type="float">
            <text:p>2,09E-02</text:p>
          </table:table-cell>
          <table:table-cell office:value-type="float" office:value="0.09590473" calcext:value-type="float">
            <text:p>9,59E-02</text:p>
          </table:table-cell>
          <table:table-cell table:formula="of:=OFFSET([.$B$2];1035-ROW();0)" office:value-type="float" office:value="0.02423777" calcext:value-type="float">
            <text:p>2,42E-02</text:p>
          </table:table-cell>
          <table:table-cell table:formula="of:=OFFSET([.$A$2];1035-ROW();0)" office:value-type="float" office:value="0.0284794517964871" calcext:value-type="float">
            <text:p>2,85E-02</text:p>
          </table:table-cell>
          <table:table-cell table:number-columns-repeated="4"/>
        </table:table-row>
        <table:table-row table:style-name="ro1">
          <table:table-cell office:value-type="float" office:value="0.020959920546487" calcext:value-type="float">
            <text:p>2,10E-02</text:p>
          </table:table-cell>
          <table:table-cell office:value-type="float" office:value="0.0950875" calcext:value-type="float">
            <text:p>9,51E-02</text:p>
          </table:table-cell>
          <table:table-cell table:formula="of:=OFFSET([.$B$2];1035-ROW();0)" office:value-type="float" office:value="0.02445719" calcext:value-type="float">
            <text:p>2,45E-02</text:p>
          </table:table-cell>
          <table:table-cell table:formula="of:=OFFSET([.$A$2];1035-ROW();0)" office:value-type="float" office:value="0.0284306236714871" calcext:value-type="float">
            <text:p>2,84E-02</text:p>
          </table:table-cell>
          <table:table-cell table:number-columns-repeated="4"/>
        </table:table-row>
        <table:table-row table:style-name="ro1">
          <table:table-cell office:value-type="float" office:value="0.021008748671487" calcext:value-type="float">
            <text:p>2,10E-02</text:p>
          </table:table-cell>
          <table:table-cell office:value-type="float" office:value="0.09427658" calcext:value-type="float">
            <text:p>9,43E-02</text:p>
          </table:table-cell>
          <table:table-cell table:formula="of:=OFFSET([.$B$2];1035-ROW();0)" office:value-type="float" office:value="0.02467859" calcext:value-type="float">
            <text:p>2,47E-02</text:p>
          </table:table-cell>
          <table:table-cell table:formula="of:=OFFSET([.$A$2];1035-ROW();0)" office:value-type="float" office:value="0.0283817955464871" calcext:value-type="float">
            <text:p>2,84E-02</text:p>
          </table:table-cell>
          <table:table-cell table:number-columns-repeated="4"/>
        </table:table-row>
        <table:table-row table:style-name="ro1">
          <table:table-cell office:value-type="float" office:value="0.021057576796487" calcext:value-type="float">
            <text:p>2,11E-02</text:p>
          </table:table-cell>
          <table:table-cell office:value-type="float" office:value="0.09347196" calcext:value-type="float">
            <text:p>9,35E-02</text:p>
          </table:table-cell>
          <table:table-cell table:formula="of:=OFFSET([.$B$2];1035-ROW();0)" office:value-type="float" office:value="0.02490201" calcext:value-type="float">
            <text:p>2,49E-02</text:p>
          </table:table-cell>
          <table:table-cell table:formula="of:=OFFSET([.$A$2];1035-ROW();0)" office:value-type="float" office:value="0.0283329674214871" calcext:value-type="float">
            <text:p>2,83E-02</text:p>
          </table:table-cell>
          <table:table-cell table:number-columns-repeated="4"/>
        </table:table-row>
        <table:table-row table:style-name="ro1">
          <table:table-cell office:value-type="float" office:value="0.021106404921487" calcext:value-type="float">
            <text:p>2,11E-02</text:p>
          </table:table-cell>
          <table:table-cell office:value-type="float" office:value="0.09267357" calcext:value-type="float">
            <text:p>9,27E-02</text:p>
          </table:table-cell>
          <table:table-cell table:formula="of:=OFFSET([.$B$2];1035-ROW();0)" office:value-type="float" office:value="0.02512745" calcext:value-type="float">
            <text:p>2,51E-02</text:p>
          </table:table-cell>
          <table:table-cell table:formula="of:=OFFSET([.$A$2];1035-ROW();0)" office:value-type="float" office:value="0.0282841392964871" calcext:value-type="float">
            <text:p>2,83E-02</text:p>
          </table:table-cell>
          <table:table-cell table:number-columns-repeated="4"/>
        </table:table-row>
        <table:table-row table:style-name="ro1">
          <table:table-cell office:value-type="float" office:value="0.021155233046487" calcext:value-type="float">
            <text:p>2,12E-02</text:p>
          </table:table-cell>
          <table:table-cell office:value-type="float" office:value="0.09188139" calcext:value-type="float">
            <text:p>9,19E-02</text:p>
          </table:table-cell>
          <table:table-cell table:formula="of:=OFFSET([.$B$2];1035-ROW();0)" office:value-type="float" office:value="0.02535493" calcext:value-type="float">
            <text:p>2,54E-02</text:p>
          </table:table-cell>
          <table:table-cell table:formula="of:=OFFSET([.$A$2];1035-ROW();0)" office:value-type="float" office:value="0.0282353111714871" calcext:value-type="float">
            <text:p>2,82E-02</text:p>
          </table:table-cell>
          <table:table-cell table:number-columns-repeated="4"/>
        </table:table-row>
        <table:table-row table:style-name="ro1">
          <table:table-cell office:value-type="float" office:value="0.021204061171487" calcext:value-type="float">
            <text:p>2,12E-02</text:p>
          </table:table-cell>
          <table:table-cell office:value-type="float" office:value="0.09109539" calcext:value-type="float">
            <text:p>9,11E-02</text:p>
          </table:table-cell>
          <table:table-cell table:formula="of:=OFFSET([.$B$2];1035-ROW();0)" office:value-type="float" office:value="0.02558448" calcext:value-type="float">
            <text:p>2,56E-02</text:p>
          </table:table-cell>
          <table:table-cell table:formula="of:=OFFSET([.$A$2];1035-ROW();0)" office:value-type="float" office:value="0.0281864830464871" calcext:value-type="float">
            <text:p>2,82E-02</text:p>
          </table:table-cell>
          <table:table-cell table:number-columns-repeated="4"/>
        </table:table-row>
        <table:table-row table:style-name="ro1">
          <table:table-cell office:value-type="float" office:value="0.021252889296487" calcext:value-type="float">
            <text:p>2,13E-02</text:p>
          </table:table-cell>
          <table:table-cell office:value-type="float" office:value="0.09031552" calcext:value-type="float">
            <text:p>9,03E-02</text:p>
          </table:table-cell>
          <table:table-cell table:formula="of:=OFFSET([.$B$2];1035-ROW();0)" office:value-type="float" office:value="0.02581611" calcext:value-type="float">
            <text:p>2,58E-02</text:p>
          </table:table-cell>
          <table:table-cell table:formula="of:=OFFSET([.$A$2];1035-ROW();0)" office:value-type="float" office:value="0.0281376549214871" calcext:value-type="float">
            <text:p>2,81E-02</text:p>
          </table:table-cell>
          <table:table-cell table:number-columns-repeated="4"/>
        </table:table-row>
        <table:table-row table:style-name="ro1">
          <table:table-cell office:value-type="float" office:value="0.021301717421487" calcext:value-type="float">
            <text:p>2,13E-02</text:p>
          </table:table-cell>
          <table:table-cell office:value-type="float" office:value="0.08954175" calcext:value-type="float">
            <text:p>8,95E-02</text:p>
          </table:table-cell>
          <table:table-cell table:formula="of:=OFFSET([.$B$2];1035-ROW();0)" office:value-type="float" office:value="0.02604983" calcext:value-type="float">
            <text:p>2,60E-02</text:p>
          </table:table-cell>
          <table:table-cell table:formula="of:=OFFSET([.$A$2];1035-ROW();0)" office:value-type="float" office:value="0.0280888267964871" calcext:value-type="float">
            <text:p>2,81E-02</text:p>
          </table:table-cell>
          <table:table-cell table:number-columns-repeated="4"/>
        </table:table-row>
        <table:table-row table:style-name="ro1">
          <table:table-cell office:value-type="float" office:value="0.021350545546487" calcext:value-type="float">
            <text:p>2,14E-02</text:p>
          </table:table-cell>
          <table:table-cell office:value-type="float" office:value="0.08877404" calcext:value-type="float">
            <text:p>8,88E-02</text:p>
          </table:table-cell>
          <table:table-cell table:formula="of:=OFFSET([.$B$2];1035-ROW();0)" office:value-type="float" office:value="0.02628567" calcext:value-type="float">
            <text:p>2,63E-02</text:p>
          </table:table-cell>
          <table:table-cell table:formula="of:=OFFSET([.$A$2];1035-ROW();0)" office:value-type="float" office:value="0.0280399986714871" calcext:value-type="float">
            <text:p>2,80E-02</text:p>
          </table:table-cell>
          <table:table-cell table:number-columns-repeated="4"/>
        </table:table-row>
        <table:table-row table:style-name="ro1">
          <table:table-cell office:value-type="float" office:value="0.021399373671487" calcext:value-type="float">
            <text:p>2,14E-02</text:p>
          </table:table-cell>
          <table:table-cell office:value-type="float" office:value="0.08801236" calcext:value-type="float">
            <text:p>8,80E-02</text:p>
          </table:table-cell>
          <table:table-cell table:formula="of:=OFFSET([.$B$2];1035-ROW();0)" office:value-type="float" office:value="0.02652364" calcext:value-type="float">
            <text:p>2,65E-02</text:p>
          </table:table-cell>
          <table:table-cell table:formula="of:=OFFSET([.$A$2];1035-ROW();0)" office:value-type="float" office:value="0.0279911705464871" calcext:value-type="float">
            <text:p>2,80E-02</text:p>
          </table:table-cell>
          <table:table-cell table:number-columns-repeated="4"/>
        </table:table-row>
        <table:table-row table:style-name="ro1">
          <table:table-cell office:value-type="float" office:value="0.021448201796487" calcext:value-type="float">
            <text:p>2,14E-02</text:p>
          </table:table-cell>
          <table:table-cell office:value-type="float" office:value="0.08725666" calcext:value-type="float">
            <text:p>8,73E-02</text:p>
          </table:table-cell>
          <table:table-cell table:formula="of:=OFFSET([.$B$2];1035-ROW();0)" office:value-type="float" office:value="0.02676377" calcext:value-type="float">
            <text:p>2,68E-02</text:p>
          </table:table-cell>
          <table:table-cell table:formula="of:=OFFSET([.$A$2];1035-ROW();0)" office:value-type="float" office:value="0.0279423424214871" calcext:value-type="float">
            <text:p>2,79E-02</text:p>
          </table:table-cell>
          <table:table-cell table:number-columns-repeated="4"/>
        </table:table-row>
        <table:table-row table:style-name="ro1">
          <table:table-cell office:value-type="float" office:value="0.021497029921487" calcext:value-type="float">
            <text:p>2,15E-02</text:p>
          </table:table-cell>
          <table:table-cell office:value-type="float" office:value="0.08650692" calcext:value-type="float">
            <text:p>8,65E-02</text:p>
          </table:table-cell>
          <table:table-cell table:formula="of:=OFFSET([.$B$2];1035-ROW();0)" office:value-type="float" office:value="0.02700606" calcext:value-type="float">
            <text:p>2,70E-02</text:p>
          </table:table-cell>
          <table:table-cell table:formula="of:=OFFSET([.$A$2];1035-ROW();0)" office:value-type="float" office:value="0.0278935142964871" calcext:value-type="float">
            <text:p>2,79E-02</text:p>
          </table:table-cell>
          <table:table-cell table:number-columns-repeated="4"/>
        </table:table-row>
        <table:table-row table:style-name="ro1">
          <table:table-cell office:value-type="float" office:value="0.021545858046487" calcext:value-type="float">
            <text:p>2,15E-02</text:p>
          </table:table-cell>
          <table:table-cell office:value-type="float" office:value="0.08576309" calcext:value-type="float">
            <text:p>8,58E-02</text:p>
          </table:table-cell>
          <table:table-cell table:formula="of:=OFFSET([.$B$2];1035-ROW();0)" office:value-type="float" office:value="0.02725055" calcext:value-type="float">
            <text:p>2,73E-02</text:p>
          </table:table-cell>
          <table:table-cell table:formula="of:=OFFSET([.$A$2];1035-ROW();0)" office:value-type="float" office:value="0.0278446861714871" calcext:value-type="float">
            <text:p>2,78E-02</text:p>
          </table:table-cell>
          <table:table-cell table:number-columns-repeated="4"/>
        </table:table-row>
        <table:table-row table:style-name="ro1">
          <table:table-cell office:value-type="float" office:value="0.021594686171487" calcext:value-type="float">
            <text:p>2,16E-02</text:p>
          </table:table-cell>
          <table:table-cell office:value-type="float" office:value="0.08502514" calcext:value-type="float">
            <text:p>8,50E-02</text:p>
          </table:table-cell>
          <table:table-cell table:formula="of:=OFFSET([.$B$2];1035-ROW();0)" office:value-type="float" office:value="0.02749724" calcext:value-type="float">
            <text:p>2,75E-02</text:p>
          </table:table-cell>
          <table:table-cell table:formula="of:=OFFSET([.$A$2];1035-ROW();0)" office:value-type="float" office:value="0.0277958580464871" calcext:value-type="float">
            <text:p>2,78E-02</text:p>
          </table:table-cell>
          <table:table-cell table:number-columns-repeated="4"/>
        </table:table-row>
        <table:table-row table:style-name="ro1">
          <table:table-cell office:value-type="float" office:value="0.021643514296487" calcext:value-type="float">
            <text:p>2,16E-02</text:p>
          </table:table-cell>
          <table:table-cell office:value-type="float" office:value="0.08429303" calcext:value-type="float">
            <text:p>8,43E-02</text:p>
          </table:table-cell>
          <table:table-cell table:formula="of:=OFFSET([.$B$2];1035-ROW();0)" office:value-type="float" office:value="0.02774616" calcext:value-type="float">
            <text:p>2,77E-02</text:p>
          </table:table-cell>
          <table:table-cell table:formula="of:=OFFSET([.$A$2];1035-ROW();0)" office:value-type="float" office:value="0.0277470299214871" calcext:value-type="float">
            <text:p>2,77E-02</text:p>
          </table:table-cell>
          <table:table-cell table:number-columns-repeated="4"/>
        </table:table-row>
        <table:table-row table:style-name="ro1">
          <table:table-cell office:value-type="float" office:value="0.021692342421487" calcext:value-type="float">
            <text:p>2,17E-02</text:p>
          </table:table-cell>
          <table:table-cell office:value-type="float" office:value="0.08356673" calcext:value-type="float">
            <text:p>8,36E-02</text:p>
          </table:table-cell>
          <table:table-cell table:formula="of:=OFFSET([.$B$2];1035-ROW();0)" office:value-type="float" office:value="0.02799732" calcext:value-type="float">
            <text:p>2,80E-02</text:p>
          </table:table-cell>
          <table:table-cell table:formula="of:=OFFSET([.$A$2];1035-ROW();0)" office:value-type="float" office:value="0.0276982017964871" calcext:value-type="float">
            <text:p>2,77E-02</text:p>
          </table:table-cell>
          <table:table-cell table:number-columns-repeated="4"/>
        </table:table-row>
        <table:table-row table:style-name="ro1">
          <table:table-cell office:value-type="float" office:value="0.021741170546487" calcext:value-type="float">
            <text:p>2,17E-02</text:p>
          </table:table-cell>
          <table:table-cell office:value-type="float" office:value="0.08284619" calcext:value-type="float">
            <text:p>8,28E-02</text:p>
          </table:table-cell>
          <table:table-cell table:formula="of:=OFFSET([.$B$2];1035-ROW();0)" office:value-type="float" office:value="0.02825075" calcext:value-type="float">
            <text:p>2,83E-02</text:p>
          </table:table-cell>
          <table:table-cell table:formula="of:=OFFSET([.$A$2];1035-ROW();0)" office:value-type="float" office:value="0.0276493736714871" calcext:value-type="float">
            <text:p>2,76E-02</text:p>
          </table:table-cell>
          <table:table-cell table:number-columns-repeated="4"/>
        </table:table-row>
        <table:table-row table:style-name="ro1">
          <table:table-cell office:value-type="float" office:value="0.021789998671487" calcext:value-type="float">
            <text:p>2,18E-02</text:p>
          </table:table-cell>
          <table:table-cell office:value-type="float" office:value="0.08213139" calcext:value-type="float">
            <text:p>8,21E-02</text:p>
          </table:table-cell>
          <table:table-cell table:formula="of:=OFFSET([.$B$2];1035-ROW();0)" office:value-type="float" office:value="0.02850646" calcext:value-type="float">
            <text:p>2,85E-02</text:p>
          </table:table-cell>
          <table:table-cell table:formula="of:=OFFSET([.$A$2];1035-ROW();0)" office:value-type="float" office:value="0.0276005455464871" calcext:value-type="float">
            <text:p>2,76E-02</text:p>
          </table:table-cell>
          <table:table-cell table:number-columns-repeated="4"/>
        </table:table-row>
        <table:table-row table:style-name="ro1">
          <table:table-cell office:value-type="float" office:value="0.021838826796487" calcext:value-type="float">
            <text:p>2,18E-02</text:p>
          </table:table-cell>
          <table:table-cell office:value-type="float" office:value="0.08142228" calcext:value-type="float">
            <text:p>8,14E-02</text:p>
          </table:table-cell>
          <table:table-cell table:formula="of:=OFFSET([.$B$2];1035-ROW();0)" office:value-type="float" office:value="0.02876448" calcext:value-type="float">
            <text:p>2,88E-02</text:p>
          </table:table-cell>
          <table:table-cell table:formula="of:=OFFSET([.$A$2];1035-ROW();0)" office:value-type="float" office:value="0.0275517174214871" calcext:value-type="float">
            <text:p>2,76E-02</text:p>
          </table:table-cell>
          <table:table-cell table:number-columns-repeated="4"/>
        </table:table-row>
        <table:table-row table:style-name="ro1">
          <table:table-cell office:value-type="float" office:value="0.021887654921487" calcext:value-type="float">
            <text:p>2,19E-02</text:p>
          </table:table-cell>
          <table:table-cell office:value-type="float" office:value="0.08071883" calcext:value-type="float">
            <text:p>8,07E-02</text:p>
          </table:table-cell>
          <table:table-cell table:formula="of:=OFFSET([.$B$2];1035-ROW();0)" office:value-type="float" office:value="0.02902482" calcext:value-type="float">
            <text:p>2,90E-02</text:p>
          </table:table-cell>
          <table:table-cell table:formula="of:=OFFSET([.$A$2];1035-ROW();0)" office:value-type="float" office:value="0.0275028892964871" calcext:value-type="float">
            <text:p>2,75E-02</text:p>
          </table:table-cell>
          <table:table-cell table:number-columns-repeated="4"/>
        </table:table-row>
        <table:table-row table:style-name="ro1">
          <table:table-cell office:value-type="float" office:value="0.021936483046487" calcext:value-type="float">
            <text:p>2,19E-02</text:p>
          </table:table-cell>
          <table:table-cell office:value-type="float" office:value="0.08002101" calcext:value-type="float">
            <text:p>8,00E-02</text:p>
          </table:table-cell>
          <table:table-cell table:formula="of:=OFFSET([.$B$2];1035-ROW();0)" office:value-type="float" office:value="0.0292875" calcext:value-type="float">
            <text:p>2,93E-02</text:p>
          </table:table-cell>
          <table:table-cell table:formula="of:=OFFSET([.$A$2];1035-ROW();0)" office:value-type="float" office:value="0.0274540611714871" calcext:value-type="float">
            <text:p>2,75E-02</text:p>
          </table:table-cell>
          <table:table-cell table:number-columns-repeated="4"/>
        </table:table-row>
        <table:table-row table:style-name="ro1">
          <table:table-cell office:value-type="float" office:value="0.021985311171487" calcext:value-type="float">
            <text:p>2,20E-02</text:p>
          </table:table-cell>
          <table:table-cell office:value-type="float" office:value="0.07932877" calcext:value-type="float">
            <text:p>7,93E-02</text:p>
          </table:table-cell>
          <table:table-cell table:formula="of:=OFFSET([.$B$2];1035-ROW();0)" office:value-type="float" office:value="0.02955254" calcext:value-type="float">
            <text:p>2,96E-02</text:p>
          </table:table-cell>
          <table:table-cell table:formula="of:=OFFSET([.$A$2];1035-ROW();0)" office:value-type="float" office:value="0.0274052330464871" calcext:value-type="float">
            <text:p>2,74E-02</text:p>
          </table:table-cell>
          <table:table-cell table:number-columns-repeated="4"/>
        </table:table-row>
        <table:table-row table:style-name="ro1">
          <table:table-cell office:value-type="float" office:value="0.022034139296487" calcext:value-type="float">
            <text:p>2,20E-02</text:p>
          </table:table-cell>
          <table:table-cell office:value-type="float" office:value="0.07864209" calcext:value-type="float">
            <text:p>7,86E-02</text:p>
          </table:table-cell>
          <table:table-cell table:formula="of:=OFFSET([.$B$2];1035-ROW();0)" office:value-type="float" office:value="0.02981997" calcext:value-type="float">
            <text:p>2,98E-02</text:p>
          </table:table-cell>
          <table:table-cell table:formula="of:=OFFSET([.$A$2];1035-ROW();0)" office:value-type="float" office:value="0.0273564049214871" calcext:value-type="float">
            <text:p>2,74E-02</text:p>
          </table:table-cell>
          <table:table-cell table:number-columns-repeated="4"/>
        </table:table-row>
        <table:table-row table:style-name="ro1">
          <table:table-cell office:value-type="float" office:value="0.022082967421487" calcext:value-type="float">
            <text:p>2,21E-02</text:p>
          </table:table-cell>
          <table:table-cell office:value-type="float" office:value="0.07796092" calcext:value-type="float">
            <text:p>7,80E-02</text:p>
          </table:table-cell>
          <table:table-cell table:formula="of:=OFFSET([.$B$2];1035-ROW();0)" office:value-type="float" office:value="0.03008979" calcext:value-type="float">
            <text:p>3,01E-02</text:p>
          </table:table-cell>
          <table:table-cell table:formula="of:=OFFSET([.$A$2];1035-ROW();0)" office:value-type="float" office:value="0.0273075767964871" calcext:value-type="float">
            <text:p>2,73E-02</text:p>
          </table:table-cell>
          <table:table-cell table:number-columns-repeated="4"/>
        </table:table-row>
        <table:table-row table:style-name="ro1">
          <table:table-cell office:value-type="float" office:value="0.022131795546487" calcext:value-type="float">
            <text:p>2,21E-02</text:p>
          </table:table-cell>
          <table:table-cell office:value-type="float" office:value="0.07728522" calcext:value-type="float">
            <text:p>7,73E-02</text:p>
          </table:table-cell>
          <table:table-cell table:formula="of:=OFFSET([.$B$2];1035-ROW();0)" office:value-type="float" office:value="0.03036204" calcext:value-type="float">
            <text:p>3,04E-02</text:p>
          </table:table-cell>
          <table:table-cell table:formula="of:=OFFSET([.$A$2];1035-ROW();0)" office:value-type="float" office:value="0.0272587486714871" calcext:value-type="float">
            <text:p>2,73E-02</text:p>
          </table:table-cell>
          <table:table-cell table:number-columns-repeated="4"/>
        </table:table-row>
        <table:table-row table:style-name="ro1">
          <table:table-cell office:value-type="float" office:value="0.022180623671487" calcext:value-type="float">
            <text:p>2,22E-02</text:p>
          </table:table-cell>
          <table:table-cell office:value-type="float" office:value="0.07661498" calcext:value-type="float">
            <text:p>7,66E-02</text:p>
          </table:table-cell>
          <table:table-cell table:formula="of:=OFFSET([.$B$2];1035-ROW();0)" office:value-type="float" office:value="0.03063674" calcext:value-type="float">
            <text:p>3,06E-02</text:p>
          </table:table-cell>
          <table:table-cell table:formula="of:=OFFSET([.$A$2];1035-ROW();0)" office:value-type="float" office:value="0.0272099205464871" calcext:value-type="float">
            <text:p>2,72E-02</text:p>
          </table:table-cell>
          <table:table-cell table:number-columns-repeated="4"/>
        </table:table-row>
        <table:table-row table:style-name="ro1">
          <table:table-cell office:value-type="float" office:value="0.022229451796487" calcext:value-type="float">
            <text:p>2,22E-02</text:p>
          </table:table-cell>
          <table:table-cell office:value-type="float" office:value="0.07595014" calcext:value-type="float">
            <text:p>7,60E-02</text:p>
          </table:table-cell>
          <table:table-cell table:formula="of:=OFFSET([.$B$2];1035-ROW();0)" office:value-type="float" office:value="0.03091389" calcext:value-type="float">
            <text:p>3,09E-02</text:p>
          </table:table-cell>
          <table:table-cell table:formula="of:=OFFSET([.$A$2];1035-ROW();0)" office:value-type="float" office:value="0.0271610924214871" calcext:value-type="float">
            <text:p>2,72E-02</text:p>
          </table:table-cell>
          <table:table-cell table:number-columns-repeated="4"/>
        </table:table-row>
        <table:table-row table:style-name="ro1">
          <table:table-cell office:value-type="float" office:value="0.022278279921487" calcext:value-type="float">
            <text:p>2,23E-02</text:p>
          </table:table-cell>
          <table:table-cell office:value-type="float" office:value="0.07529067" calcext:value-type="float">
            <text:p>7,53E-02</text:p>
          </table:table-cell>
          <table:table-cell table:formula="of:=OFFSET([.$B$2];1035-ROW();0)" office:value-type="float" office:value="0.03119354" calcext:value-type="float">
            <text:p>3,12E-02</text:p>
          </table:table-cell>
          <table:table-cell table:formula="of:=OFFSET([.$A$2];1035-ROW();0)" office:value-type="float" office:value="0.0271122642964871" calcext:value-type="float">
            <text:p>2,71E-02</text:p>
          </table:table-cell>
          <table:table-cell table:number-columns-repeated="4"/>
        </table:table-row>
        <table:table-row table:style-name="ro1">
          <table:table-cell office:value-type="float" office:value="0.022327108046487" calcext:value-type="float">
            <text:p>2,23E-02</text:p>
          </table:table-cell>
          <table:table-cell office:value-type="float" office:value="0.07463654" calcext:value-type="float">
            <text:p>7,46E-02</text:p>
          </table:table-cell>
          <table:table-cell table:formula="of:=OFFSET([.$B$2];1035-ROW();0)" office:value-type="float" office:value="0.03147569" calcext:value-type="float">
            <text:p>3,15E-02</text:p>
          </table:table-cell>
          <table:table-cell table:formula="of:=OFFSET([.$A$2];1035-ROW();0)" office:value-type="float" office:value="0.0270634361714871" calcext:value-type="float">
            <text:p>2,71E-02</text:p>
          </table:table-cell>
          <table:table-cell table:number-columns-repeated="4"/>
        </table:table-row>
        <table:table-row table:style-name="ro1">
          <table:table-cell office:value-type="float" office:value="0.022375936171487" calcext:value-type="float">
            <text:p>2,24E-02</text:p>
          </table:table-cell>
          <table:table-cell office:value-type="float" office:value="0.07398771" calcext:value-type="float">
            <text:p>7,40E-02</text:p>
          </table:table-cell>
          <table:table-cell table:formula="of:=OFFSET([.$B$2];1035-ROW();0)" office:value-type="float" office:value="0.03176036" calcext:value-type="float">
            <text:p>3,18E-02</text:p>
          </table:table-cell>
          <table:table-cell table:formula="of:=OFFSET([.$A$2];1035-ROW();0)" office:value-type="float" office:value="0.0270146080464871" calcext:value-type="float">
            <text:p>2,70E-02</text:p>
          </table:table-cell>
          <table:table-cell table:number-columns-repeated="4"/>
        </table:table-row>
        <table:table-row table:style-name="ro1">
          <table:table-cell office:value-type="float" office:value="0.022424764296487" calcext:value-type="float">
            <text:p>2,24E-02</text:p>
          </table:table-cell>
          <table:table-cell office:value-type="float" office:value="0.07334416" calcext:value-type="float">
            <text:p>7,33E-02</text:p>
          </table:table-cell>
          <table:table-cell table:formula="of:=OFFSET([.$B$2];1035-ROW();0)" office:value-type="float" office:value="0.03204758" calcext:value-type="float">
            <text:p>3,20E-02</text:p>
          </table:table-cell>
          <table:table-cell table:formula="of:=OFFSET([.$A$2];1035-ROW();0)" office:value-type="float" office:value="0.0269657799214871" calcext:value-type="float">
            <text:p>2,70E-02</text:p>
          </table:table-cell>
          <table:table-cell table:number-columns-repeated="4"/>
        </table:table-row>
        <table:table-row table:style-name="ro1">
          <table:table-cell office:value-type="float" office:value="0.022473592421487" calcext:value-type="float">
            <text:p>2,25E-02</text:p>
          </table:table-cell>
          <table:table-cell office:value-type="float" office:value="0.07270582" calcext:value-type="float">
            <text:p>7,27E-02</text:p>
          </table:table-cell>
          <table:table-cell table:formula="of:=OFFSET([.$B$2];1035-ROW();0)" office:value-type="float" office:value="0.03233737" calcext:value-type="float">
            <text:p>3,23E-02</text:p>
          </table:table-cell>
          <table:table-cell table:formula="of:=OFFSET([.$A$2];1035-ROW();0)" office:value-type="float" office:value="0.0269169517964871" calcext:value-type="float">
            <text:p>2,69E-02</text:p>
          </table:table-cell>
          <table:table-cell table:number-columns-repeated="4"/>
        </table:table-row>
        <table:table-row table:style-name="ro1">
          <table:table-cell office:value-type="float" office:value="0.022522420546487" calcext:value-type="float">
            <text:p>2,25E-02</text:p>
          </table:table-cell>
          <table:table-cell office:value-type="float" office:value="0.07207268" calcext:value-type="float">
            <text:p>7,21E-02</text:p>
          </table:table-cell>
          <table:table-cell table:formula="of:=OFFSET([.$B$2];1035-ROW();0)" office:value-type="float" office:value="0.03262975" calcext:value-type="float">
            <text:p>3,26E-02</text:p>
          </table:table-cell>
          <table:table-cell table:formula="of:=OFFSET([.$A$2];1035-ROW();0)" office:value-type="float" office:value="0.0268681236714871" calcext:value-type="float">
            <text:p>2,69E-02</text:p>
          </table:table-cell>
          <table:table-cell table:number-columns-repeated="4"/>
        </table:table-row>
        <table:table-row table:style-name="ro1">
          <table:table-cell office:value-type="float" office:value="0.022571248671487" calcext:value-type="float">
            <text:p>2,26E-02</text:p>
          </table:table-cell>
          <table:table-cell office:value-type="float" office:value="0.07144471" calcext:value-type="float">
            <text:p>7,14E-02</text:p>
          </table:table-cell>
          <table:table-cell table:formula="of:=OFFSET([.$B$2];1035-ROW();0)" office:value-type="float" office:value="0.03292475" calcext:value-type="float">
            <text:p>3,29E-02</text:p>
          </table:table-cell>
          <table:table-cell table:formula="of:=OFFSET([.$A$2];1035-ROW();0)" office:value-type="float" office:value="0.0268192955464871" calcext:value-type="float">
            <text:p>2,68E-02</text:p>
          </table:table-cell>
          <table:table-cell table:number-columns-repeated="4"/>
        </table:table-row>
        <table:table-row table:style-name="ro1">
          <table:table-cell office:value-type="float" office:value="0.022620076796487" calcext:value-type="float">
            <text:p>2,26E-02</text:p>
          </table:table-cell>
          <table:table-cell office:value-type="float" office:value="0.07082186" calcext:value-type="float">
            <text:p>7,08E-02</text:p>
          </table:table-cell>
          <table:table-cell table:formula="of:=OFFSET([.$B$2];1035-ROW();0)" office:value-type="float" office:value="0.03322237" calcext:value-type="float">
            <text:p>3,32E-02</text:p>
          </table:table-cell>
          <table:table-cell table:formula="of:=OFFSET([.$A$2];1035-ROW();0)" office:value-type="float" office:value="0.0267704674214871" calcext:value-type="float">
            <text:p>2,68E-02</text:p>
          </table:table-cell>
          <table:table-cell table:number-columns-repeated="4"/>
        </table:table-row>
        <table:table-row table:style-name="ro1">
          <table:table-cell office:value-type="float" office:value="0.022668904921487" calcext:value-type="float">
            <text:p>2,27E-02</text:p>
          </table:table-cell>
          <table:table-cell office:value-type="float" office:value="0.0702041" calcext:value-type="float">
            <text:p>7,02E-02</text:p>
          </table:table-cell>
          <table:table-cell table:formula="of:=OFFSET([.$B$2];1035-ROW();0)" office:value-type="float" office:value="0.03352265" calcext:value-type="float">
            <text:p>3,35E-02</text:p>
          </table:table-cell>
          <table:table-cell table:formula="of:=OFFSET([.$A$2];1035-ROW();0)" office:value-type="float" office:value="0.0267216392964871" calcext:value-type="float">
            <text:p>2,67E-02</text:p>
          </table:table-cell>
          <table:table-cell table:number-columns-repeated="4"/>
        </table:table-row>
        <table:table-row table:style-name="ro1">
          <table:table-cell office:value-type="float" office:value="0.022717733046487" calcext:value-type="float">
            <text:p>2,27E-02</text:p>
          </table:table-cell>
          <table:table-cell office:value-type="float" office:value="0.0695914" calcext:value-type="float">
            <text:p>6,96E-02</text:p>
          </table:table-cell>
          <table:table-cell table:formula="of:=OFFSET([.$B$2];1035-ROW();0)" office:value-type="float" office:value="0.03382561" calcext:value-type="float">
            <text:p>3,38E-02</text:p>
          </table:table-cell>
          <table:table-cell table:formula="of:=OFFSET([.$A$2];1035-ROW();0)" office:value-type="float" office:value="0.0266728111714871" calcext:value-type="float">
            <text:p>2,67E-02</text:p>
          </table:table-cell>
          <table:table-cell table:number-columns-repeated="4"/>
        </table:table-row>
        <table:table-row table:style-name="ro1">
          <table:table-cell office:value-type="float" office:value="0.022766561171487" calcext:value-type="float">
            <text:p>2,28E-02</text:p>
          </table:table-cell>
          <table:table-cell office:value-type="float" office:value="0.06898372" calcext:value-type="float">
            <text:p>6,90E-02</text:p>
          </table:table-cell>
          <table:table-cell table:formula="of:=OFFSET([.$B$2];1035-ROW();0)" office:value-type="float" office:value="0.03413127" calcext:value-type="float">
            <text:p>3,41E-02</text:p>
          </table:table-cell>
          <table:table-cell table:formula="of:=OFFSET([.$A$2];1035-ROW();0)" office:value-type="float" office:value="0.0266239830464871" calcext:value-type="float">
            <text:p>2,66E-02</text:p>
          </table:table-cell>
          <table:table-cell table:number-columns-repeated="4"/>
        </table:table-row>
        <table:table-row table:style-name="ro1">
          <table:table-cell office:value-type="float" office:value="0.022815389296487" calcext:value-type="float">
            <text:p>2,28E-02</text:p>
          </table:table-cell>
          <table:table-cell office:value-type="float" office:value="0.06838103" calcext:value-type="float">
            <text:p>6,84E-02</text:p>
          </table:table-cell>
          <table:table-cell table:formula="of:=OFFSET([.$B$2];1035-ROW();0)" office:value-type="float" office:value="0.03443965" calcext:value-type="float">
            <text:p>3,44E-02</text:p>
          </table:table-cell>
          <table:table-cell table:formula="of:=OFFSET([.$A$2];1035-ROW();0)" office:value-type="float" office:value="0.0265751549214871" calcext:value-type="float">
            <text:p>2,66E-02</text:p>
          </table:table-cell>
          <table:table-cell table:number-columns-repeated="4"/>
        </table:table-row>
        <table:table-row table:style-name="ro1">
          <table:table-cell office:value-type="float" office:value="0.022864217421487" calcext:value-type="float">
            <text:p>2,29E-02</text:p>
          </table:table-cell>
          <table:table-cell office:value-type="float" office:value="0.06778328" calcext:value-type="float">
            <text:p>6,78E-02</text:p>
          </table:table-cell>
          <table:table-cell table:formula="of:=OFFSET([.$B$2];1035-ROW();0)" office:value-type="float" office:value="0.03475078" calcext:value-type="float">
            <text:p>3,48E-02</text:p>
          </table:table-cell>
          <table:table-cell table:formula="of:=OFFSET([.$A$2];1035-ROW();0)" office:value-type="float" office:value="0.0265263267964871" calcext:value-type="float">
            <text:p>2,65E-02</text:p>
          </table:table-cell>
          <table:table-cell table:number-columns-repeated="4"/>
        </table:table-row>
        <table:table-row table:style-name="ro1">
          <table:table-cell office:value-type="float" office:value="0.022913045546487" calcext:value-type="float">
            <text:p>2,29E-02</text:p>
          </table:table-cell>
          <table:table-cell office:value-type="float" office:value="0.06719046" calcext:value-type="float">
            <text:p>6,72E-02</text:p>
          </table:table-cell>
          <table:table-cell table:formula="of:=OFFSET([.$B$2];1035-ROW();0)" office:value-type="float" office:value="0.03506467" calcext:value-type="float">
            <text:p>3,51E-02</text:p>
          </table:table-cell>
          <table:table-cell table:formula="of:=OFFSET([.$A$2];1035-ROW();0)" office:value-type="float" office:value="0.0264774986714871" calcext:value-type="float">
            <text:p>2,65E-02</text:p>
          </table:table-cell>
          <table:table-cell table:number-columns-repeated="4"/>
        </table:table-row>
        <table:table-row table:style-name="ro1">
          <table:table-cell office:value-type="float" office:value="0.022961873671487" calcext:value-type="float">
            <text:p>2,30E-02</text:p>
          </table:table-cell>
          <table:table-cell office:value-type="float" office:value="0.06660252" calcext:value-type="float">
            <text:p>6,66E-02</text:p>
          </table:table-cell>
          <table:table-cell table:formula="of:=OFFSET([.$B$2];1035-ROW();0)" office:value-type="float" office:value="0.03538136" calcext:value-type="float">
            <text:p>3,54E-02</text:p>
          </table:table-cell>
          <table:table-cell table:formula="of:=OFFSET([.$A$2];1035-ROW();0)" office:value-type="float" office:value="0.0264286705464871" calcext:value-type="float">
            <text:p>2,64E-02</text:p>
          </table:table-cell>
          <table:table-cell table:number-columns-repeated="4"/>
        </table:table-row>
        <table:table-row table:style-name="ro1">
          <table:table-cell office:value-type="float" office:value="0.023010701796487" calcext:value-type="float">
            <text:p>2,30E-02</text:p>
          </table:table-cell>
          <table:table-cell office:value-type="float" office:value="0.06601943" calcext:value-type="float">
            <text:p>6,60E-02</text:p>
          </table:table-cell>
          <table:table-cell table:formula="of:=OFFSET([.$B$2];1035-ROW();0)" office:value-type="float" office:value="0.03570086" calcext:value-type="float">
            <text:p>3,57E-02</text:p>
          </table:table-cell>
          <table:table-cell table:formula="of:=OFFSET([.$A$2];1035-ROW();0)" office:value-type="float" office:value="0.0263798424214871" calcext:value-type="float">
            <text:p>2,64E-02</text:p>
          </table:table-cell>
          <table:table-cell table:number-columns-repeated="4"/>
        </table:table-row>
        <table:table-row table:style-name="ro1">
          <table:table-cell office:value-type="float" office:value="0.023059529921487" calcext:value-type="float">
            <text:p>2,31E-02</text:p>
          </table:table-cell>
          <table:table-cell office:value-type="float" office:value="0.06544116" calcext:value-type="float">
            <text:p>6,54E-02</text:p>
          </table:table-cell>
          <table:table-cell table:formula="of:=OFFSET([.$B$2];1035-ROW();0)" office:value-type="float" office:value="0.0360232" calcext:value-type="float">
            <text:p>3,60E-02</text:p>
          </table:table-cell>
          <table:table-cell table:formula="of:=OFFSET([.$A$2];1035-ROW();0)" office:value-type="float" office:value="0.0263310142964871" calcext:value-type="float">
            <text:p>2,63E-02</text:p>
          </table:table-cell>
          <table:table-cell table:number-columns-repeated="4"/>
        </table:table-row>
        <table:table-row table:style-name="ro1">
          <table:table-cell office:value-type="float" office:value="0.023108358046487" calcext:value-type="float">
            <text:p>2,31E-02</text:p>
          </table:table-cell>
          <table:table-cell office:value-type="float" office:value="0.06486768" calcext:value-type="float">
            <text:p>6,49E-02</text:p>
          </table:table-cell>
          <table:table-cell table:formula="of:=OFFSET([.$B$2];1035-ROW();0)" office:value-type="float" office:value="0.03634839" calcext:value-type="float">
            <text:p>3,63E-02</text:p>
          </table:table-cell>
          <table:table-cell table:formula="of:=OFFSET([.$A$2];1035-ROW();0)" office:value-type="float" office:value="0.0262821861714871" calcext:value-type="float">
            <text:p>2,63E-02</text:p>
          </table:table-cell>
          <table:table-cell table:number-columns-repeated="4"/>
        </table:table-row>
        <table:table-row table:style-name="ro1">
          <table:table-cell office:value-type="float" office:value="0.023157186171487" calcext:value-type="float">
            <text:p>2,32E-02</text:p>
          </table:table-cell>
          <table:table-cell office:value-type="float" office:value="0.06429893" calcext:value-type="float">
            <text:p>6,43E-02</text:p>
          </table:table-cell>
          <table:table-cell table:formula="of:=OFFSET([.$B$2];1035-ROW();0)" office:value-type="float" office:value="0.03667647" calcext:value-type="float">
            <text:p>3,67E-02</text:p>
          </table:table-cell>
          <table:table-cell table:formula="of:=OFFSET([.$A$2];1035-ROW();0)" office:value-type="float" office:value="0.0262333580464871" calcext:value-type="float">
            <text:p>2,62E-02</text:p>
          </table:table-cell>
          <table:table-cell table:number-columns-repeated="4"/>
        </table:table-row>
        <table:table-row table:style-name="ro1">
          <table:table-cell office:value-type="float" office:value="0.023206014296487" calcext:value-type="float">
            <text:p>2,32E-02</text:p>
          </table:table-cell>
          <table:table-cell office:value-type="float" office:value="0.0637349" calcext:value-type="float">
            <text:p>6,37E-02</text:p>
          </table:table-cell>
          <table:table-cell table:formula="of:=OFFSET([.$B$2];1035-ROW();0)" office:value-type="float" office:value="0.03700746" calcext:value-type="float">
            <text:p>3,70E-02</text:p>
          </table:table-cell>
          <table:table-cell table:formula="of:=OFFSET([.$A$2];1035-ROW();0)" office:value-type="float" office:value="0.0261845299214871" calcext:value-type="float">
            <text:p>2,62E-02</text:p>
          </table:table-cell>
          <table:table-cell table:number-columns-repeated="4"/>
        </table:table-row>
        <table:table-row table:style-name="ro1">
          <table:table-cell office:value-type="float" office:value="0.023254842421487" calcext:value-type="float">
            <text:p>2,33E-02</text:p>
          </table:table-cell>
          <table:table-cell office:value-type="float" office:value="0.06317556" calcext:value-type="float">
            <text:p>6,32E-02</text:p>
          </table:table-cell>
          <table:table-cell table:formula="of:=OFFSET([.$B$2];1035-ROW();0)" office:value-type="float" office:value="0.03734137" calcext:value-type="float">
            <text:p>3,73E-02</text:p>
          </table:table-cell>
          <table:table-cell table:formula="of:=OFFSET([.$A$2];1035-ROW();0)" office:value-type="float" office:value="0.0261357017964871" calcext:value-type="float">
            <text:p>2,61E-02</text:p>
          </table:table-cell>
          <table:table-cell table:number-columns-repeated="4"/>
        </table:table-row>
        <table:table-row table:style-name="ro1">
          <table:table-cell office:value-type="float" office:value="0.023303670546487" calcext:value-type="float">
            <text:p>2,33E-02</text:p>
          </table:table-cell>
          <table:table-cell office:value-type="float" office:value="0.06262086" calcext:value-type="float">
            <text:p>6,26E-02</text:p>
          </table:table-cell>
          <table:table-cell table:formula="of:=OFFSET([.$B$2];1035-ROW();0)" office:value-type="float" office:value="0.03767825" calcext:value-type="float">
            <text:p>3,77E-02</text:p>
          </table:table-cell>
          <table:table-cell table:formula="of:=OFFSET([.$A$2];1035-ROW();0)" office:value-type="float" office:value="0.0260868736714871" calcext:value-type="float">
            <text:p>2,61E-02</text:p>
          </table:table-cell>
          <table:table-cell table:number-columns-repeated="4"/>
        </table:table-row>
        <table:table-row table:style-name="ro1">
          <table:table-cell office:value-type="float" office:value="0.023352498671487" calcext:value-type="float">
            <text:p>2,34E-02</text:p>
          </table:table-cell>
          <table:table-cell office:value-type="float" office:value="0.06207079" calcext:value-type="float">
            <text:p>6,21E-02</text:p>
          </table:table-cell>
          <table:table-cell table:formula="of:=OFFSET([.$B$2];1035-ROW();0)" office:value-type="float" office:value="0.0380181" calcext:value-type="float">
            <text:p>3,80E-02</text:p>
          </table:table-cell>
          <table:table-cell table:formula="of:=OFFSET([.$A$2];1035-ROW();0)" office:value-type="float" office:value="0.0260380455464871" calcext:value-type="float">
            <text:p>2,60E-02</text:p>
          </table:table-cell>
          <table:table-cell table:number-columns-repeated="4"/>
        </table:table-row>
        <table:table-row table:style-name="ro1">
          <table:table-cell office:value-type="float" office:value="0.023401326796487" calcext:value-type="float">
            <text:p>2,34E-02</text:p>
          </table:table-cell>
          <table:table-cell office:value-type="float" office:value="0.06152529" calcext:value-type="float">
            <text:p>6,15E-02</text:p>
          </table:table-cell>
          <table:table-cell table:formula="of:=OFFSET([.$B$2];1035-ROW();0)" office:value-type="float" office:value="0.03836095" calcext:value-type="float">
            <text:p>3,84E-02</text:p>
          </table:table-cell>
          <table:table-cell table:formula="of:=OFFSET([.$A$2];1035-ROW();0)" office:value-type="float" office:value="0.0259892174214871" calcext:value-type="float">
            <text:p>2,60E-02</text:p>
          </table:table-cell>
          <table:table-cell table:number-columns-repeated="4"/>
        </table:table-row>
        <table:table-row table:style-name="ro1">
          <table:table-cell office:value-type="float" office:value="0.023450154921487" calcext:value-type="float">
            <text:p>2,35E-02</text:p>
          </table:table-cell>
          <table:table-cell office:value-type="float" office:value="0.06098434" calcext:value-type="float">
            <text:p>6,10E-02</text:p>
          </table:table-cell>
          <table:table-cell table:formula="of:=OFFSET([.$B$2];1035-ROW();0)" office:value-type="float" office:value="0.03870683" calcext:value-type="float">
            <text:p>3,87E-02</text:p>
          </table:table-cell>
          <table:table-cell table:formula="of:=OFFSET([.$A$2];1035-ROW();0)" office:value-type="float" office:value="0.0259403892964871" calcext:value-type="float">
            <text:p>2,59E-02</text:p>
          </table:table-cell>
          <table:table-cell table:number-columns-repeated="4"/>
        </table:table-row>
        <table:table-row table:style-name="ro1">
          <table:table-cell office:value-type="float" office:value="0.023498983046487" calcext:value-type="float">
            <text:p>2,35E-02</text:p>
          </table:table-cell>
          <table:table-cell office:value-type="float" office:value="0.06044792" calcext:value-type="float">
            <text:p>6,04E-02</text:p>
          </table:table-cell>
          <table:table-cell table:formula="of:=OFFSET([.$B$2];1035-ROW();0)" office:value-type="float" office:value="0.03905577" calcext:value-type="float">
            <text:p>3,91E-02</text:p>
          </table:table-cell>
          <table:table-cell table:formula="of:=OFFSET([.$A$2];1035-ROW();0)" office:value-type="float" office:value="0.0258915611714871" calcext:value-type="float">
            <text:p>2,59E-02</text:p>
          </table:table-cell>
          <table:table-cell table:number-columns-repeated="4"/>
        </table:table-row>
        <table:table-row table:style-name="ro1">
          <table:table-cell office:value-type="float" office:value="0.023547811171487" calcext:value-type="float">
            <text:p>2,35E-02</text:p>
          </table:table-cell>
          <table:table-cell office:value-type="float" office:value="0.05991597" calcext:value-type="float">
            <text:p>5,99E-02</text:p>
          </table:table-cell>
          <table:table-cell table:formula="of:=OFFSET([.$B$2];1035-ROW();0)" office:value-type="float" office:value="0.03940778" calcext:value-type="float">
            <text:p>3,94E-02</text:p>
          </table:table-cell>
          <table:table-cell table:formula="of:=OFFSET([.$A$2];1035-ROW();0)" office:value-type="float" office:value="0.0258427330464871" calcext:value-type="float">
            <text:p>2,58E-02</text:p>
          </table:table-cell>
          <table:table-cell table:number-columns-repeated="4"/>
        </table:table-row>
        <table:table-row table:style-name="ro1">
          <table:table-cell office:value-type="float" office:value="0.023596639296487" calcext:value-type="float">
            <text:p>2,36E-02</text:p>
          </table:table-cell>
          <table:table-cell office:value-type="float" office:value="0.05938848" calcext:value-type="float">
            <text:p>5,94E-02</text:p>
          </table:table-cell>
          <table:table-cell table:formula="of:=OFFSET([.$B$2];1035-ROW();0)" office:value-type="float" office:value="0.03976289" calcext:value-type="float">
            <text:p>3,98E-02</text:p>
          </table:table-cell>
          <table:table-cell table:formula="of:=OFFSET([.$A$2];1035-ROW();0)" office:value-type="float" office:value="0.0257939049214871" calcext:value-type="float">
            <text:p>2,58E-02</text:p>
          </table:table-cell>
          <table:table-cell table:number-columns-repeated="4"/>
        </table:table-row>
        <table:table-row table:style-name="ro1">
          <table:table-cell office:value-type="float" office:value="0.023645467421487" calcext:value-type="float">
            <text:p>2,36E-02</text:p>
          </table:table-cell>
          <table:table-cell office:value-type="float" office:value="0.05886541" calcext:value-type="float">
            <text:p>5,89E-02</text:p>
          </table:table-cell>
          <table:table-cell table:formula="of:=OFFSET([.$B$2];1035-ROW();0)" office:value-type="float" office:value="0.04012113" calcext:value-type="float">
            <text:p>4,01E-02</text:p>
          </table:table-cell>
          <table:table-cell table:formula="of:=OFFSET([.$A$2];1035-ROW();0)" office:value-type="float" office:value="0.0257450767964871" calcext:value-type="float">
            <text:p>2,57E-02</text:p>
          </table:table-cell>
          <table:table-cell table:number-columns-repeated="4"/>
        </table:table-row>
        <table:table-row table:style-name="ro1">
          <table:table-cell office:value-type="float" office:value="0.023694295546487" calcext:value-type="float">
            <text:p>2,37E-02</text:p>
          </table:table-cell>
          <table:table-cell office:value-type="float" office:value="0.05834672" calcext:value-type="float">
            <text:p>5,83E-02</text:p>
          </table:table-cell>
          <table:table-cell table:formula="of:=OFFSET([.$B$2];1035-ROW();0)" office:value-type="float" office:value="0.04048252" calcext:value-type="float">
            <text:p>4,05E-02</text:p>
          </table:table-cell>
          <table:table-cell table:formula="of:=OFFSET([.$A$2];1035-ROW();0)" office:value-type="float" office:value="0.0256962486714871" calcext:value-type="float">
            <text:p>2,57E-02</text:p>
          </table:table-cell>
          <table:table-cell table:number-columns-repeated="4"/>
        </table:table-row>
        <table:table-row table:style-name="ro1">
          <table:table-cell office:value-type="float" office:value="0.023743123671487" calcext:value-type="float">
            <text:p>2,37E-02</text:p>
          </table:table-cell>
          <table:table-cell office:value-type="float" office:value="0.05783239" calcext:value-type="float">
            <text:p>5,78E-02</text:p>
          </table:table-cell>
          <table:table-cell table:formula="of:=OFFSET([.$B$2];1035-ROW();0)" office:value-type="float" office:value="0.04084709" calcext:value-type="float">
            <text:p>4,08E-02</text:p>
          </table:table-cell>
          <table:table-cell table:formula="of:=OFFSET([.$A$2];1035-ROW();0)" office:value-type="float" office:value="0.0256474205464871" calcext:value-type="float">
            <text:p>2,56E-02</text:p>
          </table:table-cell>
          <table:table-cell table:number-columns-repeated="4"/>
        </table:table-row>
        <table:table-row table:style-name="ro1">
          <table:table-cell office:value-type="float" office:value="0.023791951796487" calcext:value-type="float">
            <text:p>2,38E-02</text:p>
          </table:table-cell>
          <table:table-cell office:value-type="float" office:value="0.05732239" calcext:value-type="float">
            <text:p>5,73E-02</text:p>
          </table:table-cell>
          <table:table-cell table:formula="of:=OFFSET([.$B$2];1035-ROW();0)" office:value-type="float" office:value="0.04121486" calcext:value-type="float">
            <text:p>4,12E-02</text:p>
          </table:table-cell>
          <table:table-cell table:formula="of:=OFFSET([.$A$2];1035-ROW();0)" office:value-type="float" office:value="0.0255985924214871" calcext:value-type="float">
            <text:p>2,56E-02</text:p>
          </table:table-cell>
          <table:table-cell table:number-columns-repeated="4"/>
        </table:table-row>
        <table:table-row table:style-name="ro1">
          <table:table-cell office:value-type="float" office:value="0.023840779921487" calcext:value-type="float">
            <text:p>2,38E-02</text:p>
          </table:table-cell>
          <table:table-cell office:value-type="float" office:value="0.05681667" calcext:value-type="float">
            <text:p>5,68E-02</text:p>
          </table:table-cell>
          <table:table-cell table:formula="of:=OFFSET([.$B$2];1035-ROW();0)" office:value-type="float" office:value="0.04158587" calcext:value-type="float">
            <text:p>4,16E-02</text:p>
          </table:table-cell>
          <table:table-cell table:formula="of:=OFFSET([.$A$2];1035-ROW();0)" office:value-type="float" office:value="0.0255497642964871" calcext:value-type="float">
            <text:p>2,55E-02</text:p>
          </table:table-cell>
          <table:table-cell table:number-columns-repeated="4"/>
        </table:table-row>
        <table:table-row table:style-name="ro1">
          <table:table-cell office:value-type="float" office:value="0.023889608046487" calcext:value-type="float">
            <text:p>2,39E-02</text:p>
          </table:table-cell>
          <table:table-cell office:value-type="float" office:value="0.05631522" calcext:value-type="float">
            <text:p>5,63E-02</text:p>
          </table:table-cell>
          <table:table-cell table:formula="of:=OFFSET([.$B$2];1035-ROW();0)" office:value-type="float" office:value="0.04196012" calcext:value-type="float">
            <text:p>4,20E-02</text:p>
          </table:table-cell>
          <table:table-cell table:formula="of:=OFFSET([.$A$2];1035-ROW();0)" office:value-type="float" office:value="0.0255009361714871" calcext:value-type="float">
            <text:p>2,55E-02</text:p>
          </table:table-cell>
          <table:table-cell table:number-columns-repeated="4"/>
        </table:table-row>
        <table:table-row table:style-name="ro1">
          <table:table-cell office:value-type="float" office:value="0.023938436171487" calcext:value-type="float">
            <text:p>2,39E-02</text:p>
          </table:table-cell>
          <table:table-cell office:value-type="float" office:value="0.055818" calcext:value-type="float">
            <text:p>5,58E-02</text:p>
          </table:table-cell>
          <table:table-cell table:formula="of:=OFFSET([.$B$2];1035-ROW();0)" office:value-type="float" office:value="0.04233766" calcext:value-type="float">
            <text:p>4,23E-02</text:p>
          </table:table-cell>
          <table:table-cell table:formula="of:=OFFSET([.$A$2];1035-ROW();0)" office:value-type="float" office:value="0.0254521080464871" calcext:value-type="float">
            <text:p>2,55E-02</text:p>
          </table:table-cell>
          <table:table-cell table:number-columns-repeated="4"/>
        </table:table-row>
        <table:table-row table:style-name="ro1">
          <table:table-cell office:value-type="float" office:value="0.023987264296487" calcext:value-type="float">
            <text:p>2,40E-02</text:p>
          </table:table-cell>
          <table:table-cell office:value-type="float" office:value="0.05532498" calcext:value-type="float">
            <text:p>5,53E-02</text:p>
          </table:table-cell>
          <table:table-cell table:formula="of:=OFFSET([.$B$2];1035-ROW();0)" office:value-type="float" office:value="0.0427185" calcext:value-type="float">
            <text:p>4,27E-02</text:p>
          </table:table-cell>
          <table:table-cell table:formula="of:=OFFSET([.$A$2];1035-ROW();0)" office:value-type="float" office:value="0.0254032799214871" calcext:value-type="float">
            <text:p>2,54E-02</text:p>
          </table:table-cell>
          <table:table-cell table:number-columns-repeated="4"/>
        </table:table-row>
        <table:table-row table:style-name="ro1">
          <table:table-cell office:value-type="float" office:value="0.024036092421487" calcext:value-type="float">
            <text:p>2,40E-02</text:p>
          </table:table-cell>
          <table:table-cell office:value-type="float" office:value="0.05483612" calcext:value-type="float">
            <text:p>5,48E-02</text:p>
          </table:table-cell>
          <table:table-cell table:formula="of:=OFFSET([.$B$2];1035-ROW();0)" office:value-type="float" office:value="0.04310268" calcext:value-type="float">
            <text:p>4,31E-02</text:p>
          </table:table-cell>
          <table:table-cell table:formula="of:=OFFSET([.$A$2];1035-ROW();0)" office:value-type="float" office:value="0.0253544517964871" calcext:value-type="float">
            <text:p>2,54E-02</text:p>
          </table:table-cell>
          <table:table-cell table:number-columns-repeated="4"/>
        </table:table-row>
        <table:table-row table:style-name="ro1">
          <table:table-cell office:value-type="float" office:value="0.024084920546487" calcext:value-type="float">
            <text:p>2,41E-02</text:p>
          </table:table-cell>
          <table:table-cell office:value-type="float" office:value="0.05435139" calcext:value-type="float">
            <text:p>5,44E-02</text:p>
          </table:table-cell>
          <table:table-cell table:formula="of:=OFFSET([.$B$2];1035-ROW();0)" office:value-type="float" office:value="0.04349022" calcext:value-type="float">
            <text:p>4,35E-02</text:p>
          </table:table-cell>
          <table:table-cell table:formula="of:=OFFSET([.$A$2];1035-ROW();0)" office:value-type="float" office:value="0.0253056236714871" calcext:value-type="float">
            <text:p>2,53E-02</text:p>
          </table:table-cell>
          <table:table-cell table:number-columns-repeated="4"/>
        </table:table-row>
        <table:table-row table:style-name="ro1">
          <table:table-cell office:value-type="float" office:value="0.024133748671487" calcext:value-type="float">
            <text:p>2,41E-02</text:p>
          </table:table-cell>
          <table:table-cell office:value-type="float" office:value="0.05387078" calcext:value-type="float">
            <text:p>5,39E-02</text:p>
          </table:table-cell>
          <table:table-cell table:formula="of:=OFFSET([.$B$2];1035-ROW();0)" office:value-type="float" office:value="0.04388114" calcext:value-type="float">
            <text:p>4,39E-02</text:p>
          </table:table-cell>
          <table:table-cell table:formula="of:=OFFSET([.$A$2];1035-ROW();0)" office:value-type="float" office:value="0.0252567955464871" calcext:value-type="float">
            <text:p>2,53E-02</text:p>
          </table:table-cell>
          <table:table-cell table:number-columns-repeated="4"/>
        </table:table-row>
        <table:table-row table:style-name="ro1">
          <table:table-cell office:value-type="float" office:value="0.024182576796487" calcext:value-type="float">
            <text:p>2,42E-02</text:p>
          </table:table-cell>
          <table:table-cell office:value-type="float" office:value="0.05339424" calcext:value-type="float">
            <text:p>5,34E-02</text:p>
          </table:table-cell>
          <table:table-cell table:formula="of:=OFFSET([.$B$2];1035-ROW();0)" office:value-type="float" office:value="0.04427548" calcext:value-type="float">
            <text:p>4,43E-02</text:p>
          </table:table-cell>
          <table:table-cell table:formula="of:=OFFSET([.$A$2];1035-ROW();0)" office:value-type="float" office:value="0.0252079674214871" calcext:value-type="float">
            <text:p>2,52E-02</text:p>
          </table:table-cell>
          <table:table-cell table:number-columns-repeated="4"/>
        </table:table-row>
        <table:table-row table:style-name="ro1">
          <table:table-cell office:value-type="float" office:value="0.024231404921487" calcext:value-type="float">
            <text:p>2,42E-02</text:p>
          </table:table-cell>
          <table:table-cell office:value-type="float" office:value="0.05292174" calcext:value-type="float">
            <text:p>5,29E-02</text:p>
          </table:table-cell>
          <table:table-cell table:formula="of:=OFFSET([.$B$2];1035-ROW();0)" office:value-type="float" office:value="0.04467326" calcext:value-type="float">
            <text:p>4,47E-02</text:p>
          </table:table-cell>
          <table:table-cell table:formula="of:=OFFSET([.$A$2];1035-ROW();0)" office:value-type="float" office:value="0.025159139296487" calcext:value-type="float">
            <text:p>2,52E-02</text:p>
          </table:table-cell>
          <table:table-cell table:number-columns-repeated="4"/>
        </table:table-row>
        <table:table-row table:style-name="ro1">
          <table:table-cell office:value-type="float" office:value="0.024280233046487" calcext:value-type="float">
            <text:p>2,43E-02</text:p>
          </table:table-cell>
          <table:table-cell office:value-type="float" office:value="0.05245325" calcext:value-type="float">
            <text:p>5,25E-02</text:p>
          </table:table-cell>
          <table:table-cell table:formula="of:=OFFSET([.$B$2];1035-ROW();0)" office:value-type="float" office:value="0.0450745" calcext:value-type="float">
            <text:p>4,51E-02</text:p>
          </table:table-cell>
          <table:table-cell table:formula="of:=OFFSET([.$A$2];1035-ROW();0)" office:value-type="float" office:value="0.025110311171487" calcext:value-type="float">
            <text:p>2,51E-02</text:p>
          </table:table-cell>
          <table:table-cell table:number-columns-repeated="4"/>
        </table:table-row>
        <table:table-row table:style-name="ro1">
          <table:table-cell office:value-type="float" office:value="0.024329061171487" calcext:value-type="float">
            <text:p>2,43E-02</text:p>
          </table:table-cell>
          <table:table-cell office:value-type="float" office:value="0.05198875" calcext:value-type="float">
            <text:p>5,20E-02</text:p>
          </table:table-cell>
          <table:table-cell table:formula="of:=OFFSET([.$B$2];1035-ROW();0)" office:value-type="float" office:value="0.04547924" calcext:value-type="float">
            <text:p>4,55E-02</text:p>
          </table:table-cell>
          <table:table-cell table:formula="of:=OFFSET([.$A$2];1035-ROW();0)" office:value-type="float" office:value="0.025061483046487" calcext:value-type="float">
            <text:p>2,51E-02</text:p>
          </table:table-cell>
          <table:table-cell table:number-columns-repeated="4"/>
        </table:table-row>
        <table:table-row table:style-name="ro1">
          <table:table-cell office:value-type="float" office:value="0.024377889296487" calcext:value-type="float">
            <text:p>2,44E-02</text:p>
          </table:table-cell>
          <table:table-cell office:value-type="float" office:value="0.0515282" calcext:value-type="float">
            <text:p>5,15E-02</text:p>
          </table:table-cell>
          <table:table-cell table:formula="of:=OFFSET([.$B$2];1035-ROW();0)" office:value-type="float" office:value="0.0458875" calcext:value-type="float">
            <text:p>4,59E-02</text:p>
          </table:table-cell>
          <table:table-cell table:formula="of:=OFFSET([.$A$2];1035-ROW();0)" office:value-type="float" office:value="0.025012654921487" calcext:value-type="float">
            <text:p>2,50E-02</text:p>
          </table:table-cell>
          <table:table-cell table:number-columns-repeated="4"/>
        </table:table-row>
        <table:table-row table:style-name="ro1">
          <table:table-cell office:value-type="float" office:value="0.024426717421487" calcext:value-type="float">
            <text:p>2,44E-02</text:p>
          </table:table-cell>
          <table:table-cell office:value-type="float" office:value="0.05107158" calcext:value-type="float">
            <text:p>5,11E-02</text:p>
          </table:table-cell>
          <table:table-cell table:formula="of:=OFFSET([.$B$2];1035-ROW();0)" office:value-type="float" office:value="0.04629931" calcext:value-type="float">
            <text:p>4,63E-02</text:p>
          </table:table-cell>
          <table:table-cell table:formula="of:=OFFSET([.$A$2];1035-ROW();0)" office:value-type="float" office:value="0.024963826796487" calcext:value-type="float">
            <text:p>2,50E-02</text:p>
          </table:table-cell>
          <table:table-cell table:number-columns-repeated="4"/>
        </table:table-row>
        <table:table-row table:style-name="ro1">
          <table:table-cell office:value-type="float" office:value="0.024475545546487" calcext:value-type="float">
            <text:p>2,45E-02</text:p>
          </table:table-cell>
          <table:table-cell office:value-type="float" office:value="0.05061885" calcext:value-type="float">
            <text:p>5,06E-02</text:p>
          </table:table-cell>
          <table:table-cell table:formula="of:=OFFSET([.$B$2];1035-ROW();0)" office:value-type="float" office:value="0.0467147" calcext:value-type="float">
            <text:p>4,67E-02</text:p>
          </table:table-cell>
          <table:table-cell table:formula="of:=OFFSET([.$A$2];1035-ROW();0)" office:value-type="float" office:value="0.024914998671487" calcext:value-type="float">
            <text:p>2,49E-02</text:p>
          </table:table-cell>
          <table:table-cell table:number-columns-repeated="4"/>
        </table:table-row>
        <table:table-row table:style-name="ro1">
          <table:table-cell office:value-type="float" office:value="0.024524373671487" calcext:value-type="float">
            <text:p>2,45E-02</text:p>
          </table:table-cell>
          <table:table-cell office:value-type="float" office:value="0.05016999" calcext:value-type="float">
            <text:p>5,02E-02</text:p>
          </table:table-cell>
          <table:table-cell table:formula="of:=OFFSET([.$B$2];1035-ROW();0)" office:value-type="float" office:value="0.04713369" calcext:value-type="float">
            <text:p>4,71E-02</text:p>
          </table:table-cell>
          <table:table-cell table:formula="of:=OFFSET([.$A$2];1035-ROW();0)" office:value-type="float" office:value="0.024866170546487" calcext:value-type="float">
            <text:p>2,49E-02</text:p>
          </table:table-cell>
          <table:table-cell table:number-columns-repeated="4"/>
        </table:table-row>
        <table:table-row table:style-name="ro1">
          <table:table-cell office:value-type="float" office:value="0.024573201796487" calcext:value-type="float">
            <text:p>2,46E-02</text:p>
          </table:table-cell>
          <table:table-cell office:value-type="float" office:value="0.04972496" calcext:value-type="float">
            <text:p>4,97E-02</text:p>
          </table:table-cell>
          <table:table-cell table:formula="of:=OFFSET([.$B$2];1035-ROW();0)" office:value-type="float" office:value="0.04755632" calcext:value-type="float">
            <text:p>4,76E-02</text:p>
          </table:table-cell>
          <table:table-cell table:formula="of:=OFFSET([.$A$2];1035-ROW();0)" office:value-type="float" office:value="0.024817342421487" calcext:value-type="float">
            <text:p>2,48E-02</text:p>
          </table:table-cell>
          <table:table-cell table:number-columns-repeated="4"/>
        </table:table-row>
        <table:table-row table:style-name="ro1">
          <table:table-cell office:value-type="float" office:value="0.024622029921487" calcext:value-type="float">
            <text:p>2,46E-02</text:p>
          </table:table-cell>
          <table:table-cell office:value-type="float" office:value="0.04928374" calcext:value-type="float">
            <text:p>4,93E-02</text:p>
          </table:table-cell>
          <table:table-cell table:formula="of:=OFFSET([.$B$2];1035-ROW();0)" office:value-type="float" office:value="0.04798261" calcext:value-type="float">
            <text:p>4,80E-02</text:p>
          </table:table-cell>
          <table:table-cell table:formula="of:=OFFSET([.$A$2];1035-ROW();0)" office:value-type="float" office:value="0.024768514296487" calcext:value-type="float">
            <text:p>2,48E-02</text:p>
          </table:table-cell>
          <table:table-cell table:number-columns-repeated="4"/>
        </table:table-row>
        <table:table-row table:style-name="ro1">
          <table:table-cell office:value-type="float" office:value="0.024670858046487" calcext:value-type="float">
            <text:p>2,47E-02</text:p>
          </table:table-cell>
          <table:table-cell office:value-type="float" office:value="0.04884629" calcext:value-type="float">
            <text:p>4,88E-02</text:p>
          </table:table-cell>
          <table:table-cell table:formula="of:=OFFSET([.$B$2];1035-ROW();0)" office:value-type="float" office:value="0.04841259" calcext:value-type="float">
            <text:p>4,84E-02</text:p>
          </table:table-cell>
          <table:table-cell table:formula="of:=OFFSET([.$A$2];1035-ROW();0)" office:value-type="float" office:value="0.024719686171487" calcext:value-type="float">
            <text:p>2,47E-02</text:p>
          </table:table-cell>
          <table:table-cell table:number-columns-repeated="4"/>
        </table:table-row>
        <table:table-row table:style-name="ro1">
          <table:table-cell office:value-type="float" office:value="0.024719686171487" calcext:value-type="float">
            <text:p>2,47E-02</text:p>
          </table:table-cell>
          <table:table-cell office:value-type="float" office:value="0.04841259" calcext:value-type="float">
            <text:p>4,84E-02</text:p>
          </table:table-cell>
          <table:table-cell table:formula="of:=OFFSET([.$B$2];1035-ROW();0)" office:value-type="float" office:value="0.04884629" calcext:value-type="float">
            <text:p>4,88E-02</text:p>
          </table:table-cell>
          <table:table-cell table:formula="of:=OFFSET([.$A$2];1035-ROW();0)" office:value-type="float" office:value="0.024670858046487" calcext:value-type="float">
            <text:p>2,47E-02</text:p>
          </table:table-cell>
          <table:table-cell table:number-columns-repeated="4"/>
        </table:table-row>
        <table:table-row table:style-name="ro1">
          <table:table-cell office:value-type="float" office:value="0.024768514296487" calcext:value-type="float">
            <text:p>2,48E-02</text:p>
          </table:table-cell>
          <table:table-cell office:value-type="float" office:value="0.04798261" calcext:value-type="float">
            <text:p>4,80E-02</text:p>
          </table:table-cell>
          <table:table-cell table:formula="of:=OFFSET([.$B$2];1035-ROW();0)" office:value-type="float" office:value="0.04928374" calcext:value-type="float">
            <text:p>4,93E-02</text:p>
          </table:table-cell>
          <table:table-cell table:formula="of:=OFFSET([.$A$2];1035-ROW();0)" office:value-type="float" office:value="0.024622029921487" calcext:value-type="float">
            <text:p>2,46E-02</text:p>
          </table:table-cell>
          <table:table-cell table:number-columns-repeated="4"/>
        </table:table-row>
        <table:table-row table:style-name="ro1">
          <table:table-cell office:value-type="float" office:value="0.024817342421487" calcext:value-type="float">
            <text:p>2,48E-02</text:p>
          </table:table-cell>
          <table:table-cell office:value-type="float" office:value="0.04755632" calcext:value-type="float">
            <text:p>4,76E-02</text:p>
          </table:table-cell>
          <table:table-cell table:formula="of:=OFFSET([.$B$2];1035-ROW();0)" office:value-type="float" office:value="0.04972496" calcext:value-type="float">
            <text:p>4,97E-02</text:p>
          </table:table-cell>
          <table:table-cell table:formula="of:=OFFSET([.$A$2];1035-ROW();0)" office:value-type="float" office:value="0.024573201796487" calcext:value-type="float">
            <text:p>2,46E-02</text:p>
          </table:table-cell>
          <table:table-cell table:number-columns-repeated="4"/>
        </table:table-row>
        <table:table-row table:style-name="ro1">
          <table:table-cell office:value-type="float" office:value="0.024866170546487" calcext:value-type="float">
            <text:p>2,49E-02</text:p>
          </table:table-cell>
          <table:table-cell office:value-type="float" office:value="0.04713369" calcext:value-type="float">
            <text:p>4,71E-02</text:p>
          </table:table-cell>
          <table:table-cell table:formula="of:=OFFSET([.$B$2];1035-ROW();0)" office:value-type="float" office:value="0.05016999" calcext:value-type="float">
            <text:p>5,02E-02</text:p>
          </table:table-cell>
          <table:table-cell table:formula="of:=OFFSET([.$A$2];1035-ROW();0)" office:value-type="float" office:value="0.024524373671487" calcext:value-type="float">
            <text:p>2,45E-02</text:p>
          </table:table-cell>
          <table:table-cell table:number-columns-repeated="4"/>
        </table:table-row>
        <table:table-row table:style-name="ro1">
          <table:table-cell office:value-type="float" office:value="0.024914998671487" calcext:value-type="float">
            <text:p>2,49E-02</text:p>
          </table:table-cell>
          <table:table-cell office:value-type="float" office:value="0.0467147" calcext:value-type="float">
            <text:p>4,67E-02</text:p>
          </table:table-cell>
          <table:table-cell table:formula="of:=OFFSET([.$B$2];1035-ROW();0)" office:value-type="float" office:value="0.05061885" calcext:value-type="float">
            <text:p>5,06E-02</text:p>
          </table:table-cell>
          <table:table-cell table:formula="of:=OFFSET([.$A$2];1035-ROW();0)" office:value-type="float" office:value="0.024475545546487" calcext:value-type="float">
            <text:p>2,45E-02</text:p>
          </table:table-cell>
          <table:table-cell table:number-columns-repeated="4"/>
        </table:table-row>
        <table:table-row table:style-name="ro1">
          <table:table-cell office:value-type="float" office:value="0.024963826796487" calcext:value-type="float">
            <text:p>2,50E-02</text:p>
          </table:table-cell>
          <table:table-cell office:value-type="float" office:value="0.04629931" calcext:value-type="float">
            <text:p>4,63E-02</text:p>
          </table:table-cell>
          <table:table-cell table:formula="of:=OFFSET([.$B$2];1035-ROW();0)" office:value-type="float" office:value="0.05107158" calcext:value-type="float">
            <text:p>5,11E-02</text:p>
          </table:table-cell>
          <table:table-cell table:formula="of:=OFFSET([.$A$2];1035-ROW();0)" office:value-type="float" office:value="0.024426717421487" calcext:value-type="float">
            <text:p>2,44E-02</text:p>
          </table:table-cell>
          <table:table-cell table:number-columns-repeated="4"/>
        </table:table-row>
        <table:table-row table:style-name="ro1">
          <table:table-cell office:value-type="float" office:value="0.025012654921487" calcext:value-type="float">
            <text:p>2,50E-02</text:p>
          </table:table-cell>
          <table:table-cell office:value-type="float" office:value="0.0458875" calcext:value-type="float">
            <text:p>4,59E-02</text:p>
          </table:table-cell>
          <table:table-cell table:formula="of:=OFFSET([.$B$2];1035-ROW();0)" office:value-type="float" office:value="0.0515282" calcext:value-type="float">
            <text:p>5,15E-02</text:p>
          </table:table-cell>
          <table:table-cell table:formula="of:=OFFSET([.$A$2];1035-ROW();0)" office:value-type="float" office:value="0.024377889296487" calcext:value-type="float">
            <text:p>2,44E-02</text:p>
          </table:table-cell>
          <table:table-cell table:number-columns-repeated="4"/>
        </table:table-row>
        <table:table-row table:style-name="ro1">
          <table:table-cell office:value-type="float" office:value="0.025061483046487" calcext:value-type="float">
            <text:p>2,51E-02</text:p>
          </table:table-cell>
          <table:table-cell office:value-type="float" office:value="0.04547924" calcext:value-type="float">
            <text:p>4,55E-02</text:p>
          </table:table-cell>
          <table:table-cell table:formula="of:=OFFSET([.$B$2];1035-ROW();0)" office:value-type="float" office:value="0.05198875" calcext:value-type="float">
            <text:p>5,20E-02</text:p>
          </table:table-cell>
          <table:table-cell table:formula="of:=OFFSET([.$A$2];1035-ROW();0)" office:value-type="float" office:value="0.024329061171487" calcext:value-type="float">
            <text:p>2,43E-02</text:p>
          </table:table-cell>
          <table:table-cell table:number-columns-repeated="4"/>
        </table:table-row>
        <table:table-row table:style-name="ro1">
          <table:table-cell office:value-type="float" office:value="0.025110311171487" calcext:value-type="float">
            <text:p>2,51E-02</text:p>
          </table:table-cell>
          <table:table-cell office:value-type="float" office:value="0.0450745" calcext:value-type="float">
            <text:p>4,51E-02</text:p>
          </table:table-cell>
          <table:table-cell table:formula="of:=OFFSET([.$B$2];1035-ROW();0)" office:value-type="float" office:value="0.05245325" calcext:value-type="float">
            <text:p>5,25E-02</text:p>
          </table:table-cell>
          <table:table-cell table:formula="of:=OFFSET([.$A$2];1035-ROW();0)" office:value-type="float" office:value="0.024280233046487" calcext:value-type="float">
            <text:p>2,43E-02</text:p>
          </table:table-cell>
          <table:table-cell table:number-columns-repeated="4"/>
        </table:table-row>
        <table:table-row table:style-name="ro1">
          <table:table-cell office:value-type="float" office:value="0.025159139296487" calcext:value-type="float">
            <text:p>2,52E-02</text:p>
          </table:table-cell>
          <table:table-cell office:value-type="float" office:value="0.04467326" calcext:value-type="float">
            <text:p>4,47E-02</text:p>
          </table:table-cell>
          <table:table-cell table:formula="of:=OFFSET([.$B$2];1035-ROW();0)" office:value-type="float" office:value="0.05292174" calcext:value-type="float">
            <text:p>5,29E-02</text:p>
          </table:table-cell>
          <table:table-cell table:formula="of:=OFFSET([.$A$2];1035-ROW();0)" office:value-type="float" office:value="0.024231404921487" calcext:value-type="float">
            <text:p>2,42E-02</text:p>
          </table:table-cell>
          <table:table-cell table:number-columns-repeated="4"/>
        </table:table-row>
        <table:table-row table:style-name="ro1">
          <table:table-cell office:value-type="float" office:value="0.0252079674214871" calcext:value-type="float">
            <text:p>2,52E-02</text:p>
          </table:table-cell>
          <table:table-cell office:value-type="float" office:value="0.04427548" calcext:value-type="float">
            <text:p>4,43E-02</text:p>
          </table:table-cell>
          <table:table-cell table:formula="of:=OFFSET([.$B$2];1035-ROW();0)" office:value-type="float" office:value="0.05339424" calcext:value-type="float">
            <text:p>5,34E-02</text:p>
          </table:table-cell>
          <table:table-cell table:formula="of:=OFFSET([.$A$2];1035-ROW();0)" office:value-type="float" office:value="0.024182576796487" calcext:value-type="float">
            <text:p>2,42E-02</text:p>
          </table:table-cell>
          <table:table-cell table:number-columns-repeated="4"/>
        </table:table-row>
        <table:table-row table:style-name="ro1">
          <table:table-cell office:value-type="float" office:value="0.0252567955464871" calcext:value-type="float">
            <text:p>2,53E-02</text:p>
          </table:table-cell>
          <table:table-cell office:value-type="float" office:value="0.04388114" calcext:value-type="float">
            <text:p>4,39E-02</text:p>
          </table:table-cell>
          <table:table-cell table:formula="of:=OFFSET([.$B$2];1035-ROW();0)" office:value-type="float" office:value="0.05387078" calcext:value-type="float">
            <text:p>5,39E-02</text:p>
          </table:table-cell>
          <table:table-cell table:formula="of:=OFFSET([.$A$2];1035-ROW();0)" office:value-type="float" office:value="0.024133748671487" calcext:value-type="float">
            <text:p>2,41E-02</text:p>
          </table:table-cell>
          <table:table-cell table:number-columns-repeated="4"/>
        </table:table-row>
        <table:table-row table:style-name="ro1">
          <table:table-cell office:value-type="float" office:value="0.0253056236714871" calcext:value-type="float">
            <text:p>2,53E-02</text:p>
          </table:table-cell>
          <table:table-cell office:value-type="float" office:value="0.04349022" calcext:value-type="float">
            <text:p>4,35E-02</text:p>
          </table:table-cell>
          <table:table-cell table:formula="of:=OFFSET([.$B$2];1035-ROW();0)" office:value-type="float" office:value="0.05435139" calcext:value-type="float">
            <text:p>5,44E-02</text:p>
          </table:table-cell>
          <table:table-cell table:formula="of:=OFFSET([.$A$2];1035-ROW();0)" office:value-type="float" office:value="0.024084920546487" calcext:value-type="float">
            <text:p>2,41E-02</text:p>
          </table:table-cell>
          <table:table-cell table:number-columns-repeated="4"/>
        </table:table-row>
        <table:table-row table:style-name="ro1">
          <table:table-cell office:value-type="float" office:value="0.0253544517964871" calcext:value-type="float">
            <text:p>2,54E-02</text:p>
          </table:table-cell>
          <table:table-cell office:value-type="float" office:value="0.04310268" calcext:value-type="float">
            <text:p>4,31E-02</text:p>
          </table:table-cell>
          <table:table-cell table:formula="of:=OFFSET([.$B$2];1035-ROW();0)" office:value-type="float" office:value="0.05483612" calcext:value-type="float">
            <text:p>5,48E-02</text:p>
          </table:table-cell>
          <table:table-cell table:formula="of:=OFFSET([.$A$2];1035-ROW();0)" office:value-type="float" office:value="0.024036092421487" calcext:value-type="float">
            <text:p>2,40E-02</text:p>
          </table:table-cell>
          <table:table-cell table:number-columns-repeated="4"/>
        </table:table-row>
        <table:table-row table:style-name="ro1">
          <table:table-cell office:value-type="float" office:value="0.0254032799214871" calcext:value-type="float">
            <text:p>2,54E-02</text:p>
          </table:table-cell>
          <table:table-cell office:value-type="float" office:value="0.0427185" calcext:value-type="float">
            <text:p>4,27E-02</text:p>
          </table:table-cell>
          <table:table-cell table:formula="of:=OFFSET([.$B$2];1035-ROW();0)" office:value-type="float" office:value="0.05532498" calcext:value-type="float">
            <text:p>5,53E-02</text:p>
          </table:table-cell>
          <table:table-cell table:formula="of:=OFFSET([.$A$2];1035-ROW();0)" office:value-type="float" office:value="0.023987264296487" calcext:value-type="float">
            <text:p>2,40E-02</text:p>
          </table:table-cell>
          <table:table-cell table:number-columns-repeated="4"/>
        </table:table-row>
        <table:table-row table:style-name="ro1">
          <table:table-cell office:value-type="float" office:value="0.0254521080464871" calcext:value-type="float">
            <text:p>2,55E-02</text:p>
          </table:table-cell>
          <table:table-cell office:value-type="float" office:value="0.04233766" calcext:value-type="float">
            <text:p>4,23E-02</text:p>
          </table:table-cell>
          <table:table-cell table:formula="of:=OFFSET([.$B$2];1035-ROW();0)" office:value-type="float" office:value="0.055818" calcext:value-type="float">
            <text:p>5,58E-02</text:p>
          </table:table-cell>
          <table:table-cell table:formula="of:=OFFSET([.$A$2];1035-ROW();0)" office:value-type="float" office:value="0.023938436171487" calcext:value-type="float">
            <text:p>2,39E-02</text:p>
          </table:table-cell>
          <table:table-cell table:number-columns-repeated="4"/>
        </table:table-row>
        <table:table-row table:style-name="ro1">
          <table:table-cell office:value-type="float" office:value="0.0255009361714871" calcext:value-type="float">
            <text:p>2,55E-02</text:p>
          </table:table-cell>
          <table:table-cell office:value-type="float" office:value="0.04196012" calcext:value-type="float">
            <text:p>4,20E-02</text:p>
          </table:table-cell>
          <table:table-cell table:formula="of:=OFFSET([.$B$2];1035-ROW();0)" office:value-type="float" office:value="0.05631522" calcext:value-type="float">
            <text:p>5,63E-02</text:p>
          </table:table-cell>
          <table:table-cell table:formula="of:=OFFSET([.$A$2];1035-ROW();0)" office:value-type="float" office:value="0.023889608046487" calcext:value-type="float">
            <text:p>2,39E-02</text:p>
          </table:table-cell>
          <table:table-cell table:number-columns-repeated="4"/>
        </table:table-row>
        <table:table-row table:style-name="ro1">
          <table:table-cell office:value-type="float" office:value="0.0255497642964871" calcext:value-type="float">
            <text:p>2,55E-02</text:p>
          </table:table-cell>
          <table:table-cell office:value-type="float" office:value="0.04158587" calcext:value-type="float">
            <text:p>4,16E-02</text:p>
          </table:table-cell>
          <table:table-cell table:formula="of:=OFFSET([.$B$2];1035-ROW();0)" office:value-type="float" office:value="0.05681667" calcext:value-type="float">
            <text:p>5,68E-02</text:p>
          </table:table-cell>
          <table:table-cell table:formula="of:=OFFSET([.$A$2];1035-ROW();0)" office:value-type="float" office:value="0.023840779921487" calcext:value-type="float">
            <text:p>2,38E-02</text:p>
          </table:table-cell>
          <table:table-cell table:number-columns-repeated="4"/>
        </table:table-row>
        <table:table-row table:style-name="ro1">
          <table:table-cell office:value-type="float" office:value="0.0255985924214871" calcext:value-type="float">
            <text:p>2,56E-02</text:p>
          </table:table-cell>
          <table:table-cell office:value-type="float" office:value="0.04121486" calcext:value-type="float">
            <text:p>4,12E-02</text:p>
          </table:table-cell>
          <table:table-cell table:formula="of:=OFFSET([.$B$2];1035-ROW();0)" office:value-type="float" office:value="0.05732239" calcext:value-type="float">
            <text:p>5,73E-02</text:p>
          </table:table-cell>
          <table:table-cell table:formula="of:=OFFSET([.$A$2];1035-ROW();0)" office:value-type="float" office:value="0.023791951796487" calcext:value-type="float">
            <text:p>2,38E-02</text:p>
          </table:table-cell>
          <table:table-cell table:number-columns-repeated="4"/>
        </table:table-row>
        <table:table-row table:style-name="ro1">
          <table:table-cell office:value-type="float" office:value="0.0256474205464871" calcext:value-type="float">
            <text:p>2,56E-02</text:p>
          </table:table-cell>
          <table:table-cell office:value-type="float" office:value="0.04084709" calcext:value-type="float">
            <text:p>4,08E-02</text:p>
          </table:table-cell>
          <table:table-cell table:formula="of:=OFFSET([.$B$2];1035-ROW();0)" office:value-type="float" office:value="0.05783239" calcext:value-type="float">
            <text:p>5,78E-02</text:p>
          </table:table-cell>
          <table:table-cell table:formula="of:=OFFSET([.$A$2];1035-ROW();0)" office:value-type="float" office:value="0.023743123671487" calcext:value-type="float">
            <text:p>2,37E-02</text:p>
          </table:table-cell>
          <table:table-cell table:number-columns-repeated="4"/>
        </table:table-row>
        <table:table-row table:style-name="ro1">
          <table:table-cell office:value-type="float" office:value="0.0256962486714871" calcext:value-type="float">
            <text:p>2,57E-02</text:p>
          </table:table-cell>
          <table:table-cell office:value-type="float" office:value="0.04048252" calcext:value-type="float">
            <text:p>4,05E-02</text:p>
          </table:table-cell>
          <table:table-cell table:formula="of:=OFFSET([.$B$2];1035-ROW();0)" office:value-type="float" office:value="0.05834672" calcext:value-type="float">
            <text:p>5,83E-02</text:p>
          </table:table-cell>
          <table:table-cell table:formula="of:=OFFSET([.$A$2];1035-ROW();0)" office:value-type="float" office:value="0.023694295546487" calcext:value-type="float">
            <text:p>2,37E-02</text:p>
          </table:table-cell>
          <table:table-cell table:number-columns-repeated="4"/>
        </table:table-row>
        <table:table-row table:style-name="ro1">
          <table:table-cell office:value-type="float" office:value="0.0257450767964871" calcext:value-type="float">
            <text:p>2,57E-02</text:p>
          </table:table-cell>
          <table:table-cell office:value-type="float" office:value="0.04012113" calcext:value-type="float">
            <text:p>4,01E-02</text:p>
          </table:table-cell>
          <table:table-cell table:formula="of:=OFFSET([.$B$2];1035-ROW();0)" office:value-type="float" office:value="0.05886541" calcext:value-type="float">
            <text:p>5,89E-02</text:p>
          </table:table-cell>
          <table:table-cell table:formula="of:=OFFSET([.$A$2];1035-ROW();0)" office:value-type="float" office:value="0.023645467421487" calcext:value-type="float">
            <text:p>2,36E-02</text:p>
          </table:table-cell>
          <table:table-cell table:number-columns-repeated="4"/>
        </table:table-row>
        <table:table-row table:style-name="ro1">
          <table:table-cell office:value-type="float" office:value="0.0257939049214871" calcext:value-type="float">
            <text:p>2,58E-02</text:p>
          </table:table-cell>
          <table:table-cell office:value-type="float" office:value="0.03976289" calcext:value-type="float">
            <text:p>3,98E-02</text:p>
          </table:table-cell>
          <table:table-cell table:formula="of:=OFFSET([.$B$2];1035-ROW();0)" office:value-type="float" office:value="0.05938848" calcext:value-type="float">
            <text:p>5,94E-02</text:p>
          </table:table-cell>
          <table:table-cell table:formula="of:=OFFSET([.$A$2];1035-ROW();0)" office:value-type="float" office:value="0.023596639296487" calcext:value-type="float">
            <text:p>2,36E-02</text:p>
          </table:table-cell>
          <table:table-cell table:number-columns-repeated="4"/>
        </table:table-row>
        <table:table-row table:style-name="ro1">
          <table:table-cell office:value-type="float" office:value="0.0258427330464871" calcext:value-type="float">
            <text:p>2,58E-02</text:p>
          </table:table-cell>
          <table:table-cell office:value-type="float" office:value="0.03940778" calcext:value-type="float">
            <text:p>3,94E-02</text:p>
          </table:table-cell>
          <table:table-cell table:formula="of:=OFFSET([.$B$2];1035-ROW();0)" office:value-type="float" office:value="0.05991597" calcext:value-type="float">
            <text:p>5,99E-02</text:p>
          </table:table-cell>
          <table:table-cell table:formula="of:=OFFSET([.$A$2];1035-ROW();0)" office:value-type="float" office:value="0.023547811171487" calcext:value-type="float">
            <text:p>2,35E-02</text:p>
          </table:table-cell>
          <table:table-cell table:number-columns-repeated="4"/>
        </table:table-row>
        <table:table-row table:style-name="ro1">
          <table:table-cell office:value-type="float" office:value="0.0258915611714871" calcext:value-type="float">
            <text:p>2,59E-02</text:p>
          </table:table-cell>
          <table:table-cell office:value-type="float" office:value="0.03905577" calcext:value-type="float">
            <text:p>3,91E-02</text:p>
          </table:table-cell>
          <table:table-cell table:formula="of:=OFFSET([.$B$2];1035-ROW();0)" office:value-type="float" office:value="0.06044792" calcext:value-type="float">
            <text:p>6,04E-02</text:p>
          </table:table-cell>
          <table:table-cell table:formula="of:=OFFSET([.$A$2];1035-ROW();0)" office:value-type="float" office:value="0.023498983046487" calcext:value-type="float">
            <text:p>2,35E-02</text:p>
          </table:table-cell>
          <table:table-cell table:number-columns-repeated="4"/>
        </table:table-row>
        <table:table-row table:style-name="ro1">
          <table:table-cell office:value-type="float" office:value="0.0259403892964871" calcext:value-type="float">
            <text:p>2,59E-02</text:p>
          </table:table-cell>
          <table:table-cell office:value-type="float" office:value="0.03870683" calcext:value-type="float">
            <text:p>3,87E-02</text:p>
          </table:table-cell>
          <table:table-cell table:formula="of:=OFFSET([.$B$2];1035-ROW();0)" office:value-type="float" office:value="0.06098434" calcext:value-type="float">
            <text:p>6,10E-02</text:p>
          </table:table-cell>
          <table:table-cell table:formula="of:=OFFSET([.$A$2];1035-ROW();0)" office:value-type="float" office:value="0.023450154921487" calcext:value-type="float">
            <text:p>2,35E-02</text:p>
          </table:table-cell>
          <table:table-cell table:number-columns-repeated="4"/>
        </table:table-row>
        <table:table-row table:style-name="ro1">
          <table:table-cell office:value-type="float" office:value="0.0259892174214871" calcext:value-type="float">
            <text:p>2,60E-02</text:p>
          </table:table-cell>
          <table:table-cell office:value-type="float" office:value="0.03836095" calcext:value-type="float">
            <text:p>3,84E-02</text:p>
          </table:table-cell>
          <table:table-cell table:formula="of:=OFFSET([.$B$2];1035-ROW();0)" office:value-type="float" office:value="0.06152529" calcext:value-type="float">
            <text:p>6,15E-02</text:p>
          </table:table-cell>
          <table:table-cell table:formula="of:=OFFSET([.$A$2];1035-ROW();0)" office:value-type="float" office:value="0.023401326796487" calcext:value-type="float">
            <text:p>2,34E-02</text:p>
          </table:table-cell>
          <table:table-cell table:number-columns-repeated="4"/>
        </table:table-row>
        <table:table-row table:style-name="ro1">
          <table:table-cell office:value-type="float" office:value="0.0260380455464871" calcext:value-type="float">
            <text:p>2,60E-02</text:p>
          </table:table-cell>
          <table:table-cell office:value-type="float" office:value="0.0380181" calcext:value-type="float">
            <text:p>3,80E-02</text:p>
          </table:table-cell>
          <table:table-cell table:formula="of:=OFFSET([.$B$2];1035-ROW();0)" office:value-type="float" office:value="0.06207079" calcext:value-type="float">
            <text:p>6,21E-02</text:p>
          </table:table-cell>
          <table:table-cell table:formula="of:=OFFSET([.$A$2];1035-ROW();0)" office:value-type="float" office:value="0.023352498671487" calcext:value-type="float">
            <text:p>2,34E-02</text:p>
          </table:table-cell>
          <table:table-cell table:number-columns-repeated="4"/>
        </table:table-row>
        <table:table-row table:style-name="ro1">
          <table:table-cell office:value-type="float" office:value="0.0260868736714871" calcext:value-type="float">
            <text:p>2,61E-02</text:p>
          </table:table-cell>
          <table:table-cell office:value-type="float" office:value="0.03767825" calcext:value-type="float">
            <text:p>3,77E-02</text:p>
          </table:table-cell>
          <table:table-cell table:formula="of:=OFFSET([.$B$2];1035-ROW();0)" office:value-type="float" office:value="0.06262086" calcext:value-type="float">
            <text:p>6,26E-02</text:p>
          </table:table-cell>
          <table:table-cell table:formula="of:=OFFSET([.$A$2];1035-ROW();0)" office:value-type="float" office:value="0.023303670546487" calcext:value-type="float">
            <text:p>2,33E-02</text:p>
          </table:table-cell>
          <table:table-cell table:number-columns-repeated="4"/>
        </table:table-row>
        <table:table-row table:style-name="ro1">
          <table:table-cell office:value-type="float" office:value="0.0261357017964871" calcext:value-type="float">
            <text:p>2,61E-02</text:p>
          </table:table-cell>
          <table:table-cell office:value-type="float" office:value="0.03734137" calcext:value-type="float">
            <text:p>3,73E-02</text:p>
          </table:table-cell>
          <table:table-cell table:formula="of:=OFFSET([.$B$2];1035-ROW();0)" office:value-type="float" office:value="0.06317556" calcext:value-type="float">
            <text:p>6,32E-02</text:p>
          </table:table-cell>
          <table:table-cell table:formula="of:=OFFSET([.$A$2];1035-ROW();0)" office:value-type="float" office:value="0.023254842421487" calcext:value-type="float">
            <text:p>2,33E-02</text:p>
          </table:table-cell>
          <table:table-cell table:number-columns-repeated="4"/>
        </table:table-row>
        <table:table-row table:style-name="ro1">
          <table:table-cell office:value-type="float" office:value="0.0261845299214871" calcext:value-type="float">
            <text:p>2,62E-02</text:p>
          </table:table-cell>
          <table:table-cell office:value-type="float" office:value="0.03700746" calcext:value-type="float">
            <text:p>3,70E-02</text:p>
          </table:table-cell>
          <table:table-cell table:formula="of:=OFFSET([.$B$2];1035-ROW();0)" office:value-type="float" office:value="0.0637349" calcext:value-type="float">
            <text:p>6,37E-02</text:p>
          </table:table-cell>
          <table:table-cell table:formula="of:=OFFSET([.$A$2];1035-ROW();0)" office:value-type="float" office:value="0.023206014296487" calcext:value-type="float">
            <text:p>2,32E-02</text:p>
          </table:table-cell>
          <table:table-cell table:number-columns-repeated="4"/>
        </table:table-row>
        <table:table-row table:style-name="ro1">
          <table:table-cell office:value-type="float" office:value="0.0262333580464871" calcext:value-type="float">
            <text:p>2,62E-02</text:p>
          </table:table-cell>
          <table:table-cell office:value-type="float" office:value="0.03667647" calcext:value-type="float">
            <text:p>3,67E-02</text:p>
          </table:table-cell>
          <table:table-cell table:formula="of:=OFFSET([.$B$2];1035-ROW();0)" office:value-type="float" office:value="0.06429893" calcext:value-type="float">
            <text:p>6,43E-02</text:p>
          </table:table-cell>
          <table:table-cell table:formula="of:=OFFSET([.$A$2];1035-ROW();0)" office:value-type="float" office:value="0.023157186171487" calcext:value-type="float">
            <text:p>2,32E-02</text:p>
          </table:table-cell>
          <table:table-cell table:number-columns-repeated="4"/>
        </table:table-row>
        <table:table-row table:style-name="ro1">
          <table:table-cell office:value-type="float" office:value="0.0262821861714871" calcext:value-type="float">
            <text:p>2,63E-02</text:p>
          </table:table-cell>
          <table:table-cell office:value-type="float" office:value="0.03634839" calcext:value-type="float">
            <text:p>3,63E-02</text:p>
          </table:table-cell>
          <table:table-cell table:formula="of:=OFFSET([.$B$2];1035-ROW();0)" office:value-type="float" office:value="0.06486768" calcext:value-type="float">
            <text:p>6,49E-02</text:p>
          </table:table-cell>
          <table:table-cell table:formula="of:=OFFSET([.$A$2];1035-ROW();0)" office:value-type="float" office:value="0.023108358046487" calcext:value-type="float">
            <text:p>2,31E-02</text:p>
          </table:table-cell>
          <table:table-cell table:number-columns-repeated="4"/>
        </table:table-row>
        <table:table-row table:style-name="ro1">
          <table:table-cell office:value-type="float" office:value="0.0263310142964871" calcext:value-type="float">
            <text:p>2,63E-02</text:p>
          </table:table-cell>
          <table:table-cell office:value-type="float" office:value="0.0360232" calcext:value-type="float">
            <text:p>3,60E-02</text:p>
          </table:table-cell>
          <table:table-cell table:formula="of:=OFFSET([.$B$2];1035-ROW();0)" office:value-type="float" office:value="0.06544116" calcext:value-type="float">
            <text:p>6,54E-02</text:p>
          </table:table-cell>
          <table:table-cell table:formula="of:=OFFSET([.$A$2];1035-ROW();0)" office:value-type="float" office:value="0.023059529921487" calcext:value-type="float">
            <text:p>2,31E-02</text:p>
          </table:table-cell>
          <table:table-cell table:number-columns-repeated="4"/>
        </table:table-row>
        <table:table-row table:style-name="ro1">
          <table:table-cell office:value-type="float" office:value="0.0263798424214871" calcext:value-type="float">
            <text:p>2,64E-02</text:p>
          </table:table-cell>
          <table:table-cell office:value-type="float" office:value="0.03570086" calcext:value-type="float">
            <text:p>3,57E-02</text:p>
          </table:table-cell>
          <table:table-cell table:formula="of:=OFFSET([.$B$2];1035-ROW();0)" office:value-type="float" office:value="0.06601943" calcext:value-type="float">
            <text:p>6,60E-02</text:p>
          </table:table-cell>
          <table:table-cell table:formula="of:=OFFSET([.$A$2];1035-ROW();0)" office:value-type="float" office:value="0.023010701796487" calcext:value-type="float">
            <text:p>2,30E-02</text:p>
          </table:table-cell>
          <table:table-cell table:number-columns-repeated="4"/>
        </table:table-row>
        <table:table-row table:style-name="ro1">
          <table:table-cell office:value-type="float" office:value="0.0264286705464871" calcext:value-type="float">
            <text:p>2,64E-02</text:p>
          </table:table-cell>
          <table:table-cell office:value-type="float" office:value="0.03538136" calcext:value-type="float">
            <text:p>3,54E-02</text:p>
          </table:table-cell>
          <table:table-cell table:formula="of:=OFFSET([.$B$2];1035-ROW();0)" office:value-type="float" office:value="0.06660252" calcext:value-type="float">
            <text:p>6,66E-02</text:p>
          </table:table-cell>
          <table:table-cell table:formula="of:=OFFSET([.$A$2];1035-ROW();0)" office:value-type="float" office:value="0.022961873671487" calcext:value-type="float">
            <text:p>2,30E-02</text:p>
          </table:table-cell>
          <table:table-cell table:number-columns-repeated="4"/>
        </table:table-row>
        <table:table-row table:style-name="ro1">
          <table:table-cell office:value-type="float" office:value="0.0264774986714871" calcext:value-type="float">
            <text:p>2,65E-02</text:p>
          </table:table-cell>
          <table:table-cell office:value-type="float" office:value="0.03506467" calcext:value-type="float">
            <text:p>3,51E-02</text:p>
          </table:table-cell>
          <table:table-cell table:formula="of:=OFFSET([.$B$2];1035-ROW();0)" office:value-type="float" office:value="0.06719046" calcext:value-type="float">
            <text:p>6,72E-02</text:p>
          </table:table-cell>
          <table:table-cell table:formula="of:=OFFSET([.$A$2];1035-ROW();0)" office:value-type="float" office:value="0.022913045546487" calcext:value-type="float">
            <text:p>2,29E-02</text:p>
          </table:table-cell>
          <table:table-cell table:number-columns-repeated="4"/>
        </table:table-row>
        <table:table-row table:style-name="ro1">
          <table:table-cell office:value-type="float" office:value="0.0265263267964871" calcext:value-type="float">
            <text:p>2,65E-02</text:p>
          </table:table-cell>
          <table:table-cell office:value-type="float" office:value="0.03475078" calcext:value-type="float">
            <text:p>3,48E-02</text:p>
          </table:table-cell>
          <table:table-cell table:formula="of:=OFFSET([.$B$2];1035-ROW();0)" office:value-type="float" office:value="0.06778328" calcext:value-type="float">
            <text:p>6,78E-02</text:p>
          </table:table-cell>
          <table:table-cell table:formula="of:=OFFSET([.$A$2];1035-ROW();0)" office:value-type="float" office:value="0.022864217421487" calcext:value-type="float">
            <text:p>2,29E-02</text:p>
          </table:table-cell>
          <table:table-cell table:number-columns-repeated="4"/>
        </table:table-row>
        <table:table-row table:style-name="ro1">
          <table:table-cell office:value-type="float" office:value="0.0265751549214871" calcext:value-type="float">
            <text:p>2,66E-02</text:p>
          </table:table-cell>
          <table:table-cell office:value-type="float" office:value="0.03443965" calcext:value-type="float">
            <text:p>3,44E-02</text:p>
          </table:table-cell>
          <table:table-cell table:formula="of:=OFFSET([.$B$2];1035-ROW();0)" office:value-type="float" office:value="0.06838103" calcext:value-type="float">
            <text:p>6,84E-02</text:p>
          </table:table-cell>
          <table:table-cell table:formula="of:=OFFSET([.$A$2];1035-ROW();0)" office:value-type="float" office:value="0.022815389296487" calcext:value-type="float">
            <text:p>2,28E-02</text:p>
          </table:table-cell>
          <table:table-cell table:number-columns-repeated="4"/>
        </table:table-row>
        <table:table-row table:style-name="ro1">
          <table:table-cell office:value-type="float" office:value="0.0266239830464871" calcext:value-type="float">
            <text:p>2,66E-02</text:p>
          </table:table-cell>
          <table:table-cell office:value-type="float" office:value="0.03413127" calcext:value-type="float">
            <text:p>3,41E-02</text:p>
          </table:table-cell>
          <table:table-cell table:formula="of:=OFFSET([.$B$2];1035-ROW();0)" office:value-type="float" office:value="0.06898372" calcext:value-type="float">
            <text:p>6,90E-02</text:p>
          </table:table-cell>
          <table:table-cell table:formula="of:=OFFSET([.$A$2];1035-ROW();0)" office:value-type="float" office:value="0.022766561171487" calcext:value-type="float">
            <text:p>2,28E-02</text:p>
          </table:table-cell>
          <table:table-cell table:number-columns-repeated="4"/>
        </table:table-row>
        <table:table-row table:style-name="ro1">
          <table:table-cell office:value-type="float" office:value="0.0266728111714871" calcext:value-type="float">
            <text:p>2,67E-02</text:p>
          </table:table-cell>
          <table:table-cell office:value-type="float" office:value="0.03382561" calcext:value-type="float">
            <text:p>3,38E-02</text:p>
          </table:table-cell>
          <table:table-cell table:formula="of:=OFFSET([.$B$2];1035-ROW();0)" office:value-type="float" office:value="0.0695914" calcext:value-type="float">
            <text:p>6,96E-02</text:p>
          </table:table-cell>
          <table:table-cell table:formula="of:=OFFSET([.$A$2];1035-ROW();0)" office:value-type="float" office:value="0.022717733046487" calcext:value-type="float">
            <text:p>2,27E-02</text:p>
          </table:table-cell>
          <table:table-cell table:number-columns-repeated="4"/>
        </table:table-row>
        <table:table-row table:style-name="ro1">
          <table:table-cell office:value-type="float" office:value="0.0267216392964871" calcext:value-type="float">
            <text:p>2,67E-02</text:p>
          </table:table-cell>
          <table:table-cell office:value-type="float" office:value="0.03352265" calcext:value-type="float">
            <text:p>3,35E-02</text:p>
          </table:table-cell>
          <table:table-cell table:formula="of:=OFFSET([.$B$2];1035-ROW();0)" office:value-type="float" office:value="0.0702041" calcext:value-type="float">
            <text:p>7,02E-02</text:p>
          </table:table-cell>
          <table:table-cell table:formula="of:=OFFSET([.$A$2];1035-ROW();0)" office:value-type="float" office:value="0.022668904921487" calcext:value-type="float">
            <text:p>2,27E-02</text:p>
          </table:table-cell>
          <table:table-cell table:number-columns-repeated="4"/>
        </table:table-row>
        <table:table-row table:style-name="ro1">
          <table:table-cell office:value-type="float" office:value="0.0267704674214871" calcext:value-type="float">
            <text:p>2,68E-02</text:p>
          </table:table-cell>
          <table:table-cell office:value-type="float" office:value="0.03322237" calcext:value-type="float">
            <text:p>3,32E-02</text:p>
          </table:table-cell>
          <table:table-cell table:formula="of:=OFFSET([.$B$2];1035-ROW();0)" office:value-type="float" office:value="0.07082186" calcext:value-type="float">
            <text:p>7,08E-02</text:p>
          </table:table-cell>
          <table:table-cell table:formula="of:=OFFSET([.$A$2];1035-ROW();0)" office:value-type="float" office:value="0.022620076796487" calcext:value-type="float">
            <text:p>2,26E-02</text:p>
          </table:table-cell>
          <table:table-cell table:number-columns-repeated="4"/>
        </table:table-row>
        <table:table-row table:style-name="ro1">
          <table:table-cell office:value-type="float" office:value="0.0268192955464871" calcext:value-type="float">
            <text:p>2,68E-02</text:p>
          </table:table-cell>
          <table:table-cell office:value-type="float" office:value="0.03292475" calcext:value-type="float">
            <text:p>3,29E-02</text:p>
          </table:table-cell>
          <table:table-cell table:formula="of:=OFFSET([.$B$2];1035-ROW();0)" office:value-type="float" office:value="0.07144471" calcext:value-type="float">
            <text:p>7,14E-02</text:p>
          </table:table-cell>
          <table:table-cell table:formula="of:=OFFSET([.$A$2];1035-ROW();0)" office:value-type="float" office:value="0.022571248671487" calcext:value-type="float">
            <text:p>2,26E-02</text:p>
          </table:table-cell>
          <table:table-cell table:number-columns-repeated="4"/>
        </table:table-row>
        <table:table-row table:style-name="ro1">
          <table:table-cell office:value-type="float" office:value="0.0268681236714871" calcext:value-type="float">
            <text:p>2,69E-02</text:p>
          </table:table-cell>
          <table:table-cell office:value-type="float" office:value="0.03262975" calcext:value-type="float">
            <text:p>3,26E-02</text:p>
          </table:table-cell>
          <table:table-cell table:formula="of:=OFFSET([.$B$2];1035-ROW();0)" office:value-type="float" office:value="0.07207268" calcext:value-type="float">
            <text:p>7,21E-02</text:p>
          </table:table-cell>
          <table:table-cell table:formula="of:=OFFSET([.$A$2];1035-ROW();0)" office:value-type="float" office:value="0.022522420546487" calcext:value-type="float">
            <text:p>2,25E-02</text:p>
          </table:table-cell>
          <table:table-cell table:number-columns-repeated="4"/>
        </table:table-row>
        <table:table-row table:style-name="ro1">
          <table:table-cell office:value-type="float" office:value="0.0269169517964871" calcext:value-type="float">
            <text:p>2,69E-02</text:p>
          </table:table-cell>
          <table:table-cell office:value-type="float" office:value="0.03233737" calcext:value-type="float">
            <text:p>3,23E-02</text:p>
          </table:table-cell>
          <table:table-cell table:formula="of:=OFFSET([.$B$2];1035-ROW();0)" office:value-type="float" office:value="0.07270582" calcext:value-type="float">
            <text:p>7,27E-02</text:p>
          </table:table-cell>
          <table:table-cell table:formula="of:=OFFSET([.$A$2];1035-ROW();0)" office:value-type="float" office:value="0.022473592421487" calcext:value-type="float">
            <text:p>2,25E-02</text:p>
          </table:table-cell>
          <table:table-cell table:number-columns-repeated="4"/>
        </table:table-row>
        <table:table-row table:style-name="ro1">
          <table:table-cell office:value-type="float" office:value="0.0269657799214871" calcext:value-type="float">
            <text:p>2,70E-02</text:p>
          </table:table-cell>
          <table:table-cell office:value-type="float" office:value="0.03204758" calcext:value-type="float">
            <text:p>3,20E-02</text:p>
          </table:table-cell>
          <table:table-cell table:formula="of:=OFFSET([.$B$2];1035-ROW();0)" office:value-type="float" office:value="0.07334416" calcext:value-type="float">
            <text:p>7,33E-02</text:p>
          </table:table-cell>
          <table:table-cell table:formula="of:=OFFSET([.$A$2];1035-ROW();0)" office:value-type="float" office:value="0.022424764296487" calcext:value-type="float">
            <text:p>2,24E-02</text:p>
          </table:table-cell>
          <table:table-cell table:number-columns-repeated="4"/>
        </table:table-row>
        <table:table-row table:style-name="ro1">
          <table:table-cell office:value-type="float" office:value="0.0270146080464871" calcext:value-type="float">
            <text:p>2,70E-02</text:p>
          </table:table-cell>
          <table:table-cell office:value-type="float" office:value="0.03176036" calcext:value-type="float">
            <text:p>3,18E-02</text:p>
          </table:table-cell>
          <table:table-cell table:formula="of:=OFFSET([.$B$2];1035-ROW();0)" office:value-type="float" office:value="0.07398771" calcext:value-type="float">
            <text:p>7,40E-02</text:p>
          </table:table-cell>
          <table:table-cell table:formula="of:=OFFSET([.$A$2];1035-ROW();0)" office:value-type="float" office:value="0.022375936171487" calcext:value-type="float">
            <text:p>2,24E-02</text:p>
          </table:table-cell>
          <table:table-cell table:number-columns-repeated="4"/>
        </table:table-row>
        <table:table-row table:style-name="ro1">
          <table:table-cell office:value-type="float" office:value="0.0270634361714871" calcext:value-type="float">
            <text:p>2,71E-02</text:p>
          </table:table-cell>
          <table:table-cell office:value-type="float" office:value="0.03147569" calcext:value-type="float">
            <text:p>3,15E-02</text:p>
          </table:table-cell>
          <table:table-cell table:formula="of:=OFFSET([.$B$2];1035-ROW();0)" office:value-type="float" office:value="0.07463654" calcext:value-type="float">
            <text:p>7,46E-02</text:p>
          </table:table-cell>
          <table:table-cell table:formula="of:=OFFSET([.$A$2];1035-ROW();0)" office:value-type="float" office:value="0.022327108046487" calcext:value-type="float">
            <text:p>2,23E-02</text:p>
          </table:table-cell>
          <table:table-cell table:number-columns-repeated="4"/>
        </table:table-row>
        <table:table-row table:style-name="ro1">
          <table:table-cell office:value-type="float" office:value="0.0271122642964871" calcext:value-type="float">
            <text:p>2,71E-02</text:p>
          </table:table-cell>
          <table:table-cell office:value-type="float" office:value="0.03119354" calcext:value-type="float">
            <text:p>3,12E-02</text:p>
          </table:table-cell>
          <table:table-cell table:formula="of:=OFFSET([.$B$2];1035-ROW();0)" office:value-type="float" office:value="0.07529067" calcext:value-type="float">
            <text:p>7,53E-02</text:p>
          </table:table-cell>
          <table:table-cell table:formula="of:=OFFSET([.$A$2];1035-ROW();0)" office:value-type="float" office:value="0.022278279921487" calcext:value-type="float">
            <text:p>2,23E-02</text:p>
          </table:table-cell>
          <table:table-cell table:number-columns-repeated="4"/>
        </table:table-row>
        <table:table-row table:style-name="ro1">
          <table:table-cell office:value-type="float" office:value="0.0271610924214871" calcext:value-type="float">
            <text:p>2,72E-02</text:p>
          </table:table-cell>
          <table:table-cell office:value-type="float" office:value="0.03091389" calcext:value-type="float">
            <text:p>3,09E-02</text:p>
          </table:table-cell>
          <table:table-cell table:formula="of:=OFFSET([.$B$2];1035-ROW();0)" office:value-type="float" office:value="0.07595014" calcext:value-type="float">
            <text:p>7,60E-02</text:p>
          </table:table-cell>
          <table:table-cell table:formula="of:=OFFSET([.$A$2];1035-ROW();0)" office:value-type="float" office:value="0.022229451796487" calcext:value-type="float">
            <text:p>2,22E-02</text:p>
          </table:table-cell>
          <table:table-cell table:number-columns-repeated="4"/>
        </table:table-row>
        <table:table-row table:style-name="ro1">
          <table:table-cell office:value-type="float" office:value="0.0272099205464871" calcext:value-type="float">
            <text:p>2,72E-02</text:p>
          </table:table-cell>
          <table:table-cell office:value-type="float" office:value="0.03063674" calcext:value-type="float">
            <text:p>3,06E-02</text:p>
          </table:table-cell>
          <table:table-cell table:formula="of:=OFFSET([.$B$2];1035-ROW();0)" office:value-type="float" office:value="0.07661498" calcext:value-type="float">
            <text:p>7,66E-02</text:p>
          </table:table-cell>
          <table:table-cell table:formula="of:=OFFSET([.$A$2];1035-ROW();0)" office:value-type="float" office:value="0.022180623671487" calcext:value-type="float">
            <text:p>2,22E-02</text:p>
          </table:table-cell>
          <table:table-cell table:number-columns-repeated="4"/>
        </table:table-row>
        <table:table-row table:style-name="ro1">
          <table:table-cell office:value-type="float" office:value="0.0272587486714871" calcext:value-type="float">
            <text:p>2,73E-02</text:p>
          </table:table-cell>
          <table:table-cell office:value-type="float" office:value="0.03036204" calcext:value-type="float">
            <text:p>3,04E-02</text:p>
          </table:table-cell>
          <table:table-cell table:formula="of:=OFFSET([.$B$2];1035-ROW();0)" office:value-type="float" office:value="0.07728522" calcext:value-type="float">
            <text:p>7,73E-02</text:p>
          </table:table-cell>
          <table:table-cell table:formula="of:=OFFSET([.$A$2];1035-ROW();0)" office:value-type="float" office:value="0.022131795546487" calcext:value-type="float">
            <text:p>2,21E-02</text:p>
          </table:table-cell>
          <table:table-cell table:number-columns-repeated="4"/>
        </table:table-row>
        <table:table-row table:style-name="ro1">
          <table:table-cell office:value-type="float" office:value="0.0273075767964871" calcext:value-type="float">
            <text:p>2,73E-02</text:p>
          </table:table-cell>
          <table:table-cell office:value-type="float" office:value="0.03008979" calcext:value-type="float">
            <text:p>3,01E-02</text:p>
          </table:table-cell>
          <table:table-cell table:formula="of:=OFFSET([.$B$2];1035-ROW();0)" office:value-type="float" office:value="0.07796092" calcext:value-type="float">
            <text:p>7,80E-02</text:p>
          </table:table-cell>
          <table:table-cell table:formula="of:=OFFSET([.$A$2];1035-ROW();0)" office:value-type="float" office:value="0.022082967421487" calcext:value-type="float">
            <text:p>2,21E-02</text:p>
          </table:table-cell>
          <table:table-cell table:number-columns-repeated="4"/>
        </table:table-row>
        <table:table-row table:style-name="ro1">
          <table:table-cell office:value-type="float" office:value="0.0273564049214871" calcext:value-type="float">
            <text:p>2,74E-02</text:p>
          </table:table-cell>
          <table:table-cell office:value-type="float" office:value="0.02981997" calcext:value-type="float">
            <text:p>2,98E-02</text:p>
          </table:table-cell>
          <table:table-cell table:formula="of:=OFFSET([.$B$2];1035-ROW();0)" office:value-type="float" office:value="0.07864209" calcext:value-type="float">
            <text:p>7,86E-02</text:p>
          </table:table-cell>
          <table:table-cell table:formula="of:=OFFSET([.$A$2];1035-ROW();0)" office:value-type="float" office:value="0.022034139296487" calcext:value-type="float">
            <text:p>2,20E-02</text:p>
          </table:table-cell>
          <table:table-cell table:number-columns-repeated="4"/>
        </table:table-row>
        <table:table-row table:style-name="ro1">
          <table:table-cell office:value-type="float" office:value="0.0274052330464871" calcext:value-type="float">
            <text:p>2,74E-02</text:p>
          </table:table-cell>
          <table:table-cell office:value-type="float" office:value="0.02955254" calcext:value-type="float">
            <text:p>2,96E-02</text:p>
          </table:table-cell>
          <table:table-cell table:formula="of:=OFFSET([.$B$2];1035-ROW();0)" office:value-type="float" office:value="0.07932877" calcext:value-type="float">
            <text:p>7,93E-02</text:p>
          </table:table-cell>
          <table:table-cell table:formula="of:=OFFSET([.$A$2];1035-ROW();0)" office:value-type="float" office:value="0.021985311171487" calcext:value-type="float">
            <text:p>2,20E-02</text:p>
          </table:table-cell>
          <table:table-cell table:number-columns-repeated="4"/>
        </table:table-row>
        <table:table-row table:style-name="ro1">
          <table:table-cell office:value-type="float" office:value="0.0274540611714871" calcext:value-type="float">
            <text:p>2,75E-02</text:p>
          </table:table-cell>
          <table:table-cell office:value-type="float" office:value="0.0292875" calcext:value-type="float">
            <text:p>2,93E-02</text:p>
          </table:table-cell>
          <table:table-cell table:formula="of:=OFFSET([.$B$2];1035-ROW();0)" office:value-type="float" office:value="0.08002101" calcext:value-type="float">
            <text:p>8,00E-02</text:p>
          </table:table-cell>
          <table:table-cell table:formula="of:=OFFSET([.$A$2];1035-ROW();0)" office:value-type="float" office:value="0.021936483046487" calcext:value-type="float">
            <text:p>2,19E-02</text:p>
          </table:table-cell>
          <table:table-cell table:number-columns-repeated="4"/>
        </table:table-row>
        <table:table-row table:style-name="ro1">
          <table:table-cell office:value-type="float" office:value="0.0275028892964871" calcext:value-type="float">
            <text:p>2,75E-02</text:p>
          </table:table-cell>
          <table:table-cell office:value-type="float" office:value="0.02902482" calcext:value-type="float">
            <text:p>2,90E-02</text:p>
          </table:table-cell>
          <table:table-cell table:formula="of:=OFFSET([.$B$2];1035-ROW();0)" office:value-type="float" office:value="0.08071883" calcext:value-type="float">
            <text:p>8,07E-02</text:p>
          </table:table-cell>
          <table:table-cell table:formula="of:=OFFSET([.$A$2];1035-ROW();0)" office:value-type="float" office:value="0.021887654921487" calcext:value-type="float">
            <text:p>2,19E-02</text:p>
          </table:table-cell>
          <table:table-cell table:number-columns-repeated="4"/>
        </table:table-row>
        <table:table-row table:style-name="ro1">
          <table:table-cell office:value-type="float" office:value="0.0275517174214871" calcext:value-type="float">
            <text:p>2,76E-02</text:p>
          </table:table-cell>
          <table:table-cell office:value-type="float" office:value="0.02876448" calcext:value-type="float">
            <text:p>2,88E-02</text:p>
          </table:table-cell>
          <table:table-cell table:formula="of:=OFFSET([.$B$2];1035-ROW();0)" office:value-type="float" office:value="0.08142228" calcext:value-type="float">
            <text:p>8,14E-02</text:p>
          </table:table-cell>
          <table:table-cell table:formula="of:=OFFSET([.$A$2];1035-ROW();0)" office:value-type="float" office:value="0.021838826796487" calcext:value-type="float">
            <text:p>2,18E-02</text:p>
          </table:table-cell>
          <table:table-cell table:number-columns-repeated="4"/>
        </table:table-row>
        <table:table-row table:style-name="ro1">
          <table:table-cell office:value-type="float" office:value="0.0276005455464871" calcext:value-type="float">
            <text:p>2,76E-02</text:p>
          </table:table-cell>
          <table:table-cell office:value-type="float" office:value="0.02850646" calcext:value-type="float">
            <text:p>2,85E-02</text:p>
          </table:table-cell>
          <table:table-cell table:formula="of:=OFFSET([.$B$2];1035-ROW();0)" office:value-type="float" office:value="0.08213139" calcext:value-type="float">
            <text:p>8,21E-02</text:p>
          </table:table-cell>
          <table:table-cell table:formula="of:=OFFSET([.$A$2];1035-ROW();0)" office:value-type="float" office:value="0.021789998671487" calcext:value-type="float">
            <text:p>2,18E-02</text:p>
          </table:table-cell>
          <table:table-cell table:number-columns-repeated="4"/>
        </table:table-row>
        <table:table-row table:style-name="ro1">
          <table:table-cell office:value-type="float" office:value="0.0276493736714871" calcext:value-type="float">
            <text:p>2,76E-02</text:p>
          </table:table-cell>
          <table:table-cell office:value-type="float" office:value="0.02825075" calcext:value-type="float">
            <text:p>2,83E-02</text:p>
          </table:table-cell>
          <table:table-cell table:formula="of:=OFFSET([.$B$2];1035-ROW();0)" office:value-type="float" office:value="0.08284619" calcext:value-type="float">
            <text:p>8,28E-02</text:p>
          </table:table-cell>
          <table:table-cell table:formula="of:=OFFSET([.$A$2];1035-ROW();0)" office:value-type="float" office:value="0.021741170546487" calcext:value-type="float">
            <text:p>2,17E-02</text:p>
          </table:table-cell>
          <table:table-cell table:number-columns-repeated="4"/>
        </table:table-row>
        <table:table-row table:style-name="ro1">
          <table:table-cell office:value-type="float" office:value="0.0276982017964871" calcext:value-type="float">
            <text:p>2,77E-02</text:p>
          </table:table-cell>
          <table:table-cell office:value-type="float" office:value="0.02799732" calcext:value-type="float">
            <text:p>2,80E-02</text:p>
          </table:table-cell>
          <table:table-cell table:formula="of:=OFFSET([.$B$2];1035-ROW();0)" office:value-type="float" office:value="0.08356673" calcext:value-type="float">
            <text:p>8,36E-02</text:p>
          </table:table-cell>
          <table:table-cell table:formula="of:=OFFSET([.$A$2];1035-ROW();0)" office:value-type="float" office:value="0.021692342421487" calcext:value-type="float">
            <text:p>2,17E-02</text:p>
          </table:table-cell>
          <table:table-cell table:number-columns-repeated="4"/>
        </table:table-row>
        <table:table-row table:style-name="ro1">
          <table:table-cell office:value-type="float" office:value="0.0277470299214871" calcext:value-type="float">
            <text:p>2,77E-02</text:p>
          </table:table-cell>
          <table:table-cell office:value-type="float" office:value="0.02774616" calcext:value-type="float">
            <text:p>2,77E-02</text:p>
          </table:table-cell>
          <table:table-cell table:formula="of:=OFFSET([.$B$2];1035-ROW();0)" office:value-type="float" office:value="0.08429303" calcext:value-type="float">
            <text:p>8,43E-02</text:p>
          </table:table-cell>
          <table:table-cell table:formula="of:=OFFSET([.$A$2];1035-ROW();0)" office:value-type="float" office:value="0.021643514296487" calcext:value-type="float">
            <text:p>2,16E-02</text:p>
          </table:table-cell>
          <table:table-cell table:number-columns-repeated="4"/>
        </table:table-row>
        <table:table-row table:style-name="ro1">
          <table:table-cell office:value-type="float" office:value="0.0277958580464871" calcext:value-type="float">
            <text:p>2,78E-02</text:p>
          </table:table-cell>
          <table:table-cell office:value-type="float" office:value="0.02749724" calcext:value-type="float">
            <text:p>2,75E-02</text:p>
          </table:table-cell>
          <table:table-cell table:formula="of:=OFFSET([.$B$2];1035-ROW();0)" office:value-type="float" office:value="0.08502514" calcext:value-type="float">
            <text:p>8,50E-02</text:p>
          </table:table-cell>
          <table:table-cell table:formula="of:=OFFSET([.$A$2];1035-ROW();0)" office:value-type="float" office:value="0.021594686171487" calcext:value-type="float">
            <text:p>2,16E-02</text:p>
          </table:table-cell>
          <table:table-cell table:number-columns-repeated="4"/>
        </table:table-row>
        <table:table-row table:style-name="ro1">
          <table:table-cell office:value-type="float" office:value="0.0278446861714871" calcext:value-type="float">
            <text:p>2,78E-02</text:p>
          </table:table-cell>
          <table:table-cell office:value-type="float" office:value="0.02725055" calcext:value-type="float">
            <text:p>2,73E-02</text:p>
          </table:table-cell>
          <table:table-cell table:formula="of:=OFFSET([.$B$2];1035-ROW();0)" office:value-type="float" office:value="0.08576309" calcext:value-type="float">
            <text:p>8,58E-02</text:p>
          </table:table-cell>
          <table:table-cell table:formula="of:=OFFSET([.$A$2];1035-ROW();0)" office:value-type="float" office:value="0.021545858046487" calcext:value-type="float">
            <text:p>2,15E-02</text:p>
          </table:table-cell>
          <table:table-cell table:number-columns-repeated="4"/>
        </table:table-row>
        <table:table-row table:style-name="ro1">
          <table:table-cell office:value-type="float" office:value="0.0278935142964871" calcext:value-type="float">
            <text:p>2,79E-02</text:p>
          </table:table-cell>
          <table:table-cell office:value-type="float" office:value="0.02700606" calcext:value-type="float">
            <text:p>2,70E-02</text:p>
          </table:table-cell>
          <table:table-cell table:formula="of:=OFFSET([.$B$2];1035-ROW();0)" office:value-type="float" office:value="0.08650692" calcext:value-type="float">
            <text:p>8,65E-02</text:p>
          </table:table-cell>
          <table:table-cell table:formula="of:=OFFSET([.$A$2];1035-ROW();0)" office:value-type="float" office:value="0.021497029921487" calcext:value-type="float">
            <text:p>2,15E-02</text:p>
          </table:table-cell>
          <table:table-cell table:number-columns-repeated="4"/>
        </table:table-row>
        <table:table-row table:style-name="ro1">
          <table:table-cell office:value-type="float" office:value="0.0279423424214871" calcext:value-type="float">
            <text:p>2,79E-02</text:p>
          </table:table-cell>
          <table:table-cell office:value-type="float" office:value="0.02676377" calcext:value-type="float">
            <text:p>2,68E-02</text:p>
          </table:table-cell>
          <table:table-cell table:formula="of:=OFFSET([.$B$2];1035-ROW();0)" office:value-type="float" office:value="0.08725666" calcext:value-type="float">
            <text:p>8,73E-02</text:p>
          </table:table-cell>
          <table:table-cell table:formula="of:=OFFSET([.$A$2];1035-ROW();0)" office:value-type="float" office:value="0.021448201796487" calcext:value-type="float">
            <text:p>2,14E-02</text:p>
          </table:table-cell>
          <table:table-cell table:number-columns-repeated="4"/>
        </table:table-row>
        <table:table-row table:style-name="ro1">
          <table:table-cell office:value-type="float" office:value="0.0279911705464871" calcext:value-type="float">
            <text:p>2,80E-02</text:p>
          </table:table-cell>
          <table:table-cell office:value-type="float" office:value="0.02652364" calcext:value-type="float">
            <text:p>2,65E-02</text:p>
          </table:table-cell>
          <table:table-cell table:formula="of:=OFFSET([.$B$2];1035-ROW();0)" office:value-type="float" office:value="0.08801236" calcext:value-type="float">
            <text:p>8,80E-02</text:p>
          </table:table-cell>
          <table:table-cell table:formula="of:=OFFSET([.$A$2];1035-ROW();0)" office:value-type="float" office:value="0.021399373671487" calcext:value-type="float">
            <text:p>2,14E-02</text:p>
          </table:table-cell>
          <table:table-cell table:number-columns-repeated="4"/>
        </table:table-row>
        <table:table-row table:style-name="ro1">
          <table:table-cell office:value-type="float" office:value="0.0280399986714871" calcext:value-type="float">
            <text:p>2,80E-02</text:p>
          </table:table-cell>
          <table:table-cell office:value-type="float" office:value="0.02628567" calcext:value-type="float">
            <text:p>2,63E-02</text:p>
          </table:table-cell>
          <table:table-cell table:formula="of:=OFFSET([.$B$2];1035-ROW();0)" office:value-type="float" office:value="0.08877404" calcext:value-type="float">
            <text:p>8,88E-02</text:p>
          </table:table-cell>
          <table:table-cell table:formula="of:=OFFSET([.$A$2];1035-ROW();0)" office:value-type="float" office:value="0.021350545546487" calcext:value-type="float">
            <text:p>2,14E-02</text:p>
          </table:table-cell>
          <table:table-cell table:number-columns-repeated="4"/>
        </table:table-row>
        <table:table-row table:style-name="ro1">
          <table:table-cell office:value-type="float" office:value="0.0280888267964871" calcext:value-type="float">
            <text:p>2,81E-02</text:p>
          </table:table-cell>
          <table:table-cell office:value-type="float" office:value="0.02604983" calcext:value-type="float">
            <text:p>2,60E-02</text:p>
          </table:table-cell>
          <table:table-cell table:formula="of:=OFFSET([.$B$2];1035-ROW();0)" office:value-type="float" office:value="0.08954175" calcext:value-type="float">
            <text:p>8,95E-02</text:p>
          </table:table-cell>
          <table:table-cell table:formula="of:=OFFSET([.$A$2];1035-ROW();0)" office:value-type="float" office:value="0.021301717421487" calcext:value-type="float">
            <text:p>2,13E-02</text:p>
          </table:table-cell>
          <table:table-cell table:number-columns-repeated="4"/>
        </table:table-row>
        <table:table-row table:style-name="ro1">
          <table:table-cell office:value-type="float" office:value="0.0281376549214871" calcext:value-type="float">
            <text:p>2,81E-02</text:p>
          </table:table-cell>
          <table:table-cell office:value-type="float" office:value="0.02581611" calcext:value-type="float">
            <text:p>2,58E-02</text:p>
          </table:table-cell>
          <table:table-cell table:formula="of:=OFFSET([.$B$2];1035-ROW();0)" office:value-type="float" office:value="0.09031552" calcext:value-type="float">
            <text:p>9,03E-02</text:p>
          </table:table-cell>
          <table:table-cell table:formula="of:=OFFSET([.$A$2];1035-ROW();0)" office:value-type="float" office:value="0.021252889296487" calcext:value-type="float">
            <text:p>2,13E-02</text:p>
          </table:table-cell>
          <table:table-cell table:number-columns-repeated="4"/>
        </table:table-row>
        <table:table-row table:style-name="ro1">
          <table:table-cell office:value-type="float" office:value="0.0281864830464871" calcext:value-type="float">
            <text:p>2,82E-02</text:p>
          </table:table-cell>
          <table:table-cell office:value-type="float" office:value="0.02558448" calcext:value-type="float">
            <text:p>2,56E-02</text:p>
          </table:table-cell>
          <table:table-cell table:formula="of:=OFFSET([.$B$2];1035-ROW();0)" office:value-type="float" office:value="0.09109539" calcext:value-type="float">
            <text:p>9,11E-02</text:p>
          </table:table-cell>
          <table:table-cell table:formula="of:=OFFSET([.$A$2];1035-ROW();0)" office:value-type="float" office:value="0.021204061171487" calcext:value-type="float">
            <text:p>2,12E-02</text:p>
          </table:table-cell>
          <table:table-cell table:number-columns-repeated="4"/>
        </table:table-row>
        <table:table-row table:style-name="ro1">
          <table:table-cell office:value-type="float" office:value="0.0282353111714871" calcext:value-type="float">
            <text:p>2,82E-02</text:p>
          </table:table-cell>
          <table:table-cell office:value-type="float" office:value="0.02535493" calcext:value-type="float">
            <text:p>2,54E-02</text:p>
          </table:table-cell>
          <table:table-cell table:formula="of:=OFFSET([.$B$2];1035-ROW();0)" office:value-type="float" office:value="0.09188139" calcext:value-type="float">
            <text:p>9,19E-02</text:p>
          </table:table-cell>
          <table:table-cell table:formula="of:=OFFSET([.$A$2];1035-ROW();0)" office:value-type="float" office:value="0.021155233046487" calcext:value-type="float">
            <text:p>2,12E-02</text:p>
          </table:table-cell>
          <table:table-cell table:number-columns-repeated="4"/>
        </table:table-row>
        <table:table-row table:style-name="ro1">
          <table:table-cell office:value-type="float" office:value="0.0282841392964871" calcext:value-type="float">
            <text:p>2,83E-02</text:p>
          </table:table-cell>
          <table:table-cell office:value-type="float" office:value="0.02512745" calcext:value-type="float">
            <text:p>2,51E-02</text:p>
          </table:table-cell>
          <table:table-cell table:formula="of:=OFFSET([.$B$2];1035-ROW();0)" office:value-type="float" office:value="0.09267357" calcext:value-type="float">
            <text:p>9,27E-02</text:p>
          </table:table-cell>
          <table:table-cell table:formula="of:=OFFSET([.$A$2];1035-ROW();0)" office:value-type="float" office:value="0.021106404921487" calcext:value-type="float">
            <text:p>2,11E-02</text:p>
          </table:table-cell>
          <table:table-cell table:number-columns-repeated="4"/>
        </table:table-row>
        <table:table-row table:style-name="ro1">
          <table:table-cell office:value-type="float" office:value="0.0283329674214871" calcext:value-type="float">
            <text:p>2,83E-02</text:p>
          </table:table-cell>
          <table:table-cell office:value-type="float" office:value="0.02490201" calcext:value-type="float">
            <text:p>2,49E-02</text:p>
          </table:table-cell>
          <table:table-cell table:formula="of:=OFFSET([.$B$2];1035-ROW();0)" office:value-type="float" office:value="0.09347196" calcext:value-type="float">
            <text:p>9,35E-02</text:p>
          </table:table-cell>
          <table:table-cell table:formula="of:=OFFSET([.$A$2];1035-ROW();0)" office:value-type="float" office:value="0.021057576796487" calcext:value-type="float">
            <text:p>2,11E-02</text:p>
          </table:table-cell>
          <table:table-cell table:number-columns-repeated="4"/>
        </table:table-row>
        <table:table-row table:style-name="ro1">
          <table:table-cell office:value-type="float" office:value="0.0283817955464871" calcext:value-type="float">
            <text:p>2,84E-02</text:p>
          </table:table-cell>
          <table:table-cell office:value-type="float" office:value="0.02467859" calcext:value-type="float">
            <text:p>2,47E-02</text:p>
          </table:table-cell>
          <table:table-cell table:formula="of:=OFFSET([.$B$2];1035-ROW();0)" office:value-type="float" office:value="0.09427658" calcext:value-type="float">
            <text:p>9,43E-02</text:p>
          </table:table-cell>
          <table:table-cell table:formula="of:=OFFSET([.$A$2];1035-ROW();0)" office:value-type="float" office:value="0.021008748671487" calcext:value-type="float">
            <text:p>2,10E-02</text:p>
          </table:table-cell>
          <table:table-cell table:number-columns-repeated="4"/>
        </table:table-row>
        <table:table-row table:style-name="ro1">
          <table:table-cell office:value-type="float" office:value="0.0284306236714871" calcext:value-type="float">
            <text:p>2,84E-02</text:p>
          </table:table-cell>
          <table:table-cell office:value-type="float" office:value="0.02445719" calcext:value-type="float">
            <text:p>2,45E-02</text:p>
          </table:table-cell>
          <table:table-cell table:formula="of:=OFFSET([.$B$2];1035-ROW();0)" office:value-type="float" office:value="0.0950875" calcext:value-type="float">
            <text:p>9,51E-02</text:p>
          </table:table-cell>
          <table:table-cell table:formula="of:=OFFSET([.$A$2];1035-ROW();0)" office:value-type="float" office:value="0.020959920546487" calcext:value-type="float">
            <text:p>2,10E-02</text:p>
          </table:table-cell>
          <table:table-cell table:number-columns-repeated="4"/>
        </table:table-row>
        <table:table-row table:style-name="ro1">
          <table:table-cell office:value-type="float" office:value="0.0284794517964871" calcext:value-type="float">
            <text:p>2,85E-02</text:p>
          </table:table-cell>
          <table:table-cell office:value-type="float" office:value="0.02423777" calcext:value-type="float">
            <text:p>2,42E-02</text:p>
          </table:table-cell>
          <table:table-cell table:formula="of:=OFFSET([.$B$2];1035-ROW();0)" office:value-type="float" office:value="0.09590473" calcext:value-type="float">
            <text:p>9,59E-02</text:p>
          </table:table-cell>
          <table:table-cell table:formula="of:=OFFSET([.$A$2];1035-ROW();0)" office:value-type="float" office:value="0.020911092421487" calcext:value-type="float">
            <text:p>2,09E-02</text:p>
          </table:table-cell>
          <table:table-cell table:number-columns-repeated="4"/>
        </table:table-row>
        <table:table-row table:style-name="ro1">
          <table:table-cell office:value-type="float" office:value="0.0285282799214871" calcext:value-type="float">
            <text:p>2,85E-02</text:p>
          </table:table-cell>
          <table:table-cell office:value-type="float" office:value="0.02402034" calcext:value-type="float">
            <text:p>2,40E-02</text:p>
          </table:table-cell>
          <table:table-cell table:formula="of:=OFFSET([.$B$2];1035-ROW();0)" office:value-type="float" office:value="0.09672832" calcext:value-type="float">
            <text:p>9,67E-02</text:p>
          </table:table-cell>
          <table:table-cell table:formula="of:=OFFSET([.$A$2];1035-ROW();0)" office:value-type="float" office:value="0.020862264296487" calcext:value-type="float">
            <text:p>2,09E-02</text:p>
          </table:table-cell>
          <table:table-cell table:number-columns-repeated="4"/>
        </table:table-row>
        <table:table-row table:style-name="ro1">
          <table:table-cell office:value-type="float" office:value="0.0285771080464871" calcext:value-type="float">
            <text:p>2,86E-02</text:p>
          </table:table-cell>
          <table:table-cell office:value-type="float" office:value="0.02380486" calcext:value-type="float">
            <text:p>2,38E-02</text:p>
          </table:table-cell>
          <table:table-cell table:formula="of:=OFFSET([.$B$2];1035-ROW();0)" office:value-type="float" office:value="0.0975583" calcext:value-type="float">
            <text:p>9,76E-02</text:p>
          </table:table-cell>
          <table:table-cell table:formula="of:=OFFSET([.$A$2];1035-ROW();0)" office:value-type="float" office:value="0.020813436171487" calcext:value-type="float">
            <text:p>2,08E-02</text:p>
          </table:table-cell>
          <table:table-cell table:number-columns-repeated="4"/>
        </table:table-row>
        <table:table-row table:style-name="ro1">
          <table:table-cell office:value-type="float" office:value="0.0286259361714871" calcext:value-type="float">
            <text:p>2,86E-02</text:p>
          </table:table-cell>
          <table:table-cell office:value-type="float" office:value="0.02359132" calcext:value-type="float">
            <text:p>2,36E-02</text:p>
          </table:table-cell>
          <table:table-cell table:formula="of:=OFFSET([.$B$2];1035-ROW();0)" office:value-type="float" office:value="0.09839471" calcext:value-type="float">
            <text:p>9,84E-02</text:p>
          </table:table-cell>
          <table:table-cell table:formula="of:=OFFSET([.$A$2];1035-ROW();0)" office:value-type="float" office:value="0.020764608046487" calcext:value-type="float">
            <text:p>2,08E-02</text:p>
          </table:table-cell>
          <table:table-cell table:number-columns-repeated="4"/>
        </table:table-row>
        <table:table-row table:style-name="ro1">
          <table:table-cell office:value-type="float" office:value="0.0286747642964871" calcext:value-type="float">
            <text:p>2,87E-02</text:p>
          </table:table-cell>
          <table:table-cell office:value-type="float" office:value="0.02337971" calcext:value-type="float">
            <text:p>2,34E-02</text:p>
          </table:table-cell>
          <table:table-cell table:formula="of:=OFFSET([.$B$2];1035-ROW();0)" office:value-type="float" office:value="0.09923759" calcext:value-type="float">
            <text:p>9,92E-02</text:p>
          </table:table-cell>
          <table:table-cell table:formula="of:=OFFSET([.$A$2];1035-ROW();0)" office:value-type="float" office:value="0.020715779921487" calcext:value-type="float">
            <text:p>2,07E-02</text:p>
          </table:table-cell>
          <table:table-cell table:number-columns-repeated="4"/>
        </table:table-row>
        <table:table-row table:style-name="ro1">
          <table:table-cell office:value-type="float" office:value="0.0287235924214871" calcext:value-type="float">
            <text:p>2,87E-02</text:p>
          </table:table-cell>
          <table:table-cell office:value-type="float" office:value="0.02317" calcext:value-type="float">
            <text:p>2,32E-02</text:p>
          </table:table-cell>
          <table:table-cell table:formula="of:=OFFSET([.$B$2];1035-ROW();0)" office:value-type="float" office:value="0.100087" calcext:value-type="float">
            <text:p>1,00E-01</text:p>
          </table:table-cell>
          <table:table-cell table:formula="of:=OFFSET([.$A$2];1035-ROW();0)" office:value-type="float" office:value="0.020666951796487" calcext:value-type="float">
            <text:p>2,07E-02</text:p>
          </table:table-cell>
          <table:table-cell table:number-columns-repeated="4"/>
        </table:table-row>
        <table:table-row table:style-name="ro1">
          <table:table-cell office:value-type="float" office:value="0.0287724205464871" calcext:value-type="float">
            <text:p>2,88E-02</text:p>
          </table:table-cell>
          <table:table-cell office:value-type="float" office:value="0.02296219" calcext:value-type="float">
            <text:p>2,30E-02</text:p>
          </table:table-cell>
          <table:table-cell table:formula="of:=OFFSET([.$B$2];1035-ROW();0)" office:value-type="float" office:value="0.1009429" calcext:value-type="float">
            <text:p>1,01E-01</text:p>
          </table:table-cell>
          <table:table-cell table:formula="of:=OFFSET([.$A$2];1035-ROW();0)" office:value-type="float" office:value="0.020618123671487" calcext:value-type="float">
            <text:p>2,06E-02</text:p>
          </table:table-cell>
          <table:table-cell table:number-columns-repeated="4"/>
        </table:table-row>
        <table:table-row table:style-name="ro1">
          <table:table-cell office:value-type="float" office:value="0.0288212486714871" calcext:value-type="float">
            <text:p>2,88E-02</text:p>
          </table:table-cell>
          <table:table-cell office:value-type="float" office:value="0.02275625" calcext:value-type="float">
            <text:p>2,28E-02</text:p>
          </table:table-cell>
          <table:table-cell table:formula="of:=OFFSET([.$B$2];1035-ROW();0)" office:value-type="float" office:value="0.1018054" calcext:value-type="float">
            <text:p>1,02E-01</text:p>
          </table:table-cell>
          <table:table-cell table:formula="of:=OFFSET([.$A$2];1035-ROW();0)" office:value-type="float" office:value="0.020569295546487" calcext:value-type="float">
            <text:p>2,06E-02</text:p>
          </table:table-cell>
          <table:table-cell table:number-columns-repeated="4"/>
        </table:table-row>
        <table:table-row table:style-name="ro1">
          <table:table-cell office:value-type="float" office:value="0.0288700767964871" calcext:value-type="float">
            <text:p>2,89E-02</text:p>
          </table:table-cell>
          <table:table-cell office:value-type="float" office:value="0.02255217" calcext:value-type="float">
            <text:p>2,26E-02</text:p>
          </table:table-cell>
          <table:table-cell table:formula="of:=OFFSET([.$B$2];1035-ROW();0)" office:value-type="float" office:value="0.1026745" calcext:value-type="float">
            <text:p>1,03E-01</text:p>
          </table:table-cell>
          <table:table-cell table:formula="of:=OFFSET([.$A$2];1035-ROW();0)" office:value-type="float" office:value="0.020520467421487" calcext:value-type="float">
            <text:p>2,05E-02</text:p>
          </table:table-cell>
          <table:table-cell table:number-columns-repeated="4"/>
        </table:table-row>
        <table:table-row table:style-name="ro1">
          <table:table-cell office:value-type="float" office:value="0.0289189049214871" calcext:value-type="float">
            <text:p>2,89E-02</text:p>
          </table:table-cell>
          <table:table-cell office:value-type="float" office:value="0.02234993" calcext:value-type="float">
            <text:p>2,23E-02</text:p>
          </table:table-cell>
          <table:table-cell table:formula="of:=OFFSET([.$B$2];1035-ROW();0)" office:value-type="float" office:value="0.1035503" calcext:value-type="float">
            <text:p>1,04E-01</text:p>
          </table:table-cell>
          <table:table-cell table:formula="of:=OFFSET([.$A$2];1035-ROW();0)" office:value-type="float" office:value="0.020471639296487" calcext:value-type="float">
            <text:p>2,05E-02</text:p>
          </table:table-cell>
          <table:table-cell table:number-columns-repeated="4"/>
        </table:table-row>
        <table:table-row table:style-name="ro1">
          <table:table-cell office:value-type="float" office:value="0.0289677330464871" calcext:value-type="float">
            <text:p>2,90E-02</text:p>
          </table:table-cell>
          <table:table-cell office:value-type="float" office:value="0.02214952" calcext:value-type="float">
            <text:p>2,21E-02</text:p>
          </table:table-cell>
          <table:table-cell table:formula="of:=OFFSET([.$B$2];1035-ROW();0)" office:value-type="float" office:value="0.1044327" calcext:value-type="float">
            <text:p>1,04E-01</text:p>
          </table:table-cell>
          <table:table-cell table:formula="of:=OFFSET([.$A$2];1035-ROW();0)" office:value-type="float" office:value="0.020422811171487" calcext:value-type="float">
            <text:p>2,04E-02</text:p>
          </table:table-cell>
          <table:table-cell table:number-columns-repeated="4"/>
        </table:table-row>
        <table:table-row table:style-name="ro1">
          <table:table-cell office:value-type="float" office:value="0.0290165611714871" calcext:value-type="float">
            <text:p>2,90E-02</text:p>
          </table:table-cell>
          <table:table-cell office:value-type="float" office:value="0.02195092" calcext:value-type="float">
            <text:p>2,20E-02</text:p>
          </table:table-cell>
          <table:table-cell table:formula="of:=OFFSET([.$B$2];1035-ROW();0)" office:value-type="float" office:value="0.1053219" calcext:value-type="float">
            <text:p>1,05E-01</text:p>
          </table:table-cell>
          <table:table-cell table:formula="of:=OFFSET([.$A$2];1035-ROW();0)" office:value-type="float" office:value="0.020373983046487" calcext:value-type="float">
            <text:p>2,04E-02</text:p>
          </table:table-cell>
          <table:table-cell table:number-columns-repeated="4"/>
        </table:table-row>
        <table:table-row table:style-name="ro1">
          <table:table-cell office:value-type="float" office:value="0.0290653892964871" calcext:value-type="float">
            <text:p>2,91E-02</text:p>
          </table:table-cell>
          <table:table-cell office:value-type="float" office:value="0.02175412" calcext:value-type="float">
            <text:p>2,18E-02</text:p>
          </table:table-cell>
          <table:table-cell table:formula="of:=OFFSET([.$B$2];1035-ROW();0)" office:value-type="float" office:value="0.1062178" calcext:value-type="float">
            <text:p>1,06E-01</text:p>
          </table:table-cell>
          <table:table-cell table:formula="of:=OFFSET([.$A$2];1035-ROW();0)" office:value-type="float" office:value="0.020325154921487" calcext:value-type="float">
            <text:p>2,03E-02</text:p>
          </table:table-cell>
          <table:table-cell table:number-columns-repeated="4"/>
        </table:table-row>
        <table:table-row table:style-name="ro1">
          <table:table-cell office:value-type="float" office:value="0.0291142174214871" calcext:value-type="float">
            <text:p>2,91E-02</text:p>
          </table:table-cell>
          <table:table-cell office:value-type="float" office:value="0.0215591" calcext:value-type="float">
            <text:p>2,16E-02</text:p>
          </table:table-cell>
          <table:table-cell table:formula="of:=OFFSET([.$B$2];1035-ROW();0)" office:value-type="float" office:value="0.1071206" calcext:value-type="float">
            <text:p>1,07E-01</text:p>
          </table:table-cell>
          <table:table-cell table:formula="of:=OFFSET([.$A$2];1035-ROW();0)" office:value-type="float" office:value="0.020276326796487" calcext:value-type="float">
            <text:p>2,03E-02</text:p>
          </table:table-cell>
          <table:table-cell table:number-columns-repeated="4"/>
        </table:table-row>
        <table:table-row table:style-name="ro1">
          <table:table-cell office:value-type="float" office:value="0.0291630455464871" calcext:value-type="float">
            <text:p>2,92E-02</text:p>
          </table:table-cell>
          <table:table-cell office:value-type="float" office:value="0.02136584" calcext:value-type="float">
            <text:p>2,14E-02</text:p>
          </table:table-cell>
          <table:table-cell table:formula="of:=OFFSET([.$B$2];1035-ROW();0)" office:value-type="float" office:value="0.1080301" calcext:value-type="float">
            <text:p>1,08E-01</text:p>
          </table:table-cell>
          <table:table-cell table:formula="of:=OFFSET([.$A$2];1035-ROW();0)" office:value-type="float" office:value="0.020227498671487" calcext:value-type="float">
            <text:p>2,02E-02</text:p>
          </table:table-cell>
          <table:table-cell table:number-columns-repeated="4"/>
        </table:table-row>
        <table:table-row table:style-name="ro1">
          <table:table-cell office:value-type="float" office:value="0.0292118736714871" calcext:value-type="float">
            <text:p>2,92E-02</text:p>
          </table:table-cell>
          <table:table-cell office:value-type="float" office:value="0.02117433" calcext:value-type="float">
            <text:p>2,12E-02</text:p>
          </table:table-cell>
          <table:table-cell table:formula="of:=OFFSET([.$B$2];1035-ROW();0)" office:value-type="float" office:value="0.1089465" calcext:value-type="float">
            <text:p>1,09E-01</text:p>
          </table:table-cell>
          <table:table-cell table:formula="of:=OFFSET([.$A$2];1035-ROW();0)" office:value-type="float" office:value="0.020178670546487" calcext:value-type="float">
            <text:p>2,02E-02</text:p>
          </table:table-cell>
          <table:table-cell table:number-columns-repeated="4"/>
        </table:table-row>
        <table:table-row table:style-name="ro1">
          <table:table-cell office:value-type="float" office:value="0.0292607017964871" calcext:value-type="float">
            <text:p>2,93E-02</text:p>
          </table:table-cell>
          <table:table-cell office:value-type="float" office:value="0.02098455" calcext:value-type="float">
            <text:p>2,10E-02</text:p>
          </table:table-cell>
          <table:table-cell table:formula="of:=OFFSET([.$B$2];1035-ROW();0)" office:value-type="float" office:value="0.1098699" calcext:value-type="float">
            <text:p>1,10E-01</text:p>
          </table:table-cell>
          <table:table-cell table:formula="of:=OFFSET([.$A$2];1035-ROW();0)" office:value-type="float" office:value="0.020129842421487" calcext:value-type="float">
            <text:p>2,01E-02</text:p>
          </table:table-cell>
          <table:table-cell table:number-columns-repeated="4"/>
        </table:table-row>
        <table:table-row table:style-name="ro1">
          <table:table-cell office:value-type="float" office:value="0.0293095299214871" calcext:value-type="float">
            <text:p>2,93E-02</text:p>
          </table:table-cell>
          <table:table-cell office:value-type="float" office:value="0.0207965" calcext:value-type="float">
            <text:p>2,08E-02</text:p>
          </table:table-cell>
          <table:table-cell table:formula="of:=OFFSET([.$B$2];1035-ROW();0)" office:value-type="float" office:value="0.1108002" calcext:value-type="float">
            <text:p>1,11E-01</text:p>
          </table:table-cell>
          <table:table-cell table:formula="of:=OFFSET([.$A$2];1035-ROW();0)" office:value-type="float" office:value="0.020081014296487" calcext:value-type="float">
            <text:p>2,01E-02</text:p>
          </table:table-cell>
          <table:table-cell table:number-columns-repeated="4"/>
        </table:table-row>
        <table:table-row table:style-name="ro1">
          <table:table-cell office:value-type="float" office:value="0.0293583580464871" calcext:value-type="float">
            <text:p>2,94E-02</text:p>
          </table:table-cell>
          <table:table-cell office:value-type="float" office:value="0.02061015" calcext:value-type="float">
            <text:p>2,06E-02</text:p>
          </table:table-cell>
          <table:table-cell table:formula="of:=OFFSET([.$B$2];1035-ROW();0)" office:value-type="float" office:value="0.1117374" calcext:value-type="float">
            <text:p>1,12E-01</text:p>
          </table:table-cell>
          <table:table-cell table:formula="of:=OFFSET([.$A$2];1035-ROW();0)" office:value-type="float" office:value="0.020032186171487" calcext:value-type="float">
            <text:p>2,00E-02</text:p>
          </table:table-cell>
          <table:table-cell table:number-columns-repeated="4"/>
        </table:table-row>
        <table:table-row table:style-name="ro1">
          <table:table-cell office:value-type="float" office:value="0.0294071861714871" calcext:value-type="float">
            <text:p>2,94E-02</text:p>
          </table:table-cell>
          <table:table-cell office:value-type="float" office:value="0.02042549" calcext:value-type="float">
            <text:p>2,04E-02</text:p>
          </table:table-cell>
          <table:table-cell table:formula="of:=OFFSET([.$B$2];1035-ROW();0)" office:value-type="float" office:value="0.1126817" calcext:value-type="float">
            <text:p>1,13E-01</text:p>
          </table:table-cell>
          <table:table-cell table:formula="of:=OFFSET([.$A$2];1035-ROW();0)" office:value-type="float" office:value="0.019983358046487" calcext:value-type="float">
            <text:p>2,00E-02</text:p>
          </table:table-cell>
          <table:table-cell table:number-columns-repeated="4"/>
        </table:table-row>
        <table:table-row table:style-name="ro1">
          <table:table-cell office:value-type="float" office:value="0.0294560142964871" calcext:value-type="float">
            <text:p>2,95E-02</text:p>
          </table:table-cell>
          <table:table-cell office:value-type="float" office:value="0.0202425" calcext:value-type="float">
            <text:p>2,02E-02</text:p>
          </table:table-cell>
          <table:table-cell table:formula="of:=OFFSET([.$B$2];1035-ROW();0)" office:value-type="float" office:value="0.113633" calcext:value-type="float">
            <text:p>1,14E-01</text:p>
          </table:table-cell>
          <table:table-cell table:formula="of:=OFFSET([.$A$2];1035-ROW();0)" office:value-type="float" office:value="0.019934529921487" calcext:value-type="float">
            <text:p>1,99E-02</text:p>
          </table:table-cell>
          <table:table-cell table:number-columns-repeated="4"/>
        </table:table-row>
        <table:table-row table:style-name="ro1">
          <table:table-cell office:value-type="float" office:value="0.0295048424214871" calcext:value-type="float">
            <text:p>2,95E-02</text:p>
          </table:table-cell>
          <table:table-cell office:value-type="float" office:value="0.02006117" calcext:value-type="float">
            <text:p>2,01E-02</text:p>
          </table:table-cell>
          <table:table-cell table:formula="of:=OFFSET([.$B$2];1035-ROW();0)" office:value-type="float" office:value="0.1145914" calcext:value-type="float">
            <text:p>1,15E-01</text:p>
          </table:table-cell>
          <table:table-cell table:formula="of:=OFFSET([.$A$2];1035-ROW();0)" office:value-type="float" office:value="0.019885701796487" calcext:value-type="float">
            <text:p>1,99E-02</text:p>
          </table:table-cell>
          <table:table-cell table:number-columns-repeated="4"/>
        </table:table-row>
        <table:table-row table:style-name="ro1">
          <table:table-cell office:value-type="float" office:value="0.0295536705464871" calcext:value-type="float">
            <text:p>2,96E-02</text:p>
          </table:table-cell>
          <table:table-cell office:value-type="float" office:value="0.01988149" calcext:value-type="float">
            <text:p>1,99E-02</text:p>
          </table:table-cell>
          <table:table-cell table:formula="of:=OFFSET([.$B$2];1035-ROW();0)" office:value-type="float" office:value="0.1155569" calcext:value-type="float">
            <text:p>1,16E-01</text:p>
          </table:table-cell>
          <table:table-cell table:formula="of:=OFFSET([.$A$2];1035-ROW();0)" office:value-type="float" office:value="0.019836873671487" calcext:value-type="float">
            <text:p>1,98E-02</text:p>
          </table:table-cell>
          <table:table-cell table:number-columns-repeated="4"/>
        </table:table-row>
        <table:table-row table:style-name="ro1">
          <table:table-cell office:value-type="float" office:value="0.0296024986714871" calcext:value-type="float">
            <text:p>2,96E-02</text:p>
          </table:table-cell>
          <table:table-cell office:value-type="float" office:value="0.01970343" calcext:value-type="float">
            <text:p>1,97E-02</text:p>
          </table:table-cell>
          <table:table-cell table:formula="of:=OFFSET([.$B$2];1035-ROW();0)" office:value-type="float" office:value="0.1165296" calcext:value-type="float">
            <text:p>1,17E-01</text:p>
          </table:table-cell>
          <table:table-cell table:formula="of:=OFFSET([.$A$2];1035-ROW();0)" office:value-type="float" office:value="0.019788045546487" calcext:value-type="float">
            <text:p>1,98E-02</text:p>
          </table:table-cell>
          <table:table-cell table:number-columns-repeated="4"/>
        </table:table-row>
        <table:table-row table:style-name="ro1">
          <table:table-cell office:value-type="float" office:value="0.0296513267964871" calcext:value-type="float">
            <text:p>2,97E-02</text:p>
          </table:table-cell>
          <table:table-cell office:value-type="float" office:value="0.019527" calcext:value-type="float">
            <text:p>1,95E-02</text:p>
          </table:table-cell>
          <table:table-cell table:formula="of:=OFFSET([.$B$2];1035-ROW();0)" office:value-type="float" office:value="0.1175095" calcext:value-type="float">
            <text:p>1,18E-01</text:p>
          </table:table-cell>
          <table:table-cell table:formula="of:=OFFSET([.$A$2];1035-ROW();0)" office:value-type="float" office:value="0.019739217421487" calcext:value-type="float">
            <text:p>1,97E-02</text:p>
          </table:table-cell>
          <table:table-cell table:number-columns-repeated="4"/>
        </table:table-row>
        <table:table-row table:style-name="ro1">
          <table:table-cell office:value-type="float" office:value="0.0297489830464871" calcext:value-type="float">
            <text:p>2,97E-02</text:p>
          </table:table-cell>
          <table:table-cell office:value-type="float" office:value="0.01917893" calcext:value-type="float">
            <text:p>1,92E-02</text:p>
          </table:table-cell>
          <table:table-cell table:formula="of:=OFFSET([.$B$2];1035-ROW();0)" office:value-type="float" office:value="0.1184966" calcext:value-type="float">
            <text:p>1,18E-01</text:p>
          </table:table-cell>
          <table:table-cell table:formula="of:=OFFSET([.$A$2];1035-ROW();0)" office:value-type="float" office:value="0.019690389296487" calcext:value-type="float">
            <text:p>1,97E-02</text:p>
          </table:table-cell>
          <table:table-cell table:number-columns-repeated="4"/>
        </table:table-row>
        <table:table-row table:style-name="ro1">
          <table:table-cell office:value-type="float" office:value="0.0297978111714871" calcext:value-type="float">
            <text:p>2,98E-02</text:p>
          </table:table-cell>
          <table:table-cell office:value-type="float" office:value="0.01900726" calcext:value-type="float">
            <text:p>1,90E-02</text:p>
          </table:table-cell>
          <table:table-cell table:formula="of:=OFFSET([.$B$2];1035-ROW();0)" office:value-type="float" office:value="0.119491" calcext:value-type="float">
            <text:p>1,19E-01</text:p>
          </table:table-cell>
          <table:table-cell table:formula="of:=OFFSET([.$A$2];1035-ROW();0)" office:value-type="float" office:value="0.019641561171487" calcext:value-type="float">
            <text:p>1,96E-02</text:p>
          </table:table-cell>
          <table:table-cell table:number-columns-repeated="4"/>
        </table:table-row>
        <table:table-row table:style-name="ro1">
          <table:table-cell office:value-type="float" office:value="0.0298466392964871" calcext:value-type="float">
            <text:p>2,98E-02</text:p>
          </table:table-cell>
          <table:table-cell office:value-type="float" office:value="0.01883715" calcext:value-type="float">
            <text:p>1,88E-02</text:p>
          </table:table-cell>
          <table:table-cell table:formula="of:=OFFSET([.$B$2];1035-ROW();0)" office:value-type="float" office:value="0.1204926" calcext:value-type="float">
            <text:p>1,20E-01</text:p>
          </table:table-cell>
          <table:table-cell table:formula="of:=OFFSET([.$A$2];1035-ROW();0)" office:value-type="float" office:value="0.019592733046487" calcext:value-type="float">
            <text:p>1,96E-02</text:p>
          </table:table-cell>
          <table:table-cell table:number-columns-repeated="4"/>
        </table:table-row>
        <table:table-row table:style-name="ro1">
          <table:table-cell office:value-type="float" office:value="0.0298954674214871" calcext:value-type="float">
            <text:p>2,99E-02</text:p>
          </table:table-cell>
          <table:table-cell office:value-type="float" office:value="0.01866859" calcext:value-type="float">
            <text:p>1,87E-02</text:p>
          </table:table-cell>
          <table:table-cell table:formula="of:=OFFSET([.$B$2];1035-ROW();0)" office:value-type="float" office:value="0.1215016" calcext:value-type="float">
            <text:p>1,22E-01</text:p>
          </table:table-cell>
          <table:table-cell table:formula="of:=OFFSET([.$A$2];1035-ROW();0)" office:value-type="float" office:value="0.019543904921487" calcext:value-type="float">
            <text:p>1,95E-02</text:p>
          </table:table-cell>
          <table:table-cell table:number-columns-repeated="4"/>
        </table:table-row>
        <table:table-row table:style-name="ro1">
          <table:table-cell office:value-type="float" office:value="0.0299442955464871" calcext:value-type="float">
            <text:p>2,99E-02</text:p>
          </table:table-cell>
          <table:table-cell office:value-type="float" office:value="0.01850156" calcext:value-type="float">
            <text:p>1,85E-02</text:p>
          </table:table-cell>
          <table:table-cell table:formula="of:=OFFSET([.$B$2];1035-ROW();0)" office:value-type="float" office:value="0.122518" calcext:value-type="float">
            <text:p>1,23E-01</text:p>
          </table:table-cell>
          <table:table-cell table:formula="of:=OFFSET([.$A$2];1035-ROW();0)" office:value-type="float" office:value="0.019495076796487" calcext:value-type="float">
            <text:p>1,95E-02</text:p>
          </table:table-cell>
          <table:table-cell table:number-columns-repeated="4"/>
        </table:table-row>
        <table:table-row table:style-name="ro1">
          <table:table-cell office:value-type="float" office:value="0.0299931236714871" calcext:value-type="float">
            <text:p>3,00E-02</text:p>
          </table:table-cell>
          <table:table-cell office:value-type="float" office:value="0.01833606" calcext:value-type="float">
            <text:p>1,83E-02</text:p>
          </table:table-cell>
          <table:table-cell table:formula="of:=OFFSET([.$B$2];1035-ROW();0)" office:value-type="float" office:value="0.1235418" calcext:value-type="float">
            <text:p>1,24E-01</text:p>
          </table:table-cell>
          <table:table-cell table:formula="of:=OFFSET([.$A$2];1035-ROW();0)" office:value-type="float" office:value="0.019446248671487" calcext:value-type="float">
            <text:p>1,94E-02</text:p>
          </table:table-cell>
          <table:table-cell table:number-columns-repeated="4"/>
        </table:table-row>
        <table:table-row table:style-name="ro1">
          <table:table-cell office:value-type="float" office:value="0.0300419517964871" calcext:value-type="float">
            <text:p>3,00E-02</text:p>
          </table:table-cell>
          <table:table-cell office:value-type="float" office:value="0.01817206" calcext:value-type="float">
            <text:p>1,82E-02</text:p>
          </table:table-cell>
          <table:table-cell table:formula="of:=OFFSET([.$B$2];1035-ROW();0)" office:value-type="float" office:value="0.1245729" calcext:value-type="float">
            <text:p>1,25E-01</text:p>
          </table:table-cell>
          <table:table-cell table:formula="of:=OFFSET([.$A$2];1035-ROW();0)" office:value-type="float" office:value="0.019397420546487" calcext:value-type="float">
            <text:p>1,94E-02</text:p>
          </table:table-cell>
          <table:table-cell table:number-columns-repeated="4"/>
        </table:table-row>
        <table:table-row table:style-name="ro1">
          <table:table-cell office:value-type="float" office:value="0.0300907799214871" calcext:value-type="float">
            <text:p>3,01E-02</text:p>
          </table:table-cell>
          <table:table-cell office:value-type="float" office:value="0.01800955" calcext:value-type="float">
            <text:p>1,80E-02</text:p>
          </table:table-cell>
          <table:table-cell table:formula="of:=OFFSET([.$B$2];1035-ROW();0)" office:value-type="float" office:value="0.1256116" calcext:value-type="float">
            <text:p>1,26E-01</text:p>
          </table:table-cell>
          <table:table-cell table:formula="of:=OFFSET([.$A$2];1035-ROW();0)" office:value-type="float" office:value="0.019348592421487" calcext:value-type="float">
            <text:p>1,93E-02</text:p>
          </table:table-cell>
          <table:table-cell table:number-columns-repeated="4"/>
        </table:table-row>
        <table:table-row table:style-name="ro1">
          <table:table-cell office:value-type="float" office:value="0.0301396080464871" calcext:value-type="float">
            <text:p>3,01E-02</text:p>
          </table:table-cell>
          <table:table-cell office:value-type="float" office:value="0.01784853" calcext:value-type="float">
            <text:p>1,78E-02</text:p>
          </table:table-cell>
          <table:table-cell table:formula="of:=OFFSET([.$B$2];1035-ROW();0)" office:value-type="float" office:value="0.1266578" calcext:value-type="float">
            <text:p>1,27E-01</text:p>
          </table:table-cell>
          <table:table-cell table:formula="of:=OFFSET([.$A$2];1035-ROW();0)" office:value-type="float" office:value="0.019299764296487" calcext:value-type="float">
            <text:p>1,93E-02</text:p>
          </table:table-cell>
          <table:table-cell table:number-columns-repeated="4"/>
        </table:table-row>
        <table:table-row table:style-name="ro1">
          <table:table-cell office:value-type="float" office:value="0.0301884361714871" calcext:value-type="float">
            <text:p>3,02E-02</text:p>
          </table:table-cell>
          <table:table-cell office:value-type="float" office:value="0.01768897" calcext:value-type="float">
            <text:p>1,77E-02</text:p>
          </table:table-cell>
          <table:table-cell table:formula="of:=OFFSET([.$B$2];1035-ROW();0)" office:value-type="float" office:value="0.1277115" calcext:value-type="float">
            <text:p>1,28E-01</text:p>
          </table:table-cell>
          <table:table-cell table:formula="of:=OFFSET([.$A$2];1035-ROW();0)" office:value-type="float" office:value="0.019250936171487" calcext:value-type="float">
            <text:p>1,93E-02</text:p>
          </table:table-cell>
          <table:table-cell table:number-columns-repeated="4"/>
        </table:table-row>
        <table:table-row table:style-name="ro1">
          <table:table-cell office:value-type="float" office:value="0.0302372642964871" calcext:value-type="float">
            <text:p>3,02E-02</text:p>
          </table:table-cell>
          <table:table-cell office:value-type="float" office:value="0.01753086" calcext:value-type="float">
            <text:p>1,75E-02</text:p>
          </table:table-cell>
          <table:table-cell table:formula="of:=OFFSET([.$B$2];1035-ROW();0)" office:value-type="float" office:value="0.1287728" calcext:value-type="float">
            <text:p>1,29E-01</text:p>
          </table:table-cell>
          <table:table-cell table:formula="of:=OFFSET([.$A$2];1035-ROW();0)" office:value-type="float" office:value="0.019202108046487" calcext:value-type="float">
            <text:p>1,92E-02</text:p>
          </table:table-cell>
          <table:table-cell table:number-columns-repeated="4"/>
        </table:table-row>
        <table:table-row table:style-name="ro1">
          <table:table-cell office:value-type="float" office:value="0.0302860924214871" calcext:value-type="float">
            <text:p>3,03E-02</text:p>
          </table:table-cell>
          <table:table-cell office:value-type="float" office:value="0.0173742" calcext:value-type="float">
            <text:p>1,74E-02</text:p>
          </table:table-cell>
          <table:table-cell table:formula="of:=OFFSET([.$B$2];1035-ROW();0)" office:value-type="float" office:value="0.1298416" calcext:value-type="float">
            <text:p>1,30E-01</text:p>
          </table:table-cell>
          <table:table-cell table:formula="of:=OFFSET([.$A$2];1035-ROW();0)" office:value-type="float" office:value="0.019153279921487" calcext:value-type="float">
            <text:p>1,92E-02</text:p>
          </table:table-cell>
          <table:table-cell table:number-columns-repeated="4"/>
        </table:table-row>
        <table:table-row table:style-name="ro1">
          <table:table-cell office:value-type="float" office:value="0.0303349205464871" calcext:value-type="float">
            <text:p>3,03E-02</text:p>
          </table:table-cell>
          <table:table-cell office:value-type="float" office:value="0.01721897" calcext:value-type="float">
            <text:p>1,72E-02</text:p>
          </table:table-cell>
          <table:table-cell table:formula="of:=OFFSET([.$B$2];1035-ROW();0)" office:value-type="float" office:value="0.1309182" calcext:value-type="float">
            <text:p>1,31E-01</text:p>
          </table:table-cell>
          <table:table-cell table:formula="of:=OFFSET([.$A$2];1035-ROW();0)" office:value-type="float" office:value="0.019104451796487" calcext:value-type="float">
            <text:p>1,91E-02</text:p>
          </table:table-cell>
          <table:table-cell table:number-columns-repeated="4"/>
        </table:table-row>
        <table:table-row table:style-name="ro1">
          <table:table-cell office:value-type="float" office:value="0.0303837486714871" calcext:value-type="float">
            <text:p>3,04E-02</text:p>
          </table:table-cell>
          <table:table-cell office:value-type="float" office:value="0.01706515" calcext:value-type="float">
            <text:p>1,71E-02</text:p>
          </table:table-cell>
          <table:table-cell table:formula="of:=OFFSET([.$B$2];1035-ROW();0)" office:value-type="float" office:value="0.1320024" calcext:value-type="float">
            <text:p>1,32E-01</text:p>
          </table:table-cell>
          <table:table-cell table:formula="of:=OFFSET([.$A$2];1035-ROW();0)" office:value-type="float" office:value="0.019055623671487" calcext:value-type="float">
            <text:p>1,91E-02</text:p>
          </table:table-cell>
          <table:table-cell table:number-columns-repeated="4"/>
        </table:table-row>
        <table:table-row table:style-name="ro1">
          <table:table-cell office:value-type="float" office:value="0.0304325767964871" calcext:value-type="float">
            <text:p>3,04E-02</text:p>
          </table:table-cell>
          <table:table-cell office:value-type="float" office:value="0.01691274" calcext:value-type="float">
            <text:p>1,69E-02</text:p>
          </table:table-cell>
          <table:table-cell table:formula="of:=OFFSET([.$B$2];1035-ROW();0)" office:value-type="float" office:value="0.1330943" calcext:value-type="float">
            <text:p>1,33E-01</text:p>
          </table:table-cell>
          <table:table-cell table:formula="of:=OFFSET([.$A$2];1035-ROW();0)" office:value-type="float" office:value="0.019006795546487" calcext:value-type="float">
            <text:p>1,90E-02</text:p>
          </table:table-cell>
          <table:table-cell table:number-columns-repeated="4"/>
        </table:table-row>
        <table:table-row table:style-name="ro1">
          <table:table-cell office:value-type="float" office:value="0.0304814049214871" calcext:value-type="float">
            <text:p>3,05E-02</text:p>
          </table:table-cell>
          <table:table-cell office:value-type="float" office:value="0.01676171" calcext:value-type="float">
            <text:p>1,68E-02</text:p>
          </table:table-cell>
          <table:table-cell table:formula="of:=OFFSET([.$B$2];1035-ROW();0)" office:value-type="float" office:value="0.1341939" calcext:value-type="float">
            <text:p>1,34E-01</text:p>
          </table:table-cell>
          <table:table-cell table:formula="of:=OFFSET([.$A$2];1035-ROW();0)" office:value-type="float" office:value="0.018957967421487" calcext:value-type="float">
            <text:p>1,90E-02</text:p>
          </table:table-cell>
          <table:table-cell table:number-columns-repeated="4"/>
        </table:table-row>
        <table:table-row table:style-name="ro1">
          <table:table-cell office:value-type="float" office:value="0.0305302330464871" calcext:value-type="float">
            <text:p>3,05E-02</text:p>
          </table:table-cell>
          <table:table-cell office:value-type="float" office:value="0.01661207" calcext:value-type="float">
            <text:p>1,66E-02</text:p>
          </table:table-cell>
          <table:table-cell table:formula="of:=OFFSET([.$B$2];1035-ROW();0)" office:value-type="float" office:value="0.1353013" calcext:value-type="float">
            <text:p>1,35E-01</text:p>
          </table:table-cell>
          <table:table-cell table:formula="of:=OFFSET([.$A$2];1035-ROW();0)" office:value-type="float" office:value="0.018909139296487" calcext:value-type="float">
            <text:p>1,89E-02</text:p>
          </table:table-cell>
          <table:table-cell table:number-columns-repeated="4"/>
        </table:table-row>
        <table:table-row table:style-name="ro1">
          <table:table-cell office:value-type="float" office:value="0.0305790611714871" calcext:value-type="float">
            <text:p>3,06E-02</text:p>
          </table:table-cell>
          <table:table-cell office:value-type="float" office:value="0.0164638" calcext:value-type="float">
            <text:p>1,65E-02</text:p>
          </table:table-cell>
          <table:table-cell table:formula="of:=OFFSET([.$B$2];1035-ROW();0)" office:value-type="float" office:value="0.1364165" calcext:value-type="float">
            <text:p>1,36E-01</text:p>
          </table:table-cell>
          <table:table-cell table:formula="of:=OFFSET([.$A$2];1035-ROW();0)" office:value-type="float" office:value="0.018860311171487" calcext:value-type="float">
            <text:p>1,89E-02</text:p>
          </table:table-cell>
          <table:table-cell table:number-columns-repeated="4"/>
        </table:table-row>
        <table:table-row table:style-name="ro1">
          <table:table-cell office:value-type="float" office:value="0.0306278892964871" calcext:value-type="float">
            <text:p>3,06E-02</text:p>
          </table:table-cell>
          <table:table-cell office:value-type="float" office:value="0.01631688" calcext:value-type="float">
            <text:p>1,63E-02</text:p>
          </table:table-cell>
          <table:table-cell table:formula="of:=OFFSET([.$B$2];1035-ROW();0)" office:value-type="float" office:value="0.1375395" calcext:value-type="float">
            <text:p>1,38E-01</text:p>
          </table:table-cell>
          <table:table-cell table:formula="of:=OFFSET([.$A$2];1035-ROW();0)" office:value-type="float" office:value="0.018811483046487" calcext:value-type="float">
            <text:p>1,88E-02</text:p>
          </table:table-cell>
          <table:table-cell table:number-columns-repeated="4"/>
        </table:table-row>
        <table:table-row table:style-name="ro1">
          <table:table-cell office:value-type="float" office:value="0.0306767174214871" calcext:value-type="float">
            <text:p>3,07E-02</text:p>
          </table:table-cell>
          <table:table-cell office:value-type="float" office:value="0.0161713" calcext:value-type="float">
            <text:p>1,62E-02</text:p>
          </table:table-cell>
          <table:table-cell table:formula="of:=OFFSET([.$B$2];1035-ROW();0)" office:value-type="float" office:value="0.1386704" calcext:value-type="float">
            <text:p>1,39E-01</text:p>
          </table:table-cell>
          <table:table-cell table:formula="of:=OFFSET([.$A$2];1035-ROW();0)" office:value-type="float" office:value="0.018762654921487" calcext:value-type="float">
            <text:p>1,88E-02</text:p>
          </table:table-cell>
          <table:table-cell table:number-columns-repeated="4"/>
        </table:table-row>
        <table:table-row table:style-name="ro1">
          <table:table-cell office:value-type="float" office:value="0.0307255455464871" calcext:value-type="float">
            <text:p>3,07E-02</text:p>
          </table:table-cell>
          <table:table-cell office:value-type="float" office:value="0.01602705" calcext:value-type="float">
            <text:p>1,60E-02</text:p>
          </table:table-cell>
          <table:table-cell table:formula="of:=OFFSET([.$B$2];1035-ROW();0)" office:value-type="float" office:value="0.1398091" calcext:value-type="float">
            <text:p>1,40E-01</text:p>
          </table:table-cell>
          <table:table-cell table:formula="of:=OFFSET([.$A$2];1035-ROW();0)" office:value-type="float" office:value="0.018713826796487" calcext:value-type="float">
            <text:p>1,87E-02</text:p>
          </table:table-cell>
          <table:table-cell table:number-columns-repeated="4"/>
        </table:table-row>
        <table:table-row table:style-name="ro1">
          <table:table-cell office:value-type="float" office:value="0.0307743736714871" calcext:value-type="float">
            <text:p>3,08E-02</text:p>
          </table:table-cell>
          <table:table-cell office:value-type="float" office:value="0.01588412" calcext:value-type="float">
            <text:p>1,59E-02</text:p>
          </table:table-cell>
          <table:table-cell table:formula="of:=OFFSET([.$B$2];1035-ROW();0)" office:value-type="float" office:value="0.1409558" calcext:value-type="float">
            <text:p>1,41E-01</text:p>
          </table:table-cell>
          <table:table-cell table:formula="of:=OFFSET([.$A$2];1035-ROW();0)" office:value-type="float" office:value="0.018664998671487" calcext:value-type="float">
            <text:p>1,87E-02</text:p>
          </table:table-cell>
          <table:table-cell table:number-columns-repeated="4"/>
        </table:table-row>
        <table:table-row table:style-name="ro1">
          <table:table-cell office:value-type="float" office:value="0.0308232017964871" calcext:value-type="float">
            <text:p>3,08E-02</text:p>
          </table:table-cell>
          <table:table-cell office:value-type="float" office:value="0.0157425" calcext:value-type="float">
            <text:p>1,57E-02</text:p>
          </table:table-cell>
          <table:table-cell table:formula="of:=OFFSET([.$B$2];1035-ROW();0)" office:value-type="float" office:value="0.1421105" calcext:value-type="float">
            <text:p>1,42E-01</text:p>
          </table:table-cell>
          <table:table-cell table:formula="of:=OFFSET([.$A$2];1035-ROW();0)" office:value-type="float" office:value="0.018616170546487" calcext:value-type="float">
            <text:p>1,86E-02</text:p>
          </table:table-cell>
          <table:table-cell table:number-columns-repeated="4"/>
        </table:table-row>
        <table:table-row table:style-name="ro1">
          <table:table-cell office:value-type="float" office:value="0.0308720299214871" calcext:value-type="float">
            <text:p>3,09E-02</text:p>
          </table:table-cell>
          <table:table-cell office:value-type="float" office:value="0.01560218" calcext:value-type="float">
            <text:p>1,56E-02</text:p>
          </table:table-cell>
          <table:table-cell table:formula="of:=OFFSET([.$B$2];1035-ROW();0)" office:value-type="float" office:value="0.1432731" calcext:value-type="float">
            <text:p>1,43E-01</text:p>
          </table:table-cell>
          <table:table-cell table:formula="of:=OFFSET([.$A$2];1035-ROW();0)" office:value-type="float" office:value="0.018567342421487" calcext:value-type="float">
            <text:p>1,86E-02</text:p>
          </table:table-cell>
          <table:table-cell table:number-columns-repeated="4"/>
        </table:table-row>
        <table:table-row table:style-name="ro1">
          <table:table-cell office:value-type="float" office:value="0.0309208580464871" calcext:value-type="float">
            <text:p>3,09E-02</text:p>
          </table:table-cell>
          <table:table-cell office:value-type="float" office:value="0.01546313" calcext:value-type="float">
            <text:p>1,55E-02</text:p>
          </table:table-cell>
          <table:table-cell table:formula="of:=OFFSET([.$B$2];1035-ROW();0)" office:value-type="float" office:value="0.1444438" calcext:value-type="float">
            <text:p>1,44E-01</text:p>
          </table:table-cell>
          <table:table-cell table:formula="of:=OFFSET([.$A$2];1035-ROW();0)" office:value-type="float" office:value="0.018518514296487" calcext:value-type="float">
            <text:p>1,85E-02</text:p>
          </table:table-cell>
          <table:table-cell table:number-columns-repeated="4"/>
        </table:table-row>
        <table:table-row table:style-name="ro1">
          <table:table-cell office:value-type="float" office:value="0.0309696861714871" calcext:value-type="float">
            <text:p>3,10E-02</text:p>
          </table:table-cell>
          <table:table-cell office:value-type="float" office:value="0.01532537" calcext:value-type="float">
            <text:p>1,53E-02</text:p>
          </table:table-cell>
          <table:table-cell table:formula="of:=OFFSET([.$B$2];1035-ROW();0)" office:value-type="float" office:value="0.1456225" calcext:value-type="float">
            <text:p>1,46E-01</text:p>
          </table:table-cell>
          <table:table-cell table:formula="of:=OFFSET([.$A$2];1035-ROW();0)" office:value-type="float" office:value="0.018469686171487" calcext:value-type="float">
            <text:p>1,85E-02</text:p>
          </table:table-cell>
          <table:table-cell table:number-columns-repeated="4"/>
        </table:table-row>
        <table:table-row table:style-name="ro1">
          <table:table-cell office:value-type="float" office:value="0.0310185142964871" calcext:value-type="float">
            <text:p>3,10E-02</text:p>
          </table:table-cell>
          <table:table-cell office:value-type="float" office:value="0.01518886" calcext:value-type="float">
            <text:p>1,52E-02</text:p>
          </table:table-cell>
          <table:table-cell table:formula="of:=OFFSET([.$B$2];1035-ROW();0)" office:value-type="float" office:value="0.1468093" calcext:value-type="float">
            <text:p>1,47E-01</text:p>
          </table:table-cell>
          <table:table-cell table:formula="of:=OFFSET([.$A$2];1035-ROW();0)" office:value-type="float" office:value="0.018420858046487" calcext:value-type="float">
            <text:p>1,84E-02</text:p>
          </table:table-cell>
          <table:table-cell table:number-columns-repeated="4"/>
        </table:table-row>
        <table:table-row table:style-name="ro1">
          <table:table-cell office:value-type="float" office:value="0.0310673424214871" calcext:value-type="float">
            <text:p>3,11E-02</text:p>
          </table:table-cell>
          <table:table-cell office:value-type="float" office:value="0.0150536" calcext:value-type="float">
            <text:p>1,51E-02</text:p>
          </table:table-cell>
          <table:table-cell table:formula="of:=OFFSET([.$B$2];1035-ROW();0)" office:value-type="float" office:value="0.1480041" calcext:value-type="float">
            <text:p>1,48E-01</text:p>
          </table:table-cell>
          <table:table-cell table:formula="of:=OFFSET([.$A$2];1035-ROW();0)" office:value-type="float" office:value="0.018372029921487" calcext:value-type="float">
            <text:p>1,84E-02</text:p>
          </table:table-cell>
          <table:table-cell table:number-columns-repeated="4"/>
        </table:table-row>
        <table:table-row table:style-name="ro1">
          <table:table-cell office:value-type="float" office:value="0.0311161705464871" calcext:value-type="float">
            <text:p>3,11E-02</text:p>
          </table:table-cell>
          <table:table-cell office:value-type="float" office:value="0.01491959" calcext:value-type="float">
            <text:p>1,49E-02</text:p>
          </table:table-cell>
          <table:table-cell table:formula="of:=OFFSET([.$B$2];1035-ROW();0)" office:value-type="float" office:value="0.1492071" calcext:value-type="float">
            <text:p>1,49E-01</text:p>
          </table:table-cell>
          <table:table-cell table:formula="of:=OFFSET([.$A$2];1035-ROW();0)" office:value-type="float" office:value="0.018323201796487" calcext:value-type="float">
            <text:p>1,83E-02</text:p>
          </table:table-cell>
          <table:table-cell table:number-columns-repeated="4"/>
        </table:table-row>
        <table:table-row table:style-name="ro1">
          <table:table-cell office:value-type="float" office:value="0.0311649986714871" calcext:value-type="float">
            <text:p>3,12E-02</text:p>
          </table:table-cell>
          <table:table-cell office:value-type="float" office:value="0.0147868" calcext:value-type="float">
            <text:p>1,48E-02</text:p>
          </table:table-cell>
          <table:table-cell table:formula="of:=OFFSET([.$B$2];1035-ROW();0)" office:value-type="float" office:value="0.1504183" calcext:value-type="float">
            <text:p>1,50E-01</text:p>
          </table:table-cell>
          <table:table-cell table:formula="of:=OFFSET([.$A$2];1035-ROW();0)" office:value-type="float" office:value="0.018274373671487" calcext:value-type="float">
            <text:p>1,83E-02</text:p>
          </table:table-cell>
          <table:table-cell table:number-columns-repeated="4"/>
        </table:table-row>
        <table:table-row table:style-name="ro1">
          <table:table-cell office:value-type="float" office:value="0.0312138267964871" calcext:value-type="float">
            <text:p>3,12E-02</text:p>
          </table:table-cell>
          <table:table-cell office:value-type="float" office:value="0.01465522" calcext:value-type="float">
            <text:p>1,47E-02</text:p>
          </table:table-cell>
          <table:table-cell table:formula="of:=OFFSET([.$B$2];1035-ROW();0)" office:value-type="float" office:value="0.1516376" calcext:value-type="float">
            <text:p>1,52E-01</text:p>
          </table:table-cell>
          <table:table-cell table:formula="of:=OFFSET([.$A$2];1035-ROW();0)" office:value-type="float" office:value="0.018225545546487" calcext:value-type="float">
            <text:p>1,82E-02</text:p>
          </table:table-cell>
          <table:table-cell table:number-columns-repeated="4"/>
        </table:table-row>
        <table:table-row table:style-name="ro1">
          <table:table-cell office:value-type="float" office:value="0.0312626549214871" calcext:value-type="float">
            <text:p>3,13E-02</text:p>
          </table:table-cell>
          <table:table-cell office:value-type="float" office:value="0.01452486" calcext:value-type="float">
            <text:p>1,45E-02</text:p>
          </table:table-cell>
          <table:table-cell table:formula="of:=OFFSET([.$B$2];1035-ROW();0)" office:value-type="float" office:value="0.1528652" calcext:value-type="float">
            <text:p>1,53E-01</text:p>
          </table:table-cell>
          <table:table-cell table:formula="of:=OFFSET([.$A$2];1035-ROW();0)" office:value-type="float" office:value="0.018176717421487" calcext:value-type="float">
            <text:p>1,82E-02</text:p>
          </table:table-cell>
          <table:table-cell table:number-columns-repeated="4"/>
        </table:table-row>
        <table:table-row table:style-name="ro1">
          <table:table-cell office:value-type="float" office:value="0.0313114830464871" calcext:value-type="float">
            <text:p>3,13E-02</text:p>
          </table:table-cell>
          <table:table-cell office:value-type="float" office:value="0.01439569" calcext:value-type="float">
            <text:p>1,44E-02</text:p>
          </table:table-cell>
          <table:table-cell table:formula="of:=OFFSET([.$B$2];1035-ROW();0)" office:value-type="float" office:value="0.154101" calcext:value-type="float">
            <text:p>1,54E-01</text:p>
          </table:table-cell>
          <table:table-cell table:formula="of:=OFFSET([.$A$2];1035-ROW();0)" office:value-type="float" office:value="0.018127889296487" calcext:value-type="float">
            <text:p>1,81E-02</text:p>
          </table:table-cell>
          <table:table-cell table:number-columns-repeated="4"/>
        </table:table-row>
        <table:table-row table:style-name="ro1">
          <table:table-cell office:value-type="float" office:value="0.0313603111714871" calcext:value-type="float">
            <text:p>3,14E-02</text:p>
          </table:table-cell>
          <table:table-cell office:value-type="float" office:value="0.0142677" calcext:value-type="float">
            <text:p>1,43E-02</text:p>
          </table:table-cell>
          <table:table-cell table:formula="of:=OFFSET([.$B$2];1035-ROW();0)" office:value-type="float" office:value="0.1553451" calcext:value-type="float">
            <text:p>1,55E-01</text:p>
          </table:table-cell>
          <table:table-cell table:formula="of:=OFFSET([.$A$2];1035-ROW();0)" office:value-type="float" office:value="0.018079061171487" calcext:value-type="float">
            <text:p>1,81E-02</text:p>
          </table:table-cell>
          <table:table-cell table:number-columns-repeated="4"/>
        </table:table-row>
        <table:table-row table:style-name="ro1">
          <table:table-cell office:value-type="float" office:value="0.0314091392964871" calcext:value-type="float">
            <text:p>3,14E-02</text:p>
          </table:table-cell>
          <table:table-cell office:value-type="float" office:value="0.01414089" calcext:value-type="float">
            <text:p>1,41E-02</text:p>
          </table:table-cell>
          <table:table-cell table:formula="of:=OFFSET([.$B$2];1035-ROW();0)" office:value-type="float" office:value="0.1565974" calcext:value-type="float">
            <text:p>1,57E-01</text:p>
          </table:table-cell>
          <table:table-cell table:formula="of:=OFFSET([.$A$2];1035-ROW();0)" office:value-type="float" office:value="0.018030233046487" calcext:value-type="float">
            <text:p>1,80E-02</text:p>
          </table:table-cell>
          <table:table-cell table:number-columns-repeated="4"/>
        </table:table-row>
        <table:table-row table:style-name="ro1">
          <table:table-cell office:value-type="float" office:value="0.0314579674214871" calcext:value-type="float">
            <text:p>3,15E-02</text:p>
          </table:table-cell>
          <table:table-cell office:value-type="float" office:value="0.01401525" calcext:value-type="float">
            <text:p>1,40E-02</text:p>
          </table:table-cell>
          <table:table-cell table:formula="of:=OFFSET([.$B$2];1035-ROW();0)" office:value-type="float" office:value="0.1578581" calcext:value-type="float">
            <text:p>1,58E-01</text:p>
          </table:table-cell>
          <table:table-cell table:formula="of:=OFFSET([.$A$2];1035-ROW();0)" office:value-type="float" office:value="0.017981404921487" calcext:value-type="float">
            <text:p>1,80E-02</text:p>
          </table:table-cell>
          <table:table-cell table:number-columns-repeated="4"/>
        </table:table-row>
        <table:table-row table:style-name="ro1">
          <table:table-cell office:value-type="float" office:value="0.0315067955464871" calcext:value-type="float">
            <text:p>3,15E-02</text:p>
          </table:table-cell>
          <table:table-cell office:value-type="float" office:value="0.01389075" calcext:value-type="float">
            <text:p>1,39E-02</text:p>
          </table:table-cell>
          <table:table-cell table:formula="of:=OFFSET([.$B$2];1035-ROW();0)" office:value-type="float" office:value="0.1591271" calcext:value-type="float">
            <text:p>1,59E-01</text:p>
          </table:table-cell>
          <table:table-cell table:formula="of:=OFFSET([.$A$2];1035-ROW();0)" office:value-type="float" office:value="0.017932576796487" calcext:value-type="float">
            <text:p>1,79E-02</text:p>
          </table:table-cell>
          <table:table-cell table:number-columns-repeated="4"/>
        </table:table-row>
        <table:table-row table:style-name="ro1">
          <table:table-cell office:value-type="float" office:value="0.0315556236714871" calcext:value-type="float">
            <text:p>3,16E-02</text:p>
          </table:table-cell>
          <table:table-cell office:value-type="float" office:value="0.0137674" calcext:value-type="float">
            <text:p>1,38E-02</text:p>
          </table:table-cell>
          <table:table-cell table:formula="of:=OFFSET([.$B$2];1035-ROW();0)" office:value-type="float" office:value="0.1604045" calcext:value-type="float">
            <text:p>1,60E-01</text:p>
          </table:table-cell>
          <table:table-cell table:formula="of:=OFFSET([.$A$2];1035-ROW();0)" office:value-type="float" office:value="0.017883748671487" calcext:value-type="float">
            <text:p>1,79E-02</text:p>
          </table:table-cell>
          <table:table-cell table:number-columns-repeated="4"/>
        </table:table-row>
        <table:table-row table:style-name="ro1">
          <table:table-cell office:value-type="float" office:value="0.0316044517964871" calcext:value-type="float">
            <text:p>3,16E-02</text:p>
          </table:table-cell>
          <table:table-cell office:value-type="float" office:value="0.01364518" calcext:value-type="float">
            <text:p>1,36E-02</text:p>
          </table:table-cell>
          <table:table-cell table:formula="of:=OFFSET([.$B$2];1035-ROW();0)" office:value-type="float" office:value="0.1616903" calcext:value-type="float">
            <text:p>1,62E-01</text:p>
          </table:table-cell>
          <table:table-cell table:formula="of:=OFFSET([.$A$2];1035-ROW();0)" office:value-type="float" office:value="0.017834920546487" calcext:value-type="float">
            <text:p>1,78E-02</text:p>
          </table:table-cell>
          <table:table-cell table:number-columns-repeated="4"/>
        </table:table-row>
        <table:table-row table:style-name="ro1">
          <table:table-cell office:value-type="float" office:value="0.0316532799214871" calcext:value-type="float">
            <text:p>3,17E-02</text:p>
          </table:table-cell>
          <table:table-cell office:value-type="float" office:value="0.01352409" calcext:value-type="float">
            <text:p>1,35E-02</text:p>
          </table:table-cell>
          <table:table-cell table:formula="of:=OFFSET([.$B$2];1035-ROW();0)" office:value-type="float" office:value="0.1629846" calcext:value-type="float">
            <text:p>1,63E-01</text:p>
          </table:table-cell>
          <table:table-cell table:formula="of:=OFFSET([.$A$2];1035-ROW();0)" office:value-type="float" office:value="0.017786092421487" calcext:value-type="float">
            <text:p>1,78E-02</text:p>
          </table:table-cell>
          <table:table-cell table:number-columns-repeated="4"/>
        </table:table-row>
        <table:table-row table:style-name="ro1">
          <table:table-cell office:value-type="float" office:value="0.0317021080464871" calcext:value-type="float">
            <text:p>3,17E-02</text:p>
          </table:table-cell>
          <table:table-cell office:value-type="float" office:value="0.0134041" calcext:value-type="float">
            <text:p>1,34E-02</text:p>
          </table:table-cell>
          <table:table-cell table:formula="of:=OFFSET([.$B$2];1035-ROW();0)" office:value-type="float" office:value="0.1642872" calcext:value-type="float">
            <text:p>1,64E-01</text:p>
          </table:table-cell>
          <table:table-cell table:formula="of:=OFFSET([.$A$2];1035-ROW();0)" office:value-type="float" office:value="0.017737264296487" calcext:value-type="float">
            <text:p>1,77E-02</text:p>
          </table:table-cell>
          <table:table-cell table:number-columns-repeated="4"/>
        </table:table-row>
        <table:table-row table:style-name="ro1">
          <table:table-cell office:value-type="float" office:value="0.0317509361714871" calcext:value-type="float">
            <text:p>3,18E-02</text:p>
          </table:table-cell>
          <table:table-cell office:value-type="float" office:value="0.01328522" calcext:value-type="float">
            <text:p>1,33E-02</text:p>
          </table:table-cell>
          <table:table-cell table:formula="of:=OFFSET([.$B$2];1035-ROW();0)" office:value-type="float" office:value="0.1655983" calcext:value-type="float">
            <text:p>1,66E-01</text:p>
          </table:table-cell>
          <table:table-cell table:formula="of:=OFFSET([.$A$2];1035-ROW();0)" office:value-type="float" office:value="0.017688436171487" calcext:value-type="float">
            <text:p>1,77E-02</text:p>
          </table:table-cell>
          <table:table-cell table:number-columns-repeated="4"/>
        </table:table-row>
        <table:table-row table:style-name="ro1">
          <table:table-cell office:value-type="float" office:value="0.0317997642964871" calcext:value-type="float">
            <text:p>3,18E-02</text:p>
          </table:table-cell>
          <table:table-cell office:value-type="float" office:value="0.01316744" calcext:value-type="float">
            <text:p>1,32E-02</text:p>
          </table:table-cell>
          <table:table-cell table:formula="of:=OFFSET([.$B$2];1035-ROW();0)" office:value-type="float" office:value="0.1669179" calcext:value-type="float">
            <text:p>1,67E-01</text:p>
          </table:table-cell>
          <table:table-cell table:formula="of:=OFFSET([.$A$2];1035-ROW();0)" office:value-type="float" office:value="0.017639608046487" calcext:value-type="float">
            <text:p>1,76E-02</text:p>
          </table:table-cell>
          <table:table-cell table:number-columns-repeated="4"/>
        </table:table-row>
        <table:table-row table:style-name="ro1">
          <table:table-cell office:value-type="float" office:value="0.0318485924214871" calcext:value-type="float">
            <text:p>3,18E-02</text:p>
          </table:table-cell>
          <table:table-cell office:value-type="float" office:value="0.01305073" calcext:value-type="float">
            <text:p>1,31E-02</text:p>
          </table:table-cell>
          <table:table-cell table:formula="of:=OFFSET([.$B$2];1035-ROW();0)" office:value-type="float" office:value="0.1682461" calcext:value-type="float">
            <text:p>1,68E-01</text:p>
          </table:table-cell>
          <table:table-cell table:formula="of:=OFFSET([.$A$2];1035-ROW();0)" office:value-type="float" office:value="0.017590779921487" calcext:value-type="float">
            <text:p>1,76E-02</text:p>
          </table:table-cell>
          <table:table-cell table:number-columns-repeated="4"/>
        </table:table-row>
        <table:table-row table:style-name="ro1">
          <table:table-cell office:value-type="float" office:value="0.0318974205464871" calcext:value-type="float">
            <text:p>3,19E-02</text:p>
          </table:table-cell>
          <table:table-cell office:value-type="float" office:value="0.0129351" calcext:value-type="float">
            <text:p>1,29E-02</text:p>
          </table:table-cell>
          <table:table-cell table:formula="of:=OFFSET([.$B$2];1035-ROW();0)" office:value-type="float" office:value="0.1695827" calcext:value-type="float">
            <text:p>1,70E-01</text:p>
          </table:table-cell>
          <table:table-cell table:formula="of:=OFFSET([.$A$2];1035-ROW();0)" office:value-type="float" office:value="0.017541951796487" calcext:value-type="float">
            <text:p>1,75E-02</text:p>
          </table:table-cell>
          <table:table-cell table:number-columns-repeated="4"/>
        </table:table-row>
        <table:table-row table:style-name="ro1">
          <table:table-cell office:value-type="float" office:value="0.0319462486714871" calcext:value-type="float">
            <text:p>3,19E-02</text:p>
          </table:table-cell>
          <table:table-cell office:value-type="float" office:value="0.01282053" calcext:value-type="float">
            <text:p>1,28E-02</text:p>
          </table:table-cell>
          <table:table-cell table:formula="of:=OFFSET([.$B$2];1035-ROW();0)" office:value-type="float" office:value="0.1709279" calcext:value-type="float">
            <text:p>1,71E-01</text:p>
          </table:table-cell>
          <table:table-cell table:formula="of:=OFFSET([.$A$2];1035-ROW();0)" office:value-type="float" office:value="0.017493123671487" calcext:value-type="float">
            <text:p>1,75E-02</text:p>
          </table:table-cell>
          <table:table-cell table:number-columns-repeated="4"/>
        </table:table-row>
        <table:table-row table:style-name="ro1">
          <table:table-cell office:value-type="float" office:value="0.0319950767964871" calcext:value-type="float">
            <text:p>3,20E-02</text:p>
          </table:table-cell>
          <table:table-cell office:value-type="float" office:value="0.01270702" calcext:value-type="float">
            <text:p>1,27E-02</text:p>
          </table:table-cell>
          <table:table-cell table:formula="of:=OFFSET([.$B$2];1035-ROW();0)" office:value-type="float" office:value="0.1722817" calcext:value-type="float">
            <text:p>1,72E-01</text:p>
          </table:table-cell>
          <table:table-cell table:formula="of:=OFFSET([.$A$2];1035-ROW();0)" office:value-type="float" office:value="0.017444295546487" calcext:value-type="float">
            <text:p>1,74E-02</text:p>
          </table:table-cell>
          <table:table-cell table:number-columns-repeated="4"/>
        </table:table-row>
        <table:table-row table:style-name="ro1">
          <table:table-cell office:value-type="float" office:value="0.0320439049214871" calcext:value-type="float">
            <text:p>3,20E-02</text:p>
          </table:table-cell>
          <table:table-cell office:value-type="float" office:value="0.01259455" calcext:value-type="float">
            <text:p>1,26E-02</text:p>
          </table:table-cell>
          <table:table-cell table:formula="of:=OFFSET([.$B$2];1035-ROW();0)" office:value-type="float" office:value="0.1736441" calcext:value-type="float">
            <text:p>1,74E-01</text:p>
          </table:table-cell>
          <table:table-cell table:formula="of:=OFFSET([.$A$2];1035-ROW();0)" office:value-type="float" office:value="0.0173954674214869" calcext:value-type="float">
            <text:p>1,74E-02</text:p>
          </table:table-cell>
          <table:table-cell table:number-columns-repeated="4"/>
        </table:table-row>
        <table:table-row table:style-name="ro1">
          <table:table-cell office:value-type="float" office:value="0.0320927330464871" calcext:value-type="float">
            <text:p>3,21E-02</text:p>
          </table:table-cell>
          <table:table-cell office:value-type="float" office:value="0.01248311" calcext:value-type="float">
            <text:p>1,25E-02</text:p>
          </table:table-cell>
          <table:table-cell table:formula="of:=OFFSET([.$B$2];1035-ROW();0)" office:value-type="float" office:value="0.1750151" calcext:value-type="float">
            <text:p>1,75E-01</text:p>
          </table:table-cell>
          <table:table-cell table:formula="of:=OFFSET([.$A$2];1035-ROW();0)" office:value-type="float" office:value="0.0173466392964869" calcext:value-type="float">
            <text:p>1,73E-02</text:p>
          </table:table-cell>
          <table:table-cell table:number-columns-repeated="4"/>
        </table:table-row>
        <table:table-row table:style-name="ro1">
          <table:table-cell office:value-type="float" office:value="0.0321415611714871" calcext:value-type="float">
            <text:p>3,21E-02</text:p>
          </table:table-cell>
          <table:table-cell office:value-type="float" office:value="0.01237271" calcext:value-type="float">
            <text:p>1,24E-02</text:p>
          </table:table-cell>
          <table:table-cell table:formula="of:=OFFSET([.$B$2];1035-ROW();0)" office:value-type="float" office:value="0.1763947" calcext:value-type="float">
            <text:p>1,76E-01</text:p>
          </table:table-cell>
          <table:table-cell table:formula="of:=OFFSET([.$A$2];1035-ROW();0)" office:value-type="float" office:value="0.0172978111714869" calcext:value-type="float">
            <text:p>1,73E-02</text:p>
          </table:table-cell>
          <table:table-cell table:number-columns-repeated="4"/>
        </table:table-row>
        <table:table-row table:style-name="ro1">
          <table:table-cell office:value-type="float" office:value="0.0321903892964871" calcext:value-type="float">
            <text:p>3,22E-02</text:p>
          </table:table-cell>
          <table:table-cell office:value-type="float" office:value="0.01226331" calcext:value-type="float">
            <text:p>1,23E-02</text:p>
          </table:table-cell>
          <table:table-cell table:formula="of:=OFFSET([.$B$2];1035-ROW();0)" office:value-type="float" office:value="0.177783" calcext:value-type="float">
            <text:p>1,78E-01</text:p>
          </table:table-cell>
          <table:table-cell table:formula="of:=OFFSET([.$A$2];1035-ROW();0)" office:value-type="float" office:value="0.0172489830464869" calcext:value-type="float">
            <text:p>1,72E-02</text:p>
          </table:table-cell>
          <table:table-cell table:number-columns-repeated="4"/>
        </table:table-row>
        <table:table-row table:style-name="ro1">
          <table:table-cell office:value-type="float" office:value="0.0322392174214871" calcext:value-type="float">
            <text:p>3,22E-02</text:p>
          </table:table-cell>
          <table:table-cell office:value-type="float" office:value="0.01215493" calcext:value-type="float">
            <text:p>1,22E-02</text:p>
          </table:table-cell>
          <table:table-cell table:formula="of:=OFFSET([.$B$2];1035-ROW();0)" office:value-type="float" office:value="0.1791799" calcext:value-type="float">
            <text:p>1,79E-01</text:p>
          </table:table-cell>
          <table:table-cell table:formula="of:=OFFSET([.$A$2];1035-ROW();0)" office:value-type="float" office:value="0.0172001549214869" calcext:value-type="float">
            <text:p>1,72E-02</text:p>
          </table:table-cell>
          <table:table-cell table:number-columns-repeated="4"/>
        </table:table-row>
        <table:table-row table:style-name="ro1">
          <table:table-cell office:value-type="float" office:value="0.0322880455464871" calcext:value-type="float">
            <text:p>3,23E-02</text:p>
          </table:table-cell>
          <table:table-cell office:value-type="float" office:value="0.01204754" calcext:value-type="float">
            <text:p>1,20E-02</text:p>
          </table:table-cell>
          <table:table-cell table:formula="of:=OFFSET([.$B$2];1035-ROW();0)" office:value-type="float" office:value="0.1805856" calcext:value-type="float">
            <text:p>1,81E-01</text:p>
          </table:table-cell>
          <table:table-cell table:formula="of:=OFFSET([.$A$2];1035-ROW();0)" office:value-type="float" office:value="0.0171513267964869" calcext:value-type="float">
            <text:p>1,72E-02</text:p>
          </table:table-cell>
          <table:table-cell table:number-columns-repeated="4"/>
        </table:table-row>
        <table:table-row table:style-name="ro1">
          <table:table-cell office:value-type="float" office:value="0.0323368736714871" calcext:value-type="float">
            <text:p>3,23E-02</text:p>
          </table:table-cell>
          <table:table-cell office:value-type="float" office:value="0.01194115" calcext:value-type="float">
            <text:p>1,19E-02</text:p>
          </table:table-cell>
          <table:table-cell table:formula="of:=OFFSET([.$B$2];1035-ROW();0)" office:value-type="float" office:value="0.1819999" calcext:value-type="float">
            <text:p>1,82E-01</text:p>
          </table:table-cell>
          <table:table-cell table:formula="of:=OFFSET([.$A$2];1035-ROW();0)" office:value-type="float" office:value="0.0171024986714869" calcext:value-type="float">
            <text:p>1,71E-02</text:p>
          </table:table-cell>
          <table:table-cell table:number-columns-repeated="4"/>
        </table:table-row>
        <table:table-row table:style-name="ro1">
          <table:table-cell office:value-type="float" office:value="0.0323857017964871" calcext:value-type="float">
            <text:p>3,24E-02</text:p>
          </table:table-cell>
          <table:table-cell office:value-type="float" office:value="0.01183573" calcext:value-type="float">
            <text:p>1,18E-02</text:p>
          </table:table-cell>
          <table:table-cell table:formula="of:=OFFSET([.$B$2];1035-ROW();0)" office:value-type="float" office:value="0.183423" calcext:value-type="float">
            <text:p>1,83E-01</text:p>
          </table:table-cell>
          <table:table-cell table:formula="of:=OFFSET([.$A$2];1035-ROW();0)" office:value-type="float" office:value="0.0170536705464869" calcext:value-type="float">
            <text:p>1,71E-02</text:p>
          </table:table-cell>
          <table:table-cell table:number-columns-repeated="4"/>
        </table:table-row>
        <table:table-row table:style-name="ro1">
          <table:table-cell office:value-type="float" office:value="0.0324345299214871" calcext:value-type="float">
            <text:p>3,24E-02</text:p>
          </table:table-cell>
          <table:table-cell office:value-type="float" office:value="0.01173129" calcext:value-type="float">
            <text:p>1,17E-02</text:p>
          </table:table-cell>
          <table:table-cell table:formula="of:=OFFSET([.$B$2];1035-ROW();0)" office:value-type="float" office:value="0.1848548" calcext:value-type="float">
            <text:p>1,85E-01</text:p>
          </table:table-cell>
          <table:table-cell table:formula="of:=OFFSET([.$A$2];1035-ROW();0)" office:value-type="float" office:value="0.0170048424214869" calcext:value-type="float">
            <text:p>1,70E-02</text:p>
          </table:table-cell>
          <table:table-cell table:number-columns-repeated="4"/>
        </table:table-row>
        <table:table-row table:style-name="ro1">
          <table:table-cell office:value-type="float" office:value="0.0324833580464871" calcext:value-type="float">
            <text:p>3,25E-02</text:p>
          </table:table-cell>
          <table:table-cell office:value-type="float" office:value="0.01162781" calcext:value-type="float">
            <text:p>1,16E-02</text:p>
          </table:table-cell>
          <table:table-cell table:formula="of:=OFFSET([.$B$2];1035-ROW();0)" office:value-type="float" office:value="0.1862953" calcext:value-type="float">
            <text:p>1,86E-01</text:p>
          </table:table-cell>
          <table:table-cell table:formula="of:=OFFSET([.$A$2];1035-ROW();0)" office:value-type="float" office:value="0.0169560142964869" calcext:value-type="float">
            <text:p>1,70E-02</text:p>
          </table:table-cell>
          <table:table-cell table:number-columns-repeated="4"/>
        </table:table-row>
        <table:table-row table:style-name="ro1">
          <table:table-cell office:value-type="float" office:value="0.0325321861714871" calcext:value-type="float">
            <text:p>3,25E-02</text:p>
          </table:table-cell>
          <table:table-cell office:value-type="float" office:value="0.01152528" calcext:value-type="float">
            <text:p>1,15E-02</text:p>
          </table:table-cell>
          <table:table-cell table:formula="of:=OFFSET([.$B$2];1035-ROW();0)" office:value-type="float" office:value="0.1877447" calcext:value-type="float">
            <text:p>1,88E-01</text:p>
          </table:table-cell>
          <table:table-cell table:formula="of:=OFFSET([.$A$2];1035-ROW();0)" office:value-type="float" office:value="0.0169071861714869" calcext:value-type="float">
            <text:p>1,69E-02</text:p>
          </table:table-cell>
          <table:table-cell table:number-columns-repeated="4"/>
        </table:table-row>
        <table:table-row table:style-name="ro1">
          <table:table-cell office:value-type="float" office:value="0.0325810142964871" calcext:value-type="float">
            <text:p>3,26E-02</text:p>
          </table:table-cell>
          <table:table-cell office:value-type="float" office:value="0.0114237" calcext:value-type="float">
            <text:p>1,14E-02</text:p>
          </table:table-cell>
          <table:table-cell table:formula="of:=OFFSET([.$B$2];1035-ROW();0)" office:value-type="float" office:value="0.1892028" calcext:value-type="float">
            <text:p>1,89E-01</text:p>
          </table:table-cell>
          <table:table-cell table:formula="of:=OFFSET([.$A$2];1035-ROW();0)" office:value-type="float" office:value="0.0168583580464869" calcext:value-type="float">
            <text:p>1,69E-02</text:p>
          </table:table-cell>
          <table:table-cell table:number-columns-repeated="4"/>
        </table:table-row>
        <table:table-row table:style-name="ro1">
          <table:table-cell office:value-type="float" office:value="0.0326298424214871" calcext:value-type="float">
            <text:p>3,26E-02</text:p>
          </table:table-cell>
          <table:table-cell office:value-type="float" office:value="0.01132305" calcext:value-type="float">
            <text:p>1,13E-02</text:p>
          </table:table-cell>
          <table:table-cell table:formula="of:=OFFSET([.$B$2];1035-ROW();0)" office:value-type="float" office:value="0.1906697" calcext:value-type="float">
            <text:p>1,91E-01</text:p>
          </table:table-cell>
          <table:table-cell table:formula="of:=OFFSET([.$A$2];1035-ROW();0)" office:value-type="float" office:value="0.0168095299214869" calcext:value-type="float">
            <text:p>1,68E-02</text:p>
          </table:table-cell>
          <table:table-cell table:number-columns-repeated="4"/>
        </table:table-row>
        <table:table-row table:style-name="ro1">
          <table:table-cell office:value-type="float" office:value="0.0326786705464871" calcext:value-type="float">
            <text:p>3,27E-02</text:p>
          </table:table-cell>
          <table:table-cell office:value-type="float" office:value="0.01122333" calcext:value-type="float">
            <text:p>1,12E-02</text:p>
          </table:table-cell>
          <table:table-cell table:formula="of:=OFFSET([.$B$2];1035-ROW();0)" office:value-type="float" office:value="0.1921454" calcext:value-type="float">
            <text:p>1,92E-01</text:p>
          </table:table-cell>
          <table:table-cell table:formula="of:=OFFSET([.$A$2];1035-ROW();0)" office:value-type="float" office:value="0.0167607017964869" calcext:value-type="float">
            <text:p>1,68E-02</text:p>
          </table:table-cell>
          <table:table-cell table:number-columns-repeated="4"/>
        </table:table-row>
        <table:table-row table:style-name="ro1">
          <table:table-cell office:value-type="float" office:value="0.032727498671487" calcext:value-type="float">
            <text:p>3,27E-02</text:p>
          </table:table-cell>
          <table:table-cell office:value-type="float" office:value="0.01112454" calcext:value-type="float">
            <text:p>1,11E-02</text:p>
          </table:table-cell>
          <table:table-cell table:formula="of:=OFFSET([.$B$2];1035-ROW();0)" office:value-type="float" office:value="0.1936299" calcext:value-type="float">
            <text:p>1,94E-01</text:p>
          </table:table-cell>
          <table:table-cell table:formula="of:=OFFSET([.$A$2];1035-ROW();0)" office:value-type="float" office:value="0.0167118736714869" calcext:value-type="float">
            <text:p>1,67E-02</text:p>
          </table:table-cell>
          <table:table-cell table:number-columns-repeated="4"/>
        </table:table-row>
        <table:table-row table:style-name="ro1">
          <table:table-cell office:value-type="float" office:value="0.032776326796487" calcext:value-type="float">
            <text:p>3,28E-02</text:p>
          </table:table-cell>
          <table:table-cell office:value-type="float" office:value="0.01102666" calcext:value-type="float">
            <text:p>1,10E-02</text:p>
          </table:table-cell>
          <table:table-cell table:formula="of:=OFFSET([.$B$2];1035-ROW();0)" office:value-type="float" office:value="0.1951233" calcext:value-type="float">
            <text:p>1,95E-01</text:p>
          </table:table-cell>
          <table:table-cell table:formula="of:=OFFSET([.$A$2];1035-ROW();0)" office:value-type="float" office:value="0.0166630455464869" calcext:value-type="float">
            <text:p>1,67E-02</text:p>
          </table:table-cell>
          <table:table-cell table:number-columns-repeated="4"/>
        </table:table-row>
        <table:table-row table:style-name="ro1">
          <table:table-cell office:value-type="float" office:value="0.032825154921487" calcext:value-type="float">
            <text:p>3,28E-02</text:p>
          </table:table-cell>
          <table:table-cell office:value-type="float" office:value="0.01092967" calcext:value-type="float">
            <text:p>1,09E-02</text:p>
          </table:table-cell>
          <table:table-cell table:formula="of:=OFFSET([.$B$2];1035-ROW();0)" office:value-type="float" office:value="0.1966255" calcext:value-type="float">
            <text:p>1,97E-01</text:p>
          </table:table-cell>
          <table:table-cell table:formula="of:=OFFSET([.$A$2];1035-ROW();0)" office:value-type="float" office:value="0.0166142174214869" calcext:value-type="float">
            <text:p>1,66E-02</text:p>
          </table:table-cell>
          <table:table-cell table:number-columns-repeated="4"/>
        </table:table-row>
        <table:table-row table:style-name="ro1">
          <table:table-cell office:value-type="float" office:value="0.0328739830464871" calcext:value-type="float">
            <text:p>3,29E-02</text:p>
          </table:table-cell>
          <table:table-cell office:value-type="float" office:value="0.01083359" calcext:value-type="float">
            <text:p>1,08E-02</text:p>
          </table:table-cell>
          <table:table-cell table:formula="of:=OFFSET([.$B$2];1035-ROW();0)" office:value-type="float" office:value="0.1981365" calcext:value-type="float">
            <text:p>1,98E-01</text:p>
          </table:table-cell>
          <table:table-cell table:formula="of:=OFFSET([.$A$2];1035-ROW();0)" office:value-type="float" office:value="0.0165653892964869" calcext:value-type="float">
            <text:p>1,66E-02</text:p>
          </table:table-cell>
          <table:table-cell table:number-columns-repeated="4"/>
        </table:table-row>
        <table:table-row table:style-name="ro1">
          <table:table-cell office:value-type="float" office:value="0.032922811171487" calcext:value-type="float">
            <text:p>3,29E-02</text:p>
          </table:table-cell>
          <table:table-cell office:value-type="float" office:value="0.01073839" calcext:value-type="float">
            <text:p>1,07E-02</text:p>
          </table:table-cell>
          <table:table-cell table:formula="of:=OFFSET([.$B$2];1035-ROW();0)" office:value-type="float" office:value="0.1996564" calcext:value-type="float">
            <text:p>2,00E-01</text:p>
          </table:table-cell>
          <table:table-cell table:formula="of:=OFFSET([.$A$2];1035-ROW();0)" office:value-type="float" office:value="0.0165165611714869" calcext:value-type="float">
            <text:p>1,65E-02</text:p>
          </table:table-cell>
          <table:table-cell table:number-columns-repeated="4"/>
        </table:table-row>
        <table:table-row table:style-name="ro1">
          <table:table-cell office:value-type="float" office:value="0.032971639296487" calcext:value-type="float">
            <text:p>3,30E-02</text:p>
          </table:table-cell>
          <table:table-cell office:value-type="float" office:value="0.01064407" calcext:value-type="float">
            <text:p>1,06E-02</text:p>
          </table:table-cell>
          <table:table-cell table:formula="of:=OFFSET([.$B$2];1035-ROW();0)" office:value-type="float" office:value="0.2011852" calcext:value-type="float">
            <text:p>2,01E-01</text:p>
          </table:table-cell>
          <table:table-cell table:formula="of:=OFFSET([.$A$2];1035-ROW();0)" office:value-type="float" office:value="0.0164677330464869" calcext:value-type="float">
            <text:p>1,65E-02</text:p>
          </table:table-cell>
          <table:table-cell table:number-columns-repeated="4"/>
        </table:table-row>
        <table:table-row table:style-name="ro1">
          <table:table-cell office:value-type="float" office:value="0.033020467421487" calcext:value-type="float">
            <text:p>3,30E-02</text:p>
          </table:table-cell>
          <table:table-cell office:value-type="float" office:value="0.01055062" calcext:value-type="float">
            <text:p>1,06E-02</text:p>
          </table:table-cell>
          <table:table-cell table:formula="of:=OFFSET([.$B$2];1035-ROW();0)" office:value-type="float" office:value="0.2027229" calcext:value-type="float">
            <text:p>2,03E-01</text:p>
          </table:table-cell>
          <table:table-cell table:formula="of:=OFFSET([.$A$2];1035-ROW();0)" office:value-type="float" office:value="0.0164189049214869" calcext:value-type="float">
            <text:p>1,64E-02</text:p>
          </table:table-cell>
          <table:table-cell table:number-columns-repeated="4"/>
        </table:table-row>
        <table:table-row table:style-name="ro1">
          <table:table-cell office:value-type="float" office:value="0.033069295546487" calcext:value-type="float">
            <text:p>3,31E-02</text:p>
          </table:table-cell>
          <table:table-cell office:value-type="float" office:value="0.01045804" calcext:value-type="float">
            <text:p>1,05E-02</text:p>
          </table:table-cell>
          <table:table-cell table:formula="of:=OFFSET([.$B$2];1035-ROW();0)" office:value-type="float" office:value="0.2042694" calcext:value-type="float">
            <text:p>2,04E-01</text:p>
          </table:table-cell>
          <table:table-cell table:formula="of:=OFFSET([.$A$2];1035-ROW();0)" office:value-type="float" office:value="0.0163700767964869" calcext:value-type="float">
            <text:p>1,64E-02</text:p>
          </table:table-cell>
          <table:table-cell table:number-columns-repeated="4"/>
        </table:table-row>
        <table:table-row table:style-name="ro1">
          <table:table-cell office:value-type="float" office:value="0.033118123671487" calcext:value-type="float">
            <text:p>3,31E-02</text:p>
          </table:table-cell>
          <table:table-cell office:value-type="float" office:value="0.01036631" calcext:value-type="float">
            <text:p>1,04E-02</text:p>
          </table:table-cell>
          <table:table-cell table:formula="of:=OFFSET([.$B$2];1035-ROW();0)" office:value-type="float" office:value="0.2058249" calcext:value-type="float">
            <text:p>2,06E-01</text:p>
          </table:table-cell>
          <table:table-cell table:formula="of:=OFFSET([.$A$2];1035-ROW();0)" office:value-type="float" office:value="0.0163212486714869" calcext:value-type="float">
            <text:p>1,63E-02</text:p>
          </table:table-cell>
          <table:table-cell table:number-columns-repeated="4"/>
        </table:table-row>
        <table:table-row table:style-name="ro1">
          <table:table-cell office:value-type="float" office:value="0.033166951796487" calcext:value-type="float">
            <text:p>3,32E-02</text:p>
          </table:table-cell>
          <table:table-cell office:value-type="float" office:value="0.01027543" calcext:value-type="float">
            <text:p>1,03E-02</text:p>
          </table:table-cell>
          <table:table-cell table:formula="of:=OFFSET([.$B$2];1035-ROW();0)" office:value-type="float" office:value="0.2073892" calcext:value-type="float">
            <text:p>2,07E-01</text:p>
          </table:table-cell>
          <table:table-cell table:formula="of:=OFFSET([.$A$2];1035-ROW();0)" office:value-type="float" office:value="0.0162724205464869" calcext:value-type="float">
            <text:p>1,63E-02</text:p>
          </table:table-cell>
          <table:table-cell table:number-columns-repeated="4"/>
        </table:table-row>
        <table:table-row table:style-name="ro1">
          <table:table-cell office:value-type="float" office:value="0.033264608046487" calcext:value-type="float">
            <text:p>3,33E-02</text:p>
          </table:table-cell>
          <table:table-cell office:value-type="float" office:value="0.01009618" calcext:value-type="float">
            <text:p>1,01E-02</text:p>
          </table:table-cell>
          <table:table-cell table:formula="of:=OFFSET([.$B$2];1035-ROW();0)" office:value-type="float" office:value="0.2089624" calcext:value-type="float">
            <text:p>2,09E-01</text:p>
          </table:table-cell>
          <table:table-cell table:formula="of:=OFFSET([.$A$2];1035-ROW();0)" office:value-type="float" office:value="0.0162235924214869" calcext:value-type="float">
            <text:p>1,62E-02</text:p>
          </table:table-cell>
          <table:table-cell table:number-columns-repeated="4"/>
        </table:table-row>
        <table:table-row table:style-name="ro1">
          <table:table-cell office:value-type="float" office:value="0.033313436171487" calcext:value-type="float">
            <text:p>3,33E-02</text:p>
          </table:table-cell>
          <table:table-cell office:value-type="float" office:value="0.0100078" calcext:value-type="float">
            <text:p>1,00E-02</text:p>
          </table:table-cell>
          <table:table-cell table:formula="of:=OFFSET([.$B$2];1035-ROW();0)" office:value-type="float" office:value="0.2105446" calcext:value-type="float">
            <text:p>2,11E-01</text:p>
          </table:table-cell>
          <table:table-cell table:formula="of:=OFFSET([.$A$2];1035-ROW();0)" office:value-type="float" office:value="0.0161747642964869" calcext:value-type="float">
            <text:p>1,62E-02</text:p>
          </table:table-cell>
          <table:table-cell table:number-columns-repeated="4"/>
        </table:table-row>
        <table:table-row table:style-name="ro1">
          <table:table-cell office:value-type="float" office:value="0.033362264296487" calcext:value-type="float">
            <text:p>3,34E-02</text:p>
          </table:table-cell>
          <table:table-cell office:value-type="float" office:value="0.00992023" calcext:value-type="float">
            <text:p>9,92E-03</text:p>
          </table:table-cell>
          <table:table-cell table:formula="of:=OFFSET([.$B$2];1035-ROW();0)" office:value-type="float" office:value="0.2121356" calcext:value-type="float">
            <text:p>2,12E-01</text:p>
          </table:table-cell>
          <table:table-cell table:formula="of:=OFFSET([.$A$2];1035-ROW();0)" office:value-type="float" office:value="0.0161259361714869" calcext:value-type="float">
            <text:p>1,61E-02</text:p>
          </table:table-cell>
          <table:table-cell table:number-columns-repeated="4"/>
        </table:table-row>
        <table:table-row table:style-name="ro1">
          <table:table-cell office:value-type="float" office:value="0.033411092421487" calcext:value-type="float">
            <text:p>3,34E-02</text:p>
          </table:table-cell>
          <table:table-cell office:value-type="float" office:value="0.009833474" calcext:value-type="float">
            <text:p>9,83E-03</text:p>
          </table:table-cell>
          <table:table-cell table:formula="of:=OFFSET([.$B$2];1035-ROW();0)" office:value-type="float" office:value="0.2137356" calcext:value-type="float">
            <text:p>2,14E-01</text:p>
          </table:table-cell>
          <table:table-cell table:formula="of:=OFFSET([.$A$2];1035-ROW();0)" office:value-type="float" office:value="0.0160771080464869" calcext:value-type="float">
            <text:p>1,61E-02</text:p>
          </table:table-cell>
          <table:table-cell table:number-columns-repeated="4"/>
        </table:table-row>
        <table:table-row table:style-name="ro1">
          <table:table-cell office:value-type="float" office:value="0.033459920546487" calcext:value-type="float">
            <text:p>3,35E-02</text:p>
          </table:table-cell>
          <table:table-cell office:value-type="float" office:value="0.00974752" calcext:value-type="float">
            <text:p>9,75E-03</text:p>
          </table:table-cell>
          <table:table-cell table:formula="of:=OFFSET([.$B$2];1035-ROW();0)" office:value-type="float" office:value="0.2153445" calcext:value-type="float">
            <text:p>2,15E-01</text:p>
          </table:table-cell>
          <table:table-cell table:formula="of:=OFFSET([.$A$2];1035-ROW();0)" office:value-type="float" office:value="0.0160282799214869" calcext:value-type="float">
            <text:p>1,60E-02</text:p>
          </table:table-cell>
          <table:table-cell table:number-columns-repeated="4"/>
        </table:table-row>
        <table:table-row table:style-name="ro1">
          <table:table-cell office:value-type="float" office:value="0.033508748671487" calcext:value-type="float">
            <text:p>3,35E-02</text:p>
          </table:table-cell>
          <table:table-cell office:value-type="float" office:value="0.009662362" calcext:value-type="float">
            <text:p>9,66E-03</text:p>
          </table:table-cell>
          <table:table-cell table:formula="of:=OFFSET([.$B$2];1035-ROW();0)" office:value-type="float" office:value="0.2169623" calcext:value-type="float">
            <text:p>2,17E-01</text:p>
          </table:table-cell>
          <table:table-cell table:formula="of:=OFFSET([.$A$2];1035-ROW();0)" office:value-type="float" office:value="0.0159794517964869" calcext:value-type="float">
            <text:p>1,60E-02</text:p>
          </table:table-cell>
          <table:table-cell table:number-columns-repeated="4"/>
        </table:table-row>
        <table:table-row table:style-name="ro1">
          <table:table-cell office:value-type="float" office:value="0.033557576796487" calcext:value-type="float">
            <text:p>3,36E-02</text:p>
          </table:table-cell>
          <table:table-cell office:value-type="float" office:value="0.009577991" calcext:value-type="float">
            <text:p>9,58E-03</text:p>
          </table:table-cell>
          <table:table-cell table:formula="of:=OFFSET([.$B$2];1035-ROW();0)" office:value-type="float" office:value="0.2185891" calcext:value-type="float">
            <text:p>2,19E-01</text:p>
          </table:table-cell>
          <table:table-cell table:formula="of:=OFFSET([.$A$2];1035-ROW();0)" office:value-type="float" office:value="0.0159306236714869" calcext:value-type="float">
            <text:p>1,59E-02</text:p>
          </table:table-cell>
          <table:table-cell table:number-columns-repeated="4"/>
        </table:table-row>
        <table:table-row table:style-name="ro1">
          <table:table-cell office:value-type="float" office:value="0.033606404921487" calcext:value-type="float">
            <text:p>3,36E-02</text:p>
          </table:table-cell>
          <table:table-cell office:value-type="float" office:value="0.009494402" calcext:value-type="float">
            <text:p>9,49E-03</text:p>
          </table:table-cell>
          <table:table-cell table:formula="of:=OFFSET([.$B$2];1035-ROW();0)" office:value-type="float" office:value="0.2202247" calcext:value-type="float">
            <text:p>2,20E-01</text:p>
          </table:table-cell>
          <table:table-cell table:formula="of:=OFFSET([.$A$2];1035-ROW();0)" office:value-type="float" office:value="0.0158817955464869" calcext:value-type="float">
            <text:p>1,59E-02</text:p>
          </table:table-cell>
          <table:table-cell table:number-columns-repeated="4"/>
        </table:table-row>
        <table:table-row table:style-name="ro1">
          <table:table-cell office:value-type="float" office:value="0.033655233046487" calcext:value-type="float">
            <text:p>3,37E-02</text:p>
          </table:table-cell>
          <table:table-cell office:value-type="float" office:value="0.009411587" calcext:value-type="float">
            <text:p>9,41E-03</text:p>
          </table:table-cell>
          <table:table-cell table:formula="of:=OFFSET([.$B$2];1035-ROW();0)" office:value-type="float" office:value="0.2218693" calcext:value-type="float">
            <text:p>2,22E-01</text:p>
          </table:table-cell>
          <table:table-cell table:formula="of:=OFFSET([.$A$2];1035-ROW();0)" office:value-type="float" office:value="0.0158329674214869" calcext:value-type="float">
            <text:p>1,58E-02</text:p>
          </table:table-cell>
          <table:table-cell table:number-columns-repeated="4"/>
        </table:table-row>
        <table:table-row table:style-name="ro1">
          <table:table-cell office:value-type="float" office:value="0.033704061171487" calcext:value-type="float">
            <text:p>3,37E-02</text:p>
          </table:table-cell>
          <table:table-cell office:value-type="float" office:value="0.009329538" calcext:value-type="float">
            <text:p>9,33E-03</text:p>
          </table:table-cell>
          <table:table-cell table:formula="of:=OFFSET([.$B$2];1035-ROW();0)" office:value-type="float" office:value="0.2235228" calcext:value-type="float">
            <text:p>2,24E-01</text:p>
          </table:table-cell>
          <table:table-cell table:formula="of:=OFFSET([.$A$2];1035-ROW();0)" office:value-type="float" office:value="0.0157841392964869" calcext:value-type="float">
            <text:p>1,58E-02</text:p>
          </table:table-cell>
          <table:table-cell table:number-columns-repeated="4"/>
        </table:table-row>
        <table:table-row table:style-name="ro1">
          <table:table-cell office:value-type="float" office:value="0.033752889296487" calcext:value-type="float">
            <text:p>3,38E-02</text:p>
          </table:table-cell>
          <table:table-cell office:value-type="float" office:value="0.009248249" calcext:value-type="float">
            <text:p>9,25E-03</text:p>
          </table:table-cell>
          <table:table-cell table:formula="of:=OFFSET([.$B$2];1035-ROW();0)" office:value-type="float" office:value="0.2251851" calcext:value-type="float">
            <text:p>2,25E-01</text:p>
          </table:table-cell>
          <table:table-cell table:formula="of:=OFFSET([.$A$2];1035-ROW();0)" office:value-type="float" office:value="0.0157353111714869" calcext:value-type="float">
            <text:p>1,57E-02</text:p>
          </table:table-cell>
          <table:table-cell table:number-columns-repeated="4"/>
        </table:table-row>
        <table:table-row table:style-name="ro1">
          <table:table-cell office:value-type="float" office:value="0.033801717421487" calcext:value-type="float">
            <text:p>3,38E-02</text:p>
          </table:table-cell>
          <table:table-cell office:value-type="float" office:value="0.009167712" calcext:value-type="float">
            <text:p>9,17E-03</text:p>
          </table:table-cell>
          <table:table-cell table:formula="of:=OFFSET([.$B$2];1035-ROW();0)" office:value-type="float" office:value="0.2268565" calcext:value-type="float">
            <text:p>2,27E-01</text:p>
          </table:table-cell>
          <table:table-cell table:formula="of:=OFFSET([.$A$2];1035-ROW();0)" office:value-type="float" office:value="0.0156864830464869" calcext:value-type="float">
            <text:p>1,57E-02</text:p>
          </table:table-cell>
          <table:table-cell table:number-columns-repeated="4"/>
        </table:table-row>
        <table:table-row table:style-name="ro1">
          <table:table-cell office:value-type="float" office:value="0.033850545546487" calcext:value-type="float">
            <text:p>3,39E-02</text:p>
          </table:table-cell>
          <table:table-cell office:value-type="float" office:value="0.009087922" calcext:value-type="float">
            <text:p>9,09E-03</text:p>
          </table:table-cell>
          <table:table-cell table:formula="of:=OFFSET([.$B$2];1035-ROW();0)" office:value-type="float" office:value="0.2285367" calcext:value-type="float">
            <text:p>2,29E-01</text:p>
          </table:table-cell>
          <table:table-cell table:formula="of:=OFFSET([.$A$2];1035-ROW();0)" office:value-type="float" office:value="0.0156376549214869" calcext:value-type="float">
            <text:p>1,56E-02</text:p>
          </table:table-cell>
          <table:table-cell table:number-columns-repeated="4"/>
        </table:table-row>
        <table:table-row table:style-name="ro1">
          <table:table-cell office:value-type="float" office:value="0.033899373671487" calcext:value-type="float">
            <text:p>3,39E-02</text:p>
          </table:table-cell>
          <table:table-cell office:value-type="float" office:value="0.009008871" calcext:value-type="float">
            <text:p>9,01E-03</text:p>
          </table:table-cell>
          <table:table-cell table:formula="of:=OFFSET([.$B$2];1035-ROW();0)" office:value-type="float" office:value="0.2302258" calcext:value-type="float">
            <text:p>2,30E-01</text:p>
          </table:table-cell>
          <table:table-cell table:formula="of:=OFFSET([.$A$2];1035-ROW();0)" office:value-type="float" office:value="0.0155888267964869" calcext:value-type="float">
            <text:p>1,56E-02</text:p>
          </table:table-cell>
          <table:table-cell table:number-columns-repeated="4"/>
        </table:table-row>
        <table:table-row table:style-name="ro1">
          <table:table-cell office:value-type="float" office:value="0.033948201796487" calcext:value-type="float">
            <text:p>3,39E-02</text:p>
          </table:table-cell>
          <table:table-cell office:value-type="float" office:value="0.008930553" calcext:value-type="float">
            <text:p>8,93E-03</text:p>
          </table:table-cell>
          <table:table-cell table:formula="of:=OFFSET([.$B$2];1035-ROW();0)" office:value-type="float" office:value="0.2319238" calcext:value-type="float">
            <text:p>2,32E-01</text:p>
          </table:table-cell>
          <table:table-cell table:formula="of:=OFFSET([.$A$2];1035-ROW();0)" office:value-type="float" office:value="0.0155399986714869" calcext:value-type="float">
            <text:p>1,55E-02</text:p>
          </table:table-cell>
          <table:table-cell table:number-columns-repeated="4"/>
        </table:table-row>
        <table:table-row table:style-name="ro1">
          <table:table-cell office:value-type="float" office:value="0.033997029921487" calcext:value-type="float">
            <text:p>3,40E-02</text:p>
          </table:table-cell>
          <table:table-cell office:value-type="float" office:value="0.00885296" calcext:value-type="float">
            <text:p>8,85E-03</text:p>
          </table:table-cell>
          <table:table-cell table:formula="of:=OFFSET([.$B$2];1035-ROW();0)" office:value-type="float" office:value="0.2336307" calcext:value-type="float">
            <text:p>2,34E-01</text:p>
          </table:table-cell>
          <table:table-cell table:formula="of:=OFFSET([.$A$2];1035-ROW();0)" office:value-type="float" office:value="0.0154911705464869" calcext:value-type="float">
            <text:p>1,55E-02</text:p>
          </table:table-cell>
          <table:table-cell table:number-columns-repeated="4"/>
        </table:table-row>
        <table:table-row table:style-name="ro1">
          <table:table-cell office:value-type="float" office:value="0.034045858046487" calcext:value-type="float">
            <text:p>3,40E-02</text:p>
          </table:table-cell>
          <table:table-cell office:value-type="float" office:value="0.008776086" calcext:value-type="float">
            <text:p>8,78E-03</text:p>
          </table:table-cell>
          <table:table-cell table:formula="of:=OFFSET([.$B$2];1035-ROW();0)" office:value-type="float" office:value="0.2353465" calcext:value-type="float">
            <text:p>2,35E-01</text:p>
          </table:table-cell>
          <table:table-cell table:formula="of:=OFFSET([.$A$2];1035-ROW();0)" office:value-type="float" office:value="0.0154423424214869" calcext:value-type="float">
            <text:p>1,54E-02</text:p>
          </table:table-cell>
          <table:table-cell table:number-columns-repeated="4"/>
        </table:table-row>
        <table:table-row table:style-name="ro1">
          <table:table-cell office:value-type="float" office:value="0.034094686171487" calcext:value-type="float">
            <text:p>3,41E-02</text:p>
          </table:table-cell>
          <table:table-cell office:value-type="float" office:value="0.008699926" calcext:value-type="float">
            <text:p>8,70E-03</text:p>
          </table:table-cell>
          <table:table-cell table:formula="of:=OFFSET([.$B$2];1035-ROW();0)" office:value-type="float" office:value="0.2370711" calcext:value-type="float">
            <text:p>2,37E-01</text:p>
          </table:table-cell>
          <table:table-cell table:formula="of:=OFFSET([.$A$2];1035-ROW();0)" office:value-type="float" office:value="0.0153935142964869" calcext:value-type="float">
            <text:p>1,54E-02</text:p>
          </table:table-cell>
          <table:table-cell table:number-columns-repeated="4"/>
        </table:table-row>
        <table:table-row table:style-name="ro1">
          <table:table-cell office:value-type="float" office:value="0.034143514296487" calcext:value-type="float">
            <text:p>3,41E-02</text:p>
          </table:table-cell>
          <table:table-cell office:value-type="float" office:value="0.00862447" calcext:value-type="float">
            <text:p>8,62E-03</text:p>
          </table:table-cell>
          <table:table-cell table:formula="of:=OFFSET([.$B$2];1035-ROW();0)" office:value-type="float" office:value="0.2388046" calcext:value-type="float">
            <text:p>2,39E-01</text:p>
          </table:table-cell>
          <table:table-cell table:formula="of:=OFFSET([.$A$2];1035-ROW();0)" office:value-type="float" office:value="0.0153446861714869" calcext:value-type="float">
            <text:p>1,53E-02</text:p>
          </table:table-cell>
          <table:table-cell table:number-columns-repeated="4"/>
        </table:table-row>
        <table:table-row table:style-name="ro1">
          <table:table-cell office:value-type="float" office:value="0.034192342421487" calcext:value-type="float">
            <text:p>3,42E-02</text:p>
          </table:table-cell>
          <table:table-cell office:value-type="float" office:value="0.008549714" calcext:value-type="float">
            <text:p>8,55E-03</text:p>
          </table:table-cell>
          <table:table-cell table:formula="of:=OFFSET([.$B$2];1035-ROW();0)" office:value-type="float" office:value="0.240547" calcext:value-type="float">
            <text:p>2,41E-01</text:p>
          </table:table-cell>
          <table:table-cell table:formula="of:=OFFSET([.$A$2];1035-ROW();0)" office:value-type="float" office:value="0.0152958580464869" calcext:value-type="float">
            <text:p>1,53E-02</text:p>
          </table:table-cell>
          <table:table-cell table:number-columns-repeated="4"/>
        </table:table-row>
        <table:table-row table:style-name="ro1">
          <table:table-cell office:value-type="float" office:value="0.034241170546487" calcext:value-type="float">
            <text:p>3,42E-02</text:p>
          </table:table-cell>
          <table:table-cell office:value-type="float" office:value="0.008475652" calcext:value-type="float">
            <text:p>8,48E-03</text:p>
          </table:table-cell>
          <table:table-cell table:formula="of:=OFFSET([.$B$2];1035-ROW();0)" office:value-type="float" office:value="0.2422982" calcext:value-type="float">
            <text:p>2,42E-01</text:p>
          </table:table-cell>
          <table:table-cell table:formula="of:=OFFSET([.$A$2];1035-ROW();0)" office:value-type="float" office:value="0.0152470299214869" calcext:value-type="float">
            <text:p>1,52E-02</text:p>
          </table:table-cell>
          <table:table-cell table:number-columns-repeated="4"/>
        </table:table-row>
        <table:table-row table:style-name="ro1">
          <table:table-cell office:value-type="float" office:value="0.034289998671487" calcext:value-type="float">
            <text:p>3,43E-02</text:p>
          </table:table-cell>
          <table:table-cell office:value-type="float" office:value="0.008402277" calcext:value-type="float">
            <text:p>8,40E-03</text:p>
          </table:table-cell>
          <table:table-cell table:formula="of:=OFFSET([.$B$2];1035-ROW();0)" office:value-type="float" office:value="0.2440582" calcext:value-type="float">
            <text:p>2,44E-01</text:p>
          </table:table-cell>
          <table:table-cell table:formula="of:=OFFSET([.$A$2];1035-ROW();0)" office:value-type="float" office:value="0.0151982017964869" calcext:value-type="float">
            <text:p>1,52E-02</text:p>
          </table:table-cell>
          <table:table-cell table:number-columns-repeated="4"/>
        </table:table-row>
        <table:table-row table:style-name="ro1">
          <table:table-cell office:value-type="float" office:value="0.034338826796487" calcext:value-type="float">
            <text:p>3,43E-02</text:p>
          </table:table-cell>
          <table:table-cell office:value-type="float" office:value="0.008329582" calcext:value-type="float">
            <text:p>8,33E-03</text:p>
          </table:table-cell>
          <table:table-cell table:formula="of:=OFFSET([.$B$2];1035-ROW();0)" office:value-type="float" office:value="0.2458271" calcext:value-type="float">
            <text:p>2,46E-01</text:p>
          </table:table-cell>
          <table:table-cell table:formula="of:=OFFSET([.$A$2];1035-ROW();0)" office:value-type="float" office:value="0.0151493736714869" calcext:value-type="float">
            <text:p>1,51E-02</text:p>
          </table:table-cell>
          <table:table-cell table:number-columns-repeated="4"/>
        </table:table-row>
        <table:table-row table:style-name="ro1">
          <table:table-cell office:value-type="float" office:value="0.034387654921487" calcext:value-type="float">
            <text:p>3,44E-02</text:p>
          </table:table-cell>
          <table:table-cell office:value-type="float" office:value="0.008257562" calcext:value-type="float">
            <text:p>8,26E-03</text:p>
          </table:table-cell>
          <table:table-cell table:formula="of:=OFFSET([.$B$2];1035-ROW();0)" office:value-type="float" office:value="0.2476048" calcext:value-type="float">
            <text:p>2,48E-01</text:p>
          </table:table-cell>
          <table:table-cell table:formula="of:=OFFSET([.$A$2];1035-ROW();0)" office:value-type="float" office:value="0.0151005455464869" calcext:value-type="float">
            <text:p>1,51E-02</text:p>
          </table:table-cell>
          <table:table-cell table:number-columns-repeated="4"/>
        </table:table-row>
        <table:table-row table:style-name="ro1">
          <table:table-cell office:value-type="float" office:value="0.034436483046487" calcext:value-type="float">
            <text:p>3,44E-02</text:p>
          </table:table-cell>
          <table:table-cell office:value-type="float" office:value="0.00818621" calcext:value-type="float">
            <text:p>8,19E-03</text:p>
          </table:table-cell>
          <table:table-cell table:formula="of:=OFFSET([.$B$2];1035-ROW();0)" office:value-type="float" office:value="0.2493912" calcext:value-type="float">
            <text:p>2,49E-01</text:p>
          </table:table-cell>
          <table:table-cell table:formula="of:=OFFSET([.$A$2];1035-ROW();0)" office:value-type="float" office:value="0.0150517174214869" calcext:value-type="float">
            <text:p>1,51E-02</text:p>
          </table:table-cell>
          <table:table-cell table:number-columns-repeated="4"/>
        </table:table-row>
        <table:table-row table:style-name="ro1">
          <table:table-cell office:value-type="float" office:value="0.034485311171487" calcext:value-type="float">
            <text:p>3,45E-02</text:p>
          </table:table-cell>
          <table:table-cell office:value-type="float" office:value="0.00811552" calcext:value-type="float">
            <text:p>8,12E-03</text:p>
          </table:table-cell>
          <table:table-cell table:formula="of:=OFFSET([.$B$2];1035-ROW();0)" office:value-type="float" office:value="0.2511864" calcext:value-type="float">
            <text:p>2,51E-01</text:p>
          </table:table-cell>
          <table:table-cell table:formula="of:=OFFSET([.$A$2];1035-ROW();0)" office:value-type="float" office:value="0.0150028892964869" calcext:value-type="float">
            <text:p>1,50E-02</text:p>
          </table:table-cell>
          <table:table-cell table:number-columns-repeated="4"/>
        </table:table-row>
        <table:table-row table:style-name="ro1">
          <table:table-cell office:value-type="float" office:value="0.034534139296487" calcext:value-type="float">
            <text:p>3,45E-02</text:p>
          </table:table-cell>
          <table:table-cell office:value-type="float" office:value="0.008045485" calcext:value-type="float">
            <text:p>8,05E-03</text:p>
          </table:table-cell>
          <table:table-cell table:formula="of:=OFFSET([.$B$2];1035-ROW();0)" office:value-type="float" office:value="0.2529904" calcext:value-type="float">
            <text:p>2,53E-01</text:p>
          </table:table-cell>
          <table:table-cell table:formula="of:=OFFSET([.$A$2];1035-ROW();0)" office:value-type="float" office:value="0.0149540611714869" calcext:value-type="float">
            <text:p>1,50E-02</text:p>
          </table:table-cell>
          <table:table-cell table:number-columns-repeated="4"/>
        </table:table-row>
        <table:table-row table:style-name="ro1">
          <table:table-cell office:value-type="float" office:value="0.034582967421487" calcext:value-type="float">
            <text:p>3,46E-02</text:p>
          </table:table-cell>
          <table:table-cell office:value-type="float" office:value="0.007976102" calcext:value-type="float">
            <text:p>7,98E-03</text:p>
          </table:table-cell>
          <table:table-cell table:formula="of:=OFFSET([.$B$2];1035-ROW();0)" office:value-type="float" office:value="0.2548031" calcext:value-type="float">
            <text:p>2,55E-01</text:p>
          </table:table-cell>
          <table:table-cell table:formula="of:=OFFSET([.$A$2];1035-ROW();0)" office:value-type="float" office:value="0.0149052330464869" calcext:value-type="float">
            <text:p>1,49E-02</text:p>
          </table:table-cell>
          <table:table-cell table:number-columns-repeated="4"/>
        </table:table-row>
        <table:table-row table:style-name="ro1">
          <table:table-cell office:value-type="float" office:value="0.034631795546487" calcext:value-type="float">
            <text:p>3,46E-02</text:p>
          </table:table-cell>
          <table:table-cell office:value-type="float" office:value="0.007907362" calcext:value-type="float">
            <text:p>7,91E-03</text:p>
          </table:table-cell>
          <table:table-cell table:formula="of:=OFFSET([.$B$2];1035-ROW();0)" office:value-type="float" office:value="0.2566246" calcext:value-type="float">
            <text:p>2,57E-01</text:p>
          </table:table-cell>
          <table:table-cell table:formula="of:=OFFSET([.$A$2];1035-ROW();0)" office:value-type="float" office:value="0.0148564049214869" calcext:value-type="float">
            <text:p>1,49E-02</text:p>
          </table:table-cell>
          <table:table-cell table:number-columns-repeated="4"/>
        </table:table-row>
        <table:table-row table:style-name="ro1">
          <table:table-cell office:value-type="float" office:value="0.0346806236714869" calcext:value-type="float">
            <text:p>3,47E-02</text:p>
          </table:table-cell>
          <table:table-cell office:value-type="float" office:value="0.007839261" calcext:value-type="float">
            <text:p>7,84E-03</text:p>
          </table:table-cell>
          <table:table-cell table:formula="of:=OFFSET([.$B$2];1035-ROW();0)" office:value-type="float" office:value="0.2584547" calcext:value-type="float">
            <text:p>2,58E-01</text:p>
          </table:table-cell>
          <table:table-cell table:formula="of:=OFFSET([.$A$2];1035-ROW();0)" office:value-type="float" office:value="0.0148075767964869" calcext:value-type="float">
            <text:p>1,48E-02</text:p>
          </table:table-cell>
          <table:table-cell table:number-columns-repeated="4"/>
        </table:table-row>
        <table:table-row table:style-name="ro1">
          <table:table-cell office:value-type="float" office:value="0.0347294517964869" calcext:value-type="float">
            <text:p>3,47E-02</text:p>
          </table:table-cell>
          <table:table-cell office:value-type="float" office:value="0.007771791" calcext:value-type="float">
            <text:p>7,77E-03</text:p>
          </table:table-cell>
          <table:table-cell table:formula="of:=OFFSET([.$B$2];1035-ROW();0)" office:value-type="float" office:value="0.2602935" calcext:value-type="float">
            <text:p>2,60E-01</text:p>
          </table:table-cell>
          <table:table-cell table:formula="of:=OFFSET([.$A$2];1035-ROW();0)" office:value-type="float" office:value="0.0147587486714869" calcext:value-type="float">
            <text:p>1,48E-02</text:p>
          </table:table-cell>
          <table:table-cell table:number-columns-repeated="4"/>
        </table:table-row>
        <table:table-row table:style-name="ro1">
          <table:table-cell office:value-type="float" office:value="0.0347782799214869" calcext:value-type="float">
            <text:p>3,48E-02</text:p>
          </table:table-cell>
          <table:table-cell office:value-type="float" office:value="0.007704948" calcext:value-type="float">
            <text:p>7,70E-03</text:p>
          </table:table-cell>
          <table:table-cell table:formula="of:=OFFSET([.$B$2];1035-ROW();0)" office:value-type="float" office:value="0.262141" calcext:value-type="float">
            <text:p>2,62E-01</text:p>
          </table:table-cell>
          <table:table-cell table:formula="of:=OFFSET([.$A$2];1035-ROW();0)" office:value-type="float" office:value="0.0147099205464869" calcext:value-type="float">
            <text:p>1,47E-02</text:p>
          </table:table-cell>
          <table:table-cell table:number-columns-repeated="4"/>
        </table:table-row>
        <table:table-row table:style-name="ro1">
          <table:table-cell office:value-type="float" office:value="0.0348271080464869" calcext:value-type="float">
            <text:p>3,48E-02</text:p>
          </table:table-cell>
          <table:table-cell office:value-type="float" office:value="0.007638725" calcext:value-type="float">
            <text:p>7,64E-03</text:p>
          </table:table-cell>
          <table:table-cell table:formula="of:=OFFSET([.$B$2];1035-ROW();0)" office:value-type="float" office:value="0.2639972" calcext:value-type="float">
            <text:p>2,64E-01</text:p>
          </table:table-cell>
          <table:table-cell table:formula="of:=OFFSET([.$A$2];1035-ROW();0)" office:value-type="float" office:value="0.0146610924214869" calcext:value-type="float">
            <text:p>1,47E-02</text:p>
          </table:table-cell>
          <table:table-cell table:number-columns-repeated="4"/>
        </table:table-row>
        <table:table-row table:style-name="ro1">
          <table:table-cell office:value-type="float" office:value="0.0348759361714869" calcext:value-type="float">
            <text:p>3,49E-02</text:p>
          </table:table-cell>
          <table:table-cell office:value-type="float" office:value="0.007573119" calcext:value-type="float">
            <text:p>7,57E-03</text:p>
          </table:table-cell>
          <table:table-cell table:formula="of:=OFFSET([.$B$2];1035-ROW();0)" office:value-type="float" office:value="0.2658619" calcext:value-type="float">
            <text:p>2,66E-01</text:p>
          </table:table-cell>
          <table:table-cell table:formula="of:=OFFSET([.$A$2];1035-ROW();0)" office:value-type="float" office:value="0.0146122642964869" calcext:value-type="float">
            <text:p>1,46E-02</text:p>
          </table:table-cell>
          <table:table-cell table:number-columns-repeated="4"/>
        </table:table-row>
        <table:table-row table:style-name="ro1">
          <table:table-cell office:value-type="float" office:value="0.0349247642964869" calcext:value-type="float">
            <text:p>3,49E-02</text:p>
          </table:table-cell>
          <table:table-cell office:value-type="float" office:value="0.007508121" calcext:value-type="float">
            <text:p>7,51E-03</text:p>
          </table:table-cell>
          <table:table-cell table:formula="of:=OFFSET([.$B$2];1035-ROW();0)" office:value-type="float" office:value="0.2677353" calcext:value-type="float">
            <text:p>2,68E-01</text:p>
          </table:table-cell>
          <table:table-cell table:formula="of:=OFFSET([.$A$2];1035-ROW();0)" office:value-type="float" office:value="0.0145634361714869" calcext:value-type="float">
            <text:p>1,46E-02</text:p>
          </table:table-cell>
          <table:table-cell table:number-columns-repeated="4"/>
        </table:table-row>
        <table:table-row table:style-name="ro1">
          <table:table-cell office:value-type="float" office:value="0.0349735924214869" calcext:value-type="float">
            <text:p>3,50E-02</text:p>
          </table:table-cell>
          <table:table-cell office:value-type="float" office:value="0.007443728" calcext:value-type="float">
            <text:p>7,44E-03</text:p>
          </table:table-cell>
          <table:table-cell table:formula="of:=OFFSET([.$B$2];1035-ROW();0)" office:value-type="float" office:value="0.2696172" calcext:value-type="float">
            <text:p>2,70E-01</text:p>
          </table:table-cell>
          <table:table-cell table:formula="of:=OFFSET([.$A$2];1035-ROW();0)" office:value-type="float" office:value="0.0145146080464869" calcext:value-type="float">
            <text:p>1,45E-02</text:p>
          </table:table-cell>
          <table:table-cell table:number-columns-repeated="4"/>
        </table:table-row>
        <table:table-row table:style-name="ro1">
          <table:table-cell office:value-type="float" office:value="0.0350224205464869" calcext:value-type="float">
            <text:p>3,50E-02</text:p>
          </table:table-cell>
          <table:table-cell office:value-type="float" office:value="0.007379932" calcext:value-type="float">
            <text:p>7,38E-03</text:p>
          </table:table-cell>
          <table:table-cell table:formula="of:=OFFSET([.$B$2];1035-ROW();0)" office:value-type="float" office:value="0.2715077" calcext:value-type="float">
            <text:p>2,72E-01</text:p>
          </table:table-cell>
          <table:table-cell table:formula="of:=OFFSET([.$A$2];1035-ROW();0)" office:value-type="float" office:value="0.0144657799214869" calcext:value-type="float">
            <text:p>1,45E-02</text:p>
          </table:table-cell>
          <table:table-cell table:number-columns-repeated="4"/>
        </table:table-row>
        <table:table-row table:style-name="ro1">
          <table:table-cell office:value-type="float" office:value="0.0350712486714869" calcext:value-type="float">
            <text:p>3,51E-02</text:p>
          </table:table-cell>
          <table:table-cell office:value-type="float" office:value="0.00731673" calcext:value-type="float">
            <text:p>7,32E-03</text:p>
          </table:table-cell>
          <table:table-cell table:formula="of:=OFFSET([.$B$2];1035-ROW();0)" office:value-type="float" office:value="0.2734066" calcext:value-type="float">
            <text:p>2,73E-01</text:p>
          </table:table-cell>
          <table:table-cell table:formula="of:=OFFSET([.$A$2];1035-ROW();0)" office:value-type="float" office:value="0.0144169517964869" calcext:value-type="float">
            <text:p>1,44E-02</text:p>
          </table:table-cell>
          <table:table-cell table:number-columns-repeated="4"/>
        </table:table-row>
        <table:table-row table:style-name="ro1">
          <table:table-cell office:value-type="float" office:value="0.0351200767964869" calcext:value-type="float">
            <text:p>3,51E-02</text:p>
          </table:table-cell>
          <table:table-cell office:value-type="float" office:value="0.007254115" calcext:value-type="float">
            <text:p>7,25E-03</text:p>
          </table:table-cell>
          <table:table-cell table:formula="of:=OFFSET([.$B$2];1035-ROW();0)" office:value-type="float" office:value="0.2753141" calcext:value-type="float">
            <text:p>2,75E-01</text:p>
          </table:table-cell>
          <table:table-cell table:formula="of:=OFFSET([.$A$2];1035-ROW();0)" office:value-type="float" office:value="0.0143681236714869" calcext:value-type="float">
            <text:p>1,44E-02</text:p>
          </table:table-cell>
          <table:table-cell table:number-columns-repeated="4"/>
        </table:table-row>
        <table:table-row table:style-name="ro1">
          <table:table-cell office:value-type="float" office:value="0.0351689049214869" calcext:value-type="float">
            <text:p>3,52E-02</text:p>
          </table:table-cell>
          <table:table-cell office:value-type="float" office:value="0.007192082" calcext:value-type="float">
            <text:p>7,19E-03</text:p>
          </table:table-cell>
          <table:table-cell table:formula="of:=OFFSET([.$B$2];1035-ROW();0)" office:value-type="float" office:value="0.27723" calcext:value-type="float">
            <text:p>2,77E-01</text:p>
          </table:table-cell>
          <table:table-cell table:formula="of:=OFFSET([.$A$2];1035-ROW();0)" office:value-type="float" office:value="0.0143192955464869" calcext:value-type="float">
            <text:p>1,43E-02</text:p>
          </table:table-cell>
          <table:table-cell table:number-columns-repeated="4"/>
        </table:table-row>
        <table:table-row table:style-name="ro1">
          <table:table-cell office:value-type="float" office:value="0.0352177330464869" calcext:value-type="float">
            <text:p>3,52E-02</text:p>
          </table:table-cell>
          <table:table-cell office:value-type="float" office:value="0.007130626" calcext:value-type="float">
            <text:p>7,13E-03</text:p>
          </table:table-cell>
          <table:table-cell table:formula="of:=OFFSET([.$B$2];1035-ROW();0)" office:value-type="float" office:value="0.2791543" calcext:value-type="float">
            <text:p>2,79E-01</text:p>
          </table:table-cell>
          <table:table-cell table:formula="of:=OFFSET([.$A$2];1035-ROW();0)" office:value-type="float" office:value="0.0142704674214869" calcext:value-type="float">
            <text:p>1,43E-02</text:p>
          </table:table-cell>
          <table:table-cell table:number-columns-repeated="4"/>
        </table:table-row>
        <table:table-row table:style-name="ro1">
          <table:table-cell office:value-type="float" office:value="0.0352665611714869" calcext:value-type="float">
            <text:p>3,53E-02</text:p>
          </table:table-cell>
          <table:table-cell office:value-type="float" office:value="0.00706974" calcext:value-type="float">
            <text:p>7,07E-03</text:p>
          </table:table-cell>
          <table:table-cell table:formula="of:=OFFSET([.$B$2];1035-ROW();0)" office:value-type="float" office:value="0.2810871" calcext:value-type="float">
            <text:p>2,81E-01</text:p>
          </table:table-cell>
          <table:table-cell table:formula="of:=OFFSET([.$A$2];1035-ROW();0)" office:value-type="float" office:value="0.0142216392964869" calcext:value-type="float">
            <text:p>1,42E-02</text:p>
          </table:table-cell>
          <table:table-cell table:number-columns-repeated="4"/>
        </table:table-row>
        <table:table-row table:style-name="ro1">
          <table:table-cell office:value-type="float" office:value="0.0353153892964869" calcext:value-type="float">
            <text:p>3,53E-02</text:p>
          </table:table-cell>
          <table:table-cell office:value-type="float" office:value="0.007009421" calcext:value-type="float">
            <text:p>7,01E-03</text:p>
          </table:table-cell>
          <table:table-cell table:formula="of:=OFFSET([.$B$2];1035-ROW();0)" office:value-type="float" office:value="0.2830282" calcext:value-type="float">
            <text:p>2,83E-01</text:p>
          </table:table-cell>
          <table:table-cell table:formula="of:=OFFSET([.$A$2];1035-ROW();0)" office:value-type="float" office:value="0.0141728111714869" calcext:value-type="float">
            <text:p>1,42E-02</text:p>
          </table:table-cell>
          <table:table-cell table:number-columns-repeated="4"/>
        </table:table-row>
        <table:table-row table:style-name="ro1">
          <table:table-cell office:value-type="float" office:value="0.0353642174214869" calcext:value-type="float">
            <text:p>3,54E-02</text:p>
          </table:table-cell>
          <table:table-cell office:value-type="float" office:value="0.006949663" calcext:value-type="float">
            <text:p>6,95E-03</text:p>
          </table:table-cell>
          <table:table-cell table:formula="of:=OFFSET([.$B$2];1035-ROW();0)" office:value-type="float" office:value="0.2849776" calcext:value-type="float">
            <text:p>2,85E-01</text:p>
          </table:table-cell>
          <table:table-cell table:formula="of:=OFFSET([.$A$2];1035-ROW();0)" office:value-type="float" office:value="0.0141239830464869" calcext:value-type="float">
            <text:p>1,41E-02</text:p>
          </table:table-cell>
          <table:table-cell table:number-columns-repeated="4"/>
        </table:table-row>
        <table:table-row table:style-name="ro1">
          <table:table-cell office:value-type="float" office:value="0.0354130455464869" calcext:value-type="float">
            <text:p>3,54E-02</text:p>
          </table:table-cell>
          <table:table-cell office:value-type="float" office:value="0.006890461" calcext:value-type="float">
            <text:p>6,89E-03</text:p>
          </table:table-cell>
          <table:table-cell table:formula="of:=OFFSET([.$B$2];1035-ROW();0)" office:value-type="float" office:value="0.2869354" calcext:value-type="float">
            <text:p>2,87E-01</text:p>
          </table:table-cell>
          <table:table-cell table:formula="of:=OFFSET([.$A$2];1035-ROW();0)" office:value-type="float" office:value="0.0140751549214869" calcext:value-type="float">
            <text:p>1,41E-02</text:p>
          </table:table-cell>
          <table:table-cell table:number-columns-repeated="4"/>
        </table:table-row>
        <table:table-row table:style-name="ro1">
          <table:table-cell office:value-type="float" office:value="0.0354618736714869" calcext:value-type="float">
            <text:p>3,55E-02</text:p>
          </table:table-cell>
          <table:table-cell office:value-type="float" office:value="0.006831809" calcext:value-type="float">
            <text:p>6,83E-03</text:p>
          </table:table-cell>
          <table:table-cell table:formula="of:=OFFSET([.$B$2];1035-ROW();0)" office:value-type="float" office:value="0.2889014" calcext:value-type="float">
            <text:p>2,89E-01</text:p>
          </table:table-cell>
          <table:table-cell table:formula="of:=OFFSET([.$A$2];1035-ROW();0)" office:value-type="float" office:value="0.0140263267964869" calcext:value-type="float">
            <text:p>1,40E-02</text:p>
          </table:table-cell>
          <table:table-cell table:number-columns-repeated="4"/>
        </table:table-row>
        <table:table-row table:style-name="ro1">
          <table:table-cell office:value-type="float" office:value="0.0355107017964869" calcext:value-type="float">
            <text:p>3,55E-02</text:p>
          </table:table-cell>
          <table:table-cell office:value-type="float" office:value="0.006773704" calcext:value-type="float">
            <text:p>6,77E-03</text:p>
          </table:table-cell>
          <table:table-cell table:formula="of:=OFFSET([.$B$2];1035-ROW();0)" office:value-type="float" office:value="0.2908757" calcext:value-type="float">
            <text:p>2,91E-01</text:p>
          </table:table-cell>
          <table:table-cell table:formula="of:=OFFSET([.$A$2];1035-ROW();0)" office:value-type="float" office:value="0.0139774986714869" calcext:value-type="float">
            <text:p>1,40E-02</text:p>
          </table:table-cell>
          <table:table-cell table:number-columns-repeated="4"/>
        </table:table-row>
        <table:table-row table:style-name="ro1">
          <table:table-cell office:value-type="float" office:value="0.0355595299214869" calcext:value-type="float">
            <text:p>3,56E-02</text:p>
          </table:table-cell>
          <table:table-cell office:value-type="float" office:value="0.006716138" calcext:value-type="float">
            <text:p>6,72E-03</text:p>
          </table:table-cell>
          <table:table-cell table:formula="of:=OFFSET([.$B$2];1035-ROW();0)" office:value-type="float" office:value="0.2928582" calcext:value-type="float">
            <text:p>2,93E-01</text:p>
          </table:table-cell>
          <table:table-cell table:formula="of:=OFFSET([.$A$2];1035-ROW();0)" office:value-type="float" office:value="0.0139286705464869" calcext:value-type="float">
            <text:p>1,39E-02</text:p>
          </table:table-cell>
          <table:table-cell table:number-columns-repeated="4"/>
        </table:table-row>
        <table:table-row table:style-name="ro1">
          <table:table-cell office:value-type="float" office:value="0.0356083580464869" calcext:value-type="float">
            <text:p>3,56E-02</text:p>
          </table:table-cell>
          <table:table-cell office:value-type="float" office:value="0.006659108" calcext:value-type="float">
            <text:p>6,66E-03</text:p>
          </table:table-cell>
          <table:table-cell table:formula="of:=OFFSET([.$B$2];1035-ROW();0)" office:value-type="float" office:value="0.2948488" calcext:value-type="float">
            <text:p>2,95E-01</text:p>
          </table:table-cell>
          <table:table-cell table:formula="of:=OFFSET([.$A$2];1035-ROW();0)" office:value-type="float" office:value="0.0138798424214869" calcext:value-type="float">
            <text:p>1,39E-02</text:p>
          </table:table-cell>
          <table:table-cell table:number-columns-repeated="4"/>
        </table:table-row>
        <table:table-row table:style-name="ro1">
          <table:table-cell office:value-type="float" office:value="0.0356571861714869" calcext:value-type="float">
            <text:p>3,57E-02</text:p>
          </table:table-cell>
          <table:table-cell office:value-type="float" office:value="0.006602609" calcext:value-type="float">
            <text:p>6,60E-03</text:p>
          </table:table-cell>
          <table:table-cell table:formula="of:=OFFSET([.$B$2];1035-ROW();0)" office:value-type="float" office:value="0.2968475" calcext:value-type="float">
            <text:p>2,97E-01</text:p>
          </table:table-cell>
          <table:table-cell table:formula="of:=OFFSET([.$A$2];1035-ROW();0)" office:value-type="float" office:value="0.0138310142964869" calcext:value-type="float">
            <text:p>1,38E-02</text:p>
          </table:table-cell>
          <table:table-cell table:number-columns-repeated="4"/>
        </table:table-row>
        <table:table-row table:style-name="ro1">
          <table:table-cell office:value-type="float" office:value="0.0357060142964869" calcext:value-type="float">
            <text:p>3,57E-02</text:p>
          </table:table-cell>
          <table:table-cell office:value-type="float" office:value="0.006546635" calcext:value-type="float">
            <text:p>6,55E-03</text:p>
          </table:table-cell>
          <table:table-cell table:formula="of:=OFFSET([.$B$2];1035-ROW();0)" office:value-type="float" office:value="0.2988544" calcext:value-type="float">
            <text:p>2,99E-01</text:p>
          </table:table-cell>
          <table:table-cell table:formula="of:=OFFSET([.$A$2];1035-ROW();0)" office:value-type="float" office:value="0.0137821861714869" calcext:value-type="float">
            <text:p>1,38E-02</text:p>
          </table:table-cell>
          <table:table-cell table:number-columns-repeated="4"/>
        </table:table-row>
        <table:table-row table:style-name="ro1">
          <table:table-cell office:value-type="float" office:value="0.0357548424214869" calcext:value-type="float">
            <text:p>3,58E-02</text:p>
          </table:table-cell>
          <table:table-cell office:value-type="float" office:value="0.006491183" calcext:value-type="float">
            <text:p>6,49E-03</text:p>
          </table:table-cell>
          <table:table-cell table:formula="of:=OFFSET([.$B$2];1035-ROW();0)" office:value-type="float" office:value="0.3008692" calcext:value-type="float">
            <text:p>3,01E-01</text:p>
          </table:table-cell>
          <table:table-cell table:formula="of:=OFFSET([.$A$2];1035-ROW();0)" office:value-type="float" office:value="0.0137333580464869" calcext:value-type="float">
            <text:p>1,37E-02</text:p>
          </table:table-cell>
          <table:table-cell table:number-columns-repeated="4"/>
        </table:table-row>
        <table:table-row table:style-name="ro1">
          <table:table-cell office:value-type="float" office:value="0.0358036705464869" calcext:value-type="float">
            <text:p>3,58E-02</text:p>
          </table:table-cell>
          <table:table-cell office:value-type="float" office:value="0.006436246" calcext:value-type="float">
            <text:p>6,44E-03</text:p>
          </table:table-cell>
          <table:table-cell table:formula="of:=OFFSET([.$B$2];1035-ROW();0)" office:value-type="float" office:value="0.3028921" calcext:value-type="float">
            <text:p>3,03E-01</text:p>
          </table:table-cell>
          <table:table-cell table:formula="of:=OFFSET([.$A$2];1035-ROW();0)" office:value-type="float" office:value="0.0136845299214869" calcext:value-type="float">
            <text:p>1,37E-02</text:p>
          </table:table-cell>
          <table:table-cell table:number-columns-repeated="4"/>
        </table:table-row>
        <table:table-row table:style-name="ro1">
          <table:table-cell office:value-type="float" office:value="0.0358524986714869" calcext:value-type="float">
            <text:p>3,59E-02</text:p>
          </table:table-cell>
          <table:table-cell office:value-type="float" office:value="0.006381821" calcext:value-type="float">
            <text:p>6,38E-03</text:p>
          </table:table-cell>
          <table:table-cell table:formula="of:=OFFSET([.$B$2];1035-ROW();0)" office:value-type="float" office:value="0.3049229" calcext:value-type="float">
            <text:p>3,05E-01</text:p>
          </table:table-cell>
          <table:table-cell table:formula="of:=OFFSET([.$A$2];1035-ROW();0)" office:value-type="float" office:value="0.0136357017964869" calcext:value-type="float">
            <text:p>1,36E-02</text:p>
          </table:table-cell>
          <table:table-cell table:number-columns-repeated="4"/>
        </table:table-row>
        <table:table-row table:style-name="ro1">
          <table:table-cell office:value-type="float" office:value="0.0359013267964869" calcext:value-type="float">
            <text:p>3,59E-02</text:p>
          </table:table-cell>
          <table:table-cell office:value-type="float" office:value="0.006327903" calcext:value-type="float">
            <text:p>6,33E-03</text:p>
          </table:table-cell>
          <table:table-cell table:formula="of:=OFFSET([.$B$2];1035-ROW();0)" office:value-type="float" office:value="0.3069617" calcext:value-type="float">
            <text:p>3,07E-01</text:p>
          </table:table-cell>
          <table:table-cell table:formula="of:=OFFSET([.$A$2];1035-ROW();0)" office:value-type="float" office:value="0.0135868736714869" calcext:value-type="float">
            <text:p>1,36E-02</text:p>
          </table:table-cell>
          <table:table-cell table:number-columns-repeated="4"/>
        </table:table-row>
        <table:table-row table:style-name="ro1">
          <table:table-cell office:value-type="float" office:value="0.0359501549214869" calcext:value-type="float">
            <text:p>3,60E-02</text:p>
          </table:table-cell>
          <table:table-cell office:value-type="float" office:value="0.006274486" calcext:value-type="float">
            <text:p>6,27E-03</text:p>
          </table:table-cell>
          <table:table-cell table:formula="of:=OFFSET([.$B$2];1035-ROW();0)" office:value-type="float" office:value="0.3090083" calcext:value-type="float">
            <text:p>3,09E-01</text:p>
          </table:table-cell>
          <table:table-cell table:formula="of:=OFFSET([.$A$2];1035-ROW();0)" office:value-type="float" office:value="0.0135380455464869" calcext:value-type="float">
            <text:p>1,35E-02</text:p>
          </table:table-cell>
          <table:table-cell table:number-columns-repeated="4"/>
        </table:table-row>
        <table:table-row table:style-name="ro1">
          <table:table-cell office:value-type="float" office:value="0.0359989830464869" calcext:value-type="float">
            <text:p>3,60E-02</text:p>
          </table:table-cell>
          <table:table-cell office:value-type="float" office:value="0.006221567" calcext:value-type="float">
            <text:p>6,22E-03</text:p>
          </table:table-cell>
          <table:table-cell table:formula="of:=OFFSET([.$B$2];1035-ROW();0)" office:value-type="float" office:value="0.3110627" calcext:value-type="float">
            <text:p>3,11E-01</text:p>
          </table:table-cell>
          <table:table-cell table:formula="of:=OFFSET([.$A$2];1035-ROW();0)" office:value-type="float" office:value="0.0134892174214869" calcext:value-type="float">
            <text:p>1,35E-02</text:p>
          </table:table-cell>
          <table:table-cell table:number-columns-repeated="4"/>
        </table:table-row>
        <table:table-row table:style-name="ro1">
          <table:table-cell office:value-type="float" office:value="0.0360478111714869" calcext:value-type="float">
            <text:p>3,60E-02</text:p>
          </table:table-cell>
          <table:table-cell office:value-type="float" office:value="0.006169141" calcext:value-type="float">
            <text:p>6,17E-03</text:p>
          </table:table-cell>
          <table:table-cell table:formula="of:=OFFSET([.$B$2];1035-ROW();0)" office:value-type="float" office:value="0.313125" calcext:value-type="float">
            <text:p>3,13E-01</text:p>
          </table:table-cell>
          <table:table-cell table:formula="of:=OFFSET([.$A$2];1035-ROW();0)" office:value-type="float" office:value="0.0134403892964869" calcext:value-type="float">
            <text:p>1,34E-02</text:p>
          </table:table-cell>
          <table:table-cell table:number-columns-repeated="4"/>
        </table:table-row>
        <table:table-row table:style-name="ro1">
          <table:table-cell office:value-type="float" office:value="0.0360966392964869" calcext:value-type="float">
            <text:p>3,61E-02</text:p>
          </table:table-cell>
          <table:table-cell office:value-type="float" office:value="0.006117203" calcext:value-type="float">
            <text:p>6,12E-03</text:p>
          </table:table-cell>
          <table:table-cell table:formula="of:=OFFSET([.$B$2];1035-ROW();0)" office:value-type="float" office:value="0.3151949" calcext:value-type="float">
            <text:p>3,15E-01</text:p>
          </table:table-cell>
          <table:table-cell table:formula="of:=OFFSET([.$A$2];1035-ROW();0)" office:value-type="float" office:value="0.0133915611714869" calcext:value-type="float">
            <text:p>1,34E-02</text:p>
          </table:table-cell>
          <table:table-cell table:number-columns-repeated="4"/>
        </table:table-row>
        <table:table-row table:style-name="ro1">
          <table:table-cell office:value-type="float" office:value="0.0361454674214869" calcext:value-type="float">
            <text:p>3,61E-02</text:p>
          </table:table-cell>
          <table:table-cell office:value-type="float" office:value="0.006065748" calcext:value-type="float">
            <text:p>6,07E-03</text:p>
          </table:table-cell>
          <table:table-cell table:formula="of:=OFFSET([.$B$2];1035-ROW();0)" office:value-type="float" office:value="0.3172726" calcext:value-type="float">
            <text:p>3,17E-01</text:p>
          </table:table-cell>
          <table:table-cell table:formula="of:=OFFSET([.$A$2];1035-ROW();0)" office:value-type="float" office:value="0.0133427330464869" calcext:value-type="float">
            <text:p>1,33E-02</text:p>
          </table:table-cell>
          <table:table-cell table:number-columns-repeated="4"/>
        </table:table-row>
        <table:table-row table:style-name="ro1">
          <table:table-cell office:value-type="float" office:value="0.0361942955464869" calcext:value-type="float">
            <text:p>3,62E-02</text:p>
          </table:table-cell>
          <table:table-cell office:value-type="float" office:value="0.006014773" calcext:value-type="float">
            <text:p>6,01E-03</text:p>
          </table:table-cell>
          <table:table-cell table:formula="of:=OFFSET([.$B$2];1035-ROW();0)" office:value-type="float" office:value="0.3193578" calcext:value-type="float">
            <text:p>3,19E-01</text:p>
          </table:table-cell>
          <table:table-cell table:formula="of:=OFFSET([.$A$2];1035-ROW();0)" office:value-type="float" office:value="0.0132939049214869" calcext:value-type="float">
            <text:p>1,33E-02</text:p>
          </table:table-cell>
          <table:table-cell table:number-columns-repeated="4"/>
        </table:table-row>
        <table:table-row table:style-name="ro1">
          <table:table-cell office:value-type="float" office:value="0.0362431236714868" calcext:value-type="float">
            <text:p>3,62E-02</text:p>
          </table:table-cell>
          <table:table-cell office:value-type="float" office:value="0.005964273" calcext:value-type="float">
            <text:p>5,96E-03</text:p>
          </table:table-cell>
          <table:table-cell table:formula="of:=OFFSET([.$B$2];1035-ROW();0)" office:value-type="float" office:value="0.3214507" calcext:value-type="float">
            <text:p>3,21E-01</text:p>
          </table:table-cell>
          <table:table-cell table:formula="of:=OFFSET([.$A$2];1035-ROW();0)" office:value-type="float" office:value="0.0132450767964869" calcext:value-type="float">
            <text:p>1,32E-02</text:p>
          </table:table-cell>
          <table:table-cell table:number-columns-repeated="4"/>
        </table:table-row>
        <table:table-row table:style-name="ro1">
          <table:table-cell office:value-type="float" office:value="0.0362919517964868" calcext:value-type="float">
            <text:p>3,63E-02</text:p>
          </table:table-cell>
          <table:table-cell office:value-type="float" office:value="0.005914243" calcext:value-type="float">
            <text:p>5,91E-03</text:p>
          </table:table-cell>
          <table:table-cell table:formula="of:=OFFSET([.$B$2];1035-ROW();0)" office:value-type="float" office:value="0.3235511" calcext:value-type="float">
            <text:p>3,24E-01</text:p>
          </table:table-cell>
          <table:table-cell table:formula="of:=OFFSET([.$A$2];1035-ROW();0)" office:value-type="float" office:value="0.0131962486714869" calcext:value-type="float">
            <text:p>1,32E-02</text:p>
          </table:table-cell>
          <table:table-cell table:number-columns-repeated="4"/>
        </table:table-row>
        <table:table-row table:style-name="ro1">
          <table:table-cell office:value-type="float" office:value="0.0363407799214868" calcext:value-type="float">
            <text:p>3,63E-02</text:p>
          </table:table-cell>
          <table:table-cell office:value-type="float" office:value="0.005864679" calcext:value-type="float">
            <text:p>5,86E-03</text:p>
          </table:table-cell>
          <table:table-cell table:formula="of:=OFFSET([.$B$2];1035-ROW();0)" office:value-type="float" office:value="0.325659" calcext:value-type="float">
            <text:p>3,26E-01</text:p>
          </table:table-cell>
          <table:table-cell table:formula="of:=OFFSET([.$A$2];1035-ROW();0)" office:value-type="float" office:value="0.0131474205464869" calcext:value-type="float">
            <text:p>1,31E-02</text:p>
          </table:table-cell>
          <table:table-cell table:number-columns-repeated="4"/>
        </table:table-row>
        <table:table-row table:style-name="ro1">
          <table:table-cell office:value-type="float" office:value="0.0363896080464869" calcext:value-type="float">
            <text:p>3,64E-02</text:p>
          </table:table-cell>
          <table:table-cell office:value-type="float" office:value="0.005815578" calcext:value-type="float">
            <text:p>5,82E-03</text:p>
          </table:table-cell>
          <table:table-cell table:formula="of:=OFFSET([.$B$2];1035-ROW();0)" office:value-type="float" office:value="0.3277744" calcext:value-type="float">
            <text:p>3,28E-01</text:p>
          </table:table-cell>
          <table:table-cell table:formula="of:=OFFSET([.$A$2];1035-ROW();0)" office:value-type="float" office:value="0.0130985924214869" calcext:value-type="float">
            <text:p>1,31E-02</text:p>
          </table:table-cell>
          <table:table-cell table:number-columns-repeated="4"/>
        </table:table-row>
        <table:table-row table:style-name="ro1">
          <table:table-cell office:value-type="float" office:value="0.0364384361714868" calcext:value-type="float">
            <text:p>3,64E-02</text:p>
          </table:table-cell>
          <table:table-cell office:value-type="float" office:value="0.005766933" calcext:value-type="float">
            <text:p>5,77E-03</text:p>
          </table:table-cell>
          <table:table-cell table:formula="of:=OFFSET([.$B$2];1035-ROW();0)" office:value-type="float" office:value="0.3298971" calcext:value-type="float">
            <text:p>3,30E-01</text:p>
          </table:table-cell>
          <table:table-cell table:formula="of:=OFFSET([.$A$2];1035-ROW();0)" office:value-type="float" office:value="0.0130497642964869" calcext:value-type="float">
            <text:p>1,30E-02</text:p>
          </table:table-cell>
          <table:table-cell table:number-columns-repeated="4"/>
        </table:table-row>
        <table:table-row table:style-name="ro1">
          <table:table-cell office:value-type="float" office:value="0.0364872642964868" calcext:value-type="float">
            <text:p>3,65E-02</text:p>
          </table:table-cell>
          <table:table-cell office:value-type="float" office:value="0.005718742" calcext:value-type="float">
            <text:p>5,72E-03</text:p>
          </table:table-cell>
          <table:table-cell table:formula="of:=OFFSET([.$B$2];1035-ROW();0)" office:value-type="float" office:value="0.3320271" calcext:value-type="float">
            <text:p>3,32E-01</text:p>
          </table:table-cell>
          <table:table-cell table:formula="of:=OFFSET([.$A$2];1035-ROW();0)" office:value-type="float" office:value="0.0130009361714869" calcext:value-type="float">
            <text:p>1,30E-02</text:p>
          </table:table-cell>
          <table:table-cell table:number-columns-repeated="4"/>
        </table:table-row>
        <table:table-row table:style-name="ro1">
          <table:table-cell office:value-type="float" office:value="0.0365360924214868" calcext:value-type="float">
            <text:p>3,65E-02</text:p>
          </table:table-cell>
          <table:table-cell office:value-type="float" office:value="0.005671" calcext:value-type="float">
            <text:p>5,67E-03</text:p>
          </table:table-cell>
          <table:table-cell table:formula="of:=OFFSET([.$B$2];1035-ROW();0)" office:value-type="float" office:value="0.3341644" calcext:value-type="float">
            <text:p>3,34E-01</text:p>
          </table:table-cell>
          <table:table-cell table:formula="of:=OFFSET([.$A$2];1035-ROW();0)" office:value-type="float" office:value="0.0129521080464869" calcext:value-type="float">
            <text:p>1,30E-02</text:p>
          </table:table-cell>
          <table:table-cell table:number-columns-repeated="4"/>
        </table:table-row>
        <table:table-row table:style-name="ro1">
          <table:table-cell office:value-type="float" office:value="0.0365849205464868" calcext:value-type="float">
            <text:p>3,66E-02</text:p>
          </table:table-cell>
          <table:table-cell office:value-type="float" office:value="0.005623703" calcext:value-type="float">
            <text:p>5,62E-03</text:p>
          </table:table-cell>
          <table:table-cell table:formula="of:=OFFSET([.$B$2];1035-ROW();0)" office:value-type="float" office:value="0.336309" calcext:value-type="float">
            <text:p>3,36E-01</text:p>
          </table:table-cell>
          <table:table-cell table:formula="of:=OFFSET([.$A$2];1035-ROW();0)" office:value-type="float" office:value="0.0129032799214869" calcext:value-type="float">
            <text:p>1,29E-02</text:p>
          </table:table-cell>
          <table:table-cell table:number-columns-repeated="4"/>
        </table:table-row>
        <table:table-row table:style-name="ro1">
          <table:table-cell office:value-type="float" office:value="0.0366337486714868" calcext:value-type="float">
            <text:p>3,66E-02</text:p>
          </table:table-cell>
          <table:table-cell office:value-type="float" office:value="0.005576847" calcext:value-type="float">
            <text:p>5,58E-03</text:p>
          </table:table-cell>
          <table:table-cell table:formula="of:=OFFSET([.$B$2];1035-ROW();0)" office:value-type="float" office:value="0.3384607" calcext:value-type="float">
            <text:p>3,38E-01</text:p>
          </table:table-cell>
          <table:table-cell table:formula="of:=OFFSET([.$A$2];1035-ROW();0)" office:value-type="float" office:value="0.0128544517964869" calcext:value-type="float">
            <text:p>1,29E-02</text:p>
          </table:table-cell>
          <table:table-cell table:number-columns-repeated="4"/>
        </table:table-row>
        <table:table-row table:style-name="ro1">
          <table:table-cell office:value-type="float" office:value="0.0366825767964868" calcext:value-type="float">
            <text:p>3,67E-02</text:p>
          </table:table-cell>
          <table:table-cell office:value-type="float" office:value="0.005530428" calcext:value-type="float">
            <text:p>5,53E-03</text:p>
          </table:table-cell>
          <table:table-cell table:formula="of:=OFFSET([.$B$2];1035-ROW();0)" office:value-type="float" office:value="0.3406194" calcext:value-type="float">
            <text:p>3,41E-01</text:p>
          </table:table-cell>
          <table:table-cell table:formula="of:=OFFSET([.$A$2];1035-ROW();0)" office:value-type="float" office:value="0.0128056236714869" calcext:value-type="float">
            <text:p>1,28E-02</text:p>
          </table:table-cell>
          <table:table-cell table:number-columns-repeated="4"/>
        </table:table-row>
        <table:table-row table:style-name="ro1">
          <table:table-cell office:value-type="float" office:value="0.0367314049214868" calcext:value-type="float">
            <text:p>3,67E-02</text:p>
          </table:table-cell>
          <table:table-cell office:value-type="float" office:value="0.005484441" calcext:value-type="float">
            <text:p>5,48E-03</text:p>
          </table:table-cell>
          <table:table-cell table:formula="of:=OFFSET([.$B$2];1035-ROW();0)" office:value-type="float" office:value="0.3427852" calcext:value-type="float">
            <text:p>3,43E-01</text:p>
          </table:table-cell>
          <table:table-cell table:formula="of:=OFFSET([.$A$2];1035-ROW();0)" office:value-type="float" office:value="0.0127567955464869" calcext:value-type="float">
            <text:p>1,28E-02</text:p>
          </table:table-cell>
          <table:table-cell table:number-columns-repeated="4"/>
        </table:table-row>
        <table:table-row table:style-name="ro1">
          <table:table-cell office:value-type="float" office:value="0.0367802330464868" calcext:value-type="float">
            <text:p>3,68E-02</text:p>
          </table:table-cell>
          <table:table-cell office:value-type="float" office:value="0.005438884" calcext:value-type="float">
            <text:p>5,44E-03</text:p>
          </table:table-cell>
          <table:table-cell table:formula="of:=OFFSET([.$B$2];1035-ROW();0)" office:value-type="float" office:value="0.3449581" calcext:value-type="float">
            <text:p>3,45E-01</text:p>
          </table:table-cell>
          <table:table-cell table:formula="of:=OFFSET([.$A$2];1035-ROW();0)" office:value-type="float" office:value="0.0127079674214869" calcext:value-type="float">
            <text:p>1,27E-02</text:p>
          </table:table-cell>
          <table:table-cell table:number-columns-repeated="4"/>
        </table:table-row>
        <table:table-row table:style-name="ro1">
          <table:table-cell office:value-type="float" office:value="0.0368290611714868" calcext:value-type="float">
            <text:p>3,68E-02</text:p>
          </table:table-cell>
          <table:table-cell office:value-type="float" office:value="0.00539375" calcext:value-type="float">
            <text:p>5,39E-03</text:p>
          </table:table-cell>
          <table:table-cell table:formula="of:=OFFSET([.$B$2];1035-ROW();0)" office:value-type="float" office:value="0.3471378" calcext:value-type="float">
            <text:p>3,47E-01</text:p>
          </table:table-cell>
          <table:table-cell table:formula="of:=OFFSET([.$A$2];1035-ROW();0)" office:value-type="float" office:value="0.0126591392964869" calcext:value-type="float">
            <text:p>1,27E-02</text:p>
          </table:table-cell>
          <table:table-cell table:number-columns-repeated="4"/>
        </table:table-row>
        <table:table-row table:style-name="ro1">
          <table:table-cell office:value-type="float" office:value="0.0368778892964868" calcext:value-type="float">
            <text:p>3,69E-02</text:p>
          </table:table-cell>
          <table:table-cell office:value-type="float" office:value="0.005349039" calcext:value-type="float">
            <text:p>5,35E-03</text:p>
          </table:table-cell>
          <table:table-cell table:formula="of:=OFFSET([.$B$2];1035-ROW();0)" office:value-type="float" office:value="0.3493243" calcext:value-type="float">
            <text:p>3,49E-01</text:p>
          </table:table-cell>
          <table:table-cell table:formula="of:=OFFSET([.$A$2];1035-ROW();0)" office:value-type="float" office:value="0.0126103111714869" calcext:value-type="float">
            <text:p>1,26E-02</text:p>
          </table:table-cell>
          <table:table-cell table:number-columns-repeated="4"/>
        </table:table-row>
        <table:table-row table:style-name="ro1">
          <table:table-cell office:value-type="float" office:value="0.0369267174214868" calcext:value-type="float">
            <text:p>3,69E-02</text:p>
          </table:table-cell>
          <table:table-cell office:value-type="float" office:value="0.005304744" calcext:value-type="float">
            <text:p>5,30E-03</text:p>
          </table:table-cell>
          <table:table-cell table:formula="of:=OFFSET([.$B$2];1035-ROW();0)" office:value-type="float" office:value="0.3515177" calcext:value-type="float">
            <text:p>3,52E-01</text:p>
          </table:table-cell>
          <table:table-cell table:formula="of:=OFFSET([.$A$2];1035-ROW();0)" office:value-type="float" office:value="0.0125614830464869" calcext:value-type="float">
            <text:p>1,26E-02</text:p>
          </table:table-cell>
          <table:table-cell table:number-columns-repeated="4"/>
        </table:table-row>
        <table:table-row table:style-name="ro1">
          <table:table-cell office:value-type="float" office:value="0.0369755455464868" calcext:value-type="float">
            <text:p>3,70E-02</text:p>
          </table:table-cell>
          <table:table-cell office:value-type="float" office:value="0.005260861" calcext:value-type="float">
            <text:p>5,26E-03</text:p>
          </table:table-cell>
          <table:table-cell table:formula="of:=OFFSET([.$B$2];1035-ROW();0)" office:value-type="float" office:value="0.3537178" calcext:value-type="float">
            <text:p>3,54E-01</text:p>
          </table:table-cell>
          <table:table-cell table:formula="of:=OFFSET([.$A$2];1035-ROW();0)" office:value-type="float" office:value="0.0125126549214869" calcext:value-type="float">
            <text:p>1,25E-02</text:p>
          </table:table-cell>
          <table:table-cell table:number-columns-repeated="4"/>
        </table:table-row>
        <table:table-row table:style-name="ro1">
          <table:table-cell office:value-type="float" office:value="0.0370243736714868" calcext:value-type="float">
            <text:p>3,70E-02</text:p>
          </table:table-cell>
          <table:table-cell office:value-type="float" office:value="0.005217388" calcext:value-type="float">
            <text:p>5,22E-03</text:p>
          </table:table-cell>
          <table:table-cell table:formula="of:=OFFSET([.$B$2];1035-ROW();0)" office:value-type="float" office:value="0.3559246" calcext:value-type="float">
            <text:p>3,56E-01</text:p>
          </table:table-cell>
          <table:table-cell table:formula="of:=OFFSET([.$A$2];1035-ROW();0)" office:value-type="float" office:value="0.0124638267964869" calcext:value-type="float">
            <text:p>1,25E-02</text:p>
          </table:table-cell>
          <table:table-cell table:number-columns-repeated="4"/>
        </table:table-row>
        <table:table-row table:style-name="ro1">
          <table:table-cell office:value-type="float" office:value="0.0370732017964868" calcext:value-type="float">
            <text:p>3,71E-02</text:p>
          </table:table-cell>
          <table:table-cell office:value-type="float" office:value="0.005174321" calcext:value-type="float">
            <text:p>5,17E-03</text:p>
          </table:table-cell>
          <table:table-cell table:formula="of:=OFFSET([.$B$2];1035-ROW();0)" office:value-type="float" office:value="0.358138" calcext:value-type="float">
            <text:p>3,58E-01</text:p>
          </table:table-cell>
          <table:table-cell table:formula="of:=OFFSET([.$A$2];1035-ROW();0)" office:value-type="float" office:value="0.0124149986714869" calcext:value-type="float">
            <text:p>1,24E-02</text:p>
          </table:table-cell>
          <table:table-cell table:number-columns-repeated="4"/>
        </table:table-row>
        <table:table-row table:style-name="ro1">
          <table:table-cell office:value-type="float" office:value="0.0371220299214868" calcext:value-type="float">
            <text:p>3,71E-02</text:p>
          </table:table-cell>
          <table:table-cell office:value-type="float" office:value="0.005131655" calcext:value-type="float">
            <text:p>5,13E-03</text:p>
          </table:table-cell>
          <table:table-cell table:formula="of:=OFFSET([.$B$2];1035-ROW();0)" office:value-type="float" office:value="0.3603579" calcext:value-type="float">
            <text:p>3,60E-01</text:p>
          </table:table-cell>
          <table:table-cell table:formula="of:=OFFSET([.$A$2];1035-ROW();0)" office:value-type="float" office:value="0.0123661705464869" calcext:value-type="float">
            <text:p>1,24E-02</text:p>
          </table:table-cell>
          <table:table-cell table:number-columns-repeated="4"/>
        </table:table-row>
        <table:table-row table:style-name="ro1">
          <table:table-cell office:value-type="float" office:value="0.0371708580464868" calcext:value-type="float">
            <text:p>3,72E-02</text:p>
          </table:table-cell>
          <table:table-cell office:value-type="float" office:value="0.005089388" calcext:value-type="float">
            <text:p>5,09E-03</text:p>
          </table:table-cell>
          <table:table-cell table:formula="of:=OFFSET([.$B$2];1035-ROW();0)" office:value-type="float" office:value="0.3625843" calcext:value-type="float">
            <text:p>3,63E-01</text:p>
          </table:table-cell>
          <table:table-cell table:formula="of:=OFFSET([.$A$2];1035-ROW();0)" office:value-type="float" office:value="0.0123173424214869" calcext:value-type="float">
            <text:p>1,23E-02</text:p>
          </table:table-cell>
          <table:table-cell table:number-columns-repeated="4"/>
        </table:table-row>
        <table:table-row table:style-name="ro1">
          <table:table-cell office:value-type="float" office:value="0.0372196861714868" calcext:value-type="float">
            <text:p>3,72E-02</text:p>
          </table:table-cell>
          <table:table-cell office:value-type="float" office:value="0.005047515" calcext:value-type="float">
            <text:p>5,05E-03</text:p>
          </table:table-cell>
          <table:table-cell table:formula="of:=OFFSET([.$B$2];1035-ROW();0)" office:value-type="float" office:value="0.3648171" calcext:value-type="float">
            <text:p>3,65E-01</text:p>
          </table:table-cell>
          <table:table-cell table:formula="of:=OFFSET([.$A$2];1035-ROW();0)" office:value-type="float" office:value="0.0122685142964869" calcext:value-type="float">
            <text:p>1,23E-02</text:p>
          </table:table-cell>
          <table:table-cell table:number-columns-repeated="4"/>
        </table:table-row>
        <table:table-row table:style-name="ro1">
          <table:table-cell office:value-type="float" office:value="0.0372685142964868" calcext:value-type="float">
            <text:p>3,73E-02</text:p>
          </table:table-cell>
          <table:table-cell office:value-type="float" office:value="0.005006032" calcext:value-type="float">
            <text:p>5,01E-03</text:p>
          </table:table-cell>
          <table:table-cell table:formula="of:=OFFSET([.$B$2];1035-ROW();0)" office:value-type="float" office:value="0.3670562" calcext:value-type="float">
            <text:p>3,67E-01</text:p>
          </table:table-cell>
          <table:table-cell table:formula="of:=OFFSET([.$A$2];1035-ROW();0)" office:value-type="float" office:value="0.0122196861714869" calcext:value-type="float">
            <text:p>1,22E-02</text:p>
          </table:table-cell>
          <table:table-cell table:number-columns-repeated="4"/>
        </table:table-row>
        <table:table-row table:style-name="ro1">
          <table:table-cell office:value-type="float" office:value="0.0373173424214868" calcext:value-type="float">
            <text:p>3,73E-02</text:p>
          </table:table-cell>
          <table:table-cell office:value-type="float" office:value="0.004964937" calcext:value-type="float">
            <text:p>4,96E-03</text:p>
          </table:table-cell>
          <table:table-cell table:formula="of:=OFFSET([.$B$2];1035-ROW();0)" office:value-type="float" office:value="0.3693016" calcext:value-type="float">
            <text:p>3,69E-01</text:p>
          </table:table-cell>
          <table:table-cell table:formula="of:=OFFSET([.$A$2];1035-ROW();0)" office:value-type="float" office:value="0.0121708580464869" calcext:value-type="float">
            <text:p>1,22E-02</text:p>
          </table:table-cell>
          <table:table-cell table:number-columns-repeated="4"/>
        </table:table-row>
        <table:table-row table:style-name="ro1">
          <table:table-cell office:value-type="float" office:value="0.0373661705464868" calcext:value-type="float">
            <text:p>3,74E-02</text:p>
          </table:table-cell>
          <table:table-cell office:value-type="float" office:value="0.004924225" calcext:value-type="float">
            <text:p>4,92E-03</text:p>
          </table:table-cell>
          <table:table-cell table:formula="of:=OFFSET([.$B$2];1035-ROW();0)" office:value-type="float" office:value="0.3715532" calcext:value-type="float">
            <text:p>3,72E-01</text:p>
          </table:table-cell>
          <table:table-cell table:formula="of:=OFFSET([.$A$2];1035-ROW();0)" office:value-type="float" office:value="0.0121220299214869" calcext:value-type="float">
            <text:p>1,21E-02</text:p>
          </table:table-cell>
          <table:table-cell table:number-columns-repeated="4"/>
        </table:table-row>
        <table:table-row table:style-name="ro1">
          <table:table-cell office:value-type="float" office:value="0.0374149986714868" calcext:value-type="float">
            <text:p>3,74E-02</text:p>
          </table:table-cell>
          <table:table-cell office:value-type="float" office:value="0.004883893" calcext:value-type="float">
            <text:p>4,88E-03</text:p>
          </table:table-cell>
          <table:table-cell table:formula="of:=OFFSET([.$B$2];1035-ROW();0)" office:value-type="float" office:value="0.3738109" calcext:value-type="float">
            <text:p>3,74E-01</text:p>
          </table:table-cell>
          <table:table-cell table:formula="of:=OFFSET([.$A$2];1035-ROW();0)" office:value-type="float" office:value="0.0120732017964869" calcext:value-type="float">
            <text:p>1,21E-02</text:p>
          </table:table-cell>
          <table:table-cell table:number-columns-repeated="4"/>
        </table:table-row>
        <table:table-row table:style-name="ro1">
          <table:table-cell office:value-type="float" office:value="0.0374638267964868" calcext:value-type="float">
            <text:p>3,75E-02</text:p>
          </table:table-cell>
          <table:table-cell office:value-type="float" office:value="0.004843937" calcext:value-type="float">
            <text:p>4,84E-03</text:p>
          </table:table-cell>
          <table:table-cell table:formula="of:=OFFSET([.$B$2];1035-ROW();0)" office:value-type="float" office:value="0.3760746" calcext:value-type="float">
            <text:p>3,76E-01</text:p>
          </table:table-cell>
          <table:table-cell table:formula="of:=OFFSET([.$A$2];1035-ROW();0)" office:value-type="float" office:value="0.0120243736714869" calcext:value-type="float">
            <text:p>1,20E-02</text:p>
          </table:table-cell>
          <table:table-cell table:number-columns-repeated="4"/>
        </table:table-row>
        <table:table-row table:style-name="ro1">
          <table:table-cell office:value-type="float" office:value="0.0375126549214868" calcext:value-type="float">
            <text:p>3,75E-02</text:p>
          </table:table-cell>
          <table:table-cell office:value-type="float" office:value="0.004804354" calcext:value-type="float">
            <text:p>4,80E-03</text:p>
          </table:table-cell>
          <table:table-cell table:formula="of:=OFFSET([.$B$2];1035-ROW();0)" office:value-type="float" office:value="0.3783443" calcext:value-type="float">
            <text:p>3,78E-01</text:p>
          </table:table-cell>
          <table:table-cell table:formula="of:=OFFSET([.$A$2];1035-ROW();0)" office:value-type="float" office:value="0.0119755455464869" calcext:value-type="float">
            <text:p>1,20E-02</text:p>
          </table:table-cell>
          <table:table-cell table:number-columns-repeated="4"/>
        </table:table-row>
        <table:table-row table:style-name="ro1">
          <table:table-cell office:value-type="float" office:value="0.0375614830464868" calcext:value-type="float">
            <text:p>3,76E-02</text:p>
          </table:table-cell>
          <table:table-cell office:value-type="float" office:value="0.00476514" calcext:value-type="float">
            <text:p>4,77E-03</text:p>
          </table:table-cell>
          <table:table-cell table:formula="of:=OFFSET([.$B$2];1035-ROW();0)" office:value-type="float" office:value="0.38062" calcext:value-type="float">
            <text:p>3,81E-01</text:p>
          </table:table-cell>
          <table:table-cell table:formula="of:=OFFSET([.$A$2];1035-ROW();0)" office:value-type="float" office:value="0.0119267174214869" calcext:value-type="float">
            <text:p>1,19E-02</text:p>
          </table:table-cell>
          <table:table-cell table:number-columns-repeated="4"/>
        </table:table-row>
        <table:table-row table:style-name="ro1">
          <table:table-cell office:value-type="float" office:value="0.0376103111714868" calcext:value-type="float">
            <text:p>3,76E-02</text:p>
          </table:table-cell>
          <table:table-cell office:value-type="float" office:value="0.004726293" calcext:value-type="float">
            <text:p>4,73E-03</text:p>
          </table:table-cell>
          <table:table-cell table:formula="of:=OFFSET([.$B$2];1035-ROW();0)" office:value-type="float" office:value="0.3829015" calcext:value-type="float">
            <text:p>3,83E-01</text:p>
          </table:table-cell>
          <table:table-cell table:formula="of:=OFFSET([.$A$2];1035-ROW();0)" office:value-type="float" office:value="0.0118778892964869" calcext:value-type="float">
            <text:p>1,19E-02</text:p>
          </table:table-cell>
          <table:table-cell table:number-columns-repeated="4"/>
        </table:table-row>
        <table:table-row table:style-name="ro1">
          <table:table-cell office:value-type="float" office:value="0.0376591392964868" calcext:value-type="float">
            <text:p>3,77E-02</text:p>
          </table:table-cell>
          <table:table-cell office:value-type="float" office:value="0.004687808" calcext:value-type="float">
            <text:p>4,69E-03</text:p>
          </table:table-cell>
          <table:table-cell table:formula="of:=OFFSET([.$B$2];1035-ROW();0)" office:value-type="float" office:value="0.3851887" calcext:value-type="float">
            <text:p>3,85E-01</text:p>
          </table:table-cell>
          <table:table-cell table:formula="of:=OFFSET([.$A$2];1035-ROW();0)" office:value-type="float" office:value="0.0118290611714869" calcext:value-type="float">
            <text:p>1,18E-02</text:p>
          </table:table-cell>
          <table:table-cell table:number-columns-repeated="4"/>
        </table:table-row>
        <table:table-row table:style-name="ro1">
          <table:table-cell office:value-type="float" office:value="0.0377079674214868" calcext:value-type="float">
            <text:p>3,77E-02</text:p>
          </table:table-cell>
          <table:table-cell office:value-type="float" office:value="0.004649683" calcext:value-type="float">
            <text:p>4,65E-03</text:p>
          </table:table-cell>
          <table:table-cell table:formula="of:=OFFSET([.$B$2];1035-ROW();0)" office:value-type="float" office:value="0.3874816" calcext:value-type="float">
            <text:p>3,87E-01</text:p>
          </table:table-cell>
          <table:table-cell table:formula="of:=OFFSET([.$A$2];1035-ROW();0)" office:value-type="float" office:value="0.0117802330464869" calcext:value-type="float">
            <text:p>1,18E-02</text:p>
          </table:table-cell>
          <table:table-cell table:number-columns-repeated="4"/>
        </table:table-row>
        <table:table-row table:style-name="ro1">
          <table:table-cell office:value-type="float" office:value="0.0377567955464868" calcext:value-type="float">
            <text:p>3,78E-02</text:p>
          </table:table-cell>
          <table:table-cell office:value-type="float" office:value="0.004611914" calcext:value-type="float">
            <text:p>4,61E-03</text:p>
          </table:table-cell>
          <table:table-cell table:formula="of:=OFFSET([.$B$2];1035-ROW();0)" office:value-type="float" office:value="0.3897801" calcext:value-type="float">
            <text:p>3,90E-01</text:p>
          </table:table-cell>
          <table:table-cell table:formula="of:=OFFSET([.$A$2];1035-ROW();0)" office:value-type="float" office:value="0.0117314049214869" calcext:value-type="float">
            <text:p>1,17E-02</text:p>
          </table:table-cell>
          <table:table-cell table:number-columns-repeated="4"/>
        </table:table-row>
        <table:table-row table:style-name="ro1">
          <table:table-cell office:value-type="float" office:value="0.0378056236714868" calcext:value-type="float">
            <text:p>3,78E-02</text:p>
          </table:table-cell>
          <table:table-cell office:value-type="float" office:value="0.004574496" calcext:value-type="float">
            <text:p>4,57E-03</text:p>
          </table:table-cell>
          <table:table-cell table:formula="of:=OFFSET([.$B$2];1035-ROW();0)" office:value-type="float" office:value="0.3920841" calcext:value-type="float">
            <text:p>3,92E-01</text:p>
          </table:table-cell>
          <table:table-cell table:formula="of:=OFFSET([.$A$2];1035-ROW();0)" office:value-type="float" office:value="0.0116825767964869" calcext:value-type="float">
            <text:p>1,17E-02</text:p>
          </table:table-cell>
          <table:table-cell table:number-columns-repeated="4"/>
        </table:table-row>
        <table:table-row table:style-name="ro1">
          <table:table-cell office:value-type="float" office:value="0.0378544517964868" calcext:value-type="float">
            <text:p>3,79E-02</text:p>
          </table:table-cell>
          <table:table-cell office:value-type="float" office:value="0.004537429" calcext:value-type="float">
            <text:p>4,54E-03</text:p>
          </table:table-cell>
          <table:table-cell table:formula="of:=OFFSET([.$B$2];1035-ROW();0)" office:value-type="float" office:value="0.3943936" calcext:value-type="float">
            <text:p>3,94E-01</text:p>
          </table:table-cell>
          <table:table-cell table:formula="of:=OFFSET([.$A$2];1035-ROW();0)" office:value-type="float" office:value="0.0116337486714869" calcext:value-type="float">
            <text:p>1,16E-02</text:p>
          </table:table-cell>
          <table:table-cell table:number-columns-repeated="4"/>
        </table:table-row>
        <table:table-row table:style-name="ro1">
          <table:table-cell office:value-type="float" office:value="0.0379032799214868" calcext:value-type="float">
            <text:p>3,79E-02</text:p>
          </table:table-cell>
          <table:table-cell office:value-type="float" office:value="0.004500708" calcext:value-type="float">
            <text:p>4,50E-03</text:p>
          </table:table-cell>
          <table:table-cell table:formula="of:=OFFSET([.$B$2];1035-ROW();0)" office:value-type="float" office:value="0.3967085" calcext:value-type="float">
            <text:p>3,97E-01</text:p>
          </table:table-cell>
          <table:table-cell table:formula="of:=OFFSET([.$A$2];1035-ROW();0)" office:value-type="float" office:value="0.0115849205464869" calcext:value-type="float">
            <text:p>1,16E-02</text:p>
          </table:table-cell>
          <table:table-cell table:number-columns-repeated="4"/>
        </table:table-row>
        <table:table-row table:style-name="ro1">
          <table:table-cell office:value-type="float" office:value="0.0379521080464868" calcext:value-type="float">
            <text:p>3,80E-02</text:p>
          </table:table-cell>
          <table:table-cell office:value-type="float" office:value="0.004464329" calcext:value-type="float">
            <text:p>4,46E-03</text:p>
          </table:table-cell>
          <table:table-cell table:formula="of:=OFFSET([.$B$2];1035-ROW();0)" office:value-type="float" office:value="0.3990286" calcext:value-type="float">
            <text:p>3,99E-01</text:p>
          </table:table-cell>
          <table:table-cell table:formula="of:=OFFSET([.$A$2];1035-ROW();0)" office:value-type="float" office:value="0.0115360924214869" calcext:value-type="float">
            <text:p>1,15E-02</text:p>
          </table:table-cell>
          <table:table-cell table:number-columns-repeated="4"/>
        </table:table-row>
        <table:table-row table:style-name="ro1">
          <table:table-cell office:value-type="float" office:value="0.0380009361714868" calcext:value-type="float">
            <text:p>3,80E-02</text:p>
          </table:table-cell>
          <table:table-cell office:value-type="float" office:value="0.00442829" calcext:value-type="float">
            <text:p>4,43E-03</text:p>
          </table:table-cell>
          <table:table-cell table:formula="of:=OFFSET([.$B$2];1035-ROW();0)" office:value-type="float" office:value="0.401354" calcext:value-type="float">
            <text:p>4,01E-01</text:p>
          </table:table-cell>
          <table:table-cell table:formula="of:=OFFSET([.$A$2];1035-ROW();0)" office:value-type="float" office:value="0.0114872642964869" calcext:value-type="float">
            <text:p>1,15E-02</text:p>
          </table:table-cell>
          <table:table-cell table:number-columns-repeated="4"/>
        </table:table-row>
        <table:table-row table:style-name="ro1">
          <table:table-cell office:value-type="float" office:value="0.0380497642964868" calcext:value-type="float">
            <text:p>3,80E-02</text:p>
          </table:table-cell>
          <table:table-cell office:value-type="float" office:value="0.004392588" calcext:value-type="float">
            <text:p>4,39E-03</text:p>
          </table:table-cell>
          <table:table-cell table:formula="of:=OFFSET([.$B$2];1035-ROW();0)" office:value-type="float" office:value="0.4036845" calcext:value-type="float">
            <text:p>4,04E-01</text:p>
          </table:table-cell>
          <table:table-cell table:formula="of:=OFFSET([.$A$2];1035-ROW();0)" office:value-type="float" office:value="0.0114384361714869" calcext:value-type="float">
            <text:p>1,14E-02</text:p>
          </table:table-cell>
          <table:table-cell table:number-columns-repeated="4"/>
        </table:table-row>
        <table:table-row table:style-name="ro1">
          <table:table-cell office:value-type="float" office:value="0.0380985924214868" calcext:value-type="float">
            <text:p>3,81E-02</text:p>
          </table:table-cell>
          <table:table-cell office:value-type="float" office:value="0.004357219" calcext:value-type="float">
            <text:p>4,36E-03</text:p>
          </table:table-cell>
          <table:table-cell table:formula="of:=OFFSET([.$B$2];1035-ROW();0)" office:value-type="float" office:value="0.4060201" calcext:value-type="float">
            <text:p>4,06E-01</text:p>
          </table:table-cell>
          <table:table-cell table:formula="of:=OFFSET([.$A$2];1035-ROW();0)" office:value-type="float" office:value="0.0113896080464869" calcext:value-type="float">
            <text:p>1,14E-02</text:p>
          </table:table-cell>
          <table:table-cell table:number-columns-repeated="4"/>
        </table:table-row>
        <table:table-row table:style-name="ro1">
          <table:table-cell office:value-type="float" office:value="0.0381474205464868" calcext:value-type="float">
            <text:p>3,81E-02</text:p>
          </table:table-cell>
          <table:table-cell office:value-type="float" office:value="0.00432218" calcext:value-type="float">
            <text:p>4,32E-03</text:p>
          </table:table-cell>
          <table:table-cell table:formula="of:=OFFSET([.$B$2];1035-ROW();0)" office:value-type="float" office:value="0.4083606" calcext:value-type="float">
            <text:p>4,08E-01</text:p>
          </table:table-cell>
          <table:table-cell table:formula="of:=OFFSET([.$A$2];1035-ROW();0)" office:value-type="float" office:value="0.0113407799214869" calcext:value-type="float">
            <text:p>1,13E-02</text:p>
          </table:table-cell>
          <table:table-cell table:number-columns-repeated="4"/>
        </table:table-row>
        <table:table-row table:style-name="ro1">
          <table:table-cell office:value-type="float" office:value="0.0381962486714867" calcext:value-type="float">
            <text:p>3,82E-02</text:p>
          </table:table-cell>
          <table:table-cell office:value-type="float" office:value="0.004287468" calcext:value-type="float">
            <text:p>4,29E-03</text:p>
          </table:table-cell>
          <table:table-cell table:formula="of:=OFFSET([.$B$2];1035-ROW();0)" office:value-type="float" office:value="0.410706" calcext:value-type="float">
            <text:p>4,11E-01</text:p>
          </table:table-cell>
          <table:table-cell table:formula="of:=OFFSET([.$A$2];1035-ROW();0)" office:value-type="float" office:value="0.0112919517964869" calcext:value-type="float">
            <text:p>1,13E-02</text:p>
          </table:table-cell>
          <table:table-cell table:number-columns-repeated="4"/>
        </table:table-row>
        <table:table-row table:style-name="ro1">
          <table:table-cell office:value-type="float" office:value="0.0382450767964867" calcext:value-type="float">
            <text:p>3,82E-02</text:p>
          </table:table-cell>
          <table:table-cell office:value-type="float" office:value="0.004253081" calcext:value-type="float">
            <text:p>4,25E-03</text:p>
          </table:table-cell>
          <table:table-cell table:formula="of:=OFFSET([.$B$2];1035-ROW();0)" office:value-type="float" office:value="0.4130562" calcext:value-type="float">
            <text:p>4,13E-01</text:p>
          </table:table-cell>
          <table:table-cell table:formula="of:=OFFSET([.$A$2];1035-ROW();0)" office:value-type="float" office:value="0.0112431236714869" calcext:value-type="float">
            <text:p>1,12E-02</text:p>
          </table:table-cell>
          <table:table-cell table:number-columns-repeated="4"/>
        </table:table-row>
        <table:table-row table:style-name="ro1">
          <table:table-cell office:value-type="float" office:value="0.0382939049214867" calcext:value-type="float">
            <text:p>3,83E-02</text:p>
          </table:table-cell>
          <table:table-cell office:value-type="float" office:value="0.004219015" calcext:value-type="float">
            <text:p>4,22E-03</text:p>
          </table:table-cell>
          <table:table-cell table:formula="of:=OFFSET([.$B$2];1035-ROW();0)" office:value-type="float" office:value="0.4154112" calcext:value-type="float">
            <text:p>4,15E-01</text:p>
          </table:table-cell>
          <table:table-cell table:formula="of:=OFFSET([.$A$2];1035-ROW();0)" office:value-type="float" office:value="0.0111942955464869" calcext:value-type="float">
            <text:p>1,12E-02</text:p>
          </table:table-cell>
          <table:table-cell table:number-columns-repeated="4"/>
        </table:table-row>
        <table:table-row table:style-name="ro1">
          <table:table-cell office:value-type="float" office:value="0.0383427330464867" calcext:value-type="float">
            <text:p>3,83E-02</text:p>
          </table:table-cell>
          <table:table-cell office:value-type="float" office:value="0.004185268" calcext:value-type="float">
            <text:p>4,19E-03</text:p>
          </table:table-cell>
          <table:table-cell table:formula="of:=OFFSET([.$B$2];1035-ROW();0)" office:value-type="float" office:value="0.4177707" calcext:value-type="float">
            <text:p>4,18E-01</text:p>
          </table:table-cell>
          <table:table-cell table:formula="of:=OFFSET([.$A$2];1035-ROW();0)" office:value-type="float" office:value="0.0111454674214869" calcext:value-type="float">
            <text:p>1,11E-02</text:p>
          </table:table-cell>
          <table:table-cell table:number-columns-repeated="4"/>
        </table:table-row>
        <table:table-row table:style-name="ro1">
          <table:table-cell office:value-type="float" office:value="0.0383915611714867" calcext:value-type="float">
            <text:p>3,84E-02</text:p>
          </table:table-cell>
          <table:table-cell office:value-type="float" office:value="0.004151835" calcext:value-type="float">
            <text:p>4,15E-03</text:p>
          </table:table-cell>
          <table:table-cell table:formula="of:=OFFSET([.$B$2];1035-ROW();0)" office:value-type="float" office:value="0.4201349" calcext:value-type="float">
            <text:p>4,20E-01</text:p>
          </table:table-cell>
          <table:table-cell table:formula="of:=OFFSET([.$A$2];1035-ROW();0)" office:value-type="float" office:value="0.0110966392964869" calcext:value-type="float">
            <text:p>1,11E-02</text:p>
          </table:table-cell>
          <table:table-cell table:number-columns-repeated="4"/>
        </table:table-row>
        <table:table-row table:style-name="ro1">
          <table:table-cell office:value-type="float" office:value="0.0384403892964867" calcext:value-type="float">
            <text:p>3,84E-02</text:p>
          </table:table-cell>
          <table:table-cell office:value-type="float" office:value="0.004118714" calcext:value-type="float">
            <text:p>4,12E-03</text:p>
          </table:table-cell>
          <table:table-cell table:formula="of:=OFFSET([.$B$2];1035-ROW();0)" office:value-type="float" office:value="0.4225035" calcext:value-type="float">
            <text:p>4,23E-01</text:p>
          </table:table-cell>
          <table:table-cell table:formula="of:=OFFSET([.$A$2];1035-ROW();0)" office:value-type="float" office:value="0.0110478111714869" calcext:value-type="float">
            <text:p>1,10E-02</text:p>
          </table:table-cell>
          <table:table-cell table:number-columns-repeated="4"/>
        </table:table-row>
        <table:table-row table:style-name="ro1">
          <table:table-cell office:value-type="float" office:value="0.0384892174214867" calcext:value-type="float">
            <text:p>3,85E-02</text:p>
          </table:table-cell>
          <table:table-cell office:value-type="float" office:value="0.004085904" calcext:value-type="float">
            <text:p>4,09E-03</text:p>
          </table:table-cell>
          <table:table-cell table:formula="of:=OFFSET([.$B$2];1035-ROW();0)" office:value-type="float" office:value="0.4248764" calcext:value-type="float">
            <text:p>4,25E-01</text:p>
          </table:table-cell>
          <table:table-cell table:formula="of:=OFFSET([.$A$2];1035-ROW();0)" office:value-type="float" office:value="0.0109989830464869" calcext:value-type="float">
            <text:p>1,10E-02</text:p>
          </table:table-cell>
          <table:table-cell table:number-columns-repeated="4"/>
        </table:table-row>
        <table:table-row table:style-name="ro1">
          <table:table-cell office:value-type="float" office:value="0.0385380455464867" calcext:value-type="float">
            <text:p>3,85E-02</text:p>
          </table:table-cell>
          <table:table-cell office:value-type="float" office:value="0.0040534" calcext:value-type="float">
            <text:p>4,05E-03</text:p>
          </table:table-cell>
          <table:table-cell table:formula="of:=OFFSET([.$B$2];1035-ROW();0)" office:value-type="float" office:value="0.4272537" calcext:value-type="float">
            <text:p>4,27E-01</text:p>
          </table:table-cell>
          <table:table-cell table:formula="of:=OFFSET([.$A$2];1035-ROW();0)" office:value-type="float" office:value="0.0109501549214869" calcext:value-type="float">
            <text:p>1,10E-02</text:p>
          </table:table-cell>
          <table:table-cell table:number-columns-repeated="4"/>
        </table:table-row>
        <table:table-row table:style-name="ro1">
          <table:table-cell office:value-type="float" office:value="0.0385868736714867" calcext:value-type="float">
            <text:p>3,86E-02</text:p>
          </table:table-cell>
          <table:table-cell office:value-type="float" office:value="0.004021199" calcext:value-type="float">
            <text:p>4,02E-03</text:p>
          </table:table-cell>
          <table:table-cell table:formula="of:=OFFSET([.$B$2];1035-ROW();0)" office:value-type="float" office:value="0.4296352" calcext:value-type="float">
            <text:p>4,30E-01</text:p>
          </table:table-cell>
          <table:table-cell table:formula="of:=OFFSET([.$A$2];1035-ROW();0)" office:value-type="float" office:value="0.0109013267964869" calcext:value-type="float">
            <text:p>1,09E-02</text:p>
          </table:table-cell>
          <table:table-cell table:number-columns-repeated="4"/>
        </table:table-row>
        <table:table-row table:style-name="ro1">
          <table:table-cell office:value-type="float" office:value="0.0386357017964867" calcext:value-type="float">
            <text:p>3,86E-02</text:p>
          </table:table-cell>
          <table:table-cell office:value-type="float" office:value="0.0039893" calcext:value-type="float">
            <text:p>3,99E-03</text:p>
          </table:table-cell>
          <table:table-cell table:formula="of:=OFFSET([.$B$2];1035-ROW();0)" office:value-type="float" office:value="0.4320208" calcext:value-type="float">
            <text:p>4,32E-01</text:p>
          </table:table-cell>
          <table:table-cell table:formula="of:=OFFSET([.$A$2];1035-ROW();0)" office:value-type="float" office:value="0.0108524986714869" calcext:value-type="float">
            <text:p>1,09E-02</text:p>
          </table:table-cell>
          <table:table-cell table:number-columns-repeated="4"/>
        </table:table-row>
        <table:table-row table:style-name="ro1">
          <table:table-cell office:value-type="float" office:value="0.0386845299214867" calcext:value-type="float">
            <text:p>3,87E-02</text:p>
          </table:table-cell>
          <table:table-cell office:value-type="float" office:value="0.003957698" calcext:value-type="float">
            <text:p>3,96E-03</text:p>
          </table:table-cell>
          <table:table-cell table:formula="of:=OFFSET([.$B$2];1035-ROW();0)" office:value-type="float" office:value="0.4344104" calcext:value-type="float">
            <text:p>4,34E-01</text:p>
          </table:table-cell>
          <table:table-cell table:formula="of:=OFFSET([.$A$2];1035-ROW();0)" office:value-type="float" office:value="0.0108036705464869" calcext:value-type="float">
            <text:p>1,08E-02</text:p>
          </table:table-cell>
          <table:table-cell table:number-columns-repeated="4"/>
        </table:table-row>
        <table:table-row table:style-name="ro1">
          <table:table-cell office:value-type="float" office:value="0.0387333580464867" calcext:value-type="float">
            <text:p>3,87E-02</text:p>
          </table:table-cell>
          <table:table-cell office:value-type="float" office:value="0.003926392" calcext:value-type="float">
            <text:p>3,93E-03</text:p>
          </table:table-cell>
          <table:table-cell table:formula="of:=OFFSET([.$B$2];1035-ROW();0)" office:value-type="float" office:value="0.436804" calcext:value-type="float">
            <text:p>4,37E-01</text:p>
          </table:table-cell>
          <table:table-cell table:formula="of:=OFFSET([.$A$2];1035-ROW();0)" office:value-type="float" office:value="0.0107548424214869" calcext:value-type="float">
            <text:p>1,08E-02</text:p>
          </table:table-cell>
          <table:table-cell table:number-columns-repeated="4"/>
        </table:table-row>
        <table:table-row table:style-name="ro1">
          <table:table-cell office:value-type="float" office:value="0.0387821861714867" calcext:value-type="float">
            <text:p>3,88E-02</text:p>
          </table:table-cell>
          <table:table-cell office:value-type="float" office:value="0.003895378" calcext:value-type="float">
            <text:p>3,90E-03</text:p>
          </table:table-cell>
          <table:table-cell table:formula="of:=OFFSET([.$B$2];1035-ROW();0)" office:value-type="float" office:value="0.4392014" calcext:value-type="float">
            <text:p>4,39E-01</text:p>
          </table:table-cell>
          <table:table-cell table:formula="of:=OFFSET([.$A$2];1035-ROW();0)" office:value-type="float" office:value="0.0107060142964869" calcext:value-type="float">
            <text:p>1,07E-02</text:p>
          </table:table-cell>
          <table:table-cell table:number-columns-repeated="4"/>
        </table:table-row>
        <table:table-row table:style-name="ro1">
          <table:table-cell office:value-type="float" office:value="0.0388310142964867" calcext:value-type="float">
            <text:p>3,88E-02</text:p>
          </table:table-cell>
          <table:table-cell office:value-type="float" office:value="0.003864654" calcext:value-type="float">
            <text:p>3,86E-03</text:p>
          </table:table-cell>
          <table:table-cell table:formula="of:=OFFSET([.$B$2];1035-ROW();0)" office:value-type="float" office:value="0.4416026" calcext:value-type="float">
            <text:p>4,42E-01</text:p>
          </table:table-cell>
          <table:table-cell table:formula="of:=OFFSET([.$A$2];1035-ROW();0)" office:value-type="float" office:value="0.0106571861714869" calcext:value-type="float">
            <text:p>1,07E-02</text:p>
          </table:table-cell>
          <table:table-cell table:number-columns-repeated="4"/>
        </table:table-row>
        <table:table-row table:style-name="ro1">
          <table:table-cell office:value-type="float" office:value="0.0388798424214867" calcext:value-type="float">
            <text:p>3,89E-02</text:p>
          </table:table-cell>
          <table:table-cell office:value-type="float" office:value="0.003834217" calcext:value-type="float">
            <text:p>3,83E-03</text:p>
          </table:table-cell>
          <table:table-cell table:formula="of:=OFFSET([.$B$2];1035-ROW();0)" office:value-type="float" office:value="0.4440075" calcext:value-type="float">
            <text:p>4,44E-01</text:p>
          </table:table-cell>
          <table:table-cell table:formula="of:=OFFSET([.$A$2];1035-ROW();0)" office:value-type="float" office:value="0.0106083580464869" calcext:value-type="float">
            <text:p>1,06E-02</text:p>
          </table:table-cell>
          <table:table-cell table:number-columns-repeated="4"/>
        </table:table-row>
        <table:table-row table:style-name="ro1">
          <table:table-cell office:value-type="float" office:value="0.0389286705464867" calcext:value-type="float">
            <text:p>3,89E-02</text:p>
          </table:table-cell>
          <table:table-cell office:value-type="float" office:value="0.003804065" calcext:value-type="float">
            <text:p>3,80E-03</text:p>
          </table:table-cell>
          <table:table-cell table:formula="of:=OFFSET([.$B$2];1035-ROW();0)" office:value-type="float" office:value="0.4488279" calcext:value-type="float">
            <text:p>4,49E-01</text:p>
          </table:table-cell>
          <table:table-cell table:formula="of:=OFFSET([.$A$2];1035-ROW();0)" office:value-type="float" office:value="0.0105107017964869" calcext:value-type="float">
            <text:p>1,05E-02</text:p>
          </table:table-cell>
          <table:table-cell table:number-columns-repeated="4"/>
        </table:table-row>
        <table:table-row table:style-name="ro1">
          <table:table-cell office:value-type="float" office:value="0.0389774986714867" calcext:value-type="float">
            <text:p>3,90E-02</text:p>
          </table:table-cell>
          <table:table-cell office:value-type="float" office:value="0.003774194" calcext:value-type="float">
            <text:p>3,77E-03</text:p>
          </table:table-cell>
          <table:table-cell table:formula="of:=OFFSET([.$B$2];1035-ROW();0)" office:value-type="float" office:value="0.4512432" calcext:value-type="float">
            <text:p>4,51E-01</text:p>
          </table:table-cell>
          <table:table-cell table:formula="of:=OFFSET([.$A$2];1035-ROW();0)" office:value-type="float" office:value="0.0104618736714869" calcext:value-type="float">
            <text:p>1,05E-02</text:p>
          </table:table-cell>
          <table:table-cell table:number-columns-repeated="4"/>
        </table:table-row>
        <table:table-row table:style-name="ro1">
          <table:table-cell office:value-type="float" office:value="0.0390263267964867" calcext:value-type="float">
            <text:p>3,90E-02</text:p>
          </table:table-cell>
          <table:table-cell office:value-type="float" office:value="0.003744602" calcext:value-type="float">
            <text:p>3,74E-03</text:p>
          </table:table-cell>
          <table:table-cell table:formula="of:=OFFSET([.$B$2];1035-ROW();0)" office:value-type="float" office:value="0.4536619" calcext:value-type="float">
            <text:p>4,54E-01</text:p>
          </table:table-cell>
          <table:table-cell table:formula="of:=OFFSET([.$A$2];1035-ROW();0)" office:value-type="float" office:value="0.0104130455464869" calcext:value-type="float">
            <text:p>1,04E-02</text:p>
          </table:table-cell>
          <table:table-cell table:number-columns-repeated="4"/>
        </table:table-row>
        <table:table-row table:style-name="ro1">
          <table:table-cell office:value-type="float" office:value="0.0390751549214867" calcext:value-type="float">
            <text:p>3,91E-02</text:p>
          </table:table-cell>
          <table:table-cell office:value-type="float" office:value="0.003715288" calcext:value-type="float">
            <text:p>3,72E-03</text:p>
          </table:table-cell>
          <table:table-cell table:formula="of:=OFFSET([.$B$2];1035-ROW();0)" office:value-type="float" office:value="0.4560838" calcext:value-type="float">
            <text:p>4,56E-01</text:p>
          </table:table-cell>
          <table:table-cell table:formula="of:=OFFSET([.$A$2];1035-ROW();0)" office:value-type="float" office:value="0.0103642174214869" calcext:value-type="float">
            <text:p>1,04E-02</text:p>
          </table:table-cell>
          <table:table-cell table:number-columns-repeated="4"/>
        </table:table-row>
        <table:table-row table:style-name="ro1">
          <table:table-cell office:value-type="float" office:value="0.0391239830464867" calcext:value-type="float">
            <text:p>3,91E-02</text:p>
          </table:table-cell>
          <table:table-cell office:value-type="float" office:value="0.003686247" calcext:value-type="float">
            <text:p>3,69E-03</text:p>
          </table:table-cell>
          <table:table-cell table:formula="of:=OFFSET([.$B$2];1035-ROW();0)" office:value-type="float" office:value="0.4585088" calcext:value-type="float">
            <text:p>4,59E-01</text:p>
          </table:table-cell>
          <table:table-cell table:formula="of:=OFFSET([.$A$2];1035-ROW();0)" office:value-type="float" office:value="0.0103153892964869" calcext:value-type="float">
            <text:p>1,03E-02</text:p>
          </table:table-cell>
          <table:table-cell table:number-columns-repeated="4"/>
        </table:table-row>
        <table:table-row table:style-name="ro1">
          <table:table-cell office:value-type="float" office:value="0.0391728111714867" calcext:value-type="float">
            <text:p>3,92E-02</text:p>
          </table:table-cell>
          <table:table-cell office:value-type="float" office:value="0.003657477" calcext:value-type="float">
            <text:p>3,66E-03</text:p>
          </table:table-cell>
          <table:table-cell table:formula="of:=OFFSET([.$B$2];1035-ROW();0)" office:value-type="float" office:value="0.4609368" calcext:value-type="float">
            <text:p>4,61E-01</text:p>
          </table:table-cell>
          <table:table-cell table:formula="of:=OFFSET([.$A$2];1035-ROW();0)" office:value-type="float" office:value="0.0102665611714868" calcext:value-type="float">
            <text:p>1,03E-02</text:p>
          </table:table-cell>
          <table:table-cell table:number-columns-repeated="4"/>
        </table:table-row>
        <table:table-row table:style-name="ro1">
          <table:table-cell office:value-type="float" office:value="0.0392216392964867" calcext:value-type="float">
            <text:p>3,92E-02</text:p>
          </table:table-cell>
          <table:table-cell office:value-type="float" office:value="0.003628977" calcext:value-type="float">
            <text:p>3,63E-03</text:p>
          </table:table-cell>
          <table:table-cell table:formula="of:=OFFSET([.$B$2];1035-ROW();0)" office:value-type="float" office:value="0.4633678" calcext:value-type="float">
            <text:p>4,63E-01</text:p>
          </table:table-cell>
          <table:table-cell table:formula="of:=OFFSET([.$A$2];1035-ROW();0)" office:value-type="float" office:value="0.0102177330464868" calcext:value-type="float">
            <text:p>1,02E-02</text:p>
          </table:table-cell>
          <table:table-cell table:number-columns-repeated="4"/>
        </table:table-row>
        <table:table-row table:style-name="ro1">
          <table:table-cell office:value-type="float" office:value="0.0392704674214867" calcext:value-type="float">
            <text:p>3,93E-02</text:p>
          </table:table-cell>
          <table:table-cell office:value-type="float" office:value="0.003600743" calcext:value-type="float">
            <text:p>3,60E-03</text:p>
          </table:table-cell>
          <table:table-cell table:formula="of:=OFFSET([.$B$2];1035-ROW();0)" office:value-type="float" office:value="0.4658017" calcext:value-type="float">
            <text:p>4,66E-01</text:p>
          </table:table-cell>
          <table:table-cell table:formula="of:=OFFSET([.$A$2];1035-ROW();0)" office:value-type="float" office:value="0.0101689049214868" calcext:value-type="float">
            <text:p>1,02E-02</text:p>
          </table:table-cell>
          <table:table-cell table:number-columns-repeated="4"/>
        </table:table-row>
        <table:table-row table:style-name="ro1">
          <table:table-cell office:value-type="float" office:value="0.0393192955464867" calcext:value-type="float">
            <text:p>3,93E-02</text:p>
          </table:table-cell>
          <table:table-cell office:value-type="float" office:value="0.003572772" calcext:value-type="float">
            <text:p>3,57E-03</text:p>
          </table:table-cell>
          <table:table-cell table:formula="of:=OFFSET([.$B$2];1035-ROW();0)" office:value-type="float" office:value="0.4682382" calcext:value-type="float">
            <text:p>4,68E-01</text:p>
          </table:table-cell>
          <table:table-cell table:formula="of:=OFFSET([.$A$2];1035-ROW();0)" office:value-type="float" office:value="0.0101200767964868" calcext:value-type="float">
            <text:p>1,01E-02</text:p>
          </table:table-cell>
          <table:table-cell table:number-columns-repeated="4"/>
        </table:table-row>
        <table:table-row table:style-name="ro1">
          <table:table-cell office:value-type="float" office:value="0.0393681236714867" calcext:value-type="float">
            <text:p>3,94E-02</text:p>
          </table:table-cell>
          <table:table-cell office:value-type="float" office:value="0.003545064" calcext:value-type="float">
            <text:p>3,55E-03</text:p>
          </table:table-cell>
          <table:table-cell table:formula="of:=OFFSET([.$B$2];1035-ROW();0)" office:value-type="float" office:value="0.4706775" calcext:value-type="float">
            <text:p>4,71E-01</text:p>
          </table:table-cell>
          <table:table-cell table:formula="of:=OFFSET([.$A$2];1035-ROW();0)" office:value-type="float" office:value="0.0100712486714868" calcext:value-type="float">
            <text:p>1,01E-02</text:p>
          </table:table-cell>
          <table:table-cell table:number-columns-repeated="4"/>
        </table:table-row>
        <table:table-row table:style-name="ro1">
          <table:table-cell office:value-type="float" office:value="0.0394169517964867" calcext:value-type="float">
            <text:p>3,94E-02</text:p>
          </table:table-cell>
          <table:table-cell office:value-type="float" office:value="0.003517614" calcext:value-type="float">
            <text:p>3,52E-03</text:p>
          </table:table-cell>
          <table:table-cell table:formula="of:=OFFSET([.$B$2];1035-ROW();0)" office:value-type="float" office:value="0.4731193" calcext:value-type="float">
            <text:p>4,73E-01</text:p>
          </table:table-cell>
          <table:table-cell table:formula="of:=OFFSET([.$A$2];1035-ROW();0)" office:value-type="float" office:value="0.0100224205464868" calcext:value-type="float">
            <text:p>1,00E-02</text:p>
          </table:table-cell>
          <table:table-cell table:number-columns-repeated="4"/>
        </table:table-row>
        <table:table-row table:style-name="ro1">
          <table:table-cell office:value-type="float" office:value="0.0394657799214867" calcext:value-type="float">
            <text:p>3,95E-02</text:p>
          </table:table-cell>
          <table:table-cell office:value-type="float" office:value="0.003490421" calcext:value-type="float">
            <text:p>3,49E-03</text:p>
          </table:table-cell>
          <table:table-cell table:formula="of:=OFFSET([.$B$2];1035-ROW();0)" office:value-type="float" office:value="0.4755636" calcext:value-type="float">
            <text:p>4,76E-01</text:p>
          </table:table-cell>
          <table:table-cell table:formula="of:=OFFSET([.$A$2];1035-ROW();0)" office:value-type="float" office:value="0.00997359242148684" calcext:value-type="float">
            <text:p>9,97E-03</text:p>
          </table:table-cell>
          <table:table-cell table:number-columns-repeated="4"/>
        </table:table-row>
        <table:table-row table:style-name="ro1">
          <table:table-cell office:value-type="float" office:value="0.0395146080464867" calcext:value-type="float">
            <text:p>3,95E-02</text:p>
          </table:table-cell>
          <table:table-cell office:value-type="float" office:value="0.003463482" calcext:value-type="float">
            <text:p>3,46E-03</text:p>
          </table:table-cell>
          <table:table-cell table:formula="of:=OFFSET([.$B$2];1035-ROW();0)" office:value-type="float" office:value="0.4780103" calcext:value-type="float">
            <text:p>4,78E-01</text:p>
          </table:table-cell>
          <table:table-cell table:formula="of:=OFFSET([.$A$2];1035-ROW();0)" office:value-type="float" office:value="0.00992476429648684" calcext:value-type="float">
            <text:p>9,92E-03</text:p>
          </table:table-cell>
          <table:table-cell table:number-columns-repeated="4"/>
        </table:table-row>
        <table:table-row table:style-name="ro1">
          <table:table-cell office:value-type="float" office:value="0.0395634361714867" calcext:value-type="float">
            <text:p>3,96E-02</text:p>
          </table:table-cell>
          <table:table-cell office:value-type="float" office:value="0.003436795" calcext:value-type="float">
            <text:p>3,44E-03</text:p>
          </table:table-cell>
          <table:table-cell table:formula="of:=OFFSET([.$B$2];1035-ROW();0)" office:value-type="float" office:value="0.4804592" calcext:value-type="float">
            <text:p>4,80E-01</text:p>
          </table:table-cell>
          <table:table-cell table:formula="of:=OFFSET([.$A$2];1035-ROW();0)" office:value-type="float" office:value="0.00987593617148684" calcext:value-type="float">
            <text:p>9,88E-03</text:p>
          </table:table-cell>
          <table:table-cell table:number-columns-repeated="4"/>
        </table:table-row>
        <table:table-row table:style-name="ro1">
          <table:table-cell office:value-type="float" office:value="0.0396122642964867" calcext:value-type="float">
            <text:p>3,96E-02</text:p>
          </table:table-cell>
          <table:table-cell office:value-type="float" office:value="0.003410357" calcext:value-type="float">
            <text:p>3,41E-03</text:p>
          </table:table-cell>
          <table:table-cell table:formula="of:=OFFSET([.$B$2];1035-ROW();0)" office:value-type="float" office:value="0.4829104" calcext:value-type="float">
            <text:p>4,83E-01</text:p>
          </table:table-cell>
          <table:table-cell table:formula="of:=OFFSET([.$A$2];1035-ROW();0)" office:value-type="float" office:value="0.00982710804648684" calcext:value-type="float">
            <text:p>9,83E-03</text:p>
          </table:table-cell>
          <table:table-cell table:number-columns-repeated="4"/>
        </table:table-row>
        <table:table-row table:style-name="ro1">
          <table:table-cell office:value-type="float" office:value="0.0396610924214867" calcext:value-type="float">
            <text:p>3,97E-02</text:p>
          </table:table-cell>
          <table:table-cell office:value-type="float" office:value="0.003384166" calcext:value-type="float">
            <text:p>3,38E-03</text:p>
          </table:table-cell>
          <table:table-cell table:formula="of:=OFFSET([.$B$2];1035-ROW();0)" office:value-type="float" office:value="0.4853636" calcext:value-type="float">
            <text:p>4,85E-01</text:p>
          </table:table-cell>
          <table:table-cell table:formula="of:=OFFSET([.$A$2];1035-ROW();0)" office:value-type="float" office:value="0.00977827992148684" calcext:value-type="float">
            <text:p>9,78E-03</text:p>
          </table:table-cell>
          <table:table-cell table:number-columns-repeated="4"/>
        </table:table-row>
        <table:table-row table:style-name="ro1">
          <table:table-cell office:value-type="float" office:value="0.0397099205464867" calcext:value-type="float">
            <text:p>3,97E-02</text:p>
          </table:table-cell>
          <table:table-cell office:value-type="float" office:value="0.003358221" calcext:value-type="float">
            <text:p>3,36E-03</text:p>
          </table:table-cell>
          <table:table-cell table:formula="of:=OFFSET([.$B$2];1035-ROW();0)" office:value-type="float" office:value="0.4878189" calcext:value-type="float">
            <text:p>4,88E-01</text:p>
          </table:table-cell>
          <table:table-cell table:formula="of:=OFFSET([.$A$2];1035-ROW();0)" office:value-type="float" office:value="0.00972945179648684" calcext:value-type="float">
            <text:p>9,73E-03</text:p>
          </table:table-cell>
          <table:table-cell table:number-columns-repeated="4"/>
        </table:table-row>
        <table:table-row table:style-name="ro1">
          <table:table-cell office:value-type="float" office:value="0.0397587486714866" calcext:value-type="float">
            <text:p>3,98E-02</text:p>
          </table:table-cell>
          <table:table-cell office:value-type="float" office:value="0.003332518" calcext:value-type="float">
            <text:p>3,33E-03</text:p>
          </table:table-cell>
          <table:table-cell table:formula="of:=OFFSET([.$B$2];1035-ROW();0)" office:value-type="float" office:value="0.490276" calcext:value-type="float">
            <text:p>4,90E-01</text:p>
          </table:table-cell>
          <table:table-cell table:formula="of:=OFFSET([.$A$2];1035-ROW();0)" office:value-type="float" office:value="0.00968062367148684" calcext:value-type="float">
            <text:p>9,68E-03</text:p>
          </table:table-cell>
          <table:table-cell table:number-columns-repeated="4"/>
        </table:table-row>
        <table:table-row table:style-name="ro1">
          <table:table-cell office:value-type="float" office:value="0.0398075767964866" calcext:value-type="float">
            <text:p>3,98E-02</text:p>
          </table:table-cell>
          <table:table-cell office:value-type="float" office:value="0.003307055" calcext:value-type="float">
            <text:p>3,31E-03</text:p>
          </table:table-cell>
          <table:table-cell table:formula="of:=OFFSET([.$B$2];1035-ROW();0)" office:value-type="float" office:value="0.492735" calcext:value-type="float">
            <text:p>4,93E-01</text:p>
          </table:table-cell>
          <table:table-cell table:formula="of:=OFFSET([.$A$2];1035-ROW();0)" office:value-type="float" office:value="0.00963179554648684" calcext:value-type="float">
            <text:p>9,63E-03</text:p>
          </table:table-cell>
          <table:table-cell table:number-columns-repeated="4"/>
        </table:table-row>
        <table:table-row table:style-name="ro1">
          <table:table-cell office:value-type="float" office:value="0.0398564049214866" calcext:value-type="float">
            <text:p>3,99E-02</text:p>
          </table:table-cell>
          <table:table-cell office:value-type="float" office:value="0.00328183" calcext:value-type="float">
            <text:p>3,28E-03</text:p>
          </table:table-cell>
          <table:table-cell table:formula="of:=OFFSET([.$B$2];1035-ROW();0)" office:value-type="float" office:value="0.4951956" calcext:value-type="float">
            <text:p>4,95E-01</text:p>
          </table:table-cell>
          <table:table-cell table:formula="of:=OFFSET([.$A$2];1035-ROW();0)" office:value-type="float" office:value="0.00958296742148684" calcext:value-type="float">
            <text:p>9,58E-03</text:p>
          </table:table-cell>
          <table:table-cell table:number-columns-repeated="4"/>
        </table:table-row>
        <table:table-row table:style-name="ro1">
          <table:table-cell office:value-type="float" office:value="0.0399052330464867" calcext:value-type="float">
            <text:p>3,99E-02</text:p>
          </table:table-cell>
          <table:table-cell office:value-type="float" office:value="0.003256841" calcext:value-type="float">
            <text:p>3,26E-03</text:p>
          </table:table-cell>
          <table:table-cell table:formula="of:=OFFSET([.$B$2];1035-ROW();0)" office:value-type="float" office:value="0.4976579" calcext:value-type="float">
            <text:p>4,98E-01</text:p>
          </table:table-cell>
          <table:table-cell table:formula="of:=OFFSET([.$A$2];1035-ROW();0)" office:value-type="float" office:value="0.00953413929648684" calcext:value-type="float">
            <text:p>9,53E-03</text:p>
          </table:table-cell>
          <table:table-cell table:number-columns-repeated="4"/>
        </table:table-row>
        <table:table-row table:style-name="ro1">
          <table:table-cell office:value-type="float" office:value="0.0399540611714866" calcext:value-type="float">
            <text:p>4,00E-02</text:p>
          </table:table-cell>
          <table:table-cell office:value-type="float" office:value="0.003232086" calcext:value-type="float">
            <text:p>3,23E-03</text:p>
          </table:table-cell>
          <table:table-cell table:formula="of:=OFFSET([.$B$2];1035-ROW();0)" office:value-type="float" office:value="0.5001217" calcext:value-type="float">
            <text:p>5,00E-01</text:p>
          </table:table-cell>
          <table:table-cell table:formula="of:=OFFSET([.$A$2];1035-ROW();0)" office:value-type="float" office:value="0.00948531117148683" calcext:value-type="float">
            <text:p>9,49E-03</text:p>
          </table:table-cell>
          <table:table-cell table:number-columns-repeated="4"/>
        </table:table-row>
        <table:table-row table:style-name="ro1">
          <table:table-cell office:value-type="float" office:value="0.0400028892964866" calcext:value-type="float">
            <text:p>4,00E-02</text:p>
          </table:table-cell>
          <table:table-cell office:value-type="float" office:value="0.003207562" calcext:value-type="float">
            <text:p>3,21E-03</text:p>
          </table:table-cell>
          <table:table-cell table:formula="of:=OFFSET([.$B$2];1035-ROW();0)" office:value-type="float" office:value="0.502587" calcext:value-type="float">
            <text:p>5,03E-01</text:p>
          </table:table-cell>
          <table:table-cell table:formula="of:=OFFSET([.$A$2];1035-ROW();0)" office:value-type="float" office:value="0.00943648304648683" calcext:value-type="float">
            <text:p>9,44E-03</text:p>
          </table:table-cell>
          <table:table-cell table:number-columns-repeated="4"/>
        </table:table-row>
        <table:table-row table:style-name="ro1">
          <table:table-cell office:value-type="float" office:value="0.0400517174214866" calcext:value-type="float">
            <text:p>4,01E-02</text:p>
          </table:table-cell>
          <table:table-cell office:value-type="float" office:value="0.003183267" calcext:value-type="float">
            <text:p>3,18E-03</text:p>
          </table:table-cell>
          <table:table-cell table:formula="of:=OFFSET([.$B$2];1035-ROW();0)" office:value-type="float" office:value="0.5050535" calcext:value-type="float">
            <text:p>5,05E-01</text:p>
          </table:table-cell>
          <table:table-cell table:formula="of:=OFFSET([.$A$2];1035-ROW();0)" office:value-type="float" office:value="0.00938765492148683" calcext:value-type="float">
            <text:p>9,39E-03</text:p>
          </table:table-cell>
          <table:table-cell table:number-columns-repeated="4"/>
        </table:table-row>
        <table:table-row table:style-name="ro1">
          <table:table-cell office:value-type="float" office:value="0.0401005455464866" calcext:value-type="float">
            <text:p>4,01E-02</text:p>
          </table:table-cell>
          <table:table-cell office:value-type="float" office:value="0.0031592" calcext:value-type="float">
            <text:p>3,16E-03</text:p>
          </table:table-cell>
          <table:table-cell table:formula="of:=OFFSET([.$B$2];1035-ROW();0)" office:value-type="float" office:value="0.5075213" calcext:value-type="float">
            <text:p>5,08E-01</text:p>
          </table:table-cell>
          <table:table-cell table:formula="of:=OFFSET([.$A$2];1035-ROW();0)" office:value-type="float" office:value="0.00933882679648683" calcext:value-type="float">
            <text:p>9,34E-03</text:p>
          </table:table-cell>
          <table:table-cell table:number-columns-repeated="4"/>
        </table:table-row>
        <table:table-row table:style-name="ro1">
          <table:table-cell office:value-type="float" office:value="0.0401493736714866" calcext:value-type="float">
            <text:p>4,01E-02</text:p>
          </table:table-cell>
          <table:table-cell office:value-type="float" office:value="0.003135358" calcext:value-type="float">
            <text:p>3,14E-03</text:p>
          </table:table-cell>
          <table:table-cell table:formula="of:=OFFSET([.$B$2];1035-ROW();0)" office:value-type="float" office:value="0.5099902" calcext:value-type="float">
            <text:p>5,10E-01</text:p>
          </table:table-cell>
          <table:table-cell table:formula="of:=OFFSET([.$A$2];1035-ROW();0)" office:value-type="float" office:value="0.00928999867148683" calcext:value-type="float">
            <text:p>9,29E-03</text:p>
          </table:table-cell>
          <table:table-cell table:number-columns-repeated="4"/>
        </table:table-row>
        <table:table-row table:style-name="ro1">
          <table:table-cell office:value-type="float" office:value="0.0401982017964866" calcext:value-type="float">
            <text:p>4,02E-02</text:p>
          </table:table-cell>
          <table:table-cell office:value-type="float" office:value="0.003111738" calcext:value-type="float">
            <text:p>3,11E-03</text:p>
          </table:table-cell>
          <table:table-cell table:formula="of:=OFFSET([.$B$2];1035-ROW();0)" office:value-type="float" office:value="0.5124601" calcext:value-type="float">
            <text:p>5,12E-01</text:p>
          </table:table-cell>
          <table:table-cell table:formula="of:=OFFSET([.$A$2];1035-ROW();0)" office:value-type="float" office:value="0.00924117054648683" calcext:value-type="float">
            <text:p>9,24E-03</text:p>
          </table:table-cell>
          <table:table-cell table:number-columns-repeated="4"/>
        </table:table-row>
        <table:table-row table:style-name="ro1">
          <table:table-cell office:value-type="float" office:value="0.0402470299214866" calcext:value-type="float">
            <text:p>4,02E-02</text:p>
          </table:table-cell>
          <table:table-cell office:value-type="float" office:value="0.00308834" calcext:value-type="float">
            <text:p>3,09E-03</text:p>
          </table:table-cell>
          <table:table-cell table:formula="of:=OFFSET([.$B$2];1035-ROW();0)" office:value-type="float" office:value="0.514931" calcext:value-type="float">
            <text:p>5,15E-01</text:p>
          </table:table-cell>
          <table:table-cell table:formula="of:=OFFSET([.$A$2];1035-ROW();0)" office:value-type="float" office:value="0.00919234242148683" calcext:value-type="float">
            <text:p>9,19E-03</text:p>
          </table:table-cell>
          <table:table-cell table:number-columns-repeated="4"/>
        </table:table-row>
        <table:table-row table:style-name="ro1">
          <table:table-cell office:value-type="float" office:value="0.0402958580464866" calcext:value-type="float">
            <text:p>4,03E-02</text:p>
          </table:table-cell>
          <table:table-cell office:value-type="float" office:value="0.00306516" calcext:value-type="float">
            <text:p>3,07E-03</text:p>
          </table:table-cell>
          <table:table-cell table:formula="of:=OFFSET([.$B$2];1035-ROW();0)" office:value-type="float" office:value="0.5174027" calcext:value-type="float">
            <text:p>5,17E-01</text:p>
          </table:table-cell>
          <table:table-cell table:formula="of:=OFFSET([.$A$2];1035-ROW();0)" office:value-type="float" office:value="0.00914351429648683" calcext:value-type="float">
            <text:p>9,14E-03</text:p>
          </table:table-cell>
          <table:table-cell table:number-columns-repeated="4"/>
        </table:table-row>
        <table:table-row table:style-name="ro1">
          <table:table-cell office:value-type="float" office:value="0.0403446861714866" calcext:value-type="float">
            <text:p>4,03E-02</text:p>
          </table:table-cell>
          <table:table-cell office:value-type="float" office:value="0.003042197" calcext:value-type="float">
            <text:p>3,04E-03</text:p>
          </table:table-cell>
          <table:table-cell table:formula="of:=OFFSET([.$B$2];1035-ROW();0)" office:value-type="float" office:value="0.5198752" calcext:value-type="float">
            <text:p>5,20E-01</text:p>
          </table:table-cell>
          <table:table-cell table:formula="of:=OFFSET([.$A$2];1035-ROW();0)" office:value-type="float" office:value="0.00909468617148683" calcext:value-type="float">
            <text:p>9,09E-03</text:p>
          </table:table-cell>
          <table:table-cell table:number-columns-repeated="4"/>
        </table:table-row>
        <table:table-row table:style-name="ro1">
          <table:table-cell office:value-type="float" office:value="0.0403935142964866" calcext:value-type="float">
            <text:p>4,04E-02</text:p>
          </table:table-cell>
          <table:table-cell office:value-type="float" office:value="0.003019448" calcext:value-type="float">
            <text:p>3,02E-03</text:p>
          </table:table-cell>
          <table:table-cell table:formula="of:=OFFSET([.$B$2];1035-ROW();0)" office:value-type="float" office:value="0.5223483" calcext:value-type="float">
            <text:p>5,22E-01</text:p>
          </table:table-cell>
          <table:table-cell table:formula="of:=OFFSET([.$A$2];1035-ROW();0)" office:value-type="float" office:value="0.00904585804648683" calcext:value-type="float">
            <text:p>9,05E-03</text:p>
          </table:table-cell>
          <table:table-cell table:number-columns-repeated="4"/>
        </table:table-row>
        <table:table-row table:style-name="ro1">
          <table:table-cell office:value-type="float" office:value="0.0404423424214866" calcext:value-type="float">
            <text:p>4,04E-02</text:p>
          </table:table-cell>
          <table:table-cell office:value-type="float" office:value="0.002996912" calcext:value-type="float">
            <text:p>3,00E-03</text:p>
          </table:table-cell>
          <table:table-cell table:formula="of:=OFFSET([.$B$2];1035-ROW();0)" office:value-type="float" office:value="0.524822" calcext:value-type="float">
            <text:p>5,25E-01</text:p>
          </table:table-cell>
          <table:table-cell table:formula="of:=OFFSET([.$A$2];1035-ROW();0)" office:value-type="float" office:value="0.00899702992148683" calcext:value-type="float">
            <text:p>9,00E-03</text:p>
          </table:table-cell>
          <table:table-cell table:number-columns-repeated="4"/>
        </table:table-row>
        <table:table-row table:style-name="ro1">
          <table:table-cell office:value-type="float" office:value="0.0404911705464866" calcext:value-type="float">
            <text:p>4,05E-02</text:p>
          </table:table-cell>
          <table:table-cell office:value-type="float" office:value="0.002974587" calcext:value-type="float">
            <text:p>2,97E-03</text:p>
          </table:table-cell>
          <table:table-cell table:formula="of:=OFFSET([.$B$2];1035-ROW();0)" office:value-type="float" office:value="0.5272961" calcext:value-type="float">
            <text:p>5,27E-01</text:p>
          </table:table-cell>
          <table:table-cell table:formula="of:=OFFSET([.$A$2];1035-ROW();0)" office:value-type="float" office:value="0.00894820179648683" calcext:value-type="float">
            <text:p>8,95E-03</text:p>
          </table:table-cell>
          <table:table-cell table:number-columns-repeated="4"/>
        </table:table-row>
        <table:table-row table:style-name="ro1">
          <table:table-cell office:value-type="float" office:value="0.0405399986714866" calcext:value-type="float">
            <text:p>4,05E-02</text:p>
          </table:table-cell>
          <table:table-cell office:value-type="float" office:value="0.002952471" calcext:value-type="float">
            <text:p>2,95E-03</text:p>
          </table:table-cell>
          <table:table-cell table:formula="of:=OFFSET([.$B$2];1035-ROW();0)" office:value-type="float" office:value="0.5297706" calcext:value-type="float">
            <text:p>5,30E-01</text:p>
          </table:table-cell>
          <table:table-cell table:formula="of:=OFFSET([.$A$2];1035-ROW();0)" office:value-type="float" office:value="0.00889937367148683" calcext:value-type="float">
            <text:p>8,90E-03</text:p>
          </table:table-cell>
          <table:table-cell table:number-columns-repeated="4"/>
        </table:table-row>
        <table:table-row table:style-name="ro1">
          <table:table-cell office:value-type="float" office:value="0.0405888267964866" calcext:value-type="float">
            <text:p>4,06E-02</text:p>
          </table:table-cell>
          <table:table-cell office:value-type="float" office:value="0.002930562" calcext:value-type="float">
            <text:p>2,93E-03</text:p>
          </table:table-cell>
          <table:table-cell table:formula="of:=OFFSET([.$B$2];1035-ROW();0)" office:value-type="float" office:value="0.5322454" calcext:value-type="float">
            <text:p>5,32E-01</text:p>
          </table:table-cell>
          <table:table-cell table:formula="of:=OFFSET([.$A$2];1035-ROW();0)" office:value-type="float" office:value="0.00885054554648682" calcext:value-type="float">
            <text:p>8,85E-03</text:p>
          </table:table-cell>
          <table:table-cell table:number-columns-repeated="4"/>
        </table:table-row>
        <table:table-row table:style-name="ro1">
          <table:table-cell office:value-type="float" office:value="0.0406376549214866" calcext:value-type="float">
            <text:p>4,06E-02</text:p>
          </table:table-cell>
          <table:table-cell office:value-type="float" office:value="0.002908857" calcext:value-type="float">
            <text:p>2,91E-03</text:p>
          </table:table-cell>
          <table:table-cell table:formula="of:=OFFSET([.$B$2];1035-ROW();0)" office:value-type="float" office:value="0.5347203" calcext:value-type="float">
            <text:p>5,35E-01</text:p>
          </table:table-cell>
          <table:table-cell table:formula="of:=OFFSET([.$A$2];1035-ROW();0)" office:value-type="float" office:value="0.00880171742148682" calcext:value-type="float">
            <text:p>8,80E-03</text:p>
          </table:table-cell>
          <table:table-cell table:number-columns-repeated="4"/>
        </table:table-row>
        <table:table-row table:style-name="ro1">
          <table:table-cell office:value-type="float" office:value="0.0406864830464866" calcext:value-type="float">
            <text:p>4,07E-02</text:p>
          </table:table-cell>
          <table:table-cell office:value-type="float" office:value="0.002887355" calcext:value-type="float">
            <text:p>2,89E-03</text:p>
          </table:table-cell>
          <table:table-cell table:formula="of:=OFFSET([.$B$2];1035-ROW();0)" office:value-type="float" office:value="0.5371953" calcext:value-type="float">
            <text:p>5,37E-01</text:p>
          </table:table-cell>
          <table:table-cell table:formula="of:=OFFSET([.$A$2];1035-ROW();0)" office:value-type="float" office:value="0.00875288929648682" calcext:value-type="float">
            <text:p>8,75E-03</text:p>
          </table:table-cell>
          <table:table-cell table:number-columns-repeated="4"/>
        </table:table-row>
        <table:table-row table:style-name="ro1">
          <table:table-cell office:value-type="float" office:value="0.0407353111714866" calcext:value-type="float">
            <text:p>4,07E-02</text:p>
          </table:table-cell>
          <table:table-cell office:value-type="float" office:value="0.002866055" calcext:value-type="float">
            <text:p>2,87E-03</text:p>
          </table:table-cell>
          <table:table-cell table:formula="of:=OFFSET([.$B$2];1035-ROW();0)" office:value-type="float" office:value="0.5396703" calcext:value-type="float">
            <text:p>5,40E-01</text:p>
          </table:table-cell>
          <table:table-cell table:formula="of:=OFFSET([.$A$2];1035-ROW();0)" office:value-type="float" office:value="0.00870406117148682" calcext:value-type="float">
            <text:p>8,70E-03</text:p>
          </table:table-cell>
          <table:table-cell table:number-columns-repeated="4"/>
        </table:table-row>
        <table:table-row table:style-name="ro1">
          <table:table-cell office:value-type="float" office:value="0.0407841392964866" calcext:value-type="float">
            <text:p>4,08E-02</text:p>
          </table:table-cell>
          <table:table-cell office:value-type="float" office:value="0.002844953" calcext:value-type="float">
            <text:p>2,84E-03</text:p>
          </table:table-cell>
          <table:table-cell table:formula="of:=OFFSET([.$B$2];1035-ROW();0)" office:value-type="float" office:value="0.5421452" calcext:value-type="float">
            <text:p>5,42E-01</text:p>
          </table:table-cell>
          <table:table-cell table:formula="of:=OFFSET([.$A$2];1035-ROW();0)" office:value-type="float" office:value="0.00865523304648682" calcext:value-type="float">
            <text:p>8,66E-03</text:p>
          </table:table-cell>
          <table:table-cell table:number-columns-repeated="4"/>
        </table:table-row>
        <table:table-row table:style-name="ro1">
          <table:table-cell office:value-type="float" office:value="0.0408329674214866" calcext:value-type="float">
            <text:p>4,08E-02</text:p>
          </table:table-cell>
          <table:table-cell office:value-type="float" office:value="0.002824049" calcext:value-type="float">
            <text:p>2,82E-03</text:p>
          </table:table-cell>
          <table:table-cell table:formula="of:=OFFSET([.$B$2];1035-ROW();0)" office:value-type="float" office:value="0.5446198" calcext:value-type="float">
            <text:p>5,45E-01</text:p>
          </table:table-cell>
          <table:table-cell table:formula="of:=OFFSET([.$A$2];1035-ROW();0)" office:value-type="float" office:value="0.00860640492148682" calcext:value-type="float">
            <text:p>8,61E-03</text:p>
          </table:table-cell>
          <table:table-cell table:number-columns-repeated="4"/>
        </table:table-row>
        <table:table-row table:style-name="ro1">
          <table:table-cell office:value-type="float" office:value="0.0408817955464866" calcext:value-type="float">
            <text:p>4,09E-02</text:p>
          </table:table-cell>
          <table:table-cell office:value-type="float" office:value="0.00280334" calcext:value-type="float">
            <text:p>2,80E-03</text:p>
          </table:table-cell>
          <table:table-cell table:formula="of:=OFFSET([.$B$2];1035-ROW();0)" office:value-type="float" office:value="0.5470942" calcext:value-type="float">
            <text:p>5,47E-01</text:p>
          </table:table-cell>
          <table:table-cell table:formula="of:=OFFSET([.$A$2];1035-ROW();0)" office:value-type="float" office:value="0.00855757679648682" calcext:value-type="float">
            <text:p>8,56E-03</text:p>
          </table:table-cell>
          <table:table-cell table:number-columns-repeated="4"/>
        </table:table-row>
        <table:table-row table:style-name="ro1">
          <table:table-cell office:value-type="float" office:value="0.0409306236714866" calcext:value-type="float">
            <text:p>4,09E-02</text:p>
          </table:table-cell>
          <table:table-cell office:value-type="float" office:value="0.002782825" calcext:value-type="float">
            <text:p>2,78E-03</text:p>
          </table:table-cell>
          <table:table-cell table:formula="of:=OFFSET([.$B$2];1035-ROW();0)" office:value-type="float" office:value="0.5495681" calcext:value-type="float">
            <text:p>5,50E-01</text:p>
          </table:table-cell>
          <table:table-cell table:formula="of:=OFFSET([.$A$2];1035-ROW();0)" office:value-type="float" office:value="0.00850874867148682" calcext:value-type="float">
            <text:p>8,51E-03</text:p>
          </table:table-cell>
          <table:table-cell table:number-columns-repeated="4"/>
        </table:table-row>
        <table:table-row table:style-name="ro1">
          <table:table-cell office:value-type="float" office:value="0.0409794517964866" calcext:value-type="float">
            <text:p>4,10E-02</text:p>
          </table:table-cell>
          <table:table-cell office:value-type="float" office:value="0.002762501" calcext:value-type="float">
            <text:p>2,76E-03</text:p>
          </table:table-cell>
          <table:table-cell table:formula="of:=OFFSET([.$B$2];1035-ROW();0)" office:value-type="float" office:value="0.5520415" calcext:value-type="float">
            <text:p>5,52E-01</text:p>
          </table:table-cell>
          <table:table-cell table:formula="of:=OFFSET([.$A$2];1035-ROW();0)" office:value-type="float" office:value="0.00845992054648682" calcext:value-type="float">
            <text:p>8,46E-03</text:p>
          </table:table-cell>
          <table:table-cell table:number-columns-repeated="4"/>
        </table:table-row>
        <table:table-row table:style-name="ro1">
          <table:table-cell office:value-type="float" office:value="0.0410282799214866" calcext:value-type="float">
            <text:p>4,10E-02</text:p>
          </table:table-cell>
          <table:table-cell office:value-type="float" office:value="0.002742368" calcext:value-type="float">
            <text:p>2,74E-03</text:p>
          </table:table-cell>
          <table:table-cell table:formula="of:=OFFSET([.$B$2];1035-ROW();0)" office:value-type="float" office:value="0.5545143" calcext:value-type="float">
            <text:p>5,55E-01</text:p>
          </table:table-cell>
          <table:table-cell table:formula="of:=OFFSET([.$A$2];1035-ROW();0)" office:value-type="float" office:value="0.00841109242148682" calcext:value-type="float">
            <text:p>8,41E-03</text:p>
          </table:table-cell>
          <table:table-cell table:number-columns-repeated="4"/>
        </table:table-row>
        <table:table-row table:style-name="ro1">
          <table:table-cell office:value-type="float" office:value="0.0410771080464866" calcext:value-type="float">
            <text:p>4,11E-02</text:p>
          </table:table-cell>
          <table:table-cell office:value-type="float" office:value="0.002722423" calcext:value-type="float">
            <text:p>2,72E-03</text:p>
          </table:table-cell>
          <table:table-cell table:formula="of:=OFFSET([.$B$2];1035-ROW();0)" office:value-type="float" office:value="0.5569865" calcext:value-type="float">
            <text:p>5,57E-01</text:p>
          </table:table-cell>
          <table:table-cell table:formula="of:=OFFSET([.$A$2];1035-ROW();0)" office:value-type="float" office:value="0.00836226429648682" calcext:value-type="float">
            <text:p>8,36E-03</text:p>
          </table:table-cell>
          <table:table-cell table:number-columns-repeated="4"/>
        </table:table-row>
        <table:table-row table:style-name="ro1">
          <table:table-cell office:value-type="float" office:value="0.0411259361714866" calcext:value-type="float">
            <text:p>4,11E-02</text:p>
          </table:table-cell>
          <table:table-cell office:value-type="float" office:value="0.002702664" calcext:value-type="float">
            <text:p>2,70E-03</text:p>
          </table:table-cell>
          <table:table-cell table:formula="of:=OFFSET([.$B$2];1035-ROW();0)" office:value-type="float" office:value="0.5594579" calcext:value-type="float">
            <text:p>5,59E-01</text:p>
          </table:table-cell>
          <table:table-cell table:formula="of:=OFFSET([.$A$2];1035-ROW();0)" office:value-type="float" office:value="0.00831343617148682" calcext:value-type="float">
            <text:p>8,31E-03</text:p>
          </table:table-cell>
          <table:table-cell table:number-columns-repeated="4"/>
        </table:table-row>
        <table:table-row table:style-name="ro1">
          <table:table-cell office:value-type="float" office:value="0.0411747642964866" calcext:value-type="float">
            <text:p>4,12E-02</text:p>
          </table:table-cell>
          <table:table-cell office:value-type="float" office:value="0.00268309" calcext:value-type="float">
            <text:p>2,68E-03</text:p>
          </table:table-cell>
          <table:table-cell table:formula="of:=OFFSET([.$B$2];1035-ROW();0)" office:value-type="float" office:value="0.5619284" calcext:value-type="float">
            <text:p>5,62E-01</text:p>
          </table:table-cell>
          <table:table-cell table:formula="of:=OFFSET([.$A$2];1035-ROW();0)" office:value-type="float" office:value="0.00826460804648682" calcext:value-type="float">
            <text:p>8,26E-03</text:p>
          </table:table-cell>
          <table:table-cell table:number-columns-repeated="4"/>
        </table:table-row>
        <table:table-row table:style-name="ro1">
          <table:table-cell office:value-type="float" office:value="0.0412235924214866" calcext:value-type="float">
            <text:p>4,12E-02</text:p>
          </table:table-cell>
          <table:table-cell office:value-type="float" office:value="0.002663699" calcext:value-type="float">
            <text:p>2,66E-03</text:p>
          </table:table-cell>
          <table:table-cell table:formula="of:=OFFSET([.$B$2];1035-ROW();0)" office:value-type="float" office:value="0.5643979" calcext:value-type="float">
            <text:p>5,64E-01</text:p>
          </table:table-cell>
          <table:table-cell table:formula="of:=OFFSET([.$A$2];1035-ROW();0)" office:value-type="float" office:value="0.00821577992148682" calcext:value-type="float">
            <text:p>8,22E-03</text:p>
          </table:table-cell>
          <table:table-cell table:number-columns-repeated="4"/>
        </table:table-row>
        <table:table-row table:style-name="ro1">
          <table:table-cell office:value-type="float" office:value="0.0412724205464866" calcext:value-type="float">
            <text:p>4,13E-02</text:p>
          </table:table-cell>
          <table:table-cell office:value-type="float" office:value="0.002644489" calcext:value-type="float">
            <text:p>2,64E-03</text:p>
          </table:table-cell>
          <table:table-cell table:formula="of:=OFFSET([.$B$2];1035-ROW();0)" office:value-type="float" office:value="0.5668663" calcext:value-type="float">
            <text:p>5,67E-01</text:p>
          </table:table-cell>
          <table:table-cell table:formula="of:=OFFSET([.$A$2];1035-ROW();0)" office:value-type="float" office:value="0.00816695179648681" calcext:value-type="float">
            <text:p>8,17E-03</text:p>
          </table:table-cell>
          <table:table-cell table:number-columns-repeated="4"/>
        </table:table-row>
        <table:table-row table:style-name="ro1">
          <table:table-cell office:value-type="float" office:value="0.0413212486714866" calcext:value-type="float">
            <text:p>4,13E-02</text:p>
          </table:table-cell>
          <table:table-cell office:value-type="float" office:value="0.002625459" calcext:value-type="float">
            <text:p>2,63E-03</text:p>
          </table:table-cell>
          <table:table-cell table:formula="of:=OFFSET([.$B$2];1035-ROW();0)" office:value-type="float" office:value="0.5693336" calcext:value-type="float">
            <text:p>5,69E-01</text:p>
          </table:table-cell>
          <table:table-cell table:formula="of:=OFFSET([.$A$2];1035-ROW();0)" office:value-type="float" office:value="0.00811812367148681" calcext:value-type="float">
            <text:p>8,12E-03</text:p>
          </table:table-cell>
          <table:table-cell table:number-columns-repeated="4"/>
        </table:table-row>
        <table:table-row table:style-name="ro1">
          <table:table-cell office:value-type="float" office:value="0.0413700767964866" calcext:value-type="float">
            <text:p>4,14E-02</text:p>
          </table:table-cell>
          <table:table-cell office:value-type="float" office:value="0.002606607" calcext:value-type="float">
            <text:p>2,61E-03</text:p>
          </table:table-cell>
          <table:table-cell table:formula="of:=OFFSET([.$B$2];1035-ROW();0)" office:value-type="float" office:value="0.5717996" calcext:value-type="float">
            <text:p>5,72E-01</text:p>
          </table:table-cell>
          <table:table-cell table:formula="of:=OFFSET([.$A$2];1035-ROW();0)" office:value-type="float" office:value="0.00806929554648681" calcext:value-type="float">
            <text:p>8,07E-03</text:p>
          </table:table-cell>
          <table:table-cell table:number-columns-repeated="4"/>
        </table:table-row>
        <table:table-row table:style-name="ro1">
          <table:table-cell office:value-type="float" office:value="0.0414189049214866" calcext:value-type="float">
            <text:p>4,14E-02</text:p>
          </table:table-cell>
          <table:table-cell office:value-type="float" office:value="0.00258793" calcext:value-type="float">
            <text:p>2,59E-03</text:p>
          </table:table-cell>
          <table:table-cell table:formula="of:=OFFSET([.$B$2];1035-ROW();0)" office:value-type="float" office:value="0.5742643" calcext:value-type="float">
            <text:p>5,74E-01</text:p>
          </table:table-cell>
          <table:table-cell table:formula="of:=OFFSET([.$A$2];1035-ROW();0)" office:value-type="float" office:value="0.00802046742148681" calcext:value-type="float">
            <text:p>8,02E-03</text:p>
          </table:table-cell>
          <table:table-cell table:number-columns-repeated="4"/>
        </table:table-row>
        <table:table-row table:style-name="ro1">
          <table:table-cell office:value-type="float" office:value="0.0414677330464866" calcext:value-type="float">
            <text:p>4,15E-02</text:p>
          </table:table-cell>
          <table:table-cell office:value-type="float" office:value="0.002569429" calcext:value-type="float">
            <text:p>2,57E-03</text:p>
          </table:table-cell>
          <table:table-cell table:formula="of:=OFFSET([.$B$2];1035-ROW();0)" office:value-type="float" office:value="0.5767275" calcext:value-type="float">
            <text:p>5,77E-01</text:p>
          </table:table-cell>
          <table:table-cell table:formula="of:=OFFSET([.$A$2];1035-ROW();0)" office:value-type="float" office:value="0.00797163929648681" calcext:value-type="float">
            <text:p>7,97E-03</text:p>
          </table:table-cell>
          <table:table-cell table:number-columns-repeated="4"/>
        </table:table-row>
        <table:table-row table:style-name="ro1">
          <table:table-cell office:value-type="float" office:value="0.0415165611714866" calcext:value-type="float">
            <text:p>4,15E-02</text:p>
          </table:table-cell>
          <table:table-cell office:value-type="float" office:value="0.0025511" calcext:value-type="float">
            <text:p>2,55E-03</text:p>
          </table:table-cell>
          <table:table-cell table:formula="of:=OFFSET([.$B$2];1035-ROW();0)" office:value-type="float" office:value="0.5791892" calcext:value-type="float">
            <text:p>5,79E-01</text:p>
          </table:table-cell>
          <table:table-cell table:formula="of:=OFFSET([.$A$2];1035-ROW();0)" office:value-type="float" office:value="0.00792281117148681" calcext:value-type="float">
            <text:p>7,92E-03</text:p>
          </table:table-cell>
          <table:table-cell table:number-columns-repeated="4"/>
        </table:table-row>
        <table:table-row table:style-name="ro1">
          <table:table-cell office:value-type="float" office:value="0.0415653892964866" calcext:value-type="float">
            <text:p>4,16E-02</text:p>
          </table:table-cell>
          <table:table-cell office:value-type="float" office:value="0.002532943" calcext:value-type="float">
            <text:p>2,53E-03</text:p>
          </table:table-cell>
          <table:table-cell table:formula="of:=OFFSET([.$B$2];1035-ROW();0)" office:value-type="float" office:value="0.5816493" calcext:value-type="float">
            <text:p>5,82E-01</text:p>
          </table:table-cell>
          <table:table-cell table:formula="of:=OFFSET([.$A$2];1035-ROW();0)" office:value-type="float" office:value="0.00787398304648681" calcext:value-type="float">
            <text:p>7,87E-03</text:p>
          </table:table-cell>
          <table:table-cell table:number-columns-repeated="4"/>
        </table:table-row>
        <table:table-row table:style-name="ro1">
          <table:table-cell office:value-type="float" office:value="0.0416142174214866" calcext:value-type="float">
            <text:p>4,16E-02</text:p>
          </table:table-cell>
          <table:table-cell office:value-type="float" office:value="0.002514955" calcext:value-type="float">
            <text:p>2,51E-03</text:p>
          </table:table-cell>
          <table:table-cell table:formula="of:=OFFSET([.$B$2];1035-ROW();0)" office:value-type="float" office:value="0.5841076" calcext:value-type="float">
            <text:p>5,84E-01</text:p>
          </table:table-cell>
          <table:table-cell table:formula="of:=OFFSET([.$A$2];1035-ROW();0)" office:value-type="float" office:value="0.00782515492148681" calcext:value-type="float">
            <text:p>7,83E-03</text:p>
          </table:table-cell>
          <table:table-cell table:number-columns-repeated="4"/>
        </table:table-row>
        <table:table-row table:style-name="ro1">
          <table:table-cell office:value-type="float" office:value="0.0416630455464866" calcext:value-type="float">
            <text:p>4,17E-02</text:p>
          </table:table-cell>
          <table:table-cell office:value-type="float" office:value="0.002497136" calcext:value-type="float">
            <text:p>2,50E-03</text:p>
          </table:table-cell>
          <table:table-cell table:formula="of:=OFFSET([.$B$2];1035-ROW();0)" office:value-type="float" office:value="0.5865642" calcext:value-type="float">
            <text:p>5,87E-01</text:p>
          </table:table-cell>
          <table:table-cell table:formula="of:=OFFSET([.$A$2];1035-ROW();0)" office:value-type="float" office:value="0.00777632679648681" calcext:value-type="float">
            <text:p>7,78E-03</text:p>
          </table:table-cell>
          <table:table-cell table:number-columns-repeated="4"/>
        </table:table-row>
        <table:table-row table:style-name="ro1">
          <table:table-cell office:value-type="float" office:value="0.0417118736714865" calcext:value-type="float">
            <text:p>4,17E-02</text:p>
          </table:table-cell>
          <table:table-cell office:value-type="float" office:value="0.002479483" calcext:value-type="float">
            <text:p>2,48E-03</text:p>
          </table:table-cell>
          <table:table-cell table:formula="of:=OFFSET([.$B$2];1035-ROW();0)" office:value-type="float" office:value="0.5890189" calcext:value-type="float">
            <text:p>5,89E-01</text:p>
          </table:table-cell>
          <table:table-cell table:formula="of:=OFFSET([.$A$2];1035-ROW();0)" office:value-type="float" office:value="0.00772749867148681" calcext:value-type="float">
            <text:p>7,73E-03</text:p>
          </table:table-cell>
          <table:table-cell table:number-columns-repeated="4"/>
        </table:table-row>
        <table:table-row table:style-name="ro1">
          <table:table-cell office:value-type="float" office:value="0.0417607017964865" calcext:value-type="float">
            <text:p>4,18E-02</text:p>
          </table:table-cell>
          <table:table-cell office:value-type="float" office:value="0.002461995" calcext:value-type="float">
            <text:p>2,46E-03</text:p>
          </table:table-cell>
          <table:table-cell table:formula="of:=OFFSET([.$B$2];1035-ROW();0)" office:value-type="float" office:value="0.5914716" calcext:value-type="float">
            <text:p>5,91E-01</text:p>
          </table:table-cell>
          <table:table-cell table:formula="of:=OFFSET([.$A$2];1035-ROW();0)" office:value-type="float" office:value="0.00767867054648681" calcext:value-type="float">
            <text:p>7,68E-03</text:p>
          </table:table-cell>
          <table:table-cell table:number-columns-repeated="4"/>
        </table:table-row>
        <table:table-row table:style-name="ro1">
          <table:table-cell office:value-type="float" office:value="0.0418095299214865" calcext:value-type="float">
            <text:p>4,18E-02</text:p>
          </table:table-cell>
          <table:table-cell office:value-type="float" office:value="0.00244467" calcext:value-type="float">
            <text:p>2,44E-03</text:p>
          </table:table-cell>
          <table:table-cell table:formula="of:=OFFSET([.$B$2];1035-ROW();0)" office:value-type="float" office:value="0.5939221" calcext:value-type="float">
            <text:p>5,94E-01</text:p>
          </table:table-cell>
          <table:table-cell table:formula="of:=OFFSET([.$A$2];1035-ROW();0)" office:value-type="float" office:value="0.00762984242148681" calcext:value-type="float">
            <text:p>7,63E-03</text:p>
          </table:table-cell>
          <table:table-cell table:number-columns-repeated="4"/>
        </table:table-row>
        <table:table-row table:style-name="ro1">
          <table:table-cell office:value-type="float" office:value="0.0418583580464865" calcext:value-type="float">
            <text:p>4,19E-02</text:p>
          </table:table-cell>
          <table:table-cell office:value-type="float" office:value="0.002427508" calcext:value-type="float">
            <text:p>2,43E-03</text:p>
          </table:table-cell>
          <table:table-cell table:formula="of:=OFFSET([.$B$2];1035-ROW();0)" office:value-type="float" office:value="0.5963706" calcext:value-type="float">
            <text:p>5,96E-01</text:p>
          </table:table-cell>
          <table:table-cell table:formula="of:=OFFSET([.$A$2];1035-ROW();0)" office:value-type="float" office:value="0.00758101429648681" calcext:value-type="float">
            <text:p>7,58E-03</text:p>
          </table:table-cell>
          <table:table-cell table:number-columns-repeated="4"/>
        </table:table-row>
        <table:table-row table:style-name="ro1">
          <table:table-cell office:value-type="float" office:value="0.0419071861714865" calcext:value-type="float">
            <text:p>4,19E-02</text:p>
          </table:table-cell>
          <table:table-cell office:value-type="float" office:value="0.002410505" calcext:value-type="float">
            <text:p>2,41E-03</text:p>
          </table:table-cell>
          <table:table-cell table:formula="of:=OFFSET([.$B$2];1035-ROW();0)" office:value-type="float" office:value="0.5988167" calcext:value-type="float">
            <text:p>5,99E-01</text:p>
          </table:table-cell>
          <table:table-cell table:formula="of:=OFFSET([.$A$2];1035-ROW();0)" office:value-type="float" office:value="0.00753218617148681" calcext:value-type="float">
            <text:p>7,53E-03</text:p>
          </table:table-cell>
          <table:table-cell table:number-columns-repeated="4"/>
        </table:table-row>
        <table:table-row table:style-name="ro1">
          <table:table-cell office:value-type="float" office:value="0.0419560142964865" calcext:value-type="float">
            <text:p>4,20E-02</text:p>
          </table:table-cell>
          <table:table-cell office:value-type="float" office:value="0.002393662" calcext:value-type="float">
            <text:p>2,39E-03</text:p>
          </table:table-cell>
          <table:table-cell table:formula="of:=OFFSET([.$B$2];1035-ROW();0)" office:value-type="float" office:value="0.6012605" calcext:value-type="float">
            <text:p>6,01E-01</text:p>
          </table:table-cell>
          <table:table-cell table:formula="of:=OFFSET([.$A$2];1035-ROW();0)" office:value-type="float" office:value="0.00748335804648681" calcext:value-type="float">
            <text:p>7,48E-03</text:p>
          </table:table-cell>
          <table:table-cell table:number-columns-repeated="4"/>
        </table:table-row>
        <table:table-row table:style-name="ro1">
          <table:table-cell office:value-type="float" office:value="0.0420048424214865" calcext:value-type="float">
            <text:p>4,20E-02</text:p>
          </table:table-cell>
          <table:table-cell office:value-type="float" office:value="0.002376976" calcext:value-type="float">
            <text:p>2,38E-03</text:p>
          </table:table-cell>
          <table:table-cell table:formula="of:=OFFSET([.$B$2];1035-ROW();0)" office:value-type="float" office:value="0.6037019" calcext:value-type="float">
            <text:p>6,04E-01</text:p>
          </table:table-cell>
          <table:table-cell table:formula="of:=OFFSET([.$A$2];1035-ROW();0)" office:value-type="float" office:value="0.00743452992148681" calcext:value-type="float">
            <text:p>7,43E-03</text:p>
          </table:table-cell>
          <table:table-cell table:number-columns-repeated="4"/>
        </table:table-row>
        <table:table-row table:style-name="ro1">
          <table:table-cell office:value-type="float" office:value="0.0420536705464865" calcext:value-type="float">
            <text:p>4,21E-02</text:p>
          </table:table-cell>
          <table:table-cell office:value-type="float" office:value="0.002360445" calcext:value-type="float">
            <text:p>2,36E-03</text:p>
          </table:table-cell>
          <table:table-cell table:formula="of:=OFFSET([.$B$2];1035-ROW();0)" office:value-type="float" office:value="0.6061407" calcext:value-type="float">
            <text:p>6,06E-01</text:p>
          </table:table-cell>
          <table:table-cell table:formula="of:=OFFSET([.$A$2];1035-ROW();0)" office:value-type="float" office:value="0.00738570179648681" calcext:value-type="float">
            <text:p>7,39E-03</text:p>
          </table:table-cell>
          <table:table-cell table:number-columns-repeated="4"/>
        </table:table-row>
        <table:table-row table:style-name="ro1">
          <table:table-cell office:value-type="float" office:value="0.0421024986714865" calcext:value-type="float">
            <text:p>4,21E-02</text:p>
          </table:table-cell>
          <table:table-cell office:value-type="float" office:value="0.00234407" calcext:value-type="float">
            <text:p>2,34E-03</text:p>
          </table:table-cell>
          <table:table-cell table:formula="of:=OFFSET([.$B$2];1035-ROW();0)" office:value-type="float" office:value="0.608577" calcext:value-type="float">
            <text:p>6,09E-01</text:p>
          </table:table-cell>
          <table:table-cell table:formula="of:=OFFSET([.$A$2];1035-ROW();0)" office:value-type="float" office:value="0.00733687367148681" calcext:value-type="float">
            <text:p>7,34E-03</text:p>
          </table:table-cell>
          <table:table-cell table:number-columns-repeated="4"/>
        </table:table-row>
        <table:table-row table:style-name="ro1">
          <table:table-cell office:value-type="float" office:value="0.0421513267964865" calcext:value-type="float">
            <text:p>4,22E-02</text:p>
          </table:table-cell>
          <table:table-cell office:value-type="float" office:value="0.002327847" calcext:value-type="float">
            <text:p>2,33E-03</text:p>
          </table:table-cell>
          <table:table-cell table:formula="of:=OFFSET([.$B$2];1035-ROW();0)" office:value-type="float" office:value="0.6110106" calcext:value-type="float">
            <text:p>6,11E-01</text:p>
          </table:table-cell>
          <table:table-cell table:formula="of:=OFFSET([.$A$2];1035-ROW();0)" office:value-type="float" office:value="0.00728804554648681" calcext:value-type="float">
            <text:p>7,29E-03</text:p>
          </table:table-cell>
          <table:table-cell table:number-columns-repeated="4"/>
        </table:table-row>
        <table:table-row table:style-name="ro1">
          <table:table-cell office:value-type="float" office:value="0.0422001549214865" calcext:value-type="float">
            <text:p>4,22E-02</text:p>
          </table:table-cell>
          <table:table-cell office:value-type="float" office:value="0.002311776" calcext:value-type="float">
            <text:p>2,31E-03</text:p>
          </table:table-cell>
          <table:table-cell table:formula="of:=OFFSET([.$B$2];1035-ROW();0)" office:value-type="float" office:value="0.6134413" calcext:value-type="float">
            <text:p>6,13E-01</text:p>
          </table:table-cell>
          <table:table-cell table:formula="of:=OFFSET([.$A$2];1035-ROW();0)" office:value-type="float" office:value="0.00723921742148681" calcext:value-type="float">
            <text:p>7,24E-03</text:p>
          </table:table-cell>
          <table:table-cell table:number-columns-repeated="4"/>
        </table:table-row>
        <table:table-row table:style-name="ro1">
          <table:table-cell office:value-type="float" office:value="0.0422489830464865" calcext:value-type="float">
            <text:p>4,22E-02</text:p>
          </table:table-cell>
          <table:table-cell office:value-type="float" office:value="0.002295855" calcext:value-type="float">
            <text:p>2,30E-03</text:p>
          </table:table-cell>
          <table:table-cell table:formula="of:=OFFSET([.$B$2];1035-ROW();0)" office:value-type="float" office:value="0.6158692" calcext:value-type="float">
            <text:p>6,16E-01</text:p>
          </table:table-cell>
          <table:table-cell table:formula="of:=OFFSET([.$A$2];1035-ROW();0)" office:value-type="float" office:value="0.00719038929648681" calcext:value-type="float">
            <text:p>7,19E-03</text:p>
          </table:table-cell>
          <table:table-cell table:number-columns-repeated="4"/>
        </table:table-row>
        <table:table-row table:style-name="ro1">
          <table:table-cell office:value-type="float" office:value="0.0422978111714865" calcext:value-type="float">
            <text:p>4,23E-02</text:p>
          </table:table-cell>
          <table:table-cell office:value-type="float" office:value="0.002280082" calcext:value-type="float">
            <text:p>2,28E-03</text:p>
          </table:table-cell>
          <table:table-cell table:formula="of:=OFFSET([.$B$2];1035-ROW();0)" office:value-type="float" office:value="0.6182941" calcext:value-type="float">
            <text:p>6,18E-01</text:p>
          </table:table-cell>
          <table:table-cell table:formula="of:=OFFSET([.$A$2];1035-ROW();0)" office:value-type="float" office:value="0.00714156117148681" calcext:value-type="float">
            <text:p>7,14E-03</text:p>
          </table:table-cell>
          <table:table-cell table:number-columns-repeated="4"/>
        </table:table-row>
        <table:table-row table:style-name="ro1">
          <table:table-cell office:value-type="float" office:value="0.0423466392964865" calcext:value-type="float">
            <text:p>4,23E-02</text:p>
          </table:table-cell>
          <table:table-cell office:value-type="float" office:value="0.002264457" calcext:value-type="float">
            <text:p>2,26E-03</text:p>
          </table:table-cell>
          <table:table-cell table:formula="of:=OFFSET([.$B$2];1035-ROW();0)" office:value-type="float" office:value="0.620716" calcext:value-type="float">
            <text:p>6,21E-01</text:p>
          </table:table-cell>
          <table:table-cell table:formula="of:=OFFSET([.$A$2];1035-ROW();0)" office:value-type="float" office:value="0.00709273304648681" calcext:value-type="float">
            <text:p>7,09E-03</text:p>
          </table:table-cell>
          <table:table-cell table:number-columns-repeated="4"/>
        </table:table-row>
        <table:table-row table:style-name="ro1">
          <table:table-cell office:value-type="float" office:value="0.0423954674214865" calcext:value-type="float">
            <text:p>4,24E-02</text:p>
          </table:table-cell>
          <table:table-cell office:value-type="float" office:value="0.002248978" calcext:value-type="float">
            <text:p>2,25E-03</text:p>
          </table:table-cell>
          <table:table-cell table:formula="of:=OFFSET([.$B$2];1035-ROW();0)" office:value-type="float" office:value="0.6231347" calcext:value-type="float">
            <text:p>6,23E-01</text:p>
          </table:table-cell>
          <table:table-cell table:formula="of:=OFFSET([.$A$2];1035-ROW();0)" office:value-type="float" office:value="0.00704390492148681" calcext:value-type="float">
            <text:p>7,04E-03</text:p>
          </table:table-cell>
          <table:table-cell table:number-columns-repeated="4"/>
        </table:table-row>
        <table:table-row table:style-name="ro1">
          <table:table-cell office:value-type="float" office:value="0.0424442955464865" calcext:value-type="float">
            <text:p>4,24E-02</text:p>
          </table:table-cell>
          <table:table-cell office:value-type="float" office:value="0.002233643" calcext:value-type="float">
            <text:p>2,23E-03</text:p>
          </table:table-cell>
          <table:table-cell table:formula="of:=OFFSET([.$B$2];1035-ROW();0)" office:value-type="float" office:value="0.6255503" calcext:value-type="float">
            <text:p>6,26E-01</text:p>
          </table:table-cell>
          <table:table-cell table:formula="of:=OFFSET([.$A$2];1035-ROW();0)" office:value-type="float" office:value="0.00699507679648681" calcext:value-type="float">
            <text:p>7,00E-03</text:p>
          </table:table-cell>
          <table:table-cell table:number-columns-repeated="4"/>
        </table:table-row>
        <table:table-row table:style-name="ro1">
          <table:table-cell office:value-type="float" office:value="0.0424931236714865" calcext:value-type="float">
            <text:p>4,25E-02</text:p>
          </table:table-cell>
          <table:table-cell office:value-type="float" office:value="0.002218452" calcext:value-type="float">
            <text:p>2,22E-03</text:p>
          </table:table-cell>
          <table:table-cell table:formula="of:=OFFSET([.$B$2];1035-ROW();0)" office:value-type="float" office:value="0.6279625" calcext:value-type="float">
            <text:p>6,28E-01</text:p>
          </table:table-cell>
          <table:table-cell table:formula="of:=OFFSET([.$A$2];1035-ROW();0)" office:value-type="float" office:value="0.00694624867148681" calcext:value-type="float">
            <text:p>6,95E-03</text:p>
          </table:table-cell>
          <table:table-cell table:number-columns-repeated="4"/>
        </table:table-row>
        <table:table-row table:style-name="ro1">
          <table:table-cell office:value-type="float" office:value="0.0425419517964865" calcext:value-type="float">
            <text:p>4,25E-02</text:p>
          </table:table-cell>
          <table:table-cell office:value-type="float" office:value="0.002203403" calcext:value-type="float">
            <text:p>2,20E-03</text:p>
          </table:table-cell>
          <table:table-cell table:formula="of:=OFFSET([.$B$2];1035-ROW();0)" office:value-type="float" office:value="0.6303714" calcext:value-type="float">
            <text:p>6,30E-01</text:p>
          </table:table-cell>
          <table:table-cell table:formula="of:=OFFSET([.$A$2];1035-ROW();0)" office:value-type="float" office:value="0.00689742054648681" calcext:value-type="float">
            <text:p>6,90E-03</text:p>
          </table:table-cell>
          <table:table-cell table:number-columns-repeated="4"/>
        </table:table-row>
        <table:table-row table:style-name="ro1">
          <table:table-cell office:value-type="float" office:value="0.0425907799214865" calcext:value-type="float">
            <text:p>4,26E-02</text:p>
          </table:table-cell>
          <table:table-cell office:value-type="float" office:value="0.002188493" calcext:value-type="float">
            <text:p>2,19E-03</text:p>
          </table:table-cell>
          <table:table-cell table:formula="of:=OFFSET([.$B$2];1035-ROW();0)" office:value-type="float" office:value="0.6327768" calcext:value-type="float">
            <text:p>6,33E-01</text:p>
          </table:table-cell>
          <table:table-cell table:formula="of:=OFFSET([.$A$2];1035-ROW();0)" office:value-type="float" office:value="0.00684859242148681" calcext:value-type="float">
            <text:p>6,85E-03</text:p>
          </table:table-cell>
          <table:table-cell table:number-columns-repeated="4"/>
        </table:table-row>
        <table:table-row table:style-name="ro1">
          <table:table-cell office:value-type="float" office:value="0.0426396080464865" calcext:value-type="float">
            <text:p>4,26E-02</text:p>
          </table:table-cell>
          <table:table-cell office:value-type="float" office:value="0.002173724" calcext:value-type="float">
            <text:p>2,17E-03</text:p>
          </table:table-cell>
          <table:table-cell table:formula="of:=OFFSET([.$B$2];1035-ROW();0)" office:value-type="float" office:value="0.6351787" calcext:value-type="float">
            <text:p>6,35E-01</text:p>
          </table:table-cell>
          <table:table-cell table:formula="of:=OFFSET([.$A$2];1035-ROW();0)" office:value-type="float" office:value="0.00679976429648681" calcext:value-type="float">
            <text:p>6,80E-03</text:p>
          </table:table-cell>
          <table:table-cell table:number-columns-repeated="4"/>
        </table:table-row>
        <table:table-row table:style-name="ro1">
          <table:table-cell office:value-type="float" office:value="0.0426884361714865" calcext:value-type="float">
            <text:p>4,27E-02</text:p>
          </table:table-cell>
          <table:table-cell office:value-type="float" office:value="0.002159092" calcext:value-type="float">
            <text:p>2,16E-03</text:p>
          </table:table-cell>
          <table:table-cell table:formula="of:=OFFSET([.$B$2];1035-ROW();0)" office:value-type="float" office:value="0.6375769" calcext:value-type="float">
            <text:p>6,38E-01</text:p>
          </table:table-cell>
          <table:table-cell table:formula="of:=OFFSET([.$A$2];1035-ROW();0)" office:value-type="float" office:value="0.00675093617148681" calcext:value-type="float">
            <text:p>6,75E-03</text:p>
          </table:table-cell>
          <table:table-cell table:number-columns-repeated="4"/>
        </table:table-row>
        <table:table-row table:style-name="ro1">
          <table:table-cell office:value-type="float" office:value="0.0427372642964865" calcext:value-type="float">
            <text:p>4,27E-02</text:p>
          </table:table-cell>
          <table:table-cell office:value-type="float" office:value="0.002144597" calcext:value-type="float">
            <text:p>2,14E-03</text:p>
          </table:table-cell>
          <table:table-cell table:formula="of:=OFFSET([.$B$2];1035-ROW();0)" office:value-type="float" office:value="0.6399714" calcext:value-type="float">
            <text:p>6,40E-01</text:p>
          </table:table-cell>
          <table:table-cell table:formula="of:=OFFSET([.$A$2];1035-ROW();0)" office:value-type="float" office:value="0.00670210804648681" calcext:value-type="float">
            <text:p>6,70E-03</text:p>
          </table:table-cell>
          <table:table-cell table:number-columns-repeated="4"/>
        </table:table-row>
        <table:table-row table:style-name="ro1">
          <table:table-cell office:value-type="float" office:value="0.0427860924214865" calcext:value-type="float">
            <text:p>4,28E-02</text:p>
          </table:table-cell>
          <table:table-cell office:value-type="float" office:value="0.002130236" calcext:value-type="float">
            <text:p>2,13E-03</text:p>
          </table:table-cell>
          <table:table-cell table:formula="of:=OFFSET([.$B$2];1035-ROW();0)" office:value-type="float" office:value="0.6423622" calcext:value-type="float">
            <text:p>6,42E-01</text:p>
          </table:table-cell>
          <table:table-cell table:formula="of:=OFFSET([.$A$2];1035-ROW();0)" office:value-type="float" office:value="0.00665327992148681" calcext:value-type="float">
            <text:p>6,65E-03</text:p>
          </table:table-cell>
          <table:table-cell table:number-columns-repeated="4"/>
        </table:table-row>
        <table:table-row table:style-name="ro1">
          <table:table-cell office:value-type="float" office:value="0.0428349205464865" calcext:value-type="float">
            <text:p>4,28E-02</text:p>
          </table:table-cell>
          <table:table-cell office:value-type="float" office:value="0.002116011" calcext:value-type="float">
            <text:p>2,12E-03</text:p>
          </table:table-cell>
          <table:table-cell table:formula="of:=OFFSET([.$B$2];1035-ROW();0)" office:value-type="float" office:value="0.644749" calcext:value-type="float">
            <text:p>6,45E-01</text:p>
          </table:table-cell>
          <table:table-cell table:formula="of:=OFFSET([.$A$2];1035-ROW();0)" office:value-type="float" office:value="0.00660445179648681" calcext:value-type="float">
            <text:p>6,60E-03</text:p>
          </table:table-cell>
          <table:table-cell table:number-columns-repeated="4"/>
        </table:table-row>
        <table:table-row table:style-name="ro1">
          <table:table-cell office:value-type="float" office:value="0.0428837486714865" calcext:value-type="float">
            <text:p>4,29E-02</text:p>
          </table:table-cell>
          <table:table-cell office:value-type="float" office:value="0.002101917" calcext:value-type="float">
            <text:p>2,10E-03</text:p>
          </table:table-cell>
          <table:table-cell table:formula="of:=OFFSET([.$B$2];1035-ROW();0)" office:value-type="float" office:value="0.647132" calcext:value-type="float">
            <text:p>6,47E-01</text:p>
          </table:table-cell>
          <table:table-cell table:formula="of:=OFFSET([.$A$2];1035-ROW();0)" office:value-type="float" office:value="0.00655562367148681" calcext:value-type="float">
            <text:p>6,56E-03</text:p>
          </table:table-cell>
          <table:table-cell table:number-columns-repeated="4"/>
        </table:table-row>
        <table:table-row table:style-name="ro1">
          <table:table-cell office:value-type="float" office:value="0.0429325767964865" calcext:value-type="float">
            <text:p>4,29E-02</text:p>
          </table:table-cell>
          <table:table-cell office:value-type="float" office:value="0.002087956" calcext:value-type="float">
            <text:p>2,09E-03</text:p>
          </table:table-cell>
          <table:table-cell table:formula="of:=OFFSET([.$B$2];1035-ROW();0)" office:value-type="float" office:value="0.6495109" calcext:value-type="float">
            <text:p>6,50E-01</text:p>
          </table:table-cell>
          <table:table-cell table:formula="of:=OFFSET([.$A$2];1035-ROW();0)" office:value-type="float" office:value="0.00650679554648681" calcext:value-type="float">
            <text:p>6,51E-03</text:p>
          </table:table-cell>
          <table:table-cell table:number-columns-repeated="4"/>
        </table:table-row>
        <table:table-row table:style-name="ro1">
          <table:table-cell office:value-type="float" office:value="0.0429814049214865" calcext:value-type="float">
            <text:p>4,30E-02</text:p>
          </table:table-cell>
          <table:table-cell office:value-type="float" office:value="0.002074124" calcext:value-type="float">
            <text:p>2,07E-03</text:p>
          </table:table-cell>
          <table:table-cell table:formula="of:=OFFSET([.$B$2];1035-ROW();0)" office:value-type="float" office:value="0.6518857" calcext:value-type="float">
            <text:p>6,52E-01</text:p>
          </table:table-cell>
          <table:table-cell table:formula="of:=OFFSET([.$A$2];1035-ROW();0)" office:value-type="float" office:value="0.00645796742148681" calcext:value-type="float">
            <text:p>6,46E-03</text:p>
          </table:table-cell>
          <table:table-cell table:number-columns-repeated="4"/>
        </table:table-row>
        <table:table-row table:style-name="ro1">
          <table:table-cell office:value-type="float" office:value="0.0430302330464865" calcext:value-type="float">
            <text:p>4,30E-02</text:p>
          </table:table-cell>
          <table:table-cell office:value-type="float" office:value="0.002060422" calcext:value-type="float">
            <text:p>2,06E-03</text:p>
          </table:table-cell>
          <table:table-cell table:formula="of:=OFFSET([.$B$2];1035-ROW();0)" office:value-type="float" office:value="0.6542563" calcext:value-type="float">
            <text:p>6,54E-01</text:p>
          </table:table-cell>
          <table:table-cell table:formula="of:=OFFSET([.$A$2];1035-ROW();0)" office:value-type="float" office:value="0.00640913929648682" calcext:value-type="float">
            <text:p>6,41E-03</text:p>
          </table:table-cell>
          <table:table-cell table:number-columns-repeated="4"/>
        </table:table-row>
        <table:table-row table:style-name="ro1">
          <table:table-cell office:value-type="float" office:value="0.0430790611714865" calcext:value-type="float">
            <text:p>4,31E-02</text:p>
          </table:table-cell>
          <table:table-cell office:value-type="float" office:value="0.002046847" calcext:value-type="float">
            <text:p>2,05E-03</text:p>
          </table:table-cell>
          <table:table-cell table:formula="of:=OFFSET([.$B$2];1035-ROW();0)" office:value-type="float" office:value="0.6566227" calcext:value-type="float">
            <text:p>6,57E-01</text:p>
          </table:table-cell>
          <table:table-cell table:formula="of:=OFFSET([.$A$2];1035-ROW();0)" office:value-type="float" office:value="0.00636031117148682" calcext:value-type="float">
            <text:p>6,36E-03</text:p>
          </table:table-cell>
          <table:table-cell table:number-columns-repeated="4"/>
        </table:table-row>
        <table:table-row table:style-name="ro1">
          <table:table-cell office:value-type="float" office:value="0.0431278892964865" calcext:value-type="float">
            <text:p>4,31E-02</text:p>
          </table:table-cell>
          <table:table-cell office:value-type="float" office:value="0.0020334" calcext:value-type="float">
            <text:p>2,03E-03</text:p>
          </table:table-cell>
          <table:table-cell table:formula="of:=OFFSET([.$B$2];1035-ROW();0)" office:value-type="float" office:value="0.6589848" calcext:value-type="float">
            <text:p>6,59E-01</text:p>
          </table:table-cell>
          <table:table-cell table:formula="of:=OFFSET([.$A$2];1035-ROW();0)" office:value-type="float" office:value="0.00631148304648682" calcext:value-type="float">
            <text:p>6,31E-03</text:p>
          </table:table-cell>
          <table:table-cell table:number-columns-repeated="4"/>
        </table:table-row>
        <table:table-row table:style-name="ro1">
          <table:table-cell office:value-type="float" office:value="0.0431767174214865" calcext:value-type="float">
            <text:p>4,32E-02</text:p>
          </table:table-cell>
          <table:table-cell office:value-type="float" office:value="0.002020077" calcext:value-type="float">
            <text:p>2,02E-03</text:p>
          </table:table-cell>
          <table:table-cell table:formula="of:=OFFSET([.$B$2];1035-ROW();0)" office:value-type="float" office:value="0.6613424" calcext:value-type="float">
            <text:p>6,61E-01</text:p>
          </table:table-cell>
          <table:table-cell table:formula="of:=OFFSET([.$A$2];1035-ROW();0)" office:value-type="float" office:value="0.00626265492148682" calcext:value-type="float">
            <text:p>6,26E-03</text:p>
          </table:table-cell>
          <table:table-cell table:number-columns-repeated="4"/>
        </table:table-row>
        <table:table-row table:style-name="ro1">
          <table:table-cell office:value-type="float" office:value="0.0432255455464865" calcext:value-type="float">
            <text:p>4,32E-02</text:p>
          </table:table-cell>
          <table:table-cell office:value-type="float" office:value="0.002006879" calcext:value-type="float">
            <text:p>2,01E-03</text:p>
          </table:table-cell>
          <table:table-cell table:formula="of:=OFFSET([.$B$2];1035-ROW();0)" office:value-type="float" office:value="0.6636956" calcext:value-type="float">
            <text:p>6,64E-01</text:p>
          </table:table-cell>
          <table:table-cell table:formula="of:=OFFSET([.$A$2];1035-ROW();0)" office:value-type="float" office:value="0.00621382679648682" calcext:value-type="float">
            <text:p>6,21E-03</text:p>
          </table:table-cell>
          <table:table-cell table:number-columns-repeated="4"/>
        </table:table-row>
        <table:table-row table:style-name="ro1">
          <table:table-cell office:value-type="float" office:value="0.0432743736714865" calcext:value-type="float">
            <text:p>4,33E-02</text:p>
          </table:table-cell>
          <table:table-cell office:value-type="float" office:value="0.001993804" calcext:value-type="float">
            <text:p>1,99E-03</text:p>
          </table:table-cell>
          <table:table-cell table:formula="of:=OFFSET([.$B$2];1035-ROW();0)" office:value-type="float" office:value="0.6660441" calcext:value-type="float">
            <text:p>6,66E-01</text:p>
          </table:table-cell>
          <table:table-cell table:formula="of:=OFFSET([.$A$2];1035-ROW();0)" office:value-type="float" office:value="0.00616499867148682" calcext:value-type="float">
            <text:p>6,16E-03</text:p>
          </table:table-cell>
          <table:table-cell table:number-columns-repeated="4"/>
        </table:table-row>
        <table:table-row table:style-name="ro1">
          <table:table-cell office:value-type="float" office:value="0.0433232017964865" calcext:value-type="float">
            <text:p>4,33E-02</text:p>
          </table:table-cell>
          <table:table-cell office:value-type="float" office:value="0.001980851" calcext:value-type="float">
            <text:p>1,98E-03</text:p>
          </table:table-cell>
          <table:table-cell table:formula="of:=OFFSET([.$B$2];1035-ROW();0)" office:value-type="float" office:value="0.6683881" calcext:value-type="float">
            <text:p>6,68E-01</text:p>
          </table:table-cell>
          <table:table-cell table:formula="of:=OFFSET([.$A$2];1035-ROW();0)" office:value-type="float" office:value="0.00611617054648682" calcext:value-type="float">
            <text:p>6,12E-03</text:p>
          </table:table-cell>
          <table:table-cell table:number-columns-repeated="4"/>
        </table:table-row>
        <table:table-row table:style-name="ro1">
          <table:table-cell office:value-type="float" office:value="0.0433720299214865" calcext:value-type="float">
            <text:p>4,34E-02</text:p>
          </table:table-cell>
          <table:table-cell office:value-type="float" office:value="0.001968019" calcext:value-type="float">
            <text:p>1,97E-03</text:p>
          </table:table-cell>
          <table:table-cell table:formula="of:=OFFSET([.$B$2];1035-ROW();0)" office:value-type="float" office:value="0.6707274" calcext:value-type="float">
            <text:p>6,71E-01</text:p>
          </table:table-cell>
          <table:table-cell table:formula="of:=OFFSET([.$A$2];1035-ROW();0)" office:value-type="float" office:value="0.00606734242148682" calcext:value-type="float">
            <text:p>6,07E-03</text:p>
          </table:table-cell>
          <table:table-cell table:number-columns-repeated="4"/>
        </table:table-row>
        <table:table-row table:style-name="ro1">
          <table:table-cell office:value-type="float" office:value="0.0434208580464865" calcext:value-type="float">
            <text:p>4,34E-02</text:p>
          </table:table-cell>
          <table:table-cell office:value-type="float" office:value="0.001955306" calcext:value-type="float">
            <text:p>1,96E-03</text:p>
          </table:table-cell>
          <table:table-cell table:formula="of:=OFFSET([.$B$2];1035-ROW();0)" office:value-type="float" office:value="0.6730618" calcext:value-type="float">
            <text:p>6,73E-01</text:p>
          </table:table-cell>
          <table:table-cell table:formula="of:=OFFSET([.$A$2];1035-ROW();0)" office:value-type="float" office:value="0.00601851429648682" calcext:value-type="float">
            <text:p>6,02E-03</text:p>
          </table:table-cell>
          <table:table-cell table:number-columns-repeated="4"/>
        </table:table-row>
        <table:table-row table:style-name="ro1">
          <table:table-cell office:value-type="float" office:value="0.0434696861714864" calcext:value-type="float">
            <text:p>4,35E-02</text:p>
          </table:table-cell>
          <table:table-cell office:value-type="float" office:value="0.001942712" calcext:value-type="float">
            <text:p>1,94E-03</text:p>
          </table:table-cell>
          <table:table-cell table:formula="of:=OFFSET([.$B$2];1035-ROW();0)" office:value-type="float" office:value="0.6753915" calcext:value-type="float">
            <text:p>6,75E-01</text:p>
          </table:table-cell>
          <table:table-cell table:formula="of:=OFFSET([.$A$2];1035-ROW();0)" office:value-type="float" office:value="0.00596968617148682" calcext:value-type="float">
            <text:p>5,97E-03</text:p>
          </table:table-cell>
          <table:table-cell table:number-columns-repeated="4"/>
        </table:table-row>
        <table:table-row table:style-name="ro1">
          <table:table-cell office:value-type="float" office:value="0.0435185142964864" calcext:value-type="float">
            <text:p>4,35E-02</text:p>
          </table:table-cell>
          <table:table-cell office:value-type="float" office:value="0.001930236" calcext:value-type="float">
            <text:p>1,93E-03</text:p>
          </table:table-cell>
          <table:table-cell table:formula="of:=OFFSET([.$B$2];1035-ROW();0)" office:value-type="float" office:value="0.6777163" calcext:value-type="float">
            <text:p>6,78E-01</text:p>
          </table:table-cell>
          <table:table-cell table:formula="of:=OFFSET([.$A$2];1035-ROW();0)" office:value-type="float" office:value="0.00592085804648682" calcext:value-type="float">
            <text:p>5,92E-03</text:p>
          </table:table-cell>
          <table:table-cell table:number-columns-repeated="4"/>
        </table:table-row>
        <table:table-row table:style-name="ro1">
          <table:table-cell office:value-type="float" office:value="0.0435673424214864" calcext:value-type="float">
            <text:p>4,36E-02</text:p>
          </table:table-cell>
          <table:table-cell office:value-type="float" office:value="0.001917876" calcext:value-type="float">
            <text:p>1,92E-03</text:p>
          </table:table-cell>
          <table:table-cell table:formula="of:=OFFSET([.$B$2];1035-ROW();0)" office:value-type="float" office:value="0.6800359" calcext:value-type="float">
            <text:p>6,80E-01</text:p>
          </table:table-cell>
          <table:table-cell table:formula="of:=OFFSET([.$A$2];1035-ROW();0)" office:value-type="float" office:value="0.00587202992148682" calcext:value-type="float">
            <text:p>5,87E-03</text:p>
          </table:table-cell>
          <table:table-cell table:number-columns-repeated="4"/>
        </table:table-row>
        <table:table-row table:style-name="ro1">
          <table:table-cell office:value-type="float" office:value="0.0436161705464864" calcext:value-type="float">
            <text:p>4,36E-02</text:p>
          </table:table-cell>
          <table:table-cell office:value-type="float" office:value="0.00190563" calcext:value-type="float">
            <text:p>1,91E-03</text:p>
          </table:table-cell>
          <table:table-cell table:formula="of:=OFFSET([.$B$2];1035-ROW();0)" office:value-type="float" office:value="0.6823506" calcext:value-type="float">
            <text:p>6,82E-01</text:p>
          </table:table-cell>
          <table:table-cell table:formula="of:=OFFSET([.$A$2];1035-ROW();0)" office:value-type="float" office:value="0.00582320179648682" calcext:value-type="float">
            <text:p>5,82E-03</text:p>
          </table:table-cell>
          <table:table-cell table:number-columns-repeated="4"/>
        </table:table-row>
        <table:table-row table:style-name="ro1">
          <table:table-cell office:value-type="float" office:value="0.0436649986714864" calcext:value-type="float">
            <text:p>4,37E-02</text:p>
          </table:table-cell>
          <table:table-cell office:value-type="float" office:value="0.0018935" calcext:value-type="float">
            <text:p>1,89E-03</text:p>
          </table:table-cell>
          <table:table-cell table:formula="of:=OFFSET([.$B$2];1035-ROW();0)" office:value-type="float" office:value="0.6846602" calcext:value-type="float">
            <text:p>6,85E-01</text:p>
          </table:table-cell>
          <table:table-cell table:formula="of:=OFFSET([.$A$2];1035-ROW();0)" office:value-type="float" office:value="0.00577437367148682" calcext:value-type="float">
            <text:p>5,77E-03</text:p>
          </table:table-cell>
          <table:table-cell table:number-columns-repeated="4"/>
        </table:table-row>
        <table:table-row table:style-name="ro1">
          <table:table-cell office:value-type="float" office:value="0.0437138267964864" calcext:value-type="float">
            <text:p>4,37E-02</text:p>
          </table:table-cell>
          <table:table-cell office:value-type="float" office:value="0.001881482" calcext:value-type="float">
            <text:p>1,88E-03</text:p>
          </table:table-cell>
          <table:table-cell table:formula="of:=OFFSET([.$B$2];1035-ROW();0)" office:value-type="float" office:value="0.6869646" calcext:value-type="float">
            <text:p>6,87E-01</text:p>
          </table:table-cell>
          <table:table-cell table:formula="of:=OFFSET([.$A$2];1035-ROW();0)" office:value-type="float" office:value="0.00572554554648682" calcext:value-type="float">
            <text:p>5,73E-03</text:p>
          </table:table-cell>
          <table:table-cell table:number-columns-repeated="4"/>
        </table:table-row>
        <table:table-row table:style-name="ro1">
          <table:table-cell office:value-type="float" office:value="0.0437626549214864" calcext:value-type="float">
            <text:p>4,38E-02</text:p>
          </table:table-cell>
          <table:table-cell office:value-type="float" office:value="0.001869576" calcext:value-type="float">
            <text:p>1,87E-03</text:p>
          </table:table-cell>
          <table:table-cell table:formula="of:=OFFSET([.$B$2];1035-ROW();0)" office:value-type="float" office:value="0.6892636" calcext:value-type="float">
            <text:p>6,89E-01</text:p>
          </table:table-cell>
          <table:table-cell table:formula="of:=OFFSET([.$A$2];1035-ROW();0)" office:value-type="float" office:value="0.00567671742148682" calcext:value-type="float">
            <text:p>5,68E-03</text:p>
          </table:table-cell>
          <table:table-cell table:number-columns-repeated="4"/>
        </table:table-row>
        <table:table-row table:style-name="ro1">
          <table:table-cell office:value-type="float" office:value="0.0438114830464864" calcext:value-type="float">
            <text:p>4,38E-02</text:p>
          </table:table-cell>
          <table:table-cell office:value-type="float" office:value="0.001857781" calcext:value-type="float">
            <text:p>1,86E-03</text:p>
          </table:table-cell>
          <table:table-cell table:formula="of:=OFFSET([.$B$2];1035-ROW();0)" office:value-type="float" office:value="0.6915574" calcext:value-type="float">
            <text:p>6,92E-01</text:p>
          </table:table-cell>
          <table:table-cell table:formula="of:=OFFSET([.$A$2];1035-ROW();0)" office:value-type="float" office:value="0.00562788929648682" calcext:value-type="float">
            <text:p>5,63E-03</text:p>
          </table:table-cell>
          <table:table-cell table:number-columns-repeated="4"/>
        </table:table-row>
        <table:table-row table:style-name="ro1">
          <table:table-cell office:value-type="float" office:value="0.0438603111714864" calcext:value-type="float">
            <text:p>4,39E-02</text:p>
          </table:table-cell>
          <table:table-cell office:value-type="float" office:value="0.001846096" calcext:value-type="float">
            <text:p>1,85E-03</text:p>
          </table:table-cell>
          <table:table-cell table:formula="of:=OFFSET([.$B$2];1035-ROW();0)" office:value-type="float" office:value="0.6938458" calcext:value-type="float">
            <text:p>6,94E-01</text:p>
          </table:table-cell>
          <table:table-cell table:formula="of:=OFFSET([.$A$2];1035-ROW();0)" office:value-type="float" office:value="0.00557906117148682" calcext:value-type="float">
            <text:p>5,58E-03</text:p>
          </table:table-cell>
          <table:table-cell table:number-columns-repeated="4"/>
        </table:table-row>
        <table:table-row table:style-name="ro1">
          <table:table-cell office:value-type="float" office:value="0.0439091392964864" calcext:value-type="float">
            <text:p>4,39E-02</text:p>
          </table:table-cell>
          <table:table-cell office:value-type="float" office:value="0.001834519" calcext:value-type="float">
            <text:p>1,83E-03</text:p>
          </table:table-cell>
          <table:table-cell table:formula="of:=OFFSET([.$B$2];1035-ROW();0)" office:value-type="float" office:value="0.6961287" calcext:value-type="float">
            <text:p>6,96E-01</text:p>
          </table:table-cell>
          <table:table-cell table:formula="of:=OFFSET([.$A$2];1035-ROW();0)" office:value-type="float" office:value="0.00553023304648682" calcext:value-type="float">
            <text:p>5,53E-03</text:p>
          </table:table-cell>
          <table:table-cell table:number-columns-repeated="4"/>
        </table:table-row>
        <table:table-row table:style-name="ro1">
          <table:table-cell office:value-type="float" office:value="0.0439579674214864" calcext:value-type="float">
            <text:p>4,40E-02</text:p>
          </table:table-cell>
          <table:table-cell office:value-type="float" office:value="0.001823051" calcext:value-type="float">
            <text:p>1,82E-03</text:p>
          </table:table-cell>
          <table:table-cell table:formula="of:=OFFSET([.$B$2];1035-ROW();0)" office:value-type="float" office:value="0.6984061" calcext:value-type="float">
            <text:p>6,98E-01</text:p>
          </table:table-cell>
          <table:table-cell table:formula="of:=OFFSET([.$A$2];1035-ROW();0)" office:value-type="float" office:value="0.00548140492148682" calcext:value-type="float">
            <text:p>5,48E-03</text:p>
          </table:table-cell>
          <table:table-cell table:number-columns-repeated="4"/>
        </table:table-row>
        <table:table-row table:style-name="ro1">
          <table:table-cell office:value-type="float" office:value="0.0440067955464864" calcext:value-type="float">
            <text:p>4,40E-02</text:p>
          </table:table-cell>
          <table:table-cell office:value-type="float" office:value="0.001811689" calcext:value-type="float">
            <text:p>1,81E-03</text:p>
          </table:table-cell>
          <table:table-cell table:formula="of:=OFFSET([.$B$2];1035-ROW();0)" office:value-type="float" office:value="0.7006779" calcext:value-type="float">
            <text:p>7,01E-01</text:p>
          </table:table-cell>
          <table:table-cell table:formula="of:=OFFSET([.$A$2];1035-ROW();0)" office:value-type="float" office:value="0.00543257679648682" calcext:value-type="float">
            <text:p>5,43E-03</text:p>
          </table:table-cell>
          <table:table-cell table:number-columns-repeated="4"/>
        </table:table-row>
        <table:table-row table:style-name="ro1">
          <table:table-cell office:value-type="float" office:value="0.0440556236714864" calcext:value-type="float">
            <text:p>4,41E-02</text:p>
          </table:table-cell>
          <table:table-cell office:value-type="float" office:value="0.001800433" calcext:value-type="float">
            <text:p>1,80E-03</text:p>
          </table:table-cell>
          <table:table-cell table:formula="of:=OFFSET([.$B$2];1035-ROW();0)" office:value-type="float" office:value="0.702944" calcext:value-type="float">
            <text:p>7,03E-01</text:p>
          </table:table-cell>
          <table:table-cell table:formula="of:=OFFSET([.$A$2];1035-ROW();0)" office:value-type="float" office:value="0.00538374867148682" calcext:value-type="float">
            <text:p>5,38E-03</text:p>
          </table:table-cell>
          <table:table-cell table:number-columns-repeated="4"/>
        </table:table-row>
        <table:table-row table:style-name="ro1">
          <table:table-cell office:value-type="float" office:value="0.0441044517964864" calcext:value-type="float">
            <text:p>4,41E-02</text:p>
          </table:table-cell>
          <table:table-cell office:value-type="float" office:value="0.001789282" calcext:value-type="float">
            <text:p>1,79E-03</text:p>
          </table:table-cell>
          <table:table-cell table:formula="of:=OFFSET([.$B$2];1035-ROW();0)" office:value-type="float" office:value="0.7052045" calcext:value-type="float">
            <text:p>7,05E-01</text:p>
          </table:table-cell>
          <table:table-cell table:formula="of:=OFFSET([.$A$2];1035-ROW();0)" office:value-type="float" office:value="0.00533492054648682" calcext:value-type="float">
            <text:p>5,33E-03</text:p>
          </table:table-cell>
          <table:table-cell table:number-columns-repeated="4"/>
        </table:table-row>
        <table:table-row table:style-name="ro1">
          <table:table-cell office:value-type="float" office:value="0.0441532799214864" calcext:value-type="float">
            <text:p>4,42E-02</text:p>
          </table:table-cell>
          <table:table-cell office:value-type="float" office:value="0.001778235" calcext:value-type="float">
            <text:p>1,78E-03</text:p>
          </table:table-cell>
          <table:table-cell table:formula="of:=OFFSET([.$B$2];1035-ROW();0)" office:value-type="float" office:value="0.7074592" calcext:value-type="float">
            <text:p>7,07E-01</text:p>
          </table:table-cell>
          <table:table-cell table:formula="of:=OFFSET([.$A$2];1035-ROW();0)" office:value-type="float" office:value="0.00528609242148682" calcext:value-type="float">
            <text:p>5,29E-03</text:p>
          </table:table-cell>
          <table:table-cell table:number-columns-repeated="4"/>
        </table:table-row>
        <table:table-row table:style-name="ro1">
          <table:table-cell office:value-type="float" office:value="0.0442021080464864" calcext:value-type="float">
            <text:p>4,42E-02</text:p>
          </table:table-cell>
          <table:table-cell office:value-type="float" office:value="0.001767291" calcext:value-type="float">
            <text:p>1,77E-03</text:p>
          </table:table-cell>
          <table:table-cell table:formula="of:=OFFSET([.$B$2];1035-ROW();0)" office:value-type="float" office:value="0.709708" calcext:value-type="float">
            <text:p>7,10E-01</text:p>
          </table:table-cell>
          <table:table-cell table:formula="of:=OFFSET([.$A$2];1035-ROW();0)" office:value-type="float" office:value="0.00523726429648682" calcext:value-type="float">
            <text:p>5,24E-03</text:p>
          </table:table-cell>
          <table:table-cell table:number-columns-repeated="4"/>
        </table:table-row>
        <table:table-row table:style-name="ro1">
          <table:table-cell office:value-type="float" office:value="0.0442509361714864" calcext:value-type="float">
            <text:p>4,43E-02</text:p>
          </table:table-cell>
          <table:table-cell office:value-type="float" office:value="0.001756448" calcext:value-type="float">
            <text:p>1,76E-03</text:p>
          </table:table-cell>
          <table:table-cell table:formula="of:=OFFSET([.$B$2];1035-ROW();0)" office:value-type="float" office:value="0.711951" calcext:value-type="float">
            <text:p>7,12E-01</text:p>
          </table:table-cell>
          <table:table-cell table:formula="of:=OFFSET([.$A$2];1035-ROW();0)" office:value-type="float" office:value="0.00518843617148682" calcext:value-type="float">
            <text:p>5,19E-03</text:p>
          </table:table-cell>
          <table:table-cell table:number-columns-repeated="4"/>
        </table:table-row>
        <table:table-row table:style-name="ro1">
          <table:table-cell office:value-type="float" office:value="0.0442997642964864" calcext:value-type="float">
            <text:p>4,43E-02</text:p>
          </table:table-cell>
          <table:table-cell office:value-type="float" office:value="0.001745707" calcext:value-type="float">
            <text:p>1,75E-03</text:p>
          </table:table-cell>
          <table:table-cell table:formula="of:=OFFSET([.$B$2];1035-ROW();0)" office:value-type="float" office:value="0.714188" calcext:value-type="float">
            <text:p>7,14E-01</text:p>
          </table:table-cell>
          <table:table-cell table:formula="of:=OFFSET([.$A$2];1035-ROW();0)" office:value-type="float" office:value="0.00513960804648682" calcext:value-type="float">
            <text:p>5,14E-03</text:p>
          </table:table-cell>
          <table:table-cell table:number-columns-repeated="4"/>
        </table:table-row>
        <table:table-row table:style-name="ro1">
          <table:table-cell office:value-type="float" office:value="0.0443485924214864" calcext:value-type="float">
            <text:p>4,43E-02</text:p>
          </table:table-cell>
          <table:table-cell office:value-type="float" office:value="0.001735065" calcext:value-type="float">
            <text:p>1,74E-03</text:p>
          </table:table-cell>
          <table:table-cell table:formula="of:=OFFSET([.$B$2];1035-ROW();0)" office:value-type="float" office:value="0.7164189" calcext:value-type="float">
            <text:p>7,16E-01</text:p>
          </table:table-cell>
          <table:table-cell table:formula="of:=OFFSET([.$A$2];1035-ROW();0)" office:value-type="float" office:value="0.00509077992148682" calcext:value-type="float">
            <text:p>5,09E-03</text:p>
          </table:table-cell>
          <table:table-cell table:number-columns-repeated="4"/>
        </table:table-row>
        <table:table-row table:style-name="ro1">
          <table:table-cell office:value-type="float" office:value="0.0443974205464864" calcext:value-type="float">
            <text:p>4,44E-02</text:p>
          </table:table-cell>
          <table:table-cell office:value-type="float" office:value="0.001724522" calcext:value-type="float">
            <text:p>1,72E-03</text:p>
          </table:table-cell>
          <table:table-cell table:formula="of:=OFFSET([.$B$2];1035-ROW();0)" office:value-type="float" office:value="0.7186438" calcext:value-type="float">
            <text:p>7,19E-01</text:p>
          </table:table-cell>
          <table:table-cell table:formula="of:=OFFSET([.$A$2];1035-ROW();0)" office:value-type="float" office:value="0.00504195179648682" calcext:value-type="float">
            <text:p>5,04E-03</text:p>
          </table:table-cell>
          <table:table-cell table:number-columns-repeated="4"/>
        </table:table-row>
        <table:table-row table:style-name="ro1">
          <table:table-cell office:value-type="float" office:value="0.0444462486714864" calcext:value-type="float">
            <text:p>4,44E-02</text:p>
          </table:table-cell>
          <table:table-cell office:value-type="float" office:value="0.001714078" calcext:value-type="float">
            <text:p>1,71E-03</text:p>
          </table:table-cell>
          <table:table-cell table:formula="of:=OFFSET([.$B$2];1035-ROW();0)" office:value-type="float" office:value="0.7208626" calcext:value-type="float">
            <text:p>7,21E-01</text:p>
          </table:table-cell>
          <table:table-cell table:formula="of:=OFFSET([.$A$2];1035-ROW();0)" office:value-type="float" office:value="0.00499312367148682" calcext:value-type="float">
            <text:p>4,99E-03</text:p>
          </table:table-cell>
          <table:table-cell table:number-columns-repeated="4"/>
        </table:table-row>
        <table:table-row table:style-name="ro1">
          <table:table-cell office:value-type="float" office:value="0.0444950767964864" calcext:value-type="float">
            <text:p>4,45E-02</text:p>
          </table:table-cell>
          <table:table-cell office:value-type="float" office:value="0.00170373" calcext:value-type="float">
            <text:p>1,70E-03</text:p>
          </table:table-cell>
          <table:table-cell table:formula="of:=OFFSET([.$B$2];1035-ROW();0)" office:value-type="float" office:value="0.7230752" calcext:value-type="float">
            <text:p>7,23E-01</text:p>
          </table:table-cell>
          <table:table-cell table:formula="of:=OFFSET([.$A$2];1035-ROW();0)" office:value-type="float" office:value="0.00494429554648682" calcext:value-type="float">
            <text:p>4,94E-03</text:p>
          </table:table-cell>
          <table:table-cell table:number-columns-repeated="4"/>
        </table:table-row>
        <table:table-row table:style-name="ro1">
          <table:table-cell office:value-type="float" office:value="0.0445439049214864" calcext:value-type="float">
            <text:p>4,45E-02</text:p>
          </table:table-cell>
          <table:table-cell office:value-type="float" office:value="0.001693479" calcext:value-type="float">
            <text:p>1,69E-03</text:p>
          </table:table-cell>
          <table:table-cell table:formula="of:=OFFSET([.$B$2];1035-ROW();0)" office:value-type="float" office:value="0.7252815" calcext:value-type="float">
            <text:p>7,25E-01</text:p>
          </table:table-cell>
          <table:table-cell table:formula="of:=OFFSET([.$A$2];1035-ROW();0)" office:value-type="float" office:value="0.00489546742148682" calcext:value-type="float">
            <text:p>4,90E-03</text:p>
          </table:table-cell>
          <table:table-cell table:number-columns-repeated="4"/>
        </table:table-row>
        <table:table-row table:style-name="ro1">
          <table:table-cell office:value-type="float" office:value="0.0445927330464864" calcext:value-type="float">
            <text:p>4,46E-02</text:p>
          </table:table-cell>
          <table:table-cell office:value-type="float" office:value="0.001683323" calcext:value-type="float">
            <text:p>1,68E-03</text:p>
          </table:table-cell>
          <table:table-cell table:formula="of:=OFFSET([.$B$2];1035-ROW();0)" office:value-type="float" office:value="0.7274815" calcext:value-type="float">
            <text:p>7,27E-01</text:p>
          </table:table-cell>
          <table:table-cell table:formula="of:=OFFSET([.$A$2];1035-ROW();0)" office:value-type="float" office:value="0.00484663929648682" calcext:value-type="float">
            <text:p>4,85E-03</text:p>
          </table:table-cell>
          <table:table-cell table:number-columns-repeated="4"/>
        </table:table-row>
        <table:table-row table:style-name="ro1">
          <table:table-cell office:value-type="float" office:value="0.0446415611714864" calcext:value-type="float">
            <text:p>4,46E-02</text:p>
          </table:table-cell>
          <table:table-cell office:value-type="float" office:value="0.001673262" calcext:value-type="float">
            <text:p>1,67E-03</text:p>
          </table:table-cell>
          <table:table-cell table:formula="of:=OFFSET([.$B$2];1035-ROW();0)" office:value-type="float" office:value="0.7296752" calcext:value-type="float">
            <text:p>7,30E-01</text:p>
          </table:table-cell>
          <table:table-cell table:formula="of:=OFFSET([.$A$2];1035-ROW();0)" office:value-type="float" office:value="0.00479781117148682" calcext:value-type="float">
            <text:p>4,80E-03</text:p>
          </table:table-cell>
          <table:table-cell table:number-columns-repeated="4"/>
        </table:table-row>
        <table:table-row table:style-name="ro1">
          <table:table-cell office:value-type="float" office:value="0.0446903892964864" calcext:value-type="float">
            <text:p>4,47E-02</text:p>
          </table:table-cell>
          <table:table-cell office:value-type="float" office:value="0.001663294" calcext:value-type="float">
            <text:p>1,66E-03</text:p>
          </table:table-cell>
          <table:table-cell table:formula="of:=OFFSET([.$B$2];1035-ROW();0)" office:value-type="float" office:value="0.7318625" calcext:value-type="float">
            <text:p>7,32E-01</text:p>
          </table:table-cell>
          <table:table-cell table:formula="of:=OFFSET([.$A$2];1035-ROW();0)" office:value-type="float" office:value="0.00474898304648682" calcext:value-type="float">
            <text:p>4,75E-03</text:p>
          </table:table-cell>
          <table:table-cell table:number-columns-repeated="4"/>
        </table:table-row>
        <table:table-row table:style-name="ro1">
          <table:table-cell office:value-type="float" office:value="0.0447392174214864" calcext:value-type="float">
            <text:p>4,47E-02</text:p>
          </table:table-cell>
          <table:table-cell office:value-type="float" office:value="0.001653418" calcext:value-type="float">
            <text:p>1,65E-03</text:p>
          </table:table-cell>
          <table:table-cell table:formula="of:=OFFSET([.$B$2];1035-ROW();0)" office:value-type="float" office:value="0.7340434" calcext:value-type="float">
            <text:p>7,34E-01</text:p>
          </table:table-cell>
          <table:table-cell table:formula="of:=OFFSET([.$A$2];1035-ROW();0)" office:value-type="float" office:value="0.00470015492148682" calcext:value-type="float">
            <text:p>4,70E-03</text:p>
          </table:table-cell>
          <table:table-cell table:number-columns-repeated="4"/>
        </table:table-row>
        <table:table-row table:style-name="ro1">
          <table:table-cell office:value-type="float" office:value="0.0447880455464864" calcext:value-type="float">
            <text:p>4,48E-02</text:p>
          </table:table-cell>
          <table:table-cell office:value-type="float" office:value="0.001643635" calcext:value-type="float">
            <text:p>1,64E-03</text:p>
          </table:table-cell>
          <table:table-cell table:formula="of:=OFFSET([.$B$2];1035-ROW();0)" office:value-type="float" office:value="0.7362176" calcext:value-type="float">
            <text:p>7,36E-01</text:p>
          </table:table-cell>
          <table:table-cell table:formula="of:=OFFSET([.$A$2];1035-ROW();0)" office:value-type="float" office:value="0.00465132679648682" calcext:value-type="float">
            <text:p>4,65E-03</text:p>
          </table:table-cell>
          <table:table-cell table:number-columns-repeated="4"/>
        </table:table-row>
        <table:table-row table:style-name="ro1">
          <table:table-cell office:value-type="float" office:value="0.0448368736714864" calcext:value-type="float">
            <text:p>4,48E-02</text:p>
          </table:table-cell>
          <table:table-cell office:value-type="float" office:value="0.001633942" calcext:value-type="float">
            <text:p>1,63E-03</text:p>
          </table:table-cell>
          <table:table-cell table:formula="of:=OFFSET([.$B$2];1035-ROW();0)" office:value-type="float" office:value="0.7383854" calcext:value-type="float">
            <text:p>7,38E-01</text:p>
          </table:table-cell>
          <table:table-cell table:formula="of:=OFFSET([.$A$2];1035-ROW();0)" office:value-type="float" office:value="0.00460249867148682" calcext:value-type="float">
            <text:p>4,60E-03</text:p>
          </table:table-cell>
          <table:table-cell table:number-columns-repeated="4"/>
        </table:table-row>
        <table:table-row table:style-name="ro1">
          <table:table-cell office:value-type="float" office:value="0.0448857017964864" calcext:value-type="float">
            <text:p>4,49E-02</text:p>
          </table:table-cell>
          <table:table-cell office:value-type="float" office:value="0.00162434" calcext:value-type="float">
            <text:p>1,62E-03</text:p>
          </table:table-cell>
          <table:table-cell table:formula="of:=OFFSET([.$B$2];1035-ROW();0)" office:value-type="float" office:value="0.7405466" calcext:value-type="float">
            <text:p>7,41E-01</text:p>
          </table:table-cell>
          <table:table-cell table:formula="of:=OFFSET([.$A$2];1035-ROW();0)" office:value-type="float" office:value="0.00455367054648682" calcext:value-type="float">
            <text:p>4,55E-03</text:p>
          </table:table-cell>
          <table:table-cell table:number-columns-repeated="4"/>
        </table:table-row>
        <table:table-row table:style-name="ro1">
          <table:table-cell office:value-type="float" office:value="0.0449345299214864" calcext:value-type="float">
            <text:p>4,49E-02</text:p>
          </table:table-cell>
          <table:table-cell office:value-type="float" office:value="0.001614826" calcext:value-type="float">
            <text:p>1,61E-03</text:p>
          </table:table-cell>
          <table:table-cell table:formula="of:=OFFSET([.$B$2];1035-ROW();0)" office:value-type="float" office:value="0.7427011" calcext:value-type="float">
            <text:p>7,43E-01</text:p>
          </table:table-cell>
          <table:table-cell table:formula="of:=OFFSET([.$A$2];1035-ROW();0)" office:value-type="float" office:value="0.00450484242148682" calcext:value-type="float">
            <text:p>4,50E-03</text:p>
          </table:table-cell>
          <table:table-cell table:number-columns-repeated="4"/>
        </table:table-row>
        <table:table-row table:style-name="ro1">
          <table:table-cell office:value-type="float" office:value="0.0449833580464864" calcext:value-type="float">
            <text:p>4,50E-02</text:p>
          </table:table-cell>
          <table:table-cell office:value-type="float" office:value="0.001605401" calcext:value-type="float">
            <text:p>1,61E-03</text:p>
          </table:table-cell>
          <table:table-cell table:formula="of:=OFFSET([.$B$2];1035-ROW();0)" office:value-type="float" office:value="0.7448488" calcext:value-type="float">
            <text:p>7,45E-01</text:p>
          </table:table-cell>
          <table:table-cell table:formula="of:=OFFSET([.$A$2];1035-ROW();0)" office:value-type="float" office:value="0.00445601429648682" calcext:value-type="float">
            <text:p>4,46E-03</text:p>
          </table:table-cell>
          <table:table-cell table:number-columns-repeated="4"/>
        </table:table-row>
        <table:table-row table:style-name="ro1">
          <table:table-cell office:value-type="float" office:value="0.0450321861714864" calcext:value-type="float">
            <text:p>4,50E-02</text:p>
          </table:table-cell>
          <table:table-cell office:value-type="float" office:value="0.001596064" calcext:value-type="float">
            <text:p>1,60E-03</text:p>
          </table:table-cell>
          <table:table-cell table:formula="of:=OFFSET([.$B$2];1035-ROW();0)" office:value-type="float" office:value="0.7469899" calcext:value-type="float">
            <text:p>7,47E-01</text:p>
          </table:table-cell>
          <table:table-cell table:formula="of:=OFFSET([.$A$2];1035-ROW();0)" office:value-type="float" office:value="0.00440718617148682" calcext:value-type="float">
            <text:p>4,41E-03</text:p>
          </table:table-cell>
          <table:table-cell table:number-columns-repeated="4"/>
        </table:table-row>
        <table:table-row table:style-name="ro1">
          <table:table-cell office:value-type="float" office:value="0.0450810142964864" calcext:value-type="float">
            <text:p>4,51E-02</text:p>
          </table:table-cell>
          <table:table-cell office:value-type="float" office:value="0.001586813" calcext:value-type="float">
            <text:p>1,59E-03</text:p>
          </table:table-cell>
          <table:table-cell table:formula="of:=OFFSET([.$B$2];1035-ROW();0)" office:value-type="float" office:value="0.7491241" calcext:value-type="float">
            <text:p>7,49E-01</text:p>
          </table:table-cell>
          <table:table-cell table:formula="of:=OFFSET([.$A$2];1035-ROW();0)" office:value-type="float" office:value="0.00435835804648682" calcext:value-type="float">
            <text:p>4,36E-03</text:p>
          </table:table-cell>
          <table:table-cell table:number-columns-repeated="4"/>
        </table:table-row>
        <table:table-row table:style-name="ro1">
          <table:table-cell office:value-type="float" office:value="0.0451298424214864" calcext:value-type="float">
            <text:p>4,51E-02</text:p>
          </table:table-cell>
          <table:table-cell office:value-type="float" office:value="0.001577648" calcext:value-type="float">
            <text:p>1,58E-03</text:p>
          </table:table-cell>
          <table:table-cell table:formula="of:=OFFSET([.$B$2];1035-ROW();0)" office:value-type="float" office:value="0.7512515" calcext:value-type="float">
            <text:p>7,51E-01</text:p>
          </table:table-cell>
          <table:table-cell table:formula="of:=OFFSET([.$A$2];1035-ROW();0)" office:value-type="float" office:value="0.00430952992148682" calcext:value-type="float">
            <text:p>4,31E-03</text:p>
          </table:table-cell>
          <table:table-cell table:number-columns-repeated="4"/>
        </table:table-row>
        <table:table-row table:style-name="ro1">
          <table:table-cell office:value-type="float" office:value="0.0451786705464864" calcext:value-type="float">
            <text:p>4,52E-02</text:p>
          </table:table-cell>
          <table:table-cell office:value-type="float" office:value="0.001568568" calcext:value-type="float">
            <text:p>1,57E-03</text:p>
          </table:table-cell>
          <table:table-cell table:formula="of:=OFFSET([.$B$2];1035-ROW();0)" office:value-type="float" office:value="0.753372" calcext:value-type="float">
            <text:p>7,53E-01</text:p>
          </table:table-cell>
          <table:table-cell table:formula="of:=OFFSET([.$A$2];1035-ROW();0)" office:value-type="float" office:value="0.00426070179648682" calcext:value-type="float">
            <text:p>4,26E-03</text:p>
          </table:table-cell>
          <table:table-cell table:number-columns-repeated="4"/>
        </table:table-row>
        <table:table-row table:style-name="ro1">
          <table:table-cell office:value-type="float" office:value="0.0452274986714863" calcext:value-type="float">
            <text:p>4,52E-02</text:p>
          </table:table-cell>
          <table:table-cell office:value-type="float" office:value="0.001559572" calcext:value-type="float">
            <text:p>1,56E-03</text:p>
          </table:table-cell>
          <table:table-cell table:formula="of:=OFFSET([.$B$2];1035-ROW();0)" office:value-type="float" office:value="0.7554855" calcext:value-type="float">
            <text:p>7,55E-01</text:p>
          </table:table-cell>
          <table:table-cell table:formula="of:=OFFSET([.$A$2];1035-ROW();0)" office:value-type="float" office:value="0.00421187367148682" calcext:value-type="float">
            <text:p>4,21E-03</text:p>
          </table:table-cell>
          <table:table-cell table:number-columns-repeated="4"/>
        </table:table-row>
        <table:table-row table:style-name="ro1">
          <table:table-cell office:value-type="float" office:value="0.0452763267964863" calcext:value-type="float">
            <text:p>4,53E-02</text:p>
          </table:table-cell>
          <table:table-cell office:value-type="float" office:value="0.00155066" calcext:value-type="float">
            <text:p>1,55E-03</text:p>
          </table:table-cell>
          <table:table-cell table:formula="of:=OFFSET([.$B$2];1035-ROW();0)" office:value-type="float" office:value="0.7575921" calcext:value-type="float">
            <text:p>7,58E-01</text:p>
          </table:table-cell>
          <table:table-cell table:formula="of:=OFFSET([.$A$2];1035-ROW();0)" office:value-type="float" office:value="0.00416304554648682" calcext:value-type="float">
            <text:p>4,16E-03</text:p>
          </table:table-cell>
          <table:table-cell table:number-columns-repeated="4"/>
        </table:table-row>
        <table:table-row table:style-name="ro1">
          <table:table-cell office:value-type="float" office:value="0.0453251549214863" calcext:value-type="float">
            <text:p>4,53E-02</text:p>
          </table:table-cell>
          <table:table-cell office:value-type="float" office:value="0.00154183" calcext:value-type="float">
            <text:p>1,54E-03</text:p>
          </table:table-cell>
          <table:table-cell table:formula="of:=OFFSET([.$B$2];1035-ROW();0)" office:value-type="float" office:value="0.7596916" calcext:value-type="float">
            <text:p>7,60E-01</text:p>
          </table:table-cell>
          <table:table-cell table:formula="of:=OFFSET([.$A$2];1035-ROW();0)" office:value-type="float" office:value="0.00411421742148682" calcext:value-type="float">
            <text:p>4,11E-03</text:p>
          </table:table-cell>
          <table:table-cell table:number-columns-repeated="4"/>
        </table:table-row>
        <table:table-row table:style-name="ro1">
          <table:table-cell office:value-type="float" office:value="0.0453739830464863" calcext:value-type="float">
            <text:p>4,54E-02</text:p>
          </table:table-cell>
          <table:table-cell office:value-type="float" office:value="0.001533082" calcext:value-type="float">
            <text:p>1,53E-03</text:p>
          </table:table-cell>
          <table:table-cell table:formula="of:=OFFSET([.$B$2];1035-ROW();0)" office:value-type="float" office:value="0.7617841" calcext:value-type="float">
            <text:p>7,62E-01</text:p>
          </table:table-cell>
          <table:table-cell table:formula="of:=OFFSET([.$A$2];1035-ROW();0)" office:value-type="float" office:value="0.00406538929648682" calcext:value-type="float">
            <text:p>4,07E-03</text:p>
          </table:table-cell>
          <table:table-cell table:number-columns-repeated="4"/>
        </table:table-row>
        <table:table-row table:style-name="ro1">
          <table:table-cell office:value-type="float" office:value="0.0454228111714863" calcext:value-type="float">
            <text:p>4,54E-02</text:p>
          </table:table-cell>
          <table:table-cell office:value-type="float" office:value="0.001524416" calcext:value-type="float">
            <text:p>1,52E-03</text:p>
          </table:table-cell>
          <table:table-cell table:formula="of:=OFFSET([.$B$2];1035-ROW();0)" office:value-type="float" office:value="0.7638694" calcext:value-type="float">
            <text:p>7,64E-01</text:p>
          </table:table-cell>
          <table:table-cell table:formula="of:=OFFSET([.$A$2];1035-ROW();0)" office:value-type="float" office:value="0.00401656117148682" calcext:value-type="float">
            <text:p>4,02E-03</text:p>
          </table:table-cell>
          <table:table-cell table:number-columns-repeated="4"/>
        </table:table-row>
        <table:table-row table:style-name="ro1">
          <table:table-cell office:value-type="float" office:value="0.0454716392964863" calcext:value-type="float">
            <text:p>4,55E-02</text:p>
          </table:table-cell>
          <table:table-cell office:value-type="float" office:value="0.001515829" calcext:value-type="float">
            <text:p>1,52E-03</text:p>
          </table:table-cell>
          <table:table-cell table:formula="of:=OFFSET([.$B$2];1035-ROW();0)" office:value-type="float" office:value="0.7659476" calcext:value-type="float">
            <text:p>7,66E-01</text:p>
          </table:table-cell>
          <table:table-cell table:formula="of:=OFFSET([.$A$2];1035-ROW();0)" office:value-type="float" office:value="0.00396773304648682" calcext:value-type="float">
            <text:p>3,97E-03</text:p>
          </table:table-cell>
          <table:table-cell table:number-columns-repeated="4"/>
        </table:table-row>
        <table:table-row table:style-name="ro1">
          <table:table-cell office:value-type="float" office:value="0.0455204674214863" calcext:value-type="float">
            <text:p>4,55E-02</text:p>
          </table:table-cell>
          <table:table-cell office:value-type="float" office:value="0.001507323" calcext:value-type="float">
            <text:p>1,51E-03</text:p>
          </table:table-cell>
          <table:table-cell table:formula="of:=OFFSET([.$B$2];1035-ROW();0)" office:value-type="float" office:value="0.7680186" calcext:value-type="float">
            <text:p>7,68E-01</text:p>
          </table:table-cell>
          <table:table-cell table:formula="of:=OFFSET([.$A$2];1035-ROW();0)" office:value-type="float" office:value="0.00391890492148682" calcext:value-type="float">
            <text:p>3,92E-03</text:p>
          </table:table-cell>
          <table:table-cell table:number-columns-repeated="4"/>
        </table:table-row>
        <table:table-row table:style-name="ro1">
          <table:table-cell office:value-type="float" office:value="0.0455692955464863" calcext:value-type="float">
            <text:p>4,56E-02</text:p>
          </table:table-cell>
          <table:table-cell office:value-type="float" office:value="0.001498895" calcext:value-type="float">
            <text:p>1,50E-03</text:p>
          </table:table-cell>
          <table:table-cell table:formula="of:=OFFSET([.$B$2];1035-ROW();0)" office:value-type="float" office:value="0.7700824" calcext:value-type="float">
            <text:p>7,70E-01</text:p>
          </table:table-cell>
          <table:table-cell table:formula="of:=OFFSET([.$A$2];1035-ROW();0)" office:value-type="float" office:value="0.00387007679648682" calcext:value-type="float">
            <text:p>3,87E-03</text:p>
          </table:table-cell>
          <table:table-cell table:number-columns-repeated="4"/>
        </table:table-row>
        <table:table-row table:style-name="ro1">
          <table:table-cell office:value-type="float" office:value="0.0456181236714863" calcext:value-type="float">
            <text:p>4,56E-02</text:p>
          </table:table-cell>
          <table:table-cell office:value-type="float" office:value="0.001490545" calcext:value-type="float">
            <text:p>1,49E-03</text:p>
          </table:table-cell>
          <table:table-cell table:formula="of:=OFFSET([.$B$2];1035-ROW();0)" office:value-type="float" office:value="0.7721388" calcext:value-type="float">
            <text:p>7,72E-01</text:p>
          </table:table-cell>
          <table:table-cell table:formula="of:=OFFSET([.$A$2];1035-ROW();0)" office:value-type="float" office:value="0.00382124867148682" calcext:value-type="float">
            <text:p>3,82E-03</text:p>
          </table:table-cell>
          <table:table-cell table:number-columns-repeated="4"/>
        </table:table-row>
        <table:table-row table:style-name="ro1">
          <table:table-cell office:value-type="float" office:value="0.0456669517964863" calcext:value-type="float">
            <text:p>4,57E-02</text:p>
          </table:table-cell>
          <table:table-cell office:value-type="float" office:value="0.001482273" calcext:value-type="float">
            <text:p>1,48E-03</text:p>
          </table:table-cell>
          <table:table-cell table:formula="of:=OFFSET([.$B$2];1035-ROW();0)" office:value-type="float" office:value="0.774188" calcext:value-type="float">
            <text:p>7,74E-01</text:p>
          </table:table-cell>
          <table:table-cell table:formula="of:=OFFSET([.$A$2];1035-ROW();0)" office:value-type="float" office:value="0.00377242054648682" calcext:value-type="float">
            <text:p>3,77E-03</text:p>
          </table:table-cell>
          <table:table-cell table:number-columns-repeated="4"/>
        </table:table-row>
        <table:table-row table:style-name="ro1">
          <table:table-cell office:value-type="float" office:value="0.0457157799214863" calcext:value-type="float">
            <text:p>4,57E-02</text:p>
          </table:table-cell>
          <table:table-cell office:value-type="float" office:value="0.001474077" calcext:value-type="float">
            <text:p>1,47E-03</text:p>
          </table:table-cell>
          <table:table-cell table:formula="of:=OFFSET([.$B$2];1035-ROW();0)" office:value-type="float" office:value="0.7762298" calcext:value-type="float">
            <text:p>7,76E-01</text:p>
          </table:table-cell>
          <table:table-cell table:formula="of:=OFFSET([.$A$2];1035-ROW();0)" office:value-type="float" office:value="0.00372359242148682" calcext:value-type="float">
            <text:p>3,72E-03</text:p>
          </table:table-cell>
          <table:table-cell table:number-columns-repeated="4"/>
        </table:table-row>
        <table:table-row table:style-name="ro1">
          <table:table-cell office:value-type="float" office:value="0.0457646080464863" calcext:value-type="float">
            <text:p>4,58E-02</text:p>
          </table:table-cell>
          <table:table-cell office:value-type="float" office:value="0.001465957" calcext:value-type="float">
            <text:p>1,47E-03</text:p>
          </table:table-cell>
          <table:table-cell table:formula="of:=OFFSET([.$B$2];1035-ROW();0)" office:value-type="float" office:value="0.7782643" calcext:value-type="float">
            <text:p>7,78E-01</text:p>
          </table:table-cell>
          <table:table-cell table:formula="of:=OFFSET([.$A$2];1035-ROW();0)" office:value-type="float" office:value="0.00367476429648682" calcext:value-type="float">
            <text:p>3,67E-03</text:p>
          </table:table-cell>
          <table:table-cell table:number-columns-repeated="4"/>
        </table:table-row>
        <table:table-row table:style-name="ro1">
          <table:table-cell office:value-type="float" office:value="0.0458134361714863" calcext:value-type="float">
            <text:p>4,58E-02</text:p>
          </table:table-cell>
          <table:table-cell office:value-type="float" office:value="0.001457912" calcext:value-type="float">
            <text:p>1,46E-03</text:p>
          </table:table-cell>
          <table:table-cell table:formula="of:=OFFSET([.$B$2];1035-ROW();0)" office:value-type="float" office:value="0.7802913" calcext:value-type="float">
            <text:p>7,80E-01</text:p>
          </table:table-cell>
          <table:table-cell table:formula="of:=OFFSET([.$A$2];1035-ROW();0)" office:value-type="float" office:value="0.00362593617148682" calcext:value-type="float">
            <text:p>3,63E-03</text:p>
          </table:table-cell>
          <table:table-cell table:number-columns-repeated="4"/>
        </table:table-row>
        <table:table-row table:style-name="ro1">
          <table:table-cell office:value-type="float" office:value="0.0458622642964863" calcext:value-type="float">
            <text:p>4,59E-02</text:p>
          </table:table-cell>
          <table:table-cell office:value-type="float" office:value="0.001449942" calcext:value-type="float">
            <text:p>1,45E-03</text:p>
          </table:table-cell>
          <table:table-cell table:formula="of:=OFFSET([.$B$2];1035-ROW();0)" office:value-type="float" office:value="0.7823108" calcext:value-type="float">
            <text:p>7,82E-01</text:p>
          </table:table-cell>
          <table:table-cell table:formula="of:=OFFSET([.$A$2];1035-ROW();0)" office:value-type="float" office:value="0.00357710804648682" calcext:value-type="float">
            <text:p>3,58E-03</text:p>
          </table:table-cell>
          <table:table-cell table:number-columns-repeated="4"/>
        </table:table-row>
        <table:table-row table:style-name="ro1">
          <table:table-cell office:value-type="float" office:value="0.0459110924214863" calcext:value-type="float">
            <text:p>4,59E-02</text:p>
          </table:table-cell>
          <table:table-cell office:value-type="float" office:value="0.001442045" calcext:value-type="float">
            <text:p>1,44E-03</text:p>
          </table:table-cell>
          <table:table-cell table:formula="of:=OFFSET([.$B$2];1035-ROW();0)" office:value-type="float" office:value="0.784323" calcext:value-type="float">
            <text:p>7,84E-01</text:p>
          </table:table-cell>
          <table:table-cell table:formula="of:=OFFSET([.$A$2];1035-ROW();0)" office:value-type="float" office:value="0.00352827992148682" calcext:value-type="float">
            <text:p>3,53E-03</text:p>
          </table:table-cell>
          <table:table-cell table:number-columns-repeated="4"/>
        </table:table-row>
        <table:table-row table:style-name="ro1">
          <table:table-cell office:value-type="float" office:value="0.0459599205464863" calcext:value-type="float">
            <text:p>4,60E-02</text:p>
          </table:table-cell>
          <table:table-cell office:value-type="float" office:value="0.001434222" calcext:value-type="float">
            <text:p>1,43E-03</text:p>
          </table:table-cell>
          <table:table-cell table:formula="of:=OFFSET([.$B$2];1035-ROW();0)" office:value-type="float" office:value="0.7863275" calcext:value-type="float">
            <text:p>7,86E-01</text:p>
          </table:table-cell>
          <table:table-cell table:formula="of:=OFFSET([.$A$2];1035-ROW();0)" office:value-type="float" office:value="0.00347945179648682" calcext:value-type="float">
            <text:p>3,48E-03</text:p>
          </table:table-cell>
          <table:table-cell table:number-columns-repeated="4"/>
        </table:table-row>
        <table:table-row table:style-name="ro1">
          <table:table-cell office:value-type="float" office:value="0.0460087486714863" calcext:value-type="float">
            <text:p>4,60E-02</text:p>
          </table:table-cell>
          <table:table-cell office:value-type="float" office:value="0.00142647" calcext:value-type="float">
            <text:p>1,43E-03</text:p>
          </table:table-cell>
          <table:table-cell table:formula="of:=OFFSET([.$B$2];1035-ROW();0)" office:value-type="float" office:value="0.7883245" calcext:value-type="float">
            <text:p>7,88E-01</text:p>
          </table:table-cell>
          <table:table-cell table:formula="of:=OFFSET([.$A$2];1035-ROW();0)" office:value-type="float" office:value="0.00343062367148682" calcext:value-type="float">
            <text:p>3,43E-03</text:p>
          </table:table-cell>
          <table:table-cell table:number-columns-repeated="4"/>
        </table:table-row>
        <table:table-row table:style-name="ro1">
          <table:table-cell office:value-type="float" office:value="0.0460575767964863" calcext:value-type="float">
            <text:p>4,61E-02</text:p>
          </table:table-cell>
          <table:table-cell office:value-type="float" office:value="0.001418791" calcext:value-type="float">
            <text:p>1,42E-03</text:p>
          </table:table-cell>
          <table:table-cell table:formula="of:=OFFSET([.$B$2];1035-ROW();0)" office:value-type="float" office:value="0.7903139" calcext:value-type="float">
            <text:p>7,90E-01</text:p>
          </table:table-cell>
          <table:table-cell table:formula="of:=OFFSET([.$A$2];1035-ROW();0)" office:value-type="float" office:value="0.00338179554648682" calcext:value-type="float">
            <text:p>3,38E-03</text:p>
          </table:table-cell>
          <table:table-cell table:number-columns-repeated="4"/>
        </table:table-row>
        <table:table-row table:style-name="ro1">
          <table:table-cell office:value-type="float" office:value="0.0461064049214863" calcext:value-type="float">
            <text:p>4,61E-02</text:p>
          </table:table-cell>
          <table:table-cell office:value-type="float" office:value="0.001411182" calcext:value-type="float">
            <text:p>1,41E-03</text:p>
          </table:table-cell>
          <table:table-cell table:formula="of:=OFFSET([.$B$2];1035-ROW();0)" office:value-type="float" office:value="0.7922957" calcext:value-type="float">
            <text:p>7,92E-01</text:p>
          </table:table-cell>
          <table:table-cell table:formula="of:=OFFSET([.$A$2];1035-ROW();0)" office:value-type="float" office:value="0.00333296742148683" calcext:value-type="float">
            <text:p>3,33E-03</text:p>
          </table:table-cell>
          <table:table-cell table:number-columns-repeated="4"/>
        </table:table-row>
        <table:table-row table:style-name="ro1">
          <table:table-cell office:value-type="float" office:value="0.0461552330464863" calcext:value-type="float">
            <text:p>4,62E-02</text:p>
          </table:table-cell>
          <table:table-cell office:value-type="float" office:value="0.001403644" calcext:value-type="float">
            <text:p>1,40E-03</text:p>
          </table:table-cell>
          <table:table-cell table:formula="of:=OFFSET([.$B$2];1035-ROW();0)" office:value-type="float" office:value="0.7942699" calcext:value-type="float">
            <text:p>7,94E-01</text:p>
          </table:table-cell>
          <table:table-cell table:formula="of:=OFFSET([.$A$2];1035-ROW();0)" office:value-type="float" office:value="0.00328413929648683" calcext:value-type="float">
            <text:p>3,28E-03</text:p>
          </table:table-cell>
          <table:table-cell table:number-columns-repeated="4"/>
        </table:table-row>
        <table:table-row table:style-name="ro1">
          <table:table-cell office:value-type="float" office:value="0.0462040611714863" calcext:value-type="float">
            <text:p>4,62E-02</text:p>
          </table:table-cell>
          <table:table-cell office:value-type="float" office:value="0.001396176" calcext:value-type="float">
            <text:p>1,40E-03</text:p>
          </table:table-cell>
          <table:table-cell table:formula="of:=OFFSET([.$B$2];1035-ROW();0)" office:value-type="float" office:value="0.7962363" calcext:value-type="float">
            <text:p>7,96E-01</text:p>
          </table:table-cell>
          <table:table-cell table:formula="of:=OFFSET([.$A$2];1035-ROW();0)" office:value-type="float" office:value="0.00323531117148683" calcext:value-type="float">
            <text:p>3,24E-03</text:p>
          </table:table-cell>
          <table:table-cell table:number-columns-repeated="4"/>
        </table:table-row>
        <table:table-row table:style-name="ro1">
          <table:table-cell office:value-type="float" office:value="0.0462528892964863" calcext:value-type="float">
            <text:p>4,63E-02</text:p>
          </table:table-cell>
          <table:table-cell office:value-type="float" office:value="0.001388776" calcext:value-type="float">
            <text:p>1,39E-03</text:p>
          </table:table-cell>
          <table:table-cell table:formula="of:=OFFSET([.$B$2];1035-ROW();0)" office:value-type="float" office:value="0.7981951" calcext:value-type="float">
            <text:p>7,98E-01</text:p>
          </table:table-cell>
          <table:table-cell table:formula="of:=OFFSET([.$A$2];1035-ROW();0)" office:value-type="float" office:value="0.00318648304648683" calcext:value-type="float">
            <text:p>3,19E-03</text:p>
          </table:table-cell>
          <table:table-cell table:number-columns-repeated="4"/>
        </table:table-row>
        <table:table-row table:style-name="ro1">
          <table:table-cell office:value-type="float" office:value="0.0463017174214863" calcext:value-type="float">
            <text:p>4,63E-02</text:p>
          </table:table-cell>
          <table:table-cell office:value-type="float" office:value="0.001381445" calcext:value-type="float">
            <text:p>1,38E-03</text:p>
          </table:table-cell>
          <table:table-cell table:formula="of:=OFFSET([.$B$2];1035-ROW();0)" office:value-type="float" office:value="0.8001461" calcext:value-type="float">
            <text:p>8,00E-01</text:p>
          </table:table-cell>
          <table:table-cell table:formula="of:=OFFSET([.$A$2];1035-ROW();0)" office:value-type="float" office:value="0.00313765492148683" calcext:value-type="float">
            <text:p>3,14E-03</text:p>
          </table:table-cell>
          <table:table-cell table:number-columns-repeated="4"/>
        </table:table-row>
        <table:table-row table:style-name="ro1">
          <table:table-cell office:value-type="float" office:value="0.0463505455464863" calcext:value-type="float">
            <text:p>4,64E-02</text:p>
          </table:table-cell>
          <table:table-cell office:value-type="float" office:value="0.001374181" calcext:value-type="float">
            <text:p>1,37E-03</text:p>
          </table:table-cell>
          <table:table-cell table:formula="of:=OFFSET([.$B$2];1035-ROW();0)" office:value-type="float" office:value="0.8020893" calcext:value-type="float">
            <text:p>8,02E-01</text:p>
          </table:table-cell>
          <table:table-cell table:formula="of:=OFFSET([.$A$2];1035-ROW();0)" office:value-type="float" office:value="0.00308882679648683" calcext:value-type="float">
            <text:p>3,09E-03</text:p>
          </table:table-cell>
          <table:table-cell table:number-columns-repeated="4"/>
        </table:table-row>
        <table:table-row table:style-name="ro1">
          <table:table-cell office:value-type="float" office:value="0.0463993736714863" calcext:value-type="float">
            <text:p>4,64E-02</text:p>
          </table:table-cell>
          <table:table-cell office:value-type="float" office:value="0.001366985" calcext:value-type="float">
            <text:p>1,37E-03</text:p>
          </table:table-cell>
          <table:table-cell table:formula="of:=OFFSET([.$B$2];1035-ROW();0)" office:value-type="float" office:value="0.8040248" calcext:value-type="float">
            <text:p>8,04E-01</text:p>
          </table:table-cell>
          <table:table-cell table:formula="of:=OFFSET([.$A$2];1035-ROW();0)" office:value-type="float" office:value="0.00303999867148683" calcext:value-type="float">
            <text:p>3,04E-03</text:p>
          </table:table-cell>
          <table:table-cell table:number-columns-repeated="4"/>
        </table:table-row>
        <table:table-row table:style-name="ro1">
          <table:table-cell office:value-type="float" office:value="0.0464482017964863" calcext:value-type="float">
            <text:p>4,64E-02</text:p>
          </table:table-cell>
          <table:table-cell office:value-type="float" office:value="0.001359855" calcext:value-type="float">
            <text:p>1,36E-03</text:p>
          </table:table-cell>
          <table:table-cell table:formula="of:=OFFSET([.$B$2];1035-ROW();0)" office:value-type="float" office:value="0.8059524" calcext:value-type="float">
            <text:p>8,06E-01</text:p>
          </table:table-cell>
          <table:table-cell table:formula="of:=OFFSET([.$A$2];1035-ROW();0)" office:value-type="float" office:value="0.00299117054648683" calcext:value-type="float">
            <text:p>2,99E-03</text:p>
          </table:table-cell>
          <table:table-cell table:number-columns-repeated="4"/>
        </table:table-row>
        <table:table-row table:style-name="ro1">
          <table:table-cell office:value-type="float" office:value="0.0464970299214863" calcext:value-type="float">
            <text:p>4,65E-02</text:p>
          </table:table-cell>
          <table:table-cell office:value-type="float" office:value="0.00135279" calcext:value-type="float">
            <text:p>1,35E-03</text:p>
          </table:table-cell>
          <table:table-cell table:formula="of:=OFFSET([.$B$2];1035-ROW();0)" office:value-type="float" office:value="0.8078722" calcext:value-type="float">
            <text:p>8,08E-01</text:p>
          </table:table-cell>
          <table:table-cell table:formula="of:=OFFSET([.$A$2];1035-ROW();0)" office:value-type="float" office:value="0.00294234242148683" calcext:value-type="float">
            <text:p>2,94E-03</text:p>
          </table:table-cell>
          <table:table-cell table:number-columns-repeated="4"/>
        </table:table-row>
        <table:table-row table:style-name="ro1">
          <table:table-cell office:value-type="float" office:value="0.0465458580464863" calcext:value-type="float">
            <text:p>4,65E-02</text:p>
          </table:table-cell>
          <table:table-cell office:value-type="float" office:value="0.001345791" calcext:value-type="float">
            <text:p>1,35E-03</text:p>
          </table:table-cell>
          <table:table-cell table:formula="of:=OFFSET([.$B$2];1035-ROW();0)" office:value-type="float" office:value="0.8097842" calcext:value-type="float">
            <text:p>8,10E-01</text:p>
          </table:table-cell>
          <table:table-cell table:formula="of:=OFFSET([.$A$2];1035-ROW();0)" office:value-type="float" office:value="0.00289351429648683" calcext:value-type="float">
            <text:p>2,89E-03</text:p>
          </table:table-cell>
          <table:table-cell table:number-columns-repeated="4"/>
        </table:table-row>
        <table:table-row table:style-name="ro1">
          <table:table-cell office:value-type="float" office:value="0.0465946861714863" calcext:value-type="float">
            <text:p>4,66E-02</text:p>
          </table:table-cell>
          <table:table-cell office:value-type="float" office:value="0.001338857" calcext:value-type="float">
            <text:p>1,34E-03</text:p>
          </table:table-cell>
          <table:table-cell table:formula="of:=OFFSET([.$B$2];1035-ROW();0)" office:value-type="float" office:value="0.8116882" calcext:value-type="float">
            <text:p>8,12E-01</text:p>
          </table:table-cell>
          <table:table-cell table:formula="of:=OFFSET([.$A$2];1035-ROW();0)" office:value-type="float" office:value="0.00284468617148683" calcext:value-type="float">
            <text:p>2,84E-03</text:p>
          </table:table-cell>
          <table:table-cell table:number-columns-repeated="4"/>
        </table:table-row>
        <table:table-row table:style-name="ro1">
          <table:table-cell office:value-type="float" office:value="0.0466435142964863" calcext:value-type="float">
            <text:p>4,66E-02</text:p>
          </table:table-cell>
          <table:table-cell office:value-type="float" office:value="0.001331986" calcext:value-type="float">
            <text:p>1,33E-03</text:p>
          </table:table-cell>
          <table:table-cell table:formula="of:=OFFSET([.$B$2];1035-ROW();0)" office:value-type="float" office:value="0.8135844" calcext:value-type="float">
            <text:p>8,14E-01</text:p>
          </table:table-cell>
          <table:table-cell table:formula="of:=OFFSET([.$A$2];1035-ROW();0)" office:value-type="float" office:value="0.00279585804648683" calcext:value-type="float">
            <text:p>2,80E-03</text:p>
          </table:table-cell>
          <table:table-cell table:number-columns-repeated="4"/>
        </table:table-row>
        <table:table-row table:style-name="ro1">
          <table:table-cell office:value-type="float" office:value="0.0466923424214863" calcext:value-type="float">
            <text:p>4,67E-02</text:p>
          </table:table-cell>
          <table:table-cell office:value-type="float" office:value="0.001325179" calcext:value-type="float">
            <text:p>1,33E-03</text:p>
          </table:table-cell>
          <table:table-cell table:formula="of:=OFFSET([.$B$2];1035-ROW();0)" office:value-type="float" office:value="0.8154726" calcext:value-type="float">
            <text:p>8,15E-01</text:p>
          </table:table-cell>
          <table:table-cell table:formula="of:=OFFSET([.$A$2];1035-ROW();0)" office:value-type="float" office:value="0.00274702992148683" calcext:value-type="float">
            <text:p>2,75E-03</text:p>
          </table:table-cell>
          <table:table-cell table:number-columns-repeated="4"/>
        </table:table-row>
        <table:table-row table:style-name="ro1">
          <table:table-cell office:value-type="float" office:value="0.0467411705464863" calcext:value-type="float">
            <text:p>4,67E-02</text:p>
          </table:table-cell>
          <table:table-cell office:value-type="float" office:value="0.001318434" calcext:value-type="float">
            <text:p>1,32E-03</text:p>
          </table:table-cell>
          <table:table-cell table:formula="of:=OFFSET([.$B$2];1035-ROW();0)" office:value-type="float" office:value="0.8173528" calcext:value-type="float">
            <text:p>8,17E-01</text:p>
          </table:table-cell>
          <table:table-cell table:formula="of:=OFFSET([.$A$2];1035-ROW();0)" office:value-type="float" office:value="0.00269820179648683" calcext:value-type="float">
            <text:p>2,70E-03</text:p>
          </table:table-cell>
          <table:table-cell table:number-columns-repeated="4"/>
        </table:table-row>
        <table:table-row table:style-name="ro1">
          <table:table-cell office:value-type="float" office:value="0.0467899986714863" calcext:value-type="float">
            <text:p>4,68E-02</text:p>
          </table:table-cell>
          <table:table-cell office:value-type="float" office:value="0.001311751" calcext:value-type="float">
            <text:p>1,31E-03</text:p>
          </table:table-cell>
          <table:table-cell table:formula="of:=OFFSET([.$B$2];1035-ROW();0)" office:value-type="float" office:value="0.8192251" calcext:value-type="float">
            <text:p>8,19E-01</text:p>
          </table:table-cell>
          <table:table-cell table:formula="of:=OFFSET([.$A$2];1035-ROW();0)" office:value-type="float" office:value="0.00264937367148683" calcext:value-type="float">
            <text:p>2,65E-03</text:p>
          </table:table-cell>
          <table:table-cell table:number-columns-repeated="4"/>
        </table:table-row>
        <table:table-row table:style-name="ro1">
          <table:table-cell office:value-type="float" office:value="0.0468388267964863" calcext:value-type="float">
            <text:p>4,68E-02</text:p>
          </table:table-cell>
          <table:table-cell office:value-type="float" office:value="0.00130513" calcext:value-type="float">
            <text:p>1,31E-03</text:p>
          </table:table-cell>
          <table:table-cell table:formula="of:=OFFSET([.$B$2];1035-ROW();0)" office:value-type="float" office:value="0.8210894" calcext:value-type="float">
            <text:p>8,21E-01</text:p>
          </table:table-cell>
          <table:table-cell table:formula="of:=OFFSET([.$A$2];1035-ROW();0)" office:value-type="float" office:value="0.00260054554648683" calcext:value-type="float">
            <text:p>2,60E-03</text:p>
          </table:table-cell>
          <table:table-cell table:number-columns-repeated="4"/>
        </table:table-row>
        <table:table-row table:style-name="ro1">
          <table:table-cell office:value-type="float" office:value="0.0468876549214863" calcext:value-type="float">
            <text:p>4,69E-02</text:p>
          </table:table-cell>
          <table:table-cell office:value-type="float" office:value="0.00129857" calcext:value-type="float">
            <text:p>1,30E-03</text:p>
          </table:table-cell>
          <table:table-cell table:formula="of:=OFFSET([.$B$2];1035-ROW();0)" office:value-type="float" office:value="0.8229456" calcext:value-type="float">
            <text:p>8,23E-01</text:p>
          </table:table-cell>
          <table:table-cell table:formula="of:=OFFSET([.$A$2];1035-ROW();0)" office:value-type="float" office:value="0.00255171742148683" calcext:value-type="float">
            <text:p>2,55E-03</text:p>
          </table:table-cell>
          <table:table-cell table:number-columns-repeated="4"/>
        </table:table-row>
        <table:table-row table:style-name="ro1">
          <table:table-cell office:value-type="float" office:value="0.0469364830464863" calcext:value-type="float">
            <text:p>4,69E-02</text:p>
          </table:table-cell>
          <table:table-cell office:value-type="float" office:value="0.001292071" calcext:value-type="float">
            <text:p>1,29E-03</text:p>
          </table:table-cell>
          <table:table-cell table:formula="of:=OFFSET([.$B$2];1035-ROW();0)" office:value-type="float" office:value="0.8247938" calcext:value-type="float">
            <text:p>8,25E-01</text:p>
          </table:table-cell>
          <table:table-cell table:formula="of:=OFFSET([.$A$2];1035-ROW();0)" office:value-type="float" office:value="0.00250288929648683" calcext:value-type="float">
            <text:p>2,50E-03</text:p>
          </table:table-cell>
          <table:table-cell table:number-columns-repeated="4"/>
        </table:table-row>
        <table:table-row table:style-name="ro1">
          <table:table-cell office:value-type="float" office:value="0.0469853111714862" calcext:value-type="float">
            <text:p>4,70E-02</text:p>
          </table:table-cell>
          <table:table-cell office:value-type="float" office:value="0.001285631" calcext:value-type="float">
            <text:p>1,29E-03</text:p>
          </table:table-cell>
          <table:table-cell table:formula="of:=OFFSET([.$B$2];1035-ROW();0)" office:value-type="float" office:value="0.826634" calcext:value-type="float">
            <text:p>8,27E-01</text:p>
          </table:table-cell>
          <table:table-cell table:formula="of:=OFFSET([.$A$2];1035-ROW();0)" office:value-type="float" office:value="0.00245406117148683" calcext:value-type="float">
            <text:p>2,45E-03</text:p>
          </table:table-cell>
          <table:table-cell table:number-columns-repeated="4"/>
        </table:table-row>
        <table:table-row table:style-name="ro1">
          <table:table-cell office:value-type="float" office:value="0.0470341392964862" calcext:value-type="float">
            <text:p>4,70E-02</text:p>
          </table:table-cell>
          <table:table-cell office:value-type="float" office:value="0.00127925" calcext:value-type="float">
            <text:p>1,28E-03</text:p>
          </table:table-cell>
          <table:table-cell table:formula="of:=OFFSET([.$B$2];1035-ROW();0)" office:value-type="float" office:value="0.8284661" calcext:value-type="float">
            <text:p>8,28E-01</text:p>
          </table:table-cell>
          <table:table-cell table:formula="of:=OFFSET([.$A$2];1035-ROW();0)" office:value-type="float" office:value="0.00240523304648683" calcext:value-type="float">
            <text:p>2,41E-03</text:p>
          </table:table-cell>
          <table:table-cell table:number-columns-repeated="4"/>
        </table:table-row>
        <table:table-row table:style-name="ro1">
          <table:table-cell office:value-type="float" office:value="0.0470829674214862" calcext:value-type="float">
            <text:p>4,71E-02</text:p>
          </table:table-cell>
          <table:table-cell office:value-type="float" office:value="0.001272928" calcext:value-type="float">
            <text:p>1,27E-03</text:p>
          </table:table-cell>
          <table:table-cell table:formula="of:=OFFSET([.$B$2];1035-ROW();0)" office:value-type="float" office:value="0.8302901" calcext:value-type="float">
            <text:p>8,30E-01</text:p>
          </table:table-cell>
          <table:table-cell table:formula="of:=OFFSET([.$A$2];1035-ROW();0)" office:value-type="float" office:value="0.00235640492148683" calcext:value-type="float">
            <text:p>2,36E-03</text:p>
          </table:table-cell>
          <table:table-cell table:number-columns-repeated="4"/>
        </table:table-row>
        <table:table-row table:style-name="ro1">
          <table:table-cell office:value-type="float" office:value="0.0471317955464862" calcext:value-type="float">
            <text:p>4,71E-02</text:p>
          </table:table-cell>
          <table:table-cell office:value-type="float" office:value="0.001266664" calcext:value-type="float">
            <text:p>1,27E-03</text:p>
          </table:table-cell>
          <table:table-cell table:formula="of:=OFFSET([.$B$2];1035-ROW();0)" office:value-type="float" office:value="0.832106" calcext:value-type="float">
            <text:p>8,32E-01</text:p>
          </table:table-cell>
          <table:table-cell table:formula="of:=OFFSET([.$A$2];1035-ROW();0)" office:value-type="float" office:value="0.00230757679648683" calcext:value-type="float">
            <text:p>2,31E-03</text:p>
          </table:table-cell>
          <table:table-cell table:number-columns-repeated="4"/>
        </table:table-row>
        <table:table-row table:style-name="ro1">
          <table:table-cell office:value-type="float" office:value="0.0471806236714862" calcext:value-type="float">
            <text:p>4,72E-02</text:p>
          </table:table-cell>
          <table:table-cell office:value-type="float" office:value="0.001260458" calcext:value-type="float">
            <text:p>1,26E-03</text:p>
          </table:table-cell>
          <table:table-cell table:formula="of:=OFFSET([.$B$2];1035-ROW();0)" office:value-type="float" office:value="0.8339137" calcext:value-type="float">
            <text:p>8,34E-01</text:p>
          </table:table-cell>
          <table:table-cell table:formula="of:=OFFSET([.$A$2];1035-ROW();0)" office:value-type="float" office:value="0.00225874867148683" calcext:value-type="float">
            <text:p>2,26E-03</text:p>
          </table:table-cell>
          <table:table-cell table:number-columns-repeated="4"/>
        </table:table-row>
        <table:table-row table:style-name="ro1">
          <table:table-cell office:value-type="float" office:value="0.0472294517964862" calcext:value-type="float">
            <text:p>4,72E-02</text:p>
          </table:table-cell>
          <table:table-cell office:value-type="float" office:value="0.001254309" calcext:value-type="float">
            <text:p>1,25E-03</text:p>
          </table:table-cell>
          <table:table-cell table:formula="of:=OFFSET([.$B$2];1035-ROW();0)" office:value-type="float" office:value="0.8357134" calcext:value-type="float">
            <text:p>8,36E-01</text:p>
          </table:table-cell>
          <table:table-cell table:formula="of:=OFFSET([.$A$2];1035-ROW();0)" office:value-type="float" office:value="0.00220992054648683" calcext:value-type="float">
            <text:p>2,21E-03</text:p>
          </table:table-cell>
          <table:table-cell table:number-columns-repeated="4"/>
        </table:table-row>
        <table:table-row table:style-name="ro1">
          <table:table-cell office:value-type="float" office:value="0.0472782799214862" calcext:value-type="float">
            <text:p>4,73E-02</text:p>
          </table:table-cell>
          <table:table-cell office:value-type="float" office:value="0.001248216" calcext:value-type="float">
            <text:p>1,25E-03</text:p>
          </table:table-cell>
          <table:table-cell table:formula="of:=OFFSET([.$B$2];1035-ROW();0)" office:value-type="float" office:value="0.8375049" calcext:value-type="float">
            <text:p>8,38E-01</text:p>
          </table:table-cell>
          <table:table-cell table:formula="of:=OFFSET([.$A$2];1035-ROW();0)" office:value-type="float" office:value="0.00216109242148683" calcext:value-type="float">
            <text:p>2,16E-03</text:p>
          </table:table-cell>
          <table:table-cell table:number-columns-repeated="4"/>
        </table:table-row>
        <table:table-row table:style-name="ro1">
          <table:table-cell office:value-type="float" office:value="0.0473271080464862" calcext:value-type="float">
            <text:p>4,73E-02</text:p>
          </table:table-cell>
          <table:table-cell office:value-type="float" office:value="0.001242179" calcext:value-type="float">
            <text:p>1,24E-03</text:p>
          </table:table-cell>
          <table:table-cell table:formula="of:=OFFSET([.$B$2];1035-ROW();0)" office:value-type="float" office:value="0.8392882" calcext:value-type="float">
            <text:p>8,39E-01</text:p>
          </table:table-cell>
          <table:table-cell table:formula="of:=OFFSET([.$A$2];1035-ROW();0)" office:value-type="float" office:value="0.00211226429648683" calcext:value-type="float">
            <text:p>2,11E-03</text:p>
          </table:table-cell>
          <table:table-cell table:number-columns-repeated="4"/>
        </table:table-row>
        <table:table-row table:style-name="ro1">
          <table:table-cell office:value-type="float" office:value="0.0473759361714862" calcext:value-type="float">
            <text:p>4,74E-02</text:p>
          </table:table-cell>
          <table:table-cell office:value-type="float" office:value="0.001236198" calcext:value-type="float">
            <text:p>1,24E-03</text:p>
          </table:table-cell>
          <table:table-cell table:formula="of:=OFFSET([.$B$2];1035-ROW();0)" office:value-type="float" office:value="0.8410634" calcext:value-type="float">
            <text:p>8,41E-01</text:p>
          </table:table-cell>
          <table:table-cell table:formula="of:=OFFSET([.$A$2];1035-ROW();0)" office:value-type="float" office:value="0.00206343617148683" calcext:value-type="float">
            <text:p>2,06E-03</text:p>
          </table:table-cell>
          <table:table-cell table:number-columns-repeated="4"/>
        </table:table-row>
        <table:table-row table:style-name="ro1">
          <table:table-cell office:value-type="float" office:value="0.0474247642964862" calcext:value-type="float">
            <text:p>4,74E-02</text:p>
          </table:table-cell>
          <table:table-cell office:value-type="float" office:value="0.001230271" calcext:value-type="float">
            <text:p>1,23E-03</text:p>
          </table:table-cell>
          <table:table-cell table:formula="of:=OFFSET([.$B$2];1035-ROW();0)" office:value-type="float" office:value="0.8428304" calcext:value-type="float">
            <text:p>8,43E-01</text:p>
          </table:table-cell>
          <table:table-cell table:formula="of:=OFFSET([.$A$2];1035-ROW();0)" office:value-type="float" office:value="0.00201460804648683" calcext:value-type="float">
            <text:p>2,01E-03</text:p>
          </table:table-cell>
          <table:table-cell table:number-columns-repeated="4"/>
        </table:table-row>
        <table:table-row table:style-name="ro1">
          <table:table-cell office:value-type="float" office:value="0.0474735924214862" calcext:value-type="float">
            <text:p>4,75E-02</text:p>
          </table:table-cell>
          <table:table-cell office:value-type="float" office:value="0.001224399" calcext:value-type="float">
            <text:p>1,22E-03</text:p>
          </table:table-cell>
          <table:table-cell table:formula="of:=OFFSET([.$B$2];1035-ROW();0)" office:value-type="float" office:value="0.8445892" calcext:value-type="float">
            <text:p>8,45E-01</text:p>
          </table:table-cell>
          <table:table-cell table:formula="of:=OFFSET([.$A$2];1035-ROW();0)" office:value-type="float" office:value="0.00196577992148683" calcext:value-type="float">
            <text:p>1,97E-03</text:p>
          </table:table-cell>
          <table:table-cell table:number-columns-repeated="4"/>
        </table:table-row>
        <table:table-row table:style-name="ro1">
          <table:table-cell office:value-type="float" office:value="0.0475224205464862" calcext:value-type="float">
            <text:p>4,75E-02</text:p>
          </table:table-cell>
          <table:table-cell office:value-type="float" office:value="0.001218581" calcext:value-type="float">
            <text:p>1,22E-03</text:p>
          </table:table-cell>
          <table:table-cell table:formula="of:=OFFSET([.$B$2];1035-ROW();0)" office:value-type="float" office:value="0.8463397" calcext:value-type="float">
            <text:p>8,46E-01</text:p>
          </table:table-cell>
          <table:table-cell table:formula="of:=OFFSET([.$A$2];1035-ROW();0)" office:value-type="float" office:value="0.00191695179648683" calcext:value-type="float">
            <text:p>1,92E-03</text:p>
          </table:table-cell>
          <table:table-cell table:number-columns-repeated="4"/>
        </table:table-row>
        <table:table-row table:style-name="ro1">
          <table:table-cell office:value-type="float" office:value="0.0475712486714862" calcext:value-type="float">
            <text:p>4,76E-02</text:p>
          </table:table-cell>
          <table:table-cell office:value-type="float" office:value="0.001212816" calcext:value-type="float">
            <text:p>1,21E-03</text:p>
          </table:table-cell>
          <table:table-cell table:formula="of:=OFFSET([.$B$2];1035-ROW();0)" office:value-type="float" office:value="0.8480821" calcext:value-type="float">
            <text:p>8,48E-01</text:p>
          </table:table-cell>
          <table:table-cell table:formula="of:=OFFSET([.$A$2];1035-ROW();0)" office:value-type="float" office:value="0.00186812367148683" calcext:value-type="float">
            <text:p>1,87E-03</text:p>
          </table:table-cell>
          <table:table-cell table:number-columns-repeated="4"/>
        </table:table-row>
        <table:table-row table:style-name="ro1">
          <table:table-cell office:value-type="float" office:value="0.0476200767964862" calcext:value-type="float">
            <text:p>4,76E-02</text:p>
          </table:table-cell>
          <table:table-cell office:value-type="float" office:value="0.001207103" calcext:value-type="float">
            <text:p>1,21E-03</text:p>
          </table:table-cell>
          <table:table-cell table:formula="of:=OFFSET([.$B$2];1035-ROW();0)" office:value-type="float" office:value="0.8498162" calcext:value-type="float">
            <text:p>8,50E-01</text:p>
          </table:table-cell>
          <table:table-cell table:formula="of:=OFFSET([.$A$2];1035-ROW();0)" office:value-type="float" office:value="0.00181929554648683" calcext:value-type="float">
            <text:p>1,82E-03</text:p>
          </table:table-cell>
          <table:table-cell table:number-columns-repeated="4"/>
        </table:table-row>
        <table:table-row table:style-name="ro1">
          <table:table-cell office:value-type="float" office:value="0.0476689049214862" calcext:value-type="float">
            <text:p>4,77E-02</text:p>
          </table:table-cell>
          <table:table-cell office:value-type="float" office:value="0.001201444" calcext:value-type="float">
            <text:p>1,20E-03</text:p>
          </table:table-cell>
          <table:table-cell table:formula="of:=OFFSET([.$B$2];1035-ROW();0)" office:value-type="float" office:value="0.8515421" calcext:value-type="float">
            <text:p>8,52E-01</text:p>
          </table:table-cell>
          <table:table-cell table:formula="of:=OFFSET([.$A$2];1035-ROW();0)" office:value-type="float" office:value="0.00177046742148683" calcext:value-type="float">
            <text:p>1,77E-03</text:p>
          </table:table-cell>
          <table:table-cell table:number-columns-repeated="4"/>
        </table:table-row>
        <table:table-row table:style-name="ro1">
          <table:table-cell office:value-type="float" office:value="0.0477177330464862" calcext:value-type="float">
            <text:p>4,77E-02</text:p>
          </table:table-cell>
          <table:table-cell office:value-type="float" office:value="0.001195836" calcext:value-type="float">
            <text:p>1,20E-03</text:p>
          </table:table-cell>
          <table:table-cell table:formula="of:=OFFSET([.$B$2];1035-ROW();0)" office:value-type="float" office:value="0.8532598" calcext:value-type="float">
            <text:p>8,53E-01</text:p>
          </table:table-cell>
          <table:table-cell table:formula="of:=OFFSET([.$A$2];1035-ROW();0)" office:value-type="float" office:value="0.00172163929648683" calcext:value-type="float">
            <text:p>1,72E-03</text:p>
          </table:table-cell>
          <table:table-cell table:number-columns-repeated="4"/>
        </table:table-row>
        <table:table-row table:style-name="ro1">
          <table:table-cell office:value-type="float" office:value="0.0477665611714862" calcext:value-type="float">
            <text:p>4,78E-02</text:p>
          </table:table-cell>
          <table:table-cell office:value-type="float" office:value="0.001190279" calcext:value-type="float">
            <text:p>1,19E-03</text:p>
          </table:table-cell>
          <table:table-cell table:formula="of:=OFFSET([.$B$2];1035-ROW();0)" office:value-type="float" office:value="0.8549693" calcext:value-type="float">
            <text:p>8,55E-01</text:p>
          </table:table-cell>
          <table:table-cell table:formula="of:=OFFSET([.$A$2];1035-ROW();0)" office:value-type="float" office:value="0.00167281117148683" calcext:value-type="float">
            <text:p>1,67E-03</text:p>
          </table:table-cell>
          <table:table-cell table:number-columns-repeated="4"/>
        </table:table-row>
        <table:table-row table:style-name="ro1">
          <table:table-cell office:value-type="float" office:value="0.0478153892964862" calcext:value-type="float">
            <text:p>4,78E-02</text:p>
          </table:table-cell>
          <table:table-cell office:value-type="float" office:value="0.001184773" calcext:value-type="float">
            <text:p>1,18E-03</text:p>
          </table:table-cell>
          <table:table-cell table:formula="of:=OFFSET([.$B$2];1035-ROW();0)" office:value-type="float" office:value="0.8566704" calcext:value-type="float">
            <text:p>8,57E-01</text:p>
          </table:table-cell>
          <table:table-cell table:formula="of:=OFFSET([.$A$2];1035-ROW();0)" office:value-type="float" office:value="0.00162398304648683" calcext:value-type="float">
            <text:p>1,62E-03</text:p>
          </table:table-cell>
          <table:table-cell table:number-columns-repeated="4"/>
        </table:table-row>
        <table:table-row table:style-name="ro1">
          <table:table-cell office:value-type="float" office:value="0.0478642174214862" calcext:value-type="float">
            <text:p>4,79E-02</text:p>
          </table:table-cell>
          <table:table-cell office:value-type="float" office:value="0.001179317" calcext:value-type="float">
            <text:p>1,18E-03</text:p>
          </table:table-cell>
          <table:table-cell table:formula="of:=OFFSET([.$B$2];1035-ROW();0)" office:value-type="float" office:value="0.8583633" calcext:value-type="float">
            <text:p>8,58E-01</text:p>
          </table:table-cell>
          <table:table-cell table:formula="of:=OFFSET([.$A$2];1035-ROW();0)" office:value-type="float" office:value="0.00157515492148683" calcext:value-type="float">
            <text:p>1,58E-03</text:p>
          </table:table-cell>
          <table:table-cell table:number-columns-repeated="4"/>
        </table:table-row>
        <table:table-row table:style-name="ro1">
          <table:table-cell office:value-type="float" office:value="0.0479130455464862" calcext:value-type="float">
            <text:p>4,79E-02</text:p>
          </table:table-cell>
          <table:table-cell office:value-type="float" office:value="0.001173912" calcext:value-type="float">
            <text:p>1,17E-03</text:p>
          </table:table-cell>
          <table:table-cell table:formula="of:=OFFSET([.$B$2];1035-ROW();0)" office:value-type="float" office:value="0.8600479" calcext:value-type="float">
            <text:p>8,60E-01</text:p>
          </table:table-cell>
          <table:table-cell table:formula="of:=OFFSET([.$A$2];1035-ROW();0)" office:value-type="float" office:value="0.00152632679648683" calcext:value-type="float">
            <text:p>1,53E-03</text:p>
          </table:table-cell>
          <table:table-cell table:number-columns-repeated="4"/>
        </table:table-row>
        <table:table-row table:style-name="ro1">
          <table:table-cell office:value-type="float" office:value="0.0479618736714862" calcext:value-type="float">
            <text:p>4,80E-02</text:p>
          </table:table-cell>
          <table:table-cell office:value-type="float" office:value="0.001168555" calcext:value-type="float">
            <text:p>1,17E-03</text:p>
          </table:table-cell>
          <table:table-cell table:formula="of:=OFFSET([.$B$2];1035-ROW();0)" office:value-type="float" office:value="0.8617243" calcext:value-type="float">
            <text:p>8,62E-01</text:p>
          </table:table-cell>
          <table:table-cell table:formula="of:=OFFSET([.$A$2];1035-ROW();0)" office:value-type="float" office:value="0.00147749867148683" calcext:value-type="float">
            <text:p>1,48E-03</text:p>
          </table:table-cell>
          <table:table-cell table:number-columns-repeated="4"/>
        </table:table-row>
        <table:table-row table:style-name="ro1">
          <table:table-cell office:value-type="float" office:value="0.0480107017964862" calcext:value-type="float">
            <text:p>4,80E-02</text:p>
          </table:table-cell>
          <table:table-cell office:value-type="float" office:value="0.001163248" calcext:value-type="float">
            <text:p>1,16E-03</text:p>
          </table:table-cell>
          <table:table-cell table:formula="of:=OFFSET([.$B$2];1035-ROW();0)" office:value-type="float" office:value="0.8633923" calcext:value-type="float">
            <text:p>8,63E-01</text:p>
          </table:table-cell>
          <table:table-cell table:formula="of:=OFFSET([.$A$2];1035-ROW();0)" office:value-type="float" office:value="0.00142867054648683" calcext:value-type="float">
            <text:p>1,43E-03</text:p>
          </table:table-cell>
          <table:table-cell table:number-columns-repeated="4"/>
        </table:table-row>
        <table:table-row table:style-name="ro1">
          <table:table-cell office:value-type="float" office:value="0.0480595299214862" calcext:value-type="float">
            <text:p>4,81E-02</text:p>
          </table:table-cell>
          <table:table-cell office:value-type="float" office:value="0.001157989" calcext:value-type="float">
            <text:p>1,16E-03</text:p>
          </table:table-cell>
          <table:table-cell table:formula="of:=OFFSET([.$B$2];1035-ROW();0)" office:value-type="float" office:value="0.8650521" calcext:value-type="float">
            <text:p>8,65E-01</text:p>
          </table:table-cell>
          <table:table-cell table:formula="of:=OFFSET([.$A$2];1035-ROW();0)" office:value-type="float" office:value="0.00137984242148683" calcext:value-type="float">
            <text:p>1,38E-03</text:p>
          </table:table-cell>
          <table:table-cell table:number-columns-repeated="4"/>
        </table:table-row>
        <table:table-row table:style-name="ro1">
          <table:table-cell office:value-type="float" office:value="0.0481083580464862" calcext:value-type="float">
            <text:p>4,81E-02</text:p>
          </table:table-cell>
          <table:table-cell office:value-type="float" office:value="0.001152779" calcext:value-type="float">
            <text:p>1,15E-03</text:p>
          </table:table-cell>
          <table:table-cell table:formula="of:=OFFSET([.$B$2];1035-ROW();0)" office:value-type="float" office:value="0.8667036" calcext:value-type="float">
            <text:p>8,67E-01</text:p>
          </table:table-cell>
          <table:table-cell table:formula="of:=OFFSET([.$A$2];1035-ROW();0)" office:value-type="float" office:value="0.00133101429648683" calcext:value-type="float">
            <text:p>1,33E-03</text:p>
          </table:table-cell>
          <table:table-cell table:number-columns-repeated="4"/>
        </table:table-row>
        <table:table-row table:style-name="ro1">
          <table:table-cell office:value-type="float" office:value="0.0481571861714862" calcext:value-type="float">
            <text:p>4,82E-02</text:p>
          </table:table-cell>
          <table:table-cell office:value-type="float" office:value="0.001147615" calcext:value-type="float">
            <text:p>1,15E-03</text:p>
          </table:table-cell>
          <table:table-cell table:formula="of:=OFFSET([.$B$2];1035-ROW();0)" office:value-type="float" office:value="0.8683469" calcext:value-type="float">
            <text:p>8,68E-01</text:p>
          </table:table-cell>
          <table:table-cell table:formula="of:=OFFSET([.$A$2];1035-ROW();0)" office:value-type="float" office:value="0.00128218617148683" calcext:value-type="float">
            <text:p>1,28E-03</text:p>
          </table:table-cell>
          <table:table-cell table:number-columns-repeated="4"/>
        </table:table-row>
        <table:table-row table:style-name="ro1">
          <table:table-cell office:value-type="float" office:value="0.0482060142964862" calcext:value-type="float">
            <text:p>4,82E-02</text:p>
          </table:table-cell>
          <table:table-cell office:value-type="float" office:value="0.001142499" calcext:value-type="float">
            <text:p>1,14E-03</text:p>
          </table:table-cell>
          <table:table-cell table:formula="of:=OFFSET([.$B$2];1035-ROW();0)" office:value-type="float" office:value="0.8699818" calcext:value-type="float">
            <text:p>8,70E-01</text:p>
          </table:table-cell>
          <table:table-cell table:formula="of:=OFFSET([.$A$2];1035-ROW();0)" office:value-type="float" office:value="0.00123335804648683" calcext:value-type="float">
            <text:p>1,23E-03</text:p>
          </table:table-cell>
          <table:table-cell table:number-columns-repeated="4"/>
        </table:table-row>
        <table:table-row table:style-name="ro1">
          <table:table-cell office:value-type="float" office:value="0.0482548424214862" calcext:value-type="float">
            <text:p>4,83E-02</text:p>
          </table:table-cell>
          <table:table-cell office:value-type="float" office:value="0.00113743" calcext:value-type="float">
            <text:p>1,14E-03</text:p>
          </table:table-cell>
          <table:table-cell table:formula="of:=OFFSET([.$B$2];1035-ROW();0)" office:value-type="float" office:value="0.8716085" calcext:value-type="float">
            <text:p>8,72E-01</text:p>
          </table:table-cell>
          <table:table-cell table:formula="of:=OFFSET([.$A$2];1035-ROW();0)" office:value-type="float" office:value="0.00118452992148683" calcext:value-type="float">
            <text:p>1,18E-03</text:p>
          </table:table-cell>
          <table:table-cell table:number-columns-repeated="4"/>
        </table:table-row>
        <table:table-row table:style-name="ro1">
          <table:table-cell office:value-type="float" office:value="0.0483036705464862" calcext:value-type="float">
            <text:p>4,83E-02</text:p>
          </table:table-cell>
          <table:table-cell office:value-type="float" office:value="0.001132406" calcext:value-type="float">
            <text:p>1,13E-03</text:p>
          </table:table-cell>
          <table:table-cell table:formula="of:=OFFSET([.$B$2];1035-ROW();0)" office:value-type="float" office:value="0.8732268" calcext:value-type="float">
            <text:p>8,73E-01</text:p>
          </table:table-cell>
          <table:table-cell table:formula="of:=OFFSET([.$A$2];1035-ROW();0)" office:value-type="float" office:value="0.00113570179648683" calcext:value-type="float">
            <text:p>1,14E-03</text:p>
          </table:table-cell>
          <table:table-cell table:number-columns-repeated="4"/>
        </table:table-row>
        <table:table-row table:style-name="ro1">
          <table:table-cell office:value-type="float" office:value="0.0483524986714862" calcext:value-type="float">
            <text:p>4,84E-02</text:p>
          </table:table-cell>
          <table:table-cell office:value-type="float" office:value="0.001127429" calcext:value-type="float">
            <text:p>1,13E-03</text:p>
          </table:table-cell>
          <table:table-cell table:formula="of:=OFFSET([.$B$2];1035-ROW();0)" office:value-type="float" office:value="0.8748369" calcext:value-type="float">
            <text:p>8,75E-01</text:p>
          </table:table-cell>
          <table:table-cell table:formula="of:=OFFSET([.$A$2];1035-ROW();0)" office:value-type="float" office:value="0.00108687367148683" calcext:value-type="float">
            <text:p>1,09E-03</text:p>
          </table:table-cell>
          <table:table-cell table:number-columns-repeated="4"/>
        </table:table-row>
        <table:table-row table:style-name="ro1">
          <table:table-cell office:value-type="float" office:value="0.0484013267964862" calcext:value-type="float">
            <text:p>4,84E-02</text:p>
          </table:table-cell>
          <table:table-cell office:value-type="float" office:value="0.001122497" calcext:value-type="float">
            <text:p>1,12E-03</text:p>
          </table:table-cell>
          <table:table-cell table:formula="of:=OFFSET([.$B$2];1035-ROW();0)" office:value-type="float" office:value="0.8764387" calcext:value-type="float">
            <text:p>8,76E-01</text:p>
          </table:table-cell>
          <table:table-cell table:formula="of:=OFFSET([.$A$2];1035-ROW();0)" office:value-type="float" office:value="0.00103804554648683" calcext:value-type="float">
            <text:p>1,04E-03</text:p>
          </table:table-cell>
          <table:table-cell table:number-columns-repeated="4"/>
        </table:table-row>
        <table:table-row table:style-name="ro1">
          <table:table-cell office:value-type="float" office:value="0.0484501549214862" calcext:value-type="float">
            <text:p>4,85E-02</text:p>
          </table:table-cell>
          <table:table-cell office:value-type="float" office:value="0.001117609" calcext:value-type="float">
            <text:p>1,12E-03</text:p>
          </table:table-cell>
          <table:table-cell table:formula="of:=OFFSET([.$B$2];1035-ROW();0)" office:value-type="float" office:value="0.8780322" calcext:value-type="float">
            <text:p>8,78E-01</text:p>
          </table:table-cell>
          <table:table-cell table:formula="of:=OFFSET([.$A$2];1035-ROW();0)" office:value-type="float" office:value="0.00098921742148683" calcext:value-type="float">
            <text:p>9,89E-04</text:p>
          </table:table-cell>
          <table:table-cell table:number-columns-repeated="4"/>
        </table:table-row>
        <table:table-row table:style-name="ro1">
          <table:table-cell office:value-type="float" office:value="0.0484989830464862" calcext:value-type="float">
            <text:p>4,85E-02</text:p>
          </table:table-cell>
          <table:table-cell office:value-type="float" office:value="0.001112767" calcext:value-type="float">
            <text:p>1,11E-03</text:p>
          </table:table-cell>
          <table:table-cell table:formula="of:=OFFSET([.$B$2];1035-ROW();0)" office:value-type="float" office:value="0.8796175" calcext:value-type="float">
            <text:p>8,80E-01</text:p>
          </table:table-cell>
          <table:table-cell table:formula="of:=OFFSET([.$A$2];1035-ROW();0)" office:value-type="float" office:value="0.00094038929648683" calcext:value-type="float">
            <text:p>9,40E-04</text:p>
          </table:table-cell>
          <table:table-cell table:number-columns-repeated="4"/>
        </table:table-row>
        <table:table-row table:style-name="ro1">
          <table:table-cell office:value-type="float" office:value="0.0485478111714862" calcext:value-type="float">
            <text:p>4,85E-02</text:p>
          </table:table-cell>
          <table:table-cell office:value-type="float" office:value="0.001107968" calcext:value-type="float">
            <text:p>1,11E-03</text:p>
          </table:table-cell>
          <table:table-cell table:formula="of:=OFFSET([.$B$2];1035-ROW();0)" office:value-type="float" office:value="0.8811944" calcext:value-type="float">
            <text:p>8,81E-01</text:p>
          </table:table-cell>
          <table:table-cell table:formula="of:=OFFSET([.$A$2];1035-ROW();0)" office:value-type="float" office:value="0.00089156117148683" calcext:value-type="float">
            <text:p>8,92E-04</text:p>
          </table:table-cell>
          <table:table-cell table:number-columns-repeated="4"/>
        </table:table-row>
        <table:table-row table:style-name="ro1">
          <table:table-cell office:value-type="float" office:value="0.0485966392964862" calcext:value-type="float">
            <text:p>4,86E-02</text:p>
          </table:table-cell>
          <table:table-cell office:value-type="float" office:value="0.001103213" calcext:value-type="float">
            <text:p>1,10E-03</text:p>
          </table:table-cell>
          <table:table-cell table:formula="of:=OFFSET([.$B$2];1035-ROW();0)" office:value-type="float" office:value="0.8827631" calcext:value-type="float">
            <text:p>8,83E-01</text:p>
          </table:table-cell>
          <table:table-cell table:formula="of:=OFFSET([.$A$2];1035-ROW();0)" office:value-type="float" office:value="0.00084273304648683" calcext:value-type="float">
            <text:p>8,43E-04</text:p>
          </table:table-cell>
          <table:table-cell table:number-columns-repeated="4"/>
        </table:table-row>
        <table:table-row table:style-name="ro1">
          <table:table-cell office:value-type="float" office:value="0.0486454674214862" calcext:value-type="float">
            <text:p>4,86E-02</text:p>
          </table:table-cell>
          <table:table-cell office:value-type="float" office:value="0.001098501" calcext:value-type="float">
            <text:p>1,10E-03</text:p>
          </table:table-cell>
          <table:table-cell table:formula="of:=OFFSET([.$B$2];1035-ROW();0)" office:value-type="float" office:value="0.8843235" calcext:value-type="float">
            <text:p>8,84E-01</text:p>
          </table:table-cell>
          <table:table-cell table:formula="of:=OFFSET([.$A$2];1035-ROW();0)" office:value-type="float" office:value="0.00079390492148683" calcext:value-type="float">
            <text:p>7,94E-04</text:p>
          </table:table-cell>
          <table:table-cell table:number-columns-repeated="4"/>
        </table:table-row>
        <table:table-row table:style-name="ro1">
          <table:table-cell office:value-type="float" office:value="0.0486942955464862" calcext:value-type="float">
            <text:p>4,87E-02</text:p>
          </table:table-cell>
          <table:table-cell office:value-type="float" office:value="0.001093832" calcext:value-type="float">
            <text:p>1,09E-03</text:p>
          </table:table-cell>
          <table:table-cell table:formula="of:=OFFSET([.$B$2];1035-ROW();0)" office:value-type="float" office:value="0.8858756" calcext:value-type="float">
            <text:p>8,86E-01</text:p>
          </table:table-cell>
          <table:table-cell table:formula="of:=OFFSET([.$A$2];1035-ROW();0)" office:value-type="float" office:value="0.00074507679648683" calcext:value-type="float">
            <text:p>7,45E-04</text:p>
          </table:table-cell>
          <table:table-cell table:number-columns-repeated="4"/>
        </table:table-row>
        <table:table-row table:style-name="ro1">
          <table:table-cell office:value-type="float" office:value="0.0487431236714861" calcext:value-type="float">
            <text:p>4,87E-02</text:p>
          </table:table-cell>
          <table:table-cell office:value-type="float" office:value="0.001089205" calcext:value-type="float">
            <text:p>1,09E-03</text:p>
          </table:table-cell>
          <table:table-cell table:formula="of:=OFFSET([.$B$2];1035-ROW();0)" office:value-type="float" office:value="0.8874195" calcext:value-type="float">
            <text:p>8,87E-01</text:p>
          </table:table-cell>
          <table:table-cell table:formula="of:=OFFSET([.$A$2];1035-ROW();0)" office:value-type="float" office:value="0.00069624867148683" calcext:value-type="float">
            <text:p>6,96E-04</text:p>
          </table:table-cell>
          <table:table-cell table:number-columns-repeated="4"/>
        </table:table-row>
        <table:table-row table:style-name="ro1">
          <table:table-cell office:value-type="float" office:value="0.0487919517964861" calcext:value-type="float">
            <text:p>4,88E-02</text:p>
          </table:table-cell>
          <table:table-cell office:value-type="float" office:value="0.00108462" calcext:value-type="float">
            <text:p>1,08E-03</text:p>
          </table:table-cell>
          <table:table-cell table:formula="of:=OFFSET([.$B$2];1035-ROW();0)" office:value-type="float" office:value="0.8889551" calcext:value-type="float">
            <text:p>8,89E-01</text:p>
          </table:table-cell>
          <table:table-cell table:formula="of:=OFFSET([.$A$2];1035-ROW();0)" office:value-type="float" office:value="0.00064742054648683" calcext:value-type="float">
            <text:p>6,47E-04</text:p>
          </table:table-cell>
          <table:table-cell table:number-columns-repeated="4"/>
        </table:table-row>
        <table:table-row table:style-name="ro1">
          <table:table-cell office:value-type="float" office:value="0.0488407799214861" calcext:value-type="float">
            <text:p>4,88E-02</text:p>
          </table:table-cell>
          <table:table-cell office:value-type="float" office:value="0.001080077" calcext:value-type="float">
            <text:p>1,08E-03</text:p>
          </table:table-cell>
          <table:table-cell table:formula="of:=OFFSET([.$B$2];1035-ROW();0)" office:value-type="float" office:value="0.8904824" calcext:value-type="float">
            <text:p>8,90E-01</text:p>
          </table:table-cell>
          <table:table-cell table:formula="of:=OFFSET([.$A$2];1035-ROW();0)" office:value-type="float" office:value="0.00059859242148683" calcext:value-type="float">
            <text:p>5,99E-04</text:p>
          </table:table-cell>
          <table:table-cell table:number-columns-repeated="4"/>
        </table:table-row>
        <table:table-row table:style-name="ro1">
          <table:table-cell office:value-type="float" office:value="0.0488896080464861" calcext:value-type="float">
            <text:p>4,89E-02</text:p>
          </table:table-cell>
          <table:table-cell office:value-type="float" office:value="0.001075575" calcext:value-type="float">
            <text:p>1,08E-03</text:p>
          </table:table-cell>
          <table:table-cell table:formula="of:=OFFSET([.$B$2];1035-ROW();0)" office:value-type="float" office:value="0.8920015" calcext:value-type="float">
            <text:p>8,92E-01</text:p>
          </table:table-cell>
          <table:table-cell table:formula="of:=OFFSET([.$A$2];1035-ROW();0)" office:value-type="float" office:value="0.00054976429648683" calcext:value-type="float">
            <text:p>5,50E-04</text:p>
          </table:table-cell>
          <table:table-cell table:number-columns-repeated="4"/>
        </table:table-row>
        <table:table-row table:style-name="ro1">
          <table:table-cell office:value-type="float" office:value="0.0489384361714861" calcext:value-type="float">
            <text:p>4,89E-02</text:p>
          </table:table-cell>
          <table:table-cell office:value-type="float" office:value="0.001071114" calcext:value-type="float">
            <text:p>1,07E-03</text:p>
          </table:table-cell>
          <table:table-cell table:formula="of:=OFFSET([.$B$2];1035-ROW();0)" office:value-type="float" office:value="0.8935124" calcext:value-type="float">
            <text:p>8,94E-01</text:p>
          </table:table-cell>
          <table:table-cell table:formula="of:=OFFSET([.$A$2];1035-ROW();0)" office:value-type="float" office:value="0.000500936171486829" calcext:value-type="float">
            <text:p>5,01E-04</text:p>
          </table:table-cell>
          <table:table-cell table:number-columns-repeated="4"/>
        </table:table-row>
        <table:table-row table:style-name="ro1">
          <table:table-cell office:value-type="float" office:value="0.0489872642964861" calcext:value-type="float">
            <text:p>4,90E-02</text:p>
          </table:table-cell>
          <table:table-cell office:value-type="float" office:value="0.001066694" calcext:value-type="float">
            <text:p>1,07E-03</text:p>
          </table:table-cell>
          <table:table-cell table:formula="of:=OFFSET([.$B$2];1035-ROW();0)" office:value-type="float" office:value="0.895015" calcext:value-type="float">
            <text:p>8,95E-01</text:p>
          </table:table-cell>
          <table:table-cell table:formula="of:=OFFSET([.$A$2];1035-ROW();0)" office:value-type="float" office:value="0.000452108046486829" calcext:value-type="float">
            <text:p>4,52E-04</text:p>
          </table:table-cell>
          <table:table-cell table:number-columns-repeated="4"/>
        </table:table-row>
        <table:table-row table:style-name="ro1">
          <table:table-cell office:value-type="float" office:value="0.0490360924214861" calcext:value-type="float">
            <text:p>4,90E-02</text:p>
          </table:table-cell>
          <table:table-cell office:value-type="float" office:value="0.001062313" calcext:value-type="float">
            <text:p>1,06E-03</text:p>
          </table:table-cell>
          <table:table-cell table:formula="of:=OFFSET([.$B$2];1035-ROW();0)" office:value-type="float" office:value="0.8965094" calcext:value-type="float">
            <text:p>8,97E-01</text:p>
          </table:table-cell>
          <table:table-cell table:formula="of:=OFFSET([.$A$2];1035-ROW();0)" office:value-type="float" office:value="0.000403279921486829" calcext:value-type="float">
            <text:p>4,03E-04</text:p>
          </table:table-cell>
          <table:table-cell table:number-columns-repeated="4"/>
        </table:table-row>
        <table:table-row table:style-name="ro1">
          <table:table-cell office:value-type="float" office:value="0.0490849205464861" calcext:value-type="float">
            <text:p>4,91E-02</text:p>
          </table:table-cell>
          <table:table-cell office:value-type="float" office:value="0.001057972" calcext:value-type="float">
            <text:p>1,06E-03</text:p>
          </table:table-cell>
          <table:table-cell table:formula="of:=OFFSET([.$B$2];1035-ROW();0)" office:value-type="float" office:value="0.8979956" calcext:value-type="float">
            <text:p>8,98E-01</text:p>
          </table:table-cell>
          <table:table-cell table:formula="of:=OFFSET([.$A$2];1035-ROW();0)" office:value-type="float" office:value="0.000354451796486829" calcext:value-type="float">
            <text:p>3,54E-04</text:p>
          </table:table-cell>
          <table:table-cell table:number-columns-repeated="4"/>
        </table:table-row>
        <table:table-row table:style-name="ro1">
          <table:table-cell office:value-type="float" office:value="0.0491337486714861" calcext:value-type="float">
            <text:p>4,91E-02</text:p>
          </table:table-cell>
          <table:table-cell office:value-type="float" office:value="0.001053671" calcext:value-type="float">
            <text:p>1,05E-03</text:p>
          </table:table-cell>
          <table:table-cell table:formula="of:=OFFSET([.$B$2];1035-ROW();0)" office:value-type="float" office:value="0.8994735" calcext:value-type="float">
            <text:p>8,99E-01</text:p>
          </table:table-cell>
          <table:table-cell table:formula="of:=OFFSET([.$A$2];1035-ROW();0)" office:value-type="float" office:value="0.000305623671486829" calcext:value-type="float">
            <text:p>3,06E-04</text:p>
          </table:table-cell>
          <table:table-cell table:number-columns-repeated="4"/>
        </table:table-row>
        <table:table-row table:style-name="ro1">
          <table:table-cell office:value-type="float" office:value="0.0491825767964861" calcext:value-type="float">
            <text:p>4,92E-02</text:p>
          </table:table-cell>
          <table:table-cell office:value-type="float" office:value="0.001049408" calcext:value-type="float">
            <text:p>1,05E-03</text:p>
          </table:table-cell>
          <table:table-cell table:formula="of:=OFFSET([.$B$2];1035-ROW();0)" office:value-type="float" office:value="0.9009433" calcext:value-type="float">
            <text:p>9,01E-01</text:p>
          </table:table-cell>
          <table:table-cell table:formula="of:=OFFSET([.$A$2];1035-ROW();0)" office:value-type="float" office:value="0.000256795546486829" calcext:value-type="float">
            <text:p>2,57E-04</text:p>
          </table:table-cell>
          <table:table-cell table:number-columns-repeated="4"/>
        </table:table-row>
        <table:table-row table:style-name="ro1">
          <table:table-cell office:value-type="float" office:value="0.0492314049214861" calcext:value-type="float">
            <text:p>4,92E-02</text:p>
          </table:table-cell>
          <table:table-cell office:value-type="float" office:value="0.001045184" calcext:value-type="float">
            <text:p>1,05E-03</text:p>
          </table:table-cell>
          <table:table-cell table:formula="of:=OFFSET([.$B$2];1035-ROW();0)" office:value-type="float" office:value="0.9024049" calcext:value-type="float">
            <text:p>9,02E-01</text:p>
          </table:table-cell>
          <table:table-cell table:formula="of:=OFFSET([.$A$2];1035-ROW();0)" office:value-type="float" office:value="0.000207967421486829" calcext:value-type="float">
            <text:p>2,08E-04</text:p>
          </table:table-cell>
          <table:table-cell table:number-columns-repeated="4"/>
        </table:table-row>
        <table:table-row table:style-name="ro1">
          <table:table-cell office:value-type="float" office:value="0.0492802330464861" calcext:value-type="float">
            <text:p>4,93E-02</text:p>
          </table:table-cell>
          <table:table-cell office:value-type="float" office:value="0.001040998" calcext:value-type="float">
            <text:p>1,04E-03</text:p>
          </table:table-cell>
          <table:table-cell table:formula="of:=OFFSET([.$B$2];1035-ROW();0)" office:value-type="float" office:value="0.9038582" calcext:value-type="float">
            <text:p>9,04E-01</text:p>
          </table:table-cell>
          <table:table-cell table:formula="of:=OFFSET([.$A$2];1035-ROW();0)" office:value-type="float" office:value="0.000159139296486829" calcext:value-type="float">
            <text:p>1,59E-04</text:p>
          </table:table-cell>
          <table:table-cell table:number-columns-repeated="4"/>
        </table:table-row>
        <table:table-row table:style-name="ro1">
          <table:table-cell office:value-type="float" office:value="0.0493290611714861" calcext:value-type="float">
            <text:p>4,93E-02</text:p>
          </table:table-cell>
          <table:table-cell office:value-type="float" office:value="0.00103685" calcext:value-type="float">
            <text:p>1,04E-03</text:p>
          </table:table-cell>
          <table:table-cell table:formula="of:=OFFSET([.$B$2];1035-ROW();0)" office:value-type="float" office:value="0.9053037" calcext:value-type="float">
            <text:p>9,05E-01</text:p>
          </table:table-cell>
          <table:table-cell table:formula="of:=OFFSET([.$A$2];1035-ROW();0)" office:value-type="float" office:value="0.000110311171486829" calcext:value-type="float">
            <text:p>1,10E-04</text:p>
          </table:table-cell>
          <table:table-cell table:number-columns-repeated="4"/>
        </table:table-row>
        <table:table-row table:style-name="ro1">
          <table:table-cell office:value-type="float" office:value="0.0493778892964861" calcext:value-type="float">
            <text:p>4,94E-02</text:p>
          </table:table-cell>
          <table:table-cell office:value-type="float" office:value="0.001032739" calcext:value-type="float">
            <text:p>1,03E-03</text:p>
          </table:table-cell>
          <table:table-cell table:formula="of:=OFFSET([.$B$2];1035-ROW();0)" office:value-type="float" office:value="0.9067392" calcext:value-type="float">
            <text:p>9,07E-01</text:p>
          </table:table-cell>
          <table:table-cell table:formula="of:=OFFSET([.$A$2];1035-ROW();0)" office:value-type="float" office:value="0.0000614830464868294" calcext:value-type="float">
            <text:p>6,15E-05</text:p>
          </table:table-cell>
          <table:table-cell table:number-columns-repeated="4"/>
        </table:table-row>
        <table:table-row table:style-name="ro1">
          <table:table-cell office:value-type="float" office:value="0.0494267174214861" calcext:value-type="float">
            <text:p>4,94E-02</text:p>
          </table:table-cell>
          <table:table-cell office:value-type="float" office:value="0.001028665" calcext:value-type="float">
            <text:p>1,03E-03</text:p>
          </table:table-cell>
          <table:table-cell table:formula="of:=OFFSET([.$B$2];1035-ROW();0)" office:value-type="float" office:value="0.9076174" calcext:value-type="float">
            <text:p>9,08E-01</text:p>
          </table:table-cell>
          <table:table-cell table:formula="of:=OFFSET([.$A$2];1035-ROW();0)" office:value-type="float" office:value="0.0000307614990636654" calcext:value-type="float">
            <text:p>3,08E-05</text:p>
          </table:table-cell>
          <table:table-cell table:number-columns-repeated="4"/>
        </table:table-row>
        <table:table-row table:style-name="ro1">
          <table:table-cell office:value-type="float" office:value="0.0494755455464861" calcext:value-type="float">
            <text:p>4,95E-02</text:p>
          </table:table-cell>
          <table:table-cell office:value-type="float" office:value="0.001024628" calcext:value-type="float">
            <text:p>1,02E-03</text:p>
          </table:table-cell>
          <table:table-cell table:formula="of:=OFFSET([.$B$2];1035-ROW();0)" office:value-type="float" office:value="0.9080148" calcext:value-type="float">
            <text:p>9,08E-01</text:p>
          </table:table-cell>
          <table:table-cell table:formula="of:=OFFSET([.$A$2];1035-ROW();0)" office:value-type="float" office:value="0.0000154007253520834" calcext:value-type="float">
            <text:p>1,54E-05</text:p>
          </table:table-cell>
          <table:table-cell table:number-columns-repeated="4"/>
        </table:table-row>
        <table:table-row table:style-name="ro1">
          <table:table-cell office:value-type="float" office:value="0.0495243736714861" calcext:value-type="float">
            <text:p>4,95E-02</text:p>
          </table:table-cell>
          <table:table-cell office:value-type="float" office:value="0.001020628" calcext:value-type="float">
            <text:p>1,02E-03</text:p>
          </table:table-cell>
          <table:table-cell table:formula="of:=OFFSET([.$B$2];1035-ROW();0)" office:value-type="float" office:value="0.9081747" calcext:value-type="float">
            <text:p>9,08E-01</text:p>
          </table:table-cell>
          <table:table-cell table:formula="of:=OFFSET([.$A$2];1035-ROW();0)" office:value-type="float" office:value="0.00000772033849629237" calcext:value-type="float">
            <text:p>7,72E-06</text:p>
          </table:table-cell>
          <table:table-cell table:number-columns-repeated="4"/>
        </table:table-row>
        <table:table-row table:style-name="ro1">
          <table:table-cell office:value-type="float" office:value="0.0495732017964861" calcext:value-type="float">
            <text:p>4,96E-02</text:p>
          </table:table-cell>
          <table:table-cell office:value-type="float" office:value="0.001016663" calcext:value-type="float">
            <text:p>1,02E-03</text:p>
          </table:table-cell>
          <table:table-cell table:formula="of:=OFFSET([.$B$2];1035-ROW();0)" office:value-type="float" office:value="0.9082319" calcext:value-type="float">
            <text:p>9,08E-01</text:p>
          </table:table-cell>
          <table:table-cell table:formula="of:=OFFSET([.$A$2];1035-ROW();0)" office:value-type="float" office:value="0.00000388014506839687" calcext:value-type="float">
            <text:p>3,88E-06</text:p>
          </table:table-cell>
          <table:table-cell table:number-columns-repeated="4"/>
        </table:table-row>
        <table:table-row table:style-name="ro1">
          <table:table-cell office:value-type="float" office:value="0.0496220299214861" calcext:value-type="float">
            <text:p>4,96E-02</text:p>
          </table:table-cell>
          <table:table-cell office:value-type="float" office:value="0.001012734" calcext:value-type="float">
            <text:p>1,01E-03</text:p>
          </table:table-cell>
          <table:table-cell table:formula="of:=OFFSET([.$B$2];1035-ROW();0)" office:value-type="float" office:value="0.9082505" calcext:value-type="float">
            <text:p>9,08E-01</text:p>
          </table:table-cell>
          <table:table-cell table:formula="of:=OFFSET([.$A$2];1035-ROW();0)" office:value-type="float" office:value="0.00000196004835444912" calcext:value-type="float">
            <text:p>1,96E-06</text:p>
          </table:table-cell>
          <table:table-cell table:number-columns-repeated="4"/>
        </table:table-row>
        <table:table-row table:style-name="ro1">
          <table:table-cell office:value-type="float" office:value="0.0496708580464861" calcext:value-type="float">
            <text:p>4,97E-02</text:p>
          </table:table-cell>
          <table:table-cell office:value-type="float" office:value="0.001008841" calcext:value-type="float">
            <text:p>1,01E-03</text:p>
          </table:table-cell>
          <table:table-cell table:formula="of:=OFFSET([.$B$2];1035-ROW();0)" office:value-type="float" office:value="0.9082549" calcext:value-type="float">
            <text:p>9,08E-01</text:p>
          </table:table-cell>
          <table:table-cell table:formula="of:=OFFSET([.$A$2];1035-ROW();0)" office:value-type="float" office:value="0.000000999999997475243" calcext:value-type="float">
            <text:p>1,00E-06</text:p>
          </table:table-cell>
          <table:table-cell table:number-columns-repeated="4"/>
        </table:table-row>
        <table:table-row table:style-name="ro1">
          <table:table-cell office:value-type="float" office:value="0.0497196861714861" calcext:value-type="float">
            <text:p>4,97E-02</text:p>
          </table:table-cell>
          <table:table-cell office:value-type="float" office:value="0.001004983" calcext:value-type="float">
            <text:p>1,00E-03</text:p>
          </table:table-cell>
          <table:table-cell table:formula="of:=OFFSET([.$B$2];1035-ROW();0)" office:value-type="float" office:value="0.9082547" calcext:value-type="float">
            <text:p>9,08E-01</text:p>
          </table:table-cell>
          <table:table-cell table:formula="of:=OFFSET([.$A$2];1035-ROW();0)" office:value-type="float" office:value="0.00000085714285497878" calcext:value-type="float">
            <text:p>8,57E-07</text:p>
          </table:table-cell>
          <table:table-cell table:number-columns-repeated="4"/>
        </table:table-row>
        <table:table-row table:style-name="ro1">
          <table:table-cell office:value-type="float" office:value="0.0497685142964861" calcext:value-type="float">
            <text:p>4,98E-02</text:p>
          </table:table-cell>
          <table:table-cell office:value-type="float" office:value="0.001001159" calcext:value-type="float">
            <text:p>1,00E-03</text:p>
          </table:table-cell>
          <table:table-cell table:formula="of:=OFFSET([.$B$2];1035-ROW();0)" office:value-type="float" office:value="0.9082544" calcext:value-type="float">
            <text:p>9,08E-01</text:p>
          </table:table-cell>
          <table:table-cell table:formula="of:=OFFSET([.$A$2];1035-ROW();0)" office:value-type="float" office:value="0.000000714285712482317" calcext:value-type="float">
            <text:p>7,14E-07</text:p>
          </table:table-cell>
          <table:table-cell table:number-columns-repeated="4"/>
        </table:table-row>
        <table:table-row table:style-name="ro1">
          <table:table-cell office:value-type="float" office:value="0.0498173424214861" calcext:value-type="float">
            <text:p>4,98E-02</text:p>
          </table:table-cell>
          <table:table-cell office:value-type="float" office:value="0.0009973694" calcext:value-type="float">
            <text:p>9,97E-04</text:p>
          </table:table-cell>
          <table:table-cell table:formula="of:=OFFSET([.$B$2];1035-ROW();0)" office:value-type="float" office:value="0.9082539" calcext:value-type="float">
            <text:p>9,08E-01</text:p>
          </table:table-cell>
          <table:table-cell table:formula="of:=OFFSET([.$A$2];1035-ROW();0)" office:value-type="float" office:value="0.000000571428569985853" calcext:value-type="float">
            <text:p>5,71E-07</text:p>
          </table:table-cell>
          <table:table-cell table:number-columns-repeated="4"/>
        </table:table-row>
        <table:table-row table:style-name="ro1">
          <table:table-cell office:value-type="float" office:value="0.0498661705464861" calcext:value-type="float">
            <text:p>4,99E-02</text:p>
          </table:table-cell>
          <table:table-cell office:value-type="float" office:value="0.000993614" calcext:value-type="float">
            <text:p>9,94E-04</text:p>
          </table:table-cell>
          <table:table-cell table:formula="of:=OFFSET([.$B$2];1035-ROW();0)" office:value-type="float" office:value="0.9082533" calcext:value-type="float">
            <text:p>9,08E-01</text:p>
          </table:table-cell>
          <table:table-cell table:formula="of:=OFFSET([.$A$2];1035-ROW();0)" office:value-type="float" office:value="0.00000042857142748939" calcext:value-type="float">
            <text:p>4,29E-07</text:p>
          </table:table-cell>
          <table:table-cell table:number-columns-repeated="4"/>
        </table:table-row>
        <table:table-row table:style-name="ro1">
          <table:table-cell office:value-type="float" office:value="0.0499149986714861" calcext:value-type="float">
            <text:p>4,99E-02</text:p>
          </table:table-cell>
          <table:table-cell office:value-type="float" office:value="0.0009898902" calcext:value-type="float">
            <text:p>9,90E-04</text:p>
          </table:table-cell>
          <table:table-cell table:formula="of:=OFFSET([.$B$2];1035-ROW();0)" office:value-type="float" office:value="0.9082525" calcext:value-type="float">
            <text:p>9,08E-01</text:p>
          </table:table-cell>
          <table:table-cell table:formula="of:=OFFSET([.$A$2];1035-ROW();0)" office:value-type="float" office:value="0.000000285714284992927" calcext:value-type="float">
            <text:p>2,86E-07</text:p>
          </table:table-cell>
          <table:table-cell table:number-columns-repeated="4"/>
        </table:table-row>
        <table:table-row table:style-name="ro1">
          <table:table-cell office:value-type="float" office:value="0.049951171875" calcext:value-type="float">
            <text:p>5,00E-02</text:p>
          </table:table-cell>
          <table:table-cell office:value-type="float" office:value="0.0009871547" calcext:value-type="float">
            <text:p>9,87E-04</text:p>
          </table:table-cell>
          <table:table-cell table:formula="of:=OFFSET([.$B$2];1035-ROW();0)" office:value-type="float" office:value="0.9082516" calcext:value-type="float">
            <text:p>9,08E-01</text:p>
          </table:table-cell>
          <table:table-cell table:formula="of:=OFFSET([.$A$2];1035-ROW();0)" office:value-type="float" office:value="0.000000142857142496463" calcext:value-type="float">
            <text:p>1,43E-07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5,00E-02</text:p>
          </table:table-cell>
          <table:table-cell office:value-type="float" office:value="0.0009834816" calcext:value-type="float">
            <text:p>9,83E-04</text:p>
          </table:table-cell>
          <table:table-cell table:formula="of:=OFFSET([.$B$2];1035-ROW();0)" office:value-type="float" office:value="0.9082505" calcext:value-type="float">
            <text:p>9,08E-01</text:p>
          </table:table-cell>
          <table:table-cell table:formula="of:=OFFSET([.$A$2];1035-ROW();0)" office:value-type="float" office:value="0" calcext:value-type="float">
            <text:p>0,00E+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1:17:07.3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1:37:34.938000000</dc:date>
    <meta:editing-duration>PT15M20S</meta:editing-duration>
    <meta:editing-cycles>3</meta:editing-cycles>
    <meta:generator>LibreOffice/5.0.0.5$Windows_X86_64 LibreOffice_project/1b1a90865e348b492231e1c451437d7a15bb262b</meta:generator>
    <meta:document-statistic meta:table-count="1" meta:cell-count="49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155cm" svg:height="22.763cm" xlink:href=".." xlink:type="simple" chart:class="chart:line" chart:style-name="ch1">
        <chart:legend svg:x="0cm" svg:y="0cm" style:legend-expansion="custom" chartooo:width="36.155cm" chartooo:height="22.763cm" style:legend-expansion-aspect-ratio="1.58832315599877" chart:style-name="ch2"/>
        <chart:plot-area chart:style-name="ch3" table:cell-range-address="vca.H2:vca.H257" svg:x="0.723cm" svg:y="0.455cm" svg:width="34.709cm" svg:height="21.853cm">
          <chartooo:coordinate-region svg:x="1.9cm" svg:y="0.576cm" svg:width="33.391cm" svg:height="20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ca.H2:vca.H257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vca.H2:vca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616">
                <text:p>49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64">
                <text:p>4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76">
                <text:p>42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56">
                <text:p>40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84">
                <text:p>39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04">
                <text:p>37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80">
                <text:p>368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84">
                <text:p>35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152">
                <text:p>35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48">
                <text:p>34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744">
                <text:p>33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68">
                <text:p>33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92">
                <text:p>32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80">
                <text:p>320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68">
                <text:p>31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120">
                <text:p>31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72">
                <text:p>30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88">
                <text:p>30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520">
                <text:p>29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00">
                <text:p>29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496">
                <text:p>284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176">
                <text:p>28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920">
                <text:p>279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88">
                <text:p>27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32">
                <text:p>26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576">
                <text:p>26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320">
                <text:p>26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64">
                <text:p>26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808">
                <text:p>25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16">
                <text:p>25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360">
                <text:p>253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8">
                <text:p>25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976">
                <text:p>24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720">
                <text:p>247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528">
                <text:p>245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336">
                <text:p>24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144">
                <text:p>24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68">
                <text:p>23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40">
                <text:p>234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48">
                <text:p>23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736">
                <text:p>22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544">
                <text:p>22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416">
                <text:p>22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96">
                <text:p>220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76">
                <text:p>217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648">
                <text:p>21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520">
                <text:p>215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072">
                <text:p>21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944">
                <text:p>209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752">
                <text:p>20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68">
                <text:p>20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12">
                <text:p>20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84">
                <text:p>19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856">
                <text:p>19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472">
                <text:p>19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344">
                <text:p>19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16">
                <text:p>19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088">
                <text:p>190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960">
                <text:p>189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832">
                <text:p>188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768">
                <text:p>18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40">
                <text:p>186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512">
                <text:p>185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56">
                <text:p>18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128">
                <text:p>181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64">
                <text:p>180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936">
                <text:p>17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08">
                <text:p>17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488">
                <text:p>174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60">
                <text:p>173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296">
                <text:p>172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168">
                <text:p>171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040">
                <text:p>170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976">
                <text:p>16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848">
                <text:p>168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720">
                <text:p>167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56">
                <text:p>16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36">
                <text:p>163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016">
                <text:p>16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888">
                <text:p>158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24">
                <text:p>15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696">
                <text:p>156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632">
                <text:p>15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04">
                <text:p>15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40">
                <text:p>154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312">
                <text:p>153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84">
                <text:p>15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120">
                <text:p>151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6">
                <text:p>147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08">
                <text:p>146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544">
                <text:p>145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16">
                <text:p>144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352">
                <text:p>14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224">
                <text:p>14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60">
                <text:p>141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32">
                <text:p>140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68">
                <text:p>139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04">
                <text:p>139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776">
                <text:p>137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48">
                <text:p>13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584">
                <text:p>135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92">
                <text:p>133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28">
                <text:p>133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136">
                <text:p>131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008">
                <text:p>130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944">
                <text:p>129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16">
                <text:p>12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752">
                <text:p>12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24">
                <text:p>126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432">
                <text:p>124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04">
                <text:p>12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176">
                <text:p>121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112">
                <text:p>121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728">
                <text:p>117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72">
                <text:p>114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344">
                <text:p>113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80">
                <text:p>112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152">
                <text:p>111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960">
                <text:p>109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896">
                <text:p>108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832">
                <text:p>108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704">
                <text:p>10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48">
                <text:p>104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36">
                <text:p>99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72">
                <text:p>98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808">
                <text:p>98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88">
                <text:p>94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24">
                <text:p>94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96">
                <text:p>92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48">
                <text:p>88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528">
                <text:p>85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272">
                <text:p>82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376">
                <text:p>73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65">
                <text:p>52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